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ext-properties fo:color="#000000" style:font-name="Arial" style:font-name-asian="Arial" style:font-name-complex="Arial" style:font-family-generic="swiss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/>
    <style:style style:name="co1" style:family="table-column">
      <style:table-column-properties fo:break-before="auto" style:column-width="2.25425cm"/>
    </style:style>
    <style:style style:name="co2" style:family="table-column">
      <style:table-column-properties fo:break-before="auto" style:column-width="3.9158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3.75708333333333cm"/>
    </style:style>
    <style:style style:name="co5" style:family="table-column">
      <style:table-column-properties fo:break-before="auto" style:column-width="3.40783333333333cm"/>
    </style:style>
    <style:style style:name="co6" style:family="table-column">
      <style:table-column-properties fo:break-before="auto" style:column-width="4.46616666666667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2.26483333333333cm"/>
    </style:style>
    <style:style style:name="ro1" style:family="table-row">
      <style:table-row-properties style:row-height="12.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roup_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0" table:default-cell-style-name="ce1"/>
        <table:table-column table:style-name="co3" table:number-columns-repeated="16359" table:default-cell-style-name="ce1"/>
        <table:table-row table:style-name="ro1">
          <table:table-cell office:value-type="string" table:style-name="ce1">
            <text:p>Velocity [MPH]</text:p>
          </table:table-cell>
          <table:table-cell office:value-type="string" table:style-name="ce1">
            <text:p>Angle of Attack</text:p>
          </table:table-cell>
          <table:table-cell office:value-type="string" table:style-name="ce1">
            <text:p>Port Number</text:p>
          </table:table-cell>
          <table:table-cell office:value-type="string" table:style-name="ce1">
            <text:p>Manometer Reading [in]</text:p>
          </table:table-cell>
          <table:table-cell office:value-type="string" table:style-name="ce1">
            <text:p>Manometer Reading [m]</text:p>
          </table:table-cell>
          <table:table-cell office:value-type="string" table:style-name="ce1">
            <text:p>Pressure [psi]</text:p>
          </table:table-cell>
          <table:table-cell table:style-name="ce1"/>
          <table:table-cell office:value-type="string" table:style-name="ce1">
            <text:p>Density of H2O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lbf/in^3</text:p>
          </table:table-cell>
          <table:table-cell table:number-columns-repeated="16374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02" table:style-name="ce1">
            <text:p>0.02</text:p>
          </table:table-cell>
          <table:table-cell office:value-type="float" office:value="5.0799999999999999E-4" table:formula="of:=[.D2]*0.0254" table:style-name="ce1">
            <text:p>0.000508</text:p>
          </table:table-cell>
          <table:table-cell office:value-type="float" office:value="101320.01652" table:formula="of:=[.$I$3] - [.$I$1]*[.$I$2]*[.E2]" table:style-name="ce1">
            <text:p>101320.0165</text:p>
          </table:table-cell>
          <table:table-cell table:style-name="ce1"/>
          <table:table-cell office:value-type="string" table:style-name="ce1">
            <text:p>Gravity</text:p>
          </table:table-cell>
          <table:table-cell office:value-type="float" office:value="9.81" table:style-name="ce1">
            <text:p>9.81</text:p>
          </table:table-cell>
          <table:table-cell office:value-type="string" table:style-name="ce1">
            <text:p>in/s^2</text:p>
          </table:table-cell>
          <table:table-cell table:number-columns-repeated="9" table:style-name="ce1"/>
          <table:table-cell office:value-type="string" table:style-name="ce1">
            <text:p>Speed = 40mph</text:p>
          </table:table-cell>
          <table:table-cell table:number-columns-repeated="16364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.25" table:style-name="ce1">
            <text:p>2.25</text:p>
          </table:table-cell>
          <table:table-cell office:value-type="float" office:value="5.7149999999999999E-2" table:formula="of:=[.D3]*0.0254" table:style-name="ce1">
            <text:p>0.05715</text:p>
          </table:table-cell>
          <table:table-cell office:value-type="float" office:value="100764.3585" table:formula="of:=[.$I$3] - [.$I$1]*[.$I$2]*[.E3]" table:style-name="ce1">
            <text:p>100764.3585</text:p>
          </table:table-cell>
          <table:table-cell table:style-name="ce1"/>
          <table:table-cell office:value-type="string" table:style-name="ce1">
            <text:p>P atm</text:p>
          </table:table-cell>
          <table:table-cell office:value-type="float" office:value="101325" table:style-name="ce1">
            <text:p>101325</text:p>
          </table:table-cell>
          <table:table-cell office:value-type="string" table:style-name="ce1">
            <text:p>psi</text:p>
          </table:table-cell>
          <table:table-cell table:number-columns-repeated="9" table:style-name="ce1"/>
          <table:table-cell office:value-type="string" table:style-name="ce1">
            <text:p>ΔH (inches)</text:p>
          </table:table-cell>
          <table:table-cell table:number-columns-repeated="16364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.27" table:style-name="ce1">
            <text:p>2.27</text:p>
          </table:table-cell>
          <table:table-cell office:value-type="float" office:value="5.7658000000000001E-2" table:formula="of:=[.D4]*0.0254" table:style-name="ce1">
            <text:p>0.057658</text:p>
          </table:table-cell>
          <table:table-cell office:value-type="float" office:value="100759.37502000001" table:formula="of:=[.$I$3] - [.$I$1]*[.$I$2]*[.E4]" table:style-name="ce1">
            <text:p>100759.375</text:p>
          </table:table-cell>
          <table:table-cell table:number-columns-repeated="13" table:style-name="ce1"/>
          <table:table-cell office:value-type="string" table:style-name="ce1">
            <text:p>Angle of Attack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5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.25" table:style-name="ce1">
            <text:p>2.25</text:p>
          </table:table-cell>
          <table:table-cell office:value-type="float" office:value="5.7149999999999999E-2" table:formula="of:=[.D5]*0.0254" table:style-name="ce1">
            <text:p>0.05715</text:p>
          </table:table-cell>
          <table:table-cell office:value-type="float" office:value="100764.3585" table:formula="of:=[.$I$3] - [.$I$1]*[.$I$2]*[.E5]" table:style-name="ce1">
            <text:p>100764.3585</text:p>
          </table:table-cell>
          <table:table-cell table:number-columns-repeated="13" table:style-name="ce1"/>
          <table:table-cell office:value-type="string" table:style-name="ce1">
            <text:p>Patm</text:p>
          </table:table-cell>
          <table:table-cell office:value-type="float" office:value="3.23" table:style-name="ce1">
            <text:p>3.23</text:p>
          </table:table-cell>
          <table:table-cell office:value-type="float" office:value="3.25" table:style-name="ce1">
            <text:p>3.25</text:p>
          </table:table-cell>
          <table:table-cell office:value-type="float" office:value="3.15" table:style-name="ce1">
            <text:p>3.15</text:p>
          </table:table-cell>
          <table:table-cell office:value-type="float" office:value="3.15" table:style-name="ce1">
            <text:p>3.15</text:p>
          </table:table-cell>
          <table:table-cell office:value-type="float" office:value="3.25" table:style-name="ce1">
            <text:p>3.25</text:p>
          </table:table-cell>
          <table:table-cell table:number-columns-repeated="1635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.15" table:style-name="ce1">
            <text:p>2.15</text:p>
          </table:table-cell>
          <table:table-cell office:value-type="float" office:value="5.4609999999999999E-2" table:formula="of:=[.D6]*0.0254" table:style-name="ce1">
            <text:p>0.05461</text:p>
          </table:table-cell>
          <table:table-cell office:value-type="float" office:value="100789.27589999999" table:formula="of:=[.$I$3] - [.$I$1]*[.$I$2]*[.E6]" table:style-name="ce1">
            <text:p>100789.2759</text:p>
          </table:table-cell>
          <table:table-cell table:number-columns-repeated="13" table:style-name="ce1"/>
          <table:table-cell office:value-type="float" office:value="1" table:style-name="ce1">
            <text:p>1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float" office:value="2.7" table:style-name="ce1">
            <text:p>2.7</text:p>
          </table:table-cell>
          <table:table-cell office:value-type="float" office:value="2.85" table:style-name="ce1">
            <text:p>2.85</text:p>
          </table:table-cell>
          <table:table-cell office:value-type="float" office:value="0.75" table:style-name="ce1">
            <text:p>0.75</text:p>
          </table:table-cell>
          <table:table-cell table:number-columns-repeated="1635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.02" table:style-name="ce1">
            <text:p>2.02</text:p>
          </table:table-cell>
          <table:table-cell office:value-type="float" office:value="5.1307999999999999E-2" table:formula="of:=[.D7]*0.0254" table:style-name="ce1">
            <text:p>0.051308</text:p>
          </table:table-cell>
          <table:table-cell office:value-type="float" office:value="100821.66852000001" table:formula="of:=[.$I$3] - [.$I$1]*[.$I$2]*[.E7]" table:style-name="ce1">
            <text:p>100821.6685</text:p>
          </table:table-cell>
          <table:table-cell table:number-columns-repeated="13" table:style-name="ce1"/>
          <table:table-cell office:value-type="float" office:value="2" table:style-name="ce1">
            <text:p>2</text:p>
          </table:table-cell>
          <table:table-cell office:value-type="float" office:value="2.25" table:style-name="ce1">
            <text:p>2.25</text:p>
          </table:table-cell>
          <table:table-cell office:value-type="float" office:value="2.25" table:style-name="ce1">
            <text:p>2.25</text:p>
          </table:table-cell>
          <table:table-cell office:value-type="float" office:value="3.25" table:style-name="ce1">
            <text:p>3.25</text:p>
          </table:table-cell>
          <table:table-cell office:value-type="float" office:value="3.35" table:style-name="ce1">
            <text:p>3.35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.02" table:style-name="ce1">
            <text:p>2.02</text:p>
          </table:table-cell>
          <table:table-cell office:value-type="float" office:value="5.1307999999999999E-2" table:formula="of:=[.D8]*0.0254" table:style-name="ce1">
            <text:p>0.051308</text:p>
          </table:table-cell>
          <table:table-cell office:value-type="float" office:value="100821.66852000001" table:formula="of:=[.$I$3] - [.$I$1]*[.$I$2]*[.E8]" table:style-name="ce1">
            <text:p>100821.6685</text:p>
          </table:table-cell>
          <table:table-cell table:number-columns-repeated="13" table:style-name="ce1"/>
          <table:table-cell office:value-type="float" office:value="3" table:style-name="ce1">
            <text:p>3</text:p>
          </table:table-cell>
          <table:table-cell office:value-type="float" office:value="2.27" table:style-name="ce1">
            <text:p>2.27</text:p>
          </table:table-cell>
          <table:table-cell office:value-type="float" office:value="2.4500000000000002" table:style-name="ce1">
            <text:p>2.45</text:p>
          </table:table-cell>
          <table:table-cell office:value-type="float" office:value="2.98" table:style-name="ce1">
            <text:p>2.98</text:p>
          </table:table-cell>
          <table:table-cell office:value-type="float" office:value="2.9750000000000001" table:style-name="ce1">
            <text:p>2.975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2.02" table:style-name="ce1">
            <text:p>2.02</text:p>
          </table:table-cell>
          <table:table-cell office:value-type="float" office:value="5.1307999999999999E-2" table:formula="of:=[.D9]*0.0254" table:style-name="ce1">
            <text:p>0.051308</text:p>
          </table:table-cell>
          <table:table-cell office:value-type="float" office:value="100821.66852000001" table:formula="of:=[.$I$3] - [.$I$1]*[.$I$2]*[.E9]" table:style-name="ce1">
            <text:p>100821.6685</text:p>
          </table:table-cell>
          <table:table-cell table:number-columns-repeated="13" table:style-name="ce1"/>
          <table:table-cell office:value-type="float" office:value="4" table:style-name="ce1">
            <text:p>4</text:p>
          </table:table-cell>
          <table:table-cell office:value-type="float" office:value="2.25" table:style-name="ce1">
            <text:p>2.25</text:p>
          </table:table-cell>
          <table:table-cell office:value-type="float" office:value="2.25" table:style-name="ce1">
            <text:p>2.25</text:p>
          </table:table-cell>
          <table:table-cell office:value-type="float" office:value="2.73" table:style-name="ce1">
            <text:p>2.73</text:p>
          </table:table-cell>
          <table:table-cell office:value-type="float" office:value="2.7250000000000001" table:style-name="ce1">
            <text:p>2.725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.72" table:style-name="ce1">
            <text:p>1.72</text:p>
          </table:table-cell>
          <table:table-cell office:value-type="float" office:value="4.3687999999999998E-2" table:formula="of:=[.D10]*0.0254" table:style-name="ce1">
            <text:p>0.043688</text:p>
          </table:table-cell>
          <table:table-cell office:value-type="float" office:value="100896.42071999999" table:formula="of:=[.$I$3] - [.$I$1]*[.$I$2]*[.E10]" table:style-name="ce1">
            <text:p>100896.4207</text:p>
          </table:table-cell>
          <table:table-cell table:number-columns-repeated="13" table:style-name="ce1"/>
          <table:table-cell office:value-type="float" office:value="5" table:style-name="ce1">
            <text:p>5</text:p>
          </table:table-cell>
          <table:table-cell office:value-type="float" office:value="2.15" table:style-name="ce1">
            <text:p>2.15</text:p>
          </table:table-cell>
          <table:table-cell office:value-type="float" office:value="2.15" table:style-name="ce1">
            <text:p>2.15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35" table:style-name="ce1">
            <text:p>2.35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.72" table:style-name="ce1">
            <text:p>1.72</text:p>
          </table:table-cell>
          <table:table-cell office:value-type="float" office:value="4.3687999999999998E-2" table:formula="of:=[.D11]*0.0254" table:style-name="ce1">
            <text:p>0.043688</text:p>
          </table:table-cell>
          <table:table-cell office:value-type="float" office:value="100896.42071999999" table:formula="of:=[.$I$3] - [.$I$1]*[.$I$2]*[.E11]" table:style-name="ce1">
            <text:p>100896.4207</text:p>
          </table:table-cell>
          <table:table-cell table:number-columns-repeated="13" table:style-name="ce1"/>
          <table:table-cell office:value-type="float" office:value="6" table:style-name="ce1">
            <text:p>6</text:p>
          </table:table-cell>
          <table:table-cell office:value-type="float" office:value="2.02" table:style-name="ce1">
            <text:p>2.02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2.1" table:style-name="ce1">
            <text:p>2.1</text:p>
          </table:table-cell>
          <table:table-cell office:value-type="float" office:value="1.9750000000000001" table:style-name="ce1">
            <text:p>1.975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.57" table:style-name="ce1">
            <text:p>1.57</text:p>
          </table:table-cell>
          <table:table-cell office:value-type="float" office:value="3.9877999999999997E-2" table:formula="of:=[.D12]*0.0254" table:style-name="ce1">
            <text:p>0.039878</text:p>
          </table:table-cell>
          <table:table-cell office:value-type="float" office:value="100933.79682" table:formula="of:=[.$I$3] - [.$I$1]*[.$I$2]*[.E12]" table:style-name="ce1">
            <text:p>100933.7968</text:p>
          </table:table-cell>
          <table:table-cell table:number-columns-repeated="13" table:style-name="ce1"/>
          <table:table-cell office:value-type="float" office:value="7" table:style-name="ce1">
            <text:p>7</text:p>
          </table:table-cell>
          <table:table-cell office:value-type="float" office:value="2.02" table:style-name="ce1">
            <text:p>2.02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1.85" table:style-name="ce1">
            <text:p>1.85</text:p>
          </table:table-cell>
          <table:table-cell office:value-type="float" office:value="1.85" table:style-name="ce1">
            <text:p>1.85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.27" table:style-name="ce1">
            <text:p>1.27</text:p>
          </table:table-cell>
          <table:table-cell office:value-type="float" office:value="3.2258000000000002E-2" table:formula="of:=[.D13]*0.0254" table:style-name="ce1">
            <text:p>0.032258</text:p>
          </table:table-cell>
          <table:table-cell office:value-type="float" office:value="101008.54902000001" table:formula="of:=[.$I$3] - [.$I$1]*[.$I$2]*[.E13]" table:style-name="ce1">
            <text:p>101008.549</text:p>
          </table:table-cell>
          <table:table-cell table:number-columns-repeated="13" table:style-name="ce1"/>
          <table:table-cell office:value-type="float" office:value="8" table:style-name="ce1">
            <text:p>8</text:p>
          </table:table-cell>
          <table:table-cell office:value-type="float" office:value="2.02" table:style-name="ce1">
            <text:p>2.02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2.1" table:style-name="ce1">
            <text:p>2.1</text:p>
          </table:table-cell>
          <table:table-cell office:value-type="float" office:value="2.1" table:style-name="ce1">
            <text:p>2.1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.27" table:style-name="ce1">
            <text:p>1.27</text:p>
          </table:table-cell>
          <table:table-cell office:value-type="float" office:value="3.2258000000000002E-2" table:formula="of:=[.D14]*0.0254" table:style-name="ce1">
            <text:p>0.032258</text:p>
          </table:table-cell>
          <table:table-cell office:value-type="float" office:value="101008.54902000001" table:formula="of:=[.$I$3] - [.$I$1]*[.$I$2]*[.E14]" table:style-name="ce1">
            <text:p>101008.549</text:p>
          </table:table-cell>
          <table:table-cell table:number-columns-repeated="13" table:style-name="ce1"/>
          <table:table-cell office:value-type="float" office:value="9" table:style-name="ce1">
            <text:p>9</text:p>
          </table:table-cell>
          <table:table-cell office:value-type="float" office:value="1.72" table:style-name="ce1">
            <text:p>1.72</text:p>
          </table:table-cell>
          <table:table-cell office:value-type="float" office:value="1.85" table:style-name="ce1">
            <text:p>1.85</text:p>
          </table:table-cell>
          <table:table-cell office:value-type="float" office:value="1.85" table:style-name="ce1">
            <text:p>1.85</text:p>
          </table:table-cell>
          <table:table-cell office:value-type="float" office:value="1.85" table:style-name="ce1">
            <text:p>1.85</text:p>
          </table:table-cell>
          <table:table-cell office:value-type="float" office:value="0.5" table:style-name="ce1">
            <text:p>0.5</text:p>
          </table:table-cell>
          <table:table-cell table:number-columns-repeated="1635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1.27" table:style-name="ce1">
            <text:p>1.27</text:p>
          </table:table-cell>
          <table:table-cell office:value-type="float" office:value="3.2258000000000002E-2" table:formula="of:=[.D15]*0.0254" table:style-name="ce1">
            <text:p>0.032258</text:p>
          </table:table-cell>
          <table:table-cell office:value-type="float" office:value="101008.54902000001" table:formula="of:=[.$I$3] - [.$I$1]*[.$I$2]*[.E15]" table:style-name="ce1">
            <text:p>101008.549</text:p>
          </table:table-cell>
          <table:table-cell table:number-columns-repeated="13" table:style-name="ce1"/>
          <table:table-cell office:value-type="float" office:value="10" table:style-name="ce1">
            <text:p>10</text:p>
          </table:table-cell>
          <table:table-cell office:value-type="float" office:value="1.72" table:style-name="ce1">
            <text:p>1.72</text:p>
          </table:table-cell>
          <table:table-cell office:value-type="float" office:value="1.65" table:style-name="ce1">
            <text:p>1.65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75" table:style-name="ce1">
            <text:p>0.75</text:p>
          </table:table-cell>
          <table:table-cell table:number-columns-repeated="1635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.27" table:style-name="ce1">
            <text:p>1.27</text:p>
          </table:table-cell>
          <table:table-cell office:value-type="float" office:value="3.2258000000000002E-2" table:formula="of:=[.D16]*0.0254" table:style-name="ce1">
            <text:p>0.032258</text:p>
          </table:table-cell>
          <table:table-cell office:value-type="float" office:value="101008.54902000001" table:formula="of:=[.$I$3] - [.$I$1]*[.$I$2]*[.E16]" table:style-name="ce1">
            <text:p>101008.549</text:p>
          </table:table-cell>
          <table:table-cell table:number-columns-repeated="13" table:style-name="ce1"/>
          <table:table-cell office:value-type="float" office:value="11" table:style-name="ce1">
            <text:p>11</text:p>
          </table:table-cell>
          <table:table-cell office:value-type="float" office:value="1.57" table:style-name="ce1">
            <text:p>1.57</text:p>
          </table:table-cell>
          <table:table-cell office:value-type="float" office:value="1.55" table:style-name="ce1">
            <text:p>1.55</text:p>
          </table:table-cell>
          <table:table-cell office:value-type="float" office:value="0.65" table:style-name="ce1">
            <text:p>0.65</text:p>
          </table:table-cell>
          <table:table-cell office:value-type="float" office:value="1.6" table:style-name="ce1">
            <text:p>1.6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.27" table:style-name="ce1">
            <text:p>1.27</text:p>
          </table:table-cell>
          <table:table-cell office:value-type="float" office:value="3.2258000000000002E-2" table:formula="of:=[.D17]*0.0254" table:style-name="ce1">
            <text:p>0.032258</text:p>
          </table:table-cell>
          <table:table-cell office:value-type="float" office:value="101008.54902000001" table:formula="of:=[.$I$3] - [.$I$1]*[.$I$2]*[.E17]" table:style-name="ce1">
            <text:p>101008.549</text:p>
          </table:table-cell>
          <table:table-cell table:number-columns-repeated="13" table:style-name="ce1"/>
          <table:table-cell office:value-type="float" office:value="12" table:style-name="ce1">
            <text:p>12</text:p>
          </table:table-cell>
          <table:table-cell office:value-type="float" office:value="1.27" table:style-name="ce1">
            <text:p>1.27</text:p>
          </table:table-cell>
          <table:table-cell office:value-type="float" office:value="1.35" table:style-name="ce1">
            <text:p>1.35</text:p>
          </table:table-cell>
          <table:table-cell office:value-type="float" office:value="0.85" table:style-name="ce1">
            <text:p>0.85</text:p>
          </table:table-cell>
          <table:table-cell office:value-type="float" office:value="0.85" table:style-name="ce1">
            <text:p>0.85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.32" table:style-name="ce1">
            <text:p>1.32</text:p>
          </table:table-cell>
          <table:table-cell office:value-type="float" office:value="3.3528000000000002E-2" table:formula="of:=[.D18]*0.0254" table:style-name="ce1">
            <text:p>0.033528</text:p>
          </table:table-cell>
          <table:table-cell office:value-type="float" office:value="100996.09032" table:formula="of:=[.$I$3] - [.$I$1]*[.$I$2]*[.E18]" table:style-name="ce1">
            <text:p>100996.0903</text:p>
          </table:table-cell>
          <table:table-cell table:number-columns-repeated="13" table:style-name="ce1"/>
          <table:table-cell office:value-type="float" office:value="13" table:style-name="ce1">
            <text:p>13</text:p>
          </table:table-cell>
          <table:table-cell office:value-type="float" office:value="1.27" table:style-name="ce1">
            <text:p>1.27</text:p>
          </table:table-cell>
          <table:table-cell office:value-type="float" office:value="1.25" table:style-name="ce1">
            <text:p>1.25</text:p>
          </table:table-cell>
          <table:table-cell office:value-type="float" office:value="0.98" table:style-name="ce1">
            <text:p>0.98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.25" table:style-name="ce1">
            <text:p>1.25</text:p>
          </table:table-cell>
          <table:table-cell table:number-columns-repeated="1635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2.27" table:style-name="ce1">
            <text:p>2.27</text:p>
          </table:table-cell>
          <table:table-cell office:value-type="float" office:value="5.7658000000000001E-2" table:formula="of:=[.D19]*0.0254" table:style-name="ce1">
            <text:p>0.057658</text:p>
          </table:table-cell>
          <table:table-cell office:value-type="float" office:value="100759.37502000001" table:formula="of:=[.$I$3] - [.$I$1]*[.$I$2]*[.E19]" table:style-name="ce1">
            <text:p>100759.375</text:p>
          </table:table-cell>
          <table:table-cell table:number-columns-repeated="13" table:style-name="ce1"/>
          <table:table-cell office:value-type="float" office:value="14" table:style-name="ce1">
            <text:p>14</text:p>
          </table:table-cell>
          <table:table-cell office:value-type="float" office:value="1.27" table:style-name="ce1">
            <text:p>1.27</text:p>
          </table:table-cell>
          <table:table-cell office:value-type="float" office:value="1.35" table:style-name="ce1">
            <text:p>1.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25" table:style-name="ce1">
            <text:p>1.25</text:p>
          </table:table-cell>
          <table:table-cell table:number-columns-repeated="1635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D20]*0.0254" table:style-name="ce1">
            <text:p>0</text:p>
          </table:table-cell>
          <table:table-cell office:value-type="float" office:value="101325" table:formula="of:=[.$I$3] - [.$I$1]*[.$I$2]*[.E20]" table:style-name="ce1">
            <text:p>101325</text:p>
          </table:table-cell>
          <table:table-cell table:number-columns-repeated="13" table:style-name="ce1"/>
          <table:table-cell office:value-type="float" office:value="15" table:style-name="ce1">
            <text:p>15</text:p>
          </table:table-cell>
          <table:table-cell office:value-type="float" office:value="1.27" table:style-name="ce1">
            <text:p>1.27</text:p>
          </table:table-cell>
          <table:table-cell office:value-type="float" office:value="1.45" table:style-name="ce1">
            <text:p>1.4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25" table:style-name="ce1">
            <text:p>1.25</text:p>
          </table:table-cell>
          <table:table-cell table:number-columns-repeated="1635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.25" table:style-name="ce1">
            <text:p>2.25</text:p>
          </table:table-cell>
          <table:table-cell office:value-type="float" office:value="5.7149999999999999E-2" table:formula="of:=[.D21]*0.0254" table:style-name="ce1">
            <text:p>0.05715</text:p>
          </table:table-cell>
          <table:table-cell office:value-type="float" office:value="100764.3585" table:formula="of:=[.$I$3] - [.$I$1]*[.$I$2]*[.E21]" table:style-name="ce1">
            <text:p>100764.3585</text:p>
          </table:table-cell>
          <table:table-cell table:number-columns-repeated="13" table:style-name="ce1"/>
          <table:table-cell office:value-type="float" office:value="16" table:style-name="ce1">
            <text:p>16</text:p>
          </table:table-cell>
          <table:table-cell office:value-type="float" office:value="1.27" table:style-name="ce1">
            <text:p>1.27</text:p>
          </table:table-cell>
          <table:table-cell office:value-type="float" office:value="1.45" table:style-name="ce1">
            <text:p>1.45</text:p>
          </table:table-cell>
          <table:table-cell office:value-type="float" office:value="1.45" table:style-name="ce1">
            <text:p>1.45</text:p>
          </table:table-cell>
          <table:table-cell office:value-type="float" office:value="1.35" table:style-name="ce1">
            <text:p>1.35</text:p>
          </table:table-cell>
          <table:table-cell office:value-type="float" office:value="1.25" table:style-name="ce1">
            <text:p>1.25</text:p>
          </table:table-cell>
          <table:table-cell table:number-columns-repeated="1635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.4500000000000002" table:style-name="ce1">
            <text:p>2.45</text:p>
          </table:table-cell>
          <table:table-cell office:value-type="float" office:value="6.2230000000000001E-2" table:formula="of:=[.D22]*0.0254" table:style-name="ce1">
            <text:p>0.06223</text:p>
          </table:table-cell>
          <table:table-cell office:value-type="float" office:value="100714.52370000001" table:formula="of:=[.$I$3] - [.$I$1]*[.$I$2]*[.E22]" table:style-name="ce1">
            <text:p>100714.5237</text:p>
          </table:table-cell>
          <table:table-cell table:number-columns-repeated="13" table:style-name="ce1"/>
          <table:table-cell office:value-type="float" office:value="17" table:style-name="ce1">
            <text:p>17</text:p>
          </table:table-cell>
          <table:table-cell office:value-type="float" office:value="1.32" table:style-name="ce1">
            <text:p>1.32</text:p>
          </table:table-cell>
          <table:table-cell office:value-type="float" office:value="1.55" table:style-name="ce1">
            <text:p>1.55</text:p>
          </table:table-cell>
          <table:table-cell office:value-type="float" office:value="1.35" table:style-name="ce1">
            <text:p>1.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5" table:style-name="ce1">
            <text:p>1.5</text:p>
          </table:table-cell>
          <table:table-cell table:number-columns-repeated="1635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.25" table:style-name="ce1">
            <text:p>2.25</text:p>
          </table:table-cell>
          <table:table-cell office:value-type="float" office:value="5.7149999999999999E-2" table:formula="of:=[.D23]*0.0254" table:style-name="ce1">
            <text:p>0.05715</text:p>
          </table:table-cell>
          <table:table-cell office:value-type="float" office:value="100764.3585" table:formula="of:=[.$I$3] - [.$I$1]*[.$I$2]*[.E23]" table:style-name="ce1">
            <text:p>100764.3585</text:p>
          </table:table-cell>
          <table:table-cell table:number-columns-repeated="13" table:style-name="ce1"/>
          <table:table-cell office:value-type="float" office:value="18" table:style-name="ce1">
            <text:p>18</text:p>
          </table:table-cell>
          <table:table-cell office:value-type="float" office:value="2.27" table:style-name="ce1">
            <text:p>2.27</text:p>
          </table:table-cell>
          <table:table-cell office:value-type="float" office:value="4.3499999999999996" table:style-name="ce1">
            <text:p>4.35</text:p>
          </table:table-cell>
          <table:table-cell office:value-type="float" office:value="3.35" table:style-name="ce1">
            <text:p>3.35</text:p>
          </table:table-cell>
          <table:table-cell office:value-type="float" office:value="3.35" table:style-name="ce1">
            <text:p>3.35</text:p>
          </table:table-cell>
          <table:table-cell office:value-type="float" office:value="3" table:style-name="ce1">
            <text:p>3</text:p>
          </table:table-cell>
          <table:table-cell table:number-columns-repeated="1635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.15" table:style-name="ce1">
            <text:p>2.15</text:p>
          </table:table-cell>
          <table:table-cell office:value-type="float" office:value="5.4609999999999999E-2" table:formula="of:=[.D24]*0.0254" table:style-name="ce1">
            <text:p>0.05461</text:p>
          </table:table-cell>
          <table:table-cell office:value-type="float" office:value="100789.27589999999" table:formula="of:=[.$I$3] - [.$I$1]*[.$I$2]*[.E24]" table:style-name="ce1">
            <text:p>100789.2759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5.2069999999999991E-2" table:formula="of:=[.D25]*0.0254" table:style-name="ce1">
            <text:p>0.05207</text:p>
          </table:table-cell>
          <table:table-cell office:value-type="float" office:value="100814.1933" table:formula="of:=[.$I$3] - [.$I$1]*[.$I$2]*[.E25]" table:style-name="ce1">
            <text:p>100814.1933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5.2069999999999991E-2" table:formula="of:=[.D26]*0.0254" table:style-name="ce1">
            <text:p>0.05207</text:p>
          </table:table-cell>
          <table:table-cell office:value-type="float" office:value="100814.1933" table:formula="of:=[.$I$3] - [.$I$1]*[.$I$2]*[.E26]" table:style-name="ce1">
            <text:p>100814.1933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5.2069999999999991E-2" table:formula="of:=[.D27]*0.0254" table:style-name="ce1">
            <text:p>0.05207</text:p>
          </table:table-cell>
          <table:table-cell office:value-type="float" office:value="100814.1933" table:formula="of:=[.$I$3] - [.$I$1]*[.$I$2]*[.E27]" table:style-name="ce1">
            <text:p>100814.1933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1.85" table:style-name="ce1">
            <text:p>1.85</text:p>
          </table:table-cell>
          <table:table-cell office:value-type="float" office:value="4.6989999999999997E-2" table:formula="of:=[.D28]*0.0254" table:style-name="ce1">
            <text:p>0.04699</text:p>
          </table:table-cell>
          <table:table-cell office:value-type="float" office:value="100864.0281" table:formula="of:=[.$I$3] - [.$I$1]*[.$I$2]*[.E28]" table:style-name="ce1">
            <text:p>100864.0281</text:p>
          </table:table-cell>
          <table:table-cell table:number-columns-repeated="13" table:style-name="ce1"/>
          <table:table-cell office:value-type="string" table:style-name="ce1">
            <text:p>Speed = 65mph</text:p>
          </table:table-cell>
          <table:table-cell table:number-columns-repeated="16364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.65" table:style-name="ce1">
            <text:p>1.65</text:p>
          </table:table-cell>
          <table:table-cell office:value-type="float" office:value="4.1909999999999996E-2" table:formula="of:=[.D29]*0.0254" table:style-name="ce1">
            <text:p>0.04191</text:p>
          </table:table-cell>
          <table:table-cell office:value-type="float" office:value="100913.86289999999" table:formula="of:=[.$I$3] - [.$I$1]*[.$I$2]*[.E29]" table:style-name="ce1">
            <text:p>100913.8629</text:p>
          </table:table-cell>
          <table:table-cell table:number-columns-repeated="13" table:style-name="ce1"/>
          <table:table-cell office:value-type="string" table:style-name="ce1">
            <text:p>ΔH (inches)</text:p>
          </table:table-cell>
          <table:table-cell table:number-columns-repeated="16364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.55" table:style-name="ce1">
            <text:p>1.55</text:p>
          </table:table-cell>
          <table:table-cell office:value-type="float" office:value="3.9370000000000002E-2" table:formula="of:=[.D30]*0.0254" table:style-name="ce1">
            <text:p>0.03937</text:p>
          </table:table-cell>
          <table:table-cell office:value-type="float" office:value="100938.7803" table:formula="of:=[.$I$3] - [.$I$1]*[.$I$2]*[.E30]" table:style-name="ce1">
            <text:p>100938.7803</text:p>
          </table:table-cell>
          <table:table-cell table:number-columns-repeated="13" table:style-name="ce1"/>
          <table:table-cell office:value-type="string" table:style-name="ce1">
            <text:p>Angle of Attack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table:number-columns-repeated="16360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1.35" table:style-name="ce1">
            <text:p>1.35</text:p>
          </table:table-cell>
          <table:table-cell office:value-type="float" office:value="3.4290000000000001E-2" table:formula="of:=[.D31]*0.0254" table:style-name="ce1">
            <text:p>0.03429</text:p>
          </table:table-cell>
          <table:table-cell office:value-type="float" office:value="100988.6151" table:formula="of:=[.$I$3] - [.$I$1]*[.$I$2]*[.E31]" table:style-name="ce1">
            <text:p>100988.6151</text:p>
          </table:table-cell>
          <table:table-cell table:number-columns-repeated="13" table:style-name="ce1"/>
          <table:table-cell office:value-type="string" table:style-name="ce1">
            <text:p>Patm</text:p>
          </table:table-cell>
          <table:table-cell office:value-type="float" office:value="1.75" table:style-name="ce1">
            <text:p>1.75</text:p>
          </table:table-cell>
          <table:table-cell office:value-type="float" office:value="1.75" table:style-name="ce1">
            <text:p>1.75</text:p>
          </table:table-cell>
          <table:table-cell office:value-type="float" office:value="1.5" table:style-name="ce1">
            <text:p>1.5</text:p>
          </table:table-cell>
          <table:table-cell office:value-type="float" office:value="1.75" table:style-name="ce1">
            <text:p>1.75</text:p>
          </table:table-cell>
          <table:table-cell table:number-columns-repeated="16360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1.25" table:style-name="ce1">
            <text:p>1.25</text:p>
          </table:table-cell>
          <table:table-cell office:value-type="float" office:value="3.175E-2" table:formula="of:=[.D32]*0.0254" table:style-name="ce1">
            <text:p>0.03175</text:p>
          </table:table-cell>
          <table:table-cell office:value-type="float" office:value="101013.5325" table:formula="of:=[.$I$3] - [.$I$1]*[.$I$2]*[.E32]" table:style-name="ce1">
            <text:p>101013.5325</text:p>
          </table:table-cell>
          <table:table-cell table:number-columns-repeated="13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.5" table:style-name="ce1">
            <text:p>7.5</text:p>
          </table:table-cell>
          <table:table-cell office:value-type="float" office:value="9.15" table:style-name="ce1">
            <text:p>9.15</text:p>
          </table:table-cell>
          <table:table-cell table:number-columns-repeated="16360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1.35" table:style-name="ce1">
            <text:p>1.35</text:p>
          </table:table-cell>
          <table:table-cell office:value-type="float" office:value="3.4290000000000001E-2" table:formula="of:=[.D33]*0.0254" table:style-name="ce1">
            <text:p>0.03429</text:p>
          </table:table-cell>
          <table:table-cell office:value-type="float" office:value="100988.6151" table:formula="of:=[.$I$3] - [.$I$1]*[.$I$2]*[.E33]" table:style-name="ce1">
            <text:p>100988.6151</text:p>
          </table:table-cell>
          <table:table-cell table:number-columns-repeated="13" table:style-name="ce1"/>
          <table:table-cell office:value-type="float" office:value="2" table:style-name="ce1">
            <text:p>2</text:p>
          </table:table-cell>
          <table:table-cell office:value-type="float" office:value="5.125" table:style-name="ce1">
            <text:p>5.125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6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1.45" table:style-name="ce1">
            <text:p>1.45</text:p>
          </table:table-cell>
          <table:table-cell office:value-type="float" office:value="3.6829999999999995E-2" table:formula="of:=[.D34]*0.0254" table:style-name="ce1">
            <text:p>0.03683</text:p>
          </table:table-cell>
          <table:table-cell office:value-type="float" office:value="100963.6977" table:formula="of:=[.$I$3] - [.$I$1]*[.$I$2]*[.E34]" table:style-name="ce1">
            <text:p>100963.6977</text:p>
          </table:table-cell>
          <table:table-cell table:number-columns-repeated="13" table:style-name="ce1"/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6.5" table:style-name="ce1">
            <text:p>6.5</text:p>
          </table:table-cell>
          <table:table-cell office:value-type="float" office:value="7.75" table:style-name="ce1">
            <text:p>7.75</text:p>
          </table:table-cell>
          <table:table-cell office:value-type="float" office:value="4.25" table:style-name="ce1">
            <text:p>4.25</text:p>
          </table:table-cell>
          <table:table-cell table:number-columns-repeated="1636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1.45" table:style-name="ce1">
            <text:p>1.45</text:p>
          </table:table-cell>
          <table:table-cell office:value-type="float" office:value="3.6829999999999995E-2" table:formula="of:=[.D35]*0.0254" table:style-name="ce1">
            <text:p>0.03683</text:p>
          </table:table-cell>
          <table:table-cell office:value-type="float" office:value="100963.6977" table:formula="of:=[.$I$3] - [.$I$1]*[.$I$2]*[.E35]" table:style-name="ce1">
            <text:p>100963.6977</text:p>
          </table:table-cell>
          <table:table-cell table:number-columns-repeated="13" table:style-name="ce1"/>
          <table:table-cell office:value-type="float" office:value="4" table:style-name="ce1">
            <text:p>4</text:p>
          </table:table-cell>
          <table:table-cell office:value-type="float" office:value="5.125" table:style-name="ce1">
            <text:p>5.125</text:p>
          </table:table-cell>
          <table:table-cell office:value-type="float" office:value="5.875" table:style-name="ce1">
            <text:p>5.875</text:p>
          </table:table-cell>
          <table:table-cell office:value-type="float" office:value="6.25" table:style-name="ce1">
            <text:p>6.25</text:p>
          </table:table-cell>
          <table:table-cell office:value-type="float" office:value="3.875" table:style-name="ce1">
            <text:p>3.875</text:p>
          </table:table-cell>
          <table:table-cell table:number-columns-repeated="1636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1.55" table:style-name="ce1">
            <text:p>1.55</text:p>
          </table:table-cell>
          <table:table-cell office:value-type="float" office:value="3.9370000000000002E-2" table:formula="of:=[.D36]*0.0254" table:style-name="ce1">
            <text:p>0.03937</text:p>
          </table:table-cell>
          <table:table-cell office:value-type="float" office:value="100938.7803" table:formula="of:=[.$I$3] - [.$I$1]*[.$I$2]*[.E36]" table:style-name="ce1">
            <text:p>100938.7803</text:p>
          </table:table-cell>
          <table:table-cell table:number-columns-repeated="13" table:style-name="ce1"/>
          <table:table-cell office:value-type="float" office:value="5" table:style-name="ce1">
            <text:p>5</text:p>
          </table:table-cell>
          <table:table-cell office:value-type="float" office:value="4.75" table:style-name="ce1">
            <text:p>4.75</text:p>
          </table:table-cell>
          <table:table-cell office:value-type="float" office:value="4.25" table:style-name="ce1">
            <text:p>4.25</text:p>
          </table:table-cell>
          <table:table-cell office:value-type="float" office:value="5.25" table:style-name="ce1">
            <text:p>5.25</text:p>
          </table:table-cell>
          <table:table-cell office:value-type="float" office:value="3.875" table:style-name="ce1">
            <text:p>3.875</text:p>
          </table:table-cell>
          <table:table-cell table:number-columns-repeated="1636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4.3499999999999996" table:style-name="ce1">
            <text:p>4.35</text:p>
          </table:table-cell>
          <table:table-cell office:value-type="float" office:value="0.11048999999999999" table:formula="of:=[.D37]*0.0254" table:style-name="ce1">
            <text:p>0.11049</text:p>
          </table:table-cell>
          <table:table-cell office:value-type="float" office:value="100241.0931" table:formula="of:=[.$I$3] - [.$I$1]*[.$I$2]*[.E37]" table:style-name="ce1">
            <text:p>100241.0931</text:p>
          </table:table-cell>
          <table:table-cell table:number-columns-repeated="13" table:style-name="ce1"/>
          <table:table-cell office:value-type="float" office:value="6" table:style-name="ce1">
            <text:p>6</text:p>
          </table:table-cell>
          <table:table-cell office:value-type="float" office:value="4.5" table:style-name="ce1">
            <text:p>4.5</text:p>
          </table:table-cell>
          <table:table-cell office:value-type="float" office:value="4.5" table:style-name="ce1">
            <text:p>4.5</text:p>
          </table:table-cell>
          <table:table-cell office:value-type="float" office:value="4.55" table:style-name="ce1">
            <text:p>4.55</text:p>
          </table:table-cell>
          <table:table-cell office:value-type="float" office:value="3.875" table:style-name="ce1">
            <text:p>3.875</text:p>
          </table:table-cell>
          <table:table-cell table:number-columns-repeated="1636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.7" table:style-name="ce1">
            <text:p>2.7</text:p>
          </table:table-cell>
          <table:table-cell office:value-type="float" office:value="6.8580000000000002E-2" table:formula="of:=[.D38]*0.0254" table:style-name="ce1">
            <text:p>0.06858</text:p>
          </table:table-cell>
          <table:table-cell office:value-type="float" office:value="100652.23020000001" table:formula="of:=[.$I$3] - [.$I$1]*[.$I$2]*[.E38]" table:style-name="ce1">
            <text:p>100652.2302</text:p>
          </table:table-cell>
          <table:table-cell table:number-columns-repeated="13" table:style-name="ce1"/>
          <table:table-cell office:value-type="float" office:value="7" table:style-name="ce1">
            <text:p>7</text:p>
          </table:table-cell>
          <table:table-cell office:value-type="float" office:value="4.25" table:style-name="ce1">
            <text:p>4.25</text:p>
          </table:table-cell>
          <table:table-cell office:value-type="float" office:value="4.125" table:style-name="ce1">
            <text:p>4.125</text:p>
          </table:table-cell>
          <table:table-cell office:value-type="float" office:value="4" table:style-name="ce1">
            <text:p>4</text:p>
          </table:table-cell>
          <table:table-cell office:value-type="float" office:value="3.875" table:style-name="ce1">
            <text:p>3.875</text:p>
          </table:table-cell>
          <table:table-cell table:number-columns-repeated="1636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3.25" table:style-name="ce1">
            <text:p>3.25</text:p>
          </table:table-cell>
          <table:table-cell office:value-type="float" office:value="8.2549999999999998E-2" table:formula="of:=[.D39]*0.0254" table:style-name="ce1">
            <text:p>0.08255</text:p>
          </table:table-cell>
          <table:table-cell office:value-type="float" office:value="100515.1845" table:formula="of:=[.$I$3] - [.$I$1]*[.$I$2]*[.E39]" table:style-name="ce1">
            <text:p>100515.1845</text:p>
          </table:table-cell>
          <table:table-cell table:number-columns-repeated="13" table:style-name="ce1"/>
          <table:table-cell office:value-type="float" office:value="8" table:style-name="ce1">
            <text:p>8</text:p>
          </table:table-cell>
          <table:table-cell office:value-type="float" office:value="3.75" table:style-name="ce1">
            <text:p>3.75</text:p>
          </table:table-cell>
          <table:table-cell office:value-type="float" office:value="3.5" table:style-name="ce1">
            <text:p>3.5</text:p>
          </table:table-cell>
          <table:table-cell office:value-type="float" office:value="3.25" table:style-name="ce1">
            <text:p>3.25</text:p>
          </table:table-cell>
          <table:table-cell office:value-type="float" office:value="3.875" table:style-name="ce1">
            <text:p>3.875</text:p>
          </table:table-cell>
          <table:table-cell table:number-columns-repeated="1636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2.98" table:style-name="ce1">
            <text:p>2.98</text:p>
          </table:table-cell>
          <table:table-cell office:value-type="float" office:value="7.5691999999999995E-2" table:formula="of:=[.D40]*0.0254" table:style-name="ce1">
            <text:p>0.075692</text:p>
          </table:table-cell>
          <table:table-cell office:value-type="float" office:value="100582.46148" table:formula="of:=[.$I$3] - [.$I$1]*[.$I$2]*[.E40]" table:style-name="ce1">
            <text:p>100582.4615</text:p>
          </table:table-cell>
          <table:table-cell table:number-columns-repeated="13" table:style-name="ce1"/>
          <table:table-cell office:value-type="float" office:value="9" table:style-name="ce1">
            <text:p>9</text:p>
          </table:table-cell>
          <table:table-cell office:value-type="float" office:value="3.125" table:style-name="ce1">
            <text:p>3.125</text:p>
          </table:table-cell>
          <table:table-cell office:value-type="float" office:value="3.125" table:style-name="ce1">
            <text:p>3.125</text:p>
          </table:table-cell>
          <table:table-cell office:value-type="float" office:value="2.875" table:style-name="ce1">
            <text:p>2.875</text:p>
          </table:table-cell>
          <table:table-cell office:value-type="float" office:value="3.875" table:style-name="ce1">
            <text:p>3.875</text:p>
          </table:table-cell>
          <table:table-cell table:number-columns-repeated="1636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2.73" table:style-name="ce1">
            <text:p>2.73</text:p>
          </table:table-cell>
          <table:table-cell office:value-type="float" office:value="6.9342000000000001E-2" table:formula="of:=[.D41]*0.0254" table:style-name="ce1">
            <text:p>0.069342</text:p>
          </table:table-cell>
          <table:table-cell office:value-type="float" office:value="100644.75498" table:formula="of:=[.$I$3] - [.$I$1]*[.$I$2]*[.E41]" table:style-name="ce1">
            <text:p>100644.755</text:p>
          </table:table-cell>
          <table:table-cell table:number-columns-repeated="13" table:style-name="ce1"/>
          <table:table-cell office:value-type="float" office:value="10" table:style-name="ce1">
            <text:p>10</text:p>
          </table:table-cell>
          <table:table-cell office:value-type="float" office:value="3.5" table:style-name="ce1">
            <text:p>3.5</text:p>
          </table:table-cell>
          <table:table-cell office:value-type="float" office:value="1.5" table:style-name="ce1">
            <text:p>1.5</text:p>
          </table:table-cell>
          <table:table-cell office:value-type="float" office:value="0.375" table:style-name="ce1">
            <text:p>0.375</text:p>
          </table:table-cell>
          <table:table-cell office:value-type="float" office:value="0.25" table:style-name="ce1">
            <text:p>0.25</text:p>
          </table:table-cell>
          <table:table-cell table:number-columns-repeated="1636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5.8419999999999993E-2" table:formula="of:=[.D42]*0.0254" table:style-name="ce1">
            <text:p>0.05842</text:p>
          </table:table-cell>
          <table:table-cell office:value-type="float" office:value="100751.8998" table:formula="of:=[.$I$3] - [.$I$1]*[.$I$2]*[.E42]" table:style-name="ce1">
            <text:p>100751.8998</text:p>
          </table:table-cell>
          <table:table-cell table:number-columns-repeated="13" table:style-name="ce1"/>
          <table:table-cell office:value-type="float" office:value="11" table:style-name="ce1">
            <text:p>11</text:p>
          </table:table-cell>
          <table:table-cell office:value-type="float" office:value="3.15" table:style-name="ce1">
            <text:p>3.15</text:p>
          </table:table-cell>
          <table:table-cell office:value-type="float" office:value="1.625" table:style-name="ce1">
            <text:p>1.625</text:p>
          </table:table-cell>
          <table:table-cell office:value-type="float" office:value="0.625" table:style-name="ce1">
            <text:p>0.625</text:p>
          </table:table-cell>
          <table:table-cell office:value-type="float" office:value="0.75" table:style-name="ce1">
            <text:p>0.75</text:p>
          </table:table-cell>
          <table:table-cell table:number-columns-repeated="1636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2.1" table:style-name="ce1">
            <text:p>2.1</text:p>
          </table:table-cell>
          <table:table-cell office:value-type="float" office:value="5.3339999999999999E-2" table:formula="of:=[.D43]*0.0254" table:style-name="ce1">
            <text:p>0.05334</text:p>
          </table:table-cell>
          <table:table-cell office:value-type="float" office:value="100801.7346" table:formula="of:=[.$I$3] - [.$I$1]*[.$I$2]*[.E43]" table:style-name="ce1">
            <text:p>100801.7346</text:p>
          </table:table-cell>
          <table:table-cell table:number-columns-repeated="13" table:style-name="ce1"/>
          <table:table-cell office:value-type="float" office:value="12" table:style-name="ce1">
            <text:p>12</text:p>
          </table:table-cell>
          <table:table-cell office:value-type="float" office:value="2.75" table:style-name="ce1">
            <text:p>2.75</text:p>
          </table:table-cell>
          <table:table-cell office:value-type="float" office:value="1.75" table:style-name="ce1">
            <text:p>1.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1.85" table:style-name="ce1">
            <text:p>1.85</text:p>
          </table:table-cell>
          <table:table-cell office:value-type="float" office:value="4.6989999999999997E-2" table:formula="of:=[.D44]*0.0254" table:style-name="ce1">
            <text:p>0.04699</text:p>
          </table:table-cell>
          <table:table-cell office:value-type="float" office:value="100864.0281" table:formula="of:=[.$I$3] - [.$I$1]*[.$I$2]*[.E44]" table:style-name="ce1">
            <text:p>100864.0281</text:p>
          </table:table-cell>
          <table:table-cell table:number-columns-repeated="13" table:style-name="ce1"/>
          <table:table-cell office:value-type="float" office:value="13" table:style-name="ce1">
            <text:p>13</text:p>
          </table:table-cell>
          <table:table-cell office:value-type="float" office:value="2.75" table:style-name="ce1">
            <text:p>2.75</text:p>
          </table:table-cell>
          <table:table-cell office:value-type="float" office:value="1.875" table:style-name="ce1">
            <text:p>1.875</text:p>
          </table:table-cell>
          <table:table-cell office:value-type="float" office:value="1.5" table:style-name="ce1">
            <text:p>1.5</text:p>
          </table:table-cell>
          <table:table-cell office:value-type="float" office:value="1.5" table:style-name="ce1">
            <text:p>1.5</text:p>
          </table:table-cell>
          <table:table-cell table:number-columns-repeated="1636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2.1" table:style-name="ce1">
            <text:p>2.1</text:p>
          </table:table-cell>
          <table:table-cell office:value-type="float" office:value="5.3339999999999999E-2" table:formula="of:=[.D45]*0.0254" table:style-name="ce1">
            <text:p>0.05334</text:p>
          </table:table-cell>
          <table:table-cell office:value-type="float" office:value="100801.7346" table:formula="of:=[.$I$3] - [.$I$1]*[.$I$2]*[.E45]" table:style-name="ce1">
            <text:p>100801.7346</text:p>
          </table:table-cell>
          <table:table-cell table:number-columns-repeated="13" table:style-name="ce1"/>
          <table:table-cell office:value-type="float" office:value="14" table:style-name="ce1">
            <text:p>14</text:p>
          </table:table-cell>
          <table:table-cell office:value-type="float" office:value="2.75" table:style-name="ce1">
            <text:p>2.75</text:p>
          </table:table-cell>
          <table:table-cell office:value-type="float" office:value="2" table:style-name="ce1">
            <text:p>2</text:p>
          </table:table-cell>
          <table:table-cell office:value-type="float" office:value="1.5" table:style-name="ce1">
            <text:p>1.5</text:p>
          </table:table-cell>
          <table:table-cell office:value-type="float" office:value="1.75" table:style-name="ce1">
            <text:p>1.75</text:p>
          </table:table-cell>
          <table:table-cell table:number-columns-repeated="1636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.85" table:style-name="ce1">
            <text:p>1.85</text:p>
          </table:table-cell>
          <table:table-cell office:value-type="float" office:value="4.6989999999999997E-2" table:formula="of:=[.D46]*0.0254" table:style-name="ce1">
            <text:p>0.04699</text:p>
          </table:table-cell>
          <table:table-cell office:value-type="float" office:value="100864.0281" table:formula="of:=[.$I$3] - [.$I$1]*[.$I$2]*[.E46]" table:style-name="ce1">
            <text:p>100864.0281</text:p>
          </table:table-cell>
          <table:table-cell table:number-columns-repeated="13" table:style-name="ce1"/>
          <table:table-cell office:value-type="float" office:value="15" table:style-name="ce1">
            <text:p>15</text:p>
          </table:table-cell>
          <table:table-cell office:value-type="float" office:value="2.75" table:style-name="ce1">
            <text:p>2.75</text:p>
          </table:table-cell>
          <table:table-cell office:value-type="float" office:value="2.125" table:style-name="ce1">
            <text:p>2.125</text:p>
          </table:table-cell>
          <table:table-cell office:value-type="float" office:value="1.75" table:style-name="ce1">
            <text:p>1.75</text:p>
          </table:table-cell>
          <table:table-cell office:value-type="float" office:value="2" table:style-name="ce1">
            <text:p>2</text:p>
          </table:table-cell>
          <table:table-cell table:number-columns-repeated="1636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.5" table:style-name="ce1">
            <text:p>0.5</text:p>
          </table:table-cell>
          <table:table-cell office:value-type="float" office:value="1.2699999999999999E-2" table:formula="of:=[.D47]*0.0254" table:style-name="ce1">
            <text:p>0.0127</text:p>
          </table:table-cell>
          <table:table-cell office:value-type="float" office:value="101200.413" table:formula="of:=[.$I$3] - [.$I$1]*[.$I$2]*[.E47]" table:style-name="ce1">
            <text:p>101200.413</text:p>
          </table:table-cell>
          <table:table-cell table:number-columns-repeated="13" table:style-name="ce1"/>
          <table:table-cell office:value-type="float" office:value="16" table:style-name="ce1">
            <text:p>16</text:p>
          </table:table-cell>
          <table:table-cell office:value-type="float" office:value="2.875" table:style-name="ce1">
            <text:p>2.875</text:p>
          </table:table-cell>
          <table:table-cell office:value-type="float" office:value="2.25" table:style-name="ce1">
            <text:p>2.25</text:p>
          </table:table-cell>
          <table:table-cell office:value-type="float" office:value="1.875" table:style-name="ce1">
            <text:p>1.875</text:p>
          </table:table-cell>
          <table:table-cell office:value-type="float" office:value="2.125" table:style-name="ce1">
            <text:p>2.125</text:p>
          </table:table-cell>
          <table:table-cell table:number-columns-repeated="1636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0.65" table:style-name="ce1">
            <text:p>0.65</text:p>
          </table:table-cell>
          <table:table-cell office:value-type="float" office:value="1.651E-2" table:formula="of:=[.D48]*0.0254" table:style-name="ce1">
            <text:p>0.01651</text:p>
          </table:table-cell>
          <table:table-cell office:value-type="float" office:value="101163.03690000001" table:formula="of:=[.$I$3] - [.$I$1]*[.$I$2]*[.E48]" table:style-name="ce1">
            <text:p>101163.0369</text:p>
          </table:table-cell>
          <table:table-cell table:number-columns-repeated="13" table:style-name="ce1"/>
          <table:table-cell office:value-type="float" office:value="17" table:style-name="ce1">
            <text:p>17</text:p>
          </table:table-cell>
          <table:table-cell office:value-type="float" office:value="2.75" table:style-name="ce1">
            <text:p>2.75</text:p>
          </table:table-cell>
          <table:table-cell office:value-type="float" office:value="2.375" table:style-name="ce1">
            <text:p>2.375</text:p>
          </table:table-cell>
          <table:table-cell office:value-type="float" office:value="2" table:style-name="ce1">
            <text:p>2</text:p>
          </table:table-cell>
          <table:table-cell office:value-type="float" office:value="2.25" table:style-name="ce1">
            <text:p>2.25</text:p>
          </table:table-cell>
          <table:table-cell table:number-columns-repeated="1636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0.85" table:style-name="ce1">
            <text:p>0.85</text:p>
          </table:table-cell>
          <table:table-cell office:value-type="float" office:value="2.1589999999999998E-2" table:formula="of:=[.D49]*0.0254" table:style-name="ce1">
            <text:p>0.02159</text:p>
          </table:table-cell>
          <table:table-cell office:value-type="float" office:value="101113.20209999999" table:formula="of:=[.$I$3] - [.$I$1]*[.$I$2]*[.E49]" table:style-name="ce1">
            <text:p>101113.2021</text:p>
          </table:table-cell>
          <table:table-cell table:number-columns-repeated="13" table:style-name="ce1"/>
          <table:table-cell office:value-type="float" office:value="18" table:style-name="ce1">
            <text:p>18</text:p>
          </table:table-cell>
          <table:table-cell office:value-type="float" office:value="4.5" table:style-name="ce1">
            <text:p>4.5</text:p>
          </table:table-cell>
          <table:table-cell office:value-type="float" office:value="6.25" table:style-name="ce1">
            <text:p>6.25</text:p>
          </table:table-cell>
          <table:table-cell office:value-type="float" office:value="8.75" table:style-name="ce1">
            <text:p>8.75</text:p>
          </table:table-cell>
          <table:table-cell office:value-type="float" office:value="9.25" table:style-name="ce1">
            <text:p>9.25</text:p>
          </table:table-cell>
          <table:table-cell table:number-columns-repeated="1636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0.98" table:style-name="ce1">
            <text:p>0.98</text:p>
          </table:table-cell>
          <table:table-cell office:value-type="float" office:value="2.4891999999999997E-2" table:formula="of:=[.D50]*0.0254" table:style-name="ce1">
            <text:p>0.024892</text:p>
          </table:table-cell>
          <table:table-cell office:value-type="float" office:value="101080.80948" table:formula="of:=[.$I$3] - [.$I$1]*[.$I$2]*[.E50]" table:style-name="ce1">
            <text:p>101080.8095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2.794E-2" table:formula="of:=[.D51]*0.0254" table:style-name="ce1">
            <text:p>0.02794</text:p>
          </table:table-cell>
          <table:table-cell office:value-type="float" office:value="101050.9086" table:formula="of:=[.$I$3] - [.$I$1]*[.$I$2]*[.E51]" table:style-name="ce1">
            <text:p>101050.9086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2.794E-2" table:formula="of:=[.D52]*0.0254" table:style-name="ce1">
            <text:p>0.02794</text:p>
          </table:table-cell>
          <table:table-cell office:value-type="float" office:value="101050.9086" table:formula="of:=[.$I$3] - [.$I$1]*[.$I$2]*[.E52]" table:style-name="ce1">
            <text:p>101050.9086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1.45" table:style-name="ce1">
            <text:p>1.45</text:p>
          </table:table-cell>
          <table:table-cell office:value-type="float" office:value="3.6829999999999995E-2" table:formula="of:=[.D53]*0.0254" table:style-name="ce1">
            <text:p>0.03683</text:p>
          </table:table-cell>
          <table:table-cell office:value-type="float" office:value="100963.6977" table:formula="of:=[.$I$3] - [.$I$1]*[.$I$2]*[.E53]" table:style-name="ce1">
            <text:p>100963.6977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1.35" table:style-name="ce1">
            <text:p>1.35</text:p>
          </table:table-cell>
          <table:table-cell office:value-type="float" office:value="3.4290000000000001E-2" table:formula="of:=[.D54]*0.0254" table:style-name="ce1">
            <text:p>0.03429</text:p>
          </table:table-cell>
          <table:table-cell office:value-type="float" office:value="100988.6151" table:formula="of:=[.$I$3] - [.$I$1]*[.$I$2]*[.E54]" table:style-name="ce1">
            <text:p>100988.6151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3.35" table:style-name="ce1">
            <text:p>3.35</text:p>
          </table:table-cell>
          <table:table-cell office:value-type="float" office:value="8.5089999999999999E-2" table:formula="of:=[.D55]*0.0254" table:style-name="ce1">
            <text:p>0.08509</text:p>
          </table:table-cell>
          <table:table-cell office:value-type="float" office:value="100490.2671" table:formula="of:=[.$I$3] - [.$I$1]*[.$I$2]*[.E55]" table:style-name="ce1">
            <text:p>100490.2671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2.85" table:style-name="ce1">
            <text:p>2.85</text:p>
          </table:table-cell>
          <table:table-cell office:value-type="float" office:value="7.2389999999999996E-2" table:formula="of:=[.D56]*0.0254" table:style-name="ce1">
            <text:p>0.07239</text:p>
          </table:table-cell>
          <table:table-cell office:value-type="float" office:value="100614.8541" table:formula="of:=[.$I$3] - [.$I$1]*[.$I$2]*[.E56]" table:style-name="ce1">
            <text:p>100614.8541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3.35" table:style-name="ce1">
            <text:p>3.35</text:p>
          </table:table-cell>
          <table:table-cell office:value-type="float" office:value="8.5089999999999999E-2" table:formula="of:=[.D57]*0.0254" table:style-name="ce1">
            <text:p>0.08509</text:p>
          </table:table-cell>
          <table:table-cell office:value-type="float" office:value="100490.2671" table:formula="of:=[.$I$3] - [.$I$1]*[.$I$2]*[.E57]" table:style-name="ce1">
            <text:p>100490.2671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2.9750000000000001" table:style-name="ce1">
            <text:p>2.975</text:p>
          </table:table-cell>
          <table:table-cell office:value-type="float" office:value="7.5564999999999993E-2" table:formula="of:=[.D58]*0.0254" table:style-name="ce1">
            <text:p>0.075565</text:p>
          </table:table-cell>
          <table:table-cell office:value-type="float" office:value="100583.70735" table:formula="of:=[.$I$3] - [.$I$1]*[.$I$2]*[.E58]" table:style-name="ce1">
            <text:p>100583.7074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2.7250000000000001" table:style-name="ce1">
            <text:p>2.725</text:p>
          </table:table-cell>
          <table:table-cell office:value-type="float" office:value="6.9214999999999999E-2" table:formula="of:=[.D59]*0.0254" table:style-name="ce1">
            <text:p>0.069215</text:p>
          </table:table-cell>
          <table:table-cell office:value-type="float" office:value="100646.00085" table:formula="of:=[.$I$3] - [.$I$1]*[.$I$2]*[.E59]" table:style-name="ce1">
            <text:p>100646.0009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2.35" table:style-name="ce1">
            <text:p>2.35</text:p>
          </table:table-cell>
          <table:table-cell office:value-type="float" office:value="5.969E-2" table:formula="of:=[.D60]*0.0254" table:style-name="ce1">
            <text:p>0.05969</text:p>
          </table:table-cell>
          <table:table-cell office:value-type="float" office:value="100739.4411" table:formula="of:=[.$I$3] - [.$I$1]*[.$I$2]*[.E60]" table:style-name="ce1">
            <text:p>100739.4411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1.9750000000000001" table:style-name="ce1">
            <text:p>1.975</text:p>
          </table:table-cell>
          <table:table-cell office:value-type="float" office:value="5.0165000000000001E-2" table:formula="of:=[.D61]*0.0254" table:style-name="ce1">
            <text:p>0.050165</text:p>
          </table:table-cell>
          <table:table-cell office:value-type="float" office:value="100832.88135" table:formula="of:=[.$I$3] - [.$I$1]*[.$I$2]*[.E61]" table:style-name="ce1">
            <text:p>100832.8814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1.85" table:style-name="ce1">
            <text:p>1.85</text:p>
          </table:table-cell>
          <table:table-cell office:value-type="float" office:value="4.6989999999999997E-2" table:formula="of:=[.D62]*0.0254" table:style-name="ce1">
            <text:p>0.04699</text:p>
          </table:table-cell>
          <table:table-cell office:value-type="float" office:value="100864.0281" table:formula="of:=[.$I$3] - [.$I$1]*[.$I$2]*[.E62]" table:style-name="ce1">
            <text:p>100864.0281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2.1" table:style-name="ce1">
            <text:p>2.1</text:p>
          </table:table-cell>
          <table:table-cell office:value-type="float" office:value="5.3339999999999999E-2" table:formula="of:=[.D63]*0.0254" table:style-name="ce1">
            <text:p>0.05334</text:p>
          </table:table-cell>
          <table:table-cell office:value-type="float" office:value="100801.7346" table:formula="of:=[.$I$3] - [.$I$1]*[.$I$2]*[.E63]" table:style-name="ce1">
            <text:p>100801.7346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1.85" table:style-name="ce1">
            <text:p>1.85</text:p>
          </table:table-cell>
          <table:table-cell office:value-type="float" office:value="4.6989999999999997E-2" table:formula="of:=[.D64]*0.0254" table:style-name="ce1">
            <text:p>0.04699</text:p>
          </table:table-cell>
          <table:table-cell office:value-type="float" office:value="100864.0281" table:formula="of:=[.$I$3] - [.$I$1]*[.$I$2]*[.E64]" table:style-name="ce1">
            <text:p>100864.0281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0.6" table:style-name="ce1">
            <text:p>0.6</text:p>
          </table:table-cell>
          <table:table-cell office:value-type="float" office:value="1.5239999999999998E-2" table:formula="of:=[.D65]*0.0254" table:style-name="ce1">
            <text:p>0.01524</text:p>
          </table:table-cell>
          <table:table-cell office:value-type="float" office:value="101175.49559999999" table:formula="of:=[.$I$3] - [.$I$1]*[.$I$2]*[.E65]" table:style-name="ce1">
            <text:p>101175.4956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1.6" table:style-name="ce1">
            <text:p>1.6</text:p>
          </table:table-cell>
          <table:table-cell office:value-type="float" office:value="4.0640000000000003E-2" table:formula="of:=[.D66]*0.0254" table:style-name="ce1">
            <text:p>0.04064</text:p>
          </table:table-cell>
          <table:table-cell office:value-type="float" office:value="100926.3216" table:formula="of:=[.$I$3] - [.$I$1]*[.$I$2]*[.E66]" table:style-name="ce1">
            <text:p>100926.3216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0.85" table:style-name="ce1">
            <text:p>0.85</text:p>
          </table:table-cell>
          <table:table-cell office:value-type="float" office:value="2.1589999999999998E-2" table:formula="of:=[.D67]*0.0254" table:style-name="ce1">
            <text:p>0.02159</text:p>
          </table:table-cell>
          <table:table-cell office:value-type="float" office:value="101113.20209999999" table:formula="of:=[.$I$3] - [.$I$1]*[.$I$2]*[.E67]" table:style-name="ce1">
            <text:p>101113.2021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2.4764999999999999E-2" table:formula="of:=[.D68]*0.0254" table:style-name="ce1">
            <text:p>0.024765</text:p>
          </table:table-cell>
          <table:table-cell office:value-type="float" office:value="101082.05535" table:formula="of:=[.$I$3] - [.$I$1]*[.$I$2]*[.E68]" table:style-name="ce1">
            <text:p>101082.0554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2.794E-2" table:formula="of:=[.D69]*0.0254" table:style-name="ce1">
            <text:p>0.02794</text:p>
          </table:table-cell>
          <table:table-cell office:value-type="float" office:value="101050.9086" table:formula="of:=[.$I$3] - [.$I$1]*[.$I$2]*[.E69]" table:style-name="ce1">
            <text:p>101050.9086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2.794E-2" table:formula="of:=[.D70]*0.0254" table:style-name="ce1">
            <text:p>0.02794</text:p>
          </table:table-cell>
          <table:table-cell office:value-type="float" office:value="101050.9086" table:formula="of:=[.$I$3] - [.$I$1]*[.$I$2]*[.E70]" table:style-name="ce1">
            <text:p>101050.9086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.35" table:style-name="ce1">
            <text:p>1.35</text:p>
          </table:table-cell>
          <table:table-cell office:value-type="float" office:value="3.4290000000000001E-2" table:formula="of:=[.D71]*0.0254" table:style-name="ce1">
            <text:p>0.03429</text:p>
          </table:table-cell>
          <table:table-cell office:value-type="float" office:value="100988.6151" table:formula="of:=[.$I$3] - [.$I$1]*[.$I$2]*[.E71]" table:style-name="ce1">
            <text:p>100988.6151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2.794E-2" table:formula="of:=[.D72]*0.0254" table:style-name="ce1">
            <text:p>0.02794</text:p>
          </table:table-cell>
          <table:table-cell office:value-type="float" office:value="101050.9086" table:formula="of:=[.$I$3] - [.$I$1]*[.$I$2]*[.E72]" table:style-name="ce1">
            <text:p>101050.9086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3.35" table:style-name="ce1">
            <text:p>3.35</text:p>
          </table:table-cell>
          <table:table-cell office:value-type="float" office:value="8.5089999999999999E-2" table:formula="of:=[.D73]*0.0254" table:style-name="ce1">
            <text:p>0.08509</text:p>
          </table:table-cell>
          <table:table-cell office:value-type="float" office:value="100490.2671" table:formula="of:=[.$I$3] - [.$I$1]*[.$I$2]*[.E73]" table:style-name="ce1">
            <text:p>100490.2671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0.75" table:style-name="ce1">
            <text:p>0.75</text:p>
          </table:table-cell>
          <table:table-cell office:value-type="float" office:value="1.9049999999999997E-2" table:formula="of:=[.D74]*0.0254" table:style-name="ce1">
            <text:p>0.01905</text:p>
          </table:table-cell>
          <table:table-cell office:value-type="float" office:value="101138.1195" table:formula="of:=[.$I$3] - [.$I$1]*[.$I$2]*[.E74]" table:style-name="ce1">
            <text:p>101138.1195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[.D75]*0.0254" table:style-name="ce1">
            <text:p>0.0254</text:p>
          </table:table-cell>
          <table:table-cell office:value-type="float" office:value="101075.826" table:formula="of:=[.$I$3] - [.$I$1]*[.$I$2]*[.E75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[.D76]*0.0254" table:style-name="ce1">
            <text:p>0.0254</text:p>
          </table:table-cell>
          <table:table-cell office:value-type="float" office:value="101075.826" table:formula="of:=[.$I$3] - [.$I$1]*[.$I$2]*[.E76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[.D77]*0.0254" table:style-name="ce1">
            <text:p>0.0254</text:p>
          </table:table-cell>
          <table:table-cell office:value-type="float" office:value="101075.826" table:formula="of:=[.$I$3] - [.$I$1]*[.$I$2]*[.E77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[.D78]*0.0254" table:style-name="ce1">
            <text:p>0.0254</text:p>
          </table:table-cell>
          <table:table-cell office:value-type="float" office:value="101075.826" table:formula="of:=[.$I$3] - [.$I$1]*[.$I$2]*[.E78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[.D79]*0.0254" table:style-name="ce1">
            <text:p>0.0254</text:p>
          </table:table-cell>
          <table:table-cell office:value-type="float" office:value="101075.826" table:formula="of:=[.$I$3] - [.$I$1]*[.$I$2]*[.E79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[.D80]*0.0254" table:style-name="ce1">
            <text:p>0.0254</text:p>
          </table:table-cell>
          <table:table-cell office:value-type="float" office:value="101075.826" table:formula="of:=[.$I$3] - [.$I$1]*[.$I$2]*[.E80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[.D81]*0.0254" table:style-name="ce1">
            <text:p>0.0254</text:p>
          </table:table-cell>
          <table:table-cell office:value-type="float" office:value="101075.826" table:formula="of:=[.$I$3] - [.$I$1]*[.$I$2]*[.E81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0.5" table:style-name="ce1">
            <text:p>0.5</text:p>
          </table:table-cell>
          <table:table-cell office:value-type="float" office:value="1.2699999999999999E-2" table:formula="of:=[.D82]*0.0254" table:style-name="ce1">
            <text:p>0.0127</text:p>
          </table:table-cell>
          <table:table-cell office:value-type="float" office:value="101200.413" table:formula="of:=[.$I$3] - [.$I$1]*[.$I$2]*[.E82]" table:style-name="ce1">
            <text:p>101200.413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0.75" table:style-name="ce1">
            <text:p>0.75</text:p>
          </table:table-cell>
          <table:table-cell office:value-type="float" office:value="1.9049999999999997E-2" table:formula="of:=[.D83]*0.0254" table:style-name="ce1">
            <text:p>0.01905</text:p>
          </table:table-cell>
          <table:table-cell office:value-type="float" office:value="101138.1195" table:formula="of:=[.$I$3] - [.$I$1]*[.$I$2]*[.E83]" table:style-name="ce1">
            <text:p>101138.1195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[.D84]*0.0254" table:style-name="ce1">
            <text:p>0.0254</text:p>
          </table:table-cell>
          <table:table-cell office:value-type="float" office:value="101075.826" table:formula="of:=[.$I$3] - [.$I$1]*[.$I$2]*[.E84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[.D85]*0.0254" table:style-name="ce1">
            <text:p>0.0254</text:p>
          </table:table-cell>
          <table:table-cell office:value-type="float" office:value="101075.826" table:formula="of:=[.$I$3] - [.$I$1]*[.$I$2]*[.E85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1.25" table:style-name="ce1">
            <text:p>1.25</text:p>
          </table:table-cell>
          <table:table-cell office:value-type="float" office:value="3.175E-2" table:formula="of:=[.D86]*0.0254" table:style-name="ce1">
            <text:p>0.03175</text:p>
          </table:table-cell>
          <table:table-cell office:value-type="float" office:value="101013.5325" table:formula="of:=[.$I$3] - [.$I$1]*[.$I$2]*[.E86]" table:style-name="ce1">
            <text:p>101013.5325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1.25" table:style-name="ce1">
            <text:p>1.25</text:p>
          </table:table-cell>
          <table:table-cell office:value-type="float" office:value="3.175E-2" table:formula="of:=[.D87]*0.0254" table:style-name="ce1">
            <text:p>0.03175</text:p>
          </table:table-cell>
          <table:table-cell office:value-type="float" office:value="101013.5325" table:formula="of:=[.$I$3] - [.$I$1]*[.$I$2]*[.E87]" table:style-name="ce1">
            <text:p>101013.5325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.25" table:style-name="ce1">
            <text:p>1.25</text:p>
          </table:table-cell>
          <table:table-cell office:value-type="float" office:value="3.175E-2" table:formula="of:=[.D88]*0.0254" table:style-name="ce1">
            <text:p>0.03175</text:p>
          </table:table-cell>
          <table:table-cell office:value-type="float" office:value="101013.5325" table:formula="of:=[.$I$3] - [.$I$1]*[.$I$2]*[.E88]" table:style-name="ce1">
            <text:p>101013.5325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1.25" table:style-name="ce1">
            <text:p>1.25</text:p>
          </table:table-cell>
          <table:table-cell office:value-type="float" office:value="3.175E-2" table:formula="of:=[.D89]*0.0254" table:style-name="ce1">
            <text:p>0.03175</text:p>
          </table:table-cell>
          <table:table-cell office:value-type="float" office:value="101013.5325" table:formula="of:=[.$I$3] - [.$I$1]*[.$I$2]*[.E89]" table:style-name="ce1">
            <text:p>101013.5325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1.5" table:style-name="ce1">
            <text:p>1.5</text:p>
          </table:table-cell>
          <table:table-cell office:value-type="float" office:value="3.8099999999999995E-2" table:formula="of:=[.D90]*0.0254" table:style-name="ce1">
            <text:p>0.0381</text:p>
          </table:table-cell>
          <table:table-cell office:value-type="float" office:value="100951.239" table:formula="of:=[.$I$3] - [.$I$1]*[.$I$2]*[.E90]" table:style-name="ce1">
            <text:p>100951.239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7.619999999999999E-2" table:formula="of:=[.D91]*0.0254" table:style-name="ce1">
            <text:p>0.0762</text:p>
          </table:table-cell>
          <table:table-cell office:value-type="float" office:value="100577.478" table:formula="of:=[.$I$3] - [.$I$1]*[.$I$2]*[.E91]" table:style-name="ce1">
            <text:p>100577.47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D92]*0.0254" table:style-name="ce1">
            <text:p>0</text:p>
          </table:table-cell>
          <table:table-cell office:value-type="float" office:value="101325" table:formula="of:=[.$I$3] - [.$I$1]*[.$I$2]*[.E92]" table:style-name="ce1">
            <text:p>10132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.125" table:style-name="ce1">
            <text:p>5.125</text:p>
          </table:table-cell>
          <table:table-cell office:value-type="float" office:value="0.13017499999999999" table:formula="of:=[.D93]*0.0254" table:style-name="ce1">
            <text:p>0.130175</text:p>
          </table:table-cell>
          <table:table-cell office:value-type="float" office:value="100047.98325" table:formula="of:=[.$I$3] - [.$I$1]*[.$I$2]*[.E93]" table:style-name="ce1">
            <text:p>100047.983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0.13969999999999999" table:formula="of:=[.D94]*0.0254" table:style-name="ce1">
            <text:p>0.1397</text:p>
          </table:table-cell>
          <table:table-cell office:value-type="float" office:value="99954.543000000005" table:formula="of:=[.$I$3] - [.$I$1]*[.$I$2]*[.E94]" table:style-name="ce1">
            <text:p>99954.54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.125" table:style-name="ce1">
            <text:p>5.125</text:p>
          </table:table-cell>
          <table:table-cell office:value-type="float" office:value="0.13017499999999999" table:formula="of:=[.D95]*0.0254" table:style-name="ce1">
            <text:p>0.130175</text:p>
          </table:table-cell>
          <table:table-cell office:value-type="float" office:value="100047.98325" table:formula="of:=[.$I$3] - [.$I$1]*[.$I$2]*[.E95]" table:style-name="ce1">
            <text:p>100047.983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4.75" table:style-name="ce1">
            <text:p>4.75</text:p>
          </table:table-cell>
          <table:table-cell office:value-type="float" office:value="0.12064999999999999" table:formula="of:=[.D96]*0.0254" table:style-name="ce1">
            <text:p>0.12065</text:p>
          </table:table-cell>
          <table:table-cell office:value-type="float" office:value="100141.4235" table:formula="of:=[.$I$3] - [.$I$1]*[.$I$2]*[.E96]" table:style-name="ce1">
            <text:p>100141.423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4.5" table:style-name="ce1">
            <text:p>4.5</text:p>
          </table:table-cell>
          <table:table-cell office:value-type="float" office:value="0.1143" table:formula="of:=[.D97]*0.0254" table:style-name="ce1">
            <text:p>0.1143</text:p>
          </table:table-cell>
          <table:table-cell office:value-type="float" office:value="100203.717" table:formula="of:=[.$I$3] - [.$I$1]*[.$I$2]*[.E97]" table:style-name="ce1">
            <text:p>100203.717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4.25" table:style-name="ce1">
            <text:p>4.25</text:p>
          </table:table-cell>
          <table:table-cell office:value-type="float" office:value="0.10794999999999999" table:formula="of:=[.D98]*0.0254" table:style-name="ce1">
            <text:p>0.10795</text:p>
          </table:table-cell>
          <table:table-cell office:value-type="float" office:value="100266.0105" table:formula="of:=[.$I$3] - [.$I$1]*[.$I$2]*[.E98]" table:style-name="ce1">
            <text:p>100266.010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3.75" table:style-name="ce1">
            <text:p>3.75</text:p>
          </table:table-cell>
          <table:table-cell office:value-type="float" office:value="9.5250000000000001E-2" table:formula="of:=[.D99]*0.0254" table:style-name="ce1">
            <text:p>0.09525</text:p>
          </table:table-cell>
          <table:table-cell office:value-type="float" office:value="100390.5975" table:formula="of:=[.$I$3] - [.$I$1]*[.$I$2]*[.E99]" table:style-name="ce1">
            <text:p>100390.597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3.125" table:style-name="ce1">
            <text:p>3.125</text:p>
          </table:table-cell>
          <table:table-cell office:value-type="float" office:value="7.9375000000000001E-2" table:formula="of:=[.D100]*0.0254" table:style-name="ce1">
            <text:p>0.079375</text:p>
          </table:table-cell>
          <table:table-cell office:value-type="float" office:value="100546.33125" table:formula="of:=[.$I$3] - [.$I$1]*[.$I$2]*[.E100]" table:style-name="ce1">
            <text:p>100546.331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3.5" table:style-name="ce1">
            <text:p>3.5</text:p>
          </table:table-cell>
          <table:table-cell office:value-type="float" office:value="8.8899999999999993E-2" table:formula="of:=[.D101]*0.0254" table:style-name="ce1">
            <text:p>0.0889</text:p>
          </table:table-cell>
          <table:table-cell office:value-type="float" office:value="100452.891" table:formula="of:=[.$I$3] - [.$I$1]*[.$I$2]*[.E101]" table:style-name="ce1">
            <text:p>100452.891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3.15" table:style-name="ce1">
            <text:p>3.15</text:p>
          </table:table-cell>
          <table:table-cell office:value-type="float" office:value="8.0009999999999998E-2" table:formula="of:=[.D102]*0.0254" table:style-name="ce1">
            <text:p>0.08001</text:p>
          </table:table-cell>
          <table:table-cell office:value-type="float" office:value="100540.10189999999" table:formula="of:=[.$I$3] - [.$I$1]*[.$I$2]*[.E102]" table:style-name="ce1">
            <text:p>100540.101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2.75" table:style-name="ce1">
            <text:p>2.75</text:p>
          </table:table-cell>
          <table:table-cell office:value-type="float" office:value="6.9849999999999995E-2" table:formula="of:=[.D103]*0.0254" table:style-name="ce1">
            <text:p>0.06985</text:p>
          </table:table-cell>
          <table:table-cell office:value-type="float" office:value="100639.7715" table:formula="of:=[.$I$3] - [.$I$1]*[.$I$2]*[.E103]" table:style-name="ce1">
            <text:p>100639.771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.75" table:style-name="ce1">
            <text:p>2.75</text:p>
          </table:table-cell>
          <table:table-cell office:value-type="float" office:value="6.9849999999999995E-2" table:formula="of:=[.D104]*0.0254" table:style-name="ce1">
            <text:p>0.06985</text:p>
          </table:table-cell>
          <table:table-cell office:value-type="float" office:value="100639.7715" table:formula="of:=[.$I$3] - [.$I$1]*[.$I$2]*[.E104]" table:style-name="ce1">
            <text:p>100639.771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2.75" table:style-name="ce1">
            <text:p>2.75</text:p>
          </table:table-cell>
          <table:table-cell office:value-type="float" office:value="6.9849999999999995E-2" table:formula="of:=[.D105]*0.0254" table:style-name="ce1">
            <text:p>0.06985</text:p>
          </table:table-cell>
          <table:table-cell office:value-type="float" office:value="100639.7715" table:formula="of:=[.$I$3] - [.$I$1]*[.$I$2]*[.E105]" table:style-name="ce1">
            <text:p>100639.771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2.75" table:style-name="ce1">
            <text:p>2.75</text:p>
          </table:table-cell>
          <table:table-cell office:value-type="float" office:value="6.9849999999999995E-2" table:formula="of:=[.D106]*0.0254" table:style-name="ce1">
            <text:p>0.06985</text:p>
          </table:table-cell>
          <table:table-cell office:value-type="float" office:value="100639.7715" table:formula="of:=[.$I$3] - [.$I$1]*[.$I$2]*[.E106]" table:style-name="ce1">
            <text:p>100639.771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2.875" table:style-name="ce1">
            <text:p>2.875</text:p>
          </table:table-cell>
          <table:table-cell office:value-type="float" office:value="7.3024999999999993E-2" table:formula="of:=[.D107]*0.0254" table:style-name="ce1">
            <text:p>0.073025</text:p>
          </table:table-cell>
          <table:table-cell office:value-type="float" office:value="100608.62475" table:formula="of:=[.$I$3] - [.$I$1]*[.$I$2]*[.E107]" table:style-name="ce1">
            <text:p>100608.624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2.75" table:style-name="ce1">
            <text:p>2.75</text:p>
          </table:table-cell>
          <table:table-cell office:value-type="float" office:value="6.9849999999999995E-2" table:formula="of:=[.D108]*0.0254" table:style-name="ce1">
            <text:p>0.06985</text:p>
          </table:table-cell>
          <table:table-cell office:value-type="float" office:value="100639.7715" table:formula="of:=[.$I$3] - [.$I$1]*[.$I$2]*[.E108]" table:style-name="ce1">
            <text:p>100639.771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4.5" table:style-name="ce1">
            <text:p>4.5</text:p>
          </table:table-cell>
          <table:table-cell office:value-type="float" office:value="0.1143" table:formula="of:=[.D109]*0.0254" table:style-name="ce1">
            <text:p>0.1143</text:p>
          </table:table-cell>
          <table:table-cell office:value-type="float" office:value="100203.717" table:formula="of:=[.$I$3] - [.$I$1]*[.$I$2]*[.E109]" table:style-name="ce1">
            <text:p>100203.717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.0799999999999998E-2" table:formula="of:=[.D110]*0.0254" table:style-name="ce1">
            <text:p>0.0508</text:p>
          </table:table-cell>
          <table:table-cell office:value-type="float" office:value="100826.652" table:formula="of:=[.$I$3] - [.$I$1]*[.$I$2]*[.E110]" table:style-name="ce1">
            <text:p>100826.65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0.17779999999999999" table:formula="of:=[.D111]*0.0254" table:style-name="ce1">
            <text:p>0.1778</text:p>
          </table:table-cell>
          <table:table-cell office:value-type="float" office:value="99580.782000000007" table:formula="of:=[.$I$3] - [.$I$1]*[.$I$2]*[.E111]" table:style-name="ce1">
            <text:p>99580.78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6.5" table:style-name="ce1">
            <text:p>6.5</text:p>
          </table:table-cell>
          <table:table-cell office:value-type="float" office:value="0.1651" table:formula="of:=[.D112]*0.0254" table:style-name="ce1">
            <text:p>0.1651</text:p>
          </table:table-cell>
          <table:table-cell office:value-type="float" office:value="99705.369000000006" table:formula="of:=[.$I$3] - [.$I$1]*[.$I$2]*[.E112]" table:style-name="ce1">
            <text:p>99705.36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.875" table:style-name="ce1">
            <text:p>5.875</text:p>
          </table:table-cell>
          <table:table-cell office:value-type="float" office:value="0.149225" table:formula="of:=[.D113]*0.0254" table:style-name="ce1">
            <text:p>0.149225</text:p>
          </table:table-cell>
          <table:table-cell office:value-type="float" office:value="99861.102750000005" table:formula="of:=[.$I$3] - [.$I$1]*[.$I$2]*[.E113]" table:style-name="ce1">
            <text:p>99861.1027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.25" table:style-name="ce1">
            <text:p>4.25</text:p>
          </table:table-cell>
          <table:table-cell office:value-type="float" office:value="0.10794999999999999" table:formula="of:=[.D114]*0.0254" table:style-name="ce1">
            <text:p>0.10795</text:p>
          </table:table-cell>
          <table:table-cell office:value-type="float" office:value="100266.0105" table:formula="of:=[.$I$3] - [.$I$1]*[.$I$2]*[.E114]" table:style-name="ce1">
            <text:p>100266.010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.5" table:style-name="ce1">
            <text:p>4.5</text:p>
          </table:table-cell>
          <table:table-cell office:value-type="float" office:value="0.1143" table:formula="of:=[.D115]*0.0254" table:style-name="ce1">
            <text:p>0.1143</text:p>
          </table:table-cell>
          <table:table-cell office:value-type="float" office:value="100203.717" table:formula="of:=[.$I$3] - [.$I$1]*[.$I$2]*[.E115]" table:style-name="ce1">
            <text:p>100203.717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4.125" table:style-name="ce1">
            <text:p>4.125</text:p>
          </table:table-cell>
          <table:table-cell office:value-type="float" office:value="0.10477499999999999" table:formula="of:=[.D116]*0.0254" table:style-name="ce1">
            <text:p>0.104775</text:p>
          </table:table-cell>
          <table:table-cell office:value-type="float" office:value="100297.15725" table:formula="of:=[.$I$3] - [.$I$1]*[.$I$2]*[.E116]" table:style-name="ce1">
            <text:p>100297.157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3.5" table:style-name="ce1">
            <text:p>3.5</text:p>
          </table:table-cell>
          <table:table-cell office:value-type="float" office:value="8.8899999999999993E-2" table:formula="of:=[.D117]*0.0254" table:style-name="ce1">
            <text:p>0.0889</text:p>
          </table:table-cell>
          <table:table-cell office:value-type="float" office:value="100452.891" table:formula="of:=[.$I$3] - [.$I$1]*[.$I$2]*[.E117]" table:style-name="ce1">
            <text:p>100452.891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3.125" table:style-name="ce1">
            <text:p>3.125</text:p>
          </table:table-cell>
          <table:table-cell office:value-type="float" office:value="7.9375000000000001E-2" table:formula="of:=[.D118]*0.0254" table:style-name="ce1">
            <text:p>0.079375</text:p>
          </table:table-cell>
          <table:table-cell office:value-type="float" office:value="100546.33125" table:formula="of:=[.$I$3] - [.$I$1]*[.$I$2]*[.E118]" table:style-name="ce1">
            <text:p>100546.331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.5" table:style-name="ce1">
            <text:p>1.5</text:p>
          </table:table-cell>
          <table:table-cell office:value-type="float" office:value="3.8099999999999995E-2" table:formula="of:=[.D119]*0.0254" table:style-name="ce1">
            <text:p>0.0381</text:p>
          </table:table-cell>
          <table:table-cell office:value-type="float" office:value="100951.239" table:formula="of:=[.$I$3] - [.$I$1]*[.$I$2]*[.E119]" table:style-name="ce1">
            <text:p>100951.23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.625" table:style-name="ce1">
            <text:p>1.625</text:p>
          </table:table-cell>
          <table:table-cell office:value-type="float" office:value="4.1274999999999999E-2" table:formula="of:=[.D120]*0.0254" table:style-name="ce1">
            <text:p>0.041275</text:p>
          </table:table-cell>
          <table:table-cell office:value-type="float" office:value="100920.09225" table:formula="of:=[.$I$3] - [.$I$1]*[.$I$2]*[.E120]" table:style-name="ce1">
            <text:p>100920.092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1.75" table:style-name="ce1">
            <text:p>1.75</text:p>
          </table:table-cell>
          <table:table-cell office:value-type="float" office:value="4.4449999999999996E-2" table:formula="of:=[.D121]*0.0254" table:style-name="ce1">
            <text:p>0.04445</text:p>
          </table:table-cell>
          <table:table-cell office:value-type="float" office:value="100888.9455" table:formula="of:=[.$I$3] - [.$I$1]*[.$I$2]*[.E121]" table:style-name="ce1">
            <text:p>100888.945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1.875" table:style-name="ce1">
            <text:p>1.875</text:p>
          </table:table-cell>
          <table:table-cell office:value-type="float" office:value="4.7625000000000001E-2" table:formula="of:=[.D122]*0.0254" table:style-name="ce1">
            <text:p>0.047625</text:p>
          </table:table-cell>
          <table:table-cell office:value-type="float" office:value="100857.79875" table:formula="of:=[.$I$3] - [.$I$1]*[.$I$2]*[.E122]" table:style-name="ce1">
            <text:p>100857.798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5.0799999999999998E-2" table:formula="of:=[.D123]*0.0254" table:style-name="ce1">
            <text:p>0.0508</text:p>
          </table:table-cell>
          <table:table-cell office:value-type="float" office:value="100826.652" table:formula="of:=[.$I$3] - [.$I$1]*[.$I$2]*[.E123]" table:style-name="ce1">
            <text:p>100826.65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2.125" table:style-name="ce1">
            <text:p>2.125</text:p>
          </table:table-cell>
          <table:table-cell office:value-type="float" office:value="5.3974999999999995E-2" table:formula="of:=[.D124]*0.0254" table:style-name="ce1">
            <text:p>0.053975</text:p>
          </table:table-cell>
          <table:table-cell office:value-type="float" office:value="100795.50525" table:formula="of:=[.$I$3] - [.$I$1]*[.$I$2]*[.E124]" table:style-name="ce1">
            <text:p>100795.505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2.25" table:style-name="ce1">
            <text:p>2.25</text:p>
          </table:table-cell>
          <table:table-cell office:value-type="float" office:value="5.7149999999999999E-2" table:formula="of:=[.D125]*0.0254" table:style-name="ce1">
            <text:p>0.05715</text:p>
          </table:table-cell>
          <table:table-cell office:value-type="float" office:value="100764.3585" table:formula="of:=[.$I$3] - [.$I$1]*[.$I$2]*[.E125]" table:style-name="ce1">
            <text:p>100764.358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2.375" table:style-name="ce1">
            <text:p>2.375</text:p>
          </table:table-cell>
          <table:table-cell office:value-type="float" office:value="6.0324999999999997E-2" table:formula="of:=[.D126]*0.0254" table:style-name="ce1">
            <text:p>0.060325</text:p>
          </table:table-cell>
          <table:table-cell office:value-type="float" office:value="100733.21175" table:formula="of:=[.$I$3] - [.$I$1]*[.$I$2]*[.E126]" table:style-name="ce1">
            <text:p>100733.211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6.25" table:style-name="ce1">
            <text:p>6.25</text:p>
          </table:table-cell>
          <table:table-cell office:value-type="float" office:value="0.15875" table:formula="of:=[.D127]*0.0254" table:style-name="ce1">
            <text:p>0.15875</text:p>
          </table:table-cell>
          <table:table-cell office:value-type="float" office:value="99767.662500000006" table:formula="of:=[.$I$3] - [.$I$1]*[.$I$2]*[.E127]" table:style-name="ce1">
            <text:p>99767.662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7.5" table:style-name="ce1">
            <text:p>7.5</text:p>
          </table:table-cell>
          <table:table-cell office:value-type="float" office:value="0.1905" table:formula="of:=[.D128]*0.0254" table:style-name="ce1">
            <text:p>0.1905</text:p>
          </table:table-cell>
          <table:table-cell office:value-type="float" office:value="99456.195000000007" table:formula="of:=[.$I$3] - [.$I$1]*[.$I$2]*[.E128]" table:style-name="ce1">
            <text:p>99456.19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0.2286" table:formula="of:=[.D129]*0.0254" table:style-name="ce1">
            <text:p>0.2286</text:p>
          </table:table-cell>
          <table:table-cell office:value-type="float" office:value="99082.433999999994" table:formula="of:=[.$I$3] - [.$I$1]*[.$I$2]*[.E129]" table:style-name="ce1">
            <text:p>99082.43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7.75" table:style-name="ce1">
            <text:p>7.75</text:p>
          </table:table-cell>
          <table:table-cell office:value-type="float" office:value="0.19685" table:formula="of:=[.D130]*0.0254" table:style-name="ce1">
            <text:p>0.19685</text:p>
          </table:table-cell>
          <table:table-cell office:value-type="float" office:value="99393.901500000007" table:formula="of:=[.$I$3] - [.$I$1]*[.$I$2]*[.E130]" table:style-name="ce1">
            <text:p>99393.901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6.25" table:style-name="ce1">
            <text:p>6.25</text:p>
          </table:table-cell>
          <table:table-cell office:value-type="float" office:value="0.15875" table:formula="of:=[.D131]*0.0254" table:style-name="ce1">
            <text:p>0.15875</text:p>
          </table:table-cell>
          <table:table-cell office:value-type="float" office:value="99767.662500000006" table:formula="of:=[.$I$3] - [.$I$1]*[.$I$2]*[.E131]" table:style-name="ce1">
            <text:p>99767.662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5.25" table:style-name="ce1">
            <text:p>5.25</text:p>
          </table:table-cell>
          <table:table-cell office:value-type="float" office:value="0.13335" table:formula="of:=[.D132]*0.0254" table:style-name="ce1">
            <text:p>0.13335</text:p>
          </table:table-cell>
          <table:table-cell office:value-type="float" office:value="100016.8365" table:formula="of:=[.$I$3] - [.$I$1]*[.$I$2]*[.E132]" table:style-name="ce1">
            <text:p>100016.836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4.55" table:style-name="ce1">
            <text:p>4.55</text:p>
          </table:table-cell>
          <table:table-cell office:value-type="float" office:value="0.11556999999999999" table:formula="of:=[.D133]*0.0254" table:style-name="ce1">
            <text:p>0.11557</text:p>
          </table:table-cell>
          <table:table-cell office:value-type="float" office:value="100191.2583" table:formula="of:=[.$I$3] - [.$I$1]*[.$I$2]*[.E133]" table:style-name="ce1">
            <text:p>100191.258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0.1016" table:formula="of:=[.D134]*0.0254" table:style-name="ce1">
            <text:p>0.1016</text:p>
          </table:table-cell>
          <table:table-cell office:value-type="float" office:value="100328.304" table:formula="of:=[.$I$3] - [.$I$1]*[.$I$2]*[.E134]" table:style-name="ce1">
            <text:p>100328.30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3.25" table:style-name="ce1">
            <text:p>3.25</text:p>
          </table:table-cell>
          <table:table-cell office:value-type="float" office:value="8.2549999999999998E-2" table:formula="of:=[.D135]*0.0254" table:style-name="ce1">
            <text:p>0.08255</text:p>
          </table:table-cell>
          <table:table-cell office:value-type="float" office:value="100515.1845" table:formula="of:=[.$I$3] - [.$I$1]*[.$I$2]*[.E135]" table:style-name="ce1">
            <text:p>100515.184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2.875" table:style-name="ce1">
            <text:p>2.875</text:p>
          </table:table-cell>
          <table:table-cell office:value-type="float" office:value="7.3024999999999993E-2" table:formula="of:=[.D136]*0.0254" table:style-name="ce1">
            <text:p>0.073025</text:p>
          </table:table-cell>
          <table:table-cell office:value-type="float" office:value="100608.62475" table:formula="of:=[.$I$3] - [.$I$1]*[.$I$2]*[.E136]" table:style-name="ce1">
            <text:p>100608.624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.375" table:style-name="ce1">
            <text:p>0.375</text:p>
          </table:table-cell>
          <table:table-cell office:value-type="float" office:value="9.5249999999999987E-3" table:formula="of:=[.D137]*0.0254" table:style-name="ce1">
            <text:p>0.009525</text:p>
          </table:table-cell>
          <table:table-cell office:value-type="float" office:value="101231.55975" table:formula="of:=[.$I$3] - [.$I$1]*[.$I$2]*[.E137]" table:style-name="ce1">
            <text:p>101231.559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0.625" table:style-name="ce1">
            <text:p>0.625</text:p>
          </table:table-cell>
          <table:table-cell office:value-type="float" office:value="1.5875E-2" table:formula="of:=[.D138]*0.0254" table:style-name="ce1">
            <text:p>0.015875</text:p>
          </table:table-cell>
          <table:table-cell office:value-type="float" office:value="101169.26625" table:formula="of:=[.$I$3] - [.$I$1]*[.$I$2]*[.E138]" table:style-name="ce1">
            <text:p>101169.266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[.D139]*0.0254" table:style-name="ce1">
            <text:p>0.0254</text:p>
          </table:table-cell>
          <table:table-cell office:value-type="float" office:value="101075.826" table:formula="of:=[.$I$3] - [.$I$1]*[.$I$2]*[.E139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.5" table:style-name="ce1">
            <text:p>1.5</text:p>
          </table:table-cell>
          <table:table-cell office:value-type="float" office:value="3.8099999999999995E-2" table:formula="of:=[.D140]*0.0254" table:style-name="ce1">
            <text:p>0.0381</text:p>
          </table:table-cell>
          <table:table-cell office:value-type="float" office:value="100951.239" table:formula="of:=[.$I$3] - [.$I$1]*[.$I$2]*[.E140]" table:style-name="ce1">
            <text:p>100951.23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.5" table:style-name="ce1">
            <text:p>1.5</text:p>
          </table:table-cell>
          <table:table-cell office:value-type="float" office:value="3.8099999999999995E-2" table:formula="of:=[.D141]*0.0254" table:style-name="ce1">
            <text:p>0.0381</text:p>
          </table:table-cell>
          <table:table-cell office:value-type="float" office:value="100951.239" table:formula="of:=[.$I$3] - [.$I$1]*[.$I$2]*[.E141]" table:style-name="ce1">
            <text:p>100951.23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.75" table:style-name="ce1">
            <text:p>1.75</text:p>
          </table:table-cell>
          <table:table-cell office:value-type="float" office:value="4.4449999999999996E-2" table:formula="of:=[.D142]*0.0254" table:style-name="ce1">
            <text:p>0.04445</text:p>
          </table:table-cell>
          <table:table-cell office:value-type="float" office:value="100888.9455" table:formula="of:=[.$I$3] - [.$I$1]*[.$I$2]*[.E142]" table:style-name="ce1">
            <text:p>100888.945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1.875" table:style-name="ce1">
            <text:p>1.875</text:p>
          </table:table-cell>
          <table:table-cell office:value-type="float" office:value="4.7625000000000001E-2" table:formula="of:=[.D143]*0.0254" table:style-name="ce1">
            <text:p>0.047625</text:p>
          </table:table-cell>
          <table:table-cell office:value-type="float" office:value="100857.79875" table:formula="of:=[.$I$3] - [.$I$1]*[.$I$2]*[.E143]" table:style-name="ce1">
            <text:p>100857.798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5.0799999999999998E-2" table:formula="of:=[.D144]*0.0254" table:style-name="ce1">
            <text:p>0.0508</text:p>
          </table:table-cell>
          <table:table-cell office:value-type="float" office:value="100826.652" table:formula="of:=[.$I$3] - [.$I$1]*[.$I$2]*[.E144]" table:style-name="ce1">
            <text:p>100826.65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8.75" table:style-name="ce1">
            <text:p>8.75</text:p>
          </table:table-cell>
          <table:table-cell office:value-type="float" office:value="0.22225" table:formula="of:=[.D145]*0.0254" table:style-name="ce1">
            <text:p>0.22225</text:p>
          </table:table-cell>
          <table:table-cell office:value-type="float" office:value="99144.727499999994" table:formula="of:=[.$I$3] - [.$I$1]*[.$I$2]*[.E145]" table:style-name="ce1">
            <text:p>99144.727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9.15" table:style-name="ce1">
            <text:p>9.15</text:p>
          </table:table-cell>
          <table:table-cell office:value-type="float" office:value="0.23241000000000001" table:formula="of:=[.D146]*0.0254" table:style-name="ce1">
            <text:p>0.23241</text:p>
          </table:table-cell>
          <table:table-cell office:value-type="float" office:value="99045.0579" table:formula="of:=[.$I$3] - [.$I$1]*[.$I$2]*[.E146]" table:style-name="ce1">
            <text:p>99045.057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0.17779999999999999" table:formula="of:=[.D147]*0.0254" table:style-name="ce1">
            <text:p>0.1778</text:p>
          </table:table-cell>
          <table:table-cell office:value-type="float" office:value="99580.782000000007" table:formula="of:=[.$I$3] - [.$I$1]*[.$I$2]*[.E147]" table:style-name="ce1">
            <text:p>99580.78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4.25" table:style-name="ce1">
            <text:p>4.25</text:p>
          </table:table-cell>
          <table:table-cell office:value-type="float" office:value="0.10794999999999999" table:formula="of:=[.D148]*0.0254" table:style-name="ce1">
            <text:p>0.10795</text:p>
          </table:table-cell>
          <table:table-cell office:value-type="float" office:value="100266.0105" table:formula="of:=[.$I$3] - [.$I$1]*[.$I$2]*[.E148]" table:style-name="ce1">
            <text:p>100266.010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3.875" table:style-name="ce1">
            <text:p>3.875</text:p>
          </table:table-cell>
          <table:table-cell office:value-type="float" office:value="9.8424999999999999E-2" table:formula="of:=[.D149]*0.0254" table:style-name="ce1">
            <text:p>0.098425</text:p>
          </table:table-cell>
          <table:table-cell office:value-type="float" office:value="100359.45075" table:formula="of:=[.$I$3] - [.$I$1]*[.$I$2]*[.E149]" table:style-name="ce1">
            <text:p>100359.450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3.875" table:style-name="ce1">
            <text:p>3.875</text:p>
          </table:table-cell>
          <table:table-cell office:value-type="float" office:value="9.8424999999999999E-2" table:formula="of:=[.D150]*0.0254" table:style-name="ce1">
            <text:p>0.098425</text:p>
          </table:table-cell>
          <table:table-cell office:value-type="float" office:value="100359.45075" table:formula="of:=[.$I$3] - [.$I$1]*[.$I$2]*[.E150]" table:style-name="ce1">
            <text:p>100359.450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3.875" table:style-name="ce1">
            <text:p>3.875</text:p>
          </table:table-cell>
          <table:table-cell office:value-type="float" office:value="9.8424999999999999E-2" table:formula="of:=[.D151]*0.0254" table:style-name="ce1">
            <text:p>0.098425</text:p>
          </table:table-cell>
          <table:table-cell office:value-type="float" office:value="100359.45075" table:formula="of:=[.$I$3] - [.$I$1]*[.$I$2]*[.E151]" table:style-name="ce1">
            <text:p>100359.450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3.875" table:style-name="ce1">
            <text:p>3.875</text:p>
          </table:table-cell>
          <table:table-cell office:value-type="float" office:value="9.8424999999999999E-2" table:formula="of:=[.D152]*0.0254" table:style-name="ce1">
            <text:p>0.098425</text:p>
          </table:table-cell>
          <table:table-cell office:value-type="float" office:value="100359.45075" table:formula="of:=[.$I$3] - [.$I$1]*[.$I$2]*[.E152]" table:style-name="ce1">
            <text:p>100359.450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3.875" table:style-name="ce1">
            <text:p>3.875</text:p>
          </table:table-cell>
          <table:table-cell office:value-type="float" office:value="9.8424999999999999E-2" table:formula="of:=[.D153]*0.0254" table:style-name="ce1">
            <text:p>0.098425</text:p>
          </table:table-cell>
          <table:table-cell office:value-type="float" office:value="100359.45075" table:formula="of:=[.$I$3] - [.$I$1]*[.$I$2]*[.E153]" table:style-name="ce1">
            <text:p>100359.450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3.875" table:style-name="ce1">
            <text:p>3.875</text:p>
          </table:table-cell>
          <table:table-cell office:value-type="float" office:value="9.8424999999999999E-2" table:formula="of:=[.D154]*0.0254" table:style-name="ce1">
            <text:p>0.098425</text:p>
          </table:table-cell>
          <table:table-cell office:value-type="float" office:value="100359.45075" table:formula="of:=[.$I$3] - [.$I$1]*[.$I$2]*[.E154]" table:style-name="ce1">
            <text:p>100359.450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0.25" table:style-name="ce1">
            <text:p>0.25</text:p>
          </table:table-cell>
          <table:table-cell office:value-type="float" office:value="6.3499999999999997E-3" table:formula="of:=[.D155]*0.0254" table:style-name="ce1">
            <text:p>0.00635</text:p>
          </table:table-cell>
          <table:table-cell office:value-type="float" office:value="101262.7065" table:formula="of:=[.$I$3] - [.$I$1]*[.$I$2]*[.E155]" table:style-name="ce1">
            <text:p>101262.706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0.75" table:style-name="ce1">
            <text:p>0.75</text:p>
          </table:table-cell>
          <table:table-cell office:value-type="float" office:value="1.9049999999999997E-2" table:formula="of:=[.D156]*0.0254" table:style-name="ce1">
            <text:p>0.01905</text:p>
          </table:table-cell>
          <table:table-cell office:value-type="float" office:value="101138.1195" table:formula="of:=[.$I$3] - [.$I$1]*[.$I$2]*[.E156]" table:style-name="ce1">
            <text:p>101138.119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[.D157]*0.0254" table:style-name="ce1">
            <text:p>0.0254</text:p>
          </table:table-cell>
          <table:table-cell office:value-type="float" office:value="101075.826" table:formula="of:=[.$I$3] - [.$I$1]*[.$I$2]*[.E157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1.5" table:style-name="ce1">
            <text:p>1.5</text:p>
          </table:table-cell>
          <table:table-cell office:value-type="float" office:value="3.8099999999999995E-2" table:formula="of:=[.D158]*0.0254" table:style-name="ce1">
            <text:p>0.0381</text:p>
          </table:table-cell>
          <table:table-cell office:value-type="float" office:value="100951.239" table:formula="of:=[.$I$3] - [.$I$1]*[.$I$2]*[.E158]" table:style-name="ce1">
            <text:p>100951.23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.75" table:style-name="ce1">
            <text:p>1.75</text:p>
          </table:table-cell>
          <table:table-cell office:value-type="float" office:value="4.4449999999999996E-2" table:formula="of:=[.D159]*0.0254" table:style-name="ce1">
            <text:p>0.04445</text:p>
          </table:table-cell>
          <table:table-cell office:value-type="float" office:value="100888.9455" table:formula="of:=[.$I$3] - [.$I$1]*[.$I$2]*[.E159]" table:style-name="ce1">
            <text:p>100888.945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5.0799999999999998E-2" table:formula="of:=[.D160]*0.0254" table:style-name="ce1">
            <text:p>0.0508</text:p>
          </table:table-cell>
          <table:table-cell office:value-type="float" office:value="100826.652" table:formula="of:=[.$I$3] - [.$I$1]*[.$I$2]*[.E160]" table:style-name="ce1">
            <text:p>100826.65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2.125" table:style-name="ce1">
            <text:p>2.125</text:p>
          </table:table-cell>
          <table:table-cell office:value-type="float" office:value="5.3974999999999995E-2" table:formula="of:=[.D161]*0.0254" table:style-name="ce1">
            <text:p>0.053975</text:p>
          </table:table-cell>
          <table:table-cell office:value-type="float" office:value="100795.50525" table:formula="of:=[.$I$3] - [.$I$1]*[.$I$2]*[.E161]" table:style-name="ce1">
            <text:p>100795.505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2.25" table:style-name="ce1">
            <text:p>2.25</text:p>
          </table:table-cell>
          <table:table-cell office:value-type="float" office:value="5.7149999999999999E-2" table:formula="of:=[.D162]*0.0254" table:style-name="ce1">
            <text:p>0.05715</text:p>
          </table:table-cell>
          <table:table-cell office:value-type="float" office:value="100764.3585" table:formula="of:=[.$I$3] - [.$I$1]*[.$I$2]*[.E162]" table:style-name="ce1">
            <text:p>100764.358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9.25" table:style-name="ce1">
            <text:p>9.25</text:p>
          </table:table-cell>
          <table:table-cell office:value-type="float" office:value="0.23494999999999999" table:formula="of:=[.D163]*0.0254" table:style-name="ce1">
            <text:p>0.23495</text:p>
          </table:table-cell>
          <table:table-cell office:value-type="float" office:value="99020.140499999994" table:formula="of:=[.$I$3] - [.$I$1]*[.$I$2]*[.E163]" table:style-name="ce1">
            <text:p>99020.1405</text:p>
          </table:table-cell>
          <table:table-cell table:number-columns-repeated="16378"/>
        </table:table-row>
        <table:table-row table:number-rows-repeated="1048413" table:style-name="ro1">
          <table:table-cell table:number-columns-repeated="16384"/>
        </table:table-row>
      </table:table>
      <table:table table:name="group_2" table:style-name="ta2"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1" table:number-columns-repeated="19" table:default-cell-style-name="ce1"/>
        <table:table-column table:style-name="co3" table:number-columns-repeated="16359" table:default-cell-style-name="ce1"/>
        <table:table-row table:style-name="ro1">
          <table:table-cell office:value-type="string" table:style-name="ce1">
            <text:p>Velocity [MPH]</text:p>
          </table:table-cell>
          <table:table-cell office:value-type="string" table:style-name="ce1">
            <text:p>Angle of Attack</text:p>
          </table:table-cell>
          <table:table-cell office:value-type="string" table:style-name="ce1">
            <text:p>Port Number</text:p>
          </table:table-cell>
          <table:table-cell office:value-type="string" table:style-name="ce1">
            <text:p>Manometer Reading [in]</text:p>
          </table:table-cell>
          <table:table-cell office:value-type="string" table:style-name="ce1">
            <text:p>Manometer Reading [m]</text:p>
          </table:table-cell>
          <table:table-cell office:value-type="string" table:style-name="ce1">
            <text:p>Pressure [psi]</text:p>
          </table:table-cell>
          <table:table-cell office:value-type="string" table:style-name="ce1">
            <text:p>Cd</text:p>
          </table:table-cell>
          <table:table-cell table:style-name="ce1"/>
          <table:table-cell office:value-type="string" table:style-name="ce1">
            <text:p>Density of H2O</text:p>
          </table:table-cell>
          <table:table-cell office:value-type="float" office:value="1000" table:style-name="ce2">
            <text:p>1.00E+03</text:p>
          </table:table-cell>
          <table:table-cell office:value-type="string" table:style-name="ce1">
            <text:p>lbf/in^3</text:p>
          </table:table-cell>
          <table:table-cell table:number-columns-repeated="6" table:style-name="ce1"/>
          <table:table-cell office:value-type="string" table:style-name="ce1">
            <text:p>lbf/in^3</text:p>
          </table:table-cell>
          <table:table-cell office:value-type="string" table:style-name="ce1">
            <text:p>velocity (mph)</text:p>
          </table:table-cell>
          <table:table-cell office:value-type="float" office:value="45" table:style-name="ce1">
            <text:p>45</text:p>
          </table:table-cell>
          <table:table-cell table:number-columns-repeated="16364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1.2699999999999999E-2" table:formula="of:=0.0254*[.D2]" table:style-name="ce1">
            <text:p>0.0127</text:p>
          </table:table-cell>
          <table:table-cell office:value-type="float" office:value="101200.413" table:formula="of:=[.$J$3] - [.$J$1]*[.$J$2]*[.E2]" table:style-name="ce6">
            <text:p>101200.413</text:p>
          </table:table-cell>
          <table:table-cell table:number-columns-repeated="2" table:style-name="ce1"/>
          <table:table-cell office:value-type="string" table:style-name="ce1">
            <text:p>Gravity</text:p>
          </table:table-cell>
          <table:table-cell office:value-type="float" office:value="9.81" table:style-name="ce1">
            <text:p>9.81</text:p>
          </table:table-cell>
          <table:table-cell office:value-type="string" table:style-name="ce1">
            <text:p>in/s^2</text:p>
          </table:table-cell>
          <table:table-cell table:number-columns-repeated="6" table:style-name="ce1"/>
          <table:table-cell office:value-type="string" table:style-name="ce1">
            <text:p>in/s^2</text:p>
          </table:table-cell>
          <table:table-cell office:value-type="string" table:style-name="ce1">
            <text:p>angle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.75" table:style-name="ce1">
            <text:p>2.75</text:p>
          </table:table-cell>
          <table:table-cell office:value-type="float" office:value="6.9849999999999995E-2" table:formula="of:=0.0254*[.D3]" table:style-name="ce1">
            <text:p>0.06985</text:p>
          </table:table-cell>
          <table:table-cell office:value-type="float" office:value="100639.7715" table:formula="of:=[.$J$3] - [.$J$1]*[.$J$2]*[.E3]" table:style-name="ce6">
            <text:p>100639.7715</text:p>
          </table:table-cell>
          <table:table-cell table:number-columns-repeated="2" table:style-name="ce1"/>
          <table:table-cell office:value-type="string" table:style-name="ce1">
            <text:p>P atm</text:p>
          </table:table-cell>
          <table:table-cell office:value-type="float" office:value="101325" table:style-name="ce1">
            <text:p>101325</text:p>
          </table:table-cell>
          <table:table-cell office:value-type="string" table:style-name="ce1">
            <text:p>psi</text:p>
          </table:table-cell>
          <table:table-cell table:number-columns-repeated="6" table:style-name="ce1"/>
          <table:table-cell office:value-type="string" table:style-name="ce1">
            <text:p>in^2</text:p>
          </table:table-cell>
          <table:table-cell office:value-type="string" table:style-name="ce1">
            <text:p>port #</text:p>
          </table:table-cell>
          <table:table-cell office:value-type="string" table:style-name="ce1">
            <text:p>height (in)</text:p>
          </table:table-cell>
          <table:table-cell office:value-type="string" table:style-name="ce1">
            <text:p>height (in)</text:p>
          </table:table-cell>
          <table:table-cell office:value-type="string" table:style-name="ce1">
            <text:p>height (in)</text:p>
          </table:table-cell>
          <table:table-cell office:value-type="string" table:style-name="ce1">
            <text:p>height (in)</text:p>
          </table:table-cell>
          <table:table-cell office:value-type="string" table:style-name="ce1">
            <text:p>height (in)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.875" table:style-name="ce1">
            <text:p>2.875</text:p>
          </table:table-cell>
          <table:table-cell office:value-type="float" office:value="7.3024999999999993E-2" table:formula="of:=0.0254*[.D4]" table:style-name="ce1">
            <text:p>0.073025</text:p>
          </table:table-cell>
          <table:table-cell office:value-type="float" office:value="100608.62475" table:formula="of:=[.$J$3] - [.$J$1]*[.$J$2]*[.E4]" table:style-name="ce6">
            <text:p>100608.6248</text:p>
          </table:table-cell>
          <table:table-cell table:number-columns-repeated="2" table:style-name="ce1"/>
          <table:table-cell office:value-type="string" table:style-name="ce1">
            <text:p>mph→in/s</text:p>
          </table:table-cell>
          <table:table-cell office:value-type="float" office:value="17.600020000000001" table:style-name="ce1">
            <text:p>17.60002</text:p>
          </table:table-cell>
          <table:table-cell table:number-columns-repeated="8" table:style-name="ce1"/>
          <table:table-cell office:value-type="float" office:value="0" table:style-name="ce1">
            <text:p>0</text:p>
          </table:table-cell>
          <table:table-cell office:value-type="float" office:value="9.25" table:style-name="ce1">
            <text:p>9.25</text:p>
          </table:table-cell>
          <table:table-cell office:value-type="float" office:value="9.25" table:style-name="ce1">
            <text:p>9.25</text:p>
          </table:table-cell>
          <table:table-cell office:value-type="float" office:value="9.25" table:style-name="ce1">
            <text:p>9.25</text:p>
          </table:table-cell>
          <table:table-cell office:value-type="float" office:value="9.25" table:style-name="ce1">
            <text:p>9.25</text:p>
          </table:table-cell>
          <table:table-cell office:value-type="float" office:value="9" table:style-name="ce1">
            <text:p>9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.75" table:style-name="ce1">
            <text:p>2.75</text:p>
          </table:table-cell>
          <table:table-cell office:value-type="float" office:value="6.9849999999999995E-2" table:formula="of:=0.0254*[.D5]" table:style-name="ce1">
            <text:p>0.06985</text:p>
          </table:table-cell>
          <table:table-cell office:value-type="float" office:value="100639.7715" table:formula="of:=[.$J$3] - [.$J$1]*[.$J$2]*[.E5]" table:style-name="ce6">
            <text:p>100639.7715</text:p>
          </table:table-cell>
          <table:table-cell table:number-columns-repeated="12" table:style-name="ce1"/>
          <table:table-cell office:value-type="float" office:value="1" table:style-name="ce1">
            <text:p>1</text:p>
          </table:table-cell>
          <table:table-cell office:value-type="float" office:value="8.75" table:style-name="ce1">
            <text:p>8.75</text:p>
          </table:table-cell>
          <table:table-cell office:value-type="float" office:value="8" table:style-name="ce1">
            <text:p>8</text:p>
          </table:table-cell>
          <table:table-cell office:value-type="float" office:value="5.625" table:style-name="ce1">
            <text:p>5.625</text:p>
          </table:table-cell>
          <table:table-cell office:value-type="float" office:value="4.375" table:style-name="ce1">
            <text:p>4.375</text:p>
          </table:table-cell>
          <table:table-cell office:value-type="float" office:value="7.125" table:style-name="ce1">
            <text:p>7.12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.625" table:style-name="ce1">
            <text:p>2.625</text:p>
          </table:table-cell>
          <table:table-cell office:value-type="float" office:value="6.6674999999999998E-2" table:formula="of:=0.0254*[.D6]" table:style-name="ce1">
            <text:p>0.066675</text:p>
          </table:table-cell>
          <table:table-cell office:value-type="float" office:value="100670.91825" table:formula="of:=[.$J$3] - [.$J$1]*[.$J$2]*[.E6]" table:style-name="ce6">
            <text:p>100670.9183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6.5" table:style-name="ce1">
            <text:p>6.5</text:p>
          </table:table-cell>
          <table:table-cell office:value-type="float" office:value="5.5" table:style-name="ce1">
            <text:p>5.5</text:p>
          </table:table-cell>
          <table:table-cell office:value-type="float" office:value="4.75" table:style-name="ce1">
            <text:p>4.75</text:p>
          </table:table-cell>
          <table:table-cell office:value-type="float" office:value="5.125" table:style-name="ce1">
            <text:p>5.125</text:p>
          </table:table-cell>
          <table:table-cell office:value-type="float" office:value="6.625" table:style-name="ce1">
            <text:p>6.62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0.0254*[.D7]" table:style-name="ce1">
            <text:p>0.0635</text:p>
          </table:table-cell>
          <table:table-cell office:value-type="float" office:value="100702.065" table:formula="of:=[.$J$3] - [.$J$1]*[.$J$2]*[.E7]" table:style-name="ce6">
            <text:p>100702.065</text:p>
          </table:table-cell>
          <table:table-cell table:number-columns-repeated="12" table:style-name="ce1"/>
          <table:table-cell office:value-type="float" office:value="3" table:style-name="ce1">
            <text:p>3</text:p>
          </table:table-cell>
          <table:table-cell office:value-type="float" office:value="6.375" table:style-name="ce1">
            <text:p>6.375</text:p>
          </table:table-cell>
          <table:table-cell office:value-type="float" office:value="5.875" table:style-name="ce1">
            <text:p>5.875</text:p>
          </table:table-cell>
          <table:table-cell office:value-type="float" office:value="5.25" table:style-name="ce1">
            <text:p>5.25</text:p>
          </table:table-cell>
          <table:table-cell office:value-type="float" office:value="6.375" table:style-name="ce1">
            <text:p>6.375</text:p>
          </table:table-cell>
          <table:table-cell office:value-type="float" office:value="6.625" table:style-name="ce1">
            <text:p>6.62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0.0254*[.D8]" table:style-name="ce1">
            <text:p>0.0635</text:p>
          </table:table-cell>
          <table:table-cell office:value-type="float" office:value="100702.065" table:formula="of:=[.$J$3] - [.$J$1]*[.$J$2]*[.E8]" table:style-name="ce6">
            <text:p>100702.065</text:p>
          </table:table-cell>
          <table:table-cell table:number-columns-repeated="12" table:style-name="ce1"/>
          <table:table-cell office:value-type="float" office:value="4" table:style-name="ce1">
            <text:p>4</text:p>
          </table:table-cell>
          <table:table-cell office:value-type="float" office:value="6.5" table:style-name="ce1">
            <text:p>6.5</text:p>
          </table:table-cell>
          <table:table-cell office:value-type="float" office:value="6.125" table:style-name="ce1">
            <text:p>6.125</text:p>
          </table:table-cell>
          <table:table-cell office:value-type="float" office:value="5.75" table:style-name="ce1">
            <text:p>5.75</text:p>
          </table:table-cell>
          <table:table-cell office:value-type="float" office:value="6.875" table:style-name="ce1">
            <text:p>6.875</text:p>
          </table:table-cell>
          <table:table-cell office:value-type="float" office:value="6.75" table:style-name="ce1">
            <text:p>6.7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0.0254*[.D9]" table:style-name="ce1">
            <text:p>0.0635</text:p>
          </table:table-cell>
          <table:table-cell office:value-type="float" office:value="100702.065" table:formula="of:=[.$J$3] - [.$J$1]*[.$J$2]*[.E9]" table:style-name="ce6">
            <text:p>100702.065</text:p>
          </table:table-cell>
          <table:table-cell table:number-columns-repeated="12" table:style-name="ce1"/>
          <table:table-cell office:value-type="float" office:value="5" table:style-name="ce1">
            <text:p>5</text:p>
          </table:table-cell>
          <table:table-cell office:value-type="float" office:value="6.625" table:style-name="ce1">
            <text:p>6.625</text:p>
          </table:table-cell>
          <table:table-cell office:value-type="float" office:value="6.125" table:style-name="ce1">
            <text:p>6.125</text:p>
          </table:table-cell>
          <table:table-cell office:value-type="float" office:value="6.375" table:style-name="ce1">
            <text:p>6.375</text:p>
          </table:table-cell>
          <table:table-cell office:value-type="float" office:value="7" table:style-name="ce1">
            <text:p>7</text:p>
          </table:table-cell>
          <table:table-cell office:value-type="float" office:value="6.75" table:style-name="ce1">
            <text:p>6.7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5.0799999999999998E-2" table:formula="of:=0.0254*[.D10]" table:style-name="ce1">
            <text:p>0.0508</text:p>
          </table:table-cell>
          <table:table-cell office:value-type="float" office:value="100826.652" table:formula="of:=[.$J$3] - [.$J$1]*[.$J$2]*[.E10]" table:style-name="ce6">
            <text:p>100826.652</text:p>
          </table:table-cell>
          <table:table-cell table:number-columns-repeated="12" table:style-name="ce1"/>
          <table:table-cell office:value-type="float" office:value="6" table:style-name="ce1">
            <text:p>6</text:p>
          </table:table-cell>
          <table:table-cell office:value-type="float" office:value="6.75" table:style-name="ce1">
            <text:p>6.75</text:p>
          </table:table-cell>
          <table:table-cell office:value-type="float" office:value="6.75" table:style-name="ce1">
            <text:p>6.75</text:p>
          </table:table-cell>
          <table:table-cell office:value-type="float" office:value="6.75" table:style-name="ce1">
            <text:p>6.75</text:p>
          </table:table-cell>
          <table:table-cell office:value-type="float" office:value="7" table:style-name="ce1">
            <text:p>7</text:p>
          </table:table-cell>
          <table:table-cell office:value-type="float" office:value="6.75" table:style-name="ce1">
            <text:p>6.7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.125" table:style-name="ce1">
            <text:p>2.125</text:p>
          </table:table-cell>
          <table:table-cell office:value-type="float" office:value="5.3974999999999995E-2" table:formula="of:=0.0254*[.D11]" table:style-name="ce1">
            <text:p>0.053975</text:p>
          </table:table-cell>
          <table:table-cell office:value-type="float" office:value="100795.50525" table:formula="of:=[.$J$3] - [.$J$1]*[.$J$2]*[.E11]" table:style-name="ce6">
            <text:p>100795.5053</text:p>
          </table:table-cell>
          <table:table-cell table:number-columns-repeated="12" table:style-name="ce1"/>
          <table:table-cell office:value-type="float" office:value="7" table:style-name="ce1">
            <text:p>7</text:p>
          </table:table-cell>
          <table:table-cell office:value-type="float" office:value="6.75" table:style-name="ce1">
            <text:p>6.75</text:p>
          </table:table-cell>
          <table:table-cell office:value-type="float" office:value="6.75" table:style-name="ce1">
            <text:p>6.75</text:p>
          </table:table-cell>
          <table:table-cell office:value-type="float" office:value="6.875" table:style-name="ce1">
            <text:p>6.875</text:p>
          </table:table-cell>
          <table:table-cell office:value-type="float" office:value="7" table:style-name="ce1">
            <text:p>7</text:p>
          </table:table-cell>
          <table:table-cell office:value-type="float" office:value="6.75" table:style-name="ce1">
            <text:p>6.7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5.0799999999999998E-2" table:formula="of:=0.0254*[.D12]" table:style-name="ce1">
            <text:p>0.0508</text:p>
          </table:table-cell>
          <table:table-cell office:value-type="float" office:value="100826.652" table:formula="of:=[.$J$3] - [.$J$1]*[.$J$2]*[.E12]" table:style-name="ce6">
            <text:p>100826.652</text:p>
          </table:table-cell>
          <table:table-cell table:number-columns-repeated="12" table:style-name="ce1"/>
          <table:table-cell office:value-type="float" office:value="8" table:style-name="ce1">
            <text:p>8</text:p>
          </table:table-cell>
          <table:table-cell office:value-type="float" office:value="6.75" table:style-name="ce1">
            <text:p>6.75</text:p>
          </table:table-cell>
          <table:table-cell office:value-type="float" office:value="7" table:style-name="ce1">
            <text:p>7</text:p>
          </table:table-cell>
          <table:table-cell office:value-type="float" office:value="7.125" table:style-name="ce1">
            <text:p>7.125</text:p>
          </table:table-cell>
          <table:table-cell office:value-type="float" office:value="7.125" table:style-name="ce1">
            <text:p>7.125</text:p>
          </table:table-cell>
          <table:table-cell office:value-type="float" office:value="6.75" table:style-name="ce1">
            <text:p>6.7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.75" table:style-name="ce1">
            <text:p>1.75</text:p>
          </table:table-cell>
          <table:table-cell office:value-type="float" office:value="4.4449999999999996E-2" table:formula="of:=0.0254*[.D13]" table:style-name="ce1">
            <text:p>0.04445</text:p>
          </table:table-cell>
          <table:table-cell office:value-type="float" office:value="100888.9455" table:formula="of:=[.$J$3] - [.$J$1]*[.$J$2]*[.E13]" table:style-name="ce6">
            <text:p>100888.9455</text:p>
          </table:table-cell>
          <table:table-cell table:number-columns-repeated="12" table:style-name="ce1"/>
          <table:table-cell office:value-type="float" office:value="9" table:style-name="ce1">
            <text:p>9</text:p>
          </table:table-cell>
          <table:table-cell office:value-type="float" office:value="7.25" table:style-name="ce1">
            <text:p>7.25</text:p>
          </table:table-cell>
          <table:table-cell office:value-type="float" office:value="7.25" table:style-name="ce1">
            <text:p>7.25</text:p>
          </table:table-cell>
          <table:table-cell office:value-type="float" office:value="7.5" table:style-name="ce1">
            <text:p>7.5</text:p>
          </table:table-cell>
          <table:table-cell office:value-type="float" office:value="7.125" table:style-name="ce1">
            <text:p>7.125</text:p>
          </table:table-cell>
          <table:table-cell office:value-type="float" office:value="6.75" table:style-name="ce1">
            <text:p>6.7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.75" table:style-name="ce1">
            <text:p>1.75</text:p>
          </table:table-cell>
          <table:table-cell office:value-type="float" office:value="4.4449999999999996E-2" table:formula="of:=0.0254*[.D14]" table:style-name="ce1">
            <text:p>0.04445</text:p>
          </table:table-cell>
          <table:table-cell office:value-type="float" office:value="100888.9455" table:formula="of:=[.$J$3] - [.$J$1]*[.$J$2]*[.E14]" table:style-name="ce6">
            <text:p>100888.9455</text:p>
          </table:table-cell>
          <table:table-cell table:number-columns-repeated="12" table:style-name="ce1"/>
          <table:table-cell office:value-type="float" office:value="10" table:style-name="ce1">
            <text:p>10</text:p>
          </table:table-cell>
          <table:table-cell office:value-type="float" office:value="7.125" table:style-name="ce1">
            <text:p>7.125</text:p>
          </table:table-cell>
          <table:table-cell office:value-type="float" office:value="8.125" table:style-name="ce1">
            <text:p>8.125</text:p>
          </table:table-cell>
          <table:table-cell office:value-type="float" office:value="8.75" table:style-name="ce1">
            <text:p>8.75</text:p>
          </table:table-cell>
          <table:table-cell office:value-type="float" office:value="8.75" table:style-name="ce1">
            <text:p>8.75</text:p>
          </table:table-cell>
          <table:table-cell office:value-type="float" office:value="8.5" table:style-name="ce1">
            <text:p>8.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1.875" table:style-name="ce1">
            <text:p>1.875</text:p>
          </table:table-cell>
          <table:table-cell office:value-type="float" office:value="4.7625000000000001E-2" table:formula="of:=0.0254*[.D15]" table:style-name="ce1">
            <text:p>0.047625</text:p>
          </table:table-cell>
          <table:table-cell office:value-type="float" office:value="100857.79875" table:formula="of:=[.$J$3] - [.$J$1]*[.$J$2]*[.E15]" table:style-name="ce6">
            <text:p>100857.7988</text:p>
          </table:table-cell>
          <table:table-cell table:number-columns-repeated="12" table:style-name="ce1"/>
          <table:table-cell office:value-type="float" office:value="11" table:style-name="ce1">
            <text:p>11</text:p>
          </table:table-cell>
          <table:table-cell office:value-type="float" office:value="7.25" table:style-name="ce1">
            <text:p>7.25</text:p>
          </table:table-cell>
          <table:table-cell office:value-type="float" office:value="7.875" table:style-name="ce1">
            <text:p>7.875</text:p>
          </table:table-cell>
          <table:table-cell office:value-type="float" office:value="8.5" table:style-name="ce1">
            <text:p>8.5</text:p>
          </table:table-cell>
          <table:table-cell office:value-type="float" office:value="8.625" table:style-name="ce1">
            <text:p>8.625</text:p>
          </table:table-cell>
          <table:table-cell office:value-type="float" office:value="8.375" table:style-name="ce1">
            <text:p>8.37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.875" table:style-name="ce1">
            <text:p>1.875</text:p>
          </table:table-cell>
          <table:table-cell office:value-type="float" office:value="4.7625000000000001E-2" table:formula="of:=0.0254*[.D16]" table:style-name="ce1">
            <text:p>0.047625</text:p>
          </table:table-cell>
          <table:table-cell office:value-type="float" office:value="100857.79875" table:formula="of:=[.$J$3] - [.$J$1]*[.$J$2]*[.E16]" table:style-name="ce6">
            <text:p>100857.7988</text:p>
          </table:table-cell>
          <table:table-cell table:number-columns-repeated="12" table:style-name="ce1"/>
          <table:table-cell office:value-type="float" office:value="12" table:style-name="ce1">
            <text:p>12</text:p>
          </table:table-cell>
          <table:table-cell office:value-type="float" office:value="7.5" table:style-name="ce1">
            <text:p>7.5</text:p>
          </table:table-cell>
          <table:table-cell office:value-type="float" office:value="7.875" table:style-name="ce1">
            <text:p>7.875</text:p>
          </table:table-cell>
          <table:table-cell office:value-type="float" office:value="8.25" table:style-name="ce1">
            <text:p>8.25</text:p>
          </table:table-cell>
          <table:table-cell office:value-type="float" office:value="8.375" table:style-name="ce1">
            <text:p>8.375</text:p>
          </table:table-cell>
          <table:table-cell office:value-type="float" office:value="8.25" table:style-name="ce1">
            <text:p>8.2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.875" table:style-name="ce1">
            <text:p>1.875</text:p>
          </table:table-cell>
          <table:table-cell office:value-type="float" office:value="4.7625000000000001E-2" table:formula="of:=0.0254*[.D17]" table:style-name="ce1">
            <text:p>0.047625</text:p>
          </table:table-cell>
          <table:table-cell office:value-type="float" office:value="100857.79875" table:formula="of:=[.$J$3] - [.$J$1]*[.$J$2]*[.E17]" table:style-name="ce6">
            <text:p>100857.7988</text:p>
          </table:table-cell>
          <table:table-cell table:number-columns-repeated="12" table:style-name="ce1"/>
          <table:table-cell office:value-type="float" office:value="13" table:style-name="ce1">
            <text:p>13</text:p>
          </table:table-cell>
          <table:table-cell office:value-type="float" office:value="7.5" table:style-name="ce1">
            <text:p>7.5</text:p>
          </table:table-cell>
          <table:table-cell office:value-type="float" office:value="7.75" table:style-name="ce1">
            <text:p>7.75</text:p>
          </table:table-cell>
          <table:table-cell office:value-type="float" office:value="8.125" table:style-name="ce1">
            <text:p>8.125</text:p>
          </table:table-cell>
          <table:table-cell office:value-type="float" office:value="8.25" table:style-name="ce1">
            <text:p>8.25</text:p>
          </table:table-cell>
          <table:table-cell office:value-type="float" office:value="8" table:style-name="ce1">
            <text:p>8</text:p>
          </table:table-cell>
          <table:table-cell table:number-columns-repeated="16360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5.0799999999999998E-2" table:formula="of:=0.0254*[.D18]" table:style-name="ce1">
            <text:p>0.0508</text:p>
          </table:table-cell>
          <table:table-cell office:value-type="float" office:value="100826.652" table:formula="of:=[.$J$3] - [.$J$1]*[.$J$2]*[.E18]" table:style-name="ce6">
            <text:p>100826.652</text:p>
          </table:table-cell>
          <table:table-cell table:number-columns-repeated="12" table:style-name="ce1"/>
          <table:table-cell office:value-type="float" office:value="14" table:style-name="ce1">
            <text:p>14</text:p>
          </table:table-cell>
          <table:table-cell office:value-type="float" office:value="7.375" table:style-name="ce1">
            <text:p>7.375</text:p>
          </table:table-cell>
          <table:table-cell office:value-type="float" office:value="7.625" table:style-name="ce1">
            <text:p>7.6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7.875" table:style-name="ce1">
            <text:p>7.875</text:p>
          </table:table-cell>
          <table:table-cell table:number-columns-repeated="16360" table:style-name="ce1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2.875" table:style-name="ce3">
            <text:p>2.875</text:p>
          </table:table-cell>
          <table:table-cell office:value-type="float" office:value="7.3024999999999993E-2" table:formula="of:=0.0254*[.D19]" table:style-name="ce1">
            <text:p>0.073025</text:p>
          </table:table-cell>
          <table:table-cell office:value-type="float" office:value="100608.62475" table:formula="of:=[.$J$3] - [.$J$1]*[.$J$2]*[.E19]" table:style-name="ce6">
            <text:p>100608.6248</text:p>
          </table:table-cell>
          <table:table-cell table:number-columns-repeated="12" table:style-name="ce1"/>
          <table:table-cell office:value-type="float" office:value="15" table:style-name="ce1">
            <text:p>15</text:p>
          </table:table-cell>
          <table:table-cell office:value-type="float" office:value="7.375" table:style-name="ce1">
            <text:p>7.375</text:p>
          </table:table-cell>
          <table:table-cell office:value-type="float" office:value="7.625" table:style-name="ce1">
            <text:p>7.6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7.75" table:style-name="ce1">
            <text:p>7.75</text:p>
          </table:table-cell>
          <table:table-cell table:number-columns-repeated="16360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.25" table:style-name="ce1">
            <text:p>1.25</text:p>
          </table:table-cell>
          <table:table-cell office:value-type="float" office:value="3.175E-2" table:formula="of:=0.0254*[.D20]" table:style-name="ce1">
            <text:p>0.03175</text:p>
          </table:table-cell>
          <table:table-cell office:value-type="float" office:value="101013.5325" table:formula="of:=[.$J$3] - [.$J$1]*[.$J$2]*[.E20]" table:style-name="ce6">
            <text:p>101013.5325</text:p>
          </table:table-cell>
          <table:table-cell table:number-columns-repeated="12" table:style-name="ce1"/>
          <table:table-cell office:value-type="float" office:value="16" table:style-name="ce1">
            <text:p>16</text:p>
          </table:table-cell>
          <table:table-cell office:value-type="float" office:value="7.375" table:style-name="ce1">
            <text:p>7.375</text:p>
          </table:table-cell>
          <table:table-cell office:value-type="float" office:value="7.625" table:style-name="ce1">
            <text:p>7.625</text:p>
          </table:table-cell>
          <table:table-cell office:value-type="float" office:value="8" table:style-name="ce1">
            <text:p>8</text:p>
          </table:table-cell>
          <table:table-cell office:value-type="float" office:value="7.875" table:style-name="ce1">
            <text:p>7.875</text:p>
          </table:table-cell>
          <table:table-cell office:value-type="float" office:value="7.625" table:style-name="ce1">
            <text:p>7.625</text:p>
          </table:table-cell>
          <table:table-cell table:number-columns-repeated="16360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.75" table:style-name="ce1">
            <text:p>3.75</text:p>
          </table:table-cell>
          <table:table-cell office:value-type="float" office:value="9.5250000000000001E-2" table:formula="of:=0.0254*[.D21]" table:style-name="ce1">
            <text:p>0.09525</text:p>
          </table:table-cell>
          <table:table-cell office:value-type="float" office:value="100390.5975" table:formula="of:=[.$J$3] - [.$J$1]*[.$J$2]*[.E21]" table:style-name="ce6">
            <text:p>100390.5975</text:p>
          </table:table-cell>
          <table:table-cell table:number-columns-repeated="12" table:style-name="ce1"/>
          <table:table-cell office:value-type="float" office:value="17" table:style-name="ce1">
            <text:p>17</text:p>
          </table:table-cell>
          <table:table-cell office:value-type="float" office:value="7.25" table:style-name="ce1">
            <text:p>7.25</text:p>
          </table:table-cell>
          <table:table-cell office:value-type="float" office:value="7.625" table:style-name="ce1">
            <text:p>7.625</text:p>
          </table:table-cell>
          <table:table-cell office:value-type="float" office:value="7.875" table:style-name="ce1">
            <text:p>7.875</text:p>
          </table:table-cell>
          <table:table-cell office:value-type="float" office:value="7.625" table:style-name="ce1">
            <text:p>7.625</text:p>
          </table:table-cell>
          <table:table-cell office:value-type="float" office:value="7.375" table:style-name="ce1">
            <text:p>7.375</text:p>
          </table:table-cell>
          <table:table-cell table:number-columns-repeated="16360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.375" table:style-name="ce1">
            <text:p>3.375</text:p>
          </table:table-cell>
          <table:table-cell office:value-type="float" office:value="8.5724999999999996E-2" table:formula="of:=0.0254*[.D22]" table:style-name="ce1">
            <text:p>0.085725</text:p>
          </table:table-cell>
          <table:table-cell office:value-type="float" office:value="100484.03775" table:formula="of:=[.$J$3] - [.$J$1]*[.$J$2]*[.E22]" table:style-name="ce6">
            <text:p>100484.0378</text:p>
          </table:table-cell>
          <table:table-cell table:number-columns-repeated="12" table:style-name="ce1"/>
          <table:table-cell office:value-type="float" office:value="18" table:style-name="ce1">
            <text:p>18</text:p>
          </table:table-cell>
          <table:table-cell office:value-type="float" office:value="8.5" table:style-name="ce1">
            <text:p>8.5</text:p>
          </table:table-cell>
          <table:table-cell office:value-type="float" office:value="8.625" table:style-name="ce1">
            <text:p>8.625</text:p>
          </table:table-cell>
          <table:table-cell office:value-type="float" office:value="8.875" table:style-name="ce1">
            <text:p>8.875</text:p>
          </table:table-cell>
          <table:table-cell office:value-type="float" office:value="8.75" table:style-name="ce1">
            <text:p>8.75</text:p>
          </table:table-cell>
          <table:table-cell office:value-type="float" office:value="8.625" table:style-name="ce1">
            <text:p>8.625</text:p>
          </table:table-cell>
          <table:table-cell office:value-type="string" table:style-name="ce1">
            <text:p>not connected</text:p>
          </table:table-cell>
          <table:table-cell table:number-columns-repeated="1635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.125" table:style-name="ce1">
            <text:p>3.125</text:p>
          </table:table-cell>
          <table:table-cell office:value-type="float" office:value="7.9375000000000001E-2" table:formula="of:=0.0254*[.D23]" table:style-name="ce1">
            <text:p>0.079375</text:p>
          </table:table-cell>
          <table:table-cell office:value-type="float" office:value="100546.33125" table:formula="of:=[.$J$3] - [.$J$1]*[.$J$2]*[.E23]" table:style-name="ce6">
            <text:p>100546.3313</text:p>
          </table:table-cell>
          <table:table-cell table:number-columns-repeated="13" table:style-name="ce1"/>
          <table:table-cell office:value-type="float" office:value="6.375" table:style-name="ce1">
            <text:p>6.375</text:p>
          </table:table-cell>
          <table:table-cell office:value-type="float" office:value="5.75" table:style-name="ce1">
            <text:p>5.75</text:p>
          </table:table-cell>
          <table:table-cell office:value-type="float" office:value="4.75" table:style-name="ce1">
            <text:p>4.75</text:p>
          </table:table-cell>
          <table:table-cell office:value-type="float" office:value="4.25" table:style-name="ce1">
            <text:p>4.25</text:p>
          </table:table-cell>
          <table:table-cell office:value-type="float" office:value="4.625" table:style-name="ce1">
            <text:p>4.625</text:p>
          </table:table-cell>
          <table:table-cell office:value-type="string" table:style-name="ce1">
            <text:p>connected</text:p>
          </table:table-cell>
          <table:table-cell table:number-columns-repeated="1635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.125" table:style-name="ce1">
            <text:p>3.125</text:p>
          </table:table-cell>
          <table:table-cell office:value-type="float" office:value="7.9375000000000001E-2" table:formula="of:=0.0254*[.D24]" table:style-name="ce1">
            <text:p>0.079375</text:p>
          </table:table-cell>
          <table:table-cell office:value-type="float" office:value="100546.33125" table:formula="of:=[.$J$3] - [.$J$1]*[.$J$2]*[.E24]" table:style-name="ce6">
            <text:p>100546.3313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0.0254*[.D25]" table:style-name="ce1">
            <text:p>0.0635</text:p>
          </table:table-cell>
          <table:table-cell office:value-type="float" office:value="100702.065" table:formula="of:=[.$J$3] - [.$J$1]*[.$J$2]*[.E25]" table:style-name="ce6">
            <text:p>100702.065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0.0254*[.D26]" table:style-name="ce1">
            <text:p>0.0635</text:p>
          </table:table-cell>
          <table:table-cell office:value-type="float" office:value="100702.065" table:formula="of:=[.$J$3] - [.$J$1]*[.$J$2]*[.E26]" table:style-name="ce6">
            <text:p>100702.065</text:p>
          </table:table-cell>
          <table:table-cell table:number-columns-repeated="12" table:style-name="ce1"/>
          <table:table-cell office:value-type="string" table:style-name="ce1">
            <text:p>velocity (mph)</text:p>
          </table:table-cell>
          <table:table-cell office:value-type="float" office:value="45" table:style-name="ce1">
            <text:p>45</text:p>
          </table:table-cell>
          <table:table-cell table:number-columns-repeated="16364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.25" table:style-name="ce1">
            <text:p>2.25</text:p>
          </table:table-cell>
          <table:table-cell office:value-type="float" office:value="5.7149999999999999E-2" table:formula="of:=0.0254*[.D27]" table:style-name="ce1">
            <text:p>0.05715</text:p>
          </table:table-cell>
          <table:table-cell office:value-type="float" office:value="100764.3585" table:formula="of:=[.$J$3] - [.$J$1]*[.$J$2]*[.E27]" table:style-name="ce6">
            <text:p>100764.3585</text:p>
          </table:table-cell>
          <table:table-cell table:number-columns-repeated="12" table:style-name="ce1"/>
          <table:table-cell office:value-type="string" table:style-name="ce1">
            <text:p>angle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60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5.0799999999999998E-2" table:formula="of:=0.0254*[.D28]" table:style-name="ce1">
            <text:p>0.0508</text:p>
          </table:table-cell>
          <table:table-cell office:value-type="float" office:value="100826.652" table:formula="of:=[.$J$3] - [.$J$1]*[.$J$2]*[.E28]" table:style-name="ce6">
            <text:p>100826.652</text:p>
          </table:table-cell>
          <table:table-cell table:number-columns-repeated="12" table:style-name="ce1"/>
          <table:table-cell office:value-type="string" table:style-name="ce1">
            <text:p>port #</text:p>
          </table:table-cell>
          <table:table-cell office:value-type="string" table:style-name="ce1">
            <text:p>height (in)</text:p>
          </table:table-cell>
          <table:table-cell office:value-type="string" table:style-name="ce1">
            <text:p>height (in)</text:p>
          </table:table-cell>
          <table:table-cell office:value-type="string" table:style-name="ce1">
            <text:p>height (in)</text:p>
          </table:table-cell>
          <table:table-cell office:value-type="string" table:style-name="ce1">
            <text:p>height (in)</text:p>
          </table:table-cell>
          <table:table-cell office:value-type="string" table:style-name="ce1">
            <text:p>height (in)</text:p>
          </table:table-cell>
          <table:table-cell table:number-columns-repeated="16360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.125" table:style-name="ce1">
            <text:p>1.125</text:p>
          </table:table-cell>
          <table:table-cell office:value-type="float" office:value="2.8575E-2" table:formula="of:=0.0254*[.D29]" table:style-name="ce1">
            <text:p>0.028575</text:p>
          </table:table-cell>
          <table:table-cell office:value-type="float" office:value="101044.67925" table:formula="of:=[.$J$3] - [.$J$1]*[.$J$2]*[.E29]" table:style-name="ce6">
            <text:p>101044.6793</text:p>
          </table:table-cell>
          <table:table-cell table:number-columns-repeated="12" table:style-name="ce1"/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1.25" table:style-name="ce1">
            <text:p>1.25</text:p>
          </table:table-cell>
          <table:table-cell office:value-type="float" office:value="3.625" table:style-name="ce1">
            <text:p>3.625</text:p>
          </table:table-cell>
          <table:table-cell office:value-type="float" office:value="4.875" table:style-name="ce1">
            <text:p>4.875</text:p>
          </table:table-cell>
          <table:table-cell office:value-type="float" office:value="1.875" table:style-name="ce1">
            <text:p>1.875</text:p>
          </table:table-cell>
          <table:table-cell table:number-columns-repeated="16360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.375" table:style-name="ce1">
            <text:p>1.375</text:p>
          </table:table-cell>
          <table:table-cell office:value-type="float" office:value="3.4924999999999998E-2" table:formula="of:=0.0254*[.D30]" table:style-name="ce1">
            <text:p>0.034925</text:p>
          </table:table-cell>
          <table:table-cell office:value-type="float" office:value="100982.38575" table:formula="of:=[.$J$3] - [.$J$1]*[.$J$2]*[.E30]" table:style-name="ce6">
            <text:p>100982.3858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2.75" table:style-name="ce1">
            <text:p>2.75</text:p>
          </table:table-cell>
          <table:table-cell office:value-type="float" office:value="3.75" table:style-name="ce1">
            <text:p>3.75</text:p>
          </table:table-cell>
          <table:table-cell office:value-type="float" office:value="4.5" table:style-name="ce1">
            <text:p>4.5</text:p>
          </table:table-cell>
          <table:table-cell office:value-type="float" office:value="4.125" table:style-name="ce1">
            <text:p>4.125</text:p>
          </table:table-cell>
          <table:table-cell office:value-type="float" office:value="2.375" table:style-name="ce1">
            <text:p>2.375</text:p>
          </table:table-cell>
          <table:table-cell table:number-columns-repeated="16360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1.375" table:style-name="ce1">
            <text:p>1.375</text:p>
          </table:table-cell>
          <table:table-cell office:value-type="float" office:value="3.4924999999999998E-2" table:formula="of:=0.0254*[.D31]" table:style-name="ce1">
            <text:p>0.034925</text:p>
          </table:table-cell>
          <table:table-cell office:value-type="float" office:value="100982.38575" table:formula="of:=[.$J$3] - [.$J$1]*[.$J$2]*[.E31]" table:style-name="ce6">
            <text:p>100982.3858</text:p>
          </table:table-cell>
          <table:table-cell table:number-columns-repeated="12" table:style-name="ce1"/>
          <table:table-cell office:value-type="float" office:value="3" table:style-name="ce1">
            <text:p>3</text:p>
          </table:table-cell>
          <table:table-cell office:value-type="float" office:value="2.875" table:style-name="ce1">
            <text:p>2.875</text:p>
          </table:table-cell>
          <table:table-cell office:value-type="float" office:value="3.375" table:style-name="ce1">
            <text:p>3.375</text:p>
          </table:table-cell>
          <table:table-cell office:value-type="float" office:value="4" table:style-name="ce1">
            <text:p>4</text:p>
          </table:table-cell>
          <table:table-cell office:value-type="float" office:value="2.875" table:style-name="ce1">
            <text:p>2.875</text:p>
          </table:table-cell>
          <table:table-cell office:value-type="float" office:value="2.375" table:style-name="ce1">
            <text:p>2.375</text:p>
          </table:table-cell>
          <table:table-cell table:number-columns-repeated="16360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1.5" table:style-name="ce1">
            <text:p>1.5</text:p>
          </table:table-cell>
          <table:table-cell office:value-type="float" office:value="3.8099999999999995E-2" table:formula="of:=0.0254*[.D32]" table:style-name="ce1">
            <text:p>0.0381</text:p>
          </table:table-cell>
          <table:table-cell office:value-type="float" office:value="100951.239" table:formula="of:=[.$J$3] - [.$J$1]*[.$J$2]*[.E32]" table:style-name="ce6">
            <text:p>100951.239</text:p>
          </table:table-cell>
          <table:table-cell table:number-columns-repeated="12" table:style-name="ce1"/>
          <table:table-cell office:value-type="float" office:value="4" table:style-name="ce1">
            <text:p>4</text:p>
          </table:table-cell>
          <table:table-cell office:value-type="float" office:value="2.75" table:style-name="ce1">
            <text:p>2.75</text:p>
          </table:table-cell>
          <table:table-cell office:value-type="float" office:value="3.125" table:style-name="ce1">
            <text:p>3.125</text:p>
          </table:table-cell>
          <table:table-cell office:value-type="float" office:value="3.5" table:style-name="ce1">
            <text:p>3.5</text:p>
          </table:table-cell>
          <table:table-cell office:value-type="float" office:value="2.375" table:style-name="ce1">
            <text:p>2.375</text:p>
          </table:table-cell>
          <table:table-cell office:value-type="float" office:value="2.25" table:style-name="ce1">
            <text:p>2.25</text:p>
          </table:table-cell>
          <table:table-cell table:number-columns-repeated="16360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1.625" table:style-name="ce1">
            <text:p>1.625</text:p>
          </table:table-cell>
          <table:table-cell office:value-type="float" office:value="4.1274999999999999E-2" table:formula="of:=0.0254*[.D33]" table:style-name="ce1">
            <text:p>0.041275</text:p>
          </table:table-cell>
          <table:table-cell office:value-type="float" office:value="100920.09225" table:formula="of:=[.$J$3] - [.$J$1]*[.$J$2]*[.E33]" table:style-name="ce6">
            <text:p>100920.0923</text:p>
          </table:table-cell>
          <table:table-cell table:number-columns-repeated="12" table:style-name="ce1"/>
          <table:table-cell office:value-type="float" office:value="5" table:style-name="ce1">
            <text:p>5</text:p>
          </table:table-cell>
          <table:table-cell office:value-type="float" office:value="2.625" table:style-name="ce1">
            <text:p>2.625</text:p>
          </table:table-cell>
          <table:table-cell office:value-type="float" office:value="3.125" table:style-name="ce1">
            <text:p>3.125</text:p>
          </table:table-cell>
          <table:table-cell office:value-type="float" office:value="2.875" table:style-name="ce1">
            <text:p>2.875</text:p>
          </table:table-cell>
          <table:table-cell office:value-type="float" office:value="2.25" table:style-name="ce1">
            <text:p>2.25</text:p>
          </table:table-cell>
          <table:table-cell office:value-type="float" office:value="2.25" table:style-name="ce1">
            <text:p>2.2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1.625" table:style-name="ce1">
            <text:p>1.625</text:p>
          </table:table-cell>
          <table:table-cell office:value-type="float" office:value="4.1274999999999999E-2" table:formula="of:=0.0254*[.D34]" table:style-name="ce1">
            <text:p>0.041275</text:p>
          </table:table-cell>
          <table:table-cell office:value-type="float" office:value="100920.09225" table:formula="of:=[.$J$3] - [.$J$1]*[.$J$2]*[.E34]" table:style-name="ce6">
            <text:p>100920.0923</text:p>
          </table:table-cell>
          <table:table-cell table:number-columns-repeated="12" table:style-name="ce1"/>
          <table:table-cell office:value-type="float" office:value="6" table:style-name="ce1">
            <text:p>6</text:p>
          </table:table-cell>
          <table:table-cell office:value-type="float" office:value="2.5" table:style-name="ce1">
            <text:p>2.5</text:p>
          </table:table-cell>
          <table:table-cell office:value-type="float" office:value="2.5" table:style-name="ce1">
            <text:p>2.5</text:p>
          </table:table-cell>
          <table:table-cell office:value-type="float" office:value="2.5" table:style-name="ce1">
            <text:p>2.5</text:p>
          </table:table-cell>
          <table:table-cell office:value-type="float" office:value="2.25" table:style-name="ce1">
            <text:p>2.25</text:p>
          </table:table-cell>
          <table:table-cell office:value-type="float" office:value="2.25" table:style-name="ce1">
            <text:p>2.2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1.625" table:style-name="ce1">
            <text:p>1.625</text:p>
          </table:table-cell>
          <table:table-cell office:value-type="float" office:value="4.1274999999999999E-2" table:formula="of:=0.0254*[.D35]" table:style-name="ce1">
            <text:p>0.041275</text:p>
          </table:table-cell>
          <table:table-cell office:value-type="float" office:value="100920.09225" table:formula="of:=[.$J$3] - [.$J$1]*[.$J$2]*[.E35]" table:style-name="ce6">
            <text:p>100920.0923</text:p>
          </table:table-cell>
          <table:table-cell table:number-columns-repeated="12" table:style-name="ce1"/>
          <table:table-cell office:value-type="float" office:value="7" table:style-name="ce1">
            <text:p>7</text:p>
          </table:table-cell>
          <table:table-cell office:value-type="float" office:value="2.5" table:style-name="ce1">
            <text:p>2.5</text:p>
          </table:table-cell>
          <table:table-cell office:value-type="float" office:value="2.5" table:style-name="ce1">
            <text:p>2.5</text:p>
          </table:table-cell>
          <table:table-cell office:value-type="float" office:value="2.375" table:style-name="ce1">
            <text:p>2.375</text:p>
          </table:table-cell>
          <table:table-cell office:value-type="float" office:value="2.25" table:style-name="ce1">
            <text:p>2.25</text:p>
          </table:table-cell>
          <table:table-cell office:value-type="float" office:value="2.25" table:style-name="ce1">
            <text:p>2.2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1.625" table:style-name="ce1">
            <text:p>1.625</text:p>
          </table:table-cell>
          <table:table-cell office:value-type="float" office:value="4.1274999999999999E-2" table:formula="of:=0.0254*[.D36]" table:style-name="ce1">
            <text:p>0.041275</text:p>
          </table:table-cell>
          <table:table-cell office:value-type="float" office:value="100920.09225" table:formula="of:=[.$J$3] - [.$J$1]*[.$J$2]*[.E36]" table:style-name="ce6">
            <text:p>100920.0923</text:p>
          </table:table-cell>
          <table:table-cell table:number-columns-repeated="12" table:style-name="ce1"/>
          <table:table-cell office:value-type="float" office:value="8" table:style-name="ce1">
            <text:p>8</text:p>
          </table:table-cell>
          <table:table-cell office:value-type="float" office:value="2.5" table:style-name="ce1">
            <text:p>2.5</text:p>
          </table:table-cell>
          <table:table-cell office:value-type="float" office:value="2.25" table:style-name="ce1">
            <text:p>2.25</text:p>
          </table:table-cell>
          <table:table-cell office:value-type="float" office:value="2.125" table:style-name="ce1">
            <text:p>2.125</text:p>
          </table:table-cell>
          <table:table-cell office:value-type="float" office:value="2.125" table:style-name="ce1">
            <text:p>2.125</text:p>
          </table:table-cell>
          <table:table-cell office:value-type="float" office:value="2.25" table:style-name="ce1">
            <text:p>2.25</text:p>
          </table:table-cell>
          <table:table-cell table:number-columns-repeated="16360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float" office:value="5" table:style-name="ce3">
            <text:p>5</text:p>
          </table:table-cell>
          <table:table-cell office:value-type="float" office:value="18" table:style-name="ce3">
            <text:p>18</text:p>
          </table:table-cell>
          <table:table-cell office:value-type="float" office:value="3.5" table:style-name="ce3">
            <text:p>3.5</text:p>
          </table:table-cell>
          <table:table-cell office:value-type="float" office:value="8.8899999999999993E-2" table:formula="of:=0.0254*[.D37]" table:style-name="ce1">
            <text:p>0.0889</text:p>
          </table:table-cell>
          <table:table-cell office:value-type="float" office:value="100452.891" table:formula="of:=[.$J$3] - [.$J$1]*[.$J$2]*[.E37]" table:style-name="ce6">
            <text:p>100452.891</text:p>
          </table:table-cell>
          <table:table-cell table:number-columns-repeated="12" table:style-name="ce1"/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.75" table:style-name="ce1">
            <text:p>1.75</text:p>
          </table:table-cell>
          <table:table-cell office:value-type="float" office:value="2.125" table:style-name="ce1">
            <text:p>2.125</text:p>
          </table:table-cell>
          <table:table-cell office:value-type="float" office:value="2.25" table:style-name="ce1">
            <text:p>2.2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.625" table:style-name="ce1">
            <text:p>3.625</text:p>
          </table:table-cell>
          <table:table-cell office:value-type="float" office:value="9.207499999999999E-2" table:formula="of:=0.0254*[.D38]" table:style-name="ce1">
            <text:p>0.092075</text:p>
          </table:table-cell>
          <table:table-cell office:value-type="float" office:value="100421.74425" table:formula="of:=[.$J$3] - [.$J$1]*[.$J$2]*[.E38]" table:style-name="ce6">
            <text:p>100421.7443</text:p>
          </table:table-cell>
          <table:table-cell table:number-columns-repeated="12" table:style-name="ce1"/>
          <table:table-cell office:value-type="float" office:value="10" table:style-name="ce1">
            <text:p>10</text:p>
          </table:table-cell>
          <table:table-cell office:value-type="float" office:value="2.125" table:style-name="ce1">
            <text:p>2.125</text:p>
          </table:table-cell>
          <table:table-cell office:value-type="float" office:value="1.125" table:style-name="ce1">
            <text:p>1.125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4.5" table:style-name="ce1">
            <text:p>4.5</text:p>
          </table:table-cell>
          <table:table-cell office:value-type="float" office:value="0.1143" table:formula="of:=0.0254*[.D39]" table:style-name="ce1">
            <text:p>0.1143</text:p>
          </table:table-cell>
          <table:table-cell office:value-type="float" office:value="100203.717" table:formula="of:=[.$J$3] - [.$J$1]*[.$J$2]*[.E39]" table:style-name="ce6">
            <text:p>100203.717</text:p>
          </table:table-cell>
          <table:table-cell table:number-columns-repeated="12" table:style-name="ce1"/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.375" table:style-name="ce1">
            <text:p>1.375</text:p>
          </table:table-cell>
          <table:table-cell office:value-type="float" office:value="0.75" table:style-name="ce1">
            <text:p>0.75</text:p>
          </table:table-cell>
          <table:table-cell office:value-type="float" office:value="0.625" table:style-name="ce1">
            <text:p>0.625</text:p>
          </table:table-cell>
          <table:table-cell office:value-type="float" office:value="0.625" table:style-name="ce1">
            <text:p>0.62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.1016" table:formula="of:=0.0254*[.D40]" table:style-name="ce1">
            <text:p>0.1016</text:p>
          </table:table-cell>
          <table:table-cell office:value-type="float" office:value="100328.304" table:formula="of:=[.$J$3] - [.$J$1]*[.$J$2]*[.E40]" table:style-name="ce6">
            <text:p>100328.304</text:p>
          </table:table-cell>
          <table:table-cell table:number-columns-repeated="12" table:style-name="ce1"/>
          <table:table-cell office:value-type="float" office:value="12" table:style-name="ce1">
            <text:p>12</text:p>
          </table:table-cell>
          <table:table-cell office:value-type="float" office:value="1.75" table:style-name="ce1">
            <text:p>1.75</text:p>
          </table:table-cell>
          <table:table-cell office:value-type="float" office:value="1.375" table:style-name="ce1">
            <text:p>1.375</text:p>
          </table:table-cell>
          <table:table-cell office:value-type="float" office:value="1" table:style-name="ce1">
            <text:p>1</text:p>
          </table:table-cell>
          <table:table-cell office:value-type="float" office:value="0.875" table:style-name="ce1">
            <text:p>0.875</text:p>
          </table:table-cell>
          <table:table-cell office:value-type="float" office:value="0.75" table:style-name="ce1">
            <text:p>0.7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3.5" table:style-name="ce1">
            <text:p>3.5</text:p>
          </table:table-cell>
          <table:table-cell office:value-type="float" office:value="8.8899999999999993E-2" table:formula="of:=0.0254*[.D41]" table:style-name="ce1">
            <text:p>0.0889</text:p>
          </table:table-cell>
          <table:table-cell office:value-type="float" office:value="100452.891" table:formula="of:=[.$J$3] - [.$J$1]*[.$J$2]*[.E41]" table:style-name="ce6">
            <text:p>100452.891</text:p>
          </table:table-cell>
          <table:table-cell table:number-columns-repeated="12" table:style-name="ce1"/>
          <table:table-cell office:value-type="float" office:value="13" table:style-name="ce1">
            <text:p>13</text:p>
          </table:table-cell>
          <table:table-cell office:value-type="float" office:value="1.75" table:style-name="ce1">
            <text:p>1.75</text:p>
          </table:table-cell>
          <table:table-cell office:value-type="float" office:value="1.5" table:style-name="ce1">
            <text:p>1.5</text:p>
          </table:table-cell>
          <table:table-cell office:value-type="float" office:value="1.125" table:style-name="ce1">
            <text:p>1.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2.875" table:style-name="ce1">
            <text:p>2.875</text:p>
          </table:table-cell>
          <table:table-cell office:value-type="float" office:value="7.3024999999999993E-2" table:formula="of:=0.0254*[.D42]" table:style-name="ce1">
            <text:p>0.073025</text:p>
          </table:table-cell>
          <table:table-cell office:value-type="float" office:value="100608.62475" table:formula="of:=[.$J$3] - [.$J$1]*[.$J$2]*[.E42]" table:style-name="ce6">
            <text:p>100608.6248</text:p>
          </table:table-cell>
          <table:table-cell table:number-columns-repeated="12" table:style-name="ce1"/>
          <table:table-cell office:value-type="float" office:value="14" table:style-name="ce1">
            <text:p>14</text:p>
          </table:table-cell>
          <table:table-cell office:value-type="float" office:value="1.875" table:style-name="ce1">
            <text:p>1.875</text:p>
          </table:table-cell>
          <table:table-cell office:value-type="float" office:value="1.625" table:style-name="ce1">
            <text:p>1.625</text:p>
          </table:table-cell>
          <table:table-cell office:value-type="float" office:value="1.25" table:style-name="ce1">
            <text:p>1.25</text:p>
          </table:table-cell>
          <table:table-cell office:value-type="float" office:value="1.25" table:style-name="ce1">
            <text:p>1.25</text:p>
          </table:table-cell>
          <table:table-cell office:value-type="float" office:value="1.125" table:style-name="ce1">
            <text:p>1.12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0.0254*[.D43]" table:style-name="ce1">
            <text:p>0.0635</text:p>
          </table:table-cell>
          <table:table-cell office:value-type="float" office:value="100702.065" table:formula="of:=[.$J$3] - [.$J$1]*[.$J$2]*[.E43]" table:style-name="ce6">
            <text:p>100702.065</text:p>
          </table:table-cell>
          <table:table-cell table:number-columns-repeated="12" table:style-name="ce1"/>
          <table:table-cell office:value-type="float" office:value="15" table:style-name="ce1">
            <text:p>15</text:p>
          </table:table-cell>
          <table:table-cell office:value-type="float" office:value="1.875" table:style-name="ce1">
            <text:p>1.875</text:p>
          </table:table-cell>
          <table:table-cell office:value-type="float" office:value="1.625" table:style-name="ce1">
            <text:p>1.625</text:p>
          </table:table-cell>
          <table:table-cell office:value-type="float" office:value="1.25" table:style-name="ce1">
            <text:p>1.25</text:p>
          </table:table-cell>
          <table:table-cell office:value-type="float" office:value="1.25" table:style-name="ce1">
            <text:p>1.25</text:p>
          </table:table-cell>
          <table:table-cell office:value-type="float" office:value="1.25" table:style-name="ce1">
            <text:p>1.2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2.375" table:style-name="ce1">
            <text:p>2.375</text:p>
          </table:table-cell>
          <table:table-cell office:value-type="float" office:value="6.0324999999999997E-2" table:formula="of:=0.0254*[.D44]" table:style-name="ce1">
            <text:p>0.060325</text:p>
          </table:table-cell>
          <table:table-cell office:value-type="float" office:value="100733.21175" table:formula="of:=[.$J$3] - [.$J$1]*[.$J$2]*[.E44]" table:style-name="ce6">
            <text:p>100733.2118</text:p>
          </table:table-cell>
          <table:table-cell table:number-columns-repeated="12" table:style-name="ce1"/>
          <table:table-cell office:value-type="float" office:value="16" table:style-name="ce1">
            <text:p>16</text:p>
          </table:table-cell>
          <table:table-cell office:value-type="float" office:value="1.875" table:style-name="ce1">
            <text:p>1.875</text:p>
          </table:table-cell>
          <table:table-cell office:value-type="float" office:value="1.625" table:style-name="ce1">
            <text:p>1.625</text:p>
          </table:table-cell>
          <table:table-cell office:value-type="float" office:value="1.25" table:style-name="ce1">
            <text:p>1.25</text:p>
          </table:table-cell>
          <table:table-cell office:value-type="float" office:value="1.375" table:style-name="ce1">
            <text:p>1.375</text:p>
          </table:table-cell>
          <table:table-cell office:value-type="float" office:value="1.375" table:style-name="ce1">
            <text:p>1.37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2.125" table:style-name="ce1">
            <text:p>2.125</text:p>
          </table:table-cell>
          <table:table-cell office:value-type="float" office:value="5.3974999999999995E-2" table:formula="of:=0.0254*[.D45]" table:style-name="ce1">
            <text:p>0.053975</text:p>
          </table:table-cell>
          <table:table-cell office:value-type="float" office:value="100795.50525" table:formula="of:=[.$J$3] - [.$J$1]*[.$J$2]*[.E45]" table:style-name="ce6">
            <text:p>100795.5053</text:p>
          </table:table-cell>
          <table:table-cell table:number-columns-repeated="12" table:style-name="ce1"/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1.625" table:style-name="ce1">
            <text:p>1.625</text:p>
          </table:table-cell>
          <table:table-cell office:value-type="float" office:value="1.375" table:style-name="ce1">
            <text:p>1.375</text:p>
          </table:table-cell>
          <table:table-cell office:value-type="float" office:value="1.625" table:style-name="ce1">
            <text:p>1.625</text:p>
          </table:table-cell>
          <table:table-cell office:value-type="float" office:value="1.625" table:style-name="ce1">
            <text:p>1.62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.75" table:style-name="ce1">
            <text:p>1.75</text:p>
          </table:table-cell>
          <table:table-cell office:value-type="float" office:value="4.4449999999999996E-2" table:formula="of:=0.0254*[.D46]" table:style-name="ce1">
            <text:p>0.04445</text:p>
          </table:table-cell>
          <table:table-cell office:value-type="float" office:value="100888.9455" table:formula="of:=[.$J$3] - [.$J$1]*[.$J$2]*[.E46]" table:style-name="ce6">
            <text:p>100888.9455</text:p>
          </table:table-cell>
          <table:table-cell table:number-columns-repeated="12" table:style-name="ce1"/>
          <table:table-cell office:value-type="float" office:value="18" table:style-name="ce3">
            <text:p>18</text:p>
          </table:table-cell>
          <table:table-cell office:value-type="float" office:value="2.875" table:style-name="ce3">
            <text:p>2.875</text:p>
          </table:table-cell>
          <table:table-cell office:value-type="float" office:value="3.5" table:style-name="ce3">
            <text:p>3.5</text:p>
          </table:table-cell>
          <table:table-cell office:value-type="float" office:value="4.5" table:style-name="ce3">
            <text:p>4.5</text:p>
          </table:table-cell>
          <table:table-cell office:value-type="float" office:value="5" table:style-name="ce3">
            <text:p>5</text:p>
          </table:table-cell>
          <table:table-cell office:value-type="float" office:value="4.375" table:style-name="ce3">
            <text:p>4.37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.5" table:style-name="ce1">
            <text:p>0.5</text:p>
          </table:table-cell>
          <table:table-cell office:value-type="float" office:value="1.2699999999999999E-2" table:formula="of:=0.0254*[.D47]" table:style-name="ce1">
            <text:p>0.0127</text:p>
          </table:table-cell>
          <table:table-cell office:value-type="float" office:value="101200.413" table:formula="of:=[.$J$3] - [.$J$1]*[.$J$2]*[.E47]" table:style-name="ce6">
            <text:p>101200.413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0.75" table:style-name="ce1">
            <text:p>0.75</text:p>
          </table:table-cell>
          <table:table-cell office:value-type="float" office:value="1.9049999999999997E-2" table:formula="of:=0.0254*[.D48]" table:style-name="ce1">
            <text:p>0.01905</text:p>
          </table:table-cell>
          <table:table-cell office:value-type="float" office:value="101138.1195" table:formula="of:=[.$J$3] - [.$J$1]*[.$J$2]*[.E48]" table:style-name="ce6">
            <text:p>101138.1195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0.0254*[.D49]" table:style-name="ce1">
            <text:p>0.0254</text:p>
          </table:table-cell>
          <table:table-cell office:value-type="float" office:value="101075.826" table:formula="of:=[.$J$3] - [.$J$1]*[.$J$2]*[.E49]" table:style-name="ce6">
            <text:p>101075.826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.125" table:style-name="ce1">
            <text:p>1.125</text:p>
          </table:table-cell>
          <table:table-cell office:value-type="float" office:value="2.8575E-2" table:formula="of:=0.0254*[.D50]" table:style-name="ce1">
            <text:p>0.028575</text:p>
          </table:table-cell>
          <table:table-cell office:value-type="float" office:value="101044.67925" table:formula="of:=[.$J$3] - [.$J$1]*[.$J$2]*[.E50]" table:style-name="ce6">
            <text:p>101044.6793</text:p>
          </table:table-cell>
          <table:table-cell table:number-columns-repeated="12" table:style-name="ce1"/>
          <table:table-cell office:value-type="string" table:style-name="ce1">
            <text:p>velocity (mph)</text:p>
          </table:table-cell>
          <table:table-cell office:value-type="float" office:value="55" table:style-name="ce1">
            <text:p>55</text:p>
          </table:table-cell>
          <table:table-cell table:number-columns-repeated="16364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.25" table:style-name="ce1">
            <text:p>1.25</text:p>
          </table:table-cell>
          <table:table-cell office:value-type="float" office:value="3.175E-2" table:formula="of:=0.0254*[.D51]" table:style-name="ce1">
            <text:p>0.03175</text:p>
          </table:table-cell>
          <table:table-cell office:value-type="float" office:value="101013.5325" table:formula="of:=[.$J$3] - [.$J$1]*[.$J$2]*[.E51]" table:style-name="ce6">
            <text:p>101013.5325</text:p>
          </table:table-cell>
          <table:table-cell table:number-columns-repeated="13" table:style-name="ce1"/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.25" table:style-name="ce1">
            <text:p>1.25</text:p>
          </table:table-cell>
          <table:table-cell office:value-type="float" office:value="3.175E-2" table:formula="of:=0.0254*[.D52]" table:style-name="ce1">
            <text:p>0.03175</text:p>
          </table:table-cell>
          <table:table-cell office:value-type="float" office:value="101013.5325" table:formula="of:=[.$J$3] - [.$J$1]*[.$J$2]*[.E52]" table:style-name="ce6">
            <text:p>101013.5325</text:p>
          </table:table-cell>
          <table:table-cell table:number-columns-repeated="13" table:style-name="ce1"/>
          <table:table-cell office:value-type="string" table:style-name="ce1">
            <text:p>height (in)</text:p>
          </table:table-cell>
          <table:table-cell office:value-type="string" table:style-name="ce1">
            <text:p>height (in)</text:p>
          </table:table-cell>
          <table:table-cell office:value-type="string" table:style-name="ce1">
            <text:p>height (in)</text:p>
          </table:table-cell>
          <table:table-cell office:value-type="string" table:style-name="ce1">
            <text:p>height (in)</text:p>
          </table:table-cell>
          <table:table-cell office:value-type="string" table:style-name="ce1">
            <text:p>height (in)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1.25" table:style-name="ce1">
            <text:p>1.25</text:p>
          </table:table-cell>
          <table:table-cell office:value-type="float" office:value="3.175E-2" table:formula="of:=0.0254*[.D53]" table:style-name="ce1">
            <text:p>0.03175</text:p>
          </table:table-cell>
          <table:table-cell office:value-type="float" office:value="101013.5325" table:formula="of:=[.$J$3] - [.$J$1]*[.$J$2]*[.E53]" table:style-name="ce6">
            <text:p>101013.5325</text:p>
          </table:table-cell>
          <table:table-cell table:number-columns-repeated="12" table:style-name="ce1"/>
          <table:table-cell office:value-type="float" office:value="0" table:style-name="ce1">
            <text:p>0</text:p>
          </table:table-cell>
          <table:table-cell office:value-type="float" office:value="9.625" table:style-name="ce1">
            <text:p>9.625</text:p>
          </table:table-cell>
          <table:table-cell office:value-type="float" office:value="9.875" table:style-name="ce1">
            <text:p>9.875</text:p>
          </table:table-cell>
          <table:table-cell office:value-type="float" office:value="10.125" table:style-name="ce1">
            <text:p>10.125</text:p>
          </table:table-cell>
          <table:table-cell office:value-type="float" office:value="9.875" table:style-name="ce1">
            <text:p>9.875</text:p>
          </table:table-cell>
          <table:table-cell office:value-type="float" office:value="9.875" table:style-name="ce1">
            <text:p>9.87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1.375" table:style-name="ce1">
            <text:p>1.375</text:p>
          </table:table-cell>
          <table:table-cell office:value-type="float" office:value="3.4924999999999998E-2" table:formula="of:=0.0254*[.D54]" table:style-name="ce1">
            <text:p>0.034925</text:p>
          </table:table-cell>
          <table:table-cell office:value-type="float" office:value="100982.38575" table:formula="of:=[.$J$3] - [.$J$1]*[.$J$2]*[.E54]" table:style-name="ce6">
            <text:p>100982.3858</text:p>
          </table:table-cell>
          <table:table-cell table:number-columns-repeated="12" table:style-name="ce1"/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.625" table:style-name="ce1">
            <text:p>2.625</text:p>
          </table:table-cell>
          <table:table-cell office:value-type="float" office:value="4.5" table:style-name="ce1">
            <text:p>4.5</text:p>
          </table:table-cell>
          <table:table-cell office:value-type="float" office:value="8.25" table:style-name="ce1">
            <text:p>8.25</text:p>
          </table:table-cell>
          <table:table-cell office:value-type="float" office:value="9.625" table:style-name="ce1">
            <text:p>9.625</text:p>
          </table:table-cell>
          <table:table-cell table:number-columns-repeated="16360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float" office:value="10" table:style-name="ce3">
            <text:p>10</text:p>
          </table:table-cell>
          <table:table-cell office:value-type="float" office:value="18" table:style-name="ce3">
            <text:p>18</text:p>
          </table:table-cell>
          <table:table-cell office:value-type="float" office:value="4.5" table:style-name="ce3">
            <text:p>4.5</text:p>
          </table:table-cell>
          <table:table-cell office:value-type="float" office:value="0.1143" table:formula="of:=0.0254*[.D55]" table:style-name="ce1">
            <text:p>0.1143</text:p>
          </table:table-cell>
          <table:table-cell office:value-type="float" office:value="100203.717" table:formula="of:=[.$J$3] - [.$J$1]*[.$J$2]*[.E55]" table:style-name="ce6">
            <text:p>100203.717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6.125" table:style-name="ce1">
            <text:p>6.125</text:p>
          </table:table-cell>
          <table:table-cell office:value-type="float" office:value="3.75" table:style-name="ce1">
            <text:p>3.75</text:p>
          </table:table-cell>
          <table:table-cell office:value-type="float" office:value="3.25" table:style-name="ce1">
            <text:p>3.25</text:p>
          </table:table-cell>
          <table:table-cell office:value-type="float" office:value="4.5" table:style-name="ce1">
            <text:p>4.5</text:p>
          </table:table-cell>
          <table:table-cell office:value-type="float" office:value="5.75" table:style-name="ce1">
            <text:p>5.7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4.875" table:style-name="ce1">
            <text:p>4.875</text:p>
          </table:table-cell>
          <table:table-cell office:value-type="float" office:value="0.12382499999999999" table:formula="of:=0.0254*[.D56]" table:style-name="ce1">
            <text:p>0.123825</text:p>
          </table:table-cell>
          <table:table-cell office:value-type="float" office:value="100110.27675" table:formula="of:=[.$J$3] - [.$J$1]*[.$J$2]*[.E56]" table:style-name="ce6">
            <text:p>100110.2768</text:p>
          </table:table-cell>
          <table:table-cell table:number-columns-repeated="12" table:style-name="ce1"/>
          <table:table-cell office:value-type="float" office:value="3" table:style-name="ce1">
            <text:p>3</text:p>
          </table:table-cell>
          <table:table-cell office:value-type="float" office:value="6.25" table:style-name="ce1">
            <text:p>6.25</text:p>
          </table:table-cell>
          <table:table-cell office:value-type="float" office:value="5.75" table:style-name="ce1">
            <text:p>5.75</text:p>
          </table:table-cell>
          <table:table-cell office:value-type="float" office:value="4" table:style-name="ce1">
            <text:p>4</text:p>
          </table:table-cell>
          <table:table-cell office:value-type="float" office:value="4.75" table:style-name="ce1">
            <text:p>4.75</text:p>
          </table:table-cell>
          <table:table-cell office:value-type="float" office:value="5.5" table:style-name="ce1">
            <text:p>5.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4.125" table:style-name="ce1">
            <text:p>4.125</text:p>
          </table:table-cell>
          <table:table-cell office:value-type="float" office:value="0.10477499999999999" table:formula="of:=0.0254*[.D57]" table:style-name="ce1">
            <text:p>0.104775</text:p>
          </table:table-cell>
          <table:table-cell office:value-type="float" office:value="100297.15725" table:formula="of:=[.$J$3] - [.$J$1]*[.$J$2]*[.E57]" table:style-name="ce6">
            <text:p>100297.1573</text:p>
          </table:table-cell>
          <table:table-cell table:number-columns-repeated="12" table:style-name="ce1"/>
          <table:table-cell office:value-type="float" office:value="4" table:style-name="ce1">
            <text:p>4</text:p>
          </table:table-cell>
          <table:table-cell office:value-type="float" office:value="6.25" table:style-name="ce1">
            <text:p>6.25</text:p>
          </table:table-cell>
          <table:table-cell office:value-type="float" office:value="6.625" table:style-name="ce1">
            <text:p>6.625</text:p>
          </table:table-cell>
          <table:table-cell office:value-type="float" office:value="5.25" table:style-name="ce1">
            <text:p>5.25</text:p>
          </table:table-cell>
          <table:table-cell office:value-type="float" office:value="5.25" table:style-name="ce1">
            <text:p>5.25</text:p>
          </table:table-cell>
          <table:table-cell office:value-type="float" office:value="5.75" table:style-name="ce1">
            <text:p>5.7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2.875" table:style-name="ce1">
            <text:p>2.875</text:p>
          </table:table-cell>
          <table:table-cell office:value-type="float" office:value="7.3024999999999993E-2" table:formula="of:=0.0254*[.D58]" table:style-name="ce1">
            <text:p>0.073025</text:p>
          </table:table-cell>
          <table:table-cell office:value-type="float" office:value="100608.62475" table:formula="of:=[.$J$3] - [.$J$1]*[.$J$2]*[.E58]" table:style-name="ce6">
            <text:p>100608.6248</text:p>
          </table:table-cell>
          <table:table-cell table:number-columns-repeated="12" table:style-name="ce1"/>
          <table:table-cell office:value-type="float" office:value="5" table:style-name="ce1">
            <text:p>5</text:p>
          </table:table-cell>
          <table:table-cell office:value-type="float" office:value="6.125" table:style-name="ce1">
            <text:p>6.125</text:p>
          </table:table-cell>
          <table:table-cell office:value-type="float" office:value="6.75" table:style-name="ce1">
            <text:p>6.75</text:p>
          </table:table-cell>
          <table:table-cell office:value-type="float" office:value="5.875" table:style-name="ce1">
            <text:p>5.875</text:p>
          </table:table-cell>
          <table:table-cell office:value-type="float" office:value="5.5" table:style-name="ce1">
            <text:p>5.5</text:p>
          </table:table-cell>
          <table:table-cell office:value-type="float" office:value="6" table:style-name="ce1">
            <text:p>6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2.375" table:style-name="ce1">
            <text:p>2.375</text:p>
          </table:table-cell>
          <table:table-cell office:value-type="float" office:value="6.0324999999999997E-2" table:formula="of:=0.0254*[.D59]" table:style-name="ce1">
            <text:p>0.060325</text:p>
          </table:table-cell>
          <table:table-cell office:value-type="float" office:value="100733.21175" table:formula="of:=[.$J$3] - [.$J$1]*[.$J$2]*[.E59]" table:style-name="ce6">
            <text:p>100733.2118</text:p>
          </table:table-cell>
          <table:table-cell table:number-columns-repeated="12" table:style-name="ce1"/>
          <table:table-cell office:value-type="float" office:value="6" table:style-name="ce1">
            <text:p>6</text:p>
          </table:table-cell>
          <table:table-cell office:value-type="float" office:value="6.125" table:style-name="ce1">
            <text:p>6.125</text:p>
          </table:table-cell>
          <table:table-cell office:value-type="float" office:value="6.75" table:style-name="ce1">
            <text:p>6.75</text:p>
          </table:table-cell>
          <table:table-cell office:value-type="float" office:value="6.375" table:style-name="ce1">
            <text:p>6.375</text:p>
          </table:table-cell>
          <table:table-cell office:value-type="float" office:value="6.375" table:style-name="ce1">
            <text:p>6.375</text:p>
          </table:table-cell>
          <table:table-cell office:value-type="float" office:value="6.25" table:style-name="ce1">
            <text:p>6.2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2.25" table:style-name="ce1">
            <text:p>2.25</text:p>
          </table:table-cell>
          <table:table-cell office:value-type="float" office:value="5.7149999999999999E-2" table:formula="of:=0.0254*[.D60]" table:style-name="ce1">
            <text:p>0.05715</text:p>
          </table:table-cell>
          <table:table-cell office:value-type="float" office:value="100764.3585" table:formula="of:=[.$J$3] - [.$J$1]*[.$J$2]*[.E60]" table:style-name="ce6">
            <text:p>100764.3585</text:p>
          </table:table-cell>
          <table:table-cell table:number-columns-repeated="12" table:style-name="ce1"/>
          <table:table-cell office:value-type="float" office:value="7" table:style-name="ce1">
            <text:p>7</text:p>
          </table:table-cell>
          <table:table-cell office:value-type="float" office:value="6.125" table:style-name="ce1">
            <text:p>6.125</text:p>
          </table:table-cell>
          <table:table-cell office:value-type="float" office:value="6.75" table:style-name="ce1">
            <text:p>6.75</text:p>
          </table:table-cell>
          <table:table-cell office:value-type="float" office:value="6.875" table:style-name="ce1">
            <text:p>6.875</text:p>
          </table:table-cell>
          <table:table-cell office:value-type="float" office:value="6.625" table:style-name="ce1">
            <text:p>6.625</text:p>
          </table:table-cell>
          <table:table-cell office:value-type="float" office:value="6.5" table:style-name="ce1">
            <text:p>6.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2.25" table:style-name="ce1">
            <text:p>2.25</text:p>
          </table:table-cell>
          <table:table-cell office:value-type="float" office:value="5.7149999999999999E-2" table:formula="of:=0.0254*[.D61]" table:style-name="ce1">
            <text:p>0.05715</text:p>
          </table:table-cell>
          <table:table-cell office:value-type="float" office:value="100764.3585" table:formula="of:=[.$J$3] - [.$J$1]*[.$J$2]*[.E61]" table:style-name="ce6">
            <text:p>100764.3585</text:p>
          </table:table-cell>
          <table:table-cell table:number-columns-repeated="12" table:style-name="ce1"/>
          <table:table-cell office:value-type="float" office:value="8" table:style-name="ce1">
            <text:p>8</text:p>
          </table:table-cell>
          <table:table-cell office:value-type="float" office:value="6.125" table:style-name="ce1">
            <text:p>6.125</text:p>
          </table:table-cell>
          <table:table-cell office:value-type="float" office:value="6.75" table:style-name="ce1">
            <text:p>6.75</text:p>
          </table:table-cell>
          <table:table-cell office:value-type="float" office:value="7.25" table:style-name="ce1">
            <text:p>7.25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2.25" table:style-name="ce1">
            <text:p>2.25</text:p>
          </table:table-cell>
          <table:table-cell office:value-type="float" office:value="5.7149999999999999E-2" table:formula="of:=0.0254*[.D62]" table:style-name="ce1">
            <text:p>0.05715</text:p>
          </table:table-cell>
          <table:table-cell office:value-type="float" office:value="100764.3585" table:formula="of:=[.$J$3] - [.$J$1]*[.$J$2]*[.E62]" table:style-name="ce6">
            <text:p>100764.3585</text:p>
          </table:table-cell>
          <table:table-cell table:number-columns-repeated="12" table:style-name="ce1"/>
          <table:table-cell office:value-type="float" office:value="9" table:style-name="ce1">
            <text:p>9</text:p>
          </table:table-cell>
          <table:table-cell office:value-type="float" office:value="6.125" table:style-name="ce1">
            <text:p>6.125</text:p>
          </table:table-cell>
          <table:table-cell office:value-type="float" office:value="6.75" table:style-name="ce1">
            <text:p>6.75</text:p>
          </table:table-cell>
          <table:table-cell office:value-type="float" office:value="7.5" table:style-name="ce1">
            <text:p>7.5</text:p>
          </table:table-cell>
          <table:table-cell office:value-type="float" office:value="7.375" table:style-name="ce1">
            <text:p>7.375</text:p>
          </table:table-cell>
          <table:table-cell office:value-type="float" office:value="7.25" table:style-name="ce1">
            <text:p>7.2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2.125" table:style-name="ce1">
            <text:p>2.125</text:p>
          </table:table-cell>
          <table:table-cell office:value-type="float" office:value="5.3974999999999995E-2" table:formula="of:=0.0254*[.D63]" table:style-name="ce1">
            <text:p>0.053975</text:p>
          </table:table-cell>
          <table:table-cell office:value-type="float" office:value="100795.50525" table:formula="of:=[.$J$3] - [.$J$1]*[.$J$2]*[.E63]" table:style-name="ce6">
            <text:p>100795.5053</text:p>
          </table:table-cell>
          <table:table-cell table:number-columns-repeated="12" table:style-name="ce1"/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9.5" table:style-name="ce1">
            <text:p>9.5</text:p>
          </table:table-cell>
          <table:table-cell office:value-type="float" office:value="9.5" table:style-name="ce1">
            <text:p>9.5</text:p>
          </table:table-cell>
          <table:table-cell office:value-type="float" office:value="8.5" table:style-name="ce1">
            <text:p>8.5</text:p>
          </table:table-cell>
          <table:table-cell office:value-type="float" office:value="7.125" table:style-name="ce1">
            <text:p>7.12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2.125" table:style-name="ce1">
            <text:p>2.125</text:p>
          </table:table-cell>
          <table:table-cell office:value-type="float" office:value="5.3974999999999995E-2" table:formula="of:=0.0254*[.D64]" table:style-name="ce1">
            <text:p>0.053975</text:p>
          </table:table-cell>
          <table:table-cell office:value-type="float" office:value="100795.50525" table:formula="of:=[.$J$3] - [.$J$1]*[.$J$2]*[.E64]" table:style-name="ce6">
            <text:p>100795.5053</text:p>
          </table:table-cell>
          <table:table-cell table:number-columns-repeated="12" table:style-name="ce1"/>
          <table:table-cell office:value-type="float" office:value="11" table:style-name="ce1">
            <text:p>11</text:p>
          </table:table-cell>
          <table:table-cell office:value-type="float" office:value="8.75" table:style-name="ce1">
            <text:p>8.75</text:p>
          </table:table-cell>
          <table:table-cell office:value-type="float" office:value="9.125" table:style-name="ce1">
            <text:p>9.125</text:p>
          </table:table-cell>
          <table:table-cell office:value-type="float" office:value="9.25" table:style-name="ce1">
            <text:p>9.25</text:p>
          </table:table-cell>
          <table:table-cell office:value-type="float" office:value="8.5" table:style-name="ce1">
            <text:p>8.5</text:p>
          </table:table-cell>
          <table:table-cell office:value-type="float" office:value="7.5" table:style-name="ce1">
            <text:p>7.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0.5" table:style-name="ce1">
            <text:p>0.5</text:p>
          </table:table-cell>
          <table:table-cell office:value-type="float" office:value="1.2699999999999999E-2" table:formula="of:=0.0254*[.D65]" table:style-name="ce1">
            <text:p>0.0127</text:p>
          </table:table-cell>
          <table:table-cell office:value-type="float" office:value="101200.413" table:formula="of:=[.$J$3] - [.$J$1]*[.$J$2]*[.E65]" table:style-name="ce6">
            <text:p>101200.413</text:p>
          </table:table-cell>
          <table:table-cell table:number-columns-repeated="12" table:style-name="ce1"/>
          <table:table-cell office:value-type="float" office:value="12" table:style-name="ce1">
            <text:p>12</text:p>
          </table:table-cell>
          <table:table-cell office:value-type="float" office:value="8.375" table:style-name="ce1">
            <text:p>8.375</text:p>
          </table:table-cell>
          <table:table-cell office:value-type="float" office:value="8.75" table:style-name="ce1">
            <text:p>8.75</text:p>
          </table:table-cell>
          <table:table-cell office:value-type="float" office:value="8.875" table:style-name="ce1">
            <text:p>8.875</text:p>
          </table:table-cell>
          <table:table-cell office:value-type="float" office:value="8.375" table:style-name="ce1">
            <text:p>8.375</text:p>
          </table:table-cell>
          <table:table-cell office:value-type="float" office:value="7.75" table:style-name="ce1">
            <text:p>7.7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0.625" table:style-name="ce1">
            <text:p>0.625</text:p>
          </table:table-cell>
          <table:table-cell office:value-type="float" office:value="1.5875E-2" table:formula="of:=0.0254*[.D66]" table:style-name="ce1">
            <text:p>0.015875</text:p>
          </table:table-cell>
          <table:table-cell office:value-type="float" office:value="101169.26625" table:formula="of:=[.$J$3] - [.$J$1]*[.$J$2]*[.E66]" table:style-name="ce6">
            <text:p>101169.2663</text:p>
          </table:table-cell>
          <table:table-cell table:number-columns-repeated="12" table:style-name="ce1"/>
          <table:table-cell office:value-type="float" office:value="13" table:style-name="ce1">
            <text:p>13</text:p>
          </table:table-cell>
          <table:table-cell office:value-type="float" office:value="8.125" table:style-name="ce1">
            <text:p>8.125</text:p>
          </table:table-cell>
          <table:table-cell office:value-type="float" office:value="8.5" table:style-name="ce1">
            <text:p>8.5</text:p>
          </table:table-cell>
          <table:table-cell office:value-type="float" office:value="8.625" table:style-name="ce1">
            <text:p>8.625</text:p>
          </table:table-cell>
          <table:table-cell office:value-type="float" office:value="8.25" table:style-name="ce1">
            <text:p>8.25</text:p>
          </table:table-cell>
          <table:table-cell office:value-type="float" office:value="7.75" table:style-name="ce1">
            <text:p>7.7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0.875" table:style-name="ce1">
            <text:p>0.875</text:p>
          </table:table-cell>
          <table:table-cell office:value-type="float" office:value="2.2224999999999998E-2" table:formula="of:=0.0254*[.D67]" table:style-name="ce1">
            <text:p>0.022225</text:p>
          </table:table-cell>
          <table:table-cell office:value-type="float" office:value="101106.97275" table:formula="of:=[.$J$3] - [.$J$1]*[.$J$2]*[.E67]" table:style-name="ce6">
            <text:p>101106.9728</text:p>
          </table:table-cell>
          <table:table-cell table:number-columns-repeated="12" table:style-name="ce1"/>
          <table:table-cell office:value-type="float" office:value="14" table:style-name="ce1">
            <text:p>14</text:p>
          </table:table-cell>
          <table:table-cell office:value-type="float" office:value="7.875" table:style-name="ce1">
            <text:p>7.875</text:p>
          </table:table-cell>
          <table:table-cell office:value-type="float" office:value="8.25" table:style-name="ce1">
            <text:p>8.25</text:p>
          </table:table-cell>
          <table:table-cell office:value-type="float" office:value="8.5" table:style-name="ce1">
            <text:p>8.5</text:p>
          </table:table-cell>
          <table:table-cell office:value-type="float" office:value="8" table:style-name="ce1">
            <text:p>8</text:p>
          </table:table-cell>
          <table:table-cell office:value-type="float" office:value="7.625" table:style-name="ce1">
            <text:p>7.62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0.0254*[.D68]" table:style-name="ce1">
            <text:p>0.0254</text:p>
          </table:table-cell>
          <table:table-cell office:value-type="float" office:value="101075.826" table:formula="of:=[.$J$3] - [.$J$1]*[.$J$2]*[.E68]" table:style-name="ce6">
            <text:p>101075.826</text:p>
          </table:table-cell>
          <table:table-cell table:number-columns-repeated="12" table:style-name="ce1"/>
          <table:table-cell office:value-type="float" office:value="15" table:style-name="ce1">
            <text:p>15</text:p>
          </table:table-cell>
          <table:table-cell office:value-type="float" office:value="7.625" table:style-name="ce1">
            <text:p>7.625</text:p>
          </table:table-cell>
          <table:table-cell office:value-type="float" office:value="8.125" table:style-name="ce1">
            <text:p>8.125</text:p>
          </table:table-cell>
          <table:table-cell office:value-type="float" office:value="8.375" table:style-name="ce1">
            <text:p>8.375</text:p>
          </table:table-cell>
          <table:table-cell office:value-type="float" office:value="8" table:style-name="ce1">
            <text:p>8</text:p>
          </table:table-cell>
          <table:table-cell office:value-type="float" office:value="7.5" table:style-name="ce1">
            <text:p>7.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.25" table:style-name="ce1">
            <text:p>1.25</text:p>
          </table:table-cell>
          <table:table-cell office:value-type="float" office:value="3.175E-2" table:formula="of:=0.0254*[.D69]" table:style-name="ce1">
            <text:p>0.03175</text:p>
          </table:table-cell>
          <table:table-cell office:value-type="float" office:value="101013.5325" table:formula="of:=[.$J$3] - [.$J$1]*[.$J$2]*[.E69]" table:style-name="ce6">
            <text:p>101013.5325</text:p>
          </table:table-cell>
          <table:table-cell table:number-columns-repeated="12" table:style-name="ce1"/>
          <table:table-cell office:value-type="float" office:value="16" table:style-name="ce1">
            <text:p>16</text:p>
          </table:table-cell>
          <table:table-cell office:value-type="float" office:value="7.5" table:style-name="ce1">
            <text:p>7.5</text:p>
          </table:table-cell>
          <table:table-cell office:value-type="float" office:value="8" table:style-name="ce1">
            <text:p>8</text:p>
          </table:table-cell>
          <table:table-cell office:value-type="float" office:value="8.25" table:style-name="ce1">
            <text:p>8.25</text:p>
          </table:table-cell>
          <table:table-cell office:value-type="float" office:value="7.875" table:style-name="ce1">
            <text:p>7.875</text:p>
          </table:table-cell>
          <table:table-cell office:value-type="float" office:value="7.625" table:style-name="ce1">
            <text:p>7.62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.25" table:style-name="ce1">
            <text:p>1.25</text:p>
          </table:table-cell>
          <table:table-cell office:value-type="float" office:value="3.175E-2" table:formula="of:=0.0254*[.D70]" table:style-name="ce1">
            <text:p>0.03175</text:p>
          </table:table-cell>
          <table:table-cell office:value-type="float" office:value="101013.5325" table:formula="of:=[.$J$3] - [.$J$1]*[.$J$2]*[.E70]" table:style-name="ce6">
            <text:p>101013.5325</text:p>
          </table:table-cell>
          <table:table-cell table:number-columns-repeated="12" table:style-name="ce1"/>
          <table:table-cell office:value-type="float" office:value="17" table:style-name="ce1">
            <text:p>17</text:p>
          </table:table-cell>
          <table:table-cell office:value-type="float" office:value="7.25" table:style-name="ce1">
            <text:p>7.25</text:p>
          </table:table-cell>
          <table:table-cell office:value-type="float" office:value="7.625" table:style-name="ce1">
            <text:p>7.625</text:p>
          </table:table-cell>
          <table:table-cell office:value-type="float" office:value="8.125" table:style-name="ce1">
            <text:p>8.125</text:p>
          </table:table-cell>
          <table:table-cell office:value-type="float" office:value="7.75" table:style-name="ce1">
            <text:p>7.75</text:p>
          </table:table-cell>
          <table:table-cell office:value-type="float" office:value="7.5" table:style-name="ce1">
            <text:p>7.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.375" table:style-name="ce1">
            <text:p>1.375</text:p>
          </table:table-cell>
          <table:table-cell office:value-type="float" office:value="3.4924999999999998E-2" table:formula="of:=0.0254*[.D71]" table:style-name="ce1">
            <text:p>0.034925</text:p>
          </table:table-cell>
          <table:table-cell office:value-type="float" office:value="100982.38575" table:formula="of:=[.$J$3] - [.$J$1]*[.$J$2]*[.E71]" table:style-name="ce6">
            <text:p>100982.3858</text:p>
          </table:table-cell>
          <table:table-cell table:number-columns-repeated="12" table:style-name="ce1"/>
          <table:table-cell office:value-type="float" office:value="18" table:style-name="ce1">
            <text:p>18</text:p>
          </table:table-cell>
          <table:table-cell office:value-type="float" office:value="5.875" table:style-name="ce1">
            <text:p>5.875</text:p>
          </table:table-cell>
          <table:table-cell office:value-type="float" office:value="4.875" table:style-name="ce1">
            <text:p>4.875</text:p>
          </table:table-cell>
          <table:table-cell office:value-type="float" office:value="3.625" table:style-name="ce1">
            <text:p>3.625</text:p>
          </table:table-cell>
          <table:table-cell office:value-type="float" office:value="3.25" table:style-name="ce1">
            <text:p>3.25</text:p>
          </table:table-cell>
          <table:table-cell office:value-type="float" office:value="4" table:style-name="ce1">
            <text:p>4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.625" table:style-name="ce1">
            <text:p>1.625</text:p>
          </table:table-cell>
          <table:table-cell office:value-type="float" office:value="4.1274999999999999E-2" table:formula="of:=0.0254*[.D72]" table:style-name="ce1">
            <text:p>0.041275</text:p>
          </table:table-cell>
          <table:table-cell office:value-type="float" office:value="100920.09225" table:formula="of:=[.$J$3] - [.$J$1]*[.$J$2]*[.E72]" table:style-name="ce6">
            <text:p>100920.0923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float" office:value="15" table:style-name="ce3">
            <text:p>15</text:p>
          </table:table-cell>
          <table:table-cell office:value-type="float" office:value="18" table:style-name="ce3">
            <text:p>18</text:p>
          </table:table-cell>
          <table:table-cell office:value-type="float" office:value="5" table:style-name="ce3">
            <text:p>5</text:p>
          </table:table-cell>
          <table:table-cell office:value-type="float" office:value="0.127" table:formula="of:=0.0254*[.D73]" table:style-name="ce1">
            <text:p>0.127</text:p>
          </table:table-cell>
          <table:table-cell office:value-type="float" office:value="100079.13" table:formula="of:=[.$J$3] - [.$J$1]*[.$J$2]*[.E73]" table:style-name="ce6">
            <text:p>100079.13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.875" table:style-name="ce1">
            <text:p>1.875</text:p>
          </table:table-cell>
          <table:table-cell office:value-type="float" office:value="4.7625000000000001E-2" table:formula="of:=0.0254*[.D74]" table:style-name="ce1">
            <text:p>0.047625</text:p>
          </table:table-cell>
          <table:table-cell office:value-type="float" office:value="100857.79875" table:formula="of:=[.$J$3] - [.$J$1]*[.$J$2]*[.E74]" table:style-name="ce6">
            <text:p>100857.7988</text:p>
          </table:table-cell>
          <table:table-cell table:number-columns-repeated="12" table:style-name="ce1"/>
          <table:table-cell office:value-type="string" table:style-name="ce1">
            <text:p>velocity (mph)</text:p>
          </table:table-cell>
          <table:table-cell office:value-type="float" office:value="55" table:style-name="ce1">
            <text:p>55</text:p>
          </table:table-cell>
          <table:table-cell table:number-columns-repeated="16364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.375" table:style-name="ce1">
            <text:p>2.375</text:p>
          </table:table-cell>
          <table:table-cell office:value-type="float" office:value="6.0324999999999997E-2" table:formula="of:=0.0254*[.D75]" table:style-name="ce1">
            <text:p>0.060325</text:p>
          </table:table-cell>
          <table:table-cell office:value-type="float" office:value="100733.21175" table:formula="of:=[.$J$3] - [.$J$1]*[.$J$2]*[.E75]" table:style-name="ce6">
            <text:p>100733.2118</text:p>
          </table:table-cell>
          <table:table-cell table:number-columns-repeated="12" table:style-name="ce1"/>
          <table:table-cell office:value-type="string" table:style-name="ce1">
            <text:p>angle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.375" table:style-name="ce1">
            <text:p>2.375</text:p>
          </table:table-cell>
          <table:table-cell office:value-type="float" office:value="6.0324999999999997E-2" table:formula="of:=0.0254*[.D76]" table:style-name="ce1">
            <text:p>0.060325</text:p>
          </table:table-cell>
          <table:table-cell office:value-type="float" office:value="100733.21175" table:formula="of:=[.$J$3] - [.$J$1]*[.$J$2]*[.E76]" table:style-name="ce6">
            <text:p>100733.2118</text:p>
          </table:table-cell>
          <table:table-cell table:number-columns-repeated="12" table:style-name="ce1"/>
          <table:table-cell office:value-type="string" table:style-name="ce1">
            <text:p>port #</text:p>
          </table:table-cell>
          <table:table-cell office:value-type="string" table:style-name="ce1">
            <text:p>height (in)</text:p>
          </table:table-cell>
          <table:table-cell office:value-type="string" table:style-name="ce1">
            <text:p>height (in)</text:p>
          </table:table-cell>
          <table:table-cell office:value-type="string" table:style-name="ce1">
            <text:p>height (in)</text:p>
          </table:table-cell>
          <table:table-cell office:value-type="string" table:style-name="ce1">
            <text:p>height (in)</text:p>
          </table:table-cell>
          <table:table-cell office:value-type="string" table:style-name="ce1">
            <text:p>height (in)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2.25" table:style-name="ce1">
            <text:p>2.25</text:p>
          </table:table-cell>
          <table:table-cell office:value-type="float" office:value="5.7149999999999999E-2" table:formula="of:=0.0254*[.D77]" table:style-name="ce1">
            <text:p>0.05715</text:p>
          </table:table-cell>
          <table:table-cell office:value-type="float" office:value="100764.3585" table:formula="of:=[.$J$3] - [.$J$1]*[.$J$2]*[.E77]" table:style-name="ce6">
            <text:p>100764.3585</text:p>
          </table:table-cell>
          <table:table-cell table:number-columns-repeated="12" table:style-name="ce1"/>
          <table:table-cell office:value-type="float" office:value="1" table:style-name="ce1">
            <text:p>1</text:p>
          </table:table-cell>
          <table:table-cell office:value-type="float" office:value="2.625" table:formula="of:=[.$T$53]-[.T54]" table:style-name="ce1">
            <text:p>2.625</text:p>
          </table:table-cell>
          <table:table-cell office:value-type="float" office:value="7.25" table:formula="of:=[.$U$53]-[.U54]" table:style-name="ce1">
            <text:p>7.25</text:p>
          </table:table-cell>
          <table:table-cell office:value-type="float" office:value="5.625" table:formula="of:=[.$V$53]-[.V54]" table:style-name="ce1">
            <text:p>5.625</text:p>
          </table:table-cell>
          <table:table-cell office:value-type="float" office:value="1.625" table:formula="of:=[.$W$53]-[.W54]" table:style-name="ce1">
            <text:p>1.625</text:p>
          </table:table-cell>
          <table:table-cell office:value-type="float" office:value="0.25" table:formula="of:=[.$X$53]-[.X54]" table:style-name="ce1">
            <text:p>0.2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2.25" table:style-name="ce1">
            <text:p>2.25</text:p>
          </table:table-cell>
          <table:table-cell office:value-type="float" office:value="5.7149999999999999E-2" table:formula="of:=0.0254*[.D78]" table:style-name="ce1">
            <text:p>0.05715</text:p>
          </table:table-cell>
          <table:table-cell office:value-type="float" office:value="100764.3585" table:formula="of:=[.$J$3] - [.$J$1]*[.$J$2]*[.E78]" table:style-name="ce6">
            <text:p>100764.3585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3.5" table:formula="of:=[.$T$53]-[.T55]" table:style-name="ce1">
            <text:p>3.5</text:p>
          </table:table-cell>
          <table:table-cell office:value-type="float" office:value="6.125" table:formula="of:=[.$U$53]-[.U55]" table:style-name="ce1">
            <text:p>6.125</text:p>
          </table:table-cell>
          <table:table-cell office:value-type="float" office:value="6.875" table:formula="of:=[.$V$53]-[.V55]" table:style-name="ce1">
            <text:p>6.875</text:p>
          </table:table-cell>
          <table:table-cell office:value-type="float" office:value="5.375" table:formula="of:=[.$W$53]-[.W55]" table:style-name="ce1">
            <text:p>5.375</text:p>
          </table:table-cell>
          <table:table-cell office:value-type="float" office:value="4.125" table:formula="of:=[.$X$53]-[.X55]" table:style-name="ce1">
            <text:p>4.12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2.25" table:style-name="ce1">
            <text:p>2.25</text:p>
          </table:table-cell>
          <table:table-cell office:value-type="float" office:value="5.7149999999999999E-2" table:formula="of:=0.0254*[.D79]" table:style-name="ce1">
            <text:p>0.05715</text:p>
          </table:table-cell>
          <table:table-cell office:value-type="float" office:value="100764.3585" table:formula="of:=[.$J$3] - [.$J$1]*[.$J$2]*[.E79]" table:style-name="ce6">
            <text:p>100764.3585</text:p>
          </table:table-cell>
          <table:table-cell table:number-columns-repeated="12" table:style-name="ce1"/>
          <table:table-cell office:value-type="float" office:value="3" table:style-name="ce1">
            <text:p>3</text:p>
          </table:table-cell>
          <table:table-cell office:value-type="float" office:value="3.375" table:formula="of:=[.$T$53]-[.T56]" table:style-name="ce1">
            <text:p>3.375</text:p>
          </table:table-cell>
          <table:table-cell office:value-type="float" office:value="4.125" table:formula="of:=[.$U$53]-[.U56]" table:style-name="ce1">
            <text:p>4.125</text:p>
          </table:table-cell>
          <table:table-cell office:value-type="float" office:value="6.125" table:formula="of:=[.$V$53]-[.V56]" table:style-name="ce1">
            <text:p>6.125</text:p>
          </table:table-cell>
          <table:table-cell office:value-type="float" office:value="5.125" table:formula="of:=[.$W$53]-[.W56]" table:style-name="ce1">
            <text:p>5.125</text:p>
          </table:table-cell>
          <table:table-cell office:value-type="float" office:value="4.375" table:formula="of:=[.$X$53]-[.X56]" table:style-name="ce1">
            <text:p>4.37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2.25" table:style-name="ce1">
            <text:p>2.25</text:p>
          </table:table-cell>
          <table:table-cell office:value-type="float" office:value="5.7149999999999999E-2" table:formula="of:=0.0254*[.D80]" table:style-name="ce1">
            <text:p>0.05715</text:p>
          </table:table-cell>
          <table:table-cell office:value-type="float" office:value="100764.3585" table:formula="of:=[.$J$3] - [.$J$1]*[.$J$2]*[.E80]" table:style-name="ce6">
            <text:p>100764.3585</text:p>
          </table:table-cell>
          <table:table-cell table:number-columns-repeated="12" table:style-name="ce1"/>
          <table:table-cell office:value-type="float" office:value="4" table:style-name="ce1">
            <text:p>4</text:p>
          </table:table-cell>
          <table:table-cell office:value-type="float" office:value="3.375" table:formula="of:=[.$T$53]-[.T57]" table:style-name="ce1">
            <text:p>3.375</text:p>
          </table:table-cell>
          <table:table-cell office:value-type="float" office:value="3.25" table:formula="of:=[.$U$53]-[.U57]" table:style-name="ce1">
            <text:p>3.25</text:p>
          </table:table-cell>
          <table:table-cell office:value-type="float" office:value="4.875" table:formula="of:=[.$V$53]-[.V57]" table:style-name="ce1">
            <text:p>4.875</text:p>
          </table:table-cell>
          <table:table-cell office:value-type="float" office:value="4.625" table:formula="of:=[.$W$53]-[.W57]" table:style-name="ce1">
            <text:p>4.625</text:p>
          </table:table-cell>
          <table:table-cell office:value-type="float" office:value="4.125" table:formula="of:=[.$X$53]-[.X57]" table:style-name="ce1">
            <text:p>4.12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2.25" table:style-name="ce1">
            <text:p>2.25</text:p>
          </table:table-cell>
          <table:table-cell office:value-type="float" office:value="5.7149999999999999E-2" table:formula="of:=0.0254*[.D81]" table:style-name="ce1">
            <text:p>0.05715</text:p>
          </table:table-cell>
          <table:table-cell office:value-type="float" office:value="100764.3585" table:formula="of:=[.$J$3] - [.$J$1]*[.$J$2]*[.E81]" table:style-name="ce6">
            <text:p>100764.3585</text:p>
          </table:table-cell>
          <table:table-cell table:number-columns-repeated="12" table:style-name="ce1"/>
          <table:table-cell office:value-type="float" office:value="5" table:style-name="ce1">
            <text:p>5</text:p>
          </table:table-cell>
          <table:table-cell office:value-type="float" office:value="3.5" table:formula="of:=[.$T$53]-[.T58]" table:style-name="ce1">
            <text:p>3.5</text:p>
          </table:table-cell>
          <table:table-cell office:value-type="float" office:value="3.125" table:formula="of:=[.$U$53]-[.U58]" table:style-name="ce1">
            <text:p>3.125</text:p>
          </table:table-cell>
          <table:table-cell office:value-type="float" office:value="4.25" table:formula="of:=[.$V$53]-[.V58]" table:style-name="ce1">
            <text:p>4.25</text:p>
          </table:table-cell>
          <table:table-cell office:value-type="float" office:value="4.375" table:formula="of:=[.$W$53]-[.W58]" table:style-name="ce1">
            <text:p>4.375</text:p>
          </table:table-cell>
          <table:table-cell office:value-type="float" office:value="3.875" table:formula="of:=[.$X$53]-[.X58]" table:style-name="ce1">
            <text:p>3.87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2.25" table:style-name="ce1">
            <text:p>2.25</text:p>
          </table:table-cell>
          <table:table-cell office:value-type="float" office:value="5.7149999999999999E-2" table:formula="of:=0.0254*[.D82]" table:style-name="ce1">
            <text:p>0.05715</text:p>
          </table:table-cell>
          <table:table-cell office:value-type="float" office:value="100764.3585" table:formula="of:=[.$J$3] - [.$J$1]*[.$J$2]*[.E82]" table:style-name="ce6">
            <text:p>100764.3585</text:p>
          </table:table-cell>
          <table:table-cell table:number-columns-repeated="12" table:style-name="ce1"/>
          <table:table-cell office:value-type="float" office:value="6" table:style-name="ce1">
            <text:p>6</text:p>
          </table:table-cell>
          <table:table-cell office:value-type="float" office:value="3.5" table:formula="of:=[.$T$53]-[.T59]" table:style-name="ce1">
            <text:p>3.5</text:p>
          </table:table-cell>
          <table:table-cell office:value-type="float" office:value="3.125" table:formula="of:=[.$U$53]-[.U59]" table:style-name="ce1">
            <text:p>3.125</text:p>
          </table:table-cell>
          <table:table-cell office:value-type="float" office:value="3.75" table:formula="of:=[.$V$53]-[.V59]" table:style-name="ce1">
            <text:p>3.75</text:p>
          </table:table-cell>
          <table:table-cell office:value-type="float" office:value="3.5" table:formula="of:=[.$W$53]-[.W59]" table:style-name="ce1">
            <text:p>3.5</text:p>
          </table:table-cell>
          <table:table-cell office:value-type="float" office:value="3.625" table:formula="of:=[.$X$53]-[.X59]" table:style-name="ce1">
            <text:p>3.62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0.5" table:style-name="ce1">
            <text:p>0.5</text:p>
          </table:table-cell>
          <table:table-cell office:value-type="float" office:value="1.2699999999999999E-2" table:formula="of:=0.0254*[.D83]" table:style-name="ce1">
            <text:p>0.0127</text:p>
          </table:table-cell>
          <table:table-cell office:value-type="float" office:value="101200.413" table:formula="of:=[.$J$3] - [.$J$1]*[.$J$2]*[.E83]" table:style-name="ce6">
            <text:p>101200.413</text:p>
          </table:table-cell>
          <table:table-cell table:number-columns-repeated="12" table:style-name="ce1"/>
          <table:table-cell office:value-type="float" office:value="7" table:style-name="ce1">
            <text:p>7</text:p>
          </table:table-cell>
          <table:table-cell office:value-type="float" office:value="3.5" table:formula="of:=[.$T$53]-[.T60]" table:style-name="ce1">
            <text:p>3.5</text:p>
          </table:table-cell>
          <table:table-cell office:value-type="float" office:value="3.125" table:formula="of:=[.$U$53]-[.U60]" table:style-name="ce1">
            <text:p>3.125</text:p>
          </table:table-cell>
          <table:table-cell office:value-type="float" office:value="3.25" table:formula="of:=[.$V$53]-[.V60]" table:style-name="ce1">
            <text:p>3.25</text:p>
          </table:table-cell>
          <table:table-cell office:value-type="float" office:value="3.25" table:formula="of:=[.$W$53]-[.W60]" table:style-name="ce1">
            <text:p>3.25</text:p>
          </table:table-cell>
          <table:table-cell office:value-type="float" office:value="3.375" table:formula="of:=[.$X$53]-[.X60]" table:style-name="ce1">
            <text:p>3.37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0.625" table:style-name="ce1">
            <text:p>0.625</text:p>
          </table:table-cell>
          <table:table-cell office:value-type="float" office:value="1.5875E-2" table:formula="of:=0.0254*[.D84]" table:style-name="ce1">
            <text:p>0.015875</text:p>
          </table:table-cell>
          <table:table-cell office:value-type="float" office:value="101169.26625" table:formula="of:=[.$J$3] - [.$J$1]*[.$J$2]*[.E84]" table:style-name="ce6">
            <text:p>101169.2663</text:p>
          </table:table-cell>
          <table:table-cell table:number-columns-repeated="12" table:style-name="ce1"/>
          <table:table-cell office:value-type="float" office:value="8" table:style-name="ce1">
            <text:p>8</text:p>
          </table:table-cell>
          <table:table-cell office:value-type="float" office:value="3.5" table:formula="of:=[.$T$53]-[.T61]" table:style-name="ce1">
            <text:p>3.5</text:p>
          </table:table-cell>
          <table:table-cell office:value-type="float" office:value="3.125" table:formula="of:=[.$U$53]-[.U61]" table:style-name="ce1">
            <text:p>3.125</text:p>
          </table:table-cell>
          <table:table-cell office:value-type="float" office:value="2.875" table:formula="of:=[.$V$53]-[.V61]" table:style-name="ce1">
            <text:p>2.875</text:p>
          </table:table-cell>
          <table:table-cell office:value-type="float" office:value="2.875" table:formula="of:=[.$W$53]-[.W61]" table:style-name="ce1">
            <text:p>2.875</text:p>
          </table:table-cell>
          <table:table-cell office:value-type="float" office:value="2.875" table:formula="of:=[.$X$53]-[.X61]" table:style-name="ce1">
            <text:p>2.87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0.75" table:style-name="ce1">
            <text:p>0.75</text:p>
          </table:table-cell>
          <table:table-cell office:value-type="float" office:value="1.9049999999999997E-2" table:formula="of:=0.0254*[.D85]" table:style-name="ce1">
            <text:p>0.01905</text:p>
          </table:table-cell>
          <table:table-cell office:value-type="float" office:value="101138.1195" table:formula="of:=[.$J$3] - [.$J$1]*[.$J$2]*[.E85]" table:style-name="ce6">
            <text:p>101138.1195</text:p>
          </table:table-cell>
          <table:table-cell table:number-columns-repeated="12" table:style-name="ce1"/>
          <table:table-cell office:value-type="float" office:value="9" table:style-name="ce1">
            <text:p>9</text:p>
          </table:table-cell>
          <table:table-cell office:value-type="float" office:value="3.5" table:formula="of:=[.$T$53]-[.T62]" table:style-name="ce1">
            <text:p>3.5</text:p>
          </table:table-cell>
          <table:table-cell office:value-type="float" office:value="3.125" table:formula="of:=[.$U$53]-[.U62]" table:style-name="ce1">
            <text:p>3.125</text:p>
          </table:table-cell>
          <table:table-cell office:value-type="float" office:value="2.625" table:formula="of:=[.$V$53]-[.V62]" table:style-name="ce1">
            <text:p>2.625</text:p>
          </table:table-cell>
          <table:table-cell office:value-type="float" office:value="2.5" table:formula="of:=[.$W$53]-[.W62]" table:style-name="ce1">
            <text:p>2.5</text:p>
          </table:table-cell>
          <table:table-cell office:value-type="float" office:value="2.625" table:formula="of:=[.$X$53]-[.X62]" table:style-name="ce1">
            <text:p>2.62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0.0254*[.D86]" table:style-name="ce1">
            <text:p>0.0254</text:p>
          </table:table-cell>
          <table:table-cell office:value-type="float" office:value="101075.826" table:formula="of:=[.$J$3] - [.$J$1]*[.$J$2]*[.E86]" table:style-name="ce6">
            <text:p>101075.826</text:p>
          </table:table-cell>
          <table:table-cell table:number-columns-repeated="12" table:style-name="ce1"/>
          <table:table-cell office:value-type="float" office:value="10" table:style-name="ce1">
            <text:p>10</text:p>
          </table:table-cell>
          <table:table-cell office:value-type="float" office:value="0.625" table:formula="of:=[.$T$53]-[.T63]" table:style-name="ce1">
            <text:p>0.625</text:p>
          </table:table-cell>
          <table:table-cell office:value-type="float" office:value="0.375" table:formula="of:=[.$U$53]-[.U63]" table:style-name="ce1">
            <text:p>0.375</text:p>
          </table:table-cell>
          <table:table-cell office:value-type="float" office:value="0.625" table:formula="of:=[.$V$53]-[.V63]" table:style-name="ce1">
            <text:p>0.625</text:p>
          </table:table-cell>
          <table:table-cell office:value-type="float" office:value="1.375" table:formula="of:=[.$W$53]-[.W63]" table:style-name="ce1">
            <text:p>1.375</text:p>
          </table:table-cell>
          <table:table-cell office:value-type="float" office:value="2.75" table:formula="of:=[.$X$53]-[.X63]" table:style-name="ce1">
            <text:p>2.7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1.125" table:style-name="ce1">
            <text:p>1.125</text:p>
          </table:table-cell>
          <table:table-cell office:value-type="float" office:value="2.8575E-2" table:formula="of:=0.0254*[.D87]" table:style-name="ce1">
            <text:p>0.028575</text:p>
          </table:table-cell>
          <table:table-cell office:value-type="float" office:value="101044.67925" table:formula="of:=[.$J$3] - [.$J$1]*[.$J$2]*[.E87]" table:style-name="ce6">
            <text:p>101044.6793</text:p>
          </table:table-cell>
          <table:table-cell table:number-columns-repeated="12" table:style-name="ce1"/>
          <table:table-cell office:value-type="float" office:value="11" table:style-name="ce1">
            <text:p>11</text:p>
          </table:table-cell>
          <table:table-cell office:value-type="float" office:value="0.875" table:formula="of:=[.$T$53]-[.T64]" table:style-name="ce1">
            <text:p>0.875</text:p>
          </table:table-cell>
          <table:table-cell office:value-type="float" office:value="0.75" table:formula="of:=[.$U$53]-[.U64]" table:style-name="ce1">
            <text:p>0.75</text:p>
          </table:table-cell>
          <table:table-cell office:value-type="float" office:value="0.875" table:formula="of:=[.$V$53]-[.V64]" table:style-name="ce1">
            <text:p>0.875</text:p>
          </table:table-cell>
          <table:table-cell office:value-type="float" office:value="1.375" table:formula="of:=[.$W$53]-[.W64]" table:style-name="ce1">
            <text:p>1.375</text:p>
          </table:table-cell>
          <table:table-cell office:value-type="float" office:value="2.375" table:formula="of:=[.$X$53]-[.X64]" table:style-name="ce1">
            <text:p>2.37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.25" table:style-name="ce1">
            <text:p>1.25</text:p>
          </table:table-cell>
          <table:table-cell office:value-type="float" office:value="3.175E-2" table:formula="of:=0.0254*[.D88]" table:style-name="ce1">
            <text:p>0.03175</text:p>
          </table:table-cell>
          <table:table-cell office:value-type="float" office:value="101013.5325" table:formula="of:=[.$J$3] - [.$J$1]*[.$J$2]*[.E88]" table:style-name="ce6">
            <text:p>101013.5325</text:p>
          </table:table-cell>
          <table:table-cell table:number-columns-repeated="12" table:style-name="ce1"/>
          <table:table-cell office:value-type="float" office:value="12" table:style-name="ce1">
            <text:p>12</text:p>
          </table:table-cell>
          <table:table-cell office:value-type="float" office:value="1.25" table:formula="of:=[.$T$53]-[.T65]" table:style-name="ce1">
            <text:p>1.25</text:p>
          </table:table-cell>
          <table:table-cell office:value-type="float" office:value="1.125" table:formula="of:=[.$U$53]-[.U65]" table:style-name="ce1">
            <text:p>1.125</text:p>
          </table:table-cell>
          <table:table-cell office:value-type="float" office:value="1.25" table:formula="of:=[.$V$53]-[.V65]" table:style-name="ce1">
            <text:p>1.25</text:p>
          </table:table-cell>
          <table:table-cell office:value-type="float" office:value="1.5" table:formula="of:=[.$W$53]-[.W65]" table:style-name="ce1">
            <text:p>1.5</text:p>
          </table:table-cell>
          <table:table-cell office:value-type="float" office:value="2.125" table:formula="of:=[.$X$53]-[.X65]" table:style-name="ce1">
            <text:p>2.12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1.375" table:style-name="ce1">
            <text:p>1.375</text:p>
          </table:table-cell>
          <table:table-cell office:value-type="float" office:value="3.4924999999999998E-2" table:formula="of:=0.0254*[.D89]" table:style-name="ce1">
            <text:p>0.034925</text:p>
          </table:table-cell>
          <table:table-cell office:value-type="float" office:value="100982.38575" table:formula="of:=[.$J$3] - [.$J$1]*[.$J$2]*[.E89]" table:style-name="ce6">
            <text:p>100982.3858</text:p>
          </table:table-cell>
          <table:table-cell table:number-columns-repeated="12" table:style-name="ce1"/>
          <table:table-cell office:value-type="float" office:value="13" table:style-name="ce1">
            <text:p>13</text:p>
          </table:table-cell>
          <table:table-cell office:value-type="float" office:value="1.5" table:formula="of:=[.$T$53]-[.T66]" table:style-name="ce1">
            <text:p>1.5</text:p>
          </table:table-cell>
          <table:table-cell office:value-type="float" office:value="1.375" table:formula="of:=[.$U$53]-[.U66]" table:style-name="ce1">
            <text:p>1.375</text:p>
          </table:table-cell>
          <table:table-cell office:value-type="float" office:value="1.5" table:formula="of:=[.$V$53]-[.V66]" table:style-name="ce1">
            <text:p>1.5</text:p>
          </table:table-cell>
          <table:table-cell office:value-type="float" office:value="1.625" table:formula="of:=[.$W$53]-[.W66]" table:style-name="ce1">
            <text:p>1.625</text:p>
          </table:table-cell>
          <table:table-cell office:value-type="float" office:value="2.125" table:formula="of:=[.$X$53]-[.X66]" table:style-name="ce1">
            <text:p>2.12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1.625" table:style-name="ce1">
            <text:p>1.625</text:p>
          </table:table-cell>
          <table:table-cell office:value-type="float" office:value="4.1274999999999999E-2" table:formula="of:=0.0254*[.D90]" table:style-name="ce1">
            <text:p>0.041275</text:p>
          </table:table-cell>
          <table:table-cell office:value-type="float" office:value="100920.09225" table:formula="of:=[.$J$3] - [.$J$1]*[.$J$2]*[.E90]" table:style-name="ce6">
            <text:p>100920.0923</text:p>
          </table:table-cell>
          <table:table-cell table:number-columns-repeated="12" table:style-name="ce1"/>
          <table:table-cell office:value-type="float" office:value="14" table:style-name="ce1">
            <text:p>14</text:p>
          </table:table-cell>
          <table:table-cell office:value-type="float" office:value="1.75" table:formula="of:=[.$T$53]-[.T67]" table:style-name="ce1">
            <text:p>1.75</text:p>
          </table:table-cell>
          <table:table-cell office:value-type="float" office:value="1.625" table:formula="of:=[.$U$53]-[.U67]" table:style-name="ce1">
            <text:p>1.625</text:p>
          </table:table-cell>
          <table:table-cell office:value-type="float" office:value="1.625" table:formula="of:=[.$V$53]-[.V67]" table:style-name="ce1">
            <text:p>1.625</text:p>
          </table:table-cell>
          <table:table-cell office:value-type="float" office:value="1.875" table:formula="of:=[.$W$53]-[.W67]" table:style-name="ce1">
            <text:p>1.875</text:p>
          </table:table-cell>
          <table:table-cell office:value-type="float" office:value="2.25" table:formula="of:=[.$X$53]-[.X67]" table:style-name="ce1">
            <text:p>2.25</text:p>
          </table:table-cell>
          <table:table-cell table:number-columns-repeated="16360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float" office:value="20" table:style-name="ce3">
            <text:p>20</text:p>
          </table:table-cell>
          <table:table-cell office:value-type="float" office:value="18" table:style-name="ce3">
            <text:p>18</text:p>
          </table:table-cell>
          <table:table-cell office:value-type="float" office:value="4.375" table:style-name="ce3">
            <text:p>4.375</text:p>
          </table:table-cell>
          <table:table-cell office:value-type="float" office:value="0.111125" table:formula="of:=0.0254*[.D91]" table:style-name="ce1">
            <text:p>0.111125</text:p>
          </table:table-cell>
          <table:table-cell office:value-type="float" office:value="100234.86375" table:formula="of:=[.$J$3] - [.$J$1]*[.$J$2]*[.E91]" table:style-name="ce6">
            <text:p>100234.8638</text:p>
          </table:table-cell>
          <table:table-cell table:number-columns-repeated="12" table:style-name="ce1"/>
          <table:table-cell office:value-type="float" office:value="15" table:style-name="ce1">
            <text:p>15</text:p>
          </table:table-cell>
          <table:table-cell office:value-type="float" office:value="2" table:formula="of:=[.$T$53]-[.T68]" table:style-name="ce1">
            <text:p>2</text:p>
          </table:table-cell>
          <table:table-cell office:value-type="float" office:value="1.75" table:formula="of:=[.$U$53]-[.U68]" table:style-name="ce1">
            <text:p>1.75</text:p>
          </table:table-cell>
          <table:table-cell office:value-type="float" office:value="1.75" table:formula="of:=[.$V$53]-[.V68]" table:style-name="ce1">
            <text:p>1.75</text:p>
          </table:table-cell>
          <table:table-cell office:value-type="float" office:value="1.875" table:formula="of:=[.$W$53]-[.W68]" table:style-name="ce1">
            <text:p>1.875</text:p>
          </table:table-cell>
          <table:table-cell office:value-type="float" office:value="2.375" table:formula="of:=[.$X$53]-[.X68]" table:style-name="ce1">
            <text:p>2.375</text:p>
          </table:table-cell>
          <table:table-cell table:number-columns-repeated="1636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.625" table:formula="of:=[.$X$53]-[.D69]" table:style-name="ce1">
            <text:p>8.625</text:p>
          </table:table-cell>
          <table:table-cell office:value-type="float" office:value="0.21907499999999999" table:formula="of:=0.0254*[.D92]" table:style-name="ce1">
            <text:p>0.219075</text:p>
          </table:table-cell>
          <table:table-cell office:value-type="float" office:value="99175.874249999993" table:formula="of:=[.$J$3] - [.$J$1]*[.$J$2]*[.E92]" table:style-name="ce6">
            <text:p>99175.87425</text:p>
          </table:table-cell>
          <table:table-cell table:number-columns-repeated="12" table:style-name="ce1"/>
          <table:table-cell office:value-type="float" office:value="16" table:style-name="ce1">
            <text:p>16</text:p>
          </table:table-cell>
          <table:table-cell office:value-type="float" office:value="2.125" table:formula="of:=[.$T$53]-[.T69]" table:style-name="ce1">
            <text:p>2.125</text:p>
          </table:table-cell>
          <table:table-cell office:value-type="float" office:value="1.875" table:formula="of:=[.$U$53]-[.U69]" table:style-name="ce1">
            <text:p>1.875</text:p>
          </table:table-cell>
          <table:table-cell office:value-type="float" office:value="1.875" table:formula="of:=[.$V$53]-[.V69]" table:style-name="ce1">
            <text:p>1.875</text:p>
          </table:table-cell>
          <table:table-cell office:value-type="float" office:value="2" table:formula="of:=[.$W$53]-[.W69]" table:style-name="ce1">
            <text:p>2</text:p>
          </table:table-cell>
          <table:table-cell office:value-type="float" office:value="2.25" table:formula="of:=[.$X$53]-[.X69]" table:style-name="ce1">
            <text:p>2.25</text:p>
          </table:table-cell>
          <table:table-cell table:number-columns-repeated="1636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.625" table:formula="of:=[.$X$53]-[.D70]" table:style-name="ce1">
            <text:p>8.625</text:p>
          </table:table-cell>
          <table:table-cell office:value-type="float" office:value="0.21907499999999999" table:formula="of:=0.0254*[.D93]" table:style-name="ce1">
            <text:p>0.219075</text:p>
          </table:table-cell>
          <table:table-cell office:value-type="float" office:value="99175.874249999993" table:formula="of:=[.$J$3] - [.$J$1]*[.$J$2]*[.E93]" table:style-name="ce6">
            <text:p>99175.87425</text:p>
          </table:table-cell>
          <table:table-cell table:number-columns-repeated="12" table:style-name="ce1"/>
          <table:table-cell office:value-type="float" office:value="17" table:style-name="ce1">
            <text:p>17</text:p>
          </table:table-cell>
          <table:table-cell office:value-type="float" office:value="2.375" table:formula="of:=[.$T$53]-[.T70]" table:style-name="ce1">
            <text:p>2.375</text:p>
          </table:table-cell>
          <table:table-cell office:value-type="float" office:value="2.25" table:formula="of:=[.$U$53]-[.U70]" table:style-name="ce1">
            <text:p>2.25</text:p>
          </table:table-cell>
          <table:table-cell office:value-type="float" office:value="2" table:formula="of:=[.$V$53]-[.V70]" table:style-name="ce1">
            <text:p>2</text:p>
          </table:table-cell>
          <table:table-cell office:value-type="float" office:value="2.125" table:formula="of:=[.$W$53]-[.W70]" table:style-name="ce1">
            <text:p>2.125</text:p>
          </table:table-cell>
          <table:table-cell office:value-type="float" office:value="2.375" table:formula="of:=[.$X$53]-[.X70]" table:style-name="ce1">
            <text:p>2.375</text:p>
          </table:table-cell>
          <table:table-cell table:number-columns-repeated="1636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8.5" table:formula="of:=[.$X$53]-[.D71]" table:style-name="ce1">
            <text:p>8.5</text:p>
          </table:table-cell>
          <table:table-cell office:value-type="float" office:value="0.21589999999999998" table:formula="of:=0.0254*[.D94]" table:style-name="ce1">
            <text:p>0.2159</text:p>
          </table:table-cell>
          <table:table-cell office:value-type="float" office:value="99207.020999999993" table:formula="of:=[.$J$3] - [.$J$1]*[.$J$2]*[.E94]" table:style-name="ce6">
            <text:p>99207.021</text:p>
          </table:table-cell>
          <table:table-cell table:number-columns-repeated="12" table:style-name="ce1"/>
          <table:table-cell office:value-type="float" office:value="18" table:style-name="ce3">
            <text:p>18</text:p>
          </table:table-cell>
          <table:table-cell office:value-type="float" office:value="3.75" table:formula="of:=[.$T$53]-[.T71]" table:style-name="ce3">
            <text:p>3.75</text:p>
          </table:table-cell>
          <table:table-cell office:value-type="float" office:value="5" table:formula="of:=[.$U$53]-[.U71]" table:style-name="ce3">
            <text:p>5</text:p>
          </table:table-cell>
          <table:table-cell office:value-type="float" office:value="6.5" table:formula="of:=[.$V$53]-[.V71]" table:style-name="ce3">
            <text:p>6.5</text:p>
          </table:table-cell>
          <table:table-cell office:value-type="float" office:value="6.625" table:formula="of:=[.$W$53]-[.W71]" table:style-name="ce3">
            <text:p>6.625</text:p>
          </table:table-cell>
          <table:table-cell office:value-type="float" office:value="5.875" table:formula="of:=[.$X$53]-[.X71]" table:style-name="ce3">
            <text:p>5.875</text:p>
          </table:table-cell>
          <table:table-cell table:number-columns-repeated="1636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8.25" table:formula="of:=[.$X$53]-[.D72]" table:style-name="ce1">
            <text:p>8.25</text:p>
          </table:table-cell>
          <table:table-cell office:value-type="float" office:value="0.20954999999999999" table:formula="of:=0.0254*[.D95]" table:style-name="ce1">
            <text:p>0.20955</text:p>
          </table:table-cell>
          <table:table-cell office:value-type="float" office:value="99269.314499999993" table:formula="of:=[.$J$3] - [.$J$1]*[.$J$2]*[.E95]" table:style-name="ce6">
            <text:p>99269.3145</text:p>
          </table:table-cell>
          <table:table-cell table:number-columns-repeated="16378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4.875" table:formula="of:=[.$X$53]-[.D73]" table:style-name="ce1">
            <text:p>4.875</text:p>
          </table:table-cell>
          <table:table-cell office:value-type="float" office:value="0.12382499999999999" table:formula="of:=0.0254*[.D96]" table:style-name="ce1">
            <text:p>0.123825</text:p>
          </table:table-cell>
          <table:table-cell office:value-type="float" office:value="100110.27675" table:formula="of:=[.$J$3] - [.$J$1]*[.$J$2]*[.E96]" table:style-name="ce6">
            <text:p>100110.2768</text:p>
          </table:table-cell>
          <table:table-cell table:number-columns-repeated="16378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8" table:formula="of:=[.$X$53]-[.D74]" table:style-name="ce1">
            <text:p>8</text:p>
          </table:table-cell>
          <table:table-cell office:value-type="float" office:value="0.20319999999999999" table:formula="of:=0.0254*[.D97]" table:style-name="ce1">
            <text:p>0.2032</text:p>
          </table:table-cell>
          <table:table-cell office:value-type="float" office:value="99331.608000000007" table:formula="of:=[.$J$3] - [.$J$1]*[.$J$2]*[.E97]" table:style-name="ce6">
            <text:p>99331.608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7.5" table:formula="of:=[.$X$53]-[.D75]" table:style-name="ce1">
            <text:p>7.5</text:p>
          </table:table-cell>
          <table:table-cell office:value-type="float" office:value="0.1905" table:formula="of:=0.0254*[.D98]" table:style-name="ce1">
            <text:p>0.1905</text:p>
          </table:table-cell>
          <table:table-cell office:value-type="float" office:value="99456.195000000007" table:formula="of:=[.$J$3] - [.$J$1]*[.$J$2]*[.E98]" table:style-name="ce6">
            <text:p>99456.19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7.5" table:formula="of:=[.$X$53]-[.D76]" table:style-name="ce1">
            <text:p>7.5</text:p>
          </table:table-cell>
          <table:table-cell office:value-type="float" office:value="0.1905" table:formula="of:=0.0254*[.D99]" table:style-name="ce1">
            <text:p>0.1905</text:p>
          </table:table-cell>
          <table:table-cell office:value-type="float" office:value="99456.195000000007" table:formula="of:=[.$J$3] - [.$J$1]*[.$J$2]*[.E99]" table:style-name="ce6">
            <text:p>99456.19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7.625" table:formula="of:=[.$X$53]-[.D77]" table:style-name="ce1">
            <text:p>7.625</text:p>
          </table:table-cell>
          <table:table-cell office:value-type="float" office:value="0.19367499999999999" table:formula="of:=0.0254*[.D100]" table:style-name="ce1">
            <text:p>0.193675</text:p>
          </table:table-cell>
          <table:table-cell office:value-type="float" office:value="99425.048250000007" table:formula="of:=[.$J$3] - [.$J$1]*[.$J$2]*[.E100]" table:style-name="ce6">
            <text:p>99425.0482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7.625" table:formula="of:=[.$X$53]-[.D78]" table:style-name="ce1">
            <text:p>7.625</text:p>
          </table:table-cell>
          <table:table-cell office:value-type="float" office:value="0.19367499999999999" table:formula="of:=0.0254*[.D101]" table:style-name="ce1">
            <text:p>0.193675</text:p>
          </table:table-cell>
          <table:table-cell office:value-type="float" office:value="99425.048250000007" table:formula="of:=[.$J$3] - [.$J$1]*[.$J$2]*[.E101]" table:style-name="ce6">
            <text:p>99425.0482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7.625" table:formula="of:=[.$X$53]-[.D79]" table:style-name="ce1">
            <text:p>7.625</text:p>
          </table:table-cell>
          <table:table-cell office:value-type="float" office:value="0.19367499999999999" table:formula="of:=0.0254*[.D102]" table:style-name="ce1">
            <text:p>0.193675</text:p>
          </table:table-cell>
          <table:table-cell office:value-type="float" office:value="99425.048250000007" table:formula="of:=[.$J$3] - [.$J$1]*[.$J$2]*[.E102]" table:style-name="ce6">
            <text:p>99425.0482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7.625" table:formula="of:=[.$X$53]-[.D80]" table:style-name="ce1">
            <text:p>7.625</text:p>
          </table:table-cell>
          <table:table-cell office:value-type="float" office:value="0.19367499999999999" table:formula="of:=0.0254*[.D103]" table:style-name="ce1">
            <text:p>0.193675</text:p>
          </table:table-cell>
          <table:table-cell office:value-type="float" office:value="99425.048250000007" table:formula="of:=[.$J$3] - [.$J$1]*[.$J$2]*[.E103]" table:style-name="ce6">
            <text:p>99425.0482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7.625" table:formula="of:=[.$X$53]-[.D81]" table:style-name="ce1">
            <text:p>7.625</text:p>
          </table:table-cell>
          <table:table-cell office:value-type="float" office:value="0.19367499999999999" table:formula="of:=0.0254*[.D104]" table:style-name="ce1">
            <text:p>0.193675</text:p>
          </table:table-cell>
          <table:table-cell office:value-type="float" office:value="99425.048250000007" table:formula="of:=[.$J$3] - [.$J$1]*[.$J$2]*[.E104]" table:style-name="ce6">
            <text:p>99425.0482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7.625" table:formula="of:=[.$X$53]-[.D82]" table:style-name="ce1">
            <text:p>7.625</text:p>
          </table:table-cell>
          <table:table-cell office:value-type="float" office:value="0.19367499999999999" table:formula="of:=0.0254*[.D105]" table:style-name="ce1">
            <text:p>0.193675</text:p>
          </table:table-cell>
          <table:table-cell office:value-type="float" office:value="99425.048250000007" table:formula="of:=[.$J$3] - [.$J$1]*[.$J$2]*[.E105]" table:style-name="ce6">
            <text:p>99425.0482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9.375" table:formula="of:=[.$X$53]-[.D83]" table:style-name="ce1">
            <text:p>9.375</text:p>
          </table:table-cell>
          <table:table-cell office:value-type="float" office:value="0.238125" table:formula="of:=0.0254*[.D106]" table:style-name="ce1">
            <text:p>0.238125</text:p>
          </table:table-cell>
          <table:table-cell office:value-type="float" office:value="98988.993749999994" table:formula="of:=[.$J$3] - [.$J$1]*[.$J$2]*[.E106]" table:style-name="ce6">
            <text:p>98988.9937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9.25" table:formula="of:=[.$X$53]-[.D84]" table:style-name="ce1">
            <text:p>9.25</text:p>
          </table:table-cell>
          <table:table-cell office:value-type="float" office:value="0.23494999999999999" table:formula="of:=0.0254*[.D107]" table:style-name="ce1">
            <text:p>0.23495</text:p>
          </table:table-cell>
          <table:table-cell office:value-type="float" office:value="99020.140499999994" table:formula="of:=[.$J$3] - [.$J$1]*[.$J$2]*[.E107]" table:style-name="ce6">
            <text:p>99020.140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9.125" table:formula="of:=[.$X$53]-[.D85]" table:style-name="ce1">
            <text:p>9.125</text:p>
          </table:table-cell>
          <table:table-cell office:value-type="float" office:value="0.23177499999999998" table:formula="of:=0.0254*[.D108]" table:style-name="ce1">
            <text:p>0.231775</text:p>
          </table:table-cell>
          <table:table-cell office:value-type="float" office:value="99051.287249999994" table:formula="of:=[.$J$3] - [.$J$1]*[.$J$2]*[.E108]" table:style-name="ce6">
            <text:p>99051.28725</text:p>
          </table:table-cell>
          <table:table-cell table:number-columns-repeated="16378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8.875" table:formula="of:=[.$X$53]-[.D86]" table:style-name="ce3">
            <text:p>8.875</text:p>
          </table:table-cell>
          <table:table-cell office:value-type="float" office:value="0.22542499999999999" table:formula="of:=0.0254*[.D109]" table:style-name="ce1">
            <text:p>0.225425</text:p>
          </table:table-cell>
          <table:table-cell office:value-type="float" office:value="99113.580749999994" table:formula="of:=[.$J$3] - [.$J$1]*[.$J$2]*[.E109]" table:style-name="ce6">
            <text:p>99113.5807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8.75" table:formula="of:=[.$W$53]-[.D87]" table:style-name="ce1">
            <text:p>8.75</text:p>
          </table:table-cell>
          <table:table-cell office:value-type="float" office:value="0.22225" table:formula="of:=0.0254*[.D110]" table:style-name="ce1">
            <text:p>0.22225</text:p>
          </table:table-cell>
          <table:table-cell office:value-type="float" office:value="99144.727499999994" table:formula="of:=[.$J$3] - [.$J$1]*[.$J$2]*[.E110]" table:style-name="ce6">
            <text:p>99144.727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8.625" table:formula="of:=[.$W$53]-[.D88]" table:style-name="ce1">
            <text:p>8.625</text:p>
          </table:table-cell>
          <table:table-cell office:value-type="float" office:value="0.21907499999999999" table:formula="of:=0.0254*[.D111]" table:style-name="ce1">
            <text:p>0.219075</text:p>
          </table:table-cell>
          <table:table-cell office:value-type="float" office:value="99175.874249999993" table:formula="of:=[.$J$3] - [.$J$1]*[.$J$2]*[.E111]" table:style-name="ce6">
            <text:p>99175.8742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8.5" table:formula="of:=[.$W$53]-[.D89]" table:style-name="ce1">
            <text:p>8.5</text:p>
          </table:table-cell>
          <table:table-cell office:value-type="float" office:value="0.21589999999999998" table:formula="of:=0.0254*[.D112]" table:style-name="ce1">
            <text:p>0.2159</text:p>
          </table:table-cell>
          <table:table-cell office:value-type="float" office:value="99207.020999999993" table:formula="of:=[.$J$3] - [.$J$1]*[.$J$2]*[.E112]" table:style-name="ce6">
            <text:p>99207.021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8.25" table:formula="of:=[.$W$53]-[.D90]" table:style-name="ce1">
            <text:p>8.25</text:p>
          </table:table-cell>
          <table:table-cell office:value-type="float" office:value="0.20954999999999999" table:formula="of:=0.0254*[.D113]" table:style-name="ce1">
            <text:p>0.20955</text:p>
          </table:table-cell>
          <table:table-cell office:value-type="float" office:value="99269.314499999993" table:formula="of:=[.$J$3] - [.$J$1]*[.$J$2]*[.E113]" table:style-name="ce6">
            <text:p>99269.314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.5" table:formula="of:=[.$W$53]-[.D91]" table:style-name="ce1">
            <text:p>5.5</text:p>
          </table:table-cell>
          <table:table-cell office:value-type="float" office:value="0.13969999999999999" table:formula="of:=0.0254*[.D114]" table:style-name="ce1">
            <text:p>0.1397</text:p>
          </table:table-cell>
          <table:table-cell office:value-type="float" office:value="99954.543000000005" table:formula="of:=[.$J$3] - [.$J$1]*[.$J$2]*[.E114]" table:style-name="ce6">
            <text:p>99954.543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.25" table:formula="of:=[.$W$53]-[.D92]" table:style-name="ce1">
            <text:p>1.25</text:p>
          </table:table-cell>
          <table:table-cell office:value-type="float" office:value="3.175E-2" table:formula="of:=0.0254*[.D115]" table:style-name="ce1">
            <text:p>0.03175</text:p>
          </table:table-cell>
          <table:table-cell office:value-type="float" office:value="101013.5325" table:formula="of:=[.$J$3] - [.$J$1]*[.$J$2]*[.E115]" table:style-name="ce6">
            <text:p>101013.532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.25" table:formula="of:=[.$W$53]-[.D93]" table:style-name="ce1">
            <text:p>1.25</text:p>
          </table:table-cell>
          <table:table-cell office:value-type="float" office:value="3.175E-2" table:formula="of:=0.0254*[.D116]" table:style-name="ce1">
            <text:p>0.03175</text:p>
          </table:table-cell>
          <table:table-cell office:value-type="float" office:value="101013.5325" table:formula="of:=[.$J$3] - [.$J$1]*[.$J$2]*[.E116]" table:style-name="ce6">
            <text:p>101013.532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.375" table:formula="of:=[.$W$53]-[.D94]" table:style-name="ce1">
            <text:p>1.375</text:p>
          </table:table-cell>
          <table:table-cell office:value-type="float" office:value="3.4924999999999998E-2" table:formula="of:=0.0254*[.D117]" table:style-name="ce1">
            <text:p>0.034925</text:p>
          </table:table-cell>
          <table:table-cell office:value-type="float" office:value="100982.38575" table:formula="of:=[.$J$3] - [.$J$1]*[.$J$2]*[.E117]" table:style-name="ce6">
            <text:p>100982.3858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1.625" table:formula="of:=[.$W$53]-[.D95]" table:style-name="ce1">
            <text:p>1.625</text:p>
          </table:table-cell>
          <table:table-cell office:value-type="float" office:value="4.1274999999999999E-2" table:formula="of:=0.0254*[.D118]" table:style-name="ce1">
            <text:p>0.041275</text:p>
          </table:table-cell>
          <table:table-cell office:value-type="float" office:value="100920.09225" table:formula="of:=[.$J$3] - [.$J$1]*[.$J$2]*[.E118]" table:style-name="ce6">
            <text:p>100920.0923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5" table:formula="of:=[.$W$53]-[.D96]" table:style-name="ce1">
            <text:p>5</text:p>
          </table:table-cell>
          <table:table-cell office:value-type="float" office:value="0.127" table:formula="of:=0.0254*[.D119]" table:style-name="ce1">
            <text:p>0.127</text:p>
          </table:table-cell>
          <table:table-cell office:value-type="float" office:value="100079.13" table:formula="of:=[.$J$3] - [.$J$1]*[.$J$2]*[.E119]" table:style-name="ce6">
            <text:p>100079.13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.875" table:formula="of:=[.$W$53]-[.D97]" table:style-name="ce1">
            <text:p>1.875</text:p>
          </table:table-cell>
          <table:table-cell office:value-type="float" office:value="4.7625000000000001E-2" table:formula="of:=0.0254*[.D120]" table:style-name="ce1">
            <text:p>0.047625</text:p>
          </table:table-cell>
          <table:table-cell office:value-type="float" office:value="100857.79875" table:formula="of:=[.$J$3] - [.$J$1]*[.$J$2]*[.E120]" table:style-name="ce6">
            <text:p>100857.7988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2.375" table:formula="of:=[.$W$53]-[.D98]" table:style-name="ce1">
            <text:p>2.375</text:p>
          </table:table-cell>
          <table:table-cell office:value-type="float" office:value="6.0324999999999997E-2" table:formula="of:=0.0254*[.D121]" table:style-name="ce1">
            <text:p>0.060325</text:p>
          </table:table-cell>
          <table:table-cell office:value-type="float" office:value="100733.21175" table:formula="of:=[.$J$3] - [.$J$1]*[.$J$2]*[.E121]" table:style-name="ce6">
            <text:p>100733.2118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2.375" table:formula="of:=[.$W$53]-[.D99]" table:style-name="ce1">
            <text:p>2.375</text:p>
          </table:table-cell>
          <table:table-cell office:value-type="float" office:value="6.0324999999999997E-2" table:formula="of:=0.0254*[.D122]" table:style-name="ce1">
            <text:p>0.060325</text:p>
          </table:table-cell>
          <table:table-cell office:value-type="float" office:value="100733.21175" table:formula="of:=[.$J$3] - [.$J$1]*[.$J$2]*[.E122]" table:style-name="ce6">
            <text:p>100733.2118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2.25" table:formula="of:=[.$W$53]-[.D100]" table:style-name="ce1">
            <text:p>2.25</text:p>
          </table:table-cell>
          <table:table-cell office:value-type="float" office:value="5.7149999999999999E-2" table:formula="of:=0.0254*[.D123]" table:style-name="ce1">
            <text:p>0.05715</text:p>
          </table:table-cell>
          <table:table-cell office:value-type="float" office:value="100764.3585" table:formula="of:=[.$J$3] - [.$J$1]*[.$J$2]*[.E123]" table:style-name="ce6">
            <text:p>100764.358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2.25" table:formula="of:=[.$W$53]-[.D101]" table:style-name="ce1">
            <text:p>2.25</text:p>
          </table:table-cell>
          <table:table-cell office:value-type="float" office:value="5.7149999999999999E-2" table:formula="of:=0.0254*[.D124]" table:style-name="ce1">
            <text:p>0.05715</text:p>
          </table:table-cell>
          <table:table-cell office:value-type="float" office:value="100764.3585" table:formula="of:=[.$J$3] - [.$J$1]*[.$J$2]*[.E124]" table:style-name="ce6">
            <text:p>100764.358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2.25" table:formula="of:=[.$W$53]-[.D102]" table:style-name="ce1">
            <text:p>2.25</text:p>
          </table:table-cell>
          <table:table-cell office:value-type="float" office:value="5.7149999999999999E-2" table:formula="of:=0.0254*[.D125]" table:style-name="ce1">
            <text:p>0.05715</text:p>
          </table:table-cell>
          <table:table-cell office:value-type="float" office:value="100764.3585" table:formula="of:=[.$J$3] - [.$J$1]*[.$J$2]*[.E125]" table:style-name="ce6">
            <text:p>100764.358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2.25" table:formula="of:=[.$W$53]-[.D103]" table:style-name="ce1">
            <text:p>2.25</text:p>
          </table:table-cell>
          <table:table-cell office:value-type="float" office:value="5.7149999999999999E-2" table:formula="of:=0.0254*[.D126]" table:style-name="ce1">
            <text:p>0.05715</text:p>
          </table:table-cell>
          <table:table-cell office:value-type="float" office:value="100764.3585" table:formula="of:=[.$J$3] - [.$J$1]*[.$J$2]*[.E126]" table:style-name="ce6">
            <text:p>100764.3585</text:p>
          </table:table-cell>
          <table:table-cell table:number-columns-repeated="16378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float" office:value="5" table:style-name="ce3">
            <text:p>5</text:p>
          </table:table-cell>
          <table:table-cell office:value-type="float" office:value="18" table:style-name="ce3">
            <text:p>18</text:p>
          </table:table-cell>
          <table:table-cell office:value-type="float" office:value="2.25" table:formula="of:=[.$W$53]-[.D104]" table:style-name="ce3">
            <text:p>2.25</text:p>
          </table:table-cell>
          <table:table-cell office:value-type="float" office:value="5.7149999999999999E-2" table:formula="of:=0.0254*[.D127]" table:style-name="ce1">
            <text:p>0.05715</text:p>
          </table:table-cell>
          <table:table-cell office:value-type="float" office:value="100764.3585" table:formula="of:=[.$J$3] - [.$J$1]*[.$J$2]*[.E127]" table:style-name="ce6">
            <text:p>100764.358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.5" table:formula="of:=[.$V$53]-[.D105]" table:style-name="ce1">
            <text:p>2.5</text:p>
          </table:table-cell>
          <table:table-cell office:value-type="float" office:value="6.3500000000000001E-2" table:formula="of:=0.0254*[.D128]" table:style-name="ce1">
            <text:p>0.0635</text:p>
          </table:table-cell>
          <table:table-cell office:value-type="float" office:value="100702.065" table:formula="of:=[.$J$3] - [.$J$1]*[.$J$2]*[.E128]" table:style-name="ce6">
            <text:p>100702.06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.75" table:formula="of:=[.$V$53]-[.D106]" table:style-name="ce1">
            <text:p>0.75</text:p>
          </table:table-cell>
          <table:table-cell office:value-type="float" office:value="1.9049999999999997E-2" table:formula="of:=0.0254*[.D129]" table:style-name="ce1">
            <text:p>0.01905</text:p>
          </table:table-cell>
          <table:table-cell office:value-type="float" office:value="101138.1195" table:formula="of:=[.$J$3] - [.$J$1]*[.$J$2]*[.E129]" table:style-name="ce6">
            <text:p>101138.119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.875" table:formula="of:=[.$V$53]-[.D107]" table:style-name="ce1">
            <text:p>0.875</text:p>
          </table:table-cell>
          <table:table-cell office:value-type="float" office:value="2.2224999999999998E-2" table:formula="of:=0.0254*[.D130]" table:style-name="ce1">
            <text:p>0.022225</text:p>
          </table:table-cell>
          <table:table-cell office:value-type="float" office:value="101106.97275" table:formula="of:=[.$J$3] - [.$J$1]*[.$J$2]*[.E130]" table:style-name="ce6">
            <text:p>101106.9728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1" table:formula="of:=[.$V$53]-[.D108]" table:style-name="ce1">
            <text:p>1</text:p>
          </table:table-cell>
          <table:table-cell office:value-type="float" office:value="2.5399999999999999E-2" table:formula="of:=0.0254*[.D131]" table:style-name="ce1">
            <text:p>0.0254</text:p>
          </table:table-cell>
          <table:table-cell office:value-type="float" office:value="101075.826" table:formula="of:=[.$J$3] - [.$J$1]*[.$J$2]*[.E131]" table:style-name="ce6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1.25" table:formula="of:=[.$V$53]-[.D109]" table:style-name="ce1">
            <text:p>1.25</text:p>
          </table:table-cell>
          <table:table-cell office:value-type="float" office:value="3.175E-2" table:formula="of:=0.0254*[.D132]" table:style-name="ce1">
            <text:p>0.03175</text:p>
          </table:table-cell>
          <table:table-cell office:value-type="float" office:value="101013.5325" table:formula="of:=[.$J$3] - [.$J$1]*[.$J$2]*[.E132]" table:style-name="ce6">
            <text:p>101013.532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.375" table:formula="of:=[.$V$53]-[.D110]" table:style-name="ce1">
            <text:p>1.375</text:p>
          </table:table-cell>
          <table:table-cell office:value-type="float" office:value="3.4924999999999998E-2" table:formula="of:=0.0254*[.D133]" table:style-name="ce1">
            <text:p>0.034925</text:p>
          </table:table-cell>
          <table:table-cell office:value-type="float" office:value="100982.38575" table:formula="of:=[.$J$3] - [.$J$1]*[.$J$2]*[.E133]" table:style-name="ce6">
            <text:p>100982.3858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1.5" table:formula="of:=[.$V$53]-[.D111]" table:style-name="ce1">
            <text:p>1.5</text:p>
          </table:table-cell>
          <table:table-cell office:value-type="float" office:value="3.8099999999999995E-2" table:formula="of:=0.0254*[.D134]" table:style-name="ce1">
            <text:p>0.0381</text:p>
          </table:table-cell>
          <table:table-cell office:value-type="float" office:value="100951.239" table:formula="of:=[.$J$3] - [.$J$1]*[.$J$2]*[.E134]" table:style-name="ce6">
            <text:p>100951.239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1.625" table:formula="of:=[.$V$53]-[.D112]" table:style-name="ce1">
            <text:p>1.625</text:p>
          </table:table-cell>
          <table:table-cell office:value-type="float" office:value="4.1274999999999999E-2" table:formula="of:=0.0254*[.D135]" table:style-name="ce1">
            <text:p>0.041275</text:p>
          </table:table-cell>
          <table:table-cell office:value-type="float" office:value="100920.09225" table:formula="of:=[.$J$3] - [.$J$1]*[.$J$2]*[.E135]" table:style-name="ce6">
            <text:p>100920.0923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.875" table:formula="of:=[.$V$53]-[.D113]" table:style-name="ce1">
            <text:p>1.875</text:p>
          </table:table-cell>
          <table:table-cell office:value-type="float" office:value="4.7625000000000001E-2" table:formula="of:=0.0254*[.D136]" table:style-name="ce1">
            <text:p>0.047625</text:p>
          </table:table-cell>
          <table:table-cell office:value-type="float" office:value="100857.79875" table:formula="of:=[.$J$3] - [.$J$1]*[.$J$2]*[.E136]" table:style-name="ce6">
            <text:p>100857.7988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4.625" table:formula="of:=[.$V$53]-[.D114]" table:style-name="ce1">
            <text:p>4.625</text:p>
          </table:table-cell>
          <table:table-cell office:value-type="float" office:value="0.117475" table:formula="of:=0.0254*[.D137]" table:style-name="ce1">
            <text:p>0.117475</text:p>
          </table:table-cell>
          <table:table-cell office:value-type="float" office:value="100172.57025" table:formula="of:=[.$J$3] - [.$J$1]*[.$J$2]*[.E137]" table:style-name="ce6">
            <text:p>100172.5703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8.875" table:formula="of:=[.$V$53]-[.D115]" table:style-name="ce1">
            <text:p>8.875</text:p>
          </table:table-cell>
          <table:table-cell office:value-type="float" office:value="0.22542499999999999" table:formula="of:=0.0254*[.D138]" table:style-name="ce1">
            <text:p>0.225425</text:p>
          </table:table-cell>
          <table:table-cell office:value-type="float" office:value="99113.580749999994" table:formula="of:=[.$J$3] - [.$J$1]*[.$J$2]*[.E138]" table:style-name="ce6">
            <text:p>99113.5807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8.875" table:formula="of:=[.$V$53]-[.D116]" table:style-name="ce1">
            <text:p>8.875</text:p>
          </table:table-cell>
          <table:table-cell office:value-type="float" office:value="0.22542499999999999" table:formula="of:=0.0254*[.D139]" table:style-name="ce1">
            <text:p>0.225425</text:p>
          </table:table-cell>
          <table:table-cell office:value-type="float" office:value="99113.580749999994" table:formula="of:=[.$J$3] - [.$J$1]*[.$J$2]*[.E139]" table:style-name="ce6">
            <text:p>99113.5807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8.75" table:formula="of:=[.$V$53]-[.D117]" table:style-name="ce1">
            <text:p>8.75</text:p>
          </table:table-cell>
          <table:table-cell office:value-type="float" office:value="0.22225" table:formula="of:=0.0254*[.D140]" table:style-name="ce1">
            <text:p>0.22225</text:p>
          </table:table-cell>
          <table:table-cell office:value-type="float" office:value="99144.727499999994" table:formula="of:=[.$J$3] - [.$J$1]*[.$J$2]*[.E140]" table:style-name="ce6">
            <text:p>99144.727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8.5" table:formula="of:=[.$V$53]-[.D118]" table:style-name="ce1">
            <text:p>8.5</text:p>
          </table:table-cell>
          <table:table-cell office:value-type="float" office:value="0.21589999999999998" table:formula="of:=0.0254*[.D141]" table:style-name="ce1">
            <text:p>0.2159</text:p>
          </table:table-cell>
          <table:table-cell office:value-type="float" office:value="99207.020999999993" table:formula="of:=[.$J$3] - [.$J$1]*[.$J$2]*[.E141]" table:style-name="ce6">
            <text:p>99207.021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5.125" table:formula="of:=[.$V$53]-[.D119]" table:style-name="ce1">
            <text:p>5.125</text:p>
          </table:table-cell>
          <table:table-cell office:value-type="float" office:value="0.13017499999999999" table:formula="of:=0.0254*[.D142]" table:style-name="ce1">
            <text:p>0.130175</text:p>
          </table:table-cell>
          <table:table-cell office:value-type="float" office:value="100047.98325" table:formula="of:=[.$J$3] - [.$J$1]*[.$J$2]*[.E142]" table:style-name="ce6">
            <text:p>100047.9833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8.25" table:formula="of:=[.$V$53]-[.D120]" table:style-name="ce1">
            <text:p>8.25</text:p>
          </table:table-cell>
          <table:table-cell office:value-type="float" office:value="0.20954999999999999" table:formula="of:=0.0254*[.D143]" table:style-name="ce1">
            <text:p>0.20955</text:p>
          </table:table-cell>
          <table:table-cell office:value-type="float" office:value="99269.314499999993" table:formula="of:=[.$J$3] - [.$J$1]*[.$J$2]*[.E143]" table:style-name="ce6">
            <text:p>99269.314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7.75" table:formula="of:=[.$V$53]-[.D121]" table:style-name="ce1">
            <text:p>7.75</text:p>
          </table:table-cell>
          <table:table-cell office:value-type="float" office:value="0.19685" table:formula="of:=0.0254*[.D144]" table:style-name="ce1">
            <text:p>0.19685</text:p>
          </table:table-cell>
          <table:table-cell office:value-type="float" office:value="99393.901500000007" table:formula="of:=[.$J$3] - [.$J$1]*[.$J$2]*[.E144]" table:style-name="ce6">
            <text:p>99393.9015</text:p>
          </table:table-cell>
          <table:table-cell table:number-columns-repeated="16378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float" office:value="10" table:style-name="ce3">
            <text:p>10</text:p>
          </table:table-cell>
          <table:table-cell office:value-type="float" office:value="18" table:style-name="ce3">
            <text:p>18</text:p>
          </table:table-cell>
          <table:table-cell office:value-type="float" office:value="7.75" table:formula="of:=[.$V$53]-[.D122]" table:style-name="ce3">
            <text:p>7.75</text:p>
          </table:table-cell>
          <table:table-cell office:value-type="float" office:value="0.19685" table:formula="of:=0.0254*[.D145]" table:style-name="ce1">
            <text:p>0.19685</text:p>
          </table:table-cell>
          <table:table-cell office:value-type="float" office:value="99393.901500000007" table:formula="of:=[.$J$3] - [.$J$1]*[.$J$2]*[.E145]" table:style-name="ce6">
            <text:p>99393.901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7.625" table:formula="of:=[.$U$53]-[.D123]" table:style-name="ce1">
            <text:p>7.625</text:p>
          </table:table-cell>
          <table:table-cell office:value-type="float" office:value="0.19367499999999999" table:formula="of:=0.0254*[.D146]" table:style-name="ce1">
            <text:p>0.193675</text:p>
          </table:table-cell>
          <table:table-cell office:value-type="float" office:value="99425.048250000007" table:formula="of:=[.$J$3] - [.$J$1]*[.$J$2]*[.E146]" table:style-name="ce6">
            <text:p>99425.0482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7.625" table:formula="of:=[.$U$53]-[.D124]" table:style-name="ce1">
            <text:p>7.625</text:p>
          </table:table-cell>
          <table:table-cell office:value-type="float" office:value="0.19367499999999999" table:formula="of:=0.0254*[.D147]" table:style-name="ce1">
            <text:p>0.193675</text:p>
          </table:table-cell>
          <table:table-cell office:value-type="float" office:value="99425.048250000007" table:formula="of:=[.$J$3] - [.$J$1]*[.$J$2]*[.E147]" table:style-name="ce6">
            <text:p>99425.0482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7.625" table:formula="of:=[.$U$53]-[.D125]" table:style-name="ce1">
            <text:p>7.625</text:p>
          </table:table-cell>
          <table:table-cell office:value-type="float" office:value="0.19367499999999999" table:formula="of:=0.0254*[.D148]" table:style-name="ce1">
            <text:p>0.193675</text:p>
          </table:table-cell>
          <table:table-cell office:value-type="float" office:value="99425.048250000007" table:formula="of:=[.$J$3] - [.$J$1]*[.$J$2]*[.E148]" table:style-name="ce6">
            <text:p>99425.0482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7.625" table:formula="of:=[.$U$53]-[.D126]" table:style-name="ce1">
            <text:p>7.625</text:p>
          </table:table-cell>
          <table:table-cell office:value-type="float" office:value="0.19367499999999999" table:formula="of:=0.0254*[.D149]" table:style-name="ce1">
            <text:p>0.193675</text:p>
          </table:table-cell>
          <table:table-cell office:value-type="float" office:value="99425.048250000007" table:formula="of:=[.$J$3] - [.$J$1]*[.$J$2]*[.E149]" table:style-name="ce6">
            <text:p>99425.0482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7.625" table:formula="of:=[.$U$53]-[.D127]" table:style-name="ce1">
            <text:p>7.625</text:p>
          </table:table-cell>
          <table:table-cell office:value-type="float" office:value="0.19367499999999999" table:formula="of:=0.0254*[.D150]" table:style-name="ce1">
            <text:p>0.193675</text:p>
          </table:table-cell>
          <table:table-cell office:value-type="float" office:value="99425.048250000007" table:formula="of:=[.$J$3] - [.$J$1]*[.$J$2]*[.E150]" table:style-name="ce6">
            <text:p>99425.0482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7.375" table:formula="of:=[.$U$53]-[.D128]" table:style-name="ce1">
            <text:p>7.375</text:p>
          </table:table-cell>
          <table:table-cell office:value-type="float" office:value="0.18732499999999999" table:formula="of:=0.0254*[.D151]" table:style-name="ce1">
            <text:p>0.187325</text:p>
          </table:table-cell>
          <table:table-cell office:value-type="float" office:value="99487.341750000007" table:formula="of:=[.$J$3] - [.$J$1]*[.$J$2]*[.E151]" table:style-name="ce6">
            <text:p>99487.3417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9.125" table:formula="of:=[.$U$53]-[.D129]" table:style-name="ce1">
            <text:p>9.125</text:p>
          </table:table-cell>
          <table:table-cell office:value-type="float" office:value="0.23177499999999998" table:formula="of:=0.0254*[.D152]" table:style-name="ce1">
            <text:p>0.231775</text:p>
          </table:table-cell>
          <table:table-cell office:value-type="float" office:value="99051.287249999994" table:formula="of:=[.$J$3] - [.$J$1]*[.$J$2]*[.E152]" table:style-name="ce6">
            <text:p>99051.2872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9" table:formula="of:=[.$U$53]-[.D130]" table:style-name="ce1">
            <text:p>9</text:p>
          </table:table-cell>
          <table:table-cell office:value-type="float" office:value="0.2286" table:formula="of:=0.0254*[.D153]" table:style-name="ce1">
            <text:p>0.2286</text:p>
          </table:table-cell>
          <table:table-cell office:value-type="float" office:value="99082.433999999994" table:formula="of:=[.$J$3] - [.$J$1]*[.$J$2]*[.E153]" table:style-name="ce6">
            <text:p>99082.434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8.875" table:formula="of:=[.$U$53]-[.D131]" table:style-name="ce1">
            <text:p>8.875</text:p>
          </table:table-cell>
          <table:table-cell office:value-type="float" office:value="0.22542499999999999" table:formula="of:=0.0254*[.D154]" table:style-name="ce1">
            <text:p>0.225425</text:p>
          </table:table-cell>
          <table:table-cell office:value-type="float" office:value="99113.580749999994" table:formula="of:=[.$J$3] - [.$J$1]*[.$J$2]*[.E154]" table:style-name="ce6">
            <text:p>99113.5807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8.625" table:formula="of:=[.$U$53]-[.D132]" table:style-name="ce1">
            <text:p>8.625</text:p>
          </table:table-cell>
          <table:table-cell office:value-type="float" office:value="0.21907499999999999" table:formula="of:=0.0254*[.D155]" table:style-name="ce1">
            <text:p>0.219075</text:p>
          </table:table-cell>
          <table:table-cell office:value-type="float" office:value="99175.874249999993" table:formula="of:=[.$J$3] - [.$J$1]*[.$J$2]*[.E155]" table:style-name="ce6">
            <text:p>99175.8742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8.5" table:formula="of:=[.$U$53]-[.D133]" table:style-name="ce1">
            <text:p>8.5</text:p>
          </table:table-cell>
          <table:table-cell office:value-type="float" office:value="0.21589999999999998" table:formula="of:=0.0254*[.D156]" table:style-name="ce1">
            <text:p>0.2159</text:p>
          </table:table-cell>
          <table:table-cell office:value-type="float" office:value="99207.020999999993" table:formula="of:=[.$J$3] - [.$J$1]*[.$J$2]*[.E156]" table:style-name="ce6">
            <text:p>99207.021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8.375" table:formula="of:=[.$U$53]-[.D134]" table:style-name="ce1">
            <text:p>8.375</text:p>
          </table:table-cell>
          <table:table-cell office:value-type="float" office:value="0.212725" table:formula="of:=0.0254*[.D157]" table:style-name="ce1">
            <text:p>0.212725</text:p>
          </table:table-cell>
          <table:table-cell office:value-type="float" office:value="99238.167749999993" table:formula="of:=[.$J$3] - [.$J$1]*[.$J$2]*[.E157]" table:style-name="ce6">
            <text:p>99238.1677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8.25" table:formula="of:=[.$U$53]-[.D135]" table:style-name="ce1">
            <text:p>8.25</text:p>
          </table:table-cell>
          <table:table-cell office:value-type="float" office:value="0.20954999999999999" table:formula="of:=0.0254*[.D158]" table:style-name="ce1">
            <text:p>0.20955</text:p>
          </table:table-cell>
          <table:table-cell office:value-type="float" office:value="99269.314499999993" table:formula="of:=[.$J$3] - [.$J$1]*[.$J$2]*[.E158]" table:style-name="ce6">
            <text:p>99269.314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8" table:formula="of:=[.$U$53]-[.D136]" table:style-name="ce1">
            <text:p>8</text:p>
          </table:table-cell>
          <table:table-cell office:value-type="float" office:value="0.20319999999999999" table:formula="of:=0.0254*[.D159]" table:style-name="ce1">
            <text:p>0.2032</text:p>
          </table:table-cell>
          <table:table-cell office:value-type="float" office:value="99331.608000000007" table:formula="of:=[.$J$3] - [.$J$1]*[.$J$2]*[.E159]" table:style-name="ce6">
            <text:p>99331.608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5.25" table:formula="of:=[.$U$53]-[.D137]" table:style-name="ce1">
            <text:p>5.25</text:p>
          </table:table-cell>
          <table:table-cell office:value-type="float" office:value="0.13335" table:formula="of:=0.0254*[.D160]" table:style-name="ce1">
            <text:p>0.13335</text:p>
          </table:table-cell>
          <table:table-cell office:value-type="float" office:value="100016.8365" table:formula="of:=[.$J$3] - [.$J$1]*[.$J$2]*[.E160]" table:style-name="ce6">
            <text:p>100016.836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" table:formula="of:=[.$U$53]-[.D138]" table:style-name="ce1">
            <text:p>1</text:p>
          </table:table-cell>
          <table:table-cell office:value-type="float" office:value="2.5399999999999999E-2" table:formula="of:=0.0254*[.D161]" table:style-name="ce1">
            <text:p>0.0254</text:p>
          </table:table-cell>
          <table:table-cell office:value-type="float" office:value="101075.826" table:formula="of:=[.$J$3] - [.$J$1]*[.$J$2]*[.E161]" table:style-name="ce6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" table:formula="of:=[.$U$53]-[.D139]" table:style-name="ce1">
            <text:p>1</text:p>
          </table:table-cell>
          <table:table-cell office:value-type="float" office:value="2.5399999999999999E-2" table:formula="of:=0.0254*[.D162]" table:style-name="ce1">
            <text:p>0.0254</text:p>
          </table:table-cell>
          <table:table-cell office:value-type="float" office:value="101075.826" table:formula="of:=[.$J$3] - [.$J$1]*[.$J$2]*[.E162]" table:style-name="ce6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float" office:value="15" table:style-name="ce3">
            <text:p>15</text:p>
          </table:table-cell>
          <table:table-cell office:value-type="float" office:value="18" table:style-name="ce3">
            <text:p>18</text:p>
          </table:table-cell>
          <table:table-cell office:value-type="float" office:value="1.125" table:formula="of:=[.$U$53]-[.D140]" table:style-name="ce3">
            <text:p>1.125</text:p>
          </table:table-cell>
          <table:table-cell office:value-type="float" office:value="2.8575E-2" table:formula="of:=0.0254*[.D163]" table:style-name="ce1">
            <text:p>0.028575</text:p>
          </table:table-cell>
          <table:table-cell office:value-type="float" office:value="101044.67925" table:formula="of:=[.$J$3] - [.$J$1]*[.$J$2]*[.E163]" table:style-name="ce6">
            <text:p>101044.6793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.125" table:formula="of:=[.$T$53]-[.D141]" table:style-name="ce1">
            <text:p>1.125</text:p>
          </table:table-cell>
          <table:table-cell office:value-type="float" office:value="2.8575E-2" table:formula="of:=0.0254*[.D164]" table:style-name="ce1">
            <text:p>0.028575</text:p>
          </table:table-cell>
          <table:table-cell office:value-type="float" office:value="101044.67925" table:formula="of:=[.$J$3] - [.$J$1]*[.$J$2]*[.E164]" table:style-name="ce6">
            <text:p>101044.6793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4.5" table:formula="of:=[.$T$53]-[.D142]" table:style-name="ce1">
            <text:p>4.5</text:p>
          </table:table-cell>
          <table:table-cell office:value-type="float" office:value="0.1143" table:formula="of:=0.0254*[.D165]" table:style-name="ce1">
            <text:p>0.1143</text:p>
          </table:table-cell>
          <table:table-cell office:value-type="float" office:value="100203.717" table:formula="of:=[.$J$3] - [.$J$1]*[.$J$2]*[.E165]" table:style-name="ce6">
            <text:p>100203.717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.375" table:formula="of:=[.$T$53]-[.D143]" table:style-name="ce1">
            <text:p>1.375</text:p>
          </table:table-cell>
          <table:table-cell office:value-type="float" office:value="3.4924999999999998E-2" table:formula="of:=0.0254*[.D166]" table:style-name="ce1">
            <text:p>0.034925</text:p>
          </table:table-cell>
          <table:table-cell office:value-type="float" office:value="100982.38575" table:formula="of:=[.$J$3] - [.$J$1]*[.$J$2]*[.E166]" table:style-name="ce6">
            <text:p>100982.3858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1.875" table:formula="of:=[.$T$53]-[.D144]" table:style-name="ce1">
            <text:p>1.875</text:p>
          </table:table-cell>
          <table:table-cell office:value-type="float" office:value="4.7625000000000001E-2" table:formula="of:=0.0254*[.D167]" table:style-name="ce1">
            <text:p>0.047625</text:p>
          </table:table-cell>
          <table:table-cell office:value-type="float" office:value="100857.79875" table:formula="of:=[.$J$3] - [.$J$1]*[.$J$2]*[.E167]" table:style-name="ce6">
            <text:p>100857.7988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1.875" table:formula="of:=[.$T$53]-[.D145]" table:style-name="ce1">
            <text:p>1.875</text:p>
          </table:table-cell>
          <table:table-cell office:value-type="float" office:value="4.7625000000000001E-2" table:formula="of:=0.0254*[.D168]" table:style-name="ce1">
            <text:p>0.047625</text:p>
          </table:table-cell>
          <table:table-cell office:value-type="float" office:value="100857.79875" table:formula="of:=[.$J$3] - [.$J$1]*[.$J$2]*[.E168]" table:style-name="ce6">
            <text:p>100857.7988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2" table:formula="of:=[.$T$53]-[.D146]" table:style-name="ce1">
            <text:p>2</text:p>
          </table:table-cell>
          <table:table-cell office:value-type="float" office:value="5.0799999999999998E-2" table:formula="of:=0.0254*[.D169]" table:style-name="ce1">
            <text:p>0.0508</text:p>
          </table:table-cell>
          <table:table-cell office:value-type="float" office:value="100826.652" table:formula="of:=[.$J$3] - [.$J$1]*[.$J$2]*[.E169]" table:style-name="ce6">
            <text:p>100826.652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2" table:formula="of:=[.$T$53]-[.D147]" table:style-name="ce1">
            <text:p>2</text:p>
          </table:table-cell>
          <table:table-cell office:value-type="float" office:value="5.0799999999999998E-2" table:formula="of:=0.0254*[.D170]" table:style-name="ce1">
            <text:p>0.0508</text:p>
          </table:table-cell>
          <table:table-cell office:value-type="float" office:value="100826.652" table:formula="of:=[.$J$3] - [.$J$1]*[.$J$2]*[.E170]" table:style-name="ce6">
            <text:p>100826.652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2" table:formula="of:=[.$T$53]-[.D148]" table:style-name="ce1">
            <text:p>2</text:p>
          </table:table-cell>
          <table:table-cell office:value-type="float" office:value="5.0799999999999998E-2" table:formula="of:=0.0254*[.D171]" table:style-name="ce1">
            <text:p>0.0508</text:p>
          </table:table-cell>
          <table:table-cell office:value-type="float" office:value="100826.652" table:formula="of:=[.$J$3] - [.$J$1]*[.$J$2]*[.E171]" table:style-name="ce6">
            <text:p>100826.652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2" table:formula="of:=[.$T$53]-[.D149]" table:style-name="ce1">
            <text:p>2</text:p>
          </table:table-cell>
          <table:table-cell office:value-type="float" office:value="5.0799999999999998E-2" table:formula="of:=0.0254*[.D172]" table:style-name="ce1">
            <text:p>0.0508</text:p>
          </table:table-cell>
          <table:table-cell office:value-type="float" office:value="100826.652" table:formula="of:=[.$J$3] - [.$J$1]*[.$J$2]*[.E172]" table:style-name="ce6">
            <text:p>100826.652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" table:formula="of:=[.$T$53]-[.D150]" table:style-name="ce1">
            <text:p>2</text:p>
          </table:table-cell>
          <table:table-cell office:value-type="float" office:value="5.0799999999999998E-2" table:formula="of:=0.0254*[.D173]" table:style-name="ce1">
            <text:p>0.0508</text:p>
          </table:table-cell>
          <table:table-cell office:value-type="float" office:value="100826.652" table:formula="of:=[.$J$3] - [.$J$1]*[.$J$2]*[.E173]" table:style-name="ce6">
            <text:p>100826.652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2.25" table:formula="of:=[.$T$53]-[.D151]" table:style-name="ce1">
            <text:p>2.25</text:p>
          </table:table-cell>
          <table:table-cell office:value-type="float" office:value="5.7149999999999999E-2" table:formula="of:=0.0254*[.D174]" table:style-name="ce1">
            <text:p>0.05715</text:p>
          </table:table-cell>
          <table:table-cell office:value-type="float" office:value="100764.3585" table:formula="of:=[.$J$3] - [.$J$1]*[.$J$2]*[.E174]" table:style-name="ce6">
            <text:p>100764.358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0.5" table:formula="of:=[.$T$53]-[.D152]" table:style-name="ce1">
            <text:p>0.5</text:p>
          </table:table-cell>
          <table:table-cell office:value-type="float" office:value="1.2699999999999999E-2" table:formula="of:=0.0254*[.D175]" table:style-name="ce1">
            <text:p>0.0127</text:p>
          </table:table-cell>
          <table:table-cell office:value-type="float" office:value="101200.413" table:formula="of:=[.$J$3] - [.$J$1]*[.$J$2]*[.E175]" table:style-name="ce6">
            <text:p>101200.413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0.625" table:formula="of:=[.$T$53]-[.D153]" table:style-name="ce1">
            <text:p>0.625</text:p>
          </table:table-cell>
          <table:table-cell office:value-type="float" office:value="1.5875E-2" table:formula="of:=0.0254*[.D176]" table:style-name="ce1">
            <text:p>0.015875</text:p>
          </table:table-cell>
          <table:table-cell office:value-type="float" office:value="101169.26625" table:formula="of:=[.$J$3] - [.$J$1]*[.$J$2]*[.E176]" table:style-name="ce6">
            <text:p>101169.2663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0.75" table:formula="of:=[.$T$53]-[.D154]" table:style-name="ce1">
            <text:p>0.75</text:p>
          </table:table-cell>
          <table:table-cell office:value-type="float" office:value="1.9049999999999997E-2" table:formula="of:=0.0254*[.D177]" table:style-name="ce1">
            <text:p>0.01905</text:p>
          </table:table-cell>
          <table:table-cell office:value-type="float" office:value="101138.1195" table:formula="of:=[.$J$3] - [.$J$1]*[.$J$2]*[.E177]" table:style-name="ce6">
            <text:p>101138.119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[.$T$53]-[.D155]" table:style-name="ce1">
            <text:p>1</text:p>
          </table:table-cell>
          <table:table-cell office:value-type="float" office:value="2.5399999999999999E-2" table:formula="of:=0.0254*[.D178]" table:style-name="ce1">
            <text:p>0.0254</text:p>
          </table:table-cell>
          <table:table-cell office:value-type="float" office:value="101075.826" table:formula="of:=[.$J$3] - [.$J$1]*[.$J$2]*[.E178]" table:style-name="ce6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1.125" table:formula="of:=[.$T$53]-[.D156]" table:style-name="ce1">
            <text:p>1.125</text:p>
          </table:table-cell>
          <table:table-cell office:value-type="float" office:value="2.8575E-2" table:formula="of:=0.0254*[.D179]" table:style-name="ce1">
            <text:p>0.028575</text:p>
          </table:table-cell>
          <table:table-cell office:value-type="float" office:value="101044.67925" table:formula="of:=[.$J$3] - [.$J$1]*[.$J$2]*[.E179]" table:style-name="ce6">
            <text:p>101044.6793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1.25" table:formula="of:=[.$T$53]-[.D157]" table:style-name="ce1">
            <text:p>1.25</text:p>
          </table:table-cell>
          <table:table-cell office:value-type="float" office:value="3.175E-2" table:formula="of:=0.0254*[.D180]" table:style-name="ce1">
            <text:p>0.03175</text:p>
          </table:table-cell>
          <table:table-cell office:value-type="float" office:value="101013.5325" table:formula="of:=[.$J$3] - [.$J$1]*[.$J$2]*[.E180]" table:style-name="ce6">
            <text:p>101013.5325</text:p>
          </table:table-cell>
          <table:table-cell table:number-columns-repeated="16378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float" office:value="20" table:style-name="ce3">
            <text:p>20</text:p>
          </table:table-cell>
          <table:table-cell office:value-type="float" office:value="18" table:style-name="ce3">
            <text:p>18</text:p>
          </table:table-cell>
          <table:table-cell office:value-type="float" office:value="1.375" table:formula="of:=[.$T$53]-[.D158]" table:style-name="ce3">
            <text:p>1.375</text:p>
          </table:table-cell>
          <table:table-cell office:value-type="float" office:value="3.4924999999999998E-2" table:formula="of:=0.0254*[.D181]" table:style-name="ce1">
            <text:p>0.034925</text:p>
          </table:table-cell>
          <table:table-cell office:value-type="float" office:value="100982.38575" table:formula="of:=[.$J$3] - [.$J$1]*[.$J$2]*[.E181]" table:style-name="ce6">
            <text:p>100982.3858</text:p>
          </table:table-cell>
          <table:table-cell table:number-columns-repeated="16378"/>
        </table:table-row>
        <table:table-row table:number-rows-repeated="1048395" table:style-name="ro1">
          <table:table-cell table:number-columns-repeated="16384"/>
        </table:table-row>
      </table:table>
      <table:table table:name="group_3" table:style-name="ta1"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20" table:default-cell-style-name="ce1"/>
        <table:table-column table:style-name="co3" table:number-columns-repeated="16359" table:default-cell-style-name="ce1"/>
        <table:table-row table:style-name="ro1">
          <table:table-cell office:value-type="string" table:style-name="ce1">
            <text:p>Velocity [MPH]</text:p>
          </table:table-cell>
          <table:table-cell office:value-type="string" table:style-name="ce1">
            <text:p>Angle of Attack</text:p>
          </table:table-cell>
          <table:table-cell office:value-type="string" table:style-name="ce1">
            <text:p>Port Number</text:p>
          </table:table-cell>
          <table:table-cell office:value-type="string" table:style-name="ce1">
            <text:p>Manometer Reading [in]</text:p>
          </table:table-cell>
          <table:table-cell office:value-type="string" table:style-name="ce1">
            <text:p>Manometer Reading [m]</text:p>
          </table:table-cell>
          <table:table-cell office:value-type="string" table:style-name="ce1">
            <text:p>Pressure [psi]</text:p>
          </table:table-cell>
          <table:table-cell office:value-type="string" table:style-name="ce1">
            <text:p>Cd</text:p>
          </table:table-cell>
          <table:table-cell table:style-name="ce1"/>
          <table:table-cell office:value-type="string" table:style-name="ce1">
            <text:p>Density of H2O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lbf/in^3</text:p>
          </table:table-cell>
          <table:table-cell table:number-columns-repeated="5" table:style-name="ce1"/>
          <table:table-cell office:value-type="string" table:style-name="ce1">
            <text:p>Port#</text:p>
          </table:table-cell>
          <table:table-cell office:value-type="string" table:style-name="ce1">
            <text:p>0 deg, 50 mph</text:p>
          </table:table-cell>
          <table:table-cell office:value-type="string" table:style-name="ce1">
            <text:p>5 deg, 50 mph</text:p>
          </table:table-cell>
          <table:table-cell office:value-type="string" table:style-name="ce1">
            <text:p>10 deg, 50mph</text:p>
          </table:table-cell>
          <table:table-cell office:value-type="string" table:style-name="ce1">
            <text:p>15 deg, 50 mph</text:p>
          </table:table-cell>
          <table:table-cell office:value-type="string" table:style-name="ce1">
            <text:p>20 deg, 50 mph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196850393700787" table:style-name="ce1">
            <text:p>0.196850394</text:p>
          </table:table-cell>
          <table:table-cell office:value-type="float" office:value="4.9999999999999897E-3" table:formula="of:=0.0254*[.D2]" table:style-name="ce1">
            <text:p>0.005</text:p>
          </table:table-cell>
          <table:table-cell office:value-type="float" office:value="101275.95" table:formula="of:=[.$J$3]-[.$J$1]*[.$J$2]*[.E2]" table:style-name="ce1">
            <text:p>101275.95</text:p>
          </table:table-cell>
          <table:table-cell table:number-columns-repeated="2" table:style-name="ce1"/>
          <table:table-cell office:value-type="string" table:style-name="ce1">
            <text:p>Gravity</text:p>
          </table:table-cell>
          <table:table-cell office:value-type="float" office:value="9.81" table:style-name="ce1">
            <text:p>9.81</text:p>
          </table:table-cell>
          <table:table-cell office:value-type="string" table:style-name="ce1">
            <text:p>in/s^2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3.5" table:style-name="ce1">
            <text:p>3.5</text:p>
          </table:table-cell>
          <table:table-cell office:value-type="float" office:value="10" table:style-name="ce1">
            <text:p>10</text:p>
          </table:table-cell>
          <table:table-cell office:value-type="float" office:value="14.5" table:style-name="ce1">
            <text:p>14.5</text:p>
          </table:table-cell>
          <table:table-cell office:value-type="float" office:value="12.6" table:style-name="ce1">
            <text:p>12.6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.1496062992125999" table:style-name="ce1">
            <text:p>3.149606299</text:p>
          </table:table-cell>
          <table:table-cell office:value-type="float" office:value="8.0000000000000029E-2" table:formula="of:=0.0254*[.D3]" table:style-name="ce1">
            <text:p>0.08</text:p>
          </table:table-cell>
          <table:table-cell office:value-type="float" office:value="100540.2" table:formula="of:=[.$J$3]-[.$J$1]*[.$J$2]*[.E3]" table:style-name="ce1">
            <text:p>100540.2</text:p>
          </table:table-cell>
          <table:table-cell table:number-columns-repeated="2" table:style-name="ce1"/>
          <table:table-cell office:value-type="string" table:style-name="ce1">
            <text:p>A</text:p>
          </table:table-cell>
          <table:table-cell office:value-type="float" office:value="101325" table:style-name="ce1">
            <text:p>101325</text:p>
          </table:table-cell>
          <table:table-cell office:value-type="string" table:style-name="ce1">
            <text:p>in^2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13.5" table:style-name="ce1">
            <text:p>13.5</text:p>
          </table:table-cell>
          <table:table-cell office:value-type="float" office:value="12" table:style-name="ce1">
            <text:p>12</text:p>
          </table:table-cell>
          <table:table-cell office:value-type="float" office:value="14.4" table:style-name="ce1">
            <text:p>14.4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.3464566929133901" table:style-name="ce1">
            <text:p>3.346456693</text:p>
          </table:table-cell>
          <table:table-cell office:value-type="float" office:value="8.5000000000000103E-2" table:formula="of:=0.0254*[.D4]" table:style-name="ce1">
            <text:p>0.085</text:p>
          </table:table-cell>
          <table:table-cell office:value-type="float" office:value="100491.15" table:formula="of:=[.$J$3]-[.$J$1]*[.$J$2]*[.E4]" table:style-name="ce1">
            <text:p>100491.15</text:p>
          </table:table-cell>
          <table:table-cell table:number-columns-repeated="2" table:style-name="ce1"/>
          <table:table-cell office:value-type="string" table:style-name="ce1">
            <text:p>mph→in/s</text:p>
          </table:table-cell>
          <table:table-cell office:value-type="float" office:value="17.600020000000001" table:style-name="ce1">
            <text:p>17.60002</text:p>
          </table:table-cell>
          <table:table-cell table:number-columns-repeated="6" table:style-name="ce1"/>
          <table:table-cell office:value-type="float" office:value="3" table:style-name="ce1">
            <text:p>3</text:p>
          </table:table-cell>
          <table:table-cell office:value-type="float" office:value="8.5" table:style-name="ce1">
            <text:p>8.5</text:p>
          </table:table-cell>
          <table:table-cell office:value-type="float" office:value="10.5" table:style-name="ce1">
            <text:p>10.5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14.3" table:style-name="ce1">
            <text:p>14.3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.1496062992125999" table:style-name="ce1">
            <text:p>3.149606299</text:p>
          </table:table-cell>
          <table:table-cell office:value-type="float" office:value="8.0000000000000029E-2" table:formula="of:=0.0254*[.D5]" table:style-name="ce1">
            <text:p>0.08</text:p>
          </table:table-cell>
          <table:table-cell office:value-type="float" office:value="100540.2" table:formula="of:=[.$J$3]-[.$J$1]*[.$J$2]*[.E5]" table:style-name="ce1">
            <text:p>100540.2</text:p>
          </table:table-cell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9.5" table:style-name="ce1">
            <text:p>9.5</text:p>
          </table:table-cell>
          <table:table-cell office:value-type="float" office:value="11.5" table:style-name="ce1">
            <text:p>11.5</text:p>
          </table:table-cell>
          <table:table-cell office:value-type="float" office:value="7" table:style-name="ce1">
            <text:p>7</text:p>
          </table:table-cell>
          <table:table-cell office:value-type="float" office:value="14.2" table:style-name="ce1">
            <text:p>14.2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.9527559055118102" table:style-name="ce1">
            <text:p>2.952755906</text:p>
          </table:table-cell>
          <table:table-cell office:value-type="float" office:value="7.4999999999999983E-2" table:formula="of:=0.0254*[.D6]" table:style-name="ce1">
            <text:p>0.075</text:p>
          </table:table-cell>
          <table:table-cell office:value-type="float" office:value="100589.25" table:formula="of:=[.$J$3]-[.$J$1]*[.$J$2]*[.E6]" table:style-name="ce1">
            <text:p>100589.25</text:p>
          </table:table-cell>
          <table:table-cell table:number-columns-repeated="10" table:style-name="ce1"/>
          <table:table-cell office:value-type="float" office:value="5" table:style-name="ce1">
            <text:p>5</text:p>
          </table:table-cell>
          <table:table-cell office:value-type="float" office:value="7.5" table:style-name="ce1">
            <text:p>7.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6.5" table:style-name="ce1">
            <text:p>6.5</text:p>
          </table:table-cell>
          <table:table-cell office:value-type="float" office:value="14.1" table:style-name="ce1">
            <text:p>14.1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.9527559055118102" table:style-name="ce1">
            <text:p>2.952755906</text:p>
          </table:table-cell>
          <table:table-cell office:value-type="float" office:value="7.4999999999999983E-2" table:formula="of:=0.0254*[.D7]" table:style-name="ce1">
            <text:p>0.075</text:p>
          </table:table-cell>
          <table:table-cell office:value-type="float" office:value="100589.25" table:formula="of:=[.$J$3]-[.$J$1]*[.$J$2]*[.E7]" table:style-name="ce1">
            <text:p>100589.25</text:p>
          </table:table-cell>
          <table:table-cell table:number-columns-repeated="10" table:style-name="ce1"/>
          <table:table-cell office:value-type="float" office:value="6" table:style-name="ce1">
            <text:p>6</text:p>
          </table:table-cell>
          <table:table-cell office:value-type="float" office:value="7.5" table:style-name="ce1">
            <text:p>7.5</text:p>
          </table:table-cell>
          <table:table-cell office:value-type="float" office:value="7.5" table:style-name="ce1">
            <text:p>7.5</text:p>
          </table:table-cell>
          <table:table-cell office:value-type="float" office:value="8" table:style-name="ce1">
            <text:p>8</text:p>
          </table:table-cell>
          <table:table-cell office:value-type="float" office:value="6.5" table:style-name="ce1">
            <text:p>6.5</text:p>
          </table:table-cell>
          <table:table-cell office:value-type="float" office:value="14.2" table:style-name="ce1">
            <text:p>14.2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.7559055118110201" table:style-name="ce1">
            <text:p>2.755905512</text:p>
          </table:table-cell>
          <table:table-cell office:value-type="float" office:value="6.999999999999991E-2" table:formula="of:=0.0254*[.D8]" table:style-name="ce1">
            <text:p>0.07</text:p>
          </table:table-cell>
          <table:table-cell office:value-type="float" office:value="100638.3" table:formula="of:=[.$J$3]-[.$J$1]*[.$J$2]*[.E8]" table:style-name="ce1">
            <text:p>100638.3</text:p>
          </table:table-cell>
          <table:table-cell table:number-columns-repeated="10" table:style-name="ce1"/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6.5" table:style-name="ce1">
            <text:p>6.5</text:p>
          </table:table-cell>
          <table:table-cell office:value-type="float" office:value="14.3" table:style-name="ce1">
            <text:p>14.3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2.5590551181102401" table:style-name="ce1">
            <text:p>2.559055118</text:p>
          </table:table-cell>
          <table:table-cell office:value-type="float" office:value="6.5000000000000099E-2" table:formula="of:=0.0254*[.D9]" table:style-name="ce1">
            <text:p>0.065</text:p>
          </table:table-cell>
          <table:table-cell office:value-type="float" office:value="100687.35" table:formula="of:=[.$J$3]-[.$J$1]*[.$J$2]*[.E9]" table:style-name="ce1">
            <text:p>100687.35</text:p>
          </table:table-cell>
          <table:table-cell table:number-columns-repeated="10" table:style-name="ce1"/>
          <table:table-cell office:value-type="float" office:value="8" table:style-name="ce1">
            <text:p>8</text:p>
          </table:table-cell>
          <table:table-cell office:value-type="float" office:value="6.5" table:style-name="ce1">
            <text:p>6.5</text:p>
          </table:table-cell>
          <table:table-cell office:value-type="float" office:value="6" table:style-name="ce1">
            <text:p>6</text:p>
          </table:table-cell>
          <table:table-cell office:value-type="float" office:value="6.5" table:style-name="ce1">
            <text:p>6.5</text:p>
          </table:table-cell>
          <table:table-cell office:value-type="float" office:value="6" table:style-name="ce1">
            <text:p>6</text:p>
          </table:table-cell>
          <table:table-cell office:value-type="float" office:value="14.2" table:style-name="ce1">
            <text:p>14.2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0.0254*[.D10]" table:style-name="ce1">
            <text:p>0.055</text:p>
          </table:table-cell>
          <table:table-cell office:value-type="float" office:value="100785.45" table:formula="of:=[.$J$3]-[.$J$1]*[.$J$2]*[.E10]" table:style-name="ce1">
            <text:p>100785.45</text:p>
          </table:table-cell>
          <table:table-cell table:number-columns-repeated="10" table:style-name="ce1"/>
          <table:table-cell office:value-type="float" office:value="9" table:style-name="ce1">
            <text:p>9</text:p>
          </table:table-cell>
          <table:table-cell office:value-type="float" office:value="5.5" table:style-name="ce1">
            <text:p>5.5</text:p>
          </table:table-cell>
          <table:table-cell office:value-type="float" office:value="5.5" table:style-name="ce1">
            <text:p>5.5</text:p>
          </table:table-cell>
          <table:table-cell office:value-type="float" office:value="5.5" table:style-name="ce1">
            <text:p>5.5</text:p>
          </table:table-cell>
          <table:table-cell office:value-type="float" office:value="6" table:style-name="ce1">
            <text:p>6</text:p>
          </table:table-cell>
          <table:table-cell office:value-type="float" office:value="14.3" table:style-name="ce1">
            <text:p>14.3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.36220472440945" table:style-name="ce1">
            <text:p>2.362204724</text:p>
          </table:table-cell>
          <table:table-cell office:value-type="float" office:value="6.0000000000000026E-2" table:formula="of:=0.0254*[.D11]" table:style-name="ce1">
            <text:p>0.06</text:p>
          </table:table-cell>
          <table:table-cell office:value-type="float" office:value="100736.4" table:formula="of:=[.$J$3]-[.$J$1]*[.$J$2]*[.E11]" table:style-name="ce1">
            <text:p>100736.4</text:p>
          </table:table-cell>
          <table:table-cell table:number-columns-repeated="10" table:style-name="ce1"/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office:value-type="float" office:value="8.1999999999999993" table:style-name="ce1">
            <text:p>8.2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0.0254*[.D12]" table:style-name="ce1">
            <text:p>0.055</text:p>
          </table:table-cell>
          <table:table-cell office:value-type="float" office:value="100785.45" table:formula="of:=[.$J$3]-[.$J$1]*[.$J$2]*[.E12]" table:style-name="ce1">
            <text:p>100785.45</text:p>
          </table:table-cell>
          <table:table-cell table:number-columns-repeated="10" table:style-name="ce1"/>
          <table:table-cell office:value-type="float" office:value="11" table:style-name="ce1">
            <text:p>11</text:p>
          </table:table-cell>
          <table:table-cell office:value-type="float" office:value="5.5" table:style-name="ce1">
            <text:p>5.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.5" table:style-name="ce1">
            <text:p>1.5</text:p>
          </table:table-cell>
          <table:table-cell office:value-type="float" office:value="8.6999999999999993" table:style-name="ce1">
            <text:p>8.7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.9685039370078701" table:style-name="ce1">
            <text:p>1.968503937</text:p>
          </table:table-cell>
          <table:table-cell office:value-type="float" office:value="4.9999999999999899E-2" table:formula="of:=0.0254*[.D13]" table:style-name="ce1">
            <text:p>0.05</text:p>
          </table:table-cell>
          <table:table-cell office:value-type="float" office:value="100834.5" table:formula="of:=[.$J$3]-[.$J$1]*[.$J$2]*[.E13]" table:style-name="ce1">
            <text:p>100834.5</text:p>
          </table:table-cell>
          <table:table-cell table:number-columns-repeated="10" table:style-name="ce1"/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3.5" table:style-name="ce1">
            <text:p>3.5</text:p>
          </table:table-cell>
          <table:table-cell office:value-type="float" office:value="3" table:style-name="ce1">
            <text:p>3</text:p>
          </table:table-cell>
          <table:table-cell office:value-type="float" office:value="2.5" table:style-name="ce1">
            <text:p>2.5</text:p>
          </table:table-cell>
          <table:table-cell office:value-type="float" office:value="9.5" table:style-name="ce1">
            <text:p>9.5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.9685039370078701" table:style-name="ce1">
            <text:p>1.968503937</text:p>
          </table:table-cell>
          <table:table-cell office:value-type="float" office:value="4.9999999999999899E-2" table:formula="of:=0.0254*[.D14]" table:style-name="ce1">
            <text:p>0.05</text:p>
          </table:table-cell>
          <table:table-cell office:value-type="float" office:value="100834.5" table:formula="of:=[.$J$3]-[.$J$1]*[.$J$2]*[.E14]" table:style-name="ce1">
            <text:p>100834.5</text:p>
          </table:table-cell>
          <table:table-cell table:number-columns-repeated="10" table:style-name="ce1"/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.5" table:style-name="ce1">
            <text:p>3.5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1.9685039370078701" table:style-name="ce1">
            <text:p>1.968503937</text:p>
          </table:table-cell>
          <table:table-cell office:value-type="float" office:value="4.9999999999999899E-2" table:formula="of:=0.0254*[.D15]" table:style-name="ce1">
            <text:p>0.05</text:p>
          </table:table-cell>
          <table:table-cell office:value-type="float" office:value="100834.5" table:formula="of:=[.$J$3]-[.$J$1]*[.$J$2]*[.E15]" table:style-name="ce1">
            <text:p>100834.5</text:p>
          </table:table-cell>
          <table:table-cell table:number-columns-repeated="10" table:style-name="ce1"/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.5" table:style-name="ce1">
            <text:p>3.5</text:p>
          </table:table-cell>
          <table:table-cell office:value-type="float" office:value="3.5" table:style-name="ce1">
            <text:p>3.5</text:p>
          </table:table-cell>
          <table:table-cell office:value-type="float" office:value="10.9" table:style-name="ce1">
            <text:p>10.9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.9685039370078701" table:style-name="ce1">
            <text:p>1.968503937</text:p>
          </table:table-cell>
          <table:table-cell office:value-type="float" office:value="4.9999999999999899E-2" table:formula="of:=0.0254*[.D16]" table:style-name="ce1">
            <text:p>0.05</text:p>
          </table:table-cell>
          <table:table-cell office:value-type="float" office:value="100834.5" table:formula="of:=[.$J$3]-[.$J$1]*[.$J$2]*[.E16]" table:style-name="ce1">
            <text:p>100834.5</text:p>
          </table:table-cell>
          <table:table-cell table:number-columns-repeated="10" table:style-name="ce1"/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1.1" table:style-name="ce1">
            <text:p>11.1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.9685039370078701" table:style-name="ce1">
            <text:p>1.968503937</text:p>
          </table:table-cell>
          <table:table-cell office:value-type="float" office:value="4.9999999999999899E-2" table:formula="of:=0.0254*[.D17]" table:style-name="ce1">
            <text:p>0.05</text:p>
          </table:table-cell>
          <table:table-cell office:value-type="float" office:value="100834.5" table:formula="of:=[.$J$3]-[.$J$1]*[.$J$2]*[.E17]" table:style-name="ce1">
            <text:p>100834.5</text:p>
          </table:table-cell>
          <table:table-cell table:number-columns-repeated="10" table:style-name="ce1"/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4.5" table:style-name="ce1">
            <text:p>4.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1.4" table:style-name="ce1">
            <text:p>11.4</text:p>
          </table:table-cell>
          <table:table-cell table:number-columns-repeated="16362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0.0254*[.D18]" table:style-name="ce1">
            <text:p>0.055</text:p>
          </table:table-cell>
          <table:table-cell office:value-type="float" office:value="100785.45" table:formula="of:=[.$J$3]-[.$J$1]*[.$J$2]*[.E18]" table:style-name="ce1">
            <text:p>100785.45</text:p>
          </table:table-cell>
          <table:table-cell table:number-columns-repeated="10" table:style-name="ce1"/>
          <table:table-cell office:value-type="float" office:value="17" table:style-name="ce1">
            <text:p>17</text:p>
          </table:table-cell>
          <table:table-cell office:value-type="float" office:value="5.5" table:style-name="ce1">
            <text:p>5.5</text:p>
          </table:table-cell>
          <table:table-cell office:value-type="float" office:value="4.5" table:style-name="ce1">
            <text:p>4.5</text:p>
          </table:table-cell>
          <table:table-cell office:value-type="float" office:value="4.5" table:style-name="ce1">
            <text:p>4.5</text:p>
          </table:table-cell>
          <table:table-cell office:value-type="float" office:value="4.5" table:style-name="ce1">
            <text:p>4.5</text:p>
          </table:table-cell>
          <table:table-cell office:value-type="float" office:value="11.9" table:style-name="ce1">
            <text:p>11.9</text:p>
          </table:table-cell>
          <table:table-cell table:number-columns-repeated="16362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3.1496062992125999" table:style-name="ce1">
            <text:p>3.149606299</text:p>
          </table:table-cell>
          <table:table-cell office:value-type="float" office:value="8.0000000000000029E-2" table:formula="of:=0.0254*[.D19]" table:style-name="ce1">
            <text:p>0.08</text:p>
          </table:table-cell>
          <table:table-cell office:value-type="float" office:value="100540.2" table:formula="of:=[.$J$3]-[.$J$1]*[.$J$2]*[.E19]" table:style-name="ce1">
            <text:p>100540.2</text:p>
          </table:table-cell>
          <table:table-cell table:number-columns-repeated="10" table:style-name="ce1"/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10.5" table:style-name="ce1">
            <text:p>10.5</text:p>
          </table:table-cell>
          <table:table-cell office:value-type="float" office:value="13" table:style-name="ce1">
            <text:p>13</text:p>
          </table:table-cell>
          <table:table-cell office:value-type="float" office:value="13.5" table:style-name="ce1">
            <text:p>13.5</text:p>
          </table:table-cell>
          <table:table-cell office:value-type="float" office:value="17.100000000000001" table:style-name="ce1">
            <text:p>17.1</text:p>
          </table:table-cell>
          <table:table-cell table:number-columns-repeated="16362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.37795275590551" table:style-name="ce1">
            <text:p>1.377952756</text:p>
          </table:table-cell>
          <table:table-cell office:value-type="float" office:value="3.4999999999999955E-2" table:formula="of:=0.0254*[.D20]" table:style-name="ce1">
            <text:p>0.035</text:p>
          </table:table-cell>
          <table:table-cell office:value-type="float" office:value="100981.65" table:formula="of:=[.$J$3]-[.$J$1]*[.$J$2]*[.E20]" table:style-name="ce1">
            <text:p>100981.65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.3307086614173196" table:style-name="ce1">
            <text:p>4.330708661</text:p>
          </table:table-cell>
          <table:table-cell office:value-type="float" office:value="0.10999999999999992" table:formula="of:=0.0254*[.D21]" table:style-name="ce1">
            <text:p>0.11</text:p>
          </table:table-cell>
          <table:table-cell office:value-type="float" office:value="100245.9" table:formula="of:=[.$J$3]-[.$J$1]*[.$J$2]*[.E21]" table:style-name="ce1">
            <text:p>100245.9</text:p>
          </table:table-cell>
          <table:table-cell table:number-columns-repeated="17" table:style-name="ce1"/>
          <table:table-cell office:value-type="string" table:style-name="ce1">
            <text:p>cm→in</text:p>
          </table:table-cell>
          <table:table-cell office:value-type="float" office:value="0.39370078740157477" table:formula="of:=1/(2.54)" table:style-name="ce1">
            <text:p>0.393700787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.1338582677165396" table:style-name="ce1">
            <text:p>4.133858268</text:p>
          </table:table-cell>
          <table:table-cell office:value-type="float" office:value="0.10500000000000011" table:formula="of:=0.0254*[.D22]" table:style-name="ce1">
            <text:p>0.105</text:p>
          </table:table-cell>
          <table:table-cell office:value-type="float" office:value="100294.95" table:formula="of:=[.$J$3]-[.$J$1]*[.$J$2]*[.E22]" table:style-name="ce1">
            <text:p>100294.95</text:p>
          </table:table-cell>
          <table:table-cell table:number-columns-repeated="10" table:style-name="ce1"/>
          <table:table-cell office:value-type="string" table:style-name="ce1">
            <text:p>Port#</text:p>
          </table:table-cell>
          <table:table-cell office:value-type="string" table:style-name="ce1">
            <text:p>0 deg, 50 mph</text:p>
          </table:table-cell>
          <table:table-cell office:value-type="string" table:style-name="ce1">
            <text:p>5 deg, 50 mph</text:p>
          </table:table-cell>
          <table:table-cell office:value-type="string" table:style-name="ce1">
            <text:p>10 deg, 50mph</text:p>
          </table:table-cell>
          <table:table-cell office:value-type="string" table:style-name="ce1">
            <text:p>15 deg, 50 mph</text:p>
          </table:table-cell>
          <table:table-cell office:value-type="string" table:style-name="ce1">
            <text:p>20 deg, 50 mph</text:p>
          </table:table-cell>
          <table:table-cell table:number-columns-repeated="16362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.7401574803149602" table:style-name="ce1">
            <text:p>3.74015748</text:p>
          </table:table-cell>
          <table:table-cell office:value-type="float" office:value="9.4999999999999987E-2" table:formula="of:=0.0254*[.D23]" table:style-name="ce1">
            <text:p>0.095</text:p>
          </table:table-cell>
          <table:table-cell office:value-type="float" office:value="100393.05" table:formula="of:=[.$J$3]-[.$J$1]*[.$J$2]*[.E23]" table:style-name="ce1">
            <text:p>100393.05</text:p>
          </table:table-cell>
          <table:table-cell table:number-columns-repeated="10" table:style-name="ce1"/>
          <table:table-cell office:value-type="float" office:value="1" table:style-name="ce1">
            <text:p>1</text:p>
          </table:table-cell>
          <table:table-cell office:value-type="float" office:value="0.19685039370078738" table:formula="of:=[.$Y$21]*[.R2]" table:style-name="ce1">
            <text:p>0.196850394</text:p>
          </table:table-cell>
          <table:table-cell office:value-type="float" office:value="1.3779527559055116" table:formula="of:=[.$Y$21]*[.S2]" table:style-name="ce1">
            <text:p>1.377952756</text:p>
          </table:table-cell>
          <table:table-cell office:value-type="float" office:value="3.9370078740157477" table:formula="of:=[.$Y$21]*[.T2]" table:style-name="ce1">
            <text:p>3.937007874</text:p>
          </table:table-cell>
          <table:table-cell office:value-type="float" office:value="5.7086614173228343" table:formula="of:=[.$Y$21]*[.U2]" table:style-name="ce1">
            <text:p>5.708661417</text:p>
          </table:table-cell>
          <table:table-cell office:value-type="float" office:value="4.9606299212598417" table:formula="of:=[.$Y$21]*[.V2]" table:style-name="ce1">
            <text:p>4.960629921</text:p>
          </table:table-cell>
          <table:table-cell table:number-columns-repeated="16362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.54330708661417" table:style-name="ce1">
            <text:p>3.543307087</text:p>
          </table:table-cell>
          <table:table-cell office:value-type="float" office:value="8.9999999999999913E-2" table:formula="of:=0.0254*[.D24]" table:style-name="ce1">
            <text:p>0.09</text:p>
          </table:table-cell>
          <table:table-cell office:value-type="float" office:value="100442.1" table:formula="of:=[.$J$3]-[.$J$1]*[.$J$2]*[.E24]" table:style-name="ce1">
            <text:p>100442.1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3.1496062992125982" table:formula="of:=[.$Y$21]*[.R3]" table:style-name="ce1">
            <text:p>3.149606299</text:p>
          </table:table-cell>
          <table:table-cell office:value-type="float" office:value="4.3307086614173222" table:formula="of:=[.$Y$21]*[.S3]" table:style-name="ce1">
            <text:p>4.330708661</text:p>
          </table:table-cell>
          <table:table-cell office:value-type="float" office:value="5.3149606299212593" table:formula="of:=[.$Y$21]*[.T3]" table:style-name="ce1">
            <text:p>5.31496063</text:p>
          </table:table-cell>
          <table:table-cell office:value-type="float" office:value="4.7244094488188972" table:formula="of:=[.$Y$21]*[.U3]" table:style-name="ce1">
            <text:p>4.724409449</text:p>
          </table:table-cell>
          <table:table-cell office:value-type="float" office:value="5.6692913385826769" table:formula="of:=[.$Y$21]*[.V3]" table:style-name="ce1">
            <text:p>5.669291339</text:p>
          </table:table-cell>
          <table:table-cell table:number-columns-repeated="16362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.9527559055118102" table:style-name="ce1">
            <text:p>2.952755906</text:p>
          </table:table-cell>
          <table:table-cell office:value-type="float" office:value="7.4999999999999983E-2" table:formula="of:=0.0254*[.D25]" table:style-name="ce1">
            <text:p>0.075</text:p>
          </table:table-cell>
          <table:table-cell office:value-type="float" office:value="100589.25" table:formula="of:=[.$J$3]-[.$J$1]*[.$J$2]*[.E25]" table:style-name="ce1">
            <text:p>100589.25</text:p>
          </table:table-cell>
          <table:table-cell table:number-columns-repeated="10" table:style-name="ce1"/>
          <table:table-cell office:value-type="float" office:value="3" table:style-name="ce1">
            <text:p>3</text:p>
          </table:table-cell>
          <table:table-cell office:value-type="float" office:value="3.3464566929133857" table:formula="of:=[.$Y$21]*[.R4]" table:style-name="ce1">
            <text:p>3.346456693</text:p>
          </table:table-cell>
          <table:table-cell office:value-type="float" office:value="4.1338582677165352" table:formula="of:=[.$Y$21]*[.S4]" table:style-name="ce1">
            <text:p>4.133858268</text:p>
          </table:table-cell>
          <table:table-cell office:value-type="float" office:value="4.7244094488188972" table:formula="of:=[.$Y$21]*[.T4]" table:style-name="ce1">
            <text:p>4.724409449</text:p>
          </table:table-cell>
          <table:table-cell office:value-type="float" office:value="3.1496062992125982" table:formula="of:=[.$Y$21]*[.U4]" table:style-name="ce1">
            <text:p>3.149606299</text:p>
          </table:table-cell>
          <table:table-cell office:value-type="float" office:value="5.6299212598425195" table:formula="of:=[.$Y$21]*[.V4]" table:style-name="ce1">
            <text:p>5.62992126</text:p>
          </table:table-cell>
          <table:table-cell table:number-columns-repeated="16362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.7559055118110201" table:style-name="ce1">
            <text:p>2.755905512</text:p>
          </table:table-cell>
          <table:table-cell office:value-type="float" office:value="6.999999999999991E-2" table:formula="of:=0.0254*[.D26]" table:style-name="ce1">
            <text:p>0.07</text:p>
          </table:table-cell>
          <table:table-cell office:value-type="float" office:value="100638.3" table:formula="of:=[.$J$3]-[.$J$1]*[.$J$2]*[.E26]" table:style-name="ce1">
            <text:p>100638.3</text:p>
          </table:table-cell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float" office:value="3.1496062992125982" table:formula="of:=[.$Y$21]*[.R5]" table:style-name="ce1">
            <text:p>3.149606299</text:p>
          </table:table-cell>
          <table:table-cell office:value-type="float" office:value="3.7401574803149602" table:formula="of:=[.$Y$21]*[.S5]" table:style-name="ce1">
            <text:p>3.74015748</text:p>
          </table:table-cell>
          <table:table-cell office:value-type="float" office:value="4.5275590551181102" table:formula="of:=[.$Y$21]*[.T5]" table:style-name="ce1">
            <text:p>4.527559055</text:p>
          </table:table-cell>
          <table:table-cell office:value-type="float" office:value="2.7559055118110232" table:formula="of:=[.$Y$21]*[.U5]" table:style-name="ce1">
            <text:p>2.755905512</text:p>
          </table:table-cell>
          <table:table-cell office:value-type="float" office:value="5.5905511811023612" table:formula="of:=[.$Y$21]*[.V5]" table:style-name="ce1">
            <text:p>5.590551181</text:p>
          </table:table-cell>
          <table:table-cell table:number-columns-repeated="16362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.36220472440945" table:style-name="ce1">
            <text:p>2.362204724</text:p>
          </table:table-cell>
          <table:table-cell office:value-type="float" office:value="6.0000000000000026E-2" table:formula="of:=0.0254*[.D27]" table:style-name="ce1">
            <text:p>0.06</text:p>
          </table:table-cell>
          <table:table-cell office:value-type="float" office:value="100736.4" table:formula="of:=[.$J$3]-[.$J$1]*[.$J$2]*[.E27]" table:style-name="ce1">
            <text:p>100736.4</text:p>
          </table:table-cell>
          <table:table-cell table:number-columns-repeated="10" table:style-name="ce1"/>
          <table:table-cell office:value-type="float" office:value="5" table:style-name="ce1">
            <text:p>5</text:p>
          </table:table-cell>
          <table:table-cell office:value-type="float" office:value="2.9527559055118107" table:formula="of:=[.$Y$21]*[.R6]" table:style-name="ce1">
            <text:p>2.952755906</text:p>
          </table:table-cell>
          <table:table-cell office:value-type="float" office:value="3.5433070866141732" table:formula="of:=[.$Y$21]*[.S6]" table:style-name="ce1">
            <text:p>3.543307087</text:p>
          </table:table-cell>
          <table:table-cell office:value-type="float" office:value="3.5433070866141732" table:formula="of:=[.$Y$21]*[.T6]" table:style-name="ce1">
            <text:p>3.543307087</text:p>
          </table:table-cell>
          <table:table-cell office:value-type="float" office:value="2.5590551181102361" table:formula="of:=[.$Y$21]*[.U6]" table:style-name="ce1">
            <text:p>2.559055118</text:p>
          </table:table-cell>
          <table:table-cell office:value-type="float" office:value="5.5511811023622037" table:formula="of:=[.$Y$21]*[.V6]" table:style-name="ce1">
            <text:p>5.551181102</text:p>
          </table:table-cell>
          <table:table-cell table:number-columns-repeated="16362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0.0254*[.D28]" table:style-name="ce1">
            <text:p>0.055</text:p>
          </table:table-cell>
          <table:table-cell office:value-type="float" office:value="100785.45" table:formula="of:=[.$J$3]-[.$J$1]*[.$J$2]*[.E28]" table:style-name="ce1">
            <text:p>100785.45</text:p>
          </table:table-cell>
          <table:table-cell table:number-columns-repeated="10" table:style-name="ce1"/>
          <table:table-cell office:value-type="float" office:value="6" table:style-name="ce1">
            <text:p>6</text:p>
          </table:table-cell>
          <table:table-cell office:value-type="float" office:value="2.9527559055118107" table:formula="of:=[.$Y$21]*[.R7]" table:style-name="ce1">
            <text:p>2.952755906</text:p>
          </table:table-cell>
          <table:table-cell office:value-type="float" office:value="2.9527559055118107" table:formula="of:=[.$Y$21]*[.S7]" table:style-name="ce1">
            <text:p>2.952755906</text:p>
          </table:table-cell>
          <table:table-cell office:value-type="float" office:value="3.1496062992125982" table:formula="of:=[.$Y$21]*[.T7]" table:style-name="ce1">
            <text:p>3.149606299</text:p>
          </table:table-cell>
          <table:table-cell office:value-type="float" office:value="2.5590551181102361" table:formula="of:=[.$Y$21]*[.U7]" table:style-name="ce1">
            <text:p>2.559055118</text:p>
          </table:table-cell>
          <table:table-cell office:value-type="float" office:value="5.5905511811023612" table:formula="of:=[.$Y$21]*[.V7]" table:style-name="ce1">
            <text:p>5.590551181</text:p>
          </table:table-cell>
          <table:table-cell table:number-columns-repeated="16362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.1811023622047201" table:style-name="ce1">
            <text:p>1.181102362</text:p>
          </table:table-cell>
          <table:table-cell office:value-type="float" office:value="2.9999999999999888E-2" table:formula="of:=0.0254*[.D29]" table:style-name="ce1">
            <text:p>0.03</text:p>
          </table:table-cell>
          <table:table-cell office:value-type="float" office:value="101030.7" table:formula="of:=[.$J$3]-[.$J$1]*[.$J$2]*[.E29]" table:style-name="ce1">
            <text:p>101030.7</text:p>
          </table:table-cell>
          <table:table-cell table:number-columns-repeated="10" table:style-name="ce1"/>
          <table:table-cell office:value-type="float" office:value="7" table:style-name="ce1">
            <text:p>7</text:p>
          </table:table-cell>
          <table:table-cell office:value-type="float" office:value="2.7559055118110232" table:formula="of:=[.$Y$21]*[.R8]" table:style-name="ce1">
            <text:p>2.755905512</text:p>
          </table:table-cell>
          <table:table-cell office:value-type="float" office:value="2.7559055118110232" table:formula="of:=[.$Y$21]*[.S8]" table:style-name="ce1">
            <text:p>2.755905512</text:p>
          </table:table-cell>
          <table:table-cell office:value-type="float" office:value="2.7559055118110232" table:formula="of:=[.$Y$21]*[.T8]" table:style-name="ce1">
            <text:p>2.755905512</text:p>
          </table:table-cell>
          <table:table-cell office:value-type="float" office:value="2.5590551181102361" table:formula="of:=[.$Y$21]*[.U8]" table:style-name="ce1">
            <text:p>2.559055118</text:p>
          </table:table-cell>
          <table:table-cell office:value-type="float" office:value="5.6299212598425195" table:formula="of:=[.$Y$21]*[.V8]" table:style-name="ce1">
            <text:p>5.62992126</text:p>
          </table:table-cell>
          <table:table-cell table:number-columns-repeated="16362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.1811023622047201" table:style-name="ce1">
            <text:p>1.181102362</text:p>
          </table:table-cell>
          <table:table-cell office:value-type="float" office:value="2.9999999999999888E-2" table:formula="of:=0.0254*[.D30]" table:style-name="ce1">
            <text:p>0.03</text:p>
          </table:table-cell>
          <table:table-cell office:value-type="float" office:value="101030.7" table:formula="of:=[.$J$3]-[.$J$1]*[.$J$2]*[.E30]" table:style-name="ce1">
            <text:p>101030.7</text:p>
          </table:table-cell>
          <table:table-cell table:number-columns-repeated="10" table:style-name="ce1"/>
          <table:table-cell office:value-type="float" office:value="8" table:style-name="ce1">
            <text:p>8</text:p>
          </table:table-cell>
          <table:table-cell office:value-type="float" office:value="2.5590551181102361" table:formula="of:=[.$Y$21]*[.R9]" table:style-name="ce1">
            <text:p>2.559055118</text:p>
          </table:table-cell>
          <table:table-cell office:value-type="float" office:value="2.3622047244094486" table:formula="of:=[.$Y$21]*[.S9]" table:style-name="ce1">
            <text:p>2.362204724</text:p>
          </table:table-cell>
          <table:table-cell office:value-type="float" office:value="2.5590551181102361" table:formula="of:=[.$Y$21]*[.T9]" table:style-name="ce1">
            <text:p>2.559055118</text:p>
          </table:table-cell>
          <table:table-cell office:value-type="float" office:value="2.3622047244094486" table:formula="of:=[.$Y$21]*[.U9]" table:style-name="ce1">
            <text:p>2.362204724</text:p>
          </table:table-cell>
          <table:table-cell office:value-type="float" office:value="5.5905511811023612" table:formula="of:=[.$Y$21]*[.V9]" table:style-name="ce1">
            <text:p>5.590551181</text:p>
          </table:table-cell>
          <table:table-cell table:number-columns-repeated="16362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1.37795275590551" table:style-name="ce1">
            <text:p>1.377952756</text:p>
          </table:table-cell>
          <table:table-cell office:value-type="float" office:value="3.4999999999999955E-2" table:formula="of:=0.0254*[.D31]" table:style-name="ce1">
            <text:p>0.035</text:p>
          </table:table-cell>
          <table:table-cell office:value-type="float" office:value="100981.65" table:formula="of:=[.$J$3]-[.$J$1]*[.$J$2]*[.E31]" table:style-name="ce1">
            <text:p>100981.65</text:p>
          </table:table-cell>
          <table:table-cell table:number-columns-repeated="10" table:style-name="ce1"/>
          <table:table-cell office:value-type="float" office:value="9" table:style-name="ce1">
            <text:p>9</text:p>
          </table:table-cell>
          <table:table-cell office:value-type="float" office:value="2.1653543307086611" table:formula="of:=[.$Y$21]*[.R10]" table:style-name="ce1">
            <text:p>2.165354331</text:p>
          </table:table-cell>
          <table:table-cell office:value-type="float" office:value="2.1653543307086611" table:formula="of:=[.$Y$21]*[.S10]" table:style-name="ce1">
            <text:p>2.165354331</text:p>
          </table:table-cell>
          <table:table-cell office:value-type="float" office:value="2.1653543307086611" table:formula="of:=[.$Y$21]*[.T10]" table:style-name="ce1">
            <text:p>2.165354331</text:p>
          </table:table-cell>
          <table:table-cell office:value-type="float" office:value="2.3622047244094486" table:formula="of:=[.$Y$21]*[.U10]" table:style-name="ce1">
            <text:p>2.362204724</text:p>
          </table:table-cell>
          <table:table-cell office:value-type="float" office:value="5.6299212598425195" table:formula="of:=[.$Y$21]*[.V10]" table:style-name="ce1">
            <text:p>5.62992126</text:p>
          </table:table-cell>
          <table:table-cell table:number-columns-repeated="16362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1.5748031496063" table:style-name="ce1">
            <text:p>1.57480315</text:p>
          </table:table-cell>
          <table:table-cell office:value-type="float" office:value="4.0000000000000015E-2" table:formula="of:=0.0254*[.D32]" table:style-name="ce1">
            <text:p>0.04</text:p>
          </table:table-cell>
          <table:table-cell office:value-type="float" office:value="100932.6" table:formula="of:=[.$J$3]-[.$J$1]*[.$J$2]*[.E32]" table:style-name="ce1">
            <text:p>100932.6</text:p>
          </table:table-cell>
          <table:table-cell table:number-columns-repeated="10" table:style-name="ce1"/>
          <table:table-cell office:value-type="float" office:value="10" table:style-name="ce1">
            <text:p>10</text:p>
          </table:table-cell>
          <table:table-cell office:value-type="float" office:value="2.3622047244094486" table:formula="of:=[.$Y$21]*[.R11]" table:style-name="ce1">
            <text:p>2.362204724</text:p>
          </table:table-cell>
          <table:table-cell office:value-type="float" office:value="1.1811023622047243" table:formula="of:=[.$Y$21]*[.S11]" table:style-name="ce1">
            <text:p>1.181102362</text:p>
          </table:table-cell>
          <table:table-cell office:value-type="float" office:value="0.59055118110236215" table:formula="of:=[.$Y$21]*[.T11]" table:style-name="ce1">
            <text:p>0.590551181</text:p>
          </table:table-cell>
          <table:table-cell office:value-type="float" office:value="0.39370078740157477" table:formula="of:=[.$Y$21]*[.U11]" table:style-name="ce1">
            <text:p>0.393700787</text:p>
          </table:table-cell>
          <table:table-cell office:value-type="float" office:value="3.228346456692913" table:formula="of:=[.$Y$21]*[.V11]" table:style-name="ce1">
            <text:p>3.228346457</text:p>
          </table:table-cell>
          <table:table-cell table:number-columns-repeated="16362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1.5748031496063" table:style-name="ce1">
            <text:p>1.57480315</text:p>
          </table:table-cell>
          <table:table-cell office:value-type="float" office:value="4.0000000000000015E-2" table:formula="of:=0.0254*[.D33]" table:style-name="ce1">
            <text:p>0.04</text:p>
          </table:table-cell>
          <table:table-cell office:value-type="float" office:value="100932.6" table:formula="of:=[.$J$3]-[.$J$1]*[.$J$2]*[.E33]" table:style-name="ce1">
            <text:p>100932.6</text:p>
          </table:table-cell>
          <table:table-cell table:number-columns-repeated="10" table:style-name="ce1"/>
          <table:table-cell office:value-type="float" office:value="11" table:style-name="ce1">
            <text:p>11</text:p>
          </table:table-cell>
          <table:table-cell office:value-type="float" office:value="2.1653543307086611" table:formula="of:=[.$Y$21]*[.R12]" table:style-name="ce1">
            <text:p>2.165354331</text:p>
          </table:table-cell>
          <table:table-cell office:value-type="float" office:value="1.1811023622047243" table:formula="of:=[.$Y$21]*[.S12]" table:style-name="ce1">
            <text:p>1.181102362</text:p>
          </table:table-cell>
          <table:table-cell office:value-type="float" office:value="0.78740157480314954" table:formula="of:=[.$Y$21]*[.T12]" table:style-name="ce1">
            <text:p>0.787401575</text:p>
          </table:table-cell>
          <table:table-cell office:value-type="float" office:value="0.59055118110236215" table:formula="of:=[.$Y$21]*[.U12]" table:style-name="ce1">
            <text:p>0.590551181</text:p>
          </table:table-cell>
          <table:table-cell office:value-type="float" office:value="3.4251968503937" table:formula="of:=[.$Y$21]*[.V12]" table:style-name="ce1">
            <text:p>3.42519685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1.5748031496063" table:style-name="ce1">
            <text:p>1.57480315</text:p>
          </table:table-cell>
          <table:table-cell office:value-type="float" office:value="4.0000000000000015E-2" table:formula="of:=0.0254*[.D34]" table:style-name="ce1">
            <text:p>0.04</text:p>
          </table:table-cell>
          <table:table-cell office:value-type="float" office:value="100932.6" table:formula="of:=[.$J$3]-[.$J$1]*[.$J$2]*[.E34]" table:style-name="ce1">
            <text:p>100932.6</text:p>
          </table:table-cell>
          <table:table-cell table:number-columns-repeated="10" table:style-name="ce1"/>
          <table:table-cell office:value-type="float" office:value="12" table:style-name="ce1">
            <text:p>12</text:p>
          </table:table-cell>
          <table:table-cell office:value-type="float" office:value="1.9685039370078738" table:formula="of:=[.$Y$21]*[.R13]" table:style-name="ce1">
            <text:p>1.968503937</text:p>
          </table:table-cell>
          <table:table-cell office:value-type="float" office:value="1.3779527559055116" table:formula="of:=[.$Y$21]*[.S13]" table:style-name="ce1">
            <text:p>1.377952756</text:p>
          </table:table-cell>
          <table:table-cell office:value-type="float" office:value="1.1811023622047243" table:formula="of:=[.$Y$21]*[.T13]" table:style-name="ce1">
            <text:p>1.181102362</text:p>
          </table:table-cell>
          <table:table-cell office:value-type="float" office:value="0.98425196850393692" table:formula="of:=[.$Y$21]*[.U13]" table:style-name="ce1">
            <text:p>0.984251969</text:p>
          </table:table-cell>
          <table:table-cell office:value-type="float" office:value="3.7401574803149602" table:formula="of:=[.$Y$21]*[.V13]" table:style-name="ce1">
            <text:p>3.74015748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1.7716535433070899" table:style-name="ce1">
            <text:p>1.771653543</text:p>
          </table:table-cell>
          <table:table-cell office:value-type="float" office:value="4.5000000000000082E-2" table:formula="of:=0.0254*[.D35]" table:style-name="ce1">
            <text:p>0.045</text:p>
          </table:table-cell>
          <table:table-cell office:value-type="float" office:value="100883.55" table:formula="of:=[.$J$3]-[.$J$1]*[.$J$2]*[.E35]" table:style-name="ce1">
            <text:p>100883.55</text:p>
          </table:table-cell>
          <table:table-cell table:number-columns-repeated="10" table:style-name="ce1"/>
          <table:table-cell office:value-type="float" office:value="13" table:style-name="ce1">
            <text:p>13</text:p>
          </table:table-cell>
          <table:table-cell office:value-type="float" office:value="1.9685039370078738" table:formula="of:=[.$Y$21]*[.R14]" table:style-name="ce1">
            <text:p>1.968503937</text:p>
          </table:table-cell>
          <table:table-cell office:value-type="float" office:value="1.5748031496062991" table:formula="of:=[.$Y$21]*[.S14]" table:style-name="ce1">
            <text:p>1.57480315</text:p>
          </table:table-cell>
          <table:table-cell office:value-type="float" office:value="1.3779527559055116" table:formula="of:=[.$Y$21]*[.T14]" table:style-name="ce1">
            <text:p>1.377952756</text:p>
          </table:table-cell>
          <table:table-cell office:value-type="float" office:value="1.1811023622047243" table:formula="of:=[.$Y$21]*[.U14]" table:style-name="ce1">
            <text:p>1.181102362</text:p>
          </table:table-cell>
          <table:table-cell office:value-type="float" office:value="3.9370078740157477" table:formula="of:=[.$Y$21]*[.V14]" table:style-name="ce1">
            <text:p>3.937007874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1.7716535433070899" table:style-name="ce1">
            <text:p>1.771653543</text:p>
          </table:table-cell>
          <table:table-cell office:value-type="float" office:value="4.5000000000000082E-2" table:formula="of:=0.0254*[.D36]" table:style-name="ce1">
            <text:p>0.045</text:p>
          </table:table-cell>
          <table:table-cell office:value-type="float" office:value="100883.55" table:formula="of:=[.$J$3]-[.$J$1]*[.$J$2]*[.E36]" table:style-name="ce1">
            <text:p>100883.55</text:p>
          </table:table-cell>
          <table:table-cell table:number-columns-repeated="10" table:style-name="ce1"/>
          <table:table-cell office:value-type="float" office:value="14" table:style-name="ce1">
            <text:p>14</text:p>
          </table:table-cell>
          <table:table-cell office:value-type="float" office:value="1.9685039370078738" table:formula="of:=[.$Y$21]*[.R15]" table:style-name="ce1">
            <text:p>1.968503937</text:p>
          </table:table-cell>
          <table:table-cell office:value-type="float" office:value="1.5748031496062991" table:formula="of:=[.$Y$21]*[.S15]" table:style-name="ce1">
            <text:p>1.57480315</text:p>
          </table:table-cell>
          <table:table-cell office:value-type="float" office:value="1.3779527559055116" table:formula="of:=[.$Y$21]*[.T15]" table:style-name="ce1">
            <text:p>1.377952756</text:p>
          </table:table-cell>
          <table:table-cell office:value-type="float" office:value="1.3779527559055116" table:formula="of:=[.$Y$21]*[.U15]" table:style-name="ce1">
            <text:p>1.377952756</text:p>
          </table:table-cell>
          <table:table-cell office:value-type="float" office:value="4.2913385826771648" table:formula="of:=[.$Y$21]*[.V15]" table:style-name="ce1">
            <text:p>4.291338583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4.1338582677165396" table:style-name="ce1">
            <text:p>4.133858268</text:p>
          </table:table-cell>
          <table:table-cell office:value-type="float" office:value="0.10500000000000011" table:formula="of:=0.0254*[.D37]" table:style-name="ce1">
            <text:p>0.105</text:p>
          </table:table-cell>
          <table:table-cell office:value-type="float" office:value="100294.95" table:formula="of:=[.$J$3]-[.$J$1]*[.$J$2]*[.E37]" table:style-name="ce1">
            <text:p>100294.95</text:p>
          </table:table-cell>
          <table:table-cell table:number-columns-repeated="10" table:style-name="ce1"/>
          <table:table-cell office:value-type="float" office:value="15" table:style-name="ce1">
            <text:p>15</text:p>
          </table:table-cell>
          <table:table-cell office:value-type="float" office:value="1.9685039370078738" table:formula="of:=[.$Y$21]*[.R16]" table:style-name="ce1">
            <text:p>1.968503937</text:p>
          </table:table-cell>
          <table:table-cell office:value-type="float" office:value="1.5748031496062991" table:formula="of:=[.$Y$21]*[.S16]" table:style-name="ce1">
            <text:p>1.57480315</text:p>
          </table:table-cell>
          <table:table-cell office:value-type="float" office:value="1.5748031496062991" table:formula="of:=[.$Y$21]*[.T16]" table:style-name="ce1">
            <text:p>1.57480315</text:p>
          </table:table-cell>
          <table:table-cell office:value-type="float" office:value="1.5748031496062991" table:formula="of:=[.$Y$21]*[.U16]" table:style-name="ce1">
            <text:p>1.57480315</text:p>
          </table:table-cell>
          <table:table-cell office:value-type="float" office:value="4.3700787401574797" table:formula="of:=[.$Y$21]*[.V16]" table:style-name="ce1">
            <text:p>4.37007874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.9370078740157499" table:style-name="ce1">
            <text:p>3.937007874</text:p>
          </table:table-cell>
          <table:table-cell office:value-type="float" office:value="0.10000000000000005" table:formula="of:=0.0254*[.D38]" table:style-name="ce1">
            <text:p>0.1</text:p>
          </table:table-cell>
          <table:table-cell office:value-type="float" office:value="100344" table:formula="of:=[.$J$3]-[.$J$1]*[.$J$2]*[.E38]" table:style-name="ce1">
            <text:p>100344</text:p>
          </table:table-cell>
          <table:table-cell table:number-columns-repeated="10" table:style-name="ce1"/>
          <table:table-cell office:value-type="float" office:value="16" table:style-name="ce1">
            <text:p>16</text:p>
          </table:table-cell>
          <table:table-cell office:value-type="float" office:value="1.9685039370078738" table:formula="of:=[.$Y$21]*[.R17]" table:style-name="ce1">
            <text:p>1.968503937</text:p>
          </table:table-cell>
          <table:table-cell office:value-type="float" office:value="1.7716535433070866" table:formula="of:=[.$Y$21]*[.S17]" table:style-name="ce1">
            <text:p>1.771653543</text:p>
          </table:table-cell>
          <table:table-cell office:value-type="float" office:value="1.5748031496062991" table:formula="of:=[.$Y$21]*[.T17]" table:style-name="ce1">
            <text:p>1.57480315</text:p>
          </table:table-cell>
          <table:table-cell office:value-type="float" office:value="1.5748031496062991" table:formula="of:=[.$Y$21]*[.U17]" table:style-name="ce1">
            <text:p>1.57480315</text:p>
          </table:table-cell>
          <table:table-cell office:value-type="float" office:value="4.4881889763779528" table:formula="of:=[.$Y$21]*[.V17]" table:style-name="ce1">
            <text:p>4.488188976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5.3149606299212602" table:style-name="ce1">
            <text:p>5.31496063</text:p>
          </table:table-cell>
          <table:table-cell office:value-type="float" office:value="0.13500000000000001" table:formula="of:=0.0254*[.D39]" table:style-name="ce1">
            <text:p>0.135</text:p>
          </table:table-cell>
          <table:table-cell office:value-type="float" office:value="100000.65" table:formula="of:=[.$J$3]-[.$J$1]*[.$J$2]*[.E39]" table:style-name="ce1">
            <text:p>100000.65</text:p>
          </table:table-cell>
          <table:table-cell table:number-columns-repeated="10" table:style-name="ce1"/>
          <table:table-cell office:value-type="float" office:value="17" table:style-name="ce1">
            <text:p>17</text:p>
          </table:table-cell>
          <table:table-cell office:value-type="float" office:value="2.1653543307086611" table:formula="of:=[.$Y$21]*[.R18]" table:style-name="ce1">
            <text:p>2.165354331</text:p>
          </table:table-cell>
          <table:table-cell office:value-type="float" office:value="1.7716535433070866" table:formula="of:=[.$Y$21]*[.S18]" table:style-name="ce1">
            <text:p>1.771653543</text:p>
          </table:table-cell>
          <table:table-cell office:value-type="float" office:value="1.7716535433070866" table:formula="of:=[.$Y$21]*[.T18]" table:style-name="ce1">
            <text:p>1.771653543</text:p>
          </table:table-cell>
          <table:table-cell office:value-type="float" office:value="1.7716535433070866" table:formula="of:=[.$Y$21]*[.U18]" table:style-name="ce1">
            <text:p>1.771653543</text:p>
          </table:table-cell>
          <table:table-cell office:value-type="float" office:value="4.6850393700787398" table:formula="of:=[.$Y$21]*[.V18]" table:style-name="ce1">
            <text:p>4.68503937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4.7244094488188999" table:style-name="ce1">
            <text:p>4.724409449</text:p>
          </table:table-cell>
          <table:table-cell office:value-type="float" office:value="0.12000000000000005" table:formula="of:=0.0254*[.D40]" table:style-name="ce1">
            <text:p>0.12</text:p>
          </table:table-cell>
          <table:table-cell office:value-type="float" office:value="100147.8" table:formula="of:=[.$J$3]-[.$J$1]*[.$J$2]*[.E40]" table:style-name="ce1">
            <text:p>100147.8</text:p>
          </table:table-cell>
          <table:table-cell table:number-columns-repeated="10" table:style-name="ce1"/>
          <table:table-cell office:value-type="float" office:value="18" table:style-name="ce1">
            <text:p>18</text:p>
          </table:table-cell>
          <table:table-cell office:value-type="float" office:value="3.1496062992125982" table:formula="of:=[.$Y$21]*[.R19]" table:style-name="ce1">
            <text:p>3.149606299</text:p>
          </table:table-cell>
          <table:table-cell office:value-type="float" office:value="4.1338582677165352" table:formula="of:=[.$Y$21]*[.S19]" table:style-name="ce1">
            <text:p>4.133858268</text:p>
          </table:table-cell>
          <table:table-cell office:value-type="float" office:value="5.1181102362204722" table:formula="of:=[.$Y$21]*[.T19]" table:style-name="ce1">
            <text:p>5.118110236</text:p>
          </table:table-cell>
          <table:table-cell office:value-type="float" office:value="5.3149606299212593" table:formula="of:=[.$Y$21]*[.U19]" table:style-name="ce1">
            <text:p>5.31496063</text:p>
          </table:table-cell>
          <table:table-cell office:value-type="float" office:value="6.7322834645669287" table:formula="of:=[.$Y$21]*[.V19]" table:style-name="ce1">
            <text:p>6.732283465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4.5275590551181102" table:style-name="ce1">
            <text:p>4.527559055</text:p>
          </table:table-cell>
          <table:table-cell office:value-type="float" office:value="0.11499999999999999" table:formula="of:=0.0254*[.D41]" table:style-name="ce1">
            <text:p>0.115</text:p>
          </table:table-cell>
          <table:table-cell office:value-type="float" office:value="100196.85" table:formula="of:=[.$J$3]-[.$J$1]*[.$J$2]*[.E41]" table:style-name="ce1">
            <text:p>100196.85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3.54330708661417" table:style-name="ce1">
            <text:p>3.543307087</text:p>
          </table:table-cell>
          <table:table-cell office:value-type="float" office:value="8.9999999999999913E-2" table:formula="of:=0.0254*[.D42]" table:style-name="ce1">
            <text:p>0.09</text:p>
          </table:table-cell>
          <table:table-cell office:value-type="float" office:value="100442.1" table:formula="of:=[.$J$3]-[.$J$1]*[.$J$2]*[.E42]" table:style-name="ce1">
            <text:p>100442.1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3.1496062992125999" table:style-name="ce1">
            <text:p>3.149606299</text:p>
          </table:table-cell>
          <table:table-cell office:value-type="float" office:value="8.0000000000000029E-2" table:formula="of:=0.0254*[.D43]" table:style-name="ce1">
            <text:p>0.08</text:p>
          </table:table-cell>
          <table:table-cell office:value-type="float" office:value="100540.2" table:formula="of:=[.$J$3]-[.$J$1]*[.$J$2]*[.E43]" table:style-name="ce1">
            <text:p>100540.2</text:p>
          </table:table-cell>
          <table:table-cell table:number-columns-repeated="10" table:style-name="ce1"/>
          <table:table-cell office:value-type="string" table:style-name="ce1">
            <text:p>Port#</text:p>
          </table:table-cell>
          <table:table-cell office:value-type="string" table:style-name="ce1">
            <text:p>20 deg, 60 mph</text:p>
          </table:table-cell>
          <table:table-cell office:value-type="string" table:style-name="ce1">
            <text:p>15 deg, 60 mph</text:p>
          </table:table-cell>
          <table:table-cell office:value-type="string" table:style-name="ce1">
            <text:p>10 deg, 60 mph</text:p>
          </table:table-cell>
          <table:table-cell office:value-type="string" table:style-name="ce1">
            <text:p>5 deg, 60 mph</text:p>
          </table:table-cell>
          <table:table-cell office:value-type="string" table:style-name="ce1">
            <text:p>0 deg, 60 mph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2.7559055118110201" table:style-name="ce1">
            <text:p>2.755905512</text:p>
          </table:table-cell>
          <table:table-cell office:value-type="float" office:value="6.999999999999991E-2" table:formula="of:=0.0254*[.D44]" table:style-name="ce1">
            <text:p>0.07</text:p>
          </table:table-cell>
          <table:table-cell office:value-type="float" office:value="100638.3" table:formula="of:=[.$J$3]-[.$J$1]*[.$J$2]*[.E44]" table:style-name="ce1">
            <text:p>100638.3</text:p>
          </table:table-cell>
          <table:table-cell table:number-columns-repeated="10" table:style-name="ce1"/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20.5" table:style-name="ce1">
            <text:p>20.5</text:p>
          </table:table-cell>
          <table:table-cell office:value-type="float" office:value="16.5" table:style-name="ce1">
            <text:p>16.5</text:p>
          </table:table-cell>
          <table:table-cell office:value-type="float" office:value="5" table:style-name="ce1">
            <text:p>5</text:p>
          </table:table-cell>
          <table:table-cell office:value-type="float" office:value="0.5" table:style-name="ce1">
            <text:p>0.5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2.5590551181102401" table:style-name="ce1">
            <text:p>2.559055118</text:p>
          </table:table-cell>
          <table:table-cell office:value-type="float" office:value="6.5000000000000099E-2" table:formula="of:=0.0254*[.D45]" table:style-name="ce1">
            <text:p>0.065</text:p>
          </table:table-cell>
          <table:table-cell office:value-type="float" office:value="100687.35" table:formula="of:=[.$J$3]-[.$J$1]*[.$J$2]*[.E45]" table:style-name="ce1">
            <text:p>100687.35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10.5" table:style-name="ce1">
            <text:p>10.5</text:p>
          </table:table-cell>
          <table:table-cell office:value-type="float" office:value="17" table:style-name="ce1">
            <text:p>17</text:p>
          </table:table-cell>
          <table:table-cell office:value-type="float" office:value="20.5" table:style-name="ce1">
            <text:p>20.5</text:p>
          </table:table-cell>
          <table:table-cell office:value-type="float" office:value="16.5" table:style-name="ce1">
            <text:p>16.5</text:p>
          </table:table-cell>
          <table:table-cell office:value-type="float" office:value="12" table:style-name="ce1">
            <text:p>12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0.0254*[.D46]" table:style-name="ce1">
            <text:p>0.055</text:p>
          </table:table-cell>
          <table:table-cell office:value-type="float" office:value="100785.45" table:formula="of:=[.$J$3]-[.$J$1]*[.$J$2]*[.E46]" table:style-name="ce1">
            <text:p>100785.45</text:p>
          </table:table-cell>
          <table:table-cell table:number-columns-repeated="10" table:style-name="ce1"/>
          <table:table-cell office:value-type="float" office:value="3" table:style-name="ce1">
            <text:p>3</text:p>
          </table:table-cell>
          <table:table-cell office:value-type="float" office:value="10.5" table:style-name="ce1">
            <text:p>10.5</text:p>
          </table:table-cell>
          <table:table-cell office:value-type="float" office:value="10.5" table:style-name="ce1">
            <text:p>10.5</text:p>
          </table:table-cell>
          <table:table-cell office:value-type="float" office:value="18.5" table:style-name="ce1">
            <text:p>18.5</text:p>
          </table:table-cell>
          <table:table-cell office:value-type="float" office:value="15.5" table:style-name="ce1">
            <text:p>15.5</text:p>
          </table:table-cell>
          <table:table-cell office:value-type="float" office:value="12.5" table:style-name="ce1">
            <text:p>12.5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.59055118110236204" table:style-name="ce1">
            <text:p>0.590551181</text:p>
          </table:table-cell>
          <table:table-cell office:value-type="float" office:value="1.4999999999999996E-2" table:formula="of:=0.0254*[.D47]" table:style-name="ce1">
            <text:p>0.015</text:p>
          </table:table-cell>
          <table:table-cell office:value-type="float" office:value="101177.85" table:formula="of:=[.$J$3]-[.$J$1]*[.$J$2]*[.E47]" table:style-name="ce1">
            <text:p>101177.85</text:p>
          </table:table-cell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float" office:value="10.5" table:style-name="ce1">
            <text:p>10.5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14.5" table:style-name="ce1">
            <text:p>14.5</text:p>
          </table:table-cell>
          <table:table-cell office:value-type="float" office:value="12" table:style-name="ce1">
            <text:p>12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0.78740157480314998" table:style-name="ce1">
            <text:p>0.787401575</text:p>
          </table:table-cell>
          <table:table-cell office:value-type="float" office:value="2.0000000000000007E-2" table:formula="of:=0.0254*[.D48]" table:style-name="ce1">
            <text:p>0.02</text:p>
          </table:table-cell>
          <table:table-cell office:value-type="float" office:value="101128.8" table:formula="of:=[.$J$3]-[.$J$1]*[.$J$2]*[.E48]" table:style-name="ce1">
            <text:p>101128.8</text:p>
          </table:table-cell>
          <table:table-cell table:number-columns-repeated="10" table:style-name="ce1"/>
          <table:table-cell office:value-type="float" office:value="5" table:style-name="ce1">
            <text:p>5</text:p>
          </table:table-cell>
          <table:table-cell office:value-type="float" office:value="10.5" table:style-name="ce1">
            <text:p>10.5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13.5" table:style-name="ce1">
            <text:p>13.5</text:p>
          </table:table-cell>
          <table:table-cell office:value-type="float" office:value="11.5" table:style-name="ce1">
            <text:p>11.5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.1811023622047201" table:style-name="ce1">
            <text:p>1.181102362</text:p>
          </table:table-cell>
          <table:table-cell office:value-type="float" office:value="2.9999999999999888E-2" table:formula="of:=0.0254*[.D49]" table:style-name="ce1">
            <text:p>0.03</text:p>
          </table:table-cell>
          <table:table-cell office:value-type="float" office:value="101030.7" table:formula="of:=[.$J$3]-[.$J$1]*[.$J$2]*[.E49]" table:style-name="ce1">
            <text:p>101030.7</text:p>
          </table:table-cell>
          <table:table-cell table:number-columns-repeated="10" table:style-name="ce1"/>
          <table:table-cell office:value-type="float" office:value="6" table:style-name="ce1">
            <text:p>6</text:p>
          </table:table-cell>
          <table:table-cell office:value-type="float" office:value="10.5" table:style-name="ce1">
            <text:p>10.5</text:p>
          </table:table-cell>
          <table:table-cell office:value-type="float" office:value="9" table:style-name="ce1">
            <text:p>9</text:p>
          </table:table-cell>
          <table:table-cell office:value-type="float" office:value="11.5" table:style-name="ce1">
            <text:p>11.5</text:p>
          </table:table-cell>
          <table:table-cell office:value-type="float" office:value="11" table:style-name="ce1">
            <text:p>11</text:p>
          </table:table-cell>
          <table:table-cell office:value-type="float" office:value="10.5" table:style-name="ce1">
            <text:p>10.5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.37795275590551" table:style-name="ce1">
            <text:p>1.377952756</text:p>
          </table:table-cell>
          <table:table-cell office:value-type="float" office:value="3.4999999999999955E-2" table:formula="of:=0.0254*[.D50]" table:style-name="ce1">
            <text:p>0.035</text:p>
          </table:table-cell>
          <table:table-cell office:value-type="float" office:value="100981.65" table:formula="of:=[.$J$3]-[.$J$1]*[.$J$2]*[.E50]" table:style-name="ce1">
            <text:p>100981.65</text:p>
          </table:table-cell>
          <table:table-cell table:number-columns-repeated="10" table:style-name="ce1"/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.37795275590551" table:style-name="ce1">
            <text:p>1.377952756</text:p>
          </table:table-cell>
          <table:table-cell office:value-type="float" office:value="3.4999999999999955E-2" table:formula="of:=0.0254*[.D51]" table:style-name="ce1">
            <text:p>0.035</text:p>
          </table:table-cell>
          <table:table-cell office:value-type="float" office:value="100981.65" table:formula="of:=[.$J$3]-[.$J$1]*[.$J$2]*[.E51]" table:style-name="ce1">
            <text:p>100981.65</text:p>
          </table:table-cell>
          <table:table-cell table:number-columns-repeated="10" table:style-name="ce1"/>
          <table:table-cell office:value-type="float" office:value="8" table:style-name="ce1">
            <text:p>8</text:p>
          </table:table-cell>
          <table:table-cell office:value-type="float" office:value="10.5" table:style-name="ce1">
            <text:p>10.5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8.5" table:style-name="ce1">
            <text:p>8.5</text:p>
          </table:table-cell>
          <table:table-cell office:value-type="float" office:value="9" table:style-name="ce1">
            <text:p>9</text:p>
          </table:table-cell>
          <table:table-cell office:value-type="float" office:value="8.5" table:style-name="ce1">
            <text:p>8.5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.5748031496063" table:style-name="ce1">
            <text:p>1.57480315</text:p>
          </table:table-cell>
          <table:table-cell office:value-type="float" office:value="4.0000000000000015E-2" table:formula="of:=0.0254*[.D52]" table:style-name="ce1">
            <text:p>0.04</text:p>
          </table:table-cell>
          <table:table-cell office:value-type="float" office:value="100932.6" table:formula="of:=[.$J$3]-[.$J$1]*[.$J$2]*[.E52]" table:style-name="ce1">
            <text:p>100932.6</text:p>
          </table:table-cell>
          <table:table-cell table:number-columns-repeated="10" table:style-name="ce1"/>
          <table:table-cell office:value-type="float" office:value="9" table:style-name="ce1">
            <text:p>9</text:p>
          </table:table-cell>
          <table:table-cell office:value-type="float" office:value="10.5" table:style-name="ce1">
            <text:p>10.5</text:p>
          </table:table-cell>
          <table:table-cell office:value-type="float" office:value="9.4" table:style-name="ce1">
            <text:p>9.4</text:p>
          </table:table-cell>
          <table:table-cell office:value-type="float" office:value="7.5" table:style-name="ce1">
            <text:p>7.5</text:p>
          </table:table-cell>
          <table:table-cell office:value-type="float" office:value="7.5" table:style-name="ce1">
            <text:p>7.5</text:p>
          </table:table-cell>
          <table:table-cell office:value-type="float" office:value="7.5" table:style-name="ce1">
            <text:p>7.5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1.5748031496063" table:style-name="ce1">
            <text:p>1.57480315</text:p>
          </table:table-cell>
          <table:table-cell office:value-type="float" office:value="4.0000000000000015E-2" table:formula="of:=0.0254*[.D53]" table:style-name="ce1">
            <text:p>0.04</text:p>
          </table:table-cell>
          <table:table-cell office:value-type="float" office:value="100932.6" table:formula="of:=[.$J$3]-[.$J$1]*[.$J$2]*[.E53]" table:style-name="ce1">
            <text:p>100932.6</text:p>
          </table:table-cell>
          <table:table-cell table:number-columns-repeated="10" table:style-name="ce1"/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.5" table:style-name="ce1">
            <text:p>0.5</text:p>
          </table:table-cell>
          <table:table-cell office:value-type="float" office:value="2" table:style-name="ce1">
            <text:p>2</text:p>
          </table:table-cell>
          <table:table-cell office:value-type="float" office:value="4.5" table:style-name="ce1">
            <text:p>4.5</text:p>
          </table:table-cell>
          <table:table-cell office:value-type="float" office:value="8" table:style-name="ce1">
            <text:p>8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1.7716535433070899" table:style-name="ce1">
            <text:p>1.771653543</text:p>
          </table:table-cell>
          <table:table-cell office:value-type="float" office:value="4.5000000000000082E-2" table:formula="of:=0.0254*[.D54]" table:style-name="ce1">
            <text:p>0.045</text:p>
          </table:table-cell>
          <table:table-cell office:value-type="float" office:value="100883.55" table:formula="of:=[.$J$3]-[.$J$1]*[.$J$2]*[.E54]" table:style-name="ce1">
            <text:p>100883.55</text:p>
          </table:table-cell>
          <table:table-cell table:number-columns-repeated="10" table:style-name="ce1"/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.5" table:style-name="ce1">
            <text:p>1.5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7" table:style-name="ce1">
            <text:p>7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5.1181102362204696" table:style-name="ce1">
            <text:p>5.118110236</text:p>
          </table:table-cell>
          <table:table-cell office:value-type="float" office:value="0.12999999999999992" table:formula="of:=0.0254*[.D55]" table:style-name="ce1">
            <text:p>0.13</text:p>
          </table:table-cell>
          <table:table-cell office:value-type="float" office:value="100049.7" table:formula="of:=[.$J$3]-[.$J$1]*[.$J$2]*[.E55]" table:style-name="ce1">
            <text:p>100049.7</text:p>
          </table:table-cell>
          <table:table-cell table:number-columns-repeated="10" table:style-name="ce1"/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2.5" table:style-name="ce1">
            <text:p>2.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5.7086614173228298" table:style-name="ce1">
            <text:p>5.708661417</text:p>
          </table:table-cell>
          <table:table-cell office:value-type="float" office:value="0.14499999999999988" table:formula="of:=0.0254*[.D56]" table:style-name="ce1">
            <text:p>0.145</text:p>
          </table:table-cell>
          <table:table-cell office:value-type="float" office:value="99902.55" table:formula="of:=[.$J$3]-[.$J$1]*[.$J$2]*[.E56]" table:style-name="ce1">
            <text:p>99902.55</text:p>
          </table:table-cell>
          <table:table-cell table:number-columns-repeated="10" table:style-name="ce1"/>
          <table:table-cell office:value-type="float" office:value="13" table:style-name="ce1">
            <text:p>13</text:p>
          </table:table-cell>
          <table:table-cell office:value-type="float" office:value="4.5" table:style-name="ce1">
            <text:p>4.5</text:p>
          </table:table-cell>
          <table:table-cell office:value-type="float" office:value="3.5" table:style-name="ce1">
            <text:p>3.5</text:p>
          </table:table-cell>
          <table:table-cell office:value-type="float" office:value="4.5" table:style-name="ce1">
            <text:p>4.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4.7244094488188999" table:style-name="ce1">
            <text:p>4.724409449</text:p>
          </table:table-cell>
          <table:table-cell office:value-type="float" office:value="0.12000000000000005" table:formula="of:=0.0254*[.D57]" table:style-name="ce1">
            <text:p>0.12</text:p>
          </table:table-cell>
          <table:table-cell office:value-type="float" office:value="100147.8" table:formula="of:=[.$J$3]-[.$J$1]*[.$J$2]*[.E57]" table:style-name="ce1">
            <text:p>100147.8</text:p>
          </table:table-cell>
          <table:table-cell table:number-columns-repeated="10" table:style-name="ce1"/>
          <table:table-cell office:value-type="float" office:value="14" table:style-name="ce1">
            <text:p>14</text:p>
          </table:table-cell>
          <table:table-cell office:value-type="float" office:value="5.5" table:style-name="ce1">
            <text:p>5.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.5" table:style-name="ce1">
            <text:p>6.5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3.1496062992125999" table:style-name="ce1">
            <text:p>3.149606299</text:p>
          </table:table-cell>
          <table:table-cell office:value-type="float" office:value="8.0000000000000029E-2" table:formula="of:=0.0254*[.D58]" table:style-name="ce1">
            <text:p>0.08</text:p>
          </table:table-cell>
          <table:table-cell office:value-type="float" office:value="100540.2" table:formula="of:=[.$J$3]-[.$J$1]*[.$J$2]*[.E58]" table:style-name="ce1">
            <text:p>100540.2</text:p>
          </table:table-cell>
          <table:table-cell table:number-columns-repeated="10" table:style-name="ce1"/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4.5" table:style-name="ce1">
            <text:p>4.5</text:p>
          </table:table-cell>
          <table:table-cell office:value-type="float" office:value="5" table:style-name="ce1">
            <text:p>5</text:p>
          </table:table-cell>
          <table:table-cell office:value-type="float" office:value="5.5" table:style-name="ce1">
            <text:p>5.5</text:p>
          </table:table-cell>
          <table:table-cell office:value-type="float" office:value="6.5" table:style-name="ce1">
            <text:p>6.5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2.7559055118110201" table:style-name="ce1">
            <text:p>2.755905512</text:p>
          </table:table-cell>
          <table:table-cell office:value-type="float" office:value="6.999999999999991E-2" table:formula="of:=0.0254*[.D59]" table:style-name="ce1">
            <text:p>0.07</text:p>
          </table:table-cell>
          <table:table-cell office:value-type="float" office:value="100638.3" table:formula="of:=[.$J$3]-[.$J$1]*[.$J$2]*[.E59]" table:style-name="ce1">
            <text:p>100638.3</text:p>
          </table:table-cell>
          <table:table-cell table:number-columns-repeated="10" table:style-name="ce1"/>
          <table:table-cell office:value-type="float" office:value="16" table:style-name="ce1">
            <text:p>16</text:p>
          </table:table-cell>
          <table:table-cell office:value-type="float" office:value="6.5" table:style-name="ce1">
            <text:p>6.5</text:p>
          </table:table-cell>
          <table:table-cell office:value-type="float" office:value="5" table:style-name="ce1">
            <text:p>5</text:p>
          </table:table-cell>
          <table:table-cell office:value-type="float" office:value="5.5" table:style-name="ce1">
            <text:p>5.5</text:p>
          </table:table-cell>
          <table:table-cell office:value-type="float" office:value="5.5" table:style-name="ce1">
            <text:p>5.5</text:p>
          </table:table-cell>
          <table:table-cell office:value-type="float" office:value="6" table:style-name="ce1">
            <text:p>6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2.5590551181102401" table:style-name="ce1">
            <text:p>2.559055118</text:p>
          </table:table-cell>
          <table:table-cell office:value-type="float" office:value="6.5000000000000099E-2" table:formula="of:=0.0254*[.D60]" table:style-name="ce1">
            <text:p>0.065</text:p>
          </table:table-cell>
          <table:table-cell office:value-type="float" office:value="100687.35" table:formula="of:=[.$J$3]-[.$J$1]*[.$J$2]*[.E60]" table:style-name="ce1">
            <text:p>100687.35</text:p>
          </table:table-cell>
          <table:table-cell table:number-columns-repeated="10" table:style-name="ce1"/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5.5" table:style-name="ce1">
            <text:p>5.5</text:p>
          </table:table-cell>
          <table:table-cell office:value-type="float" office:value="6" table:style-name="ce1">
            <text:p>6</text:p>
          </table:table-cell>
          <table:table-cell office:value-type="float" office:value="6.5" table:style-name="ce1">
            <text:p>6.5</text:p>
          </table:table-cell>
          <table:table-cell office:value-type="float" office:value="6.5" table:style-name="ce1">
            <text:p>6.5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2.5590551181102401" table:style-name="ce1">
            <text:p>2.559055118</text:p>
          </table:table-cell>
          <table:table-cell office:value-type="float" office:value="6.5000000000000099E-2" table:formula="of:=0.0254*[.D61]" table:style-name="ce1">
            <text:p>0.065</text:p>
          </table:table-cell>
          <table:table-cell office:value-type="float" office:value="100687.35" table:formula="of:=[.$J$3]-[.$J$1]*[.$J$2]*[.E61]" table:style-name="ce1">
            <text:p>100687.35</text:p>
          </table:table-cell>
          <table:table-cell table:number-columns-repeated="10" table:style-name="ce1"/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21.5" table:style-name="ce1">
            <text:p>21.5</text:p>
          </table:table-cell>
          <table:table-cell office:value-type="float" office:value="20.5" table:style-name="ce1">
            <text:p>20.5</text:p>
          </table:table-cell>
          <table:table-cell office:value-type="float" office:value="17.5" table:style-name="ce1">
            <text:p>17.5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2.5590551181102401" table:style-name="ce1">
            <text:p>2.559055118</text:p>
          </table:table-cell>
          <table:table-cell office:value-type="float" office:value="6.5000000000000099E-2" table:formula="of:=0.0254*[.D62]" table:style-name="ce1">
            <text:p>0.065</text:p>
          </table:table-cell>
          <table:table-cell office:value-type="float" office:value="100687.35" table:formula="of:=[.$J$3]-[.$J$1]*[.$J$2]*[.E62]" table:style-name="ce1">
            <text:p>100687.35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2.36220472440945" table:style-name="ce1">
            <text:p>2.362204724</text:p>
          </table:table-cell>
          <table:table-cell office:value-type="float" office:value="6.0000000000000026E-2" table:formula="of:=0.0254*[.D63]" table:style-name="ce1">
            <text:p>0.06</text:p>
          </table:table-cell>
          <table:table-cell office:value-type="float" office:value="100736.4" table:formula="of:=[.$J$3]-[.$J$1]*[.$J$2]*[.E63]" table:style-name="ce1">
            <text:p>100736.4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2.36220472440945" table:style-name="ce1">
            <text:p>2.362204724</text:p>
          </table:table-cell>
          <table:table-cell office:value-type="float" office:value="6.0000000000000026E-2" table:formula="of:=0.0254*[.D64]" table:style-name="ce1">
            <text:p>0.06</text:p>
          </table:table-cell>
          <table:table-cell office:value-type="float" office:value="100736.4" table:formula="of:=[.$J$3]-[.$J$1]*[.$J$2]*[.E64]" table:style-name="ce1">
            <text:p>100736.4</text:p>
          </table:table-cell>
          <table:table-cell table:number-columns-repeated="10" table:style-name="ce1"/>
          <table:table-cell office:value-type="string" table:style-name="ce1">
            <text:p>Port#</text:p>
          </table:table-cell>
          <table:table-cell office:value-type="string" table:style-name="ce1">
            <text:p>20 deg, 60 mph</text:p>
          </table:table-cell>
          <table:table-cell office:value-type="string" table:style-name="ce1">
            <text:p>15 deg, 60 mph</text:p>
          </table:table-cell>
          <table:table-cell office:value-type="string" table:style-name="ce1">
            <text:p>10 deg, 60 mph</text:p>
          </table:table-cell>
          <table:table-cell office:value-type="string" table:style-name="ce1">
            <text:p>5 deg, 60 mph</text:p>
          </table:table-cell>
          <table:table-cell office:value-type="string" table:style-name="ce1">
            <text:p>0 deg, 60 mph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0.39370078740157499" table:style-name="ce1">
            <text:p>0.393700787</text:p>
          </table:table-cell>
          <table:table-cell office:value-type="float" office:value="1.0000000000000004E-2" table:formula="of:=0.0254*[.D65]" table:style-name="ce1">
            <text:p>0.01</text:p>
          </table:table-cell>
          <table:table-cell office:value-type="float" office:value="101226.9" table:formula="of:=[.$J$3]-[.$J$1]*[.$J$2]*[.E65]" table:style-name="ce1">
            <text:p>101226.9</text:p>
          </table:table-cell>
          <table:table-cell table:number-columns-repeated="10" table:style-name="ce1"/>
          <table:table-cell office:value-type="float" office:value="1" table:style-name="ce1">
            <text:p>1</text:p>
          </table:table-cell>
          <table:table-cell office:value-type="float" office:value="3.1496062992125982" table:formula="of:=[.$Y$21]*[.R44]" table:style-name="ce1">
            <text:p>3.149606299</text:p>
          </table:table-cell>
          <table:table-cell office:value-type="float" office:value="8.0708661417322833" table:formula="of:=[.$Y$21]*[.S44]" table:style-name="ce1">
            <text:p>8.070866142</text:p>
          </table:table-cell>
          <table:table-cell office:value-type="float" office:value="6.4960629921259834" table:formula="of:=[.$Y$21]*[.T44]" table:style-name="ce1">
            <text:p>6.496062992</text:p>
          </table:table-cell>
          <table:table-cell office:value-type="float" office:value="1.9685039370078738" table:formula="of:=[.$Y$21]*[.U44]" table:style-name="ce1">
            <text:p>1.968503937</text:p>
          </table:table-cell>
          <table:table-cell office:value-type="float" office:value="0.19685039370078738" table:formula="of:=[.$Y$21]*[.V44]" table:style-name="ce1">
            <text:p>0.196850394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0.59055118110236204" table:style-name="ce1">
            <text:p>0.590551181</text:p>
          </table:table-cell>
          <table:table-cell office:value-type="float" office:value="1.4999999999999996E-2" table:formula="of:=0.0254*[.D66]" table:style-name="ce1">
            <text:p>0.015</text:p>
          </table:table-cell>
          <table:table-cell office:value-type="float" office:value="101177.85" table:formula="of:=[.$J$3]-[.$J$1]*[.$J$2]*[.E66]" table:style-name="ce1">
            <text:p>101177.85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4.1338582677165352" table:formula="of:=[.$Y$21]*[.R45]" table:style-name="ce1">
            <text:p>4.133858268</text:p>
          </table:table-cell>
          <table:table-cell office:value-type="float" office:value="6.6929133858267713" table:formula="of:=[.$Y$21]*[.S45]" table:style-name="ce1">
            <text:p>6.692913386</text:p>
          </table:table-cell>
          <table:table-cell office:value-type="float" office:value="8.0708661417322833" table:formula="of:=[.$Y$21]*[.T45]" table:style-name="ce1">
            <text:p>8.070866142</text:p>
          </table:table-cell>
          <table:table-cell office:value-type="float" office:value="6.4960629921259834" table:formula="of:=[.$Y$21]*[.U45]" table:style-name="ce1">
            <text:p>6.496062992</text:p>
          </table:table-cell>
          <table:table-cell office:value-type="float" office:value="4.7244094488188972" table:formula="of:=[.$Y$21]*[.V45]" table:style-name="ce1">
            <text:p>4.724409449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0.98425196850393704" table:style-name="ce1">
            <text:p>0.984251969</text:p>
          </table:table-cell>
          <table:table-cell office:value-type="float" office:value="2.5000000000000001E-2" table:formula="of:=0.0254*[.D67]" table:style-name="ce1">
            <text:p>0.025</text:p>
          </table:table-cell>
          <table:table-cell office:value-type="float" office:value="101079.75" table:formula="of:=[.$J$3]-[.$J$1]*[.$J$2]*[.E67]" table:style-name="ce1">
            <text:p>101079.75</text:p>
          </table:table-cell>
          <table:table-cell table:number-columns-repeated="10" table:style-name="ce1"/>
          <table:table-cell office:value-type="float" office:value="3" table:style-name="ce1">
            <text:p>3</text:p>
          </table:table-cell>
          <table:table-cell office:value-type="float" office:value="4.1338582677165352" table:formula="of:=[.$Y$21]*[.R46]" table:style-name="ce1">
            <text:p>4.133858268</text:p>
          </table:table-cell>
          <table:table-cell office:value-type="float" office:value="4.1338582677165352" table:formula="of:=[.$Y$21]*[.S46]" table:style-name="ce1">
            <text:p>4.133858268</text:p>
          </table:table-cell>
          <table:table-cell office:value-type="float" office:value="7.2834645669291334" table:formula="of:=[.$Y$21]*[.T46]" table:style-name="ce1">
            <text:p>7.283464567</text:p>
          </table:table-cell>
          <table:table-cell office:value-type="float" office:value="6.1023622047244093" table:formula="of:=[.$Y$21]*[.U46]" table:style-name="ce1">
            <text:p>6.102362205</text:p>
          </table:table-cell>
          <table:table-cell office:value-type="float" office:value="4.9212598425196843" table:formula="of:=[.$Y$21]*[.V46]" table:style-name="ce1">
            <text:p>4.921259843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1.1811023622047201" table:style-name="ce1">
            <text:p>1.181102362</text:p>
          </table:table-cell>
          <table:table-cell office:value-type="float" office:value="2.9999999999999888E-2" table:formula="of:=0.0254*[.D68]" table:style-name="ce1">
            <text:p>0.03</text:p>
          </table:table-cell>
          <table:table-cell office:value-type="float" office:value="101030.7" table:formula="of:=[.$J$3]-[.$J$1]*[.$J$2]*[.E68]" table:style-name="ce1">
            <text:p>101030.7</text:p>
          </table:table-cell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float" office:value="4.1338582677165352" table:formula="of:=[.$Y$21]*[.R47]" table:style-name="ce1">
            <text:p>4.133858268</text:p>
          </table:table-cell>
          <table:table-cell office:value-type="float" office:value="3.5433070866141732" table:formula="of:=[.$Y$21]*[.S47]" table:style-name="ce1">
            <text:p>3.543307087</text:p>
          </table:table-cell>
          <table:table-cell office:value-type="float" office:value="5.9055118110236213" table:formula="of:=[.$Y$21]*[.T47]" table:style-name="ce1">
            <text:p>5.905511811</text:p>
          </table:table-cell>
          <table:table-cell office:value-type="float" office:value="5.7086614173228343" table:formula="of:=[.$Y$21]*[.U47]" table:style-name="ce1">
            <text:p>5.708661417</text:p>
          </table:table-cell>
          <table:table-cell office:value-type="float" office:value="4.7244094488188972" table:formula="of:=[.$Y$21]*[.V47]" table:style-name="ce1">
            <text:p>4.724409449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.37795275590551" table:style-name="ce1">
            <text:p>1.377952756</text:p>
          </table:table-cell>
          <table:table-cell office:value-type="float" office:value="3.4999999999999955E-2" table:formula="of:=0.0254*[.D69]" table:style-name="ce1">
            <text:p>0.035</text:p>
          </table:table-cell>
          <table:table-cell office:value-type="float" office:value="100981.65" table:formula="of:=[.$J$3]-[.$J$1]*[.$J$2]*[.E69]" table:style-name="ce1">
            <text:p>100981.65</text:p>
          </table:table-cell>
          <table:table-cell table:number-columns-repeated="10" table:style-name="ce1"/>
          <table:table-cell office:value-type="float" office:value="5" table:style-name="ce1">
            <text:p>5</text:p>
          </table:table-cell>
          <table:table-cell office:value-type="float" office:value="4.1338582677165352" table:formula="of:=[.$Y$21]*[.R48]" table:style-name="ce1">
            <text:p>4.133858268</text:p>
          </table:table-cell>
          <table:table-cell office:value-type="float" office:value="3.5433070866141732" table:formula="of:=[.$Y$21]*[.S48]" table:style-name="ce1">
            <text:p>3.543307087</text:p>
          </table:table-cell>
          <table:table-cell office:value-type="float" office:value="5.1181102362204722" table:formula="of:=[.$Y$21]*[.T48]" table:style-name="ce1">
            <text:p>5.118110236</text:p>
          </table:table-cell>
          <table:table-cell office:value-type="float" office:value="5.3149606299212593" table:formula="of:=[.$Y$21]*[.U48]" table:style-name="ce1">
            <text:p>5.31496063</text:p>
          </table:table-cell>
          <table:table-cell office:value-type="float" office:value="4.5275590551181102" table:formula="of:=[.$Y$21]*[.V48]" table:style-name="ce1">
            <text:p>4.527559055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.5748031496063" table:style-name="ce1">
            <text:p>1.57480315</text:p>
          </table:table-cell>
          <table:table-cell office:value-type="float" office:value="4.0000000000000015E-2" table:formula="of:=0.0254*[.D70]" table:style-name="ce1">
            <text:p>0.04</text:p>
          </table:table-cell>
          <table:table-cell office:value-type="float" office:value="100932.6" table:formula="of:=[.$J$3]-[.$J$1]*[.$J$2]*[.E70]" table:style-name="ce1">
            <text:p>100932.6</text:p>
          </table:table-cell>
          <table:table-cell table:number-columns-repeated="10" table:style-name="ce1"/>
          <table:table-cell office:value-type="float" office:value="6" table:style-name="ce1">
            <text:p>6</text:p>
          </table:table-cell>
          <table:table-cell office:value-type="float" office:value="4.1338582677165352" table:formula="of:=[.$Y$21]*[.R49]" table:style-name="ce1">
            <text:p>4.133858268</text:p>
          </table:table-cell>
          <table:table-cell office:value-type="float" office:value="3.5433070866141732" table:formula="of:=[.$Y$21]*[.S49]" table:style-name="ce1">
            <text:p>3.543307087</text:p>
          </table:table-cell>
          <table:table-cell office:value-type="float" office:value="4.5275590551181102" table:formula="of:=[.$Y$21]*[.T49]" table:style-name="ce1">
            <text:p>4.527559055</text:p>
          </table:table-cell>
          <table:table-cell office:value-type="float" office:value="4.3307086614173222" table:formula="of:=[.$Y$21]*[.U49]" table:style-name="ce1">
            <text:p>4.330708661</text:p>
          </table:table-cell>
          <table:table-cell office:value-type="float" office:value="4.1338582677165352" table:formula="of:=[.$Y$21]*[.V49]" table:style-name="ce1">
            <text:p>4.133858268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.5748031496063" table:style-name="ce1">
            <text:p>1.57480315</text:p>
          </table:table-cell>
          <table:table-cell office:value-type="float" office:value="4.0000000000000015E-2" table:formula="of:=0.0254*[.D71]" table:style-name="ce1">
            <text:p>0.04</text:p>
          </table:table-cell>
          <table:table-cell office:value-type="float" office:value="100932.6" table:formula="of:=[.$J$3]-[.$J$1]*[.$J$2]*[.E71]" table:style-name="ce1">
            <text:p>100932.6</text:p>
          </table:table-cell>
          <table:table-cell table:number-columns-repeated="10" table:style-name="ce1"/>
          <table:table-cell office:value-type="float" office:value="7" table:style-name="ce1">
            <text:p>7</text:p>
          </table:table-cell>
          <table:table-cell office:value-type="float" office:value="4.3307086614173222" table:formula="of:=[.$Y$21]*[.R50]" table:style-name="ce1">
            <text:p>4.330708661</text:p>
          </table:table-cell>
          <table:table-cell office:value-type="float" office:value="3.5433070866141732" table:formula="of:=[.$Y$21]*[.S50]" table:style-name="ce1">
            <text:p>3.543307087</text:p>
          </table:table-cell>
          <table:table-cell office:value-type="float" office:value="3.9370078740157477" table:formula="of:=[.$Y$21]*[.T50]" table:style-name="ce1">
            <text:p>3.937007874</text:p>
          </table:table-cell>
          <table:table-cell office:value-type="float" office:value="3.9370078740157477" table:formula="of:=[.$Y$21]*[.U50]" table:style-name="ce1">
            <text:p>3.937007874</text:p>
          </table:table-cell>
          <table:table-cell office:value-type="float" office:value="3.9370078740157477" table:formula="of:=[.$Y$21]*[.V50]" table:style-name="ce1">
            <text:p>3.937007874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.7716535433070899" table:style-name="ce1">
            <text:p>1.771653543</text:p>
          </table:table-cell>
          <table:table-cell office:value-type="float" office:value="4.5000000000000082E-2" table:formula="of:=0.0254*[.D72]" table:style-name="ce1">
            <text:p>0.045</text:p>
          </table:table-cell>
          <table:table-cell office:value-type="float" office:value="100883.55" table:formula="of:=[.$J$3]-[.$J$1]*[.$J$2]*[.E72]" table:style-name="ce1">
            <text:p>100883.55</text:p>
          </table:table-cell>
          <table:table-cell table:number-columns-repeated="10" table:style-name="ce1"/>
          <table:table-cell office:value-type="float" office:value="8" table:style-name="ce1">
            <text:p>8</text:p>
          </table:table-cell>
          <table:table-cell office:value-type="float" office:value="4.1338582677165352" table:formula="of:=[.$Y$21]*[.R51]" table:style-name="ce1">
            <text:p>4.133858268</text:p>
          </table:table-cell>
          <table:table-cell office:value-type="float" office:value="3.6220472440944875" table:formula="of:=[.$Y$21]*[.S51]" table:style-name="ce1">
            <text:p>3.622047244</text:p>
          </table:table-cell>
          <table:table-cell office:value-type="float" office:value="3.3464566929133857" table:formula="of:=[.$Y$21]*[.T51]" table:style-name="ce1">
            <text:p>3.346456693</text:p>
          </table:table-cell>
          <table:table-cell office:value-type="float" office:value="3.5433070866141732" table:formula="of:=[.$Y$21]*[.U51]" table:style-name="ce1">
            <text:p>3.543307087</text:p>
          </table:table-cell>
          <table:table-cell office:value-type="float" office:value="3.3464566929133857" table:formula="of:=[.$Y$21]*[.V51]" table:style-name="ce1">
            <text:p>3.346456693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5.3149606299212602" table:style-name="ce1">
            <text:p>5.31496063</text:p>
          </table:table-cell>
          <table:table-cell office:value-type="float" office:value="0.13500000000000001" table:formula="of:=0.0254*[.D73]" table:style-name="ce1">
            <text:p>0.135</text:p>
          </table:table-cell>
          <table:table-cell office:value-type="float" office:value="100000.65" table:formula="of:=[.$J$3]-[.$J$1]*[.$J$2]*[.E73]" table:style-name="ce1">
            <text:p>100000.65</text:p>
          </table:table-cell>
          <table:table-cell table:number-columns-repeated="10" table:style-name="ce1"/>
          <table:table-cell office:value-type="float" office:value="9" table:style-name="ce1">
            <text:p>9</text:p>
          </table:table-cell>
          <table:table-cell office:value-type="float" office:value="4.1338582677165352" table:formula="of:=[.$Y$21]*[.R52]" table:style-name="ce1">
            <text:p>4.133858268</text:p>
          </table:table-cell>
          <table:table-cell office:value-type="float" office:value="3.7007874015748028" table:formula="of:=[.$Y$21]*[.S52]" table:style-name="ce1">
            <text:p>3.700787402</text:p>
          </table:table-cell>
          <table:table-cell office:value-type="float" office:value="2.9527559055118107" table:formula="of:=[.$Y$21]*[.T52]" table:style-name="ce1">
            <text:p>2.952755906</text:p>
          </table:table-cell>
          <table:table-cell office:value-type="float" office:value="2.9527559055118107" table:formula="of:=[.$Y$21]*[.U52]" table:style-name="ce1">
            <text:p>2.952755906</text:p>
          </table:table-cell>
          <table:table-cell office:value-type="float" office:value="2.9527559055118107" table:formula="of:=[.$Y$21]*[.V52]" table:style-name="ce1">
            <text:p>2.952755906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4.9606299212598399" table:style-name="ce1">
            <text:p>4.960629921</text:p>
          </table:table-cell>
          <table:table-cell office:value-type="float" office:value="0.12599999999999992" table:formula="of:=0.0254*[.D74]" table:style-name="ce1">
            <text:p>0.126</text:p>
          </table:table-cell>
          <table:table-cell office:value-type="float" office:value="100088.94" table:formula="of:=[.$J$3]-[.$J$1]*[.$J$2]*[.E74]" table:style-name="ce1">
            <text:p>100088.94</text:p>
          </table:table-cell>
          <table:table-cell table:number-columns-repeated="10" table:style-name="ce1"/>
          <table:table-cell office:value-type="float" office:value="10" table:style-name="ce1">
            <text:p>10</text:p>
          </table:table-cell>
          <table:table-cell office:value-type="float" office:value="0.78740157480314954" table:formula="of:=[.$Y$21]*[.R53]" table:style-name="ce1">
            <text:p>0.787401575</text:p>
          </table:table-cell>
          <table:table-cell office:value-type="float" office:value="0.19685039370078738" table:formula="of:=[.$Y$21]*[.S53]" table:style-name="ce1">
            <text:p>0.196850394</text:p>
          </table:table-cell>
          <table:table-cell office:value-type="float" office:value="0.78740157480314954" table:formula="of:=[.$Y$21]*[.T53]" table:style-name="ce1">
            <text:p>0.787401575</text:p>
          </table:table-cell>
          <table:table-cell office:value-type="float" office:value="1.7716535433070866" table:formula="of:=[.$Y$21]*[.U53]" table:style-name="ce1">
            <text:p>1.771653543</text:p>
          </table:table-cell>
          <table:table-cell office:value-type="float" office:value="3.1496062992125982" table:formula="of:=[.$Y$21]*[.V53]" table:style-name="ce1">
            <text:p>3.149606299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5.6692913385826804" table:style-name="ce1">
            <text:p>5.669291339</text:p>
          </table:table-cell>
          <table:table-cell office:value-type="float" office:value="0.14400000000000007" table:formula="of:=0.0254*[.D75]" table:style-name="ce1">
            <text:p>0.144</text:p>
          </table:table-cell>
          <table:table-cell office:value-type="float" office:value="99912.36" table:formula="of:=[.$J$3]-[.$J$1]*[.$J$2]*[.E75]" table:style-name="ce1">
            <text:p>99912.36</text:p>
          </table:table-cell>
          <table:table-cell table:number-columns-repeated="10" table:style-name="ce1"/>
          <table:table-cell office:value-type="float" office:value="11" table:style-name="ce1">
            <text:p>11</text:p>
          </table:table-cell>
          <table:table-cell office:value-type="float" office:value="1.1811023622047243" table:formula="of:=[.$Y$21]*[.R54]" table:style-name="ce1">
            <text:p>1.181102362</text:p>
          </table:table-cell>
          <table:table-cell office:value-type="float" office:value="0.59055118110236215" table:formula="of:=[.$Y$21]*[.S54]" table:style-name="ce1">
            <text:p>0.590551181</text:p>
          </table:table-cell>
          <table:table-cell office:value-type="float" office:value="1.1811023622047243" table:formula="of:=[.$Y$21]*[.T54]" table:style-name="ce1">
            <text:p>1.181102362</text:p>
          </table:table-cell>
          <table:table-cell office:value-type="float" office:value="1.7716535433070866" table:formula="of:=[.$Y$21]*[.U54]" table:style-name="ce1">
            <text:p>1.771653543</text:p>
          </table:table-cell>
          <table:table-cell office:value-type="float" office:value="2.7559055118110232" table:formula="of:=[.$Y$21]*[.V54]" table:style-name="ce1">
            <text:p>2.755905512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5.6299212598425203" table:style-name="ce1">
            <text:p>5.62992126</text:p>
          </table:table-cell>
          <table:table-cell office:value-type="float" office:value="0.14300000000000002" table:formula="of:=0.0254*[.D76]" table:style-name="ce1">
            <text:p>0.143</text:p>
          </table:table-cell>
          <table:table-cell office:value-type="float" office:value="99922.17" table:formula="of:=[.$J$3]-[.$J$1]*[.$J$2]*[.E76]" table:style-name="ce1">
            <text:p>99922.17</text:p>
          </table:table-cell>
          <table:table-cell table:number-columns-repeated="10" table:style-name="ce1"/>
          <table:table-cell office:value-type="float" office:value="12" table:style-name="ce1">
            <text:p>12</text:p>
          </table:table-cell>
          <table:table-cell office:value-type="float" office:value="1.5748031496062991" table:formula="of:=[.$Y$21]*[.R55]" table:style-name="ce1">
            <text:p>1.57480315</text:p>
          </table:table-cell>
          <table:table-cell office:value-type="float" office:value="0.98425196850393692" table:formula="of:=[.$Y$21]*[.S55]" table:style-name="ce1">
            <text:p>0.984251969</text:p>
          </table:table-cell>
          <table:table-cell office:value-type="float" office:value="1.5748031496062991" table:formula="of:=[.$Y$21]*[.T55]" table:style-name="ce1">
            <text:p>1.57480315</text:p>
          </table:table-cell>
          <table:table-cell office:value-type="float" office:value="1.9685039370078738" table:formula="of:=[.$Y$21]*[.U55]" table:style-name="ce1">
            <text:p>1.968503937</text:p>
          </table:table-cell>
          <table:table-cell office:value-type="float" office:value="2.3622047244094486" table:formula="of:=[.$Y$21]*[.V55]" table:style-name="ce1">
            <text:p>2.362204724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5.5905511811023603" table:style-name="ce1">
            <text:p>5.590551181</text:p>
          </table:table-cell>
          <table:table-cell office:value-type="float" office:value="0.14199999999999993" table:formula="of:=0.0254*[.D77]" table:style-name="ce1">
            <text:p>0.142</text:p>
          </table:table-cell>
          <table:table-cell office:value-type="float" office:value="99931.98" table:formula="of:=[.$J$3]-[.$J$1]*[.$J$2]*[.E77]" table:style-name="ce1">
            <text:p>99931.98</text:p>
          </table:table-cell>
          <table:table-cell table:number-columns-repeated="10" table:style-name="ce1"/>
          <table:table-cell office:value-type="float" office:value="13" table:style-name="ce1">
            <text:p>13</text:p>
          </table:table-cell>
          <table:table-cell office:value-type="float" office:value="1.7716535433070866" table:formula="of:=[.$Y$21]*[.R56]" table:style-name="ce1">
            <text:p>1.771653543</text:p>
          </table:table-cell>
          <table:table-cell office:value-type="float" office:value="1.3779527559055116" table:formula="of:=[.$Y$21]*[.S56]" table:style-name="ce1">
            <text:p>1.377952756</text:p>
          </table:table-cell>
          <table:table-cell office:value-type="float" office:value="1.7716535433070866" table:formula="of:=[.$Y$21]*[.T56]" table:style-name="ce1">
            <text:p>1.771653543</text:p>
          </table:table-cell>
          <table:table-cell office:value-type="float" office:value="1.9685039370078738" table:formula="of:=[.$Y$21]*[.U56]" table:style-name="ce1">
            <text:p>1.968503937</text:p>
          </table:table-cell>
          <table:table-cell office:value-type="float" office:value="2.3622047244094486" table:formula="of:=[.$Y$21]*[.V56]" table:style-name="ce1">
            <text:p>2.362204724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5.5511811023622002" table:style-name="ce1">
            <text:p>5.551181102</text:p>
          </table:table-cell>
          <table:table-cell office:value-type="float" office:value="0.14099999999999988" table:formula="of:=0.0254*[.D78]" table:style-name="ce1">
            <text:p>0.141</text:p>
          </table:table-cell>
          <table:table-cell office:value-type="float" office:value="99941.790000000008" table:formula="of:=[.$J$3]-[.$J$1]*[.$J$2]*[.E78]" table:style-name="ce1">
            <text:p>99941.79</text:p>
          </table:table-cell>
          <table:table-cell table:number-columns-repeated="10" table:style-name="ce1"/>
          <table:table-cell office:value-type="float" office:value="14" table:style-name="ce1">
            <text:p>14</text:p>
          </table:table-cell>
          <table:table-cell office:value-type="float" office:value="2.1653543307086611" table:formula="of:=[.$Y$21]*[.R57]" table:style-name="ce1">
            <text:p>2.165354331</text:p>
          </table:table-cell>
          <table:table-cell office:value-type="float" office:value="1.5748031496062991" table:formula="of:=[.$Y$21]*[.S57]" table:style-name="ce1">
            <text:p>1.57480315</text:p>
          </table:table-cell>
          <table:table-cell office:value-type="float" office:value="1.9685039370078738" table:formula="of:=[.$Y$21]*[.T57]" table:style-name="ce1">
            <text:p>1.968503937</text:p>
          </table:table-cell>
          <table:table-cell office:value-type="float" office:value="2.3622047244094486" table:formula="of:=[.$Y$21]*[.U57]" table:style-name="ce1">
            <text:p>2.362204724</text:p>
          </table:table-cell>
          <table:table-cell office:value-type="float" office:value="2.5590551181102361" table:formula="of:=[.$Y$21]*[.V57]" table:style-name="ce1">
            <text:p>2.559055118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5.5905511811023603" table:style-name="ce1">
            <text:p>5.590551181</text:p>
          </table:table-cell>
          <table:table-cell office:value-type="float" office:value="0.14199999999999993" table:formula="of:=0.0254*[.D79]" table:style-name="ce1">
            <text:p>0.142</text:p>
          </table:table-cell>
          <table:table-cell office:value-type="float" office:value="99931.98" table:formula="of:=[.$J$3]-[.$J$1]*[.$J$2]*[.E79]" table:style-name="ce1">
            <text:p>99931.98</text:p>
          </table:table-cell>
          <table:table-cell table:number-columns-repeated="10" table:style-name="ce1"/>
          <table:table-cell office:value-type="float" office:value="15" table:style-name="ce1">
            <text:p>15</text:p>
          </table:table-cell>
          <table:table-cell office:value-type="float" office:value="2.3622047244094486" table:formula="of:=[.$Y$21]*[.R58]" table:style-name="ce1">
            <text:p>2.362204724</text:p>
          </table:table-cell>
          <table:table-cell office:value-type="float" office:value="1.7716535433070866" table:formula="of:=[.$Y$21]*[.S58]" table:style-name="ce1">
            <text:p>1.771653543</text:p>
          </table:table-cell>
          <table:table-cell office:value-type="float" office:value="1.9685039370078738" table:formula="of:=[.$Y$21]*[.T58]" table:style-name="ce1">
            <text:p>1.968503937</text:p>
          </table:table-cell>
          <table:table-cell office:value-type="float" office:value="2.1653543307086611" table:formula="of:=[.$Y$21]*[.U58]" table:style-name="ce1">
            <text:p>2.165354331</text:p>
          </table:table-cell>
          <table:table-cell office:value-type="float" office:value="2.5590551181102361" table:formula="of:=[.$Y$21]*[.V58]" table:style-name="ce1">
            <text:p>2.559055118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5.6299212598425203" table:style-name="ce1">
            <text:p>5.62992126</text:p>
          </table:table-cell>
          <table:table-cell office:value-type="float" office:value="0.14300000000000002" table:formula="of:=0.0254*[.D80]" table:style-name="ce1">
            <text:p>0.143</text:p>
          </table:table-cell>
          <table:table-cell office:value-type="float" office:value="99922.17" table:formula="of:=[.$J$3]-[.$J$1]*[.$J$2]*[.E80]" table:style-name="ce1">
            <text:p>99922.17</text:p>
          </table:table-cell>
          <table:table-cell table:number-columns-repeated="10" table:style-name="ce1"/>
          <table:table-cell office:value-type="float" office:value="16" table:style-name="ce1">
            <text:p>16</text:p>
          </table:table-cell>
          <table:table-cell office:value-type="float" office:value="2.5590551181102361" table:formula="of:=[.$Y$21]*[.R59]" table:style-name="ce1">
            <text:p>2.559055118</text:p>
          </table:table-cell>
          <table:table-cell office:value-type="float" office:value="1.9685039370078738" table:formula="of:=[.$Y$21]*[.S59]" table:style-name="ce1">
            <text:p>1.968503937</text:p>
          </table:table-cell>
          <table:table-cell office:value-type="float" office:value="2.1653543307086611" table:formula="of:=[.$Y$21]*[.T59]" table:style-name="ce1">
            <text:p>2.165354331</text:p>
          </table:table-cell>
          <table:table-cell office:value-type="float" office:value="2.1653543307086611" table:formula="of:=[.$Y$21]*[.U59]" table:style-name="ce1">
            <text:p>2.165354331</text:p>
          </table:table-cell>
          <table:table-cell office:value-type="float" office:value="2.3622047244094486" table:formula="of:=[.$Y$21]*[.V59]" table:style-name="ce1">
            <text:p>2.362204724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5.5905511811023603" table:style-name="ce1">
            <text:p>5.590551181</text:p>
          </table:table-cell>
          <table:table-cell office:value-type="float" office:value="0.14199999999999993" table:formula="of:=0.0254*[.D81]" table:style-name="ce1">
            <text:p>0.142</text:p>
          </table:table-cell>
          <table:table-cell office:value-type="float" office:value="99931.98" table:formula="of:=[.$J$3]-[.$J$1]*[.$J$2]*[.E81]" table:style-name="ce1">
            <text:p>99931.98</text:p>
          </table:table-cell>
          <table:table-cell table:number-columns-repeated="10" table:style-name="ce1"/>
          <table:table-cell office:value-type="float" office:value="17" table:style-name="ce1">
            <text:p>17</text:p>
          </table:table-cell>
          <table:table-cell office:value-type="float" office:value="2.7559055118110232" table:formula="of:=[.$Y$21]*[.R60]" table:style-name="ce1">
            <text:p>2.755905512</text:p>
          </table:table-cell>
          <table:table-cell office:value-type="float" office:value="2.1653543307086611" table:formula="of:=[.$Y$21]*[.S60]" table:style-name="ce1">
            <text:p>2.165354331</text:p>
          </table:table-cell>
          <table:table-cell office:value-type="float" office:value="2.3622047244094486" table:formula="of:=[.$Y$21]*[.T60]" table:style-name="ce1">
            <text:p>2.362204724</text:p>
          </table:table-cell>
          <table:table-cell office:value-type="float" office:value="2.5590551181102361" table:formula="of:=[.$Y$21]*[.U60]" table:style-name="ce1">
            <text:p>2.559055118</text:p>
          </table:table-cell>
          <table:table-cell office:value-type="float" office:value="2.5590551181102361" table:formula="of:=[.$Y$21]*[.V60]" table:style-name="ce1">
            <text:p>2.559055118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5.6299212598425203" table:style-name="ce1">
            <text:p>5.62992126</text:p>
          </table:table-cell>
          <table:table-cell office:value-type="float" office:value="0.14300000000000002" table:formula="of:=0.0254*[.D82]" table:style-name="ce1">
            <text:p>0.143</text:p>
          </table:table-cell>
          <table:table-cell office:value-type="float" office:value="99922.17" table:formula="of:=[.$J$3]-[.$J$1]*[.$J$2]*[.E82]" table:style-name="ce1">
            <text:p>99922.17</text:p>
          </table:table-cell>
          <table:table-cell table:number-columns-repeated="10" table:style-name="ce1"/>
          <table:table-cell office:value-type="float" office:value="18" table:style-name="ce1">
            <text:p>18</text:p>
          </table:table-cell>
          <table:table-cell office:value-type="float" office:value="4.3307086614173222" table:formula="of:=[.$Y$21]*[.R61]" table:style-name="ce1">
            <text:p>4.330708661</text:p>
          </table:table-cell>
          <table:table-cell office:value-type="float" office:value="6.6929133858267713" table:formula="of:=[.$Y$21]*[.S61]" table:style-name="ce1">
            <text:p>6.692913386</text:p>
          </table:table-cell>
          <table:table-cell office:value-type="float" office:value="8.4645669291338574" table:formula="of:=[.$Y$21]*[.T61]" table:style-name="ce1">
            <text:p>8.464566929</text:p>
          </table:table-cell>
          <table:table-cell office:value-type="float" office:value="8.0708661417322833" table:formula="of:=[.$Y$21]*[.U61]" table:style-name="ce1">
            <text:p>8.070866142</text:p>
          </table:table-cell>
          <table:table-cell office:value-type="float" office:value="6.8897637795275584" table:formula="of:=[.$Y$21]*[.V61]" table:style-name="ce1">
            <text:p>6.88976378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3.2283464566929099" table:style-name="ce1">
            <text:p>3.228346457</text:p>
          </table:table-cell>
          <table:table-cell office:value-type="float" office:value="8.1999999999999906E-2" table:formula="of:=0.0254*[.D83]" table:style-name="ce1">
            <text:p>0.082</text:p>
          </table:table-cell>
          <table:table-cell office:value-type="float" office:value="100520.58" table:formula="of:=[.$J$3]-[.$J$1]*[.$J$2]*[.E83]" table:style-name="ce1">
            <text:p>100520.58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3.4251968503937" table:style-name="ce1">
            <text:p>3.42519685</text:p>
          </table:table-cell>
          <table:table-cell office:value-type="float" office:value="8.699999999999998E-2" table:formula="of:=0.0254*[.D84]" table:style-name="ce1">
            <text:p>0.087</text:p>
          </table:table-cell>
          <table:table-cell office:value-type="float" office:value="100471.53" table:formula="of:=[.$J$3]-[.$J$1]*[.$J$2]*[.E84]" table:style-name="ce1">
            <text:p>100471.53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3.7401574803149602" table:style-name="ce1">
            <text:p>3.74015748</text:p>
          </table:table-cell>
          <table:table-cell office:value-type="float" office:value="9.4999999999999987E-2" table:formula="of:=0.0254*[.D85]" table:style-name="ce1">
            <text:p>0.095</text:p>
          </table:table-cell>
          <table:table-cell office:value-type="float" office:value="100393.05" table:formula="of:=[.$J$3]-[.$J$1]*[.$J$2]*[.E85]" table:style-name="ce1">
            <text:p>100393.05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3.9370078740157499" table:style-name="ce1">
            <text:p>3.937007874</text:p>
          </table:table-cell>
          <table:table-cell office:value-type="float" office:value="0.10000000000000005" table:formula="of:=0.0254*[.D86]" table:style-name="ce1">
            <text:p>0.1</text:p>
          </table:table-cell>
          <table:table-cell office:value-type="float" office:value="100344" table:formula="of:=[.$J$3]-[.$J$1]*[.$J$2]*[.E86]" table:style-name="ce1">
            <text:p>100344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4.2913385826771702" table:style-name="ce1">
            <text:p>4.291338583</text:p>
          </table:table-cell>
          <table:table-cell office:value-type="float" office:value="0.10900000000000012" table:formula="of:=0.0254*[.D87]" table:style-name="ce1">
            <text:p>0.109</text:p>
          </table:table-cell>
          <table:table-cell office:value-type="float" office:value="100255.70999999999" table:formula="of:=[.$J$3]-[.$J$1]*[.$J$2]*[.E87]" table:style-name="ce1">
            <text:p>100255.71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4.3700787401574797" table:style-name="ce1">
            <text:p>4.37007874</text:p>
          </table:table-cell>
          <table:table-cell office:value-type="float" office:value="0.11099999999999997" table:formula="of:=0.0254*[.D88]" table:style-name="ce1">
            <text:p>0.111</text:p>
          </table:table-cell>
          <table:table-cell office:value-type="float" office:value="100236.09" table:formula="of:=[.$J$3]-[.$J$1]*[.$J$2]*[.E88]" table:style-name="ce1">
            <text:p>100236.09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4.4881889763779501" table:style-name="ce1">
            <text:p>4.488188976</text:p>
          </table:table-cell>
          <table:table-cell office:value-type="float" office:value="0.11399999999999993" table:formula="of:=0.0254*[.D89]" table:style-name="ce1">
            <text:p>0.114</text:p>
          </table:table-cell>
          <table:table-cell office:value-type="float" office:value="100206.66" table:formula="of:=[.$J$3]-[.$J$1]*[.$J$2]*[.E89]" table:style-name="ce1">
            <text:p>100206.66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4.6850393700787398" table:style-name="ce1">
            <text:p>4.68503937</text:p>
          </table:table-cell>
          <table:table-cell office:value-type="float" office:value="0.11899999999999998" table:formula="of:=0.0254*[.D90]" table:style-name="ce1">
            <text:p>0.119</text:p>
          </table:table-cell>
          <table:table-cell office:value-type="float" office:value="100157.61" table:formula="of:=[.$J$3]-[.$J$1]*[.$J$2]*[.E90]" table:style-name="ce1">
            <text:p>100157.61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6.7322834645669296" table:style-name="ce1">
            <text:p>6.732283465</text:p>
          </table:table-cell>
          <table:table-cell office:value-type="float" office:value="0.17100000000000001" table:formula="of:=0.0254*[.D91]" table:style-name="ce1">
            <text:p>0.171</text:p>
          </table:table-cell>
          <table:table-cell office:value-type="float" office:value="99647.49" table:formula="of:=[.$J$3]-[.$J$1]*[.$J$2]*[.E91]" table:style-name="ce1">
            <text:p>99647.49</text:p>
          </table:table-cell>
          <table:table-cell table:number-columns-repeated="16378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196850393700787" table:style-name="ce1">
            <text:p>0.196850394</text:p>
          </table:table-cell>
          <table:table-cell office:value-type="float" office:value="4.9999999999999897E-3" table:formula="of:=0.0254*[.D92]" table:style-name="ce1">
            <text:p>0.005</text:p>
          </table:table-cell>
          <table:table-cell office:value-type="float" office:value="101275.95" table:formula="of:=[.$J$3]-[.$J$1]*[.$J$2]*[.E92]" table:style-name="ce1">
            <text:p>101275.95</text:p>
          </table:table-cell>
          <table:table-cell table:number-columns-repeated="16378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.7244094488188999" table:style-name="ce1">
            <text:p>4.724409449</text:p>
          </table:table-cell>
          <table:table-cell office:value-type="float" office:value="0.12000000000000005" table:formula="of:=0.0254*[.D93]" table:style-name="ce1">
            <text:p>0.12</text:p>
          </table:table-cell>
          <table:table-cell office:value-type="float" office:value="100147.8" table:formula="of:=[.$J$3]-[.$J$1]*[.$J$2]*[.E93]" table:style-name="ce1">
            <text:p>100147.8</text:p>
          </table:table-cell>
          <table:table-cell table:number-columns-repeated="16378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.9212598425196799" table:style-name="ce1">
            <text:p>4.921259843</text:p>
          </table:table-cell>
          <table:table-cell office:value-type="float" office:value="0.12499999999999986" table:formula="of:=0.0254*[.D94]" table:style-name="ce1">
            <text:p>0.125</text:p>
          </table:table-cell>
          <table:table-cell office:value-type="float" office:value="100098.75" table:formula="of:=[.$J$3]-[.$J$1]*[.$J$2]*[.E94]" table:style-name="ce1">
            <text:p>100098.75</text:p>
          </table:table-cell>
          <table:table-cell table:number-columns-repeated="16378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.7244094488188999" table:style-name="ce1">
            <text:p>4.724409449</text:p>
          </table:table-cell>
          <table:table-cell office:value-type="float" office:value="0.12000000000000005" table:formula="of:=0.0254*[.D95]" table:style-name="ce1">
            <text:p>0.12</text:p>
          </table:table-cell>
          <table:table-cell office:value-type="float" office:value="100147.8" table:formula="of:=[.$J$3]-[.$J$1]*[.$J$2]*[.E95]" table:style-name="ce1">
            <text:p>100147.8</text:p>
          </table:table-cell>
          <table:table-cell table:number-columns-repeated="16378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4.5275590551181102" table:style-name="ce1">
            <text:p>4.527559055</text:p>
          </table:table-cell>
          <table:table-cell office:value-type="float" office:value="0.11499999999999999" table:formula="of:=0.0254*[.D96]" table:style-name="ce1">
            <text:p>0.115</text:p>
          </table:table-cell>
          <table:table-cell office:value-type="float" office:value="100196.85" table:formula="of:=[.$J$3]-[.$J$1]*[.$J$2]*[.E96]" table:style-name="ce1">
            <text:p>100196.85</text:p>
          </table:table-cell>
          <table:table-cell table:number-columns-repeated="16378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4.1338582677165396" table:style-name="ce1">
            <text:p>4.133858268</text:p>
          </table:table-cell>
          <table:table-cell office:value-type="float" office:value="0.10500000000000011" table:formula="of:=0.0254*[.D97]" table:style-name="ce1">
            <text:p>0.105</text:p>
          </table:table-cell>
          <table:table-cell office:value-type="float" office:value="100294.95" table:formula="of:=[.$J$3]-[.$J$1]*[.$J$2]*[.E97]" table:style-name="ce1">
            <text:p>100294.9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3.9370078740157499" table:style-name="ce1">
            <text:p>3.937007874</text:p>
          </table:table-cell>
          <table:table-cell office:value-type="float" office:value="0.10000000000000005" table:formula="of:=0.0254*[.D98]" table:style-name="ce1">
            <text:p>0.1</text:p>
          </table:table-cell>
          <table:table-cell office:value-type="float" office:value="100344" table:formula="of:=[.$J$3]-[.$J$1]*[.$J$2]*[.E98]" table:style-name="ce1">
            <text:p>100344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3.3464566929133901" table:style-name="ce1">
            <text:p>3.346456693</text:p>
          </table:table-cell>
          <table:table-cell office:value-type="float" office:value="8.5000000000000103E-2" table:formula="of:=0.0254*[.D99]" table:style-name="ce1">
            <text:p>0.085</text:p>
          </table:table-cell>
          <table:table-cell office:value-type="float" office:value="100491.15" table:formula="of:=[.$J$3]-[.$J$1]*[.$J$2]*[.E99]" table:style-name="ce1">
            <text:p>100491.1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.9527559055118102" table:style-name="ce1">
            <text:p>2.952755906</text:p>
          </table:table-cell>
          <table:table-cell office:value-type="float" office:value="7.4999999999999983E-2" table:formula="of:=0.0254*[.D100]" table:style-name="ce1">
            <text:p>0.075</text:p>
          </table:table-cell>
          <table:table-cell office:value-type="float" office:value="100589.25" table:formula="of:=[.$J$3]-[.$J$1]*[.$J$2]*[.E100]" table:style-name="ce1">
            <text:p>100589.2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3.1496062992125999" table:style-name="ce1">
            <text:p>3.149606299</text:p>
          </table:table-cell>
          <table:table-cell office:value-type="float" office:value="8.0000000000000029E-2" table:formula="of:=0.0254*[.D101]" table:style-name="ce1">
            <text:p>0.08</text:p>
          </table:table-cell>
          <table:table-cell office:value-type="float" office:value="100540.2" table:formula="of:=[.$J$3]-[.$J$1]*[.$J$2]*[.E101]" table:style-name="ce1">
            <text:p>100540.2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.7559055118110201" table:style-name="ce1">
            <text:p>2.755905512</text:p>
          </table:table-cell>
          <table:table-cell office:value-type="float" office:value="6.999999999999991E-2" table:formula="of:=0.0254*[.D102]" table:style-name="ce1">
            <text:p>0.07</text:p>
          </table:table-cell>
          <table:table-cell office:value-type="float" office:value="100638.3" table:formula="of:=[.$J$3]-[.$J$1]*[.$J$2]*[.E102]" table:style-name="ce1">
            <text:p>100638.3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2.36220472440945" table:style-name="ce1">
            <text:p>2.362204724</text:p>
          </table:table-cell>
          <table:table-cell office:value-type="float" office:value="6.0000000000000026E-2" table:formula="of:=0.0254*[.D103]" table:style-name="ce1">
            <text:p>0.06</text:p>
          </table:table-cell>
          <table:table-cell office:value-type="float" office:value="100736.4" table:formula="of:=[.$J$3]-[.$J$1]*[.$J$2]*[.E103]" table:style-name="ce1">
            <text:p>100736.4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.36220472440945" table:style-name="ce1">
            <text:p>2.362204724</text:p>
          </table:table-cell>
          <table:table-cell office:value-type="float" office:value="6.0000000000000026E-2" table:formula="of:=0.0254*[.D104]" table:style-name="ce1">
            <text:p>0.06</text:p>
          </table:table-cell>
          <table:table-cell office:value-type="float" office:value="100736.4" table:formula="of:=[.$J$3]-[.$J$1]*[.$J$2]*[.E104]" table:style-name="ce1">
            <text:p>100736.4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2.5590551181102401" table:style-name="ce1">
            <text:p>2.559055118</text:p>
          </table:table-cell>
          <table:table-cell office:value-type="float" office:value="6.5000000000000099E-2" table:formula="of:=0.0254*[.D105]" table:style-name="ce1">
            <text:p>0.065</text:p>
          </table:table-cell>
          <table:table-cell office:value-type="float" office:value="100687.35" table:formula="of:=[.$J$3]-[.$J$1]*[.$J$2]*[.E105]" table:style-name="ce1">
            <text:p>100687.3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2.5590551181102401" table:style-name="ce1">
            <text:p>2.559055118</text:p>
          </table:table-cell>
          <table:table-cell office:value-type="float" office:value="6.5000000000000099E-2" table:formula="of:=0.0254*[.D106]" table:style-name="ce1">
            <text:p>0.065</text:p>
          </table:table-cell>
          <table:table-cell office:value-type="float" office:value="100687.35" table:formula="of:=[.$J$3]-[.$J$1]*[.$J$2]*[.E106]" table:style-name="ce1">
            <text:p>100687.3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2.36220472440945" table:style-name="ce1">
            <text:p>2.362204724</text:p>
          </table:table-cell>
          <table:table-cell office:value-type="float" office:value="6.0000000000000026E-2" table:formula="of:=0.0254*[.D107]" table:style-name="ce1">
            <text:p>0.06</text:p>
          </table:table-cell>
          <table:table-cell office:value-type="float" office:value="100736.4" table:formula="of:=[.$J$3]-[.$J$1]*[.$J$2]*[.E107]" table:style-name="ce1">
            <text:p>100736.4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2.5590551181102401" table:style-name="ce1">
            <text:p>2.559055118</text:p>
          </table:table-cell>
          <table:table-cell office:value-type="float" office:value="6.5000000000000099E-2" table:formula="of:=0.0254*[.D108]" table:style-name="ce1">
            <text:p>0.065</text:p>
          </table:table-cell>
          <table:table-cell office:value-type="float" office:value="100687.35" table:formula="of:=[.$J$3]-[.$J$1]*[.$J$2]*[.E108]" table:style-name="ce1">
            <text:p>100687.3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6.8897637795275601" table:style-name="ce1">
            <text:p>6.88976378</text:p>
          </table:table-cell>
          <table:table-cell office:value-type="float" office:value="0.17500000000000002" table:formula="of:=0.0254*[.D109]" table:style-name="ce1">
            <text:p>0.175</text:p>
          </table:table-cell>
          <table:table-cell office:value-type="float" office:value="99608.25" table:formula="of:=[.$J$3]-[.$J$1]*[.$J$2]*[.E109]" table:style-name="ce1">
            <text:p>99608.2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.9685039370078701" table:style-name="ce1">
            <text:p>1.968503937</text:p>
          </table:table-cell>
          <table:table-cell office:value-type="float" office:value="4.9999999999999899E-2" table:formula="of:=0.0254*[.D110]" table:style-name="ce1">
            <text:p>0.05</text:p>
          </table:table-cell>
          <table:table-cell office:value-type="float" office:value="100834.5" table:formula="of:=[.$J$3]-[.$J$1]*[.$J$2]*[.E110]" table:style-name="ce1">
            <text:p>100834.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.4960629921259798" table:style-name="ce1">
            <text:p>6.496062992</text:p>
          </table:table-cell>
          <table:table-cell office:value-type="float" office:value="0.16499999999999987" table:formula="of:=0.0254*[.D111]" table:style-name="ce1">
            <text:p>0.165</text:p>
          </table:table-cell>
          <table:table-cell office:value-type="float" office:value="99706.35" table:formula="of:=[.$J$3]-[.$J$1]*[.$J$2]*[.E111]" table:style-name="ce1">
            <text:p>99706.3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6.1023622047244102" table:style-name="ce1">
            <text:p>6.102362205</text:p>
          </table:table-cell>
          <table:table-cell office:value-type="float" office:value="0.155" table:formula="of:=0.0254*[.D112]" table:style-name="ce1">
            <text:p>0.155</text:p>
          </table:table-cell>
          <table:table-cell office:value-type="float" office:value="99804.45" table:formula="of:=[.$J$3]-[.$J$1]*[.$J$2]*[.E112]" table:style-name="ce1">
            <text:p>99804.4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.7086614173228298" table:style-name="ce1">
            <text:p>5.708661417</text:p>
          </table:table-cell>
          <table:table-cell office:value-type="float" office:value="0.14499999999999988" table:formula="of:=0.0254*[.D113]" table:style-name="ce1">
            <text:p>0.145</text:p>
          </table:table-cell>
          <table:table-cell office:value-type="float" office:value="99902.55" table:formula="of:=[.$J$3]-[.$J$1]*[.$J$2]*[.E113]" table:style-name="ce1">
            <text:p>99902.5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.3149606299212602" table:style-name="ce1">
            <text:p>5.31496063</text:p>
          </table:table-cell>
          <table:table-cell office:value-type="float" office:value="0.13500000000000001" table:formula="of:=0.0254*[.D114]" table:style-name="ce1">
            <text:p>0.135</text:p>
          </table:table-cell>
          <table:table-cell office:value-type="float" office:value="100000.65" table:formula="of:=[.$J$3]-[.$J$1]*[.$J$2]*[.E114]" table:style-name="ce1">
            <text:p>100000.6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.3307086614173196" table:style-name="ce1">
            <text:p>4.330708661</text:p>
          </table:table-cell>
          <table:table-cell office:value-type="float" office:value="0.10999999999999992" table:formula="of:=0.0254*[.D115]" table:style-name="ce1">
            <text:p>0.11</text:p>
          </table:table-cell>
          <table:table-cell office:value-type="float" office:value="100245.9" table:formula="of:=[.$J$3]-[.$J$1]*[.$J$2]*[.E115]" table:style-name="ce1">
            <text:p>100245.9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3.9370078740157499" table:style-name="ce1">
            <text:p>3.937007874</text:p>
          </table:table-cell>
          <table:table-cell office:value-type="float" office:value="0.10000000000000005" table:formula="of:=0.0254*[.D116]" table:style-name="ce1">
            <text:p>0.1</text:p>
          </table:table-cell>
          <table:table-cell office:value-type="float" office:value="100344" table:formula="of:=[.$J$3]-[.$J$1]*[.$J$2]*[.E116]" table:style-name="ce1">
            <text:p>100344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3.54330708661417" table:style-name="ce1">
            <text:p>3.543307087</text:p>
          </table:table-cell>
          <table:table-cell office:value-type="float" office:value="8.9999999999999913E-2" table:formula="of:=0.0254*[.D117]" table:style-name="ce1">
            <text:p>0.09</text:p>
          </table:table-cell>
          <table:table-cell office:value-type="float" office:value="100442.1" table:formula="of:=[.$J$3]-[.$J$1]*[.$J$2]*[.E117]" table:style-name="ce1">
            <text:p>100442.1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.9527559055118102" table:style-name="ce1">
            <text:p>2.952755906</text:p>
          </table:table-cell>
          <table:table-cell office:value-type="float" office:value="7.4999999999999983E-2" table:formula="of:=0.0254*[.D118]" table:style-name="ce1">
            <text:p>0.075</text:p>
          </table:table-cell>
          <table:table-cell office:value-type="float" office:value="100589.25" table:formula="of:=[.$J$3]-[.$J$1]*[.$J$2]*[.E118]" table:style-name="ce1">
            <text:p>100589.2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.7716535433070899" table:style-name="ce1">
            <text:p>1.771653543</text:p>
          </table:table-cell>
          <table:table-cell office:value-type="float" office:value="4.5000000000000082E-2" table:formula="of:=0.0254*[.D119]" table:style-name="ce1">
            <text:p>0.045</text:p>
          </table:table-cell>
          <table:table-cell office:value-type="float" office:value="100883.55" table:formula="of:=[.$J$3]-[.$J$1]*[.$J$2]*[.E119]" table:style-name="ce1">
            <text:p>100883.5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.7716535433070899" table:style-name="ce1">
            <text:p>1.771653543</text:p>
          </table:table-cell>
          <table:table-cell office:value-type="float" office:value="4.5000000000000082E-2" table:formula="of:=0.0254*[.D120]" table:style-name="ce1">
            <text:p>0.045</text:p>
          </table:table-cell>
          <table:table-cell office:value-type="float" office:value="100883.55" table:formula="of:=[.$J$3]-[.$J$1]*[.$J$2]*[.E120]" table:style-name="ce1">
            <text:p>100883.5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1.9685039370078701" table:style-name="ce1">
            <text:p>1.968503937</text:p>
          </table:table-cell>
          <table:table-cell office:value-type="float" office:value="4.9999999999999899E-2" table:formula="of:=0.0254*[.D121]" table:style-name="ce1">
            <text:p>0.05</text:p>
          </table:table-cell>
          <table:table-cell office:value-type="float" office:value="100834.5" table:formula="of:=[.$J$3]-[.$J$1]*[.$J$2]*[.E121]" table:style-name="ce1">
            <text:p>100834.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1.9685039370078701" table:style-name="ce1">
            <text:p>1.968503937</text:p>
          </table:table-cell>
          <table:table-cell office:value-type="float" office:value="4.9999999999999899E-2" table:formula="of:=0.0254*[.D122]" table:style-name="ce1">
            <text:p>0.05</text:p>
          </table:table-cell>
          <table:table-cell office:value-type="float" office:value="100834.5" table:formula="of:=[.$J$3]-[.$J$1]*[.$J$2]*[.E122]" table:style-name="ce1">
            <text:p>100834.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2.36220472440945" table:style-name="ce1">
            <text:p>2.362204724</text:p>
          </table:table-cell>
          <table:table-cell office:value-type="float" office:value="6.0000000000000026E-2" table:formula="of:=0.0254*[.D123]" table:style-name="ce1">
            <text:p>0.06</text:p>
          </table:table-cell>
          <table:table-cell office:value-type="float" office:value="100736.4" table:formula="of:=[.$J$3]-[.$J$1]*[.$J$2]*[.E123]" table:style-name="ce1">
            <text:p>100736.4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0.0254*[.D124]" table:style-name="ce1">
            <text:p>0.055</text:p>
          </table:table-cell>
          <table:table-cell office:value-type="float" office:value="100785.45" table:formula="of:=[.$J$3]-[.$J$1]*[.$J$2]*[.E124]" table:style-name="ce1">
            <text:p>100785.4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0.0254*[.D125]" table:style-name="ce1">
            <text:p>0.055</text:p>
          </table:table-cell>
          <table:table-cell office:value-type="float" office:value="100785.45" table:formula="of:=[.$J$3]-[.$J$1]*[.$J$2]*[.E125]" table:style-name="ce1">
            <text:p>100785.4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2.5590551181102401" table:style-name="ce1">
            <text:p>2.559055118</text:p>
          </table:table-cell>
          <table:table-cell office:value-type="float" office:value="6.5000000000000099E-2" table:formula="of:=0.0254*[.D126]" table:style-name="ce1">
            <text:p>0.065</text:p>
          </table:table-cell>
          <table:table-cell office:value-type="float" office:value="100687.35" table:formula="of:=[.$J$3]-[.$J$1]*[.$J$2]*[.E126]" table:style-name="ce1">
            <text:p>100687.3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8.0708661417322798" table:style-name="ce1">
            <text:p>8.070866142</text:p>
          </table:table-cell>
          <table:table-cell office:value-type="float" office:value="0.2049999999999999" table:formula="of:=0.0254*[.D127]" table:style-name="ce1">
            <text:p>0.205</text:p>
          </table:table-cell>
          <table:table-cell office:value-type="float" office:value="99313.95" table:formula="of:=[.$J$3]-[.$J$1]*[.$J$2]*[.E127]" table:style-name="ce1">
            <text:p>99313.9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6.4960629921259798" table:style-name="ce1">
            <text:p>6.496062992</text:p>
          </table:table-cell>
          <table:table-cell office:value-type="float" office:value="0.16499999999999987" table:formula="of:=0.0254*[.D128]" table:style-name="ce1">
            <text:p>0.165</text:p>
          </table:table-cell>
          <table:table-cell office:value-type="float" office:value="99706.35" table:formula="of:=[.$J$3]-[.$J$1]*[.$J$2]*[.E128]" table:style-name="ce1">
            <text:p>99706.3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8.0708661417322798" table:style-name="ce1">
            <text:p>8.070866142</text:p>
          </table:table-cell>
          <table:table-cell office:value-type="float" office:value="0.2049999999999999" table:formula="of:=0.0254*[.D129]" table:style-name="ce1">
            <text:p>0.205</text:p>
          </table:table-cell>
          <table:table-cell office:value-type="float" office:value="99313.95" table:formula="of:=[.$J$3]-[.$J$1]*[.$J$2]*[.E129]" table:style-name="ce1">
            <text:p>99313.9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7.2834645669291298" table:style-name="ce1">
            <text:p>7.283464567</text:p>
          </table:table-cell>
          <table:table-cell office:value-type="float" office:value="0.18499999999999989" table:formula="of:=0.0254*[.D130]" table:style-name="ce1">
            <text:p>0.185</text:p>
          </table:table-cell>
          <table:table-cell office:value-type="float" office:value="99510.15" table:formula="of:=[.$J$3]-[.$J$1]*[.$J$2]*[.E130]" table:style-name="ce1">
            <text:p>99510.1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5.9055118110236204" table:style-name="ce1">
            <text:p>5.905511811</text:p>
          </table:table-cell>
          <table:table-cell office:value-type="float" office:value="0.14999999999999997" table:formula="of:=0.0254*[.D131]" table:style-name="ce1">
            <text:p>0.15</text:p>
          </table:table-cell>
          <table:table-cell office:value-type="float" office:value="99853.5" table:formula="of:=[.$J$3]-[.$J$1]*[.$J$2]*[.E131]" table:style-name="ce1">
            <text:p>99853.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5.1181102362204696" table:style-name="ce1">
            <text:p>5.118110236</text:p>
          </table:table-cell>
          <table:table-cell office:value-type="float" office:value="0.12999999999999992" table:formula="of:=0.0254*[.D132]" table:style-name="ce1">
            <text:p>0.13</text:p>
          </table:table-cell>
          <table:table-cell office:value-type="float" office:value="100049.7" table:formula="of:=[.$J$3]-[.$J$1]*[.$J$2]*[.E132]" table:style-name="ce1">
            <text:p>100049.7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4.5275590551181102" table:style-name="ce1">
            <text:p>4.527559055</text:p>
          </table:table-cell>
          <table:table-cell office:value-type="float" office:value="0.11499999999999999" table:formula="of:=0.0254*[.D133]" table:style-name="ce1">
            <text:p>0.115</text:p>
          </table:table-cell>
          <table:table-cell office:value-type="float" office:value="100196.85" table:formula="of:=[.$J$3]-[.$J$1]*[.$J$2]*[.E133]" table:style-name="ce1">
            <text:p>100196.8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3.9370078740157499" table:style-name="ce1">
            <text:p>3.937007874</text:p>
          </table:table-cell>
          <table:table-cell office:value-type="float" office:value="0.10000000000000005" table:formula="of:=0.0254*[.D134]" table:style-name="ce1">
            <text:p>0.1</text:p>
          </table:table-cell>
          <table:table-cell office:value-type="float" office:value="100344" table:formula="of:=[.$J$3]-[.$J$1]*[.$J$2]*[.E134]" table:style-name="ce1">
            <text:p>100344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3.3464566929133901" table:style-name="ce1">
            <text:p>3.346456693</text:p>
          </table:table-cell>
          <table:table-cell office:value-type="float" office:value="8.5000000000000103E-2" table:formula="of:=0.0254*[.D135]" table:style-name="ce1">
            <text:p>0.085</text:p>
          </table:table-cell>
          <table:table-cell office:value-type="float" office:value="100491.15" table:formula="of:=[.$J$3]-[.$J$1]*[.$J$2]*[.E135]" table:style-name="ce1">
            <text:p>100491.1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2.9527559055118102" table:style-name="ce1">
            <text:p>2.952755906</text:p>
          </table:table-cell>
          <table:table-cell office:value-type="float" office:value="7.4999999999999983E-2" table:formula="of:=0.0254*[.D136]" table:style-name="ce1">
            <text:p>0.075</text:p>
          </table:table-cell>
          <table:table-cell office:value-type="float" office:value="100589.25" table:formula="of:=[.$J$3]-[.$J$1]*[.$J$2]*[.E136]" table:style-name="ce1">
            <text:p>100589.2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.78740157480314998" table:style-name="ce1">
            <text:p>0.787401575</text:p>
          </table:table-cell>
          <table:table-cell office:value-type="float" office:value="2.0000000000000007E-2" table:formula="of:=0.0254*[.D137]" table:style-name="ce1">
            <text:p>0.02</text:p>
          </table:table-cell>
          <table:table-cell office:value-type="float" office:value="101128.8" table:formula="of:=[.$J$3]-[.$J$1]*[.$J$2]*[.E137]" table:style-name="ce1">
            <text:p>101128.8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.1811023622047201" table:style-name="ce1">
            <text:p>1.181102362</text:p>
          </table:table-cell>
          <table:table-cell office:value-type="float" office:value="2.9999999999999888E-2" table:formula="of:=0.0254*[.D138]" table:style-name="ce1">
            <text:p>0.03</text:p>
          </table:table-cell>
          <table:table-cell office:value-type="float" office:value="101030.7" table:formula="of:=[.$J$3]-[.$J$1]*[.$J$2]*[.E138]" table:style-name="ce1">
            <text:p>101030.7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.5748031496063" table:style-name="ce1">
            <text:p>1.57480315</text:p>
          </table:table-cell>
          <table:table-cell office:value-type="float" office:value="4.0000000000000015E-2" table:formula="of:=0.0254*[.D139]" table:style-name="ce1">
            <text:p>0.04</text:p>
          </table:table-cell>
          <table:table-cell office:value-type="float" office:value="100932.6" table:formula="of:=[.$J$3]-[.$J$1]*[.$J$2]*[.E139]" table:style-name="ce1">
            <text:p>100932.6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.7716535433070899" table:style-name="ce1">
            <text:p>1.771653543</text:p>
          </table:table-cell>
          <table:table-cell office:value-type="float" office:value="4.5000000000000082E-2" table:formula="of:=0.0254*[.D140]" table:style-name="ce1">
            <text:p>0.045</text:p>
          </table:table-cell>
          <table:table-cell office:value-type="float" office:value="100883.55" table:formula="of:=[.$J$3]-[.$J$1]*[.$J$2]*[.E140]" table:style-name="ce1">
            <text:p>100883.5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.9685039370078701" table:style-name="ce1">
            <text:p>1.968503937</text:p>
          </table:table-cell>
          <table:table-cell office:value-type="float" office:value="4.9999999999999899E-2" table:formula="of:=0.0254*[.D141]" table:style-name="ce1">
            <text:p>0.05</text:p>
          </table:table-cell>
          <table:table-cell office:value-type="float" office:value="100834.5" table:formula="of:=[.$J$3]-[.$J$1]*[.$J$2]*[.E141]" table:style-name="ce1">
            <text:p>100834.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.9685039370078701" table:style-name="ce1">
            <text:p>1.968503937</text:p>
          </table:table-cell>
          <table:table-cell office:value-type="float" office:value="4.9999999999999899E-2" table:formula="of:=0.0254*[.D142]" table:style-name="ce1">
            <text:p>0.05</text:p>
          </table:table-cell>
          <table:table-cell office:value-type="float" office:value="100834.5" table:formula="of:=[.$J$3]-[.$J$1]*[.$J$2]*[.E142]" table:style-name="ce1">
            <text:p>100834.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0.0254*[.D143]" table:style-name="ce1">
            <text:p>0.055</text:p>
          </table:table-cell>
          <table:table-cell office:value-type="float" office:value="100785.45" table:formula="of:=[.$J$3]-[.$J$1]*[.$J$2]*[.E143]" table:style-name="ce1">
            <text:p>100785.4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2.36220472440945" table:style-name="ce1">
            <text:p>2.362204724</text:p>
          </table:table-cell>
          <table:table-cell office:value-type="float" office:value="6.0000000000000026E-2" table:formula="of:=0.0254*[.D144]" table:style-name="ce1">
            <text:p>0.06</text:p>
          </table:table-cell>
          <table:table-cell office:value-type="float" office:value="100736.4" table:formula="of:=[.$J$3]-[.$J$1]*[.$J$2]*[.E144]" table:style-name="ce1">
            <text:p>100736.4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8.4645669291338592" table:style-name="ce1">
            <text:p>8.464566929</text:p>
          </table:table-cell>
          <table:table-cell office:value-type="float" office:value="0.21500000000000002" table:formula="of:=0.0254*[.D145]" table:style-name="ce1">
            <text:p>0.215</text:p>
          </table:table-cell>
          <table:table-cell office:value-type="float" office:value="99215.85" table:formula="of:=[.$J$3]-[.$J$1]*[.$J$2]*[.E145]" table:style-name="ce1">
            <text:p>99215.8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8.0708661417322798" table:style-name="ce1">
            <text:p>8.070866142</text:p>
          </table:table-cell>
          <table:table-cell office:value-type="float" office:value="0.2049999999999999" table:formula="of:=0.0254*[.D146]" table:style-name="ce1">
            <text:p>0.205</text:p>
          </table:table-cell>
          <table:table-cell office:value-type="float" office:value="99313.95" table:formula="of:=[.$J$3]-[.$J$1]*[.$J$2]*[.E146]" table:style-name="ce1">
            <text:p>99313.9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6.6929133858267704" table:style-name="ce1">
            <text:p>6.692913386</text:p>
          </table:table-cell>
          <table:table-cell office:value-type="float" office:value="0.16999999999999996" table:formula="of:=0.0254*[.D147]" table:style-name="ce1">
            <text:p>0.17</text:p>
          </table:table-cell>
          <table:table-cell office:value-type="float" office:value="99657.3" table:formula="of:=[.$J$3]-[.$J$1]*[.$J$2]*[.E147]" table:style-name="ce1">
            <text:p>99657.3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4.1338582677165396" table:style-name="ce1">
            <text:p>4.133858268</text:p>
          </table:table-cell>
          <table:table-cell office:value-type="float" office:value="0.10500000000000011" table:formula="of:=0.0254*[.D148]" table:style-name="ce1">
            <text:p>0.105</text:p>
          </table:table-cell>
          <table:table-cell office:value-type="float" office:value="100294.95" table:formula="of:=[.$J$3]-[.$J$1]*[.$J$2]*[.E148]" table:style-name="ce1">
            <text:p>100294.9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3.54330708661417" table:style-name="ce1">
            <text:p>3.543307087</text:p>
          </table:table-cell>
          <table:table-cell office:value-type="float" office:value="8.9999999999999913E-2" table:formula="of:=0.0254*[.D149]" table:style-name="ce1">
            <text:p>0.09</text:p>
          </table:table-cell>
          <table:table-cell office:value-type="float" office:value="100442.1" table:formula="of:=[.$J$3]-[.$J$1]*[.$J$2]*[.E149]" table:style-name="ce1">
            <text:p>100442.1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3.54330708661417" table:style-name="ce1">
            <text:p>3.543307087</text:p>
          </table:table-cell>
          <table:table-cell office:value-type="float" office:value="8.9999999999999913E-2" table:formula="of:=0.0254*[.D150]" table:style-name="ce1">
            <text:p>0.09</text:p>
          </table:table-cell>
          <table:table-cell office:value-type="float" office:value="100442.1" table:formula="of:=[.$J$3]-[.$J$1]*[.$J$2]*[.E150]" table:style-name="ce1">
            <text:p>100442.1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3.54330708661417" table:style-name="ce1">
            <text:p>3.543307087</text:p>
          </table:table-cell>
          <table:table-cell office:value-type="float" office:value="8.9999999999999913E-2" table:formula="of:=0.0254*[.D151]" table:style-name="ce1">
            <text:p>0.09</text:p>
          </table:table-cell>
          <table:table-cell office:value-type="float" office:value="100442.1" table:formula="of:=[.$J$3]-[.$J$1]*[.$J$2]*[.E151]" table:style-name="ce1">
            <text:p>100442.1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3.54330708661417" table:style-name="ce1">
            <text:p>3.543307087</text:p>
          </table:table-cell>
          <table:table-cell office:value-type="float" office:value="8.9999999999999913E-2" table:formula="of:=0.0254*[.D152]" table:style-name="ce1">
            <text:p>0.09</text:p>
          </table:table-cell>
          <table:table-cell office:value-type="float" office:value="100442.1" table:formula="of:=[.$J$3]-[.$J$1]*[.$J$2]*[.E152]" table:style-name="ce1">
            <text:p>100442.1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3.6220472440944902" table:style-name="ce1">
            <text:p>3.622047244</text:p>
          </table:table-cell>
          <table:table-cell office:value-type="float" office:value="9.2000000000000054E-2" table:formula="of:=0.0254*[.D153]" table:style-name="ce1">
            <text:p>0.092</text:p>
          </table:table-cell>
          <table:table-cell office:value-type="float" office:value="100422.48" table:formula="of:=[.$J$3]-[.$J$1]*[.$J$2]*[.E153]" table:style-name="ce1">
            <text:p>100422.48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3.7007874015748001" table:style-name="ce1">
            <text:p>3.700787402</text:p>
          </table:table-cell>
          <table:table-cell office:value-type="float" office:value="9.3999999999999917E-2" table:formula="of:=0.0254*[.D154]" table:style-name="ce1">
            <text:p>0.094</text:p>
          </table:table-cell>
          <table:table-cell office:value-type="float" office:value="100402.86" table:formula="of:=[.$J$3]-[.$J$1]*[.$J$2]*[.E154]" table:style-name="ce1">
            <text:p>100402.86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0.196850393700787" table:style-name="ce1">
            <text:p>0.196850394</text:p>
          </table:table-cell>
          <table:table-cell office:value-type="float" office:value="4.9999999999999897E-3" table:formula="of:=0.0254*[.D155]" table:style-name="ce1">
            <text:p>0.005</text:p>
          </table:table-cell>
          <table:table-cell office:value-type="float" office:value="101275.95" table:formula="of:=[.$J$3]-[.$J$1]*[.$J$2]*[.E155]" table:style-name="ce1">
            <text:p>101275.9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0.59055118110236204" table:style-name="ce1">
            <text:p>0.590551181</text:p>
          </table:table-cell>
          <table:table-cell office:value-type="float" office:value="1.4999999999999996E-2" table:formula="of:=0.0254*[.D156]" table:style-name="ce1">
            <text:p>0.015</text:p>
          </table:table-cell>
          <table:table-cell office:value-type="float" office:value="101177.85" table:formula="of:=[.$J$3]-[.$J$1]*[.$J$2]*[.E156]" table:style-name="ce1">
            <text:p>101177.8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0.98425196850393704" table:style-name="ce1">
            <text:p>0.984251969</text:p>
          </table:table-cell>
          <table:table-cell office:value-type="float" office:value="2.5000000000000001E-2" table:formula="of:=0.0254*[.D157]" table:style-name="ce1">
            <text:p>0.025</text:p>
          </table:table-cell>
          <table:table-cell office:value-type="float" office:value="101079.75" table:formula="of:=[.$J$3]-[.$J$1]*[.$J$2]*[.E157]" table:style-name="ce1">
            <text:p>101079.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1.37795275590551" table:style-name="ce1">
            <text:p>1.377952756</text:p>
          </table:table-cell>
          <table:table-cell office:value-type="float" office:value="3.4999999999999955E-2" table:formula="of:=0.0254*[.D158]" table:style-name="ce1">
            <text:p>0.035</text:p>
          </table:table-cell>
          <table:table-cell office:value-type="float" office:value="100981.65" table:formula="of:=[.$J$3]-[.$J$1]*[.$J$2]*[.E158]" table:style-name="ce1">
            <text:p>100981.6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.5748031496063" table:style-name="ce1">
            <text:p>1.57480315</text:p>
          </table:table-cell>
          <table:table-cell office:value-type="float" office:value="4.0000000000000015E-2" table:formula="of:=0.0254*[.D159]" table:style-name="ce1">
            <text:p>0.04</text:p>
          </table:table-cell>
          <table:table-cell office:value-type="float" office:value="100932.6" table:formula="of:=[.$J$3]-[.$J$1]*[.$J$2]*[.E159]" table:style-name="ce1">
            <text:p>100932.6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.7716535433070899" table:style-name="ce1">
            <text:p>1.771653543</text:p>
          </table:table-cell>
          <table:table-cell office:value-type="float" office:value="4.5000000000000082E-2" table:formula="of:=0.0254*[.D160]" table:style-name="ce1">
            <text:p>0.045</text:p>
          </table:table-cell>
          <table:table-cell office:value-type="float" office:value="100883.55" table:formula="of:=[.$J$3]-[.$J$1]*[.$J$2]*[.E160]" table:style-name="ce1">
            <text:p>100883.5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.9685039370078701" table:style-name="ce1">
            <text:p>1.968503937</text:p>
          </table:table-cell>
          <table:table-cell office:value-type="float" office:value="4.9999999999999899E-2" table:formula="of:=0.0254*[.D161]" table:style-name="ce1">
            <text:p>0.05</text:p>
          </table:table-cell>
          <table:table-cell office:value-type="float" office:value="100834.5" table:formula="of:=[.$J$3]-[.$J$1]*[.$J$2]*[.E161]" table:style-name="ce1">
            <text:p>100834.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0.0254*[.D162]" table:style-name="ce1">
            <text:p>0.055</text:p>
          </table:table-cell>
          <table:table-cell office:value-type="float" office:value="100785.45" table:formula="of:=[.$J$3]-[.$J$1]*[.$J$2]*[.E162]" table:style-name="ce1">
            <text:p>100785.4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6.6929133858267704" table:style-name="ce1">
            <text:p>6.692913386</text:p>
          </table:table-cell>
          <table:table-cell office:value-type="float" office:value="0.16999999999999996" table:formula="of:=0.0254*[.D163]" table:style-name="ce1">
            <text:p>0.17</text:p>
          </table:table-cell>
          <table:table-cell office:value-type="float" office:value="99657.3" table:formula="of:=[.$J$3]-[.$J$1]*[.$J$2]*[.E163]" table:style-name="ce1">
            <text:p>99657.3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3.1496062992125999" table:style-name="ce1">
            <text:p>3.149606299</text:p>
          </table:table-cell>
          <table:table-cell office:value-type="float" office:value="8.0000000000000029E-2" table:formula="of:=0.0254*[.D164]" table:style-name="ce1">
            <text:p>0.08</text:p>
          </table:table-cell>
          <table:table-cell office:value-type="float" office:value="100540.2" table:formula="of:=[.$J$3]-[.$J$1]*[.$J$2]*[.E164]" table:style-name="ce1">
            <text:p>100540.2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4.1338582677165396" table:style-name="ce1">
            <text:p>4.133858268</text:p>
          </table:table-cell>
          <table:table-cell office:value-type="float" office:value="0.10500000000000011" table:formula="of:=0.0254*[.D165]" table:style-name="ce1">
            <text:p>0.105</text:p>
          </table:table-cell>
          <table:table-cell office:value-type="float" office:value="100294.95" table:formula="of:=[.$J$3]-[.$J$1]*[.$J$2]*[.E165]" table:style-name="ce1">
            <text:p>100294.9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4.1338582677165396" table:style-name="ce1">
            <text:p>4.133858268</text:p>
          </table:table-cell>
          <table:table-cell office:value-type="float" office:value="0.10500000000000011" table:formula="of:=0.0254*[.D166]" table:style-name="ce1">
            <text:p>0.105</text:p>
          </table:table-cell>
          <table:table-cell office:value-type="float" office:value="100294.95" table:formula="of:=[.$J$3]-[.$J$1]*[.$J$2]*[.E166]" table:style-name="ce1">
            <text:p>100294.9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4.1338582677165396" table:style-name="ce1">
            <text:p>4.133858268</text:p>
          </table:table-cell>
          <table:table-cell office:value-type="float" office:value="0.10500000000000011" table:formula="of:=0.0254*[.D167]" table:style-name="ce1">
            <text:p>0.105</text:p>
          </table:table-cell>
          <table:table-cell office:value-type="float" office:value="100294.95" table:formula="of:=[.$J$3]-[.$J$1]*[.$J$2]*[.E167]" table:style-name="ce1">
            <text:p>100294.9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4.1338582677165396" table:style-name="ce1">
            <text:p>4.133858268</text:p>
          </table:table-cell>
          <table:table-cell office:value-type="float" office:value="0.10500000000000011" table:formula="of:=0.0254*[.D168]" table:style-name="ce1">
            <text:p>0.105</text:p>
          </table:table-cell>
          <table:table-cell office:value-type="float" office:value="100294.95" table:formula="of:=[.$J$3]-[.$J$1]*[.$J$2]*[.E168]" table:style-name="ce1">
            <text:p>100294.9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4.1338582677165396" table:style-name="ce1">
            <text:p>4.133858268</text:p>
          </table:table-cell>
          <table:table-cell office:value-type="float" office:value="0.10500000000000011" table:formula="of:=0.0254*[.D169]" table:style-name="ce1">
            <text:p>0.105</text:p>
          </table:table-cell>
          <table:table-cell office:value-type="float" office:value="100294.95" table:formula="of:=[.$J$3]-[.$J$1]*[.$J$2]*[.E169]" table:style-name="ce1">
            <text:p>100294.9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4.3307086614173196" table:style-name="ce1">
            <text:p>4.330708661</text:p>
          </table:table-cell>
          <table:table-cell office:value-type="float" office:value="0.10999999999999992" table:formula="of:=0.0254*[.D170]" table:style-name="ce1">
            <text:p>0.11</text:p>
          </table:table-cell>
          <table:table-cell office:value-type="float" office:value="100245.9" table:formula="of:=[.$J$3]-[.$J$1]*[.$J$2]*[.E170]" table:style-name="ce1">
            <text:p>100245.9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4.1338582677165396" table:style-name="ce1">
            <text:p>4.133858268</text:p>
          </table:table-cell>
          <table:table-cell office:value-type="float" office:value="0.10500000000000011" table:formula="of:=0.0254*[.D171]" table:style-name="ce1">
            <text:p>0.105</text:p>
          </table:table-cell>
          <table:table-cell office:value-type="float" office:value="100294.95" table:formula="of:=[.$J$3]-[.$J$1]*[.$J$2]*[.E171]" table:style-name="ce1">
            <text:p>100294.9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4.1338582677165396" table:style-name="ce1">
            <text:p>4.133858268</text:p>
          </table:table-cell>
          <table:table-cell office:value-type="float" office:value="0.10500000000000011" table:formula="of:=0.0254*[.D172]" table:style-name="ce1">
            <text:p>0.105</text:p>
          </table:table-cell>
          <table:table-cell office:value-type="float" office:value="100294.95" table:formula="of:=[.$J$3]-[.$J$1]*[.$J$2]*[.E172]" table:style-name="ce1">
            <text:p>100294.9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0.78740157480314998" table:style-name="ce1">
            <text:p>0.787401575</text:p>
          </table:table-cell>
          <table:table-cell office:value-type="float" office:value="2.0000000000000007E-2" table:formula="of:=0.0254*[.D173]" table:style-name="ce1">
            <text:p>0.02</text:p>
          </table:table-cell>
          <table:table-cell office:value-type="float" office:value="101128.8" table:formula="of:=[.$J$3]-[.$J$1]*[.$J$2]*[.E173]" table:style-name="ce1">
            <text:p>101128.8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1.1811023622047201" table:style-name="ce1">
            <text:p>1.181102362</text:p>
          </table:table-cell>
          <table:table-cell office:value-type="float" office:value="2.9999999999999888E-2" table:formula="of:=0.0254*[.D174]" table:style-name="ce1">
            <text:p>0.03</text:p>
          </table:table-cell>
          <table:table-cell office:value-type="float" office:value="101030.7" table:formula="of:=[.$J$3]-[.$J$1]*[.$J$2]*[.E174]" table:style-name="ce1">
            <text:p>101030.7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1.5748031496063" table:style-name="ce1">
            <text:p>1.57480315</text:p>
          </table:table-cell>
          <table:table-cell office:value-type="float" office:value="4.0000000000000015E-2" table:formula="of:=0.0254*[.D175]" table:style-name="ce1">
            <text:p>0.04</text:p>
          </table:table-cell>
          <table:table-cell office:value-type="float" office:value="100932.6" table:formula="of:=[.$J$3]-[.$J$1]*[.$J$2]*[.E175]" table:style-name="ce1">
            <text:p>100932.6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1.7716535433070899" table:style-name="ce1">
            <text:p>1.771653543</text:p>
          </table:table-cell>
          <table:table-cell office:value-type="float" office:value="4.5000000000000082E-2" table:formula="of:=0.0254*[.D176]" table:style-name="ce1">
            <text:p>0.045</text:p>
          </table:table-cell>
          <table:table-cell office:value-type="float" office:value="100883.55" table:formula="of:=[.$J$3]-[.$J$1]*[.$J$2]*[.E176]" table:style-name="ce1">
            <text:p>100883.5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0.0254*[.D177]" table:style-name="ce1">
            <text:p>0.055</text:p>
          </table:table-cell>
          <table:table-cell office:value-type="float" office:value="100785.45" table:formula="of:=[.$J$3]-[.$J$1]*[.$J$2]*[.E177]" table:style-name="ce1">
            <text:p>100785.4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2.36220472440945" table:style-name="ce1">
            <text:p>2.362204724</text:p>
          </table:table-cell>
          <table:table-cell office:value-type="float" office:value="6.0000000000000026E-2" table:formula="of:=0.0254*[.D178]" table:style-name="ce1">
            <text:p>0.06</text:p>
          </table:table-cell>
          <table:table-cell office:value-type="float" office:value="100736.4" table:formula="of:=[.$J$3]-[.$J$1]*[.$J$2]*[.E178]" table:style-name="ce1">
            <text:p>100736.4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2.5590551181102401" table:style-name="ce1">
            <text:p>2.559055118</text:p>
          </table:table-cell>
          <table:table-cell office:value-type="float" office:value="6.5000000000000099E-2" table:formula="of:=0.0254*[.D179]" table:style-name="ce1">
            <text:p>0.065</text:p>
          </table:table-cell>
          <table:table-cell office:value-type="float" office:value="100687.35" table:formula="of:=[.$J$3]-[.$J$1]*[.$J$2]*[.E179]" table:style-name="ce1">
            <text:p>100687.3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2.7559055118110201" table:style-name="ce1">
            <text:p>2.755905512</text:p>
          </table:table-cell>
          <table:table-cell office:value-type="float" office:value="6.999999999999991E-2" table:formula="of:=0.0254*[.D180]" table:style-name="ce1">
            <text:p>0.07</text:p>
          </table:table-cell>
          <table:table-cell office:value-type="float" office:value="100638.3" table:formula="of:=[.$J$3]-[.$J$1]*[.$J$2]*[.E180]" table:style-name="ce1">
            <text:p>100638.3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4.3307086614173196" table:style-name="ce1">
            <text:p>4.330708661</text:p>
          </table:table-cell>
          <table:table-cell office:value-type="float" office:value="0.10999999999999992" table:formula="of:=0.0254*[.D181]" table:style-name="ce1">
            <text:p>0.11</text:p>
          </table:table-cell>
          <table:table-cell office:value-type="float" office:value="100245.9" table:formula="of:=[.$J$3]-[.$J$1]*[.$J$2]*[.E181]" table:style-name="ce1">
            <text:p>100245.9</text:p>
          </table:table-cell>
          <table:table-cell table:number-columns-repeated="16378"/>
        </table:table-row>
        <table:table-row table:number-rows-repeated="1048395" table:style-name="ro1">
          <table:table-cell table:number-columns-repeated="16384"/>
        </table:table-row>
      </table:table>
      <table:table table:name="group_4" table:style-name="ta1"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21" table:default-cell-style-name="ce1"/>
        <table:table-column table:style-name="co3" table:number-columns-repeated="16358" table:default-cell-style-name="ce1"/>
        <table:table-row table:style-name="ro1">
          <table:table-cell office:value-type="string" table:style-name="ce1">
            <text:p>Velocity [MPH]</text:p>
          </table:table-cell>
          <table:table-cell office:value-type="string" table:style-name="ce1">
            <text:p>Angle of Attack</text:p>
          </table:table-cell>
          <table:table-cell office:value-type="string" table:style-name="ce1">
            <text:p>Port Number</text:p>
          </table:table-cell>
          <table:table-cell office:value-type="string" table:style-name="ce1">
            <text:p>Manometer Reading [in]</text:p>
          </table:table-cell>
          <table:table-cell office:value-type="string" table:style-name="ce1">
            <text:p>Manometer Reading [m]</text:p>
          </table:table-cell>
          <table:table-cell office:value-type="string" table:style-name="ce1">
            <text:p>Pressure [psi]</text:p>
          </table:table-cell>
          <table:table-cell office:value-type="string" table:style-name="ce1">
            <text:p>Cd</text:p>
          </table:table-cell>
          <table:table-cell table:style-name="ce1"/>
          <table:table-cell office:value-type="string" table:style-name="ce1">
            <text:p>Density of H2O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lbf/in^3</text:p>
          </table:table-cell>
          <table:table-cell table:number-columns-repeated="6" table:style-name="ce1"/>
          <table:table-cell office:value-type="string" table:style-name="ce1">
            <text:p>Vel</text:p>
          </table:table-cell>
          <table:table-cell office:value-type="float" office:value="45" table:style-name="ce1">
            <text:p>45</text:p>
          </table:table-cell>
          <table:table-cell table:number-columns-repeated="16365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.1496062992125999" table:style-name="ce1">
            <text:p>3.149606299</text:p>
          </table:table-cell>
          <table:table-cell office:value-type="float" office:value="8.0000000000000029E-2" table:formula="of:=[.D2]*0.0254" table:style-name="ce1">
            <text:p>0.08</text:p>
          </table:table-cell>
          <table:table-cell office:value-type="float" office:value="100540.2" table:formula="of:=[.$J$3]-[.$J$1]*[.$J$2]*[.E2]" table:style-name="ce1">
            <text:p>100540.2</text:p>
          </table:table-cell>
          <table:table-cell table:number-columns-repeated="2" table:style-name="ce1"/>
          <table:table-cell office:value-type="string" table:style-name="ce1">
            <text:p>Gravity</text:p>
          </table:table-cell>
          <table:table-cell office:value-type="float" office:value="9.81" table:style-name="ce1">
            <text:p>9.81</text:p>
          </table:table-cell>
          <table:table-cell office:value-type="string" table:style-name="ce1">
            <text:p>in/s^2</text:p>
          </table:table-cell>
          <table:table-cell table:number-columns-repeated="6" table:style-name="ce1"/>
          <table:table-cell office:value-type="string" table:style-name="ce1">
            <text:p>Angle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.5118110236220499" table:style-name="ce1">
            <text:p>5.511811024</text:p>
          </table:table-cell>
          <table:table-cell office:value-type="float" office:value="0.14000000000000007" table:formula="of:=[.D3]*0.0254" table:style-name="ce1">
            <text:p>0.14</text:p>
          </table:table-cell>
          <table:table-cell office:value-type="float" office:value="99951.6" table:formula="of:=[.$J$3]-[.$J$1]*[.$J$2]*[.E3]" table:style-name="ce1">
            <text:p>99951.6</text:p>
          </table:table-cell>
          <table:table-cell table:number-columns-repeated="2" table:style-name="ce1"/>
          <table:table-cell office:value-type="string" table:style-name="ce1">
            <text:p>A</text:p>
          </table:table-cell>
          <table:table-cell office:value-type="float" office:value="101325" table:style-name="ce1">
            <text:p>101325</text:p>
          </table:table-cell>
          <table:table-cell office:value-type="string" table:style-name="ce1">
            <text:p>in^2</text:p>
          </table:table-cell>
          <table:table-cell table:number-columns-repeated="6" table:style-name="ce1"/>
          <table:table-cell office:value-type="string" table:style-name="ce4">
            <text:p>Pressure Ports</text:p>
          </table:table-cell>
          <table:table-cell office:value-type="string" table:style-name="ce4">
            <text:p>Height (mm)</text:p>
          </table:table-cell>
          <table:table-cell office:value-type="string" table:style-name="ce4">
            <text:p>Height (mm)</text:p>
          </table:table-cell>
          <table:table-cell office:value-type="string" table:style-name="ce4">
            <text:p>Height (mm)</text:p>
          </table:table-cell>
          <table:table-cell office:value-type="string" table:style-name="ce4">
            <text:p>Height (mm)</text:p>
          </table:table-cell>
          <table:table-cell office:value-type="string" table:style-name="ce4">
            <text:p>Height (mm)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.7086614173228298" table:style-name="ce1">
            <text:p>5.708661417</text:p>
          </table:table-cell>
          <table:table-cell office:value-type="float" office:value="0.14499999999999988" table:formula="of:=[.D4]*0.0254" table:style-name="ce1">
            <text:p>0.145</text:p>
          </table:table-cell>
          <table:table-cell office:value-type="float" office:value="99902.55" table:formula="of:=[.$J$3]-[.$J$1]*[.$J$2]*[.E4]" table:style-name="ce1">
            <text:p>99902.55</text:p>
          </table:table-cell>
          <table:table-cell table:number-columns-repeated="2" table:style-name="ce1"/>
          <table:table-cell office:value-type="string" table:style-name="ce1">
            <text:p>mph→in/s</text:p>
          </table:table-cell>
          <table:table-cell office:value-type="float" office:value="17.600020000000001" table:style-name="ce1">
            <text:p>17.60002</text:p>
          </table:table-cell>
          <table:table-cell table:number-columns-repeated="7" table:style-name="ce1"/>
          <table:table-cell office:value-type="float" office:value="1" table:style-name="ce4">
            <text:p>1</text:p>
          </table:table-cell>
          <table:table-cell office:value-type="float" office:value="80" table:style-name="ce4">
            <text:p>80</text:p>
          </table:table-cell>
          <table:table-cell office:value-type="float" office:value="100" table:style-name="ce4">
            <text:p>100</text:p>
          </table:table-cell>
          <table:table-cell office:value-type="float" office:value="162" table:style-name="ce4">
            <text:p>162</text:p>
          </table:table-cell>
          <table:table-cell office:value-type="float" office:value="190" table:style-name="ce4">
            <text:p>190</text:p>
          </table:table-cell>
          <table:table-cell office:value-type="float" office:value="125" table:style-name="ce4">
            <text:p>125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.3937007874015803" table:style-name="ce1">
            <text:p>5.393700787</text:p>
          </table:table-cell>
          <table:table-cell office:value-type="float" office:value="0.13700000000000012" table:formula="of:=[.D5]*0.0254" table:style-name="ce1">
            <text:p>0.137</text:p>
          </table:table-cell>
          <table:table-cell office:value-type="float" office:value="99981.03" table:formula="of:=[.$J$3]-[.$J$1]*[.$J$2]*[.E5]" table:style-name="ce1">
            <text:p>99981.03</text:p>
          </table:table-cell>
          <table:table-cell table:number-columns-repeated="11" table:style-name="ce1"/>
          <table:table-cell office:value-type="float" office:value="2" table:style-name="ce4">
            <text:p>2</text:p>
          </table:table-cell>
          <table:table-cell office:value-type="float" office:value="140" table:style-name="ce4">
            <text:p>140</text:p>
          </table:table-cell>
          <table:table-cell office:value-type="float" office:value="165" table:style-name="ce4">
            <text:p>165</text:p>
          </table:table-cell>
          <table:table-cell office:value-type="float" office:value="182" table:style-name="ce4">
            <text:p>182</text:p>
          </table:table-cell>
          <table:table-cell office:value-type="float" office:value="173" table:style-name="ce4">
            <text:p>173</text:p>
          </table:table-cell>
          <table:table-cell office:value-type="float" office:value="138" table:style-name="ce4">
            <text:p>138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.23622047244094" table:style-name="ce1">
            <text:p>5.236220472</text:p>
          </table:table-cell>
          <table:table-cell office:value-type="float" office:value="0.13299999999999987" table:formula="of:=[.D6]*0.0254" table:style-name="ce1">
            <text:p>0.133</text:p>
          </table:table-cell>
          <table:table-cell office:value-type="float" office:value="100020.27" table:formula="of:=[.$J$3]-[.$J$1]*[.$J$2]*[.E6]" table:style-name="ce1">
            <text:p>100020.27</text:p>
          </table:table-cell>
          <table:table-cell table:number-columns-repeated="11" table:style-name="ce1"/>
          <table:table-cell office:value-type="float" office:value="3" table:style-name="ce4">
            <text:p>3</text:p>
          </table:table-cell>
          <table:table-cell office:value-type="float" office:value="145" table:style-name="ce4">
            <text:p>145</text:p>
          </table:table-cell>
          <table:table-cell office:value-type="float" office:value="158" table:style-name="ce4">
            <text:p>158</text:p>
          </table:table-cell>
          <table:table-cell office:value-type="float" office:value="175" table:style-name="ce4">
            <text:p>175</text:p>
          </table:table-cell>
          <table:table-cell office:value-type="float" office:value="144" table:style-name="ce4">
            <text:p>144</text:p>
          </table:table-cell>
          <table:table-cell office:value-type="float" office:value="137" table:style-name="ce4">
            <text:p>137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5.1968503937007897" table:style-name="ce1">
            <text:p>5.196850394</text:p>
          </table:table-cell>
          <table:table-cell office:value-type="float" office:value="0.13200000000000006" table:formula="of:=[.D7]*0.0254" table:style-name="ce1">
            <text:p>0.132</text:p>
          </table:table-cell>
          <table:table-cell office:value-type="float" office:value="100030.08" table:formula="of:=[.$J$3]-[.$J$1]*[.$J$2]*[.E7]" table:style-name="ce1">
            <text:p>100030.08</text:p>
          </table:table-cell>
          <table:table-cell table:number-columns-repeated="11" table:style-name="ce1"/>
          <table:table-cell office:value-type="float" office:value="4" table:style-name="ce4">
            <text:p>4</text:p>
          </table:table-cell>
          <table:table-cell office:value-type="float" office:value="137" table:style-name="ce4">
            <text:p>137</text:p>
          </table:table-cell>
          <table:table-cell office:value-type="float" office:value="150" table:style-name="ce4">
            <text:p>150</text:p>
          </table:table-cell>
          <table:table-cell office:value-type="float" office:value="155" table:style-name="ce4">
            <text:p>155</text:p>
          </table:table-cell>
          <table:table-cell office:value-type="float" office:value="131" table:style-name="ce4">
            <text:p>131</text:p>
          </table:table-cell>
          <table:table-cell office:value-type="float" office:value="136" table:style-name="ce4">
            <text:p>136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5.23622047244094" table:style-name="ce1">
            <text:p>5.236220472</text:p>
          </table:table-cell>
          <table:table-cell office:value-type="float" office:value="0.13299999999999987" table:formula="of:=[.D8]*0.0254" table:style-name="ce1">
            <text:p>0.133</text:p>
          </table:table-cell>
          <table:table-cell office:value-type="float" office:value="100020.27" table:formula="of:=[.$J$3]-[.$J$1]*[.$J$2]*[.E8]" table:style-name="ce1">
            <text:p>100020.27</text:p>
          </table:table-cell>
          <table:table-cell table:number-columns-repeated="11" table:style-name="ce1"/>
          <table:table-cell office:value-type="float" office:value="5" table:style-name="ce4">
            <text:p>5</text:p>
          </table:table-cell>
          <table:table-cell office:value-type="float" office:value="133" table:style-name="ce4">
            <text:p>133</text:p>
          </table:table-cell>
          <table:table-cell office:value-type="float" office:value="148" table:style-name="ce4">
            <text:p>148</text:p>
          </table:table-cell>
          <table:table-cell office:value-type="float" office:value="145" table:style-name="ce4">
            <text:p>145</text:p>
          </table:table-cell>
          <table:table-cell office:value-type="float" office:value="128" table:style-name="ce4">
            <text:p>128</text:p>
          </table:table-cell>
          <table:table-cell office:value-type="float" office:value="137" table:style-name="ce4">
            <text:p>137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0.127" table:formula="of:=[.D9]*0.0254" table:style-name="ce1">
            <text:p>0.127</text:p>
          </table:table-cell>
          <table:table-cell office:value-type="float" office:value="100079.13" table:formula="of:=[.$J$3]-[.$J$1]*[.$J$2]*[.E9]" table:style-name="ce1">
            <text:p>100079.13</text:p>
          </table:table-cell>
          <table:table-cell table:number-columns-repeated="11" table:style-name="ce1"/>
          <table:table-cell office:value-type="float" office:value="6" table:style-name="ce4">
            <text:p>6</text:p>
          </table:table-cell>
          <table:table-cell office:value-type="float" office:value="132" table:style-name="ce4">
            <text:p>132</text:p>
          </table:table-cell>
          <table:table-cell office:value-type="float" office:value="135" table:style-name="ce4">
            <text:p>135</text:p>
          </table:table-cell>
          <table:table-cell office:value-type="float" office:value="133" table:style-name="ce4">
            <text:p>133</text:p>
          </table:table-cell>
          <table:table-cell office:value-type="float" office:value="127" table:style-name="ce4">
            <text:p>127</text:p>
          </table:table-cell>
          <table:table-cell office:value-type="float" office:value="136" table:style-name="ce4">
            <text:p>136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4.7244094488188999" table:style-name="ce1">
            <text:p>4.724409449</text:p>
          </table:table-cell>
          <table:table-cell office:value-type="float" office:value="0.12000000000000005" table:formula="of:=[.D10]*0.0254" table:style-name="ce1">
            <text:p>0.12</text:p>
          </table:table-cell>
          <table:table-cell office:value-type="float" office:value="100147.8" table:formula="of:=[.$J$3]-[.$J$1]*[.$J$2]*[.E10]" table:style-name="ce1">
            <text:p>100147.8</text:p>
          </table:table-cell>
          <table:table-cell table:number-columns-repeated="11" table:style-name="ce1"/>
          <table:table-cell office:value-type="float" office:value="7" table:style-name="ce4">
            <text:p>7</text:p>
          </table:table-cell>
          <table:table-cell office:value-type="float" office:value="133" table:style-name="ce4">
            <text:p>133</text:p>
          </table:table-cell>
          <table:table-cell office:value-type="float" office:value="133" table:style-name="ce4">
            <text:p>133</text:p>
          </table:table-cell>
          <table:table-cell office:value-type="float" office:value="129" table:style-name="ce4">
            <text:p>129</text:p>
          </table:table-cell>
          <table:table-cell office:value-type="float" office:value="129" table:style-name="ce4">
            <text:p>129</text:p>
          </table:table-cell>
          <table:table-cell office:value-type="float" office:value="138" table:style-name="ce4">
            <text:p>138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.127" table:formula="of:=[.D11]*0.0254" table:style-name="ce1">
            <text:p>0.127</text:p>
          </table:table-cell>
          <table:table-cell office:value-type="float" office:value="100079.13" table:formula="of:=[.$J$3]-[.$J$1]*[.$J$2]*[.E11]" table:style-name="ce1">
            <text:p>100079.13</text:p>
          </table:table-cell>
          <table:table-cell table:number-columns-repeated="11" table:style-name="ce1"/>
          <table:table-cell office:value-type="float" office:value="8" table:style-name="ce4">
            <text:p>8</text:p>
          </table:table-cell>
          <table:table-cell office:value-type="float" office:value="127" table:style-name="ce4">
            <text:p>127</text:p>
          </table:table-cell>
          <table:table-cell office:value-type="float" office:value="122" table:style-name="ce4">
            <text:p>122</text:p>
          </table:table-cell>
          <table:table-cell office:value-type="float" office:value="122" table:style-name="ce4">
            <text:p>122</text:p>
          </table:table-cell>
          <table:table-cell office:value-type="float" office:value="125" table:style-name="ce4">
            <text:p>125</text:p>
          </table:table-cell>
          <table:table-cell office:value-type="float" office:value="138" table:style-name="ce4">
            <text:p>138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5.0393700787401601" table:style-name="ce1">
            <text:p>5.039370079</text:p>
          </table:table-cell>
          <table:table-cell office:value-type="float" office:value="0.12800000000000006" table:formula="of:=[.D12]*0.0254" table:style-name="ce1">
            <text:p>0.128</text:p>
          </table:table-cell>
          <table:table-cell office:value-type="float" office:value="100069.31999999999" table:formula="of:=[.$J$3]-[.$J$1]*[.$J$2]*[.E12]" table:style-name="ce1">
            <text:p>100069.32</text:p>
          </table:table-cell>
          <table:table-cell table:number-columns-repeated="11" table:style-name="ce1"/>
          <table:table-cell office:value-type="float" office:value="9" table:style-name="ce4">
            <text:p>9</text:p>
          </table:table-cell>
          <table:table-cell office:value-type="float" office:value="120" table:style-name="ce4">
            <text:p>120</text:p>
          </table:table-cell>
          <table:table-cell office:value-type="float" office:value="120" table:style-name="ce4">
            <text:p>120</text:p>
          </table:table-cell>
          <table:table-cell office:value-type="float" office:value="115" table:style-name="ce4">
            <text:p>115</text:p>
          </table:table-cell>
          <table:table-cell office:value-type="float" office:value="123" table:style-name="ce4">
            <text:p>123</text:p>
          </table:table-cell>
          <table:table-cell office:value-type="float" office:value="138" table:style-name="ce4">
            <text:p>138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4.5275590551181102" table:style-name="ce1">
            <text:p>4.527559055</text:p>
          </table:table-cell>
          <table:table-cell office:value-type="float" office:value="0.11499999999999999" table:formula="of:=[.D13]*0.0254" table:style-name="ce1">
            <text:p>0.115</text:p>
          </table:table-cell>
          <table:table-cell office:value-type="float" office:value="100196.85" table:formula="of:=[.$J$3]-[.$J$1]*[.$J$2]*[.E13]" table:style-name="ce1">
            <text:p>100196.85</text:p>
          </table:table-cell>
          <table:table-cell table:number-columns-repeated="11" table:style-name="ce1"/>
          <table:table-cell office:value-type="float" office:value="10" table:style-name="ce4">
            <text:p>10</text:p>
          </table:table-cell>
          <table:table-cell office:value-type="float" office:value="127" table:style-name="ce4">
            <text:p>127</text:p>
          </table:table-cell>
          <table:table-cell office:value-type="float" office:value="103" table:style-name="ce4">
            <text:p>103</text:p>
          </table:table-cell>
          <table:table-cell office:value-type="float" office:value="84" table:style-name="ce4">
            <text:p>84</text:p>
          </table:table-cell>
          <table:table-cell office:value-type="float" office:value="81" table:style-name="ce4">
            <text:p>81</text:p>
          </table:table-cell>
          <table:table-cell office:value-type="float" office:value="88" table:style-name="ce4">
            <text:p>88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4.6062992125984303" table:style-name="ce1">
            <text:p>4.606299213</text:p>
          </table:table-cell>
          <table:table-cell office:value-type="float" office:value="0.11700000000000013" table:formula="of:=[.D14]*0.0254" table:style-name="ce1">
            <text:p>0.117</text:p>
          </table:table-cell>
          <table:table-cell office:value-type="float" office:value="100177.23" table:formula="of:=[.$J$3]-[.$J$1]*[.$J$2]*[.E14]" table:style-name="ce1">
            <text:p>100177.23</text:p>
          </table:table-cell>
          <table:table-cell table:number-columns-repeated="11" table:style-name="ce1"/>
          <table:table-cell office:value-type="float" office:value="11" table:style-name="ce4">
            <text:p>11</text:p>
          </table:table-cell>
          <table:table-cell office:value-type="float" office:value="128" table:style-name="ce4">
            <text:p>128</text:p>
          </table:table-cell>
          <table:table-cell office:value-type="float" office:value="105" table:style-name="ce4">
            <text:p>105</text:p>
          </table:table-cell>
          <table:table-cell office:value-type="float" office:value="89" table:style-name="ce4">
            <text:p>89</text:p>
          </table:table-cell>
          <table:table-cell office:value-type="float" office:value="85" table:style-name="ce4">
            <text:p>85</text:p>
          </table:table-cell>
          <table:table-cell office:value-type="float" office:value="92" table:style-name="ce4">
            <text:p>92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4.6456692913385798" table:style-name="ce1">
            <text:p>4.645669291</text:p>
          </table:table-cell>
          <table:table-cell office:value-type="float" office:value="0.11799999999999992" table:formula="of:=[.D15]*0.0254" table:style-name="ce1">
            <text:p>0.118</text:p>
          </table:table-cell>
          <table:table-cell office:value-type="float" office:value="100167.42" table:formula="of:=[.$J$3]-[.$J$1]*[.$J$2]*[.E15]" table:style-name="ce1">
            <text:p>100167.42</text:p>
          </table:table-cell>
          <table:table-cell table:number-columns-repeated="11" table:style-name="ce1"/>
          <table:table-cell office:value-type="float" office:value="12" table:style-name="ce4">
            <text:p>12</text:p>
          </table:table-cell>
          <table:table-cell office:value-type="float" office:value="115" table:style-name="ce4">
            <text:p>115</text:p>
          </table:table-cell>
          <table:table-cell office:value-type="float" office:value="108" table:style-name="ce4">
            <text:p>108</text:p>
          </table:table-cell>
          <table:table-cell office:value-type="float" office:value="94" table:style-name="ce4">
            <text:p>94</text:p>
          </table:table-cell>
          <table:table-cell office:value-type="float" office:value="92" table:style-name="ce4">
            <text:p>92</text:p>
          </table:table-cell>
          <table:table-cell office:value-type="float" office:value="100" table:style-name="ce4">
            <text:p>100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4.5275590551181102" table:style-name="ce1">
            <text:p>4.527559055</text:p>
          </table:table-cell>
          <table:table-cell office:value-type="float" office:value="0.11499999999999999" table:formula="of:=[.D16]*0.0254" table:style-name="ce1">
            <text:p>0.115</text:p>
          </table:table-cell>
          <table:table-cell office:value-type="float" office:value="100196.85" table:formula="of:=[.$J$3]-[.$J$1]*[.$J$2]*[.E16]" table:style-name="ce1">
            <text:p>100196.85</text:p>
          </table:table-cell>
          <table:table-cell table:number-columns-repeated="11" table:style-name="ce1"/>
          <table:table-cell office:value-type="float" office:value="13" table:style-name="ce4">
            <text:p>13</text:p>
          </table:table-cell>
          <table:table-cell office:value-type="float" office:value="117" table:style-name="ce4">
            <text:p>117</text:p>
          </table:table-cell>
          <table:table-cell office:value-type="float" office:value="110" table:style-name="ce4">
            <text:p>110</text:p>
          </table:table-cell>
          <table:table-cell office:value-type="float" office:value="98" table:style-name="ce4">
            <text:p>98</text:p>
          </table:table-cell>
          <table:table-cell office:value-type="float" office:value="95" table:style-name="ce4">
            <text:p>95</text:p>
          </table:table-cell>
          <table:table-cell office:value-type="float" office:value="104" table:style-name="ce4">
            <text:p>104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4.7244094488188999" table:style-name="ce1">
            <text:p>4.724409449</text:p>
          </table:table-cell>
          <table:table-cell office:value-type="float" office:value="0.12000000000000005" table:formula="of:=[.D17]*0.0254" table:style-name="ce1">
            <text:p>0.12</text:p>
          </table:table-cell>
          <table:table-cell office:value-type="float" office:value="100147.8" table:formula="of:=[.$J$3]-[.$J$1]*[.$J$2]*[.E17]" table:style-name="ce1">
            <text:p>100147.8</text:p>
          </table:table-cell>
          <table:table-cell table:number-columns-repeated="11" table:style-name="ce1"/>
          <table:table-cell office:value-type="float" office:value="14" table:style-name="ce4">
            <text:p>14</text:p>
          </table:table-cell>
          <table:table-cell office:value-type="float" office:value="118" table:style-name="ce4">
            <text:p>118</text:p>
          </table:table-cell>
          <table:table-cell office:value-type="float" office:value="112" table:style-name="ce4">
            <text:p>112</text:p>
          </table:table-cell>
          <table:table-cell office:value-type="float" office:value="100" table:style-name="ce4">
            <text:p>100</text:p>
          </table:table-cell>
          <table:table-cell office:value-type="float" office:value="103" table:style-name="ce4">
            <text:p>103</text:p>
          </table:table-cell>
          <table:table-cell office:value-type="float" office:value="110" table:style-name="ce4">
            <text:p>110</text:p>
          </table:table-cell>
          <table:table-cell table:number-columns-repeated="16361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4.6850393700787398" table:style-name="ce1">
            <text:p>4.68503937</text:p>
          </table:table-cell>
          <table:table-cell office:value-type="float" office:value="0.11899999999999998" table:formula="of:=[.D18]*0.0254" table:style-name="ce1">
            <text:p>0.119</text:p>
          </table:table-cell>
          <table:table-cell office:value-type="float" office:value="100157.61" table:formula="of:=[.$J$3]-[.$J$1]*[.$J$2]*[.E18]" table:style-name="ce1">
            <text:p>100157.61</text:p>
          </table:table-cell>
          <table:table-cell table:number-columns-repeated="11" table:style-name="ce1"/>
          <table:table-cell office:value-type="float" office:value="15" table:style-name="ce4">
            <text:p>15</text:p>
          </table:table-cell>
          <table:table-cell office:value-type="float" office:value="115" table:style-name="ce4">
            <text:p>115</text:p>
          </table:table-cell>
          <table:table-cell office:value-type="float" office:value="110" table:style-name="ce4">
            <text:p>110</text:p>
          </table:table-cell>
          <table:table-cell office:value-type="float" office:value="103" table:style-name="ce4">
            <text:p>103</text:p>
          </table:table-cell>
          <table:table-cell office:value-type="float" office:value="103" table:style-name="ce4">
            <text:p>103</text:p>
          </table:table-cell>
          <table:table-cell office:value-type="float" office:value="113" table:style-name="ce4">
            <text:p>113</text:p>
          </table:table-cell>
          <table:table-cell table:number-columns-repeated="16361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3.4645669291338601" table:style-name="ce1">
            <text:p>3.464566929</text:p>
          </table:table-cell>
          <table:table-cell office:value-type="float" office:value="8.8000000000000037E-2" table:formula="of:=[.D19]*0.0254" table:style-name="ce1">
            <text:p>0.088</text:p>
          </table:table-cell>
          <table:table-cell office:value-type="float" office:value="100461.72" table:formula="of:=[.$J$3]-[.$J$1]*[.$J$2]*[.E19]" table:style-name="ce1">
            <text:p>100461.72</text:p>
          </table:table-cell>
          <table:table-cell table:number-columns-repeated="11" table:style-name="ce1"/>
          <table:table-cell office:value-type="float" office:value="16" table:style-name="ce4">
            <text:p>16</text:p>
          </table:table-cell>
          <table:table-cell office:value-type="float" office:value="120" table:style-name="ce4">
            <text:p>120</text:p>
          </table:table-cell>
          <table:table-cell office:value-type="float" office:value="112" table:style-name="ce4">
            <text:p>112</text:p>
          </table:table-cell>
          <table:table-cell office:value-type="float" office:value="108" table:style-name="ce4">
            <text:p>108</text:p>
          </table:table-cell>
          <table:table-cell office:value-type="float" office:value="105" table:style-name="ce4">
            <text:p>105</text:p>
          </table:table-cell>
          <table:table-cell office:value-type="float" office:value="115" table:style-name="ce4">
            <text:p>115</text:p>
          </table:table-cell>
          <table:table-cell table:number-columns-repeated="16361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.9370078740157499" table:style-name="ce1">
            <text:p>3.937007874</text:p>
          </table:table-cell>
          <table:table-cell office:value-type="float" office:value="0.10000000000000005" table:formula="of:=[.D20]*0.0254" table:style-name="ce1">
            <text:p>0.1</text:p>
          </table:table-cell>
          <table:table-cell office:value-type="float" office:value="100344" table:formula="of:=[.$J$3]-[.$J$1]*[.$J$2]*[.E20]" table:style-name="ce1">
            <text:p>100344</text:p>
          </table:table-cell>
          <table:table-cell table:number-columns-repeated="11" table:style-name="ce1"/>
          <table:table-cell office:value-type="float" office:value="17" table:style-name="ce4">
            <text:p>17</text:p>
          </table:table-cell>
          <table:table-cell office:value-type="float" office:value="119" table:style-name="ce4">
            <text:p>119</text:p>
          </table:table-cell>
          <table:table-cell office:value-type="float" office:value="115" table:style-name="ce4">
            <text:p>115</text:p>
          </table:table-cell>
          <table:table-cell office:value-type="float" office:value="108" table:style-name="ce4">
            <text:p>108</text:p>
          </table:table-cell>
          <table:table-cell office:value-type="float" office:value="109" table:style-name="ce4">
            <text:p>109</text:p>
          </table:table-cell>
          <table:table-cell office:value-type="float" office:value="119" table:style-name="ce4">
            <text:p>119</text:p>
          </table:table-cell>
          <table:table-cell table:number-columns-repeated="16361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.4960629921259798" table:style-name="ce1">
            <text:p>6.496062992</text:p>
          </table:table-cell>
          <table:table-cell office:value-type="float" office:value="0.16499999999999987" table:formula="of:=[.D21]*0.0254" table:style-name="ce1">
            <text:p>0.165</text:p>
          </table:table-cell>
          <table:table-cell office:value-type="float" office:value="99706.35" table:formula="of:=[.$J$3]-[.$J$1]*[.$J$2]*[.E21]" table:style-name="ce1">
            <text:p>99706.35</text:p>
          </table:table-cell>
          <table:table-cell table:number-columns-repeated="11" table:style-name="ce1"/>
          <table:table-cell office:value-type="float" office:value="18" table:style-name="ce4">
            <text:p>18</text:p>
          </table:table-cell>
          <table:table-cell office:value-type="float" office:value="88" table:style-name="ce4">
            <text:p>88</text:p>
          </table:table-cell>
          <table:table-cell office:value-type="float" office:value="87" table:style-name="ce4">
            <text:p>87</text:p>
          </table:table-cell>
          <table:table-cell office:value-type="float" office:value="80" table:style-name="ce4">
            <text:p>80</text:p>
          </table:table-cell>
          <table:table-cell office:value-type="float" office:value="192" table:style-name="ce4">
            <text:p>192</text:p>
          </table:table-cell>
          <table:table-cell office:value-type="float" office:value="87" table:style-name="ce4">
            <text:p>87</text:p>
          </table:table-cell>
          <table:table-cell table:number-columns-repeated="16361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6.2204724409448797" table:style-name="ce1">
            <text:p>6.220472441</text:p>
          </table:table-cell>
          <table:table-cell office:value-type="float" office:value="0.15799999999999995" table:formula="of:=[.D22]*0.0254" table:style-name="ce1">
            <text:p>0.158</text:p>
          </table:table-cell>
          <table:table-cell office:value-type="float" office:value="99775.02" table:formula="of:=[.$J$3]-[.$J$1]*[.$J$2]*[.E22]" table:style-name="ce1">
            <text:p>99775.02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.9055118110236204" table:style-name="ce1">
            <text:p>5.905511811</text:p>
          </table:table-cell>
          <table:table-cell office:value-type="float" office:value="0.14999999999999997" table:formula="of:=[.D23]*0.0254" table:style-name="ce1">
            <text:p>0.15</text:p>
          </table:table-cell>
          <table:table-cell office:value-type="float" office:value="99853.5" table:formula="of:=[.$J$3]-[.$J$1]*[.$J$2]*[.E23]" table:style-name="ce1">
            <text:p>99853.5</text:p>
          </table:table-cell>
          <table:table-cell table:number-columns-repeated="18" table:style-name="ce1"/>
          <table:table-cell office:value-type="string" table:style-name="ce1">
            <text:p>mm→in</text:p>
          </table:table-cell>
          <table:table-cell office:value-type="float" office:value="3.937007874015748E-2" table:formula="of:=1/(2.54 * 10)" table:style-name="ce1">
            <text:p>0.039370079</text:p>
          </table:table-cell>
          <table:table-cell table:number-columns-repeated="1635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.8267716535433101" table:style-name="ce1">
            <text:p>5.826771654</text:p>
          </table:table-cell>
          <table:table-cell office:value-type="float" office:value="0.14800000000000008" table:formula="of:=[.D24]*0.0254" table:style-name="ce1">
            <text:p>0.148</text:p>
          </table:table-cell>
          <table:table-cell office:value-type="float" office:value="99873.12" table:formula="of:=[.$J$3]-[.$J$1]*[.$J$2]*[.E24]" table:style-name="ce1">
            <text:p>99873.12</text:p>
          </table:table-cell>
          <table:table-cell table:number-columns-repeated="11" table:style-name="ce1"/>
          <table:table-cell office:value-type="string" table:style-name="ce1">
            <text:p>Vel</text:p>
          </table:table-cell>
          <table:table-cell office:value-type="float" office:value="45" table:style-name="ce1">
            <text:p>45</text:p>
          </table:table-cell>
          <table:table-cell table:number-columns-repeated="16365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.3149606299212602" table:style-name="ce1">
            <text:p>5.31496063</text:p>
          </table:table-cell>
          <table:table-cell office:value-type="float" office:value="0.13500000000000001" table:formula="of:=[.D25]*0.0254" table:style-name="ce1">
            <text:p>0.135</text:p>
          </table:table-cell>
          <table:table-cell office:value-type="float" office:value="100000.65" table:formula="of:=[.$J$3]-[.$J$1]*[.$J$2]*[.E25]" table:style-name="ce1">
            <text:p>100000.65</text:p>
          </table:table-cell>
          <table:table-cell table:number-columns-repeated="11" table:style-name="ce1"/>
          <table:table-cell office:value-type="string" table:style-name="ce1">
            <text:p>Angle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61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5.23622047244094" table:style-name="ce1">
            <text:p>5.236220472</text:p>
          </table:table-cell>
          <table:table-cell office:value-type="float" office:value="0.13299999999999987" table:formula="of:=[.D26]*0.0254" table:style-name="ce1">
            <text:p>0.133</text:p>
          </table:table-cell>
          <table:table-cell office:value-type="float" office:value="100020.27" table:formula="of:=[.$J$3]-[.$J$1]*[.$J$2]*[.E26]" table:style-name="ce1">
            <text:p>100020.27</text:p>
          </table:table-cell>
          <table:table-cell table:number-columns-repeated="11" table:style-name="ce1"/>
          <table:table-cell office:value-type="string" table:style-name="ce4">
            <text:p>Pressure Ports</text:p>
          </table:table-cell>
          <table:table-cell office:value-type="string" table:style-name="ce4">
            <text:p>Height (in)</text:p>
          </table:table-cell>
          <table:table-cell office:value-type="string" table:style-name="ce4">
            <text:p>Height (in)</text:p>
          </table:table-cell>
          <table:table-cell office:value-type="string" table:style-name="ce4">
            <text:p>Height (in)</text:p>
          </table:table-cell>
          <table:table-cell office:value-type="string" table:style-name="ce4">
            <text:p>Height (in)</text:p>
          </table:table-cell>
          <table:table-cell office:value-type="string" table:style-name="ce4">
            <text:p>Height (in)</text:p>
          </table:table-cell>
          <table:table-cell table:number-columns-repeated="16361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4.8031496062992103" table:style-name="ce1">
            <text:p>4.803149606</text:p>
          </table:table-cell>
          <table:table-cell office:value-type="float" office:value="0.12199999999999994" table:formula="of:=[.D27]*0.0254" table:style-name="ce1">
            <text:p>0.122</text:p>
          </table:table-cell>
          <table:table-cell office:value-type="float" office:value="100128.18000000001" table:formula="of:=[.$J$3]-[.$J$1]*[.$J$2]*[.E27]" table:style-name="ce1">
            <text:p>100128.18</text:p>
          </table:table-cell>
          <table:table-cell table:number-columns-repeated="11" table:style-name="ce1"/>
          <table:table-cell office:value-type="float" office:value="1" table:style-name="ce4">
            <text:p>1</text:p>
          </table:table-cell>
          <table:table-cell office:value-type="float" office:value="3.1496062992125982" table:formula="of:=[.$Z$23]*[.S4]" table:style-name="ce4">
            <text:p>3.149606299</text:p>
          </table:table-cell>
          <table:table-cell office:value-type="float" office:value="3.9370078740157481" table:formula="of:=[.$Z$23]*[.T4]" table:style-name="ce4">
            <text:p>3.937007874</text:p>
          </table:table-cell>
          <table:table-cell office:value-type="float" office:value="6.377952755905512" table:formula="of:=[.$Z$23]*[.U4]" table:style-name="ce4">
            <text:p>6.377952756</text:p>
          </table:table-cell>
          <table:table-cell office:value-type="float" office:value="7.4803149606299213" table:formula="of:=[.$Z$23]*[.V4]" table:style-name="ce4">
            <text:p>7.480314961</text:p>
          </table:table-cell>
          <table:table-cell office:value-type="float" office:value="4.9212598425196852" table:formula="of:=[.$Z$23]*[.W4]" table:style-name="ce4">
            <text:p>4.921259843</text:p>
          </table:table-cell>
          <table:table-cell table:number-columns-repeated="16361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4.7244094488188999" table:style-name="ce1">
            <text:p>4.724409449</text:p>
          </table:table-cell>
          <table:table-cell office:value-type="float" office:value="0.12000000000000005" table:formula="of:=[.D28]*0.0254" table:style-name="ce1">
            <text:p>0.12</text:p>
          </table:table-cell>
          <table:table-cell office:value-type="float" office:value="100147.8" table:formula="of:=[.$J$3]-[.$J$1]*[.$J$2]*[.E28]" table:style-name="ce1">
            <text:p>100147.8</text:p>
          </table:table-cell>
          <table:table-cell table:number-columns-repeated="11" table:style-name="ce1"/>
          <table:table-cell office:value-type="float" office:value="2" table:style-name="ce4">
            <text:p>2</text:p>
          </table:table-cell>
          <table:table-cell office:value-type="float" office:value="5.5118110236220472" table:formula="of:=[.$Z$23]*[.S5]" table:style-name="ce4">
            <text:p>5.511811024</text:p>
          </table:table-cell>
          <table:table-cell office:value-type="float" office:value="6.4960629921259843" table:formula="of:=[.$Z$23]*[.T5]" table:style-name="ce4">
            <text:p>6.496062992</text:p>
          </table:table-cell>
          <table:table-cell office:value-type="float" office:value="7.1653543307086611" table:formula="of:=[.$Z$23]*[.U5]" table:style-name="ce4">
            <text:p>7.165354331</text:p>
          </table:table-cell>
          <table:table-cell office:value-type="float" office:value="6.8110236220472444" table:formula="of:=[.$Z$23]*[.V5]" table:style-name="ce4">
            <text:p>6.811023622</text:p>
          </table:table-cell>
          <table:table-cell office:value-type="float" office:value="5.4330708661417324" table:formula="of:=[.$Z$23]*[.W5]" table:style-name="ce4">
            <text:p>5.433070866</text:p>
          </table:table-cell>
          <table:table-cell table:number-columns-repeated="16361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4.0551181102362204" table:style-name="ce1">
            <text:p>4.05511811</text:p>
          </table:table-cell>
          <table:table-cell office:value-type="float" office:value="0.10299999999999999" table:formula="of:=[.D29]*0.0254" table:style-name="ce1">
            <text:p>0.103</text:p>
          </table:table-cell>
          <table:table-cell office:value-type="float" office:value="100314.57" table:formula="of:=[.$J$3]-[.$J$1]*[.$J$2]*[.E29]" table:style-name="ce1">
            <text:p>100314.57</text:p>
          </table:table-cell>
          <table:table-cell table:number-columns-repeated="11" table:style-name="ce1"/>
          <table:table-cell office:value-type="float" office:value="3" table:style-name="ce4">
            <text:p>3</text:p>
          </table:table-cell>
          <table:table-cell office:value-type="float" office:value="5.7086614173228343" table:formula="of:=[.$Z$23]*[.S6]" table:style-name="ce4">
            <text:p>5.708661417</text:p>
          </table:table-cell>
          <table:table-cell office:value-type="float" office:value="6.2204724409448815" table:formula="of:=[.$Z$23]*[.T6]" table:style-name="ce4">
            <text:p>6.220472441</text:p>
          </table:table-cell>
          <table:table-cell office:value-type="float" office:value="6.8897637795275593" table:formula="of:=[.$Z$23]*[.U6]" table:style-name="ce4">
            <text:p>6.88976378</text:p>
          </table:table-cell>
          <table:table-cell office:value-type="float" office:value="5.6692913385826769" table:formula="of:=[.$Z$23]*[.V6]" table:style-name="ce4">
            <text:p>5.669291339</text:p>
          </table:table-cell>
          <table:table-cell office:value-type="float" office:value="5.393700787401575" table:formula="of:=[.$Z$23]*[.W6]" table:style-name="ce4">
            <text:p>5.393700787</text:p>
          </table:table-cell>
          <table:table-cell table:number-columns-repeated="16361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4.1338582677165396" table:style-name="ce1">
            <text:p>4.133858268</text:p>
          </table:table-cell>
          <table:table-cell office:value-type="float" office:value="0.10500000000000011" table:formula="of:=[.D30]*0.0254" table:style-name="ce1">
            <text:p>0.105</text:p>
          </table:table-cell>
          <table:table-cell office:value-type="float" office:value="100294.95" table:formula="of:=[.$J$3]-[.$J$1]*[.$J$2]*[.E30]" table:style-name="ce1">
            <text:p>100294.95</text:p>
          </table:table-cell>
          <table:table-cell table:number-columns-repeated="11" table:style-name="ce1"/>
          <table:table-cell office:value-type="float" office:value="4" table:style-name="ce4">
            <text:p>4</text:p>
          </table:table-cell>
          <table:table-cell office:value-type="float" office:value="5.393700787401575" table:formula="of:=[.$Z$23]*[.S7]" table:style-name="ce4">
            <text:p>5.393700787</text:p>
          </table:table-cell>
          <table:table-cell office:value-type="float" office:value="5.9055118110236222" table:formula="of:=[.$Z$23]*[.T7]" table:style-name="ce4">
            <text:p>5.905511811</text:p>
          </table:table-cell>
          <table:table-cell office:value-type="float" office:value="6.1023622047244093" table:formula="of:=[.$Z$23]*[.U7]" table:style-name="ce4">
            <text:p>6.102362205</text:p>
          </table:table-cell>
          <table:table-cell office:value-type="float" office:value="5.1574803149606296" table:formula="of:=[.$Z$23]*[.V7]" table:style-name="ce4">
            <text:p>5.157480315</text:p>
          </table:table-cell>
          <table:table-cell office:value-type="float" office:value="5.3543307086614176" table:formula="of:=[.$Z$23]*[.W7]" table:style-name="ce4">
            <text:p>5.354330709</text:p>
          </table:table-cell>
          <table:table-cell table:number-columns-repeated="16361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4.2519685039370101" table:style-name="ce1">
            <text:p>4.251968504</text:p>
          </table:table-cell>
          <table:table-cell office:value-type="float" office:value="0.10800000000000005" table:formula="of:=[.D31]*0.0254" table:style-name="ce1">
            <text:p>0.108</text:p>
          </table:table-cell>
          <table:table-cell office:value-type="float" office:value="100265.52" table:formula="of:=[.$J$3]-[.$J$1]*[.$J$2]*[.E31]" table:style-name="ce1">
            <text:p>100265.52</text:p>
          </table:table-cell>
          <table:table-cell table:number-columns-repeated="11" table:style-name="ce1"/>
          <table:table-cell office:value-type="float" office:value="5" table:style-name="ce4">
            <text:p>5</text:p>
          </table:table-cell>
          <table:table-cell office:value-type="float" office:value="5.2362204724409445" table:formula="of:=[.$Z$23]*[.S8]" table:style-name="ce4">
            <text:p>5.236220472</text:p>
          </table:table-cell>
          <table:table-cell office:value-type="float" office:value="5.8267716535433074" table:formula="of:=[.$Z$23]*[.T8]" table:style-name="ce4">
            <text:p>5.826771654</text:p>
          </table:table-cell>
          <table:table-cell office:value-type="float" office:value="5.7086614173228343" table:formula="of:=[.$Z$23]*[.U8]" table:style-name="ce4">
            <text:p>5.708661417</text:p>
          </table:table-cell>
          <table:table-cell office:value-type="float" office:value="5.0393700787401574" table:formula="of:=[.$Z$23]*[.V8]" table:style-name="ce4">
            <text:p>5.039370079</text:p>
          </table:table-cell>
          <table:table-cell office:value-type="float" office:value="5.393700787401575" table:formula="of:=[.$Z$23]*[.W8]" table:style-name="ce4">
            <text:p>5.393700787</text:p>
          </table:table-cell>
          <table:table-cell table:number-columns-repeated="16361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4.3307086614173196" table:style-name="ce1">
            <text:p>4.330708661</text:p>
          </table:table-cell>
          <table:table-cell office:value-type="float" office:value="0.10999999999999992" table:formula="of:=[.D32]*0.0254" table:style-name="ce1">
            <text:p>0.11</text:p>
          </table:table-cell>
          <table:table-cell office:value-type="float" office:value="100245.9" table:formula="of:=[.$J$3]-[.$J$1]*[.$J$2]*[.E32]" table:style-name="ce1">
            <text:p>100245.9</text:p>
          </table:table-cell>
          <table:table-cell table:number-columns-repeated="11" table:style-name="ce1"/>
          <table:table-cell office:value-type="float" office:value="6" table:style-name="ce4">
            <text:p>6</text:p>
          </table:table-cell>
          <table:table-cell office:value-type="float" office:value="5.1968503937007871" table:formula="of:=[.$Z$23]*[.S9]" table:style-name="ce4">
            <text:p>5.196850394</text:p>
          </table:table-cell>
          <table:table-cell office:value-type="float" office:value="5.3149606299212602" table:formula="of:=[.$Z$23]*[.T9]" table:style-name="ce4">
            <text:p>5.31496063</text:p>
          </table:table-cell>
          <table:table-cell office:value-type="float" office:value="5.2362204724409445" table:formula="of:=[.$Z$23]*[.U9]" table:style-name="ce4">
            <text:p>5.236220472</text:p>
          </table:table-cell>
          <table:table-cell office:value-type="float" office:value="5" table:formula="of:=[.$Z$23]*[.V9]" table:style-name="ce4">
            <text:p>5</text:p>
          </table:table-cell>
          <table:table-cell office:value-type="float" office:value="5.3543307086614176" table:formula="of:=[.$Z$23]*[.W9]" table:style-name="ce4">
            <text:p>5.354330709</text:p>
          </table:table-cell>
          <table:table-cell table:number-columns-repeated="16361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4.4094488188976397" table:style-name="ce1">
            <text:p>4.409448819</text:p>
          </table:table-cell>
          <table:table-cell office:value-type="float" office:value="0.11200000000000004" table:formula="of:=[.D33]*0.0254" table:style-name="ce1">
            <text:p>0.112</text:p>
          </table:table-cell>
          <table:table-cell office:value-type="float" office:value="100226.28" table:formula="of:=[.$J$3]-[.$J$1]*[.$J$2]*[.E33]" table:style-name="ce1">
            <text:p>100226.28</text:p>
          </table:table-cell>
          <table:table-cell table:number-columns-repeated="11" table:style-name="ce1"/>
          <table:table-cell office:value-type="float" office:value="7" table:style-name="ce4">
            <text:p>7</text:p>
          </table:table-cell>
          <table:table-cell office:value-type="float" office:value="5.2362204724409445" table:formula="of:=[.$Z$23]*[.S10]" table:style-name="ce4">
            <text:p>5.236220472</text:p>
          </table:table-cell>
          <table:table-cell office:value-type="float" office:value="5.2362204724409445" table:formula="of:=[.$Z$23]*[.T10]" table:style-name="ce4">
            <text:p>5.236220472</text:p>
          </table:table-cell>
          <table:table-cell office:value-type="float" office:value="5.0787401574803148" table:formula="of:=[.$Z$23]*[.U10]" table:style-name="ce4">
            <text:p>5.078740157</text:p>
          </table:table-cell>
          <table:table-cell office:value-type="float" office:value="5.0787401574803148" table:formula="of:=[.$Z$23]*[.V10]" table:style-name="ce4">
            <text:p>5.078740157</text:p>
          </table:table-cell>
          <table:table-cell office:value-type="float" office:value="5.4330708661417324" table:formula="of:=[.$Z$23]*[.W10]" table:style-name="ce4">
            <text:p>5.433070866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4.3307086614173196" table:style-name="ce1">
            <text:p>4.330708661</text:p>
          </table:table-cell>
          <table:table-cell office:value-type="float" office:value="0.10999999999999992" table:formula="of:=[.D34]*0.0254" table:style-name="ce1">
            <text:p>0.11</text:p>
          </table:table-cell>
          <table:table-cell office:value-type="float" office:value="100245.9" table:formula="of:=[.$J$3]-[.$J$1]*[.$J$2]*[.E34]" table:style-name="ce1">
            <text:p>100245.9</text:p>
          </table:table-cell>
          <table:table-cell table:number-columns-repeated="11" table:style-name="ce1"/>
          <table:table-cell office:value-type="float" office:value="8" table:style-name="ce4">
            <text:p>8</text:p>
          </table:table-cell>
          <table:table-cell office:value-type="float" office:value="5" table:formula="of:=[.$Z$23]*[.S11]" table:style-name="ce4">
            <text:p>5</text:p>
          </table:table-cell>
          <table:table-cell office:value-type="float" office:value="4.8031496062992129" table:formula="of:=[.$Z$23]*[.T11]" table:style-name="ce4">
            <text:p>4.803149606</text:p>
          </table:table-cell>
          <table:table-cell office:value-type="float" office:value="4.8031496062992129" table:formula="of:=[.$Z$23]*[.U11]" table:style-name="ce4">
            <text:p>4.803149606</text:p>
          </table:table-cell>
          <table:table-cell office:value-type="float" office:value="4.9212598425196852" table:formula="of:=[.$Z$23]*[.V11]" table:style-name="ce4">
            <text:p>4.921259843</text:p>
          </table:table-cell>
          <table:table-cell office:value-type="float" office:value="5.4330708661417324" table:formula="of:=[.$Z$23]*[.W11]" table:style-name="ce4">
            <text:p>5.433070866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4.4094488188976397" table:style-name="ce1">
            <text:p>4.409448819</text:p>
          </table:table-cell>
          <table:table-cell office:value-type="float" office:value="0.11200000000000004" table:formula="of:=[.D35]*0.0254" table:style-name="ce1">
            <text:p>0.112</text:p>
          </table:table-cell>
          <table:table-cell office:value-type="float" office:value="100226.28" table:formula="of:=[.$J$3]-[.$J$1]*[.$J$2]*[.E35]" table:style-name="ce1">
            <text:p>100226.28</text:p>
          </table:table-cell>
          <table:table-cell table:number-columns-repeated="11" table:style-name="ce1"/>
          <table:table-cell office:value-type="float" office:value="9" table:style-name="ce4">
            <text:p>9</text:p>
          </table:table-cell>
          <table:table-cell office:value-type="float" office:value="4.7244094488188972" table:formula="of:=[.$Z$23]*[.S12]" table:style-name="ce4">
            <text:p>4.724409449</text:p>
          </table:table-cell>
          <table:table-cell office:value-type="float" office:value="4.7244094488188972" table:formula="of:=[.$Z$23]*[.T12]" table:style-name="ce4">
            <text:p>4.724409449</text:p>
          </table:table-cell>
          <table:table-cell office:value-type="float" office:value="4.5275590551181102" table:formula="of:=[.$Z$23]*[.U12]" table:style-name="ce4">
            <text:p>4.527559055</text:p>
          </table:table-cell>
          <table:table-cell office:value-type="float" office:value="4.8425196850393704" table:formula="of:=[.$Z$23]*[.V12]" table:style-name="ce4">
            <text:p>4.842519685</text:p>
          </table:table-cell>
          <table:table-cell office:value-type="float" office:value="5.4330708661417324" table:formula="of:=[.$Z$23]*[.W12]" table:style-name="ce4">
            <text:p>5.433070866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4.5275590551181102" table:style-name="ce1">
            <text:p>4.527559055</text:p>
          </table:table-cell>
          <table:table-cell office:value-type="float" office:value="0.11499999999999999" table:formula="of:=[.D36]*0.0254" table:style-name="ce1">
            <text:p>0.115</text:p>
          </table:table-cell>
          <table:table-cell office:value-type="float" office:value="100196.85" table:formula="of:=[.$J$3]-[.$J$1]*[.$J$2]*[.E36]" table:style-name="ce1">
            <text:p>100196.85</text:p>
          </table:table-cell>
          <table:table-cell table:number-columns-repeated="11" table:style-name="ce1"/>
          <table:table-cell office:value-type="float" office:value="10" table:style-name="ce4">
            <text:p>10</text:p>
          </table:table-cell>
          <table:table-cell office:value-type="float" office:value="5" table:formula="of:=[.$Z$23]*[.S13]" table:style-name="ce4">
            <text:p>5</text:p>
          </table:table-cell>
          <table:table-cell office:value-type="float" office:value="4.0551181102362204" table:formula="of:=[.$Z$23]*[.T13]" table:style-name="ce4">
            <text:p>4.05511811</text:p>
          </table:table-cell>
          <table:table-cell office:value-type="float" office:value="3.3070866141732282" table:formula="of:=[.$Z$23]*[.U13]" table:style-name="ce4">
            <text:p>3.307086614</text:p>
          </table:table-cell>
          <table:table-cell office:value-type="float" office:value="3.188976377952756" table:formula="of:=[.$Z$23]*[.V13]" table:style-name="ce4">
            <text:p>3.188976378</text:p>
          </table:table-cell>
          <table:table-cell office:value-type="float" office:value="3.4645669291338583" table:formula="of:=[.$Z$23]*[.W13]" table:style-name="ce4">
            <text:p>3.464566929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3.4251968503937" table:style-name="ce1">
            <text:p>3.42519685</text:p>
          </table:table-cell>
          <table:table-cell office:value-type="float" office:value="8.699999999999998E-2" table:formula="of:=[.D37]*0.0254" table:style-name="ce1">
            <text:p>0.087</text:p>
          </table:table-cell>
          <table:table-cell office:value-type="float" office:value="100471.53" table:formula="of:=[.$J$3]-[.$J$1]*[.$J$2]*[.E37]" table:style-name="ce1">
            <text:p>100471.53</text:p>
          </table:table-cell>
          <table:table-cell table:number-columns-repeated="11" table:style-name="ce1"/>
          <table:table-cell office:value-type="float" office:value="11" table:style-name="ce4">
            <text:p>11</text:p>
          </table:table-cell>
          <table:table-cell office:value-type="float" office:value="5.0393700787401574" table:formula="of:=[.$Z$23]*[.S14]" table:style-name="ce4">
            <text:p>5.039370079</text:p>
          </table:table-cell>
          <table:table-cell office:value-type="float" office:value="4.1338582677165352" table:formula="of:=[.$Z$23]*[.T14]" table:style-name="ce4">
            <text:p>4.133858268</text:p>
          </table:table-cell>
          <table:table-cell office:value-type="float" office:value="3.5039370078740157" table:formula="of:=[.$Z$23]*[.U14]" table:style-name="ce4">
            <text:p>3.503937008</text:p>
          </table:table-cell>
          <table:table-cell office:value-type="float" office:value="3.3464566929133857" table:formula="of:=[.$Z$23]*[.V14]" table:style-name="ce4">
            <text:p>3.346456693</text:p>
          </table:table-cell>
          <table:table-cell office:value-type="float" office:value="3.622047244094488" table:formula="of:=[.$Z$23]*[.W14]" table:style-name="ce4">
            <text:p>3.622047244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6.3779527559055103" table:style-name="ce1">
            <text:p>6.377952756</text:p>
          </table:table-cell>
          <table:table-cell office:value-type="float" office:value="0.16199999999999995" table:formula="of:=[.D38]*0.0254" table:style-name="ce1">
            <text:p>0.162</text:p>
          </table:table-cell>
          <table:table-cell office:value-type="float" office:value="99735.78" table:formula="of:=[.$J$3]-[.$J$1]*[.$J$2]*[.E38]" table:style-name="ce1">
            <text:p>99735.78</text:p>
          </table:table-cell>
          <table:table-cell table:number-columns-repeated="11" table:style-name="ce1"/>
          <table:table-cell office:value-type="float" office:value="12" table:style-name="ce4">
            <text:p>12</text:p>
          </table:table-cell>
          <table:table-cell office:value-type="float" office:value="4.5275590551181102" table:formula="of:=[.$Z$23]*[.S15]" table:style-name="ce4">
            <text:p>4.527559055</text:p>
          </table:table-cell>
          <table:table-cell office:value-type="float" office:value="4.2519685039370074" table:formula="of:=[.$Z$23]*[.T15]" table:style-name="ce4">
            <text:p>4.251968504</text:p>
          </table:table-cell>
          <table:table-cell office:value-type="float" office:value="3.7007874015748032" table:formula="of:=[.$Z$23]*[.U15]" table:style-name="ce4">
            <text:p>3.700787402</text:p>
          </table:table-cell>
          <table:table-cell office:value-type="float" office:value="3.622047244094488" table:formula="of:=[.$Z$23]*[.V15]" table:style-name="ce4">
            <text:p>3.622047244</text:p>
          </table:table-cell>
          <table:table-cell office:value-type="float" office:value="3.9370078740157481" table:formula="of:=[.$Z$23]*[.W15]" table:style-name="ce4">
            <text:p>3.937007874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7.1653543307086602" table:style-name="ce1">
            <text:p>7.165354331</text:p>
          </table:table-cell>
          <table:table-cell office:value-type="float" office:value="0.18199999999999997" table:formula="of:=[.D39]*0.0254" table:style-name="ce1">
            <text:p>0.182</text:p>
          </table:table-cell>
          <table:table-cell office:value-type="float" office:value="99539.58" table:formula="of:=[.$J$3]-[.$J$1]*[.$J$2]*[.E39]" table:style-name="ce1">
            <text:p>99539.58</text:p>
          </table:table-cell>
          <table:table-cell table:number-columns-repeated="11" table:style-name="ce1"/>
          <table:table-cell office:value-type="float" office:value="13" table:style-name="ce4">
            <text:p>13</text:p>
          </table:table-cell>
          <table:table-cell office:value-type="float" office:value="4.606299212598425" table:formula="of:=[.$Z$23]*[.S16]" table:style-name="ce4">
            <text:p>4.606299213</text:p>
          </table:table-cell>
          <table:table-cell office:value-type="float" office:value="4.3307086614173231" table:formula="of:=[.$Z$23]*[.T16]" table:style-name="ce4">
            <text:p>4.330708661</text:p>
          </table:table-cell>
          <table:table-cell office:value-type="float" office:value="3.8582677165354329" table:formula="of:=[.$Z$23]*[.U16]" table:style-name="ce4">
            <text:p>3.858267717</text:p>
          </table:table-cell>
          <table:table-cell office:value-type="float" office:value="3.7401574803149606" table:formula="of:=[.$Z$23]*[.V16]" table:style-name="ce4">
            <text:p>3.74015748</text:p>
          </table:table-cell>
          <table:table-cell office:value-type="float" office:value="4.0944881889763778" table:formula="of:=[.$Z$23]*[.W16]" table:style-name="ce4">
            <text:p>4.094488189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6.8897637795275601" table:style-name="ce1">
            <text:p>6.88976378</text:p>
          </table:table-cell>
          <table:table-cell office:value-type="float" office:value="0.17500000000000002" table:formula="of:=[.D40]*0.0254" table:style-name="ce1">
            <text:p>0.175</text:p>
          </table:table-cell>
          <table:table-cell office:value-type="float" office:value="99608.25" table:formula="of:=[.$J$3]-[.$J$1]*[.$J$2]*[.E40]" table:style-name="ce1">
            <text:p>99608.25</text:p>
          </table:table-cell>
          <table:table-cell table:number-columns-repeated="11" table:style-name="ce1"/>
          <table:table-cell office:value-type="float" office:value="14" table:style-name="ce4">
            <text:p>14</text:p>
          </table:table-cell>
          <table:table-cell office:value-type="float" office:value="4.6456692913385824" table:formula="of:=[.$Z$23]*[.S17]" table:style-name="ce4">
            <text:p>4.645669291</text:p>
          </table:table-cell>
          <table:table-cell office:value-type="float" office:value="4.409448818897638" table:formula="of:=[.$Z$23]*[.T17]" table:style-name="ce4">
            <text:p>4.409448819</text:p>
          </table:table-cell>
          <table:table-cell office:value-type="float" office:value="3.9370078740157481" table:formula="of:=[.$Z$23]*[.U17]" table:style-name="ce4">
            <text:p>3.937007874</text:p>
          </table:table-cell>
          <table:table-cell office:value-type="float" office:value="4.0551181102362204" table:formula="of:=[.$Z$23]*[.V17]" table:style-name="ce4">
            <text:p>4.05511811</text:p>
          </table:table-cell>
          <table:table-cell office:value-type="float" office:value="4.3307086614173231" table:formula="of:=[.$Z$23]*[.W17]" table:style-name="ce4">
            <text:p>4.330708661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6.1023622047244102" table:style-name="ce1">
            <text:p>6.102362205</text:p>
          </table:table-cell>
          <table:table-cell office:value-type="float" office:value="0.155" table:formula="of:=[.D41]*0.0254" table:style-name="ce1">
            <text:p>0.155</text:p>
          </table:table-cell>
          <table:table-cell office:value-type="float" office:value="99804.45" table:formula="of:=[.$J$3]-[.$J$1]*[.$J$2]*[.E41]" table:style-name="ce1">
            <text:p>99804.45</text:p>
          </table:table-cell>
          <table:table-cell table:number-columns-repeated="11" table:style-name="ce1"/>
          <table:table-cell office:value-type="float" office:value="15" table:style-name="ce4">
            <text:p>15</text:p>
          </table:table-cell>
          <table:table-cell office:value-type="float" office:value="4.5275590551181102" table:formula="of:=[.$Z$23]*[.S18]" table:style-name="ce4">
            <text:p>4.527559055</text:p>
          </table:table-cell>
          <table:table-cell office:value-type="float" office:value="4.3307086614173231" table:formula="of:=[.$Z$23]*[.T18]" table:style-name="ce4">
            <text:p>4.330708661</text:p>
          </table:table-cell>
          <table:table-cell office:value-type="float" office:value="4.0551181102362204" table:formula="of:=[.$Z$23]*[.U18]" table:style-name="ce4">
            <text:p>4.05511811</text:p>
          </table:table-cell>
          <table:table-cell office:value-type="float" office:value="4.0551181102362204" table:formula="of:=[.$Z$23]*[.V18]" table:style-name="ce4">
            <text:p>4.05511811</text:p>
          </table:table-cell>
          <table:table-cell office:value-type="float" office:value="4.4488188976377954" table:formula="of:=[.$Z$23]*[.W18]" table:style-name="ce4">
            <text:p>4.448818898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5.7086614173228298" table:style-name="ce1">
            <text:p>5.708661417</text:p>
          </table:table-cell>
          <table:table-cell office:value-type="float" office:value="0.14499999999999988" table:formula="of:=[.D42]*0.0254" table:style-name="ce1">
            <text:p>0.145</text:p>
          </table:table-cell>
          <table:table-cell office:value-type="float" office:value="99902.55" table:formula="of:=[.$J$3]-[.$J$1]*[.$J$2]*[.E42]" table:style-name="ce1">
            <text:p>99902.55</text:p>
          </table:table-cell>
          <table:table-cell table:number-columns-repeated="11" table:style-name="ce1"/>
          <table:table-cell office:value-type="float" office:value="16" table:style-name="ce4">
            <text:p>16</text:p>
          </table:table-cell>
          <table:table-cell office:value-type="float" office:value="4.7244094488188972" table:formula="of:=[.$Z$23]*[.S19]" table:style-name="ce4">
            <text:p>4.724409449</text:p>
          </table:table-cell>
          <table:table-cell office:value-type="float" office:value="4.409448818897638" table:formula="of:=[.$Z$23]*[.T19]" table:style-name="ce4">
            <text:p>4.409448819</text:p>
          </table:table-cell>
          <table:table-cell office:value-type="float" office:value="4.2519685039370074" table:formula="of:=[.$Z$23]*[.U19]" table:style-name="ce4">
            <text:p>4.251968504</text:p>
          </table:table-cell>
          <table:table-cell office:value-type="float" office:value="4.1338582677165352" table:formula="of:=[.$Z$23]*[.V19]" table:style-name="ce4">
            <text:p>4.133858268</text:p>
          </table:table-cell>
          <table:table-cell office:value-type="float" office:value="4.5275590551181102" table:formula="of:=[.$Z$23]*[.W19]" table:style-name="ce4">
            <text:p>4.527559055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5.23622047244094" table:style-name="ce1">
            <text:p>5.236220472</text:p>
          </table:table-cell>
          <table:table-cell office:value-type="float" office:value="0.13299999999999987" table:formula="of:=[.D43]*0.0254" table:style-name="ce1">
            <text:p>0.133</text:p>
          </table:table-cell>
          <table:table-cell office:value-type="float" office:value="100020.27" table:formula="of:=[.$J$3]-[.$J$1]*[.$J$2]*[.E43]" table:style-name="ce1">
            <text:p>100020.27</text:p>
          </table:table-cell>
          <table:table-cell table:number-columns-repeated="11" table:style-name="ce1"/>
          <table:table-cell office:value-type="float" office:value="17" table:style-name="ce4">
            <text:p>17</text:p>
          </table:table-cell>
          <table:table-cell office:value-type="float" office:value="4.6850393700787398" table:formula="of:=[.$Z$23]*[.S20]" table:style-name="ce4">
            <text:p>4.68503937</text:p>
          </table:table-cell>
          <table:table-cell office:value-type="float" office:value="4.5275590551181102" table:formula="of:=[.$Z$23]*[.T20]" table:style-name="ce4">
            <text:p>4.527559055</text:p>
          </table:table-cell>
          <table:table-cell office:value-type="float" office:value="4.2519685039370074" table:formula="of:=[.$Z$23]*[.U20]" table:style-name="ce4">
            <text:p>4.251968504</text:p>
          </table:table-cell>
          <table:table-cell office:value-type="float" office:value="4.2913385826771657" table:formula="of:=[.$Z$23]*[.V20]" table:style-name="ce4">
            <text:p>4.291338583</text:p>
          </table:table-cell>
          <table:table-cell office:value-type="float" office:value="4.6850393700787398" table:formula="of:=[.$Z$23]*[.W20]" table:style-name="ce4">
            <text:p>4.68503937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5.0787401574803201" table:style-name="ce1">
            <text:p>5.078740157</text:p>
          </table:table-cell>
          <table:table-cell office:value-type="float" office:value="0.12900000000000011" table:formula="of:=[.D44]*0.0254" table:style-name="ce1">
            <text:p>0.129</text:p>
          </table:table-cell>
          <table:table-cell office:value-type="float" office:value="100059.51" table:formula="of:=[.$J$3]-[.$J$1]*[.$J$2]*[.E44]" table:style-name="ce1">
            <text:p>100059.51</text:p>
          </table:table-cell>
          <table:table-cell table:number-columns-repeated="11" table:style-name="ce1"/>
          <table:table-cell office:value-type="float" office:value="18" table:style-name="ce4">
            <text:p>18</text:p>
          </table:table-cell>
          <table:table-cell office:value-type="float" office:value="3.4645669291338583" table:formula="of:=[.$Z$23]*[.S21]" table:style-name="ce4">
            <text:p>3.464566929</text:p>
          </table:table-cell>
          <table:table-cell office:value-type="float" office:value="3.4251968503937009" table:formula="of:=[.$Z$23]*[.T21]" table:style-name="ce4">
            <text:p>3.42519685</text:p>
          </table:table-cell>
          <table:table-cell office:value-type="float" office:value="3.1496062992125982" table:formula="of:=[.$Z$23]*[.U21]" table:style-name="ce4">
            <text:p>3.149606299</text:p>
          </table:table-cell>
          <table:table-cell office:value-type="float" office:value="7.5590551181102361" table:formula="of:=[.$Z$23]*[.V21]" table:style-name="ce4">
            <text:p>7.559055118</text:p>
          </table:table-cell>
          <table:table-cell office:value-type="float" office:value="3.4251968503937009" table:formula="of:=[.$Z$23]*[.W21]" table:style-name="ce4">
            <text:p>3.42519685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4.8031496062992103" table:style-name="ce1">
            <text:p>4.803149606</text:p>
          </table:table-cell>
          <table:table-cell office:value-type="float" office:value="0.12199999999999994" table:formula="of:=[.D45]*0.0254" table:style-name="ce1">
            <text:p>0.122</text:p>
          </table:table-cell>
          <table:table-cell office:value-type="float" office:value="100128.18000000001" table:formula="of:=[.$J$3]-[.$J$1]*[.$J$2]*[.E45]" table:style-name="ce1">
            <text:p>100128.18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4.5275590551181102" table:style-name="ce1">
            <text:p>4.527559055</text:p>
          </table:table-cell>
          <table:table-cell office:value-type="float" office:value="0.11499999999999999" table:formula="of:=[.D46]*0.0254" table:style-name="ce1">
            <text:p>0.115</text:p>
          </table:table-cell>
          <table:table-cell office:value-type="float" office:value="100196.85" table:formula="of:=[.$J$3]-[.$J$1]*[.$J$2]*[.E46]" table:style-name="ce1">
            <text:p>100196.85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.30708661417323" table:style-name="ce1">
            <text:p>3.307086614</text:p>
          </table:table-cell>
          <table:table-cell office:value-type="float" office:value="8.4000000000000033E-2" table:formula="of:=[.D47]*0.0254" table:style-name="ce1">
            <text:p>0.084</text:p>
          </table:table-cell>
          <table:table-cell office:value-type="float" office:value="100500.96" table:formula="of:=[.$J$3]-[.$J$1]*[.$J$2]*[.E47]" table:style-name="ce1">
            <text:p>100500.96</text:p>
          </table:table-cell>
          <table:table-cell table:number-columns-repeated="11" table:style-name="ce1"/>
          <table:table-cell office:value-type="string" table:style-name="ce1">
            <text:p>Vel</text:p>
          </table:table-cell>
          <table:table-cell office:value-type="float" office:value="60" table:style-name="ce1">
            <text:p>60</text:p>
          </table:table-cell>
          <table:table-cell table:number-columns-repeated="16365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3.5039370078740202" table:style-name="ce1">
            <text:p>3.503937008</text:p>
          </table:table-cell>
          <table:table-cell office:value-type="float" office:value="8.9000000000000107E-2" table:formula="of:=[.D48]*0.0254" table:style-name="ce1">
            <text:p>0.089</text:p>
          </table:table-cell>
          <table:table-cell office:value-type="float" office:value="100451.91" table:formula="of:=[.$J$3]-[.$J$1]*[.$J$2]*[.E48]" table:style-name="ce1">
            <text:p>100451.91</text:p>
          </table:table-cell>
          <table:table-cell table:number-columns-repeated="11" table:style-name="ce1"/>
          <table:table-cell office:value-type="string" table:style-name="ce1">
            <text:p>Angle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3.7007874015748001" table:style-name="ce1">
            <text:p>3.700787402</text:p>
          </table:table-cell>
          <table:table-cell office:value-type="float" office:value="9.3999999999999917E-2" table:formula="of:=[.D49]*0.0254" table:style-name="ce1">
            <text:p>0.094</text:p>
          </table:table-cell>
          <table:table-cell office:value-type="float" office:value="100402.86" table:formula="of:=[.$J$3]-[.$J$1]*[.$J$2]*[.E49]" table:style-name="ce1">
            <text:p>100402.86</text:p>
          </table:table-cell>
          <table:table-cell table:number-columns-repeated="11" table:style-name="ce1"/>
          <table:table-cell office:value-type="string" table:style-name="ce4">
            <text:p>Pressure Ports</text:p>
          </table:table-cell>
          <table:table-cell office:value-type="string" table:style-name="ce4">
            <text:p>Height (mm)</text:p>
          </table:table-cell>
          <table:table-cell office:value-type="string" table:style-name="ce4">
            <text:p>Height (mm)</text:p>
          </table:table-cell>
          <table:table-cell office:value-type="string" table:style-name="ce4">
            <text:p>Height (mm)</text:p>
          </table:table-cell>
          <table:table-cell office:value-type="string" table:style-name="ce4">
            <text:p>Height (mm)</text:p>
          </table:table-cell>
          <table:table-cell office:value-type="string" table:style-name="ce4">
            <text:p>Height (mm)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3.8582677165354302" table:style-name="ce1">
            <text:p>3.858267717</text:p>
          </table:table-cell>
          <table:table-cell office:value-type="float" office:value="9.7999999999999921E-2" table:formula="of:=[.D50]*0.0254" table:style-name="ce1">
            <text:p>0.098</text:p>
          </table:table-cell>
          <table:table-cell office:value-type="float" office:value="100363.62" table:formula="of:=[.$J$3]-[.$J$1]*[.$J$2]*[.E50]" table:style-name="ce1">
            <text:p>100363.62</text:p>
          </table:table-cell>
          <table:table-cell table:number-columns-repeated="11" table:style-name="ce1"/>
          <table:table-cell office:value-type="float" office:value="1" table:style-name="ce4">
            <text:p>1</text:p>
          </table:table-cell>
          <table:table-cell office:value-type="float" office:value="50" table:style-name="ce4">
            <text:p>50</text:p>
          </table:table-cell>
          <table:table-cell office:value-type="float" office:value="90" table:style-name="ce4">
            <text:p>90</text:p>
          </table:table-cell>
          <table:table-cell office:value-type="float" office:value="193" table:style-name="ce4">
            <text:p>193</text:p>
          </table:table-cell>
          <table:table-cell office:value-type="float" office:value="255" table:style-name="ce4">
            <text:p>255</text:p>
          </table:table-cell>
          <table:table-cell office:value-type="float" office:value="124" table:style-name="ce4">
            <text:p>124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3.9370078740157499" table:style-name="ce1">
            <text:p>3.937007874</text:p>
          </table:table-cell>
          <table:table-cell office:value-type="float" office:value="0.10000000000000005" table:formula="of:=[.D51]*0.0254" table:style-name="ce1">
            <text:p>0.1</text:p>
          </table:table-cell>
          <table:table-cell office:value-type="float" office:value="100344" table:formula="of:=[.$J$3]-[.$J$1]*[.$J$2]*[.E51]" table:style-name="ce1">
            <text:p>100344</text:p>
          </table:table-cell>
          <table:table-cell table:number-columns-repeated="11" table:style-name="ce1"/>
          <table:table-cell office:value-type="float" office:value="2" table:style-name="ce4">
            <text:p>2</text:p>
          </table:table-cell>
          <table:table-cell office:value-type="float" office:value="164" table:style-name="ce4">
            <text:p>164</text:p>
          </table:table-cell>
          <table:table-cell office:value-type="float" office:value="203" table:style-name="ce4">
            <text:p>203</text:p>
          </table:table-cell>
          <table:table-cell office:value-type="float" office:value="238" table:style-name="ce4">
            <text:p>238</text:p>
          </table:table-cell>
          <table:table-cell office:value-type="float" office:value="218" table:style-name="ce4">
            <text:p>218</text:p>
          </table:table-cell>
          <table:table-cell office:value-type="float" office:value="158" table:style-name="ce4">
            <text:p>158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4.0551181102362204" table:style-name="ce1">
            <text:p>4.05511811</text:p>
          </table:table-cell>
          <table:table-cell office:value-type="float" office:value="0.10299999999999999" table:formula="of:=[.D52]*0.0254" table:style-name="ce1">
            <text:p>0.103</text:p>
          </table:table-cell>
          <table:table-cell office:value-type="float" office:value="100314.57" table:formula="of:=[.$J$3]-[.$J$1]*[.$J$2]*[.E52]" table:style-name="ce1">
            <text:p>100314.57</text:p>
          </table:table-cell>
          <table:table-cell table:number-columns-repeated="11" table:style-name="ce1"/>
          <table:table-cell office:value-type="float" office:value="3" table:style-name="ce4">
            <text:p>3</text:p>
          </table:table-cell>
          <table:table-cell office:value-type="float" office:value="170" table:style-name="ce4">
            <text:p>170</text:p>
          </table:table-cell>
          <table:table-cell office:value-type="float" office:value="195" table:style-name="ce4">
            <text:p>195</text:p>
          </table:table-cell>
          <table:table-cell office:value-type="float" office:value="218" table:style-name="ce4">
            <text:p>218</text:p>
          </table:table-cell>
          <table:table-cell office:value-type="float" office:value="154" table:style-name="ce4">
            <text:p>154</text:p>
          </table:table-cell>
          <table:table-cell office:value-type="float" office:value="155" table:style-name="ce4">
            <text:p>155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4.2519685039370101" table:style-name="ce1">
            <text:p>4.251968504</text:p>
          </table:table-cell>
          <table:table-cell office:value-type="float" office:value="0.10800000000000005" table:formula="of:=[.D53]*0.0254" table:style-name="ce1">
            <text:p>0.108</text:p>
          </table:table-cell>
          <table:table-cell office:value-type="float" office:value="100265.52" table:formula="of:=[.$J$3]-[.$J$1]*[.$J$2]*[.E53]" table:style-name="ce1">
            <text:p>100265.52</text:p>
          </table:table-cell>
          <table:table-cell table:number-columns-repeated="11" table:style-name="ce1"/>
          <table:table-cell office:value-type="float" office:value="4" table:style-name="ce4">
            <text:p>4</text:p>
          </table:table-cell>
          <table:table-cell office:value-type="float" office:value="163" table:style-name="ce4">
            <text:p>163</text:p>
          </table:table-cell>
          <table:table-cell office:value-type="float" office:value="182" table:style-name="ce4">
            <text:p>182</text:p>
          </table:table-cell>
          <table:table-cell office:value-type="float" office:value="183" table:style-name="ce4">
            <text:p>183</text:p>
          </table:table-cell>
          <table:table-cell office:value-type="float" office:value="138" table:style-name="ce4">
            <text:p>138</text:p>
          </table:table-cell>
          <table:table-cell office:value-type="float" office:value="155" table:style-name="ce4">
            <text:p>155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4.2519685039370101" table:style-name="ce1">
            <text:p>4.251968504</text:p>
          </table:table-cell>
          <table:table-cell office:value-type="float" office:value="0.10800000000000005" table:formula="of:=[.D54]*0.0254" table:style-name="ce1">
            <text:p>0.108</text:p>
          </table:table-cell>
          <table:table-cell office:value-type="float" office:value="100265.52" table:formula="of:=[.$J$3]-[.$J$1]*[.$J$2]*[.E54]" table:style-name="ce1">
            <text:p>100265.52</text:p>
          </table:table-cell>
          <table:table-cell table:number-columns-repeated="11" table:style-name="ce1"/>
          <table:table-cell office:value-type="float" office:value="5" table:style-name="ce4">
            <text:p>5</text:p>
          </table:table-cell>
          <table:table-cell office:value-type="float" office:value="156" table:style-name="ce4">
            <text:p>156</text:p>
          </table:table-cell>
          <table:table-cell office:value-type="float" office:value="172" table:style-name="ce4">
            <text:p>172</text:p>
          </table:table-cell>
          <table:table-cell office:value-type="float" office:value="164" table:style-name="ce4">
            <text:p>164</text:p>
          </table:table-cell>
          <table:table-cell office:value-type="float" office:value="138" table:style-name="ce4">
            <text:p>138</text:p>
          </table:table-cell>
          <table:table-cell office:value-type="float" office:value="155" table:style-name="ce4">
            <text:p>155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3.1496062992125999" table:style-name="ce1">
            <text:p>3.149606299</text:p>
          </table:table-cell>
          <table:table-cell office:value-type="float" office:value="8.0000000000000029E-2" table:formula="of:=[.D55]*0.0254" table:style-name="ce1">
            <text:p>0.08</text:p>
          </table:table-cell>
          <table:table-cell office:value-type="float" office:value="100540.2" table:formula="of:=[.$J$3]-[.$J$1]*[.$J$2]*[.E55]" table:style-name="ce1">
            <text:p>100540.2</text:p>
          </table:table-cell>
          <table:table-cell table:number-columns-repeated="11" table:style-name="ce1"/>
          <table:table-cell office:value-type="float" office:value="6" table:style-name="ce4">
            <text:p>6</text:p>
          </table:table-cell>
          <table:table-cell office:value-type="float" office:value="150" table:style-name="ce4">
            <text:p>150</text:p>
          </table:table-cell>
          <table:table-cell office:value-type="float" office:value="149" table:style-name="ce4">
            <text:p>149</text:p>
          </table:table-cell>
          <table:table-cell office:value-type="float" office:value="149" table:style-name="ce4">
            <text:p>149</text:p>
          </table:table-cell>
          <table:table-cell office:value-type="float" office:value="138" table:style-name="ce4">
            <text:p>138</text:p>
          </table:table-cell>
          <table:table-cell office:value-type="float" office:value="157" table:style-name="ce4">
            <text:p>157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7.4803149606299204" table:style-name="ce1">
            <text:p>7.480314961</text:p>
          </table:table-cell>
          <table:table-cell office:value-type="float" office:value="0.18999999999999997" table:formula="of:=[.D56]*0.0254" table:style-name="ce1">
            <text:p>0.19</text:p>
          </table:table-cell>
          <table:table-cell office:value-type="float" office:value="99461.1" table:formula="of:=[.$J$3]-[.$J$1]*[.$J$2]*[.E56]" table:style-name="ce1">
            <text:p>99461.1</text:p>
          </table:table-cell>
          <table:table-cell table:number-columns-repeated="11" table:style-name="ce1"/>
          <table:table-cell office:value-type="float" office:value="7" table:style-name="ce4">
            <text:p>7</text:p>
          </table:table-cell>
          <table:table-cell office:value-type="float" office:value="145" table:style-name="ce4">
            <text:p>145</text:p>
          </table:table-cell>
          <table:table-cell office:value-type="float" office:value="140" table:style-name="ce4">
            <text:p>140</text:p>
          </table:table-cell>
          <table:table-cell office:value-type="float" office:value="138" table:style-name="ce4">
            <text:p>138</text:p>
          </table:table-cell>
          <table:table-cell office:value-type="float" office:value="140" table:style-name="ce4">
            <text:p>140</text:p>
          </table:table-cell>
          <table:table-cell office:value-type="float" office:value="158" table:style-name="ce4">
            <text:p>158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6.81102362204724" table:style-name="ce1">
            <text:p>6.811023622</text:p>
          </table:table-cell>
          <table:table-cell office:value-type="float" office:value="0.17299999999999988" table:formula="of:=[.D57]*0.0254" table:style-name="ce1">
            <text:p>0.173</text:p>
          </table:table-cell>
          <table:table-cell office:value-type="float" office:value="99627.87" table:formula="of:=[.$J$3]-[.$J$1]*[.$J$2]*[.E57]" table:style-name="ce1">
            <text:p>99627.87</text:p>
          </table:table-cell>
          <table:table-cell table:number-columns-repeated="11" table:style-name="ce1"/>
          <table:table-cell office:value-type="float" office:value="8" table:style-name="ce4">
            <text:p>8</text:p>
          </table:table-cell>
          <table:table-cell office:value-type="float" office:value="132" table:style-name="ce4">
            <text:p>132</text:p>
          </table:table-cell>
          <table:table-cell office:value-type="float" office:value="131" table:style-name="ce4">
            <text:p>131</text:p>
          </table:table-cell>
          <table:table-cell office:value-type="float" office:value="123" table:style-name="ce4">
            <text:p>123</text:p>
          </table:table-cell>
          <table:table-cell office:value-type="float" office:value="140" table:style-name="ce4">
            <text:p>140</text:p>
          </table:table-cell>
          <table:table-cell office:value-type="float" office:value="158" table:style-name="ce4">
            <text:p>158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5.6692913385826804" table:style-name="ce1">
            <text:p>5.669291339</text:p>
          </table:table-cell>
          <table:table-cell office:value-type="float" office:value="0.14400000000000007" table:formula="of:=[.D58]*0.0254" table:style-name="ce1">
            <text:p>0.144</text:p>
          </table:table-cell>
          <table:table-cell office:value-type="float" office:value="99912.36" table:formula="of:=[.$J$3]-[.$J$1]*[.$J$2]*[.E58]" table:style-name="ce1">
            <text:p>99912.36</text:p>
          </table:table-cell>
          <table:table-cell table:number-columns-repeated="11" table:style-name="ce1"/>
          <table:table-cell office:value-type="float" office:value="9" table:style-name="ce4">
            <text:p>9</text:p>
          </table:table-cell>
          <table:table-cell office:value-type="float" office:value="120" table:style-name="ce4">
            <text:p>120</text:p>
          </table:table-cell>
          <table:table-cell office:value-type="float" office:value="118" table:style-name="ce4">
            <text:p>118</text:p>
          </table:table-cell>
          <table:table-cell office:value-type="float" office:value="109" table:style-name="ce4">
            <text:p>109</text:p>
          </table:table-cell>
          <table:table-cell office:value-type="float" office:value="142" table:style-name="ce4">
            <text:p>142</text:p>
          </table:table-cell>
          <table:table-cell office:value-type="float" office:value="159" table:style-name="ce4">
            <text:p>159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5.1574803149606296" table:style-name="ce1">
            <text:p>5.157480315</text:p>
          </table:table-cell>
          <table:table-cell office:value-type="float" office:value="0.13099999999999998" table:formula="of:=[.D59]*0.0254" table:style-name="ce1">
            <text:p>0.131</text:p>
          </table:table-cell>
          <table:table-cell office:value-type="float" office:value="100039.89" table:formula="of:=[.$J$3]-[.$J$1]*[.$J$2]*[.E59]" table:style-name="ce1">
            <text:p>100039.89</text:p>
          </table:table-cell>
          <table:table-cell table:number-columns-repeated="11" table:style-name="ce1"/>
          <table:table-cell office:value-type="float" office:value="10" table:style-name="ce4">
            <text:p>10</text:p>
          </table:table-cell>
          <table:table-cell office:value-type="float" office:value="130" table:style-name="ce4">
            <text:p>130</text:p>
          </table:table-cell>
          <table:table-cell office:value-type="float" office:value="83" table:style-name="ce4">
            <text:p>83</text:p>
          </table:table-cell>
          <table:table-cell office:value-type="float" office:value="54" table:style-name="ce4">
            <text:p>54</text:p>
          </table:table-cell>
          <table:table-cell office:value-type="float" office:value="56" table:style-name="ce4">
            <text:p>56</text:p>
          </table:table-cell>
          <table:table-cell office:value-type="float" office:value="70" table:style-name="ce4">
            <text:p>70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5.0393700787401601" table:style-name="ce1">
            <text:p>5.039370079</text:p>
          </table:table-cell>
          <table:table-cell office:value-type="float" office:value="0.12800000000000006" table:formula="of:=[.D60]*0.0254" table:style-name="ce1">
            <text:p>0.128</text:p>
          </table:table-cell>
          <table:table-cell office:value-type="float" office:value="100069.31999999999" table:formula="of:=[.$J$3]-[.$J$1]*[.$J$2]*[.E60]" table:style-name="ce1">
            <text:p>100069.32</text:p>
          </table:table-cell>
          <table:table-cell table:number-columns-repeated="11" table:style-name="ce1"/>
          <table:table-cell office:value-type="float" office:value="11" table:style-name="ce4">
            <text:p>11</text:p>
          </table:table-cell>
          <table:table-cell office:value-type="float" office:value="119" table:style-name="ce4">
            <text:p>119</text:p>
          </table:table-cell>
          <table:table-cell office:value-type="float" office:value="84" table:style-name="ce4">
            <text:p>84</text:p>
          </table:table-cell>
          <table:table-cell office:value-type="float" office:value="63" table:style-name="ce4">
            <text:p>63</text:p>
          </table:table-cell>
          <table:table-cell office:value-type="float" office:value="67" table:style-name="ce4">
            <text:p>67</text:p>
          </table:table-cell>
          <table:table-cell office:value-type="float" office:value="78" table:style-name="ce4">
            <text:p>78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.127" table:formula="of:=[.D61]*0.0254" table:style-name="ce1">
            <text:p>0.127</text:p>
          </table:table-cell>
          <table:table-cell office:value-type="float" office:value="100079.13" table:formula="of:=[.$J$3]-[.$J$1]*[.$J$2]*[.E61]" table:style-name="ce1">
            <text:p>100079.13</text:p>
          </table:table-cell>
          <table:table-cell table:number-columns-repeated="11" table:style-name="ce1"/>
          <table:table-cell office:value-type="float" office:value="12" table:style-name="ce4">
            <text:p>12</text:p>
          </table:table-cell>
          <table:table-cell office:value-type="float" office:value="110" table:style-name="ce4">
            <text:p>110</text:p>
          </table:table-cell>
          <table:table-cell office:value-type="float" office:value="88" table:style-name="ce4">
            <text:p>88</text:p>
          </table:table-cell>
          <table:table-cell office:value-type="float" office:value="73" table:style-name="ce4">
            <text:p>73</text:p>
          </table:table-cell>
          <table:table-cell office:value-type="float" office:value="77" table:style-name="ce4">
            <text:p>77</text:p>
          </table:table-cell>
          <table:table-cell office:value-type="float" office:value="90" table:style-name="ce4">
            <text:p>90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5.0787401574803201" table:style-name="ce1">
            <text:p>5.078740157</text:p>
          </table:table-cell>
          <table:table-cell office:value-type="float" office:value="0.12900000000000011" table:formula="of:=[.D62]*0.0254" table:style-name="ce1">
            <text:p>0.129</text:p>
          </table:table-cell>
          <table:table-cell office:value-type="float" office:value="100059.51" table:formula="of:=[.$J$3]-[.$J$1]*[.$J$2]*[.E62]" table:style-name="ce1">
            <text:p>100059.51</text:p>
          </table:table-cell>
          <table:table-cell table:number-columns-repeated="11" table:style-name="ce1"/>
          <table:table-cell office:value-type="float" office:value="13" table:style-name="ce4">
            <text:p>13</text:p>
          </table:table-cell>
          <table:table-cell office:value-type="float" office:value="109" table:style-name="ce4">
            <text:p>109</text:p>
          </table:table-cell>
          <table:table-cell office:value-type="float" office:value="92" table:style-name="ce4">
            <text:p>92</text:p>
          </table:table-cell>
          <table:table-cell office:value-type="float" office:value="78" table:style-name="ce4">
            <text:p>78</text:p>
          </table:table-cell>
          <table:table-cell office:value-type="float" office:value="84" table:style-name="ce4">
            <text:p>84</text:p>
          </table:table-cell>
          <table:table-cell office:value-type="float" office:value="95" table:style-name="ce4">
            <text:p>95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4.9212598425196896" table:style-name="ce1">
            <text:p>4.921259843</text:p>
          </table:table-cell>
          <table:table-cell office:value-type="float" office:value="0.12500000000000011" table:formula="of:=[.D63]*0.0254" table:style-name="ce1">
            <text:p>0.125</text:p>
          </table:table-cell>
          <table:table-cell office:value-type="float" office:value="100098.75" table:formula="of:=[.$J$3]-[.$J$1]*[.$J$2]*[.E63]" table:style-name="ce1">
            <text:p>100098.75</text:p>
          </table:table-cell>
          <table:table-cell table:number-columns-repeated="11" table:style-name="ce1"/>
          <table:table-cell office:value-type="float" office:value="14" table:style-name="ce4">
            <text:p>14</text:p>
          </table:table-cell>
          <table:table-cell office:value-type="float" office:value="113" table:style-name="ce4">
            <text:p>113</text:p>
          </table:table-cell>
          <table:table-cell office:value-type="float" office:value="97" table:style-name="ce4">
            <text:p>97</text:p>
          </table:table-cell>
          <table:table-cell office:value-type="float" office:value="83" table:style-name="ce4">
            <text:p>83</text:p>
          </table:table-cell>
          <table:table-cell office:value-type="float" office:value="90" table:style-name="ce4">
            <text:p>90</text:p>
          </table:table-cell>
          <table:table-cell office:value-type="float" office:value="105" table:style-name="ce4">
            <text:p>105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4.8425196850393704" table:style-name="ce1">
            <text:p>4.842519685</text:p>
          </table:table-cell>
          <table:table-cell office:value-type="float" office:value="0.123" table:formula="of:=[.D64]*0.0254" table:style-name="ce1">
            <text:p>0.123</text:p>
          </table:table-cell>
          <table:table-cell office:value-type="float" office:value="100118.37" table:formula="of:=[.$J$3]-[.$J$1]*[.$J$2]*[.E64]" table:style-name="ce1">
            <text:p>100118.37</text:p>
          </table:table-cell>
          <table:table-cell table:number-columns-repeated="11" table:style-name="ce1"/>
          <table:table-cell office:value-type="float" office:value="15" table:style-name="ce4">
            <text:p>15</text:p>
          </table:table-cell>
          <table:table-cell office:value-type="float" office:value="112" table:style-name="ce4">
            <text:p>112</text:p>
          </table:table-cell>
          <table:table-cell office:value-type="float" office:value="98" table:style-name="ce4">
            <text:p>98</text:p>
          </table:table-cell>
          <table:table-cell office:value-type="float" office:value="86" table:style-name="ce4">
            <text:p>86</text:p>
          </table:table-cell>
          <table:table-cell office:value-type="float" office:value="94" table:style-name="ce4">
            <text:p>94</text:p>
          </table:table-cell>
          <table:table-cell office:value-type="float" office:value="110" table:style-name="ce4">
            <text:p>110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3.18897637795276" table:style-name="ce1">
            <text:p>3.188976378</text:p>
          </table:table-cell>
          <table:table-cell office:value-type="float" office:value="8.10000000000001E-2" table:formula="of:=[.D65]*0.0254" table:style-name="ce1">
            <text:p>0.081</text:p>
          </table:table-cell>
          <table:table-cell office:value-type="float" office:value="100530.39" table:formula="of:=[.$J$3]-[.$J$1]*[.$J$2]*[.E65]" table:style-name="ce1">
            <text:p>100530.39</text:p>
          </table:table-cell>
          <table:table-cell table:number-columns-repeated="11" table:style-name="ce1"/>
          <table:table-cell office:value-type="float" office:value="16" table:style-name="ce4">
            <text:p>16</text:p>
          </table:table-cell>
          <table:table-cell office:value-type="float" office:value="108" table:style-name="ce4">
            <text:p>108</text:p>
          </table:table-cell>
          <table:table-cell office:value-type="float" office:value="98" table:style-name="ce4">
            <text:p>98</text:p>
          </table:table-cell>
          <table:table-cell office:value-type="float" office:value="89" table:style-name="ce4">
            <text:p>89</text:p>
          </table:table-cell>
          <table:table-cell office:value-type="float" office:value="99" table:style-name="ce4">
            <text:p>99</text:p>
          </table:table-cell>
          <table:table-cell office:value-type="float" office:value="115" table:style-name="ce4">
            <text:p>115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3.3464566929133901" table:style-name="ce1">
            <text:p>3.346456693</text:p>
          </table:table-cell>
          <table:table-cell office:value-type="float" office:value="8.5000000000000103E-2" table:formula="of:=[.D66]*0.0254" table:style-name="ce1">
            <text:p>0.085</text:p>
          </table:table-cell>
          <table:table-cell office:value-type="float" office:value="100491.15" table:formula="of:=[.$J$3]-[.$J$1]*[.$J$2]*[.E66]" table:style-name="ce1">
            <text:p>100491.15</text:p>
          </table:table-cell>
          <table:table-cell table:number-columns-repeated="11" table:style-name="ce1"/>
          <table:table-cell office:value-type="float" office:value="17" table:style-name="ce4">
            <text:p>17</text:p>
          </table:table-cell>
          <table:table-cell office:value-type="float" office:value="111" table:style-name="ce4">
            <text:p>111</text:p>
          </table:table-cell>
          <table:table-cell office:value-type="float" office:value="104" table:style-name="ce4">
            <text:p>104</text:p>
          </table:table-cell>
          <table:table-cell office:value-type="float" office:value="92" table:style-name="ce4">
            <text:p>92</text:p>
          </table:table-cell>
          <table:table-cell office:value-type="float" office:value="105" table:style-name="ce4">
            <text:p>105</text:p>
          </table:table-cell>
          <table:table-cell office:value-type="float" office:value="120" table:style-name="ce4">
            <text:p>120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3.6220472440944902" table:style-name="ce1">
            <text:p>3.622047244</text:p>
          </table:table-cell>
          <table:table-cell office:value-type="float" office:value="9.2000000000000054E-2" table:formula="of:=[.D67]*0.0254" table:style-name="ce1">
            <text:p>0.092</text:p>
          </table:table-cell>
          <table:table-cell office:value-type="float" office:value="100422.48" table:formula="of:=[.$J$3]-[.$J$1]*[.$J$2]*[.E67]" table:style-name="ce1">
            <text:p>100422.48</text:p>
          </table:table-cell>
          <table:table-cell table:number-columns-repeated="11" table:style-name="ce1"/>
          <table:table-cell office:value-type="float" office:value="18" table:style-name="ce4">
            <text:p>18</text:p>
          </table:table-cell>
          <table:table-cell office:value-type="float" office:value="183" table:style-name="ce4">
            <text:p>183</text:p>
          </table:table-cell>
          <table:table-cell office:value-type="float" office:value="236" table:style-name="ce4">
            <text:p>236</text:p>
          </table:table-cell>
          <table:table-cell office:value-type="float" office:value="249" table:style-name="ce4">
            <text:p>249</text:p>
          </table:table-cell>
          <table:table-cell office:value-type="float" office:value="217" table:style-name="ce4">
            <text:p>217</text:p>
          </table:table-cell>
          <table:table-cell office:value-type="float" office:value="60" table:style-name="ce4">
            <text:p>60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3.7401574803149602" table:style-name="ce1">
            <text:p>3.74015748</text:p>
          </table:table-cell>
          <table:table-cell office:value-type="float" office:value="9.4999999999999987E-2" table:formula="of:=[.D68]*0.0254" table:style-name="ce1">
            <text:p>0.095</text:p>
          </table:table-cell>
          <table:table-cell office:value-type="float" office:value="100393.05" table:formula="of:=[.$J$3]-[.$J$1]*[.$J$2]*[.E68]" table:style-name="ce1">
            <text:p>100393.05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4.0551181102362204" table:style-name="ce1">
            <text:p>4.05511811</text:p>
          </table:table-cell>
          <table:table-cell office:value-type="float" office:value="0.10299999999999999" table:formula="of:=[.D69]*0.0254" table:style-name="ce1">
            <text:p>0.103</text:p>
          </table:table-cell>
          <table:table-cell office:value-type="float" office:value="100314.57" table:formula="of:=[.$J$3]-[.$J$1]*[.$J$2]*[.E69]" table:style-name="ce1">
            <text:p>100314.57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4.0551181102362204" table:style-name="ce1">
            <text:p>4.05511811</text:p>
          </table:table-cell>
          <table:table-cell office:value-type="float" office:value="0.10299999999999999" table:formula="of:=[.D70]*0.0254" table:style-name="ce1">
            <text:p>0.103</text:p>
          </table:table-cell>
          <table:table-cell office:value-type="float" office:value="100314.57" table:formula="of:=[.$J$3]-[.$J$1]*[.$J$2]*[.E70]" table:style-name="ce1">
            <text:p>100314.57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4.1338582677165396" table:style-name="ce1">
            <text:p>4.133858268</text:p>
          </table:table-cell>
          <table:table-cell office:value-type="float" office:value="0.10500000000000011" table:formula="of:=[.D71]*0.0254" table:style-name="ce1">
            <text:p>0.105</text:p>
          </table:table-cell>
          <table:table-cell office:value-type="float" office:value="100294.95" table:formula="of:=[.$J$3]-[.$J$1]*[.$J$2]*[.E71]" table:style-name="ce1">
            <text:p>100294.95</text:p>
          </table:table-cell>
          <table:table-cell table:number-columns-repeated="11" table:style-name="ce1"/>
          <table:table-cell office:value-type="string" table:style-name="ce1">
            <text:p>Vel</text:p>
          </table:table-cell>
          <table:table-cell office:value-type="float" office:value="60" table:style-name="ce1">
            <text:p>60</text:p>
          </table:table-cell>
          <table:table-cell table:number-columns-repeated="16365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4.2913385826771702" table:style-name="ce1">
            <text:p>4.291338583</text:p>
          </table:table-cell>
          <table:table-cell office:value-type="float" office:value="0.10900000000000012" table:formula="of:=[.D72]*0.0254" table:style-name="ce1">
            <text:p>0.109</text:p>
          </table:table-cell>
          <table:table-cell office:value-type="float" office:value="100255.70999999999" table:formula="of:=[.$J$3]-[.$J$1]*[.$J$2]*[.E72]" table:style-name="ce1">
            <text:p>100255.71</text:p>
          </table:table-cell>
          <table:table-cell table:number-columns-repeated="11" table:style-name="ce1"/>
          <table:table-cell office:value-type="string" table:style-name="ce1">
            <text:p>Angle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7.5590551181102397" table:style-name="ce1">
            <text:p>7.559055118</text:p>
          </table:table-cell>
          <table:table-cell office:value-type="float" office:value="0.19200000000000009" table:formula="of:=[.D73]*0.0254" table:style-name="ce1">
            <text:p>0.192</text:p>
          </table:table-cell>
          <table:table-cell office:value-type="float" office:value="99441.48" table:formula="of:=[.$J$3]-[.$J$1]*[.$J$2]*[.E73]" table:style-name="ce1">
            <text:p>99441.48</text:p>
          </table:table-cell>
          <table:table-cell table:number-columns-repeated="11" table:style-name="ce1"/>
          <table:table-cell office:value-type="string" table:style-name="ce4">
            <text:p>Pressure Ports</text:p>
          </table:table-cell>
          <table:table-cell office:value-type="string" table:style-name="ce4">
            <text:p>Height (in)</text:p>
          </table:table-cell>
          <table:table-cell office:value-type="string" table:style-name="ce4">
            <text:p>Height (in)</text:p>
          </table:table-cell>
          <table:table-cell office:value-type="string" table:style-name="ce4">
            <text:p>Height (in)</text:p>
          </table:table-cell>
          <table:table-cell office:value-type="string" table:style-name="ce4">
            <text:p>Height (in)</text:p>
          </table:table-cell>
          <table:table-cell office:value-type="string" table:style-name="ce4">
            <text:p>Height (in)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4.9212598425196896" table:style-name="ce1">
            <text:p>4.921259843</text:p>
          </table:table-cell>
          <table:table-cell office:value-type="float" office:value="0.12500000000000011" table:formula="of:=[.D74]*0.0254" table:style-name="ce1">
            <text:p>0.125</text:p>
          </table:table-cell>
          <table:table-cell office:value-type="float" office:value="100098.75" table:formula="of:=[.$J$3]-[.$J$1]*[.$J$2]*[.E74]" table:style-name="ce1">
            <text:p>100098.75</text:p>
          </table:table-cell>
          <table:table-cell table:number-columns-repeated="11" table:style-name="ce1"/>
          <table:table-cell office:value-type="float" office:value="1" table:style-name="ce4">
            <text:p>1</text:p>
          </table:table-cell>
          <table:table-cell office:value-type="float" office:value="1.9685039370078741" table:formula="of:=[.$Z$23]*[.S50]" table:style-name="ce4">
            <text:p>1.968503937</text:p>
          </table:table-cell>
          <table:table-cell office:value-type="float" office:value="3.5433070866141732" table:formula="of:=[.$Z$23]*[.T50]" table:style-name="ce4">
            <text:p>3.543307087</text:p>
          </table:table-cell>
          <table:table-cell office:value-type="float" office:value="7.5984251968503935" table:formula="of:=[.$Z$23]*[.U50]" table:style-name="ce4">
            <text:p>7.598425197</text:p>
          </table:table-cell>
          <table:table-cell office:value-type="float" office:value="10.039370078740157" table:formula="of:=[.$Z$23]*[.V50]" table:style-name="ce4">
            <text:p>10.03937008</text:p>
          </table:table-cell>
          <table:table-cell office:value-type="float" office:value="4.8818897637795278" table:formula="of:=[.$Z$23]*[.W50]" table:style-name="ce4">
            <text:p>4.881889764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5.4330708661417297" table:style-name="ce1">
            <text:p>5.433070866</text:p>
          </table:table-cell>
          <table:table-cell office:value-type="float" office:value="0.13799999999999993" table:formula="of:=[.D75]*0.0254" table:style-name="ce1">
            <text:p>0.138</text:p>
          </table:table-cell>
          <table:table-cell office:value-type="float" office:value="99971.22" table:formula="of:=[.$J$3]-[.$J$1]*[.$J$2]*[.E75]" table:style-name="ce1">
            <text:p>99971.22</text:p>
          </table:table-cell>
          <table:table-cell table:number-columns-repeated="11" table:style-name="ce1"/>
          <table:table-cell office:value-type="float" office:value="2" table:style-name="ce4">
            <text:p>2</text:p>
          </table:table-cell>
          <table:table-cell office:value-type="float" office:value="6.4566929133858268" table:formula="of:=[.$Z$23]*[.S51]" table:style-name="ce4">
            <text:p>6.456692913</text:p>
          </table:table-cell>
          <table:table-cell office:value-type="float" office:value="7.9921259842519685" table:formula="of:=[.$Z$23]*[.T51]" table:style-name="ce4">
            <text:p>7.992125984</text:p>
          </table:table-cell>
          <table:table-cell office:value-type="float" office:value="9.3700787401574797" table:formula="of:=[.$Z$23]*[.U51]" table:style-name="ce4">
            <text:p>9.37007874</text:p>
          </table:table-cell>
          <table:table-cell office:value-type="float" office:value="8.5826771653543314" table:formula="of:=[.$Z$23]*[.V51]" table:style-name="ce4">
            <text:p>8.582677165</text:p>
          </table:table-cell>
          <table:table-cell office:value-type="float" office:value="6.2204724409448815" table:formula="of:=[.$Z$23]*[.W51]" table:style-name="ce4">
            <text:p>6.220472441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5.3937007874015803" table:style-name="ce1">
            <text:p>5.393700787</text:p>
          </table:table-cell>
          <table:table-cell office:value-type="float" office:value="0.13700000000000012" table:formula="of:=[.D76]*0.0254" table:style-name="ce1">
            <text:p>0.137</text:p>
          </table:table-cell>
          <table:table-cell office:value-type="float" office:value="99981.03" table:formula="of:=[.$J$3]-[.$J$1]*[.$J$2]*[.E76]" table:style-name="ce1">
            <text:p>99981.03</text:p>
          </table:table-cell>
          <table:table-cell table:number-columns-repeated="11" table:style-name="ce1"/>
          <table:table-cell office:value-type="float" office:value="3" table:style-name="ce4">
            <text:p>3</text:p>
          </table:table-cell>
          <table:table-cell office:value-type="float" office:value="6.6929133858267713" table:formula="of:=[.$Z$23]*[.S52]" table:style-name="ce4">
            <text:p>6.692913386</text:p>
          </table:table-cell>
          <table:table-cell office:value-type="float" office:value="7.6771653543307083" table:formula="of:=[.$Z$23]*[.T52]" table:style-name="ce4">
            <text:p>7.677165354</text:p>
          </table:table-cell>
          <table:table-cell office:value-type="float" office:value="8.5826771653543314" table:formula="of:=[.$Z$23]*[.U52]" table:style-name="ce4">
            <text:p>8.582677165</text:p>
          </table:table-cell>
          <table:table-cell office:value-type="float" office:value="6.0629921259842519" table:formula="of:=[.$Z$23]*[.V52]" table:style-name="ce4">
            <text:p>6.062992126</text:p>
          </table:table-cell>
          <table:table-cell office:value-type="float" office:value="6.1023622047244093" table:formula="of:=[.$Z$23]*[.W52]" table:style-name="ce4">
            <text:p>6.102362205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5.3543307086614202" table:style-name="ce1">
            <text:p>5.354330709</text:p>
          </table:table-cell>
          <table:table-cell office:value-type="float" office:value="0.13600000000000007" table:formula="of:=[.D77]*0.0254" table:style-name="ce1">
            <text:p>0.136</text:p>
          </table:table-cell>
          <table:table-cell office:value-type="float" office:value="99990.84" table:formula="of:=[.$J$3]-[.$J$1]*[.$J$2]*[.E77]" table:style-name="ce1">
            <text:p>99990.84</text:p>
          </table:table-cell>
          <table:table-cell table:number-columns-repeated="11" table:style-name="ce1"/>
          <table:table-cell office:value-type="float" office:value="4" table:style-name="ce4">
            <text:p>4</text:p>
          </table:table-cell>
          <table:table-cell office:value-type="float" office:value="6.4173228346456694" table:formula="of:=[.$Z$23]*[.S53]" table:style-name="ce4">
            <text:p>6.417322835</text:p>
          </table:table-cell>
          <table:table-cell office:value-type="float" office:value="7.1653543307086611" table:formula="of:=[.$Z$23]*[.T53]" table:style-name="ce4">
            <text:p>7.165354331</text:p>
          </table:table-cell>
          <table:table-cell office:value-type="float" office:value="7.2047244094488185" table:formula="of:=[.$Z$23]*[.U53]" table:style-name="ce4">
            <text:p>7.204724409</text:p>
          </table:table-cell>
          <table:table-cell office:value-type="float" office:value="5.4330708661417324" table:formula="of:=[.$Z$23]*[.V53]" table:style-name="ce4">
            <text:p>5.433070866</text:p>
          </table:table-cell>
          <table:table-cell office:value-type="float" office:value="6.1023622047244093" table:formula="of:=[.$Z$23]*[.W53]" table:style-name="ce4">
            <text:p>6.102362205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5.3937007874015803" table:style-name="ce1">
            <text:p>5.393700787</text:p>
          </table:table-cell>
          <table:table-cell office:value-type="float" office:value="0.13700000000000012" table:formula="of:=[.D78]*0.0254" table:style-name="ce1">
            <text:p>0.137</text:p>
          </table:table-cell>
          <table:table-cell office:value-type="float" office:value="99981.03" table:formula="of:=[.$J$3]-[.$J$1]*[.$J$2]*[.E78]" table:style-name="ce1">
            <text:p>99981.03</text:p>
          </table:table-cell>
          <table:table-cell table:number-columns-repeated="11" table:style-name="ce1"/>
          <table:table-cell office:value-type="float" office:value="5" table:style-name="ce4">
            <text:p>5</text:p>
          </table:table-cell>
          <table:table-cell office:value-type="float" office:value="6.1417322834645667" table:formula="of:=[.$Z$23]*[.S54]" table:style-name="ce4">
            <text:p>6.141732283</text:p>
          </table:table-cell>
          <table:table-cell office:value-type="float" office:value="6.7716535433070861" table:formula="of:=[.$Z$23]*[.T54]" table:style-name="ce4">
            <text:p>6.771653543</text:p>
          </table:table-cell>
          <table:table-cell office:value-type="float" office:value="6.4566929133858268" table:formula="of:=[.$Z$23]*[.U54]" table:style-name="ce4">
            <text:p>6.456692913</text:p>
          </table:table-cell>
          <table:table-cell office:value-type="float" office:value="5.4330708661417324" table:formula="of:=[.$Z$23]*[.V54]" table:style-name="ce4">
            <text:p>5.433070866</text:p>
          </table:table-cell>
          <table:table-cell office:value-type="float" office:value="6.1023622047244093" table:formula="of:=[.$Z$23]*[.W54]" table:style-name="ce4">
            <text:p>6.102362205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5.3543307086614202" table:style-name="ce1">
            <text:p>5.354330709</text:p>
          </table:table-cell>
          <table:table-cell office:value-type="float" office:value="0.13600000000000007" table:formula="of:=[.D79]*0.0254" table:style-name="ce1">
            <text:p>0.136</text:p>
          </table:table-cell>
          <table:table-cell office:value-type="float" office:value="99990.84" table:formula="of:=[.$J$3]-[.$J$1]*[.$J$2]*[.E79]" table:style-name="ce1">
            <text:p>99990.84</text:p>
          </table:table-cell>
          <table:table-cell table:number-columns-repeated="11" table:style-name="ce1"/>
          <table:table-cell office:value-type="float" office:value="6" table:style-name="ce4">
            <text:p>6</text:p>
          </table:table-cell>
          <table:table-cell office:value-type="float" office:value="5.9055118110236222" table:formula="of:=[.$Z$23]*[.S55]" table:style-name="ce4">
            <text:p>5.905511811</text:p>
          </table:table-cell>
          <table:table-cell office:value-type="float" office:value="5.8661417322834648" table:formula="of:=[.$Z$23]*[.T55]" table:style-name="ce4">
            <text:p>5.866141732</text:p>
          </table:table-cell>
          <table:table-cell office:value-type="float" office:value="5.8661417322834648" table:formula="of:=[.$Z$23]*[.U55]" table:style-name="ce4">
            <text:p>5.866141732</text:p>
          </table:table-cell>
          <table:table-cell office:value-type="float" office:value="5.4330708661417324" table:formula="of:=[.$Z$23]*[.V55]" table:style-name="ce4">
            <text:p>5.433070866</text:p>
          </table:table-cell>
          <table:table-cell office:value-type="float" office:value="6.1811023622047241" table:formula="of:=[.$Z$23]*[.W55]" table:style-name="ce4">
            <text:p>6.181102362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5.4330708661417297" table:style-name="ce1">
            <text:p>5.433070866</text:p>
          </table:table-cell>
          <table:table-cell office:value-type="float" office:value="0.13799999999999993" table:formula="of:=[.D80]*0.0254" table:style-name="ce1">
            <text:p>0.138</text:p>
          </table:table-cell>
          <table:table-cell office:value-type="float" office:value="99971.22" table:formula="of:=[.$J$3]-[.$J$1]*[.$J$2]*[.E80]" table:style-name="ce1">
            <text:p>99971.22</text:p>
          </table:table-cell>
          <table:table-cell table:number-columns-repeated="11" table:style-name="ce1"/>
          <table:table-cell office:value-type="float" office:value="7" table:style-name="ce4">
            <text:p>7</text:p>
          </table:table-cell>
          <table:table-cell office:value-type="float" office:value="5.7086614173228343" table:formula="of:=[.$Z$23]*[.S56]" table:style-name="ce4">
            <text:p>5.708661417</text:p>
          </table:table-cell>
          <table:table-cell office:value-type="float" office:value="5.5118110236220472" table:formula="of:=[.$Z$23]*[.T56]" table:style-name="ce4">
            <text:p>5.511811024</text:p>
          </table:table-cell>
          <table:table-cell office:value-type="float" office:value="5.4330708661417324" table:formula="of:=[.$Z$23]*[.U56]" table:style-name="ce4">
            <text:p>5.433070866</text:p>
          </table:table-cell>
          <table:table-cell office:value-type="float" office:value="5.5118110236220472" table:formula="of:=[.$Z$23]*[.V56]" table:style-name="ce4">
            <text:p>5.511811024</text:p>
          </table:table-cell>
          <table:table-cell office:value-type="float" office:value="6.2204724409448815" table:formula="of:=[.$Z$23]*[.W56]" table:style-name="ce4">
            <text:p>6.220472441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5.4330708661417297" table:style-name="ce1">
            <text:p>5.433070866</text:p>
          </table:table-cell>
          <table:table-cell office:value-type="float" office:value="0.13799999999999993" table:formula="of:=[.D81]*0.0254" table:style-name="ce1">
            <text:p>0.138</text:p>
          </table:table-cell>
          <table:table-cell office:value-type="float" office:value="99971.22" table:formula="of:=[.$J$3]-[.$J$1]*[.$J$2]*[.E81]" table:style-name="ce1">
            <text:p>99971.22</text:p>
          </table:table-cell>
          <table:table-cell table:number-columns-repeated="11" table:style-name="ce1"/>
          <table:table-cell office:value-type="float" office:value="8" table:style-name="ce4">
            <text:p>8</text:p>
          </table:table-cell>
          <table:table-cell office:value-type="float" office:value="5.1968503937007871" table:formula="of:=[.$Z$23]*[.S57]" table:style-name="ce4">
            <text:p>5.196850394</text:p>
          </table:table-cell>
          <table:table-cell office:value-type="float" office:value="5.1574803149606296" table:formula="of:=[.$Z$23]*[.T57]" table:style-name="ce4">
            <text:p>5.157480315</text:p>
          </table:table-cell>
          <table:table-cell office:value-type="float" office:value="4.8425196850393704" table:formula="of:=[.$Z$23]*[.U57]" table:style-name="ce4">
            <text:p>4.842519685</text:p>
          </table:table-cell>
          <table:table-cell office:value-type="float" office:value="5.5118110236220472" table:formula="of:=[.$Z$23]*[.V57]" table:style-name="ce4">
            <text:p>5.511811024</text:p>
          </table:table-cell>
          <table:table-cell office:value-type="float" office:value="6.2204724409448815" table:formula="of:=[.$Z$23]*[.W57]" table:style-name="ce4">
            <text:p>6.220472441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5.4330708661417297" table:style-name="ce1">
            <text:p>5.433070866</text:p>
          </table:table-cell>
          <table:table-cell office:value-type="float" office:value="0.13799999999999993" table:formula="of:=[.D82]*0.0254" table:style-name="ce1">
            <text:p>0.138</text:p>
          </table:table-cell>
          <table:table-cell office:value-type="float" office:value="99971.22" table:formula="of:=[.$J$3]-[.$J$1]*[.$J$2]*[.E82]" table:style-name="ce1">
            <text:p>99971.22</text:p>
          </table:table-cell>
          <table:table-cell table:number-columns-repeated="11" table:style-name="ce1"/>
          <table:table-cell office:value-type="float" office:value="9" table:style-name="ce4">
            <text:p>9</text:p>
          </table:table-cell>
          <table:table-cell office:value-type="float" office:value="4.7244094488188972" table:formula="of:=[.$Z$23]*[.S58]" table:style-name="ce4">
            <text:p>4.724409449</text:p>
          </table:table-cell>
          <table:table-cell office:value-type="float" office:value="4.6456692913385824" table:formula="of:=[.$Z$23]*[.T58]" table:style-name="ce4">
            <text:p>4.645669291</text:p>
          </table:table-cell>
          <table:table-cell office:value-type="float" office:value="4.2913385826771657" table:formula="of:=[.$Z$23]*[.U58]" table:style-name="ce4">
            <text:p>4.291338583</text:p>
          </table:table-cell>
          <table:table-cell office:value-type="float" office:value="5.590551181102362" table:formula="of:=[.$Z$23]*[.V58]" table:style-name="ce4">
            <text:p>5.590551181</text:p>
          </table:table-cell>
          <table:table-cell office:value-type="float" office:value="6.2598425196850389" table:formula="of:=[.$Z$23]*[.W58]" table:style-name="ce4">
            <text:p>6.25984252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3.4645669291338601" table:style-name="ce1">
            <text:p>3.464566929</text:p>
          </table:table-cell>
          <table:table-cell office:value-type="float" office:value="8.8000000000000037E-2" table:formula="of:=[.D83]*0.0254" table:style-name="ce1">
            <text:p>0.088</text:p>
          </table:table-cell>
          <table:table-cell office:value-type="float" office:value="100461.72" table:formula="of:=[.$J$3]-[.$J$1]*[.$J$2]*[.E83]" table:style-name="ce1">
            <text:p>100461.72</text:p>
          </table:table-cell>
          <table:table-cell table:number-columns-repeated="11" table:style-name="ce1"/>
          <table:table-cell office:value-type="float" office:value="10" table:style-name="ce4">
            <text:p>10</text:p>
          </table:table-cell>
          <table:table-cell office:value-type="float" office:value="5.1181102362204722" table:formula="of:=[.$Z$23]*[.S59]" table:style-name="ce4">
            <text:p>5.118110236</text:p>
          </table:table-cell>
          <table:table-cell office:value-type="float" office:value="3.2677165354330708" table:formula="of:=[.$Z$23]*[.T59]" table:style-name="ce4">
            <text:p>3.267716535</text:p>
          </table:table-cell>
          <table:table-cell office:value-type="float" office:value="2.1259842519685037" table:formula="of:=[.$Z$23]*[.U59]" table:style-name="ce4">
            <text:p>2.125984252</text:p>
          </table:table-cell>
          <table:table-cell office:value-type="float" office:value="2.204724409448819" table:formula="of:=[.$Z$23]*[.V59]" table:style-name="ce4">
            <text:p>2.204724409</text:p>
          </table:table-cell>
          <table:table-cell office:value-type="float" office:value="2.7559055118110236" table:formula="of:=[.$Z$23]*[.W59]" table:style-name="ce4">
            <text:p>2.755905512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3.6220472440944902" table:style-name="ce1">
            <text:p>3.622047244</text:p>
          </table:table-cell>
          <table:table-cell office:value-type="float" office:value="9.2000000000000054E-2" table:formula="of:=[.D84]*0.0254" table:style-name="ce1">
            <text:p>0.092</text:p>
          </table:table-cell>
          <table:table-cell office:value-type="float" office:value="100422.48" table:formula="of:=[.$J$3]-[.$J$1]*[.$J$2]*[.E84]" table:style-name="ce1">
            <text:p>100422.48</text:p>
          </table:table-cell>
          <table:table-cell table:number-columns-repeated="11" table:style-name="ce1"/>
          <table:table-cell office:value-type="float" office:value="11" table:style-name="ce4">
            <text:p>11</text:p>
          </table:table-cell>
          <table:table-cell office:value-type="float" office:value="4.6850393700787398" table:formula="of:=[.$Z$23]*[.S60]" table:style-name="ce4">
            <text:p>4.68503937</text:p>
          </table:table-cell>
          <table:table-cell office:value-type="float" office:value="3.3070866141732282" table:formula="of:=[.$Z$23]*[.T60]" table:style-name="ce4">
            <text:p>3.307086614</text:p>
          </table:table-cell>
          <table:table-cell office:value-type="float" office:value="2.4803149606299213" table:formula="of:=[.$Z$23]*[.U60]" table:style-name="ce4">
            <text:p>2.480314961</text:p>
          </table:table-cell>
          <table:table-cell office:value-type="float" office:value="2.6377952755905509" table:formula="of:=[.$Z$23]*[.V60]" table:style-name="ce4">
            <text:p>2.637795276</text:p>
          </table:table-cell>
          <table:table-cell office:value-type="float" office:value="3.0708661417322833" table:formula="of:=[.$Z$23]*[.W60]" table:style-name="ce4">
            <text:p>3.070866142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3.9370078740157499" table:style-name="ce1">
            <text:p>3.937007874</text:p>
          </table:table-cell>
          <table:table-cell office:value-type="float" office:value="0.10000000000000005" table:formula="of:=[.D85]*0.0254" table:style-name="ce1">
            <text:p>0.1</text:p>
          </table:table-cell>
          <table:table-cell office:value-type="float" office:value="100344" table:formula="of:=[.$J$3]-[.$J$1]*[.$J$2]*[.E85]" table:style-name="ce1">
            <text:p>100344</text:p>
          </table:table-cell>
          <table:table-cell table:number-columns-repeated="11" table:style-name="ce1"/>
          <table:table-cell office:value-type="float" office:value="12" table:style-name="ce4">
            <text:p>12</text:p>
          </table:table-cell>
          <table:table-cell office:value-type="float" office:value="4.3307086614173231" table:formula="of:=[.$Z$23]*[.S61]" table:style-name="ce4">
            <text:p>4.330708661</text:p>
          </table:table-cell>
          <table:table-cell office:value-type="float" office:value="3.4645669291338583" table:formula="of:=[.$Z$23]*[.T61]" table:style-name="ce4">
            <text:p>3.464566929</text:p>
          </table:table-cell>
          <table:table-cell office:value-type="float" office:value="2.8740157480314958" table:formula="of:=[.$Z$23]*[.U61]" table:style-name="ce4">
            <text:p>2.874015748</text:p>
          </table:table-cell>
          <table:table-cell office:value-type="float" office:value="3.0314960629921259" table:formula="of:=[.$Z$23]*[.V61]" table:style-name="ce4">
            <text:p>3.031496063</text:p>
          </table:table-cell>
          <table:table-cell office:value-type="float" office:value="3.5433070866141732" table:formula="of:=[.$Z$23]*[.W61]" table:style-name="ce4">
            <text:p>3.543307087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4.0944881889763796" table:style-name="ce1">
            <text:p>4.094488189</text:p>
          </table:table-cell>
          <table:table-cell office:value-type="float" office:value="0.10400000000000004" table:formula="of:=[.D86]*0.0254" table:style-name="ce1">
            <text:p>0.104</text:p>
          </table:table-cell>
          <table:table-cell office:value-type="float" office:value="100304.76" table:formula="of:=[.$J$3]-[.$J$1]*[.$J$2]*[.E86]" table:style-name="ce1">
            <text:p>100304.76</text:p>
          </table:table-cell>
          <table:table-cell table:number-columns-repeated="11" table:style-name="ce1"/>
          <table:table-cell office:value-type="float" office:value="13" table:style-name="ce4">
            <text:p>13</text:p>
          </table:table-cell>
          <table:table-cell office:value-type="float" office:value="4.2913385826771657" table:formula="of:=[.$Z$23]*[.S62]" table:style-name="ce4">
            <text:p>4.291338583</text:p>
          </table:table-cell>
          <table:table-cell office:value-type="float" office:value="3.622047244094488" table:formula="of:=[.$Z$23]*[.T62]" table:style-name="ce4">
            <text:p>3.622047244</text:p>
          </table:table-cell>
          <table:table-cell office:value-type="float" office:value="3.0708661417322833" table:formula="of:=[.$Z$23]*[.U62]" table:style-name="ce4">
            <text:p>3.070866142</text:p>
          </table:table-cell>
          <table:table-cell office:value-type="float" office:value="3.3070866141732282" table:formula="of:=[.$Z$23]*[.V62]" table:style-name="ce4">
            <text:p>3.307086614</text:p>
          </table:table-cell>
          <table:table-cell office:value-type="float" office:value="3.7401574803149606" table:formula="of:=[.$Z$23]*[.W62]" table:style-name="ce4">
            <text:p>3.74015748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4.3307086614173196" table:style-name="ce1">
            <text:p>4.330708661</text:p>
          </table:table-cell>
          <table:table-cell office:value-type="float" office:value="0.10999999999999992" table:formula="of:=[.D87]*0.0254" table:style-name="ce1">
            <text:p>0.11</text:p>
          </table:table-cell>
          <table:table-cell office:value-type="float" office:value="100245.9" table:formula="of:=[.$J$3]-[.$J$1]*[.$J$2]*[.E87]" table:style-name="ce1">
            <text:p>100245.9</text:p>
          </table:table-cell>
          <table:table-cell table:number-columns-repeated="11" table:style-name="ce1"/>
          <table:table-cell office:value-type="float" office:value="14" table:style-name="ce4">
            <text:p>14</text:p>
          </table:table-cell>
          <table:table-cell office:value-type="float" office:value="4.4488188976377954" table:formula="of:=[.$Z$23]*[.S63]" table:style-name="ce4">
            <text:p>4.448818898</text:p>
          </table:table-cell>
          <table:table-cell office:value-type="float" office:value="3.8188976377952755" table:formula="of:=[.$Z$23]*[.T63]" table:style-name="ce4">
            <text:p>3.818897638</text:p>
          </table:table-cell>
          <table:table-cell office:value-type="float" office:value="3.2677165354330708" table:formula="of:=[.$Z$23]*[.U63]" table:style-name="ce4">
            <text:p>3.267716535</text:p>
          </table:table-cell>
          <table:table-cell office:value-type="float" office:value="3.5433070866141732" table:formula="of:=[.$Z$23]*[.V63]" table:style-name="ce4">
            <text:p>3.543307087</text:p>
          </table:table-cell>
          <table:table-cell office:value-type="float" office:value="4.1338582677165352" table:formula="of:=[.$Z$23]*[.W63]" table:style-name="ce4">
            <text:p>4.133858268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4.4488188976377998" table:style-name="ce1">
            <text:p>4.448818898</text:p>
          </table:table-cell>
          <table:table-cell office:value-type="float" office:value="0.11300000000000011" table:formula="of:=[.D88]*0.0254" table:style-name="ce1">
            <text:p>0.113</text:p>
          </table:table-cell>
          <table:table-cell office:value-type="float" office:value="100216.47" table:formula="of:=[.$J$3]-[.$J$1]*[.$J$2]*[.E88]" table:style-name="ce1">
            <text:p>100216.47</text:p>
          </table:table-cell>
          <table:table-cell table:number-columns-repeated="11" table:style-name="ce1"/>
          <table:table-cell office:value-type="float" office:value="15" table:style-name="ce4">
            <text:p>15</text:p>
          </table:table-cell>
          <table:table-cell office:value-type="float" office:value="4.409448818897638" table:formula="of:=[.$Z$23]*[.S64]" table:style-name="ce4">
            <text:p>4.409448819</text:p>
          </table:table-cell>
          <table:table-cell office:value-type="float" office:value="3.8582677165354329" table:formula="of:=[.$Z$23]*[.T64]" table:style-name="ce4">
            <text:p>3.858267717</text:p>
          </table:table-cell>
          <table:table-cell office:value-type="float" office:value="3.3858267716535431" table:formula="of:=[.$Z$23]*[.U64]" table:style-name="ce4">
            <text:p>3.385826772</text:p>
          </table:table-cell>
          <table:table-cell office:value-type="float" office:value="3.7007874015748032" table:formula="of:=[.$Z$23]*[.V64]" table:style-name="ce4">
            <text:p>3.700787402</text:p>
          </table:table-cell>
          <table:table-cell office:value-type="float" office:value="4.3307086614173231" table:formula="of:=[.$Z$23]*[.W64]" table:style-name="ce4">
            <text:p>4.330708661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4.5275590551181102" table:style-name="ce1">
            <text:p>4.527559055</text:p>
          </table:table-cell>
          <table:table-cell office:value-type="float" office:value="0.11499999999999999" table:formula="of:=[.D89]*0.0254" table:style-name="ce1">
            <text:p>0.115</text:p>
          </table:table-cell>
          <table:table-cell office:value-type="float" office:value="100196.85" table:formula="of:=[.$J$3]-[.$J$1]*[.$J$2]*[.E89]" table:style-name="ce1">
            <text:p>100196.85</text:p>
          </table:table-cell>
          <table:table-cell table:number-columns-repeated="11" table:style-name="ce1"/>
          <table:table-cell office:value-type="float" office:value="16" table:style-name="ce4">
            <text:p>16</text:p>
          </table:table-cell>
          <table:table-cell office:value-type="float" office:value="4.2519685039370074" table:formula="of:=[.$Z$23]*[.S65]" table:style-name="ce4">
            <text:p>4.251968504</text:p>
          </table:table-cell>
          <table:table-cell office:value-type="float" office:value="3.8582677165354329" table:formula="of:=[.$Z$23]*[.T65]" table:style-name="ce4">
            <text:p>3.858267717</text:p>
          </table:table-cell>
          <table:table-cell office:value-type="float" office:value="3.5039370078740157" table:formula="of:=[.$Z$23]*[.U65]" table:style-name="ce4">
            <text:p>3.503937008</text:p>
          </table:table-cell>
          <table:table-cell office:value-type="float" office:value="3.8976377952755903" table:formula="of:=[.$Z$23]*[.V65]" table:style-name="ce4">
            <text:p>3.897637795</text:p>
          </table:table-cell>
          <table:table-cell office:value-type="float" office:value="4.5275590551181102" table:formula="of:=[.$Z$23]*[.W65]" table:style-name="ce4">
            <text:p>4.527559055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4.6850393700787398" table:style-name="ce1">
            <text:p>4.68503937</text:p>
          </table:table-cell>
          <table:table-cell office:value-type="float" office:value="0.11899999999999998" table:formula="of:=[.D90]*0.0254" table:style-name="ce1">
            <text:p>0.119</text:p>
          </table:table-cell>
          <table:table-cell office:value-type="float" office:value="100157.61" table:formula="of:=[.$J$3]-[.$J$1]*[.$J$2]*[.E90]" table:style-name="ce1">
            <text:p>100157.61</text:p>
          </table:table-cell>
          <table:table-cell table:number-columns-repeated="11" table:style-name="ce1"/>
          <table:table-cell office:value-type="float" office:value="17" table:style-name="ce4">
            <text:p>17</text:p>
          </table:table-cell>
          <table:table-cell office:value-type="float" office:value="4.3700787401574805" table:formula="of:=[.$Z$23]*[.S66]" table:style-name="ce4">
            <text:p>4.37007874</text:p>
          </table:table-cell>
          <table:table-cell office:value-type="float" office:value="4.0944881889763778" table:formula="of:=[.$Z$23]*[.T66]" table:style-name="ce4">
            <text:p>4.094488189</text:p>
          </table:table-cell>
          <table:table-cell office:value-type="float" office:value="3.622047244094488" table:formula="of:=[.$Z$23]*[.U66]" table:style-name="ce4">
            <text:p>3.622047244</text:p>
          </table:table-cell>
          <table:table-cell office:value-type="float" office:value="4.1338582677165352" table:formula="of:=[.$Z$23]*[.V66]" table:style-name="ce4">
            <text:p>4.133858268</text:p>
          </table:table-cell>
          <table:table-cell office:value-type="float" office:value="4.7244094488188972" table:formula="of:=[.$Z$23]*[.W66]" table:style-name="ce4">
            <text:p>4.724409449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3.4251968503937" table:style-name="ce1">
            <text:p>3.42519685</text:p>
          </table:table-cell>
          <table:table-cell office:value-type="float" office:value="8.699999999999998E-2" table:formula="of:=[.D91]*0.0254" table:style-name="ce1">
            <text:p>0.087</text:p>
          </table:table-cell>
          <table:table-cell office:value-type="float" office:value="100471.53" table:formula="of:=[.$J$3]-[.$J$1]*[.$J$2]*[.E91]" table:style-name="ce1">
            <text:p>100471.53</text:p>
          </table:table-cell>
          <table:table-cell table:number-columns-repeated="11" table:style-name="ce1"/>
          <table:table-cell office:value-type="float" office:value="18" table:style-name="ce4">
            <text:p>18</text:p>
          </table:table-cell>
          <table:table-cell office:value-type="float" office:value="7.2047244094488185" table:formula="of:=[.$Z$23]*[.S67]" table:style-name="ce4">
            <text:p>7.204724409</text:p>
          </table:table-cell>
          <table:table-cell office:value-type="float" office:value="9.2913385826771648" table:formula="of:=[.$Z$23]*[.T67]" table:style-name="ce4">
            <text:p>9.291338583</text:p>
          </table:table-cell>
          <table:table-cell office:value-type="float" office:value="9.8031496062992129" table:formula="of:=[.$Z$23]*[.U67]" table:style-name="ce4">
            <text:p>9.803149606</text:p>
          </table:table-cell>
          <table:table-cell office:value-type="float" office:value="8.5433070866141723" table:formula="of:=[.$Z$23]*[.V67]" table:style-name="ce4">
            <text:p>8.543307087</text:p>
          </table:table-cell>
          <table:table-cell office:value-type="float" office:value="2.3622047244094486" table:formula="of:=[.$Z$23]*[.W67]" table:style-name="ce4">
            <text:p>2.362204724</text:p>
          </table:table-cell>
          <table:table-cell table:number-columns-repeated="1636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9685039370078701" table:style-name="ce1">
            <text:p>1.968503937</text:p>
          </table:table-cell>
          <table:table-cell office:value-type="float" office:value="4.9999999999999899E-2" table:formula="of:=[.D92]*0.0254" table:style-name="ce1">
            <text:p>0.05</text:p>
          </table:table-cell>
          <table:table-cell office:value-type="float" office:value="100834.5" table:formula="of:=[.$J$3]-[.$J$1]*[.$J$2]*[.E92]" table:style-name="ce1">
            <text:p>100834.5</text:p>
          </table:table-cell>
          <table:table-cell table:number-columns-repeated="16378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.4566929133858304" table:style-name="ce1">
            <text:p>6.456692913</text:p>
          </table:table-cell>
          <table:table-cell office:value-type="float" office:value="0.16400000000000009" table:formula="of:=[.D93]*0.0254" table:style-name="ce1">
            <text:p>0.164</text:p>
          </table:table-cell>
          <table:table-cell office:value-type="float" office:value="99716.160000000003" table:formula="of:=[.$J$3]-[.$J$1]*[.$J$2]*[.E93]" table:style-name="ce1">
            <text:p>99716.16</text:p>
          </table:table-cell>
          <table:table-cell table:number-columns-repeated="16378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.6929133858267704" table:style-name="ce1">
            <text:p>6.692913386</text:p>
          </table:table-cell>
          <table:table-cell office:value-type="float" office:value="0.16999999999999996" table:formula="of:=[.D94]*0.0254" table:style-name="ce1">
            <text:p>0.17</text:p>
          </table:table-cell>
          <table:table-cell office:value-type="float" office:value="99657.3" table:formula="of:=[.$J$3]-[.$J$1]*[.$J$2]*[.E94]" table:style-name="ce1">
            <text:p>99657.3</text:p>
          </table:table-cell>
          <table:table-cell table:number-columns-repeated="16378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.4173228346456703" table:style-name="ce1">
            <text:p>6.417322835</text:p>
          </table:table-cell>
          <table:table-cell office:value-type="float" office:value="0.16300000000000001" table:formula="of:=[.D95]*0.0254" table:style-name="ce1">
            <text:p>0.163</text:p>
          </table:table-cell>
          <table:table-cell office:value-type="float" office:value="99725.97" table:formula="of:=[.$J$3]-[.$J$1]*[.$J$2]*[.E95]" table:style-name="ce1">
            <text:p>99725.97</text:p>
          </table:table-cell>
          <table:table-cell table:number-columns-repeated="16378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.1417322834645702" table:style-name="ce1">
            <text:p>6.141732283</text:p>
          </table:table-cell>
          <table:table-cell office:value-type="float" office:value="0.15600000000000008" table:formula="of:=[.D96]*0.0254" table:style-name="ce1">
            <text:p>0.156</text:p>
          </table:table-cell>
          <table:table-cell office:value-type="float" office:value="99794.64" table:formula="of:=[.$J$3]-[.$J$1]*[.$J$2]*[.E96]" table:style-name="ce1">
            <text:p>99794.64</text:p>
          </table:table-cell>
          <table:table-cell table:number-columns-repeated="16378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5.9055118110236204" table:style-name="ce1">
            <text:p>5.905511811</text:p>
          </table:table-cell>
          <table:table-cell office:value-type="float" office:value="0.14999999999999997" table:formula="of:=[.D97]*0.0254" table:style-name="ce1">
            <text:p>0.15</text:p>
          </table:table-cell>
          <table:table-cell office:value-type="float" office:value="99853.5" table:formula="of:=[.$J$3]-[.$J$1]*[.$J$2]*[.E97]" table:style-name="ce1">
            <text:p>99853.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5.7086614173228298" table:style-name="ce1">
            <text:p>5.708661417</text:p>
          </table:table-cell>
          <table:table-cell office:value-type="float" office:value="0.14499999999999988" table:formula="of:=[.D98]*0.0254" table:style-name="ce1">
            <text:p>0.145</text:p>
          </table:table-cell>
          <table:table-cell office:value-type="float" office:value="99902.55" table:formula="of:=[.$J$3]-[.$J$1]*[.$J$2]*[.E98]" table:style-name="ce1">
            <text:p>99902.5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5.1968503937007897" table:style-name="ce1">
            <text:p>5.196850394</text:p>
          </table:table-cell>
          <table:table-cell office:value-type="float" office:value="0.13200000000000006" table:formula="of:=[.D99]*0.0254" table:style-name="ce1">
            <text:p>0.132</text:p>
          </table:table-cell>
          <table:table-cell office:value-type="float" office:value="100030.08" table:formula="of:=[.$J$3]-[.$J$1]*[.$J$2]*[.E99]" table:style-name="ce1">
            <text:p>100030.08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4.7244094488188999" table:style-name="ce1">
            <text:p>4.724409449</text:p>
          </table:table-cell>
          <table:table-cell office:value-type="float" office:value="0.12000000000000005" table:formula="of:=[.D100]*0.0254" table:style-name="ce1">
            <text:p>0.12</text:p>
          </table:table-cell>
          <table:table-cell office:value-type="float" office:value="100147.8" table:formula="of:=[.$J$3]-[.$J$1]*[.$J$2]*[.E100]" table:style-name="ce1">
            <text:p>100147.8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5.1181102362204696" table:style-name="ce1">
            <text:p>5.118110236</text:p>
          </table:table-cell>
          <table:table-cell office:value-type="float" office:value="0.12999999999999992" table:formula="of:=[.D101]*0.0254" table:style-name="ce1">
            <text:p>0.13</text:p>
          </table:table-cell>
          <table:table-cell office:value-type="float" office:value="100049.7" table:formula="of:=[.$J$3]-[.$J$1]*[.$J$2]*[.E101]" table:style-name="ce1">
            <text:p>100049.7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4.6850393700787398" table:style-name="ce1">
            <text:p>4.68503937</text:p>
          </table:table-cell>
          <table:table-cell office:value-type="float" office:value="0.11899999999999998" table:formula="of:=[.D102]*0.0254" table:style-name="ce1">
            <text:p>0.119</text:p>
          </table:table-cell>
          <table:table-cell office:value-type="float" office:value="100157.61" table:formula="of:=[.$J$3]-[.$J$1]*[.$J$2]*[.E102]" table:style-name="ce1">
            <text:p>100157.61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4.3307086614173196" table:style-name="ce1">
            <text:p>4.330708661</text:p>
          </table:table-cell>
          <table:table-cell office:value-type="float" office:value="0.10999999999999992" table:formula="of:=[.D103]*0.0254" table:style-name="ce1">
            <text:p>0.11</text:p>
          </table:table-cell>
          <table:table-cell office:value-type="float" office:value="100245.9" table:formula="of:=[.$J$3]-[.$J$1]*[.$J$2]*[.E103]" table:style-name="ce1">
            <text:p>100245.9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4.2913385826771702" table:style-name="ce1">
            <text:p>4.291338583</text:p>
          </table:table-cell>
          <table:table-cell office:value-type="float" office:value="0.10900000000000012" table:formula="of:=[.D104]*0.0254" table:style-name="ce1">
            <text:p>0.109</text:p>
          </table:table-cell>
          <table:table-cell office:value-type="float" office:value="100255.70999999999" table:formula="of:=[.$J$3]-[.$J$1]*[.$J$2]*[.E104]" table:style-name="ce1">
            <text:p>100255.71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4.4488188976377998" table:style-name="ce1">
            <text:p>4.448818898</text:p>
          </table:table-cell>
          <table:table-cell office:value-type="float" office:value="0.11300000000000011" table:formula="of:=[.D105]*0.0254" table:style-name="ce1">
            <text:p>0.113</text:p>
          </table:table-cell>
          <table:table-cell office:value-type="float" office:value="100216.47" table:formula="of:=[.$J$3]-[.$J$1]*[.$J$2]*[.E105]" table:style-name="ce1">
            <text:p>100216.47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4.4094488188976397" table:style-name="ce1">
            <text:p>4.409448819</text:p>
          </table:table-cell>
          <table:table-cell office:value-type="float" office:value="0.11200000000000004" table:formula="of:=[.D106]*0.0254" table:style-name="ce1">
            <text:p>0.112</text:p>
          </table:table-cell>
          <table:table-cell office:value-type="float" office:value="100226.28" table:formula="of:=[.$J$3]-[.$J$1]*[.$J$2]*[.E106]" table:style-name="ce1">
            <text:p>100226.28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4.2519685039370101" table:style-name="ce1">
            <text:p>4.251968504</text:p>
          </table:table-cell>
          <table:table-cell office:value-type="float" office:value="0.10800000000000005" table:formula="of:=[.D107]*0.0254" table:style-name="ce1">
            <text:p>0.108</text:p>
          </table:table-cell>
          <table:table-cell office:value-type="float" office:value="100265.52" table:formula="of:=[.$J$3]-[.$J$1]*[.$J$2]*[.E107]" table:style-name="ce1">
            <text:p>100265.52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4.3700787401574797" table:style-name="ce1">
            <text:p>4.37007874</text:p>
          </table:table-cell>
          <table:table-cell office:value-type="float" office:value="0.11099999999999997" table:formula="of:=[.D108]*0.0254" table:style-name="ce1">
            <text:p>0.111</text:p>
          </table:table-cell>
          <table:table-cell office:value-type="float" office:value="100236.09" table:formula="of:=[.$J$3]-[.$J$1]*[.$J$2]*[.E108]" table:style-name="ce1">
            <text:p>100236.09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7.2047244094488203" table:style-name="ce1">
            <text:p>7.204724409</text:p>
          </table:table-cell>
          <table:table-cell office:value-type="float" office:value="0.18300000000000002" table:formula="of:=[.D109]*0.0254" table:style-name="ce1">
            <text:p>0.183</text:p>
          </table:table-cell>
          <table:table-cell office:value-type="float" office:value="99529.77" table:formula="of:=[.$J$3]-[.$J$1]*[.$J$2]*[.E109]" table:style-name="ce1">
            <text:p>99529.77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.54330708661417" table:style-name="ce1">
            <text:p>3.543307087</text:p>
          </table:table-cell>
          <table:table-cell office:value-type="float" office:value="8.9999999999999913E-2" table:formula="of:=[.D110]*0.0254" table:style-name="ce1">
            <text:p>0.09</text:p>
          </table:table-cell>
          <table:table-cell office:value-type="float" office:value="100442.1" table:formula="of:=[.$J$3]-[.$J$1]*[.$J$2]*[.E110]" table:style-name="ce1">
            <text:p>100442.1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7.9921259842519703" table:style-name="ce1">
            <text:p>7.992125984</text:p>
          </table:table-cell>
          <table:table-cell office:value-type="float" office:value="0.20300000000000004" table:formula="of:=[.D111]*0.0254" table:style-name="ce1">
            <text:p>0.203</text:p>
          </table:table-cell>
          <table:table-cell office:value-type="float" office:value="99333.569999999992" table:formula="of:=[.$J$3]-[.$J$1]*[.$J$2]*[.E111]" table:style-name="ce1">
            <text:p>99333.57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7.6771653543307101" table:style-name="ce1">
            <text:p>7.677165354</text:p>
          </table:table-cell>
          <table:table-cell office:value-type="float" office:value="0.19500000000000003" table:formula="of:=[.D112]*0.0254" table:style-name="ce1">
            <text:p>0.195</text:p>
          </table:table-cell>
          <table:table-cell office:value-type="float" office:value="99412.05" table:formula="of:=[.$J$3]-[.$J$1]*[.$J$2]*[.E112]" table:style-name="ce1">
            <text:p>99412.0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7.1653543307086602" table:style-name="ce1">
            <text:p>7.165354331</text:p>
          </table:table-cell>
          <table:table-cell office:value-type="float" office:value="0.18199999999999997" table:formula="of:=[.D113]*0.0254" table:style-name="ce1">
            <text:p>0.182</text:p>
          </table:table-cell>
          <table:table-cell office:value-type="float" office:value="99539.58" table:formula="of:=[.$J$3]-[.$J$1]*[.$J$2]*[.E113]" table:style-name="ce1">
            <text:p>99539.58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.7716535433070897" table:style-name="ce1">
            <text:p>6.771653543</text:p>
          </table:table-cell>
          <table:table-cell office:value-type="float" office:value="0.17200000000000007" table:formula="of:=[.D114]*0.0254" table:style-name="ce1">
            <text:p>0.172</text:p>
          </table:table-cell>
          <table:table-cell office:value-type="float" office:value="99637.68" table:formula="of:=[.$J$3]-[.$J$1]*[.$J$2]*[.E114]" table:style-name="ce1">
            <text:p>99637.68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.8661417322834701" table:style-name="ce1">
            <text:p>5.866141732</text:p>
          </table:table-cell>
          <table:table-cell office:value-type="float" office:value="0.14900000000000013" table:formula="of:=[.D115]*0.0254" table:style-name="ce1">
            <text:p>0.149</text:p>
          </table:table-cell>
          <table:table-cell office:value-type="float" office:value="99863.31" table:formula="of:=[.$J$3]-[.$J$1]*[.$J$2]*[.E115]" table:style-name="ce1">
            <text:p>99863.31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5.5118110236220499" table:style-name="ce1">
            <text:p>5.511811024</text:p>
          </table:table-cell>
          <table:table-cell office:value-type="float" office:value="0.14000000000000007" table:formula="of:=[.D116]*0.0254" table:style-name="ce1">
            <text:p>0.14</text:p>
          </table:table-cell>
          <table:table-cell office:value-type="float" office:value="99951.6" table:formula="of:=[.$J$3]-[.$J$1]*[.$J$2]*[.E116]" table:style-name="ce1">
            <text:p>99951.6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5.1574803149606296" table:style-name="ce1">
            <text:p>5.157480315</text:p>
          </table:table-cell>
          <table:table-cell office:value-type="float" office:value="0.13099999999999998" table:formula="of:=[.D117]*0.0254" table:style-name="ce1">
            <text:p>0.131</text:p>
          </table:table-cell>
          <table:table-cell office:value-type="float" office:value="100039.89" table:formula="of:=[.$J$3]-[.$J$1]*[.$J$2]*[.E117]" table:style-name="ce1">
            <text:p>100039.89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4.6456692913385798" table:style-name="ce1">
            <text:p>4.645669291</text:p>
          </table:table-cell>
          <table:table-cell office:value-type="float" office:value="0.11799999999999992" table:formula="of:=[.D118]*0.0254" table:style-name="ce1">
            <text:p>0.118</text:p>
          </table:table-cell>
          <table:table-cell office:value-type="float" office:value="100167.42" table:formula="of:=[.$J$3]-[.$J$1]*[.$J$2]*[.E118]" table:style-name="ce1">
            <text:p>100167.42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3.2677165354330699" table:style-name="ce1">
            <text:p>3.267716535</text:p>
          </table:table-cell>
          <table:table-cell office:value-type="float" office:value="8.2999999999999977E-2" table:formula="of:=[.D119]*0.0254" table:style-name="ce1">
            <text:p>0.083</text:p>
          </table:table-cell>
          <table:table-cell office:value-type="float" office:value="100510.77" table:formula="of:=[.$J$3]-[.$J$1]*[.$J$2]*[.E119]" table:style-name="ce1">
            <text:p>100510.77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3.30708661417323" table:style-name="ce1">
            <text:p>3.307086614</text:p>
          </table:table-cell>
          <table:table-cell office:value-type="float" office:value="8.4000000000000033E-2" table:formula="of:=[.D120]*0.0254" table:style-name="ce1">
            <text:p>0.084</text:p>
          </table:table-cell>
          <table:table-cell office:value-type="float" office:value="100500.96" table:formula="of:=[.$J$3]-[.$J$1]*[.$J$2]*[.E120]" table:style-name="ce1">
            <text:p>100500.96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3.4645669291338601" table:style-name="ce1">
            <text:p>3.464566929</text:p>
          </table:table-cell>
          <table:table-cell office:value-type="float" office:value="8.8000000000000037E-2" table:formula="of:=[.D121]*0.0254" table:style-name="ce1">
            <text:p>0.088</text:p>
          </table:table-cell>
          <table:table-cell office:value-type="float" office:value="100461.72" table:formula="of:=[.$J$3]-[.$J$1]*[.$J$2]*[.E121]" table:style-name="ce1">
            <text:p>100461.72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3.6220472440944902" table:style-name="ce1">
            <text:p>3.622047244</text:p>
          </table:table-cell>
          <table:table-cell office:value-type="float" office:value="9.2000000000000054E-2" table:formula="of:=[.D122]*0.0254" table:style-name="ce1">
            <text:p>0.092</text:p>
          </table:table-cell>
          <table:table-cell office:value-type="float" office:value="100422.48" table:formula="of:=[.$J$3]-[.$J$1]*[.$J$2]*[.E122]" table:style-name="ce1">
            <text:p>100422.48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3.8188976377952799" table:style-name="ce1">
            <text:p>3.818897638</text:p>
          </table:table-cell>
          <table:table-cell office:value-type="float" office:value="9.70000000000001E-2" table:formula="of:=[.D123]*0.0254" table:style-name="ce1">
            <text:p>0.097</text:p>
          </table:table-cell>
          <table:table-cell office:value-type="float" office:value="100373.43" table:formula="of:=[.$J$3]-[.$J$1]*[.$J$2]*[.E123]" table:style-name="ce1">
            <text:p>100373.43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3.8582677165354302" table:style-name="ce1">
            <text:p>3.858267717</text:p>
          </table:table-cell>
          <table:table-cell office:value-type="float" office:value="9.7999999999999921E-2" table:formula="of:=[.D124]*0.0254" table:style-name="ce1">
            <text:p>0.098</text:p>
          </table:table-cell>
          <table:table-cell office:value-type="float" office:value="100363.62" table:formula="of:=[.$J$3]-[.$J$1]*[.$J$2]*[.E124]" table:style-name="ce1">
            <text:p>100363.62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3.8582677165354302" table:style-name="ce1">
            <text:p>3.858267717</text:p>
          </table:table-cell>
          <table:table-cell office:value-type="float" office:value="9.7999999999999921E-2" table:formula="of:=[.D125]*0.0254" table:style-name="ce1">
            <text:p>0.098</text:p>
          </table:table-cell>
          <table:table-cell office:value-type="float" office:value="100363.62" table:formula="of:=[.$J$3]-[.$J$1]*[.$J$2]*[.E125]" table:style-name="ce1">
            <text:p>100363.62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4.0944881889763796" table:style-name="ce1">
            <text:p>4.094488189</text:p>
          </table:table-cell>
          <table:table-cell office:value-type="float" office:value="0.10400000000000004" table:formula="of:=[.D126]*0.0254" table:style-name="ce1">
            <text:p>0.104</text:p>
          </table:table-cell>
          <table:table-cell office:value-type="float" office:value="100304.76" table:formula="of:=[.$J$3]-[.$J$1]*[.$J$2]*[.E126]" table:style-name="ce1">
            <text:p>100304.76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9.2913385826771702" table:style-name="ce1">
            <text:p>9.291338583</text:p>
          </table:table-cell>
          <table:table-cell office:value-type="float" office:value="0.23600000000000013" table:formula="of:=[.D127]*0.0254" table:style-name="ce1">
            <text:p>0.236</text:p>
          </table:table-cell>
          <table:table-cell office:value-type="float" office:value="99009.84" table:formula="of:=[.$J$3]-[.$J$1]*[.$J$2]*[.E127]" table:style-name="ce1">
            <text:p>99009.84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7.59842519685039" table:style-name="ce1">
            <text:p>7.598425197</text:p>
          </table:table-cell>
          <table:table-cell office:value-type="float" office:value="0.19299999999999989" table:formula="of:=[.D128]*0.0254" table:style-name="ce1">
            <text:p>0.193</text:p>
          </table:table-cell>
          <table:table-cell office:value-type="float" office:value="99431.67" table:formula="of:=[.$J$3]-[.$J$1]*[.$J$2]*[.E128]" table:style-name="ce1">
            <text:p>99431.67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9.3700787401574797" table:style-name="ce1">
            <text:p>9.37007874</text:p>
          </table:table-cell>
          <table:table-cell office:value-type="float" office:value="0.23799999999999996" table:formula="of:=[.D129]*0.0254" table:style-name="ce1">
            <text:p>0.238</text:p>
          </table:table-cell>
          <table:table-cell office:value-type="float" office:value="98990.22" table:formula="of:=[.$J$3]-[.$J$1]*[.$J$2]*[.E129]" table:style-name="ce1">
            <text:p>98990.22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8.5826771653543297" table:style-name="ce1">
            <text:p>8.582677165</text:p>
          </table:table-cell>
          <table:table-cell office:value-type="float" office:value="0.21799999999999997" table:formula="of:=[.D130]*0.0254" table:style-name="ce1">
            <text:p>0.218</text:p>
          </table:table-cell>
          <table:table-cell office:value-type="float" office:value="99186.42" table:formula="of:=[.$J$3]-[.$J$1]*[.$J$2]*[.E130]" table:style-name="ce1">
            <text:p>99186.42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7.2047244094488203" table:style-name="ce1">
            <text:p>7.204724409</text:p>
          </table:table-cell>
          <table:table-cell office:value-type="float" office:value="0.18300000000000002" table:formula="of:=[.D131]*0.0254" table:style-name="ce1">
            <text:p>0.183</text:p>
          </table:table-cell>
          <table:table-cell office:value-type="float" office:value="99529.77" table:formula="of:=[.$J$3]-[.$J$1]*[.$J$2]*[.E131]" table:style-name="ce1">
            <text:p>99529.77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6.4566929133858304" table:style-name="ce1">
            <text:p>6.456692913</text:p>
          </table:table-cell>
          <table:table-cell office:value-type="float" office:value="0.16400000000000009" table:formula="of:=[.D132]*0.0254" table:style-name="ce1">
            <text:p>0.164</text:p>
          </table:table-cell>
          <table:table-cell office:value-type="float" office:value="99716.160000000003" table:formula="of:=[.$J$3]-[.$J$1]*[.$J$2]*[.E132]" table:style-name="ce1">
            <text:p>99716.16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5.8661417322834701" table:style-name="ce1">
            <text:p>5.866141732</text:p>
          </table:table-cell>
          <table:table-cell office:value-type="float" office:value="0.14900000000000013" table:formula="of:=[.D133]*0.0254" table:style-name="ce1">
            <text:p>0.149</text:p>
          </table:table-cell>
          <table:table-cell office:value-type="float" office:value="99863.31" table:formula="of:=[.$J$3]-[.$J$1]*[.$J$2]*[.E133]" table:style-name="ce1">
            <text:p>99863.31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5.4330708661417297" table:style-name="ce1">
            <text:p>5.433070866</text:p>
          </table:table-cell>
          <table:table-cell office:value-type="float" office:value="0.13799999999999993" table:formula="of:=[.D134]*0.0254" table:style-name="ce1">
            <text:p>0.138</text:p>
          </table:table-cell>
          <table:table-cell office:value-type="float" office:value="99971.22" table:formula="of:=[.$J$3]-[.$J$1]*[.$J$2]*[.E134]" table:style-name="ce1">
            <text:p>99971.22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4.8425196850393704" table:style-name="ce1">
            <text:p>4.842519685</text:p>
          </table:table-cell>
          <table:table-cell office:value-type="float" office:value="0.123" table:formula="of:=[.D135]*0.0254" table:style-name="ce1">
            <text:p>0.123</text:p>
          </table:table-cell>
          <table:table-cell office:value-type="float" office:value="100118.37" table:formula="of:=[.$J$3]-[.$J$1]*[.$J$2]*[.E135]" table:style-name="ce1">
            <text:p>100118.37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4.2913385826771702" table:style-name="ce1">
            <text:p>4.291338583</text:p>
          </table:table-cell>
          <table:table-cell office:value-type="float" office:value="0.10900000000000012" table:formula="of:=[.D136]*0.0254" table:style-name="ce1">
            <text:p>0.109</text:p>
          </table:table-cell>
          <table:table-cell office:value-type="float" office:value="100255.70999999999" table:formula="of:=[.$J$3]-[.$J$1]*[.$J$2]*[.E136]" table:style-name="ce1">
            <text:p>100255.71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.1259842519685002" table:style-name="ce1">
            <text:p>2.125984252</text:p>
          </table:table-cell>
          <table:table-cell office:value-type="float" office:value="5.3999999999999902E-2" table:formula="of:=[.D137]*0.0254" table:style-name="ce1">
            <text:p>0.054</text:p>
          </table:table-cell>
          <table:table-cell office:value-type="float" office:value="100795.26" table:formula="of:=[.$J$3]-[.$J$1]*[.$J$2]*[.E137]" table:style-name="ce1">
            <text:p>100795.26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2.48031496062992" table:style-name="ce1">
            <text:p>2.480314961</text:p>
          </table:table-cell>
          <table:table-cell office:value-type="float" office:value="6.2999999999999959E-2" table:formula="of:=[.D138]*0.0254" table:style-name="ce1">
            <text:p>0.063</text:p>
          </table:table-cell>
          <table:table-cell office:value-type="float" office:value="100706.97" table:formula="of:=[.$J$3]-[.$J$1]*[.$J$2]*[.E138]" table:style-name="ce1">
            <text:p>100706.97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2.8740157480314998" table:style-name="ce1">
            <text:p>2.874015748</text:p>
          </table:table-cell>
          <table:table-cell office:value-type="float" office:value="7.3000000000000093E-2" table:formula="of:=[.D139]*0.0254" table:style-name="ce1">
            <text:p>0.073</text:p>
          </table:table-cell>
          <table:table-cell office:value-type="float" office:value="100608.87" table:formula="of:=[.$J$3]-[.$J$1]*[.$J$2]*[.E139]" table:style-name="ce1">
            <text:p>100608.87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3.0708661417322798" table:style-name="ce1">
            <text:p>3.070866142</text:p>
          </table:table-cell>
          <table:table-cell office:value-type="float" office:value="7.7999999999999903E-2" table:formula="of:=[.D140]*0.0254" table:style-name="ce1">
            <text:p>0.078</text:p>
          </table:table-cell>
          <table:table-cell office:value-type="float" office:value="100559.82" table:formula="of:=[.$J$3]-[.$J$1]*[.$J$2]*[.E140]" table:style-name="ce1">
            <text:p>100559.82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3.2677165354330699" table:style-name="ce1">
            <text:p>3.267716535</text:p>
          </table:table-cell>
          <table:table-cell office:value-type="float" office:value="8.2999999999999977E-2" table:formula="of:=[.D141]*0.0254" table:style-name="ce1">
            <text:p>0.083</text:p>
          </table:table-cell>
          <table:table-cell office:value-type="float" office:value="100510.77" table:formula="of:=[.$J$3]-[.$J$1]*[.$J$2]*[.E141]" table:style-name="ce1">
            <text:p>100510.77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3.38582677165354" table:style-name="ce1">
            <text:p>3.385826772</text:p>
          </table:table-cell>
          <table:table-cell office:value-type="float" office:value="8.599999999999991E-2" table:formula="of:=[.D142]*0.0254" table:style-name="ce1">
            <text:p>0.086</text:p>
          </table:table-cell>
          <table:table-cell office:value-type="float" office:value="100481.34" table:formula="of:=[.$J$3]-[.$J$1]*[.$J$2]*[.E142]" table:style-name="ce1">
            <text:p>100481.34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3.5039370078740202" table:style-name="ce1">
            <text:p>3.503937008</text:p>
          </table:table-cell>
          <table:table-cell office:value-type="float" office:value="8.9000000000000107E-2" table:formula="of:=[.D143]*0.0254" table:style-name="ce1">
            <text:p>0.089</text:p>
          </table:table-cell>
          <table:table-cell office:value-type="float" office:value="100451.91" table:formula="of:=[.$J$3]-[.$J$1]*[.$J$2]*[.E143]" table:style-name="ce1">
            <text:p>100451.91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3.6220472440944902" table:style-name="ce1">
            <text:p>3.622047244</text:p>
          </table:table-cell>
          <table:table-cell office:value-type="float" office:value="9.2000000000000054E-2" table:formula="of:=[.D144]*0.0254" table:style-name="ce1">
            <text:p>0.092</text:p>
          </table:table-cell>
          <table:table-cell office:value-type="float" office:value="100422.48" table:formula="of:=[.$J$3]-[.$J$1]*[.$J$2]*[.E144]" table:style-name="ce1">
            <text:p>100422.48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9.8031496062992094" table:style-name="ce1">
            <text:p>9.803149606</text:p>
          </table:table-cell>
          <table:table-cell office:value-type="float" office:value="0.24899999999999992" table:formula="of:=[.D145]*0.0254" table:style-name="ce1">
            <text:p>0.249</text:p>
          </table:table-cell>
          <table:table-cell office:value-type="float" office:value="98882.31" table:formula="of:=[.$J$3]-[.$J$1]*[.$J$2]*[.E145]" table:style-name="ce1">
            <text:p>98882.31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0.0393700787402" table:style-name="ce1">
            <text:p>10.03937008</text:p>
          </table:table-cell>
          <table:table-cell office:value-type="float" office:value="0.25500000000000106" table:formula="of:=[.D146]*0.0254" table:style-name="ce1">
            <text:p>0.255</text:p>
          </table:table-cell>
          <table:table-cell office:value-type="float" office:value="98823.449999999983" table:formula="of:=[.$J$3]-[.$J$1]*[.$J$2]*[.E146]" table:style-name="ce1">
            <text:p>98823.4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8.5826771653543297" table:style-name="ce1">
            <text:p>8.582677165</text:p>
          </table:table-cell>
          <table:table-cell office:value-type="float" office:value="0.21799999999999997" table:formula="of:=[.D147]*0.0254" table:style-name="ce1">
            <text:p>0.218</text:p>
          </table:table-cell>
          <table:table-cell office:value-type="float" office:value="99186.42" table:formula="of:=[.$J$3]-[.$J$1]*[.$J$2]*[.E147]" table:style-name="ce1">
            <text:p>99186.42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6.0629921259842501" table:style-name="ce1">
            <text:p>6.062992126</text:p>
          </table:table-cell>
          <table:table-cell office:value-type="float" office:value="0.15399999999999994" table:formula="of:=[.D148]*0.0254" table:style-name="ce1">
            <text:p>0.154</text:p>
          </table:table-cell>
          <table:table-cell office:value-type="float" office:value="99814.26" table:formula="of:=[.$J$3]-[.$J$1]*[.$J$2]*[.E148]" table:style-name="ce1">
            <text:p>99814.26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5.4330708661417297" table:style-name="ce1">
            <text:p>5.433070866</text:p>
          </table:table-cell>
          <table:table-cell office:value-type="float" office:value="0.13799999999999993" table:formula="of:=[.D149]*0.0254" table:style-name="ce1">
            <text:p>0.138</text:p>
          </table:table-cell>
          <table:table-cell office:value-type="float" office:value="99971.22" table:formula="of:=[.$J$3]-[.$J$1]*[.$J$2]*[.E149]" table:style-name="ce1">
            <text:p>99971.22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5.4330708661417297" table:style-name="ce1">
            <text:p>5.433070866</text:p>
          </table:table-cell>
          <table:table-cell office:value-type="float" office:value="0.13799999999999993" table:formula="of:=[.D150]*0.0254" table:style-name="ce1">
            <text:p>0.138</text:p>
          </table:table-cell>
          <table:table-cell office:value-type="float" office:value="99971.22" table:formula="of:=[.$J$3]-[.$J$1]*[.$J$2]*[.E150]" table:style-name="ce1">
            <text:p>99971.22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5.4330708661417297" table:style-name="ce1">
            <text:p>5.433070866</text:p>
          </table:table-cell>
          <table:table-cell office:value-type="float" office:value="0.13799999999999993" table:formula="of:=[.D151]*0.0254" table:style-name="ce1">
            <text:p>0.138</text:p>
          </table:table-cell>
          <table:table-cell office:value-type="float" office:value="99971.22" table:formula="of:=[.$J$3]-[.$J$1]*[.$J$2]*[.E151]" table:style-name="ce1">
            <text:p>99971.22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5.5118110236220499" table:style-name="ce1">
            <text:p>5.511811024</text:p>
          </table:table-cell>
          <table:table-cell office:value-type="float" office:value="0.14000000000000007" table:formula="of:=[.D152]*0.0254" table:style-name="ce1">
            <text:p>0.14</text:p>
          </table:table-cell>
          <table:table-cell office:value-type="float" office:value="99951.6" table:formula="of:=[.$J$3]-[.$J$1]*[.$J$2]*[.E152]" table:style-name="ce1">
            <text:p>99951.6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5.5118110236220499" table:style-name="ce1">
            <text:p>5.511811024</text:p>
          </table:table-cell>
          <table:table-cell office:value-type="float" office:value="0.14000000000000007" table:formula="of:=[.D153]*0.0254" table:style-name="ce1">
            <text:p>0.14</text:p>
          </table:table-cell>
          <table:table-cell office:value-type="float" office:value="99951.6" table:formula="of:=[.$J$3]-[.$J$1]*[.$J$2]*[.E153]" table:style-name="ce1">
            <text:p>99951.6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5.5905511811023603" table:style-name="ce1">
            <text:p>5.590551181</text:p>
          </table:table-cell>
          <table:table-cell office:value-type="float" office:value="0.14199999999999993" table:formula="of:=[.D154]*0.0254" table:style-name="ce1">
            <text:p>0.142</text:p>
          </table:table-cell>
          <table:table-cell office:value-type="float" office:value="99931.98" table:formula="of:=[.$J$3]-[.$J$1]*[.$J$2]*[.E154]" table:style-name="ce1">
            <text:p>99931.98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2.2047244094488199" table:style-name="ce1">
            <text:p>2.204724409</text:p>
          </table:table-cell>
          <table:table-cell office:value-type="float" office:value="5.6000000000000022E-2" table:formula="of:=[.D155]*0.0254" table:style-name="ce1">
            <text:p>0.056</text:p>
          </table:table-cell>
          <table:table-cell office:value-type="float" office:value="100775.64" table:formula="of:=[.$J$3]-[.$J$1]*[.$J$2]*[.E155]" table:style-name="ce1">
            <text:p>100775.64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2.63779527559055" table:style-name="ce1">
            <text:p>2.637795276</text:p>
          </table:table-cell>
          <table:table-cell office:value-type="float" office:value="6.6999999999999962E-2" table:formula="of:=[.D156]*0.0254" table:style-name="ce1">
            <text:p>0.067</text:p>
          </table:table-cell>
          <table:table-cell office:value-type="float" office:value="100667.73" table:formula="of:=[.$J$3]-[.$J$1]*[.$J$2]*[.E156]" table:style-name="ce1">
            <text:p>100667.73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3.0314960629921299" table:style-name="ce1">
            <text:p>3.031496063</text:p>
          </table:table-cell>
          <table:table-cell office:value-type="float" office:value="7.7000000000000096E-2" table:formula="of:=[.D157]*0.0254" table:style-name="ce1">
            <text:p>0.077</text:p>
          </table:table-cell>
          <table:table-cell office:value-type="float" office:value="100569.63" table:formula="of:=[.$J$3]-[.$J$1]*[.$J$2]*[.E157]" table:style-name="ce1">
            <text:p>100569.63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3.30708661417323" table:style-name="ce1">
            <text:p>3.307086614</text:p>
          </table:table-cell>
          <table:table-cell office:value-type="float" office:value="8.4000000000000033E-2" table:formula="of:=[.D158]*0.0254" table:style-name="ce1">
            <text:p>0.084</text:p>
          </table:table-cell>
          <table:table-cell office:value-type="float" office:value="100500.96" table:formula="of:=[.$J$3]-[.$J$1]*[.$J$2]*[.E158]" table:style-name="ce1">
            <text:p>100500.96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3.54330708661417" table:style-name="ce1">
            <text:p>3.543307087</text:p>
          </table:table-cell>
          <table:table-cell office:value-type="float" office:value="8.9999999999999913E-2" table:formula="of:=[.D159]*0.0254" table:style-name="ce1">
            <text:p>0.09</text:p>
          </table:table-cell>
          <table:table-cell office:value-type="float" office:value="100442.1" table:formula="of:=[.$J$3]-[.$J$1]*[.$J$2]*[.E159]" table:style-name="ce1">
            <text:p>100442.1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3.7007874015748001" table:style-name="ce1">
            <text:p>3.700787402</text:p>
          </table:table-cell>
          <table:table-cell office:value-type="float" office:value="9.3999999999999917E-2" table:formula="of:=[.D160]*0.0254" table:style-name="ce1">
            <text:p>0.094</text:p>
          </table:table-cell>
          <table:table-cell office:value-type="float" office:value="100402.86" table:formula="of:=[.$J$3]-[.$J$1]*[.$J$2]*[.E160]" table:style-name="ce1">
            <text:p>100402.86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3.8976377952755898" table:style-name="ce1">
            <text:p>3.897637795</text:p>
          </table:table-cell>
          <table:table-cell office:value-type="float" office:value="9.8999999999999977E-2" table:formula="of:=[.D161]*0.0254" table:style-name="ce1">
            <text:p>0.099</text:p>
          </table:table-cell>
          <table:table-cell office:value-type="float" office:value="100353.81" table:formula="of:=[.$J$3]-[.$J$1]*[.$J$2]*[.E161]" table:style-name="ce1">
            <text:p>100353.81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4.1338582677165396" table:style-name="ce1">
            <text:p>4.133858268</text:p>
          </table:table-cell>
          <table:table-cell office:value-type="float" office:value="0.10500000000000011" table:formula="of:=[.D162]*0.0254" table:style-name="ce1">
            <text:p>0.105</text:p>
          </table:table-cell>
          <table:table-cell office:value-type="float" office:value="100294.95" table:formula="of:=[.$J$3]-[.$J$1]*[.$J$2]*[.E162]" table:style-name="ce1">
            <text:p>100294.9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8.5433070866141705" table:style-name="ce1">
            <text:p>8.543307087</text:p>
          </table:table-cell>
          <table:table-cell office:value-type="float" office:value="0.21699999999999992" table:formula="of:=[.D163]*0.0254" table:style-name="ce1">
            <text:p>0.217</text:p>
          </table:table-cell>
          <table:table-cell office:value-type="float" office:value="99196.23" table:formula="of:=[.$J$3]-[.$J$1]*[.$J$2]*[.E163]" table:style-name="ce1">
            <text:p>99196.23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4.8818897637795304" table:style-name="ce1">
            <text:p>4.881889764</text:p>
          </table:table-cell>
          <table:table-cell office:value-type="float" office:value="0.12400000000000007" table:formula="of:=[.D164]*0.0254" table:style-name="ce1">
            <text:p>0.124</text:p>
          </table:table-cell>
          <table:table-cell office:value-type="float" office:value="100108.56" table:formula="of:=[.$J$3]-[.$J$1]*[.$J$2]*[.E164]" table:style-name="ce1">
            <text:p>100108.56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6.2204724409448797" table:style-name="ce1">
            <text:p>6.220472441</text:p>
          </table:table-cell>
          <table:table-cell office:value-type="float" office:value="0.15799999999999995" table:formula="of:=[.D165]*0.0254" table:style-name="ce1">
            <text:p>0.158</text:p>
          </table:table-cell>
          <table:table-cell office:value-type="float" office:value="99775.02" table:formula="of:=[.$J$3]-[.$J$1]*[.$J$2]*[.E165]" table:style-name="ce1">
            <text:p>99775.02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6.1023622047244102" table:style-name="ce1">
            <text:p>6.102362205</text:p>
          </table:table-cell>
          <table:table-cell office:value-type="float" office:value="0.155" table:formula="of:=[.D166]*0.0254" table:style-name="ce1">
            <text:p>0.155</text:p>
          </table:table-cell>
          <table:table-cell office:value-type="float" office:value="99804.45" table:formula="of:=[.$J$3]-[.$J$1]*[.$J$2]*[.E166]" table:style-name="ce1">
            <text:p>99804.4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6.1023622047244102" table:style-name="ce1">
            <text:p>6.102362205</text:p>
          </table:table-cell>
          <table:table-cell office:value-type="float" office:value="0.155" table:formula="of:=[.D167]*0.0254" table:style-name="ce1">
            <text:p>0.155</text:p>
          </table:table-cell>
          <table:table-cell office:value-type="float" office:value="99804.45" table:formula="of:=[.$J$3]-[.$J$1]*[.$J$2]*[.E167]" table:style-name="ce1">
            <text:p>99804.4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6.1023622047244102" table:style-name="ce1">
            <text:p>6.102362205</text:p>
          </table:table-cell>
          <table:table-cell office:value-type="float" office:value="0.155" table:formula="of:=[.D168]*0.0254" table:style-name="ce1">
            <text:p>0.155</text:p>
          </table:table-cell>
          <table:table-cell office:value-type="float" office:value="99804.45" table:formula="of:=[.$J$3]-[.$J$1]*[.$J$2]*[.E168]" table:style-name="ce1">
            <text:p>99804.4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6.1811023622047196" table:style-name="ce1">
            <text:p>6.181102362</text:p>
          </table:table-cell>
          <table:table-cell office:value-type="float" office:value="0.15699999999999986" table:formula="of:=[.D169]*0.0254" table:style-name="ce1">
            <text:p>0.157</text:p>
          </table:table-cell>
          <table:table-cell office:value-type="float" office:value="99784.83" table:formula="of:=[.$J$3]-[.$J$1]*[.$J$2]*[.E169]" table:style-name="ce1">
            <text:p>99784.83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6.2204724409448797" table:style-name="ce1">
            <text:p>6.220472441</text:p>
          </table:table-cell>
          <table:table-cell office:value-type="float" office:value="0.15799999999999995" table:formula="of:=[.D170]*0.0254" table:style-name="ce1">
            <text:p>0.158</text:p>
          </table:table-cell>
          <table:table-cell office:value-type="float" office:value="99775.02" table:formula="of:=[.$J$3]-[.$J$1]*[.$J$2]*[.E170]" table:style-name="ce1">
            <text:p>99775.02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6.2204724409448797" table:style-name="ce1">
            <text:p>6.220472441</text:p>
          </table:table-cell>
          <table:table-cell office:value-type="float" office:value="0.15799999999999995" table:formula="of:=[.D171]*0.0254" table:style-name="ce1">
            <text:p>0.158</text:p>
          </table:table-cell>
          <table:table-cell office:value-type="float" office:value="99775.02" table:formula="of:=[.$J$3]-[.$J$1]*[.$J$2]*[.E171]" table:style-name="ce1">
            <text:p>99775.02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6.2598425196850398" table:style-name="ce1">
            <text:p>6.25984252</text:p>
          </table:table-cell>
          <table:table-cell office:value-type="float" office:value="0.159" table:formula="of:=[.D172]*0.0254" table:style-name="ce1">
            <text:p>0.159</text:p>
          </table:table-cell>
          <table:table-cell office:value-type="float" office:value="99765.21" table:formula="of:=[.$J$3]-[.$J$1]*[.$J$2]*[.E172]" table:style-name="ce1">
            <text:p>99765.21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.7559055118110201" table:style-name="ce1">
            <text:p>2.755905512</text:p>
          </table:table-cell>
          <table:table-cell office:value-type="float" office:value="6.999999999999991E-2" table:formula="of:=[.D173]*0.0254" table:style-name="ce1">
            <text:p>0.07</text:p>
          </table:table-cell>
          <table:table-cell office:value-type="float" office:value="100638.3" table:formula="of:=[.$J$3]-[.$J$1]*[.$J$2]*[.E173]" table:style-name="ce1">
            <text:p>100638.3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3.0708661417322798" table:style-name="ce1">
            <text:p>3.070866142</text:p>
          </table:table-cell>
          <table:table-cell office:value-type="float" office:value="7.7999999999999903E-2" table:formula="of:=[.D174]*0.0254" table:style-name="ce1">
            <text:p>0.078</text:p>
          </table:table-cell>
          <table:table-cell office:value-type="float" office:value="100559.82" table:formula="of:=[.$J$3]-[.$J$1]*[.$J$2]*[.E174]" table:style-name="ce1">
            <text:p>100559.82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3.54330708661417" table:style-name="ce1">
            <text:p>3.543307087</text:p>
          </table:table-cell>
          <table:table-cell office:value-type="float" office:value="8.9999999999999913E-2" table:formula="of:=[.D175]*0.0254" table:style-name="ce1">
            <text:p>0.09</text:p>
          </table:table-cell>
          <table:table-cell office:value-type="float" office:value="100442.1" table:formula="of:=[.$J$3]-[.$J$1]*[.$J$2]*[.E175]" table:style-name="ce1">
            <text:p>100442.1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3.7401574803149602" table:style-name="ce1">
            <text:p>3.74015748</text:p>
          </table:table-cell>
          <table:table-cell office:value-type="float" office:value="9.4999999999999987E-2" table:formula="of:=[.D176]*0.0254" table:style-name="ce1">
            <text:p>0.095</text:p>
          </table:table-cell>
          <table:table-cell office:value-type="float" office:value="100393.05" table:formula="of:=[.$J$3]-[.$J$1]*[.$J$2]*[.E176]" table:style-name="ce1">
            <text:p>100393.0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4.1338582677165396" table:style-name="ce1">
            <text:p>4.133858268</text:p>
          </table:table-cell>
          <table:table-cell office:value-type="float" office:value="0.10500000000000011" table:formula="of:=[.D177]*0.0254" table:style-name="ce1">
            <text:p>0.105</text:p>
          </table:table-cell>
          <table:table-cell office:value-type="float" office:value="100294.95" table:formula="of:=[.$J$3]-[.$J$1]*[.$J$2]*[.E177]" table:style-name="ce1">
            <text:p>100294.9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4.3307086614173196" table:style-name="ce1">
            <text:p>4.330708661</text:p>
          </table:table-cell>
          <table:table-cell office:value-type="float" office:value="0.10999999999999992" table:formula="of:=[.D178]*0.0254" table:style-name="ce1">
            <text:p>0.11</text:p>
          </table:table-cell>
          <table:table-cell office:value-type="float" office:value="100245.9" table:formula="of:=[.$J$3]-[.$J$1]*[.$J$2]*[.E178]" table:style-name="ce1">
            <text:p>100245.9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4.5275590551181102" table:style-name="ce1">
            <text:p>4.527559055</text:p>
          </table:table-cell>
          <table:table-cell office:value-type="float" office:value="0.11499999999999999" table:formula="of:=[.D179]*0.0254" table:style-name="ce1">
            <text:p>0.115</text:p>
          </table:table-cell>
          <table:table-cell office:value-type="float" office:value="100196.85" table:formula="of:=[.$J$3]-[.$J$1]*[.$J$2]*[.E179]" table:style-name="ce1">
            <text:p>100196.8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4.7244094488188999" table:style-name="ce1">
            <text:p>4.724409449</text:p>
          </table:table-cell>
          <table:table-cell office:value-type="float" office:value="0.12000000000000005" table:formula="of:=[.D180]*0.0254" table:style-name="ce1">
            <text:p>0.12</text:p>
          </table:table-cell>
          <table:table-cell office:value-type="float" office:value="100147.8" table:formula="of:=[.$J$3]-[.$J$1]*[.$J$2]*[.E180]" table:style-name="ce1">
            <text:p>100147.8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2.36220472440945" table:style-name="ce1">
            <text:p>2.362204724</text:p>
          </table:table-cell>
          <table:table-cell office:value-type="float" office:value="6.0000000000000026E-2" table:formula="of:=[.D181]*0.0254" table:style-name="ce1">
            <text:p>0.06</text:p>
          </table:table-cell>
          <table:table-cell office:value-type="float" office:value="100736.4" table:formula="of:=[.$J$3]-[.$J$1]*[.$J$2]*[.E181]" table:style-name="ce1">
            <text:p>100736.4</text:p>
          </table:table-cell>
          <table:table-cell table:number-columns-repeated="16378"/>
        </table:table-row>
        <table:table-row table:number-rows-repeated="1048395" table:style-name="ro1">
          <table:table-cell table:number-columns-repeated="16384"/>
        </table:table-row>
      </table:table>
      <table:table table:name="group_5" table:style-name="ta1"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25" table:default-cell-style-name="ce1"/>
        <table:table-column table:style-name="co3" table:number-columns-repeated="16354" table:default-cell-style-name="ce1"/>
        <table:table-row table:style-name="ro1">
          <table:table-cell office:value-type="string" table:style-name="ce1">
            <text:p>Velocity [MPH]</text:p>
          </table:table-cell>
          <table:table-cell office:value-type="string" table:style-name="ce1">
            <text:p>Angle of Attack</text:p>
          </table:table-cell>
          <table:table-cell office:value-type="string" table:style-name="ce1">
            <text:p>Port Number</text:p>
          </table:table-cell>
          <table:table-cell office:value-type="string" table:style-name="ce1">
            <text:p>Manometer Reading [in]</text:p>
          </table:table-cell>
          <table:table-cell office:value-type="string" table:style-name="ce1">
            <text:p>Manometer Reading [m]</text:p>
          </table:table-cell>
          <table:table-cell office:value-type="string" table:style-name="ce1">
            <text:p>Pressure [psi]</text:p>
          </table:table-cell>
          <table:table-cell office:value-type="string" table:style-name="ce1">
            <text:p>Cd</text:p>
          </table:table-cell>
          <table:table-cell table:style-name="ce1"/>
          <table:table-cell office:value-type="string" table:style-name="ce1">
            <text:p>Density of H2O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lbf/in^3</text:p>
          </table:table-cell>
          <table:table-cell table:number-columns-repeated="10" table:style-name="ce1"/>
          <table:table-cell office:value-type="string" table:style-name="ce1">
            <text:p>Vel</text:p>
          </table:table-cell>
          <table:table-cell office:value-type="float" office:value="40" table:style-name="ce1">
            <text:p>40</text:p>
          </table:table-cell>
          <table:table-cell table:number-columns-repeated="16361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D2]*0.0254" table:style-name="ce1">
            <text:p>0</text:p>
          </table:table-cell>
          <table:table-cell office:value-type="float" office:value="101325" table:formula="of:=[.$J$3]-[.$J$1]*[.$J$2]*[.E2]" table:style-name="ce1">
            <text:p>101325</text:p>
          </table:table-cell>
          <table:table-cell table:number-columns-repeated="2" table:style-name="ce1"/>
          <table:table-cell office:value-type="string" table:style-name="ce1">
            <text:p>Gravity</text:p>
          </table:table-cell>
          <table:table-cell office:value-type="float" office:value="9.81" table:style-name="ce1">
            <text:p>9.81</text:p>
          </table:table-cell>
          <table:table-cell office:value-type="string" table:style-name="ce1">
            <text:p>in/s^2</text:p>
          </table:table-cell>
          <table:table-cell table:number-columns-repeated="10" table:style-name="ce1"/>
          <table:table-cell office:value-type="string" table:style-name="ce1">
            <text:p>Angle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.49606299212598" table:style-name="ce1">
            <text:p>1.496062992</text:p>
          </table:table-cell>
          <table:table-cell office:value-type="float" office:value="3.7999999999999888E-2" table:formula="of:=[.D3]*0.0254" table:style-name="ce1">
            <text:p>0.038</text:p>
          </table:table-cell>
          <table:table-cell office:value-type="float" office:value="100952.22" table:formula="of:=[.$J$3]-[.$J$1]*[.$J$2]*[.E3]" table:style-name="ce1">
            <text:p>100952.22</text:p>
          </table:table-cell>
          <table:table-cell table:number-columns-repeated="2" table:style-name="ce1"/>
          <table:table-cell office:value-type="string" table:style-name="ce1">
            <text:p>P</text:p>
          </table:table-cell>
          <table:table-cell office:value-type="float" office:value="101325" table:style-name="ce1">
            <text:p>101325</text:p>
          </table:table-cell>
          <table:table-cell office:value-type="string" table:style-name="ce1">
            <text:p>in^2</text:p>
          </table:table-cell>
          <table:table-cell table:number-columns-repeated="10" table:style-name="ce1"/>
          <table:table-cell office:value-type="string" table:style-name="ce1">
            <text:p>Position</text:p>
          </table:table-cell>
          <table:table-cell office:value-type="string" table:style-name="ce1">
            <text:p>distance cm</text:p>
          </table:table-cell>
          <table:table-cell office:value-type="string" table:style-name="ce1">
            <text:p>distance cm</text:p>
          </table:table-cell>
          <table:table-cell office:value-type="string" table:style-name="ce1">
            <text:p>distance cm</text:p>
          </table:table-cell>
          <table:table-cell office:value-type="string" table:style-name="ce1">
            <text:p>distance cm</text:p>
          </table:table-cell>
          <table:table-cell office:value-type="string" table:style-name="ce1">
            <text:p>distance cm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.5748031496063" table:style-name="ce1">
            <text:p>1.57480315</text:p>
          </table:table-cell>
          <table:table-cell office:value-type="float" office:value="4.0000000000000015E-2" table:formula="of:=[.D4]*0.0254" table:style-name="ce1">
            <text:p>0.04</text:p>
          </table:table-cell>
          <table:table-cell office:value-type="float" office:value="100932.6" table:formula="of:=[.$J$3]-[.$J$1]*[.$J$2]*[.E4]" table:style-name="ce1">
            <text:p>100932.6</text:p>
          </table:table-cell>
          <table:table-cell table:number-columns-repeated="15" table:style-name="ce1"/>
          <table:table-cell office:value-type="string" table:style-name="ce1">
            <text:p>Atm</text:p>
          </table:table-cell>
          <table:table-cell office:value-type="float" office:value="9.5" table:style-name="ce1">
            <text:p>9.5</text:p>
          </table:table-cell>
          <table:table-cell office:value-type="float" office:value="9.5" table:style-name="ce1">
            <text:p>9.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8.6" table:style-name="ce1">
            <text:p>8.6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.49606299212598" table:style-name="ce1">
            <text:p>1.496062992</text:p>
          </table:table-cell>
          <table:table-cell office:value-type="float" office:value="3.7999999999999888E-2" table:formula="of:=[.D5]*0.0254" table:style-name="ce1">
            <text:p>0.038</text:p>
          </table:table-cell>
          <table:table-cell office:value-type="float" office:value="100952.22" table:formula="of:=[.$J$3]-[.$J$1]*[.$J$2]*[.E5]" table:style-name="ce1">
            <text:p>100952.22</text:p>
          </table:table-cell>
          <table:table-cell table:number-columns-repeated="15" table:style-name="ce1"/>
          <table:table-cell office:value-type="float" office:value="1" table:style-name="ce1">
            <text:p>1</text:p>
          </table:table-cell>
          <table:table-cell office:value-type="float" office:value="9.5" table:style-name="ce1">
            <text:p>9.5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15" table:style-name="ce1">
            <text:p>15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12.3" table:style-name="ce1">
            <text:p>12.3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.37795275590551" table:style-name="ce1">
            <text:p>1.377952756</text:p>
          </table:table-cell>
          <table:table-cell office:value-type="float" office:value="3.4999999999999955E-2" table:formula="of:=[.D6]*0.0254" table:style-name="ce1">
            <text:p>0.035</text:p>
          </table:table-cell>
          <table:table-cell office:value-type="float" office:value="100981.65" table:formula="of:=[.$J$3]-[.$J$1]*[.$J$2]*[.E6]" table:style-name="ce1">
            <text:p>100981.65</text:p>
          </table:table-cell>
          <table:table-cell table:number-columns-repeated="15" table:style-name="ce1"/>
          <table:table-cell office:value-type="float" office:value="2" table:style-name="ce1">
            <text:p>2</text:p>
          </table:table-cell>
          <table:table-cell office:value-type="float" office:value="13.3" table:style-name="ce1">
            <text:p>13.3</text:p>
          </table:table-cell>
          <table:table-cell office:value-type="float" office:value="15" table:style-name="ce1">
            <text:p>15</text:p>
          </table:table-cell>
          <table:table-cell office:value-type="float" office:value="16.5" table:style-name="ce1">
            <text:p>16.5</text:p>
          </table:table-cell>
          <table:table-cell office:value-type="float" office:value="16.3" table:style-name="ce1">
            <text:p>16.3</text:p>
          </table:table-cell>
          <table:table-cell office:value-type="float" office:value="13.3" table:style-name="ce1">
            <text:p>13.3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.25984251968504" table:style-name="ce1">
            <text:p>1.25984252</text:p>
          </table:table-cell>
          <table:table-cell office:value-type="float" office:value="3.2000000000000015E-2" table:formula="of:=[.D7]*0.0254" table:style-name="ce1">
            <text:p>0.032</text:p>
          </table:table-cell>
          <table:table-cell office:value-type="float" office:value="101011.08" table:formula="of:=[.$J$3]-[.$J$1]*[.$J$2]*[.E7]" table:style-name="ce1">
            <text:p>101011.08</text:p>
          </table:table-cell>
          <table:table-cell table:number-columns-repeated="15" table:style-name="ce1"/>
          <table:table-cell office:value-type="float" office:value="3" table:style-name="ce1">
            <text:p>3</text:p>
          </table:table-cell>
          <table:table-cell office:value-type="float" office:value="13.5" table:style-name="ce1">
            <text:p>13.5</text:p>
          </table:table-cell>
          <table:table-cell office:value-type="float" office:value="14.6" table:style-name="ce1">
            <text:p>14.6</text:p>
          </table:table-cell>
          <table:table-cell office:value-type="float" office:value="15.7" table:style-name="ce1">
            <text:p>15.7</text:p>
          </table:table-cell>
          <table:table-cell office:value-type="float" office:value="13.8" table:style-name="ce1">
            <text:p>13.8</text:p>
          </table:table-cell>
          <table:table-cell office:value-type="float" office:value="13.2" table:style-name="ce1">
            <text:p>13.2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.37795275590551" table:style-name="ce1">
            <text:p>1.377952756</text:p>
          </table:table-cell>
          <table:table-cell office:value-type="float" office:value="3.4999999999999955E-2" table:formula="of:=[.D8]*0.0254" table:style-name="ce1">
            <text:p>0.035</text:p>
          </table:table-cell>
          <table:table-cell office:value-type="float" office:value="100981.65" table:formula="of:=[.$J$3]-[.$J$1]*[.$J$2]*[.E8]" table:style-name="ce1">
            <text:p>100981.65</text:p>
          </table:table-cell>
          <table:table-cell table:number-columns-repeated="15" table:style-name="ce1"/>
          <table:table-cell office:value-type="float" office:value="4" table:style-name="ce1">
            <text:p>4</text:p>
          </table:table-cell>
          <table:table-cell office:value-type="float" office:value="13.3" table:style-name="ce1">
            <text:p>13.3</text:p>
          </table:table-cell>
          <table:table-cell office:value-type="float" office:value="14.3" table:style-name="ce1">
            <text:p>14.3</text:p>
          </table:table-cell>
          <table:table-cell office:value-type="float" office:value="14.8" table:style-name="ce1">
            <text:p>14.8</text:p>
          </table:table-cell>
          <table:table-cell office:value-type="float" office:value="12.7" table:style-name="ce1">
            <text:p>12.7</text:p>
          </table:table-cell>
          <table:table-cell office:value-type="float" office:value="13.1" table:style-name="ce1">
            <text:p>13.1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.1811023622047201" table:style-name="ce1">
            <text:p>1.181102362</text:p>
          </table:table-cell>
          <table:table-cell office:value-type="float" office:value="2.9999999999999888E-2" table:formula="of:=[.D9]*0.0254" table:style-name="ce1">
            <text:p>0.03</text:p>
          </table:table-cell>
          <table:table-cell office:value-type="float" office:value="101030.7" table:formula="of:=[.$J$3]-[.$J$1]*[.$J$2]*[.E9]" table:style-name="ce1">
            <text:p>101030.7</text:p>
          </table:table-cell>
          <table:table-cell table:number-columns-repeated="15" table:style-name="ce1"/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14.1" table:style-name="ce1">
            <text:p>14.1</text:p>
          </table:table-cell>
          <table:table-cell office:value-type="float" office:value="13.8" table:style-name="ce1">
            <text:p>13.8</text:p>
          </table:table-cell>
          <table:table-cell office:value-type="float" office:value="12.5" table:style-name="ce1">
            <text:p>12.5</text:p>
          </table:table-cell>
          <table:table-cell office:value-type="float" office:value="13.3" table:style-name="ce1">
            <text:p>13.3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.90551181102362199" table:style-name="ce1">
            <text:p>0.905511811</text:p>
          </table:table-cell>
          <table:table-cell office:value-type="float" office:value="2.2999999999999996E-2" table:formula="of:=[.D10]*0.0254" table:style-name="ce1">
            <text:p>0.023</text:p>
          </table:table-cell>
          <table:table-cell office:value-type="float" office:value="101099.37" table:formula="of:=[.$J$3]-[.$J$1]*[.$J$2]*[.E10]" table:style-name="ce1">
            <text:p>101099.37</text:p>
          </table:table-cell>
          <table:table-cell table:number-columns-repeated="15" table:style-name="ce1"/>
          <table:table-cell office:value-type="float" office:value="6" table:style-name="ce1">
            <text:p>6</text:p>
          </table:table-cell>
          <table:table-cell office:value-type="float" office:value="12.7" table:style-name="ce1">
            <text:p>12.7</text:p>
          </table:table-cell>
          <table:table-cell office:value-type="float" office:value="13" table:style-name="ce1">
            <text:p>13</text:p>
          </table:table-cell>
          <table:table-cell office:value-type="float" office:value="12.8" table:style-name="ce1">
            <text:p>12.8</text:p>
          </table:table-cell>
          <table:table-cell office:value-type="float" office:value="12.4" table:style-name="ce1">
            <text:p>12.4</text:p>
          </table:table-cell>
          <table:table-cell office:value-type="float" office:value="13" table:style-name="ce1">
            <text:p>13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.98425196850393704" table:style-name="ce1">
            <text:p>0.984251969</text:p>
          </table:table-cell>
          <table:table-cell office:value-type="float" office:value="2.5000000000000001E-2" table:formula="of:=[.D11]*0.0254" table:style-name="ce1">
            <text:p>0.025</text:p>
          </table:table-cell>
          <table:table-cell office:value-type="float" office:value="101079.75" table:formula="of:=[.$J$3]-[.$J$1]*[.$J$2]*[.E11]" table:style-name="ce1">
            <text:p>101079.75</text:p>
          </table:table-cell>
          <table:table-cell table:number-columns-repeated="15" table:style-name="ce1"/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2.5" table:style-name="ce1">
            <text:p>12.5</text:p>
          </table:table-cell>
          <table:table-cell office:value-type="float" office:value="12.5" table:style-name="ce1">
            <text:p>12.5</text:p>
          </table:table-cell>
          <table:table-cell office:value-type="float" office:value="13.2" table:style-name="ce1">
            <text:p>13.2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.86614173228346403" table:style-name="ce1">
            <text:p>0.866141732</text:p>
          </table:table-cell>
          <table:table-cell office:value-type="float" office:value="2.1999999999999985E-2" table:formula="of:=[.D12]*0.0254" table:style-name="ce1">
            <text:p>0.022</text:p>
          </table:table-cell>
          <table:table-cell office:value-type="float" office:value="101109.18" table:formula="of:=[.$J$3]-[.$J$1]*[.$J$2]*[.E12]" table:style-name="ce1">
            <text:p>101109.18</text:p>
          </table:table-cell>
          <table:table-cell table:number-columns-repeated="15" table:style-name="ce1"/>
          <table:table-cell office:value-type="float" office:value="8" table:style-name="ce1">
            <text:p>8</text:p>
          </table:table-cell>
          <table:table-cell office:value-type="float" office:value="12.5" table:style-name="ce1">
            <text:p>12.5</text:p>
          </table:table-cell>
          <table:table-cell office:value-type="float" office:value="12.5" table:style-name="ce1">
            <text:p>12.5</text:p>
          </table:table-cell>
          <table:table-cell office:value-type="float" office:value="12" table:style-name="ce1">
            <text:p>12</text:p>
          </table:table-cell>
          <table:table-cell office:value-type="float" office:value="12.4" table:style-name="ce1">
            <text:p>12.4</text:p>
          </table:table-cell>
          <table:table-cell office:value-type="float" office:value="13" table:style-name="ce1">
            <text:p>13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.78740157480314998" table:style-name="ce1">
            <text:p>0.787401575</text:p>
          </table:table-cell>
          <table:table-cell office:value-type="float" office:value="2.0000000000000007E-2" table:formula="of:=[.D13]*0.0254" table:style-name="ce1">
            <text:p>0.02</text:p>
          </table:table-cell>
          <table:table-cell office:value-type="float" office:value="101128.8" table:formula="of:=[.$J$3]-[.$J$1]*[.$J$2]*[.E13]" table:style-name="ce1">
            <text:p>101128.8</text:p>
          </table:table-cell>
          <table:table-cell table:number-columns-repeated="15" table:style-name="ce1"/>
          <table:table-cell office:value-type="float" office:value="9" table:style-name="ce1">
            <text:p>9</text:p>
          </table:table-cell>
          <table:table-cell office:value-type="float" office:value="11.8" table:style-name="ce1">
            <text:p>11.8</text:p>
          </table:table-cell>
          <table:table-cell office:value-type="float" office:value="12" table:style-name="ce1">
            <text:p>12</text:p>
          </table:table-cell>
          <table:table-cell office:value-type="float" office:value="11.5" table:style-name="ce1">
            <text:p>11.5</text:p>
          </table:table-cell>
          <table:table-cell office:value-type="float" office:value="12.2" table:style-name="ce1">
            <text:p>12.2</text:p>
          </table:table-cell>
          <table:table-cell office:value-type="float" office:value="13" table:style-name="ce1">
            <text:p>13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.86614173228346403" table:style-name="ce1">
            <text:p>0.866141732</text:p>
          </table:table-cell>
          <table:table-cell office:value-type="float" office:value="2.1999999999999985E-2" table:formula="of:=[.D14]*0.0254" table:style-name="ce1">
            <text:p>0.022</text:p>
          </table:table-cell>
          <table:table-cell office:value-type="float" office:value="101109.18" table:formula="of:=[.$J$3]-[.$J$1]*[.$J$2]*[.E14]" table:style-name="ce1">
            <text:p>101109.18</text:p>
          </table:table-cell>
          <table:table-cell table:number-columns-repeated="15" table:style-name="ce1"/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0.5" table:style-name="ce1">
            <text:p>10.5</text:p>
          </table:table-cell>
          <table:table-cell office:value-type="float" office:value="9" table:style-name="ce1">
            <text:p>9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9.1999999999999993" table:style-name="ce1">
            <text:p>9.2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0.86614173228346403" table:style-name="ce1">
            <text:p>0.866141732</text:p>
          </table:table-cell>
          <table:table-cell office:value-type="float" office:value="2.1999999999999985E-2" table:formula="of:=[.D15]*0.0254" table:style-name="ce1">
            <text:p>0.022</text:p>
          </table:table-cell>
          <table:table-cell office:value-type="float" office:value="101109.18" table:formula="of:=[.$J$3]-[.$J$1]*[.$J$2]*[.E15]" table:style-name="ce1">
            <text:p>101109.18</text:p>
          </table:table-cell>
          <table:table-cell table:number-columns-repeated="15" table:style-name="ce1"/>
          <table:table-cell office:value-type="float" office:value="11" table:style-name="ce1">
            <text:p>11</text:p>
          </table:table-cell>
          <table:table-cell office:value-type="float" office:value="11.7" table:style-name="ce1">
            <text:p>11.7</text:p>
          </table:table-cell>
          <table:table-cell office:value-type="float" office:value="10.6" table:style-name="ce1">
            <text:p>10.6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9.5" table:style-name="ce1">
            <text:p>9.5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.90551181102362199" table:style-name="ce1">
            <text:p>0.905511811</text:p>
          </table:table-cell>
          <table:table-cell office:value-type="float" office:value="2.2999999999999996E-2" table:formula="of:=[.D16]*0.0254" table:style-name="ce1">
            <text:p>0.023</text:p>
          </table:table-cell>
          <table:table-cell office:value-type="float" office:value="101099.37" table:formula="of:=[.$J$3]-[.$J$1]*[.$J$2]*[.E16]" table:style-name="ce1">
            <text:p>101099.37</text:p>
          </table:table-cell>
          <table:table-cell table:number-columns-repeated="15" table:style-name="ce1"/>
          <table:table-cell office:value-type="float" office:value="12" table:style-name="ce1">
            <text:p>12</text:p>
          </table:table-cell>
          <table:table-cell office:value-type="float" office:value="11.5" table:style-name="ce1">
            <text:p>11.5</text:p>
          </table:table-cell>
          <table:table-cell office:value-type="float" office:value="10.8" table:style-name="ce1">
            <text:p>10.8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10.1" table:style-name="ce1">
            <text:p>10.1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0.90551181102362199" table:style-name="ce1">
            <text:p>0.905511811</text:p>
          </table:table-cell>
          <table:table-cell office:value-type="float" office:value="2.2999999999999996E-2" table:formula="of:=[.D17]*0.0254" table:style-name="ce1">
            <text:p>0.023</text:p>
          </table:table-cell>
          <table:table-cell office:value-type="float" office:value="101099.37" table:formula="of:=[.$J$3]-[.$J$1]*[.$J$2]*[.E17]" table:style-name="ce1">
            <text:p>101099.37</text:p>
          </table:table-cell>
          <table:table-cell table:number-columns-repeated="15" table:style-name="ce1"/>
          <table:table-cell office:value-type="float" office:value="13" table:style-name="ce1">
            <text:p>13</text:p>
          </table:table-cell>
          <table:table-cell office:value-type="float" office:value="11.7" table:style-name="ce1">
            <text:p>11.7</text:p>
          </table:table-cell>
          <table:table-cell office:value-type="float" office:value="11" table:style-name="ce1">
            <text:p>11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10" table:style-name="ce1">
            <text:p>10</text:p>
          </table:table-cell>
          <table:table-cell office:value-type="float" office:value="10.7" table:style-name="ce1">
            <text:p>10.7</text:p>
          </table:table-cell>
          <table:table-cell table:number-columns-repeated="16357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.98425196850393704" table:style-name="ce1">
            <text:p>0.984251969</text:p>
          </table:table-cell>
          <table:table-cell office:value-type="float" office:value="2.5000000000000001E-2" table:formula="of:=[.D18]*0.0254" table:style-name="ce1">
            <text:p>0.025</text:p>
          </table:table-cell>
          <table:table-cell office:value-type="float" office:value="101079.75" table:formula="of:=[.$J$3]-[.$J$1]*[.$J$2]*[.E18]" table:style-name="ce1">
            <text:p>101079.75</text:p>
          </table:table-cell>
          <table:table-cell table:number-columns-repeated="15" table:style-name="ce1"/>
          <table:table-cell office:value-type="float" office:value="14" table:style-name="ce1">
            <text:p>14</text:p>
          </table:table-cell>
          <table:table-cell office:value-type="float" office:value="11.7" table:style-name="ce1">
            <text:p>11.7</text:p>
          </table:table-cell>
          <table:table-cell office:value-type="float" office:value="11" table:style-name="ce1">
            <text:p>11</text:p>
          </table:table-cell>
          <table:table-cell office:value-type="float" office:value="10.4" table:style-name="ce1">
            <text:p>10.4</text:p>
          </table:table-cell>
          <table:table-cell office:value-type="float" office:value="10.4" table:style-name="ce1">
            <text:p>10.4</text:p>
          </table:table-cell>
          <table:table-cell office:value-type="float" office:value="11.2" table:style-name="ce1">
            <text:p>11.2</text:p>
          </table:table-cell>
          <table:table-cell table:number-columns-repeated="16357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D19]*0.0254" table:style-name="ce1">
            <text:p>0</text:p>
          </table:table-cell>
          <table:table-cell office:value-type="float" office:value="101325" table:formula="of:=[.$J$3]-[.$J$1]*[.$J$2]*[.E19]" table:style-name="ce1">
            <text:p>101325</text:p>
          </table:table-cell>
          <table:table-cell table:number-columns-repeated="15" table:style-name="ce1"/>
          <table:table-cell office:value-type="float" office:value="15" table:style-name="ce1">
            <text:p>15</text:p>
          </table:table-cell>
          <table:table-cell office:value-type="float" office:value="11.8" table:style-name="ce1">
            <text:p>11.8</text:p>
          </table:table-cell>
          <table:table-cell office:value-type="float" office:value="11" table:style-name="ce1">
            <text:p>11</text:p>
          </table:table-cell>
          <table:table-cell office:value-type="float" office:value="10.5" table:style-name="ce1">
            <text:p>10.5</text:p>
          </table:table-cell>
          <table:table-cell office:value-type="float" office:value="10.5" table:style-name="ce1">
            <text:p>10.5</text:p>
          </table:table-cell>
          <table:table-cell office:value-type="float" office:value="11.3" table:style-name="ce1">
            <text:p>11.3</text:p>
          </table:table-cell>
          <table:table-cell table:number-columns-repeated="16357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.27559055118110198" table:style-name="ce1">
            <text:p>0.275590551</text:p>
          </table:table-cell>
          <table:table-cell office:value-type="float" office:value="6.9999999999999897E-3" table:formula="of:=[.D20]*0.0254" table:style-name="ce1">
            <text:p>0.007</text:p>
          </table:table-cell>
          <table:table-cell office:value-type="float" office:value="101256.33" table:formula="of:=[.$J$3]-[.$J$1]*[.$J$2]*[.E20]" table:style-name="ce1">
            <text:p>101256.33</text:p>
          </table:table-cell>
          <table:table-cell table:number-columns-repeated="15" table:style-name="ce1"/>
          <table:table-cell office:value-type="float" office:value="16" table:style-name="ce1">
            <text:p>16</text:p>
          </table:table-cell>
          <table:table-cell office:value-type="float" office:value="11.8" table:style-name="ce1">
            <text:p>11.8</text:p>
          </table:table-cell>
          <table:table-cell office:value-type="float" office:value="11" table:style-name="ce1">
            <text:p>11</text:p>
          </table:table-cell>
          <table:table-cell office:value-type="float" office:value="10.6" table:style-name="ce1">
            <text:p>10.6</text:p>
          </table:table-cell>
          <table:table-cell office:value-type="float" office:value="10.6" table:style-name="ce1">
            <text:p>10.6</text:p>
          </table:table-cell>
          <table:table-cell office:value-type="float" office:value="11.4" table:style-name="ce1">
            <text:p>11.4</text:p>
          </table:table-cell>
          <table:table-cell table:number-columns-repeated="16357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[.D21]*0.0254" table:style-name="ce1">
            <text:p>0.055</text:p>
          </table:table-cell>
          <table:table-cell office:value-type="float" office:value="100785.45" table:formula="of:=[.$J$3]-[.$J$1]*[.$J$2]*[.E21]" table:style-name="ce1">
            <text:p>100785.45</text:p>
          </table:table-cell>
          <table:table-cell table:number-columns-repeated="15" table:style-name="ce1"/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11.3" table:style-name="ce1">
            <text:p>11.3</text:p>
          </table:table-cell>
          <table:table-cell office:value-type="float" office:value="10.8" table:style-name="ce1">
            <text:p>10.8</text:p>
          </table:table-cell>
          <table:table-cell office:value-type="float" office:value="11.2" table:style-name="ce1">
            <text:p>11.2</text:p>
          </table:table-cell>
          <table:table-cell office:value-type="float" office:value="11.9" table:style-name="ce1">
            <text:p>11.9</text:p>
          </table:table-cell>
          <table:table-cell table:number-columns-repeated="16357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.0078740157480301" table:style-name="ce1">
            <text:p>2.007874016</text:p>
          </table:table-cell>
          <table:table-cell office:value-type="float" office:value="5.0999999999999962E-2" table:formula="of:=[.D22]*0.0254" table:style-name="ce1">
            <text:p>0.051</text:p>
          </table:table-cell>
          <table:table-cell office:value-type="float" office:value="100824.69" table:formula="of:=[.$J$3]-[.$J$1]*[.$J$2]*[.E22]" table:style-name="ce1">
            <text:p>100824.69</text:p>
          </table:table-cell>
          <table:table-cell table:number-columns-repeated="15" table:style-name="ce1"/>
          <table:table-cell office:value-type="float" office:value="18" table:style-name="ce1">
            <text:p>18</text:p>
          </table:table-cell>
          <table:table-cell office:value-type="float" office:value="9.5" table:style-name="ce1">
            <text:p>9.5</text:p>
          </table:table-cell>
          <table:table-cell office:value-type="float" office:value="9" table:style-name="ce1">
            <text:p>9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9.1" table:style-name="ce1">
            <text:p>9.1</text:p>
          </table:table-cell>
          <table:table-cell table:number-columns-repeated="16357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.8897637795275599" table:style-name="ce1">
            <text:p>1.88976378</text:p>
          </table:table-cell>
          <table:table-cell office:value-type="float" office:value="4.8000000000000022E-2" table:formula="of:=[.D23]*0.0254" table:style-name="ce1">
            <text:p>0.048</text:p>
          </table:table-cell>
          <table:table-cell office:value-type="float" office:value="100854.12" table:formula="of:=[.$J$3]-[.$J$1]*[.$J$2]*[.E23]" table:style-name="ce1">
            <text:p>100854.12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.81102362204724" table:style-name="ce1">
            <text:p>1.811023622</text:p>
          </table:table-cell>
          <table:table-cell office:value-type="float" office:value="4.5999999999999895E-2" table:formula="of:=[.D24]*0.0254" table:style-name="ce1">
            <text:p>0.046</text:p>
          </table:table-cell>
          <table:table-cell office:value-type="float" office:value="100873.74" table:formula="of:=[.$J$3]-[.$J$1]*[.$J$2]*[.E24]" table:style-name="ce1">
            <text:p>100873.74</text:p>
          </table:table-cell>
          <table:table-cell table:number-columns-repeated="22" table:style-name="ce1"/>
          <table:table-cell office:value-type="string" table:style-name="ce1">
            <text:p>cm→in</text:p>
          </table:table-cell>
          <table:table-cell office:value-type="float" office:value="0.39370078740157477" table:formula="of:=1/(2.54)" table:style-name="ce1">
            <text:p>0.393700787</text:p>
          </table:table-cell>
          <table:table-cell table:number-columns-repeated="1635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.37795275590551" table:style-name="ce1">
            <text:p>1.377952756</text:p>
          </table:table-cell>
          <table:table-cell office:value-type="float" office:value="3.4999999999999955E-2" table:formula="of:=[.D25]*0.0254" table:style-name="ce1">
            <text:p>0.035</text:p>
          </table:table-cell>
          <table:table-cell office:value-type="float" office:value="100981.65" table:formula="of:=[.$J$3]-[.$J$1]*[.$J$2]*[.E25]" table:style-name="ce1">
            <text:p>100981.65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.37795275590551" table:style-name="ce1">
            <text:p>1.377952756</text:p>
          </table:table-cell>
          <table:table-cell office:value-type="float" office:value="3.4999999999999955E-2" table:formula="of:=[.D26]*0.0254" table:style-name="ce1">
            <text:p>0.035</text:p>
          </table:table-cell>
          <table:table-cell office:value-type="float" office:value="100981.65" table:formula="of:=[.$J$3]-[.$J$1]*[.$J$2]*[.E26]" table:style-name="ce1">
            <text:p>100981.65</text:p>
          </table:table-cell>
          <table:table-cell table:number-columns-repeated="15" table:style-name="ce1"/>
          <table:table-cell office:value-type="string" table:style-name="ce1">
            <text:p>Vel</text:p>
          </table:table-cell>
          <table:table-cell office:value-type="float" office:value="40" table:style-name="ce1">
            <text:p>40</text:p>
          </table:table-cell>
          <table:table-cell table:number-columns-repeated="16361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.1811023622047201" table:style-name="ce1">
            <text:p>1.181102362</text:p>
          </table:table-cell>
          <table:table-cell office:value-type="float" office:value="2.9999999999999888E-2" table:formula="of:=[.D27]*0.0254" table:style-name="ce1">
            <text:p>0.03</text:p>
          </table:table-cell>
          <table:table-cell office:value-type="float" office:value="101030.7" table:formula="of:=[.$J$3]-[.$J$1]*[.$J$2]*[.E27]" table:style-name="ce1">
            <text:p>101030.7</text:p>
          </table:table-cell>
          <table:table-cell table:number-columns-repeated="15" table:style-name="ce1"/>
          <table:table-cell office:value-type="string" table:style-name="ce1">
            <text:p>Angle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57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0.98425196850393704" table:style-name="ce1">
            <text:p>0.984251969</text:p>
          </table:table-cell>
          <table:table-cell office:value-type="float" office:value="2.5000000000000001E-2" table:formula="of:=[.D28]*0.0254" table:style-name="ce1">
            <text:p>0.025</text:p>
          </table:table-cell>
          <table:table-cell office:value-type="float" office:value="101079.75" table:formula="of:=[.$J$3]-[.$J$1]*[.$J$2]*[.E28]" table:style-name="ce1">
            <text:p>101079.75</text:p>
          </table:table-cell>
          <table:table-cell table:number-columns-repeated="15" table:style-name="ce1"/>
          <table:table-cell office:value-type="string" table:style-name="ce1">
            <text:p>Position</text:p>
          </table:table-cell>
          <table:table-cell office:value-type="string" table:style-name="ce1">
            <text:p>distance in</text:p>
          </table:table-cell>
          <table:table-cell office:value-type="string" table:style-name="ce1">
            <text:p>distance in</text:p>
          </table:table-cell>
          <table:table-cell office:value-type="string" table:style-name="ce1">
            <text:p>distance in</text:p>
          </table:table-cell>
          <table:table-cell office:value-type="string" table:style-name="ce1">
            <text:p>distance in</text:p>
          </table:table-cell>
          <table:table-cell office:value-type="string" table:style-name="ce1">
            <text:p>distance in</text:p>
          </table:table-cell>
          <table:table-cell table:number-columns-repeated="16357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0.39370078740157499" table:style-name="ce1">
            <text:p>0.393700787</text:p>
          </table:table-cell>
          <table:table-cell office:value-type="float" office:value="1.0000000000000004E-2" table:formula="of:=[.D29]*0.0254" table:style-name="ce1">
            <text:p>0.01</text:p>
          </table:table-cell>
          <table:table-cell office:value-type="float" office:value="101226.9" table:formula="of:=[.$J$3]-[.$J$1]*[.$J$2]*[.E29]" table:style-name="ce1">
            <text:p>101226.9</text:p>
          </table:table-cell>
          <table:table-cell table:number-columns-repeated="15" table:style-name="ce1"/>
          <table:table-cell office:value-type="float" office:value="1" table:style-name="ce1">
            <text:p>1</text:p>
          </table:table-cell>
          <table:table-cell office:value-type="float" office:value="0" table:formula="of:=([.W5]-[.$W$4])*[.$AD$24]" table:style-name="ce1">
            <text:p>0</text:p>
          </table:table-cell>
          <table:table-cell office:value-type="float" office:value="0.27559055118110204" table:formula="of:=([.X5]-[.$X$4])*[.$AD$24]" table:style-name="ce1">
            <text:p>0.275590551</text:p>
          </table:table-cell>
          <table:table-cell office:value-type="float" office:value="2.3622047244094486" table:formula="of:=([.Y5]-[.$Y$4])*[.$AD$24]" table:style-name="ce1">
            <text:p>2.362204724</text:p>
          </table:table-cell>
          <table:table-cell office:value-type="float" office:value="3.3070866141732274" table:formula="of:=([.Z5]-[.$Z$4])*[.$AD$24]" table:style-name="ce1">
            <text:p>3.307086614</text:p>
          </table:table-cell>
          <table:table-cell office:value-type="float" office:value="1.4566929133858271" table:formula="of:=([.AA5]-[.$AA$4])*[.$AD$24]" table:style-name="ce1">
            <text:p>1.456692913</text:p>
          </table:table-cell>
          <table:table-cell table:number-columns-repeated="16357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0.43307086614173201" table:style-name="ce1">
            <text:p>0.433070866</text:p>
          </table:table-cell>
          <table:table-cell office:value-type="float" office:value="1.0999999999999992E-2" table:formula="of:=[.D30]*0.0254" table:style-name="ce1">
            <text:p>0.011</text:p>
          </table:table-cell>
          <table:table-cell office:value-type="float" office:value="101217.09" table:formula="of:=[.$J$3]-[.$J$1]*[.$J$2]*[.E30]" table:style-name="ce1">
            <text:p>101217.09</text:p>
          </table:table-cell>
          <table:table-cell table:number-columns-repeated="15" table:style-name="ce1"/>
          <table:table-cell office:value-type="float" office:value="2" table:style-name="ce1">
            <text:p>2</text:p>
          </table:table-cell>
          <table:table-cell office:value-type="float" office:value="1.4960629921259845" table:formula="of:=([.W6]-[.$W$4])*[.$AD$24]" table:style-name="ce1">
            <text:p>1.496062992</text:p>
          </table:table-cell>
          <table:table-cell office:value-type="float" office:value="2.1653543307086611" table:formula="of:=([.X6]-[.$X$4])*[.$AD$24]" table:style-name="ce1">
            <text:p>2.165354331</text:p>
          </table:table-cell>
          <table:table-cell office:value-type="float" office:value="2.9527559055118107" table:formula="of:=([.Y6]-[.$Y$4])*[.$AD$24]" table:style-name="ce1">
            <text:p>2.952755906</text:p>
          </table:table-cell>
          <table:table-cell office:value-type="float" office:value="2.8740157480314963" table:formula="of:=([.Z6]-[.$Z$4])*[.$AD$24]" table:style-name="ce1">
            <text:p>2.874015748</text:p>
          </table:table-cell>
          <table:table-cell office:value-type="float" office:value="1.8503937007874018" table:formula="of:=([.AA6]-[.$AA$4])*[.$AD$24]" table:style-name="ce1">
            <text:p>1.850393701</text:p>
          </table:table-cell>
          <table:table-cell table:number-columns-repeated="16357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0.511811023622047" table:style-name="ce1">
            <text:p>0.511811024</text:p>
          </table:table-cell>
          <table:table-cell office:value-type="float" office:value="1.2999999999999992E-2" table:formula="of:=[.D31]*0.0254" table:style-name="ce1">
            <text:p>0.013</text:p>
          </table:table-cell>
          <table:table-cell office:value-type="float" office:value="101197.47" table:formula="of:=[.$J$3]-[.$J$1]*[.$J$2]*[.E31]" table:style-name="ce1">
            <text:p>101197.47</text:p>
          </table:table-cell>
          <table:table-cell table:number-columns-repeated="15" table:style-name="ce1"/>
          <table:table-cell office:value-type="float" office:value="3" table:style-name="ce1">
            <text:p>3</text:p>
          </table:table-cell>
          <table:table-cell office:value-type="float" office:value="1.5748031496062991" table:formula="of:=([.W7]-[.$W$4])*[.$AD$24]" table:style-name="ce1">
            <text:p>1.57480315</text:p>
          </table:table-cell>
          <table:table-cell office:value-type="float" office:value="2.007874015748031" table:formula="of:=([.X7]-[.$X$4])*[.$AD$24]" table:style-name="ce1">
            <text:p>2.007874016</text:p>
          </table:table-cell>
          <table:table-cell office:value-type="float" office:value="2.6377952755905505" table:formula="of:=([.Y7]-[.$Y$4])*[.$AD$24]" table:style-name="ce1">
            <text:p>2.637795276</text:p>
          </table:table-cell>
          <table:table-cell office:value-type="float" office:value="1.8897637795275593" table:formula="of:=([.Z7]-[.$Z$4])*[.$AD$24]" table:style-name="ce1">
            <text:p>1.88976378</text:p>
          </table:table-cell>
          <table:table-cell office:value-type="float" office:value="1.8110236220472438" table:formula="of:=([.AA7]-[.$AA$4])*[.$AD$24]" table:style-name="ce1">
            <text:p>1.811023622</text:p>
          </table:table-cell>
          <table:table-cell table:number-columns-repeated="16357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0.59055118110236204" table:style-name="ce1">
            <text:p>0.590551181</text:p>
          </table:table-cell>
          <table:table-cell office:value-type="float" office:value="1.4999999999999996E-2" table:formula="of:=[.D32]*0.0254" table:style-name="ce1">
            <text:p>0.015</text:p>
          </table:table-cell>
          <table:table-cell office:value-type="float" office:value="101177.85" table:formula="of:=[.$J$3]-[.$J$1]*[.$J$2]*[.E32]" table:style-name="ce1">
            <text:p>101177.85</text:p>
          </table:table-cell>
          <table:table-cell table:number-columns-repeated="15" table:style-name="ce1"/>
          <table:table-cell office:value-type="float" office:value="4" table:style-name="ce1">
            <text:p>4</text:p>
          </table:table-cell>
          <table:table-cell office:value-type="float" office:value="1.4960629921259845" table:formula="of:=([.W8]-[.$W$4])*[.$AD$24]" table:style-name="ce1">
            <text:p>1.496062992</text:p>
          </table:table-cell>
          <table:table-cell office:value-type="float" office:value="1.8897637795275593" table:formula="of:=([.X8]-[.$X$4])*[.$AD$24]" table:style-name="ce1">
            <text:p>1.88976378</text:p>
          </table:table-cell>
          <table:table-cell office:value-type="float" office:value="2.2834645669291338" table:formula="of:=([.Y8]-[.$Y$4])*[.$AD$24]" table:style-name="ce1">
            <text:p>2.283464567</text:p>
          </table:table-cell>
          <table:table-cell office:value-type="float" office:value="1.4566929133858264" table:formula="of:=([.Z8]-[.$Z$4])*[.$AD$24]" table:style-name="ce1">
            <text:p>1.456692913</text:p>
          </table:table-cell>
          <table:table-cell office:value-type="float" office:value="1.7716535433070866" table:formula="of:=([.AA8]-[.$AA$4])*[.$AD$24]" table:style-name="ce1">
            <text:p>1.771653543</text:p>
          </table:table-cell>
          <table:table-cell table:number-columns-repeated="16357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0.59055118110236204" table:style-name="ce1">
            <text:p>0.590551181</text:p>
          </table:table-cell>
          <table:table-cell office:value-type="float" office:value="1.4999999999999996E-2" table:formula="of:=[.D33]*0.0254" table:style-name="ce1">
            <text:p>0.015</text:p>
          </table:table-cell>
          <table:table-cell office:value-type="float" office:value="101177.85" table:formula="of:=[.$J$3]-[.$J$1]*[.$J$2]*[.E33]" table:style-name="ce1">
            <text:p>101177.85</text:p>
          </table:table-cell>
          <table:table-cell table:number-columns-repeated="15" table:style-name="ce1"/>
          <table:table-cell office:value-type="float" office:value="5" table:style-name="ce1">
            <text:p>5</text:p>
          </table:table-cell>
          <table:table-cell office:value-type="float" office:value="1.3779527559055116" table:formula="of:=([.W9]-[.$W$4])*[.$AD$24]" table:style-name="ce1">
            <text:p>1.377952756</text:p>
          </table:table-cell>
          <table:table-cell office:value-type="float" office:value="1.8110236220472438" table:formula="of:=([.X9]-[.$X$4])*[.$AD$24]" table:style-name="ce1">
            <text:p>1.811023622</text:p>
          </table:table-cell>
          <table:table-cell office:value-type="float" office:value="1.8897637795275593" table:formula="of:=([.Y9]-[.$Y$4])*[.$AD$24]" table:style-name="ce1">
            <text:p>1.88976378</text:p>
          </table:table-cell>
          <table:table-cell office:value-type="float" office:value="1.3779527559055116" table:formula="of:=([.Z9]-[.$Z$4])*[.$AD$24]" table:style-name="ce1">
            <text:p>1.377952756</text:p>
          </table:table-cell>
          <table:table-cell office:value-type="float" office:value="1.8503937007874018" table:formula="of:=([.AA9]-[.$AA$4])*[.$AD$24]" table:style-name="ce1">
            <text:p>1.850393701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0.59055118110236204" table:style-name="ce1">
            <text:p>0.590551181</text:p>
          </table:table-cell>
          <table:table-cell office:value-type="float" office:value="1.4999999999999996E-2" table:formula="of:=[.D34]*0.0254" table:style-name="ce1">
            <text:p>0.015</text:p>
          </table:table-cell>
          <table:table-cell office:value-type="float" office:value="101177.85" table:formula="of:=[.$J$3]-[.$J$1]*[.$J$2]*[.E34]" table:style-name="ce1">
            <text:p>101177.85</text:p>
          </table:table-cell>
          <table:table-cell table:number-columns-repeated="15" table:style-name="ce1"/>
          <table:table-cell office:value-type="float" office:value="6" table:style-name="ce1">
            <text:p>6</text:p>
          </table:table-cell>
          <table:table-cell office:value-type="float" office:value="1.2598425196850389" table:formula="of:=([.W10]-[.$W$4])*[.$AD$24]" table:style-name="ce1">
            <text:p>1.25984252</text:p>
          </table:table-cell>
          <table:table-cell office:value-type="float" office:value="1.3779527559055116" table:formula="of:=([.X10]-[.$X$4])*[.$AD$24]" table:style-name="ce1">
            <text:p>1.377952756</text:p>
          </table:table-cell>
          <table:table-cell office:value-type="float" office:value="1.4960629921259845" table:formula="of:=([.Y10]-[.$Y$4])*[.$AD$24]" table:style-name="ce1">
            <text:p>1.496062992</text:p>
          </table:table-cell>
          <table:table-cell office:value-type="float" office:value="1.3385826771653544" table:formula="of:=([.Z10]-[.$Z$4])*[.$AD$24]" table:style-name="ce1">
            <text:p>1.338582677</text:p>
          </table:table-cell>
          <table:table-cell office:value-type="float" office:value="1.7322834645669292" table:formula="of:=([.AA10]-[.$AA$4])*[.$AD$24]" table:style-name="ce1">
            <text:p>1.732283465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0.59055118110236204" table:style-name="ce1">
            <text:p>0.590551181</text:p>
          </table:table-cell>
          <table:table-cell office:value-type="float" office:value="1.4999999999999996E-2" table:formula="of:=[.D35]*0.0254" table:style-name="ce1">
            <text:p>0.015</text:p>
          </table:table-cell>
          <table:table-cell office:value-type="float" office:value="101177.85" table:formula="of:=[.$J$3]-[.$J$1]*[.$J$2]*[.E35]" table:style-name="ce1">
            <text:p>101177.85</text:p>
          </table:table-cell>
          <table:table-cell table:number-columns-repeated="15" table:style-name="ce1"/>
          <table:table-cell office:value-type="float" office:value="7" table:style-name="ce1">
            <text:p>7</text:p>
          </table:table-cell>
          <table:table-cell office:value-type="float" office:value="1.3779527559055116" table:formula="of:=([.W11]-[.$W$4])*[.$AD$24]" table:style-name="ce1">
            <text:p>1.377952756</text:p>
          </table:table-cell>
          <table:table-cell office:value-type="float" office:value="1.3779527559055116" table:formula="of:=([.X11]-[.$X$4])*[.$AD$24]" table:style-name="ce1">
            <text:p>1.377952756</text:p>
          </table:table-cell>
          <table:table-cell office:value-type="float" office:value="1.3779527559055116" table:formula="of:=([.Y11]-[.$Y$4])*[.$AD$24]" table:style-name="ce1">
            <text:p>1.377952756</text:p>
          </table:table-cell>
          <table:table-cell office:value-type="float" office:value="1.3779527559055116" table:formula="of:=([.Z11]-[.$Z$4])*[.$AD$24]" table:style-name="ce1">
            <text:p>1.377952756</text:p>
          </table:table-cell>
          <table:table-cell office:value-type="float" office:value="1.8110236220472438" table:formula="of:=([.AA11]-[.$AA$4])*[.$AD$24]" table:style-name="ce1">
            <text:p>1.811023622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0.70866141732283505" table:style-name="ce1">
            <text:p>0.708661417</text:p>
          </table:table-cell>
          <table:table-cell office:value-type="float" office:value="1.8000000000000009E-2" table:formula="of:=[.D36]*0.0254" table:style-name="ce1">
            <text:p>0.018</text:p>
          </table:table-cell>
          <table:table-cell office:value-type="float" office:value="101148.42" table:formula="of:=[.$J$3]-[.$J$1]*[.$J$2]*[.E36]" table:style-name="ce1">
            <text:p>101148.42</text:p>
          </table:table-cell>
          <table:table-cell table:number-columns-repeated="15" table:style-name="ce1"/>
          <table:table-cell office:value-type="float" office:value="8" table:style-name="ce1">
            <text:p>8</text:p>
          </table:table-cell>
          <table:table-cell office:value-type="float" office:value="1.1811023622047243" table:formula="of:=([.W12]-[.$W$4])*[.$AD$24]" table:style-name="ce1">
            <text:p>1.181102362</text:p>
          </table:table-cell>
          <table:table-cell office:value-type="float" office:value="1.1811023622047243" table:formula="of:=([.X12]-[.$X$4])*[.$AD$24]" table:style-name="ce1">
            <text:p>1.181102362</text:p>
          </table:table-cell>
          <table:table-cell office:value-type="float" office:value="1.1811023622047243" table:formula="of:=([.Y12]-[.$Y$4])*[.$AD$24]" table:style-name="ce1">
            <text:p>1.181102362</text:p>
          </table:table-cell>
          <table:table-cell office:value-type="float" office:value="1.3385826771653544" table:formula="of:=([.Z12]-[.$Z$4])*[.$AD$24]" table:style-name="ce1">
            <text:p>1.338582677</text:p>
          </table:table-cell>
          <table:table-cell office:value-type="float" office:value="1.7322834645669292" table:formula="of:=([.AA12]-[.$AA$4])*[.$AD$24]" table:style-name="ce1">
            <text:p>1.732283465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-0.196850393700787" table:style-name="ce1">
            <text:p>-0.196850394</text:p>
          </table:table-cell>
          <table:table-cell office:value-type="float" office:value="-4.9999999999999897E-3" table:formula="of:=[.D37]*0.0254" table:style-name="ce1">
            <text:p>-0.005</text:p>
          </table:table-cell>
          <table:table-cell office:value-type="float" office:value="101374.05" table:formula="of:=[.$J$3]-[.$J$1]*[.$J$2]*[.E37]" table:style-name="ce1">
            <text:p>101374.05</text:p>
          </table:table-cell>
          <table:table-cell table:number-columns-repeated="15" table:style-name="ce1"/>
          <table:table-cell office:value-type="float" office:value="9" table:style-name="ce1">
            <text:p>9</text:p>
          </table:table-cell>
          <table:table-cell office:value-type="float" office:value="0.90551181102362222" table:formula="of:=([.W13]-[.$W$4])*[.$AD$24]" table:style-name="ce1">
            <text:p>0.905511811</text:p>
          </table:table-cell>
          <table:table-cell office:value-type="float" office:value="0.98425196850393692" table:formula="of:=([.X13]-[.$X$4])*[.$AD$24]" table:style-name="ce1">
            <text:p>0.984251969</text:p>
          </table:table-cell>
          <table:table-cell office:value-type="float" office:value="0.98425196850393692" table:formula="of:=([.Y13]-[.$Y$4])*[.$AD$24]" table:style-name="ce1">
            <text:p>0.984251969</text:p>
          </table:table-cell>
          <table:table-cell office:value-type="float" office:value="1.2598425196850389" table:formula="of:=([.Z13]-[.$Z$4])*[.$AD$24]" table:style-name="ce1">
            <text:p>1.25984252</text:p>
          </table:table-cell>
          <table:table-cell office:value-type="float" office:value="1.7322834645669292" table:formula="of:=([.AA13]-[.$AA$4])*[.$AD$24]" table:style-name="ce1">
            <text:p>1.732283465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.36220472440945" table:style-name="ce1">
            <text:p>2.362204724</text:p>
          </table:table-cell>
          <table:table-cell office:value-type="float" office:value="6.0000000000000026E-2" table:formula="of:=[.D38]*0.0254" table:style-name="ce1">
            <text:p>0.06</text:p>
          </table:table-cell>
          <table:table-cell office:value-type="float" office:value="100736.4" table:formula="of:=[.$J$3]-[.$J$1]*[.$J$2]*[.E38]" table:style-name="ce1">
            <text:p>100736.4</text:p>
          </table:table-cell>
          <table:table-cell table:number-columns-repeated="15" table:style-name="ce1"/>
          <table:table-cell office:value-type="float" office:value="10" table:style-name="ce1">
            <text:p>10</text:p>
          </table:table-cell>
          <table:table-cell office:value-type="float" office:value="0.98425196850393692" table:formula="of:=([.W14]-[.$W$4])*[.$AD$24]" table:style-name="ce1">
            <text:p>0.984251969</text:p>
          </table:table-cell>
          <table:table-cell office:value-type="float" office:value="0.39370078740157477" table:formula="of:=([.X14]-[.$X$4])*[.$AD$24]" table:style-name="ce1">
            <text:p>0.393700787</text:p>
          </table:table-cell>
          <table:table-cell office:value-type="float" office:value="0" table:formula="of:=([.Y14]-[.$Y$4])*[.$AD$24]" table:style-name="ce1">
            <text:p>0</text:p>
          </table:table-cell>
          <table:table-cell office:value-type="float" office:value="-0.31496062992126012" table:formula="of:=([.Z14]-[.$Z$4])*[.$AD$24]" table:style-name="ce1">
            <text:p>-0.31496063</text:p>
          </table:table-cell>
          <table:table-cell office:value-type="float" office:value="0.23622047244094471" table:formula="of:=([.AA14]-[.$AA$4])*[.$AD$24]" table:style-name="ce1">
            <text:p>0.236220472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2.9527559055118102" table:style-name="ce1">
            <text:p>2.952755906</text:p>
          </table:table-cell>
          <table:table-cell office:value-type="float" office:value="7.4999999999999983E-2" table:formula="of:=[.D39]*0.0254" table:style-name="ce1">
            <text:p>0.075</text:p>
          </table:table-cell>
          <table:table-cell office:value-type="float" office:value="100589.25" table:formula="of:=[.$J$3]-[.$J$1]*[.$J$2]*[.E39]" table:style-name="ce1">
            <text:p>100589.25</text:p>
          </table:table-cell>
          <table:table-cell table:number-columns-repeated="15" table:style-name="ce1"/>
          <table:table-cell office:value-type="float" office:value="11" table:style-name="ce1">
            <text:p>11</text:p>
          </table:table-cell>
          <table:table-cell office:value-type="float" office:value="0.86614173228346425" table:formula="of:=([.W15]-[.$W$4])*[.$AD$24]" table:style-name="ce1">
            <text:p>0.866141732</text:p>
          </table:table-cell>
          <table:table-cell office:value-type="float" office:value="0.43307086614173212" table:formula="of:=([.X15]-[.$X$4])*[.$AD$24]" table:style-name="ce1">
            <text:p>0.433070866</text:p>
          </table:table-cell>
          <table:table-cell office:value-type="float" office:value="0.11811023622047272" table:formula="of:=([.Y15]-[.$Y$4])*[.$AD$24]" table:style-name="ce1">
            <text:p>0.118110236</text:p>
          </table:table-cell>
          <table:table-cell office:value-type="float" office:value="7.8740157480314668E-2" table:formula="of:=([.Z15]-[.$Z$4])*[.$AD$24]" table:style-name="ce1">
            <text:p>0.078740157</text:p>
          </table:table-cell>
          <table:table-cell office:value-type="float" office:value="0.35433070866141742" table:formula="of:=([.AA15]-[.$AA$4])*[.$AD$24]" table:style-name="ce1">
            <text:p>0.354330709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2.63779527559055" table:style-name="ce1">
            <text:p>2.637795276</text:p>
          </table:table-cell>
          <table:table-cell office:value-type="float" office:value="6.6999999999999962E-2" table:formula="of:=[.D40]*0.0254" table:style-name="ce1">
            <text:p>0.067</text:p>
          </table:table-cell>
          <table:table-cell office:value-type="float" office:value="100667.73" table:formula="of:=[.$J$3]-[.$J$1]*[.$J$2]*[.E40]" table:style-name="ce1">
            <text:p>100667.73</text:p>
          </table:table-cell>
          <table:table-cell table:number-columns-repeated="15" table:style-name="ce1"/>
          <table:table-cell office:value-type="float" office:value="12" table:style-name="ce1">
            <text:p>12</text:p>
          </table:table-cell>
          <table:table-cell office:value-type="float" office:value="0.78740157480314954" table:formula="of:=([.W16]-[.$W$4])*[.$AD$24]" table:style-name="ce1">
            <text:p>0.787401575</text:p>
          </table:table-cell>
          <table:table-cell office:value-type="float" office:value="0.51181102362204745" table:formula="of:=([.X16]-[.$X$4])*[.$AD$24]" table:style-name="ce1">
            <text:p>0.511811024</text:p>
          </table:table-cell>
          <table:table-cell office:value-type="float" office:value="0.31496062992126012" table:formula="of:=([.Y16]-[.$Y$4])*[.$AD$24]" table:style-name="ce1">
            <text:p>0.31496063</text:p>
          </table:table-cell>
          <table:table-cell office:value-type="float" office:value="0.31496062992126012" table:formula="of:=([.Z16]-[.$Z$4])*[.$AD$24]" table:style-name="ce1">
            <text:p>0.31496063</text:p>
          </table:table-cell>
          <table:table-cell office:value-type="float" office:value="0.59055118110236215" table:formula="of:=([.AA16]-[.$AA$4])*[.$AD$24]" table:style-name="ce1">
            <text:p>0.590551181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2.2834645669291298" table:style-name="ce1">
            <text:p>2.283464567</text:p>
          </table:table-cell>
          <table:table-cell office:value-type="float" office:value="5.7999999999999892E-2" table:formula="of:=[.D41]*0.0254" table:style-name="ce1">
            <text:p>0.058</text:p>
          </table:table-cell>
          <table:table-cell office:value-type="float" office:value="100756.02" table:formula="of:=[.$J$3]-[.$J$1]*[.$J$2]*[.E41]" table:style-name="ce1">
            <text:p>100756.02</text:p>
          </table:table-cell>
          <table:table-cell table:number-columns-repeated="15" table:style-name="ce1"/>
          <table:table-cell office:value-type="float" office:value="13" table:style-name="ce1">
            <text:p>13</text:p>
          </table:table-cell>
          <table:table-cell office:value-type="float" office:value="0.86614173228346425" table:formula="of:=([.W17]-[.$W$4])*[.$AD$24]" table:style-name="ce1">
            <text:p>0.866141732</text:p>
          </table:table-cell>
          <table:table-cell office:value-type="float" office:value="0.59055118110236215" table:formula="of:=([.X17]-[.$X$4])*[.$AD$24]" table:style-name="ce1">
            <text:p>0.590551181</text:p>
          </table:table-cell>
          <table:table-cell office:value-type="float" office:value="0.47244094488188942" table:formula="of:=([.Y17]-[.$Y$4])*[.$AD$24]" table:style-name="ce1">
            <text:p>0.472440945</text:p>
          </table:table-cell>
          <table:table-cell office:value-type="float" office:value="0.39370078740157477" table:formula="of:=([.Z17]-[.$Z$4])*[.$AD$24]" table:style-name="ce1">
            <text:p>0.393700787</text:p>
          </table:table-cell>
          <table:table-cell office:value-type="float" office:value="0.82677165354330684" table:formula="of:=([.AA17]-[.$AA$4])*[.$AD$24]" table:style-name="ce1">
            <text:p>0.826771654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1.8897637795275599" table:style-name="ce1">
            <text:p>1.88976378</text:p>
          </table:table-cell>
          <table:table-cell office:value-type="float" office:value="4.8000000000000022E-2" table:formula="of:=[.D42]*0.0254" table:style-name="ce1">
            <text:p>0.048</text:p>
          </table:table-cell>
          <table:table-cell office:value-type="float" office:value="100854.12" table:formula="of:=[.$J$3]-[.$J$1]*[.$J$2]*[.E42]" table:style-name="ce1">
            <text:p>100854.12</text:p>
          </table:table-cell>
          <table:table-cell table:number-columns-repeated="15" table:style-name="ce1"/>
          <table:table-cell office:value-type="float" office:value="14" table:style-name="ce1">
            <text:p>14</text:p>
          </table:table-cell>
          <table:table-cell office:value-type="float" office:value="0.86614173228346425" table:formula="of:=([.W18]-[.$W$4])*[.$AD$24]" table:style-name="ce1">
            <text:p>0.866141732</text:p>
          </table:table-cell>
          <table:table-cell office:value-type="float" office:value="0.59055118110236215" table:formula="of:=([.X18]-[.$X$4])*[.$AD$24]" table:style-name="ce1">
            <text:p>0.590551181</text:p>
          </table:table-cell>
          <table:table-cell office:value-type="float" office:value="0.55118110236220486" table:formula="of:=([.Y18]-[.$Y$4])*[.$AD$24]" table:style-name="ce1">
            <text:p>0.551181102</text:p>
          </table:table-cell>
          <table:table-cell office:value-type="float" office:value="0.55118110236220486" table:formula="of:=([.Z18]-[.$Z$4])*[.$AD$24]" table:style-name="ce1">
            <text:p>0.551181102</text:p>
          </table:table-cell>
          <table:table-cell office:value-type="float" office:value="1.0236220472440942" table:formula="of:=([.AA18]-[.$AA$4])*[.$AD$24]" table:style-name="ce1">
            <text:p>1.023622047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.49606299212598" table:style-name="ce1">
            <text:p>1.496062992</text:p>
          </table:table-cell>
          <table:table-cell office:value-type="float" office:value="3.7999999999999888E-2" table:formula="of:=[.D43]*0.0254" table:style-name="ce1">
            <text:p>0.038</text:p>
          </table:table-cell>
          <table:table-cell office:value-type="float" office:value="100952.22" table:formula="of:=[.$J$3]-[.$J$1]*[.$J$2]*[.E43]" table:style-name="ce1">
            <text:p>100952.22</text:p>
          </table:table-cell>
          <table:table-cell table:number-columns-repeated="15" table:style-name="ce1"/>
          <table:table-cell office:value-type="float" office:value="15" table:style-name="ce1">
            <text:p>15</text:p>
          </table:table-cell>
          <table:table-cell office:value-type="float" office:value="0.90551181102362222" table:formula="of:=([.W19]-[.$W$4])*[.$AD$24]" table:style-name="ce1">
            <text:p>0.905511811</text:p>
          </table:table-cell>
          <table:table-cell office:value-type="float" office:value="0.59055118110236215" table:formula="of:=([.X19]-[.$X$4])*[.$AD$24]" table:style-name="ce1">
            <text:p>0.590551181</text:p>
          </table:table-cell>
          <table:table-cell office:value-type="float" office:value="0.59055118110236215" table:formula="of:=([.Y19]-[.$Y$4])*[.$AD$24]" table:style-name="ce1">
            <text:p>0.590551181</text:p>
          </table:table-cell>
          <table:table-cell office:value-type="float" office:value="0.59055118110236215" table:formula="of:=([.Z19]-[.$Z$4])*[.$AD$24]" table:style-name="ce1">
            <text:p>0.590551181</text:p>
          </table:table-cell>
          <table:table-cell office:value-type="float" office:value="1.0629921259842523" table:formula="of:=([.AA19]-[.$AA$4])*[.$AD$24]" table:style-name="ce1">
            <text:p>1.062992126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1.37795275590551" table:style-name="ce1">
            <text:p>1.377952756</text:p>
          </table:table-cell>
          <table:table-cell office:value-type="float" office:value="3.4999999999999955E-2" table:formula="of:=[.D44]*0.0254" table:style-name="ce1">
            <text:p>0.035</text:p>
          </table:table-cell>
          <table:table-cell office:value-type="float" office:value="100981.65" table:formula="of:=[.$J$3]-[.$J$1]*[.$J$2]*[.E44]" table:style-name="ce1">
            <text:p>100981.65</text:p>
          </table:table-cell>
          <table:table-cell table:number-columns-repeated="15" table:style-name="ce1"/>
          <table:table-cell office:value-type="float" office:value="16" table:style-name="ce1">
            <text:p>16</text:p>
          </table:table-cell>
          <table:table-cell office:value-type="float" office:value="0.90551181102362222" table:formula="of:=([.W20]-[.$W$4])*[.$AD$24]" table:style-name="ce1">
            <text:p>0.905511811</text:p>
          </table:table-cell>
          <table:table-cell office:value-type="float" office:value="0.59055118110236215" table:formula="of:=([.X20]-[.$X$4])*[.$AD$24]" table:style-name="ce1">
            <text:p>0.590551181</text:p>
          </table:table-cell>
          <table:table-cell office:value-type="float" office:value="0.62992125984251945" table:formula="of:=([.Y20]-[.$Y$4])*[.$AD$24]" table:style-name="ce1">
            <text:p>0.62992126</text:p>
          </table:table-cell>
          <table:table-cell office:value-type="float" office:value="0.62992125984251945" table:formula="of:=([.Z20]-[.$Z$4])*[.$AD$24]" table:style-name="ce1">
            <text:p>0.62992126</text:p>
          </table:table-cell>
          <table:table-cell office:value-type="float" office:value="1.1023622047244097" table:formula="of:=([.AA20]-[.$AA$4])*[.$AD$24]" table:style-name="ce1">
            <text:p>1.102362205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1.1811023622047201" table:style-name="ce1">
            <text:p>1.181102362</text:p>
          </table:table-cell>
          <table:table-cell office:value-type="float" office:value="2.9999999999999888E-2" table:formula="of:=[.D45]*0.0254" table:style-name="ce1">
            <text:p>0.03</text:p>
          </table:table-cell>
          <table:table-cell office:value-type="float" office:value="101030.7" table:formula="of:=[.$J$3]-[.$J$1]*[.$J$2]*[.E45]" table:style-name="ce1">
            <text:p>101030.7</text:p>
          </table:table-cell>
          <table:table-cell table:number-columns-repeated="15" table:style-name="ce1"/>
          <table:table-cell office:value-type="float" office:value="17" table:style-name="ce1">
            <text:p>17</text:p>
          </table:table-cell>
          <table:table-cell office:value-type="float" office:value="0.98425196850393692" table:formula="of:=([.W21]-[.$W$4])*[.$AD$24]" table:style-name="ce1">
            <text:p>0.984251969</text:p>
          </table:table-cell>
          <table:table-cell office:value-type="float" office:value="0.70866141732283483" table:formula="of:=([.X21]-[.$X$4])*[.$AD$24]" table:style-name="ce1">
            <text:p>0.708661417</text:p>
          </table:table-cell>
          <table:table-cell office:value-type="float" office:value="0.70866141732283483" table:formula="of:=([.Y21]-[.$Y$4])*[.$AD$24]" table:style-name="ce1">
            <text:p>0.708661417</text:p>
          </table:table-cell>
          <table:table-cell office:value-type="float" office:value="0.86614173228346425" table:formula="of:=([.Z21]-[.$Z$4])*[.$AD$24]" table:style-name="ce1">
            <text:p>0.866141732</text:p>
          </table:table-cell>
          <table:table-cell office:value-type="float" office:value="1.299212598425197" table:formula="of:=([.AA21]-[.$AA$4])*[.$AD$24]" table:style-name="ce1">
            <text:p>1.299212598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0.98425196850393704" table:style-name="ce1">
            <text:p>0.984251969</text:p>
          </table:table-cell>
          <table:table-cell office:value-type="float" office:value="2.5000000000000001E-2" table:formula="of:=[.D46]*0.0254" table:style-name="ce1">
            <text:p>0.025</text:p>
          </table:table-cell>
          <table:table-cell office:value-type="float" office:value="101079.75" table:formula="of:=[.$J$3]-[.$J$1]*[.$J$2]*[.E46]" table:style-name="ce1">
            <text:p>101079.75</text:p>
          </table:table-cell>
          <table:table-cell table:number-columns-repeated="15" table:style-name="ce1"/>
          <table:table-cell office:value-type="float" office:value="18" table:style-name="ce1">
            <text:p>18</text:p>
          </table:table-cell>
          <table:table-cell office:value-type="float" office:value="0" table:formula="of:=([.W22]-[.$W$4])*[.$AD$24]" table:style-name="ce1">
            <text:p>0</text:p>
          </table:table-cell>
          <table:table-cell office:value-type="float" office:value="-0.19685039370078738" table:formula="of:=([.X22]-[.$X$4])*[.$AD$24]" table:style-name="ce1">
            <text:p>-0.196850394</text:p>
          </table:table-cell>
          <table:table-cell office:value-type="float" office:value="0.31496062992126012" table:formula="of:=([.Y22]-[.$Y$4])*[.$AD$24]" table:style-name="ce1">
            <text:p>0.31496063</text:p>
          </table:table-cell>
          <table:table-cell office:value-type="float" office:value="-0.11811023622047272" table:formula="of:=([.Z22]-[.$Z$4])*[.$AD$24]" table:style-name="ce1">
            <text:p>-0.118110236</text:p>
          </table:table-cell>
          <table:table-cell office:value-type="float" office:value="0.19685039370078738" table:formula="of:=([.AA22]-[.$AA$4])*[.$AD$24]" table:style-name="ce1">
            <text:p>0.196850394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D47]*0.0254" table:style-name="ce1">
            <text:p>0</text:p>
          </table:table-cell>
          <table:table-cell office:value-type="float" office:value="101325" table:formula="of:=[.$J$3]-[.$J$1]*[.$J$2]*[.E47]" table:style-name="ce1">
            <text:p>101325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0.11811023622047299" table:style-name="ce1">
            <text:p>0.118110236</text:p>
          </table:table-cell>
          <table:table-cell office:value-type="float" office:value="3.0000000000000139E-3" table:formula="of:=[.D48]*0.0254" table:style-name="ce1">
            <text:p>0.003</text:p>
          </table:table-cell>
          <table:table-cell office:value-type="float" office:value="101295.57" table:formula="of:=[.$J$3]-[.$J$1]*[.$J$2]*[.E48]" table:style-name="ce1">
            <text:p>101295.57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0.31496062992126" table:style-name="ce1">
            <text:p>0.31496063</text:p>
          </table:table-cell>
          <table:table-cell office:value-type="float" office:value="8.0000000000000036E-3" table:formula="of:=[.D49]*0.0254" table:style-name="ce1">
            <text:p>0.008</text:p>
          </table:table-cell>
          <table:table-cell office:value-type="float" office:value="101246.52" table:formula="of:=[.$J$3]-[.$J$1]*[.$J$2]*[.E49]" table:style-name="ce1">
            <text:p>101246.52</text:p>
          </table:table-cell>
          <table:table-cell table:number-columns-repeated="15" table:style-name="ce1"/>
          <table:table-cell office:value-type="string" table:style-name="ce1">
            <text:p>Vel</text:p>
          </table:table-cell>
          <table:table-cell office:value-type="float" office:value="65" table:style-name="ce1">
            <text:p>65</text:p>
          </table:table-cell>
          <table:table-cell table:number-columns-repeated="16361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0.47244094488188898" table:style-name="ce1">
            <text:p>0.472440945</text:p>
          </table:table-cell>
          <table:table-cell office:value-type="float" office:value="1.1999999999999979E-2" table:formula="of:=[.D50]*0.0254" table:style-name="ce1">
            <text:p>0.012</text:p>
          </table:table-cell>
          <table:table-cell office:value-type="float" office:value="101207.28" table:formula="of:=[.$J$3]-[.$J$1]*[.$J$2]*[.E50]" table:style-name="ce1">
            <text:p>101207.28</text:p>
          </table:table-cell>
          <table:table-cell table:number-columns-repeated="15" table:style-name="ce1"/>
          <table:table-cell office:value-type="string" table:style-name="ce1">
            <text:p>Angle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0.55118110236220497" table:style-name="ce1">
            <text:p>0.551181102</text:p>
          </table:table-cell>
          <table:table-cell office:value-type="float" office:value="1.4000000000000005E-2" table:formula="of:=[.D51]*0.0254" table:style-name="ce1">
            <text:p>0.014</text:p>
          </table:table-cell>
          <table:table-cell office:value-type="float" office:value="101187.66" table:formula="of:=[.$J$3]-[.$J$1]*[.$J$2]*[.E51]" table:style-name="ce1">
            <text:p>101187.66</text:p>
          </table:table-cell>
          <table:table-cell table:number-columns-repeated="15" table:style-name="ce1"/>
          <table:table-cell office:value-type="string" table:style-name="ce1">
            <text:p>Position</text:p>
          </table:table-cell>
          <table:table-cell office:value-type="string" table:style-name="ce1">
            <text:p>distance cm</text:p>
          </table:table-cell>
          <table:table-cell office:value-type="string" table:style-name="ce1">
            <text:p>distance cm</text:p>
          </table:table-cell>
          <table:table-cell office:value-type="string" table:style-name="ce1">
            <text:p>distance cm</text:p>
          </table:table-cell>
          <table:table-cell office:value-type="string" table:style-name="ce1">
            <text:p>distance cm</text:p>
          </table:table-cell>
          <table:table-cell office:value-type="string" table:style-name="ce1">
            <text:p>distance cm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0.59055118110236204" table:style-name="ce1">
            <text:p>0.590551181</text:p>
          </table:table-cell>
          <table:table-cell office:value-type="float" office:value="1.4999999999999996E-2" table:formula="of:=[.D52]*0.0254" table:style-name="ce1">
            <text:p>0.015</text:p>
          </table:table-cell>
          <table:table-cell office:value-type="float" office:value="101177.85" table:formula="of:=[.$J$3]-[.$J$1]*[.$J$2]*[.E52]" table:style-name="ce1">
            <text:p>101177.85</text:p>
          </table:table-cell>
          <table:table-cell table:number-columns-repeated="15" table:style-name="ce1"/>
          <table:table-cell office:value-type="string" table:style-name="ce1">
            <text:p>Atm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4" table:style-name="ce1">
            <text:p>4</text:p>
          </table:table-cell>
          <table:table-cell office:value-type="float" office:value="3.3" table:style-name="ce1">
            <text:p>3.3</text:p>
          </table:table-cell>
          <table:table-cell office:value-type="float" office:value="4.2" table:style-name="ce1">
            <text:p>4.2</text:p>
          </table:table-cell>
          <table:table-cell office:value-type="float" office:value="5" table:style-name="ce1">
            <text:p>5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0.62992125984251901" table:style-name="ce1">
            <text:p>0.62992126</text:p>
          </table:table-cell>
          <table:table-cell office:value-type="float" office:value="1.5999999999999983E-2" table:formula="of:=[.D53]*0.0254" table:style-name="ce1">
            <text:p>0.016</text:p>
          </table:table-cell>
          <table:table-cell office:value-type="float" office:value="101168.04" table:formula="of:=[.$J$3]-[.$J$1]*[.$J$2]*[.E53]" table:style-name="ce1">
            <text:p>101168.04</text:p>
          </table:table-cell>
          <table:table-cell table:number-columns-repeated="15" table:style-name="ce1"/>
          <table:table-cell office:value-type="float" office:value="1" table:style-name="ce1">
            <text:p>1</text:p>
          </table:table-cell>
          <table:table-cell office:value-type="float" office:value="3.5" table:style-name="ce1">
            <text:p>3.5</text:p>
          </table:table-cell>
          <table:table-cell office:value-type="float" office:value="9" table:style-name="ce1">
            <text:p>9</text:p>
          </table:table-cell>
          <table:table-cell office:value-type="float" office:value="21.6" table:style-name="ce1">
            <text:p>21.6</text:p>
          </table:table-cell>
          <table:table-cell office:value-type="float" office:value="28" table:style-name="ce1">
            <text:p>28</text:p>
          </table:table-cell>
          <table:table-cell office:value-type="float" office:value="13.5" table:style-name="ce1">
            <text:p>13.5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0.70866141732283505" table:style-name="ce1">
            <text:p>0.708661417</text:p>
          </table:table-cell>
          <table:table-cell office:value-type="float" office:value="1.8000000000000009E-2" table:formula="of:=[.D54]*0.0254" table:style-name="ce1">
            <text:p>0.018</text:p>
          </table:table-cell>
          <table:table-cell office:value-type="float" office:value="101148.42" table:formula="of:=[.$J$3]-[.$J$1]*[.$J$2]*[.E54]" table:style-name="ce1">
            <text:p>101148.42</text:p>
          </table:table-cell>
          <table:table-cell table:number-columns-repeated="15" table:style-name="ce1"/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22.1" table:style-name="ce1">
            <text:p>22.1</text:p>
          </table:table-cell>
          <table:table-cell office:value-type="float" office:value="26.4" table:style-name="ce1">
            <text:p>26.4</text:p>
          </table:table-cell>
          <table:table-cell office:value-type="float" office:value="23.5" table:style-name="ce1">
            <text:p>23.5</text:p>
          </table:table-cell>
          <table:table-cell office:value-type="float" office:value="16.5" table:style-name="ce1">
            <text:p>16.5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0.31496062992126" table:style-name="ce1">
            <text:p>0.31496063</text:p>
          </table:table-cell>
          <table:table-cell office:value-type="float" office:value="8.0000000000000036E-3" table:formula="of:=[.D55]*0.0254" table:style-name="ce1">
            <text:p>0.008</text:p>
          </table:table-cell>
          <table:table-cell office:value-type="float" office:value="101246.52" table:formula="of:=[.$J$3]-[.$J$1]*[.$J$2]*[.E55]" table:style-name="ce1">
            <text:p>101246.52</text:p>
          </table:table-cell>
          <table:table-cell table:number-columns-repeated="15" table:style-name="ce1"/>
          <table:table-cell office:value-type="float" office:value="3" table:style-name="ce1">
            <text:p>3</text:p>
          </table:table-cell>
          <table:table-cell office:value-type="float" office:value="17.899999999999999" table:style-name="ce1">
            <text:p>17.9</text:p>
          </table:table-cell>
          <table:table-cell office:value-type="float" office:value="21.1" table:style-name="ce1">
            <text:p>21.1</text:p>
          </table:table-cell>
          <table:table-cell office:value-type="float" office:value="23.5" table:style-name="ce1">
            <text:p>23.5</text:p>
          </table:table-cell>
          <table:table-cell office:value-type="float" office:value="15.5" table:style-name="ce1">
            <text:p>15.5</text:p>
          </table:table-cell>
          <table:table-cell office:value-type="float" office:value="16.2" table:style-name="ce1">
            <text:p>16.2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3.30708661417323" table:style-name="ce1">
            <text:p>3.307086614</text:p>
          </table:table-cell>
          <table:table-cell office:value-type="float" office:value="8.4000000000000033E-2" table:formula="of:=[.D56]*0.0254" table:style-name="ce1">
            <text:p>0.084</text:p>
          </table:table-cell>
          <table:table-cell office:value-type="float" office:value="100500.96" table:formula="of:=[.$J$3]-[.$J$1]*[.$J$2]*[.E56]" table:style-name="ce1">
            <text:p>100500.96</text:p>
          </table:table-cell>
          <table:table-cell table:number-columns-repeated="15" table:style-name="ce1"/>
          <table:table-cell office:value-type="float" office:value="4" table:style-name="ce1">
            <text:p>4</text:p>
          </table:table-cell>
          <table:table-cell office:value-type="float" office:value="17.2" table:style-name="ce1">
            <text:p>17.2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19.7" table:style-name="ce1">
            <text:p>19.7</text:p>
          </table:table-cell>
          <table:table-cell office:value-type="float" office:value="14.7" table:style-name="ce1">
            <text:p>14.7</text:p>
          </table:table-cell>
          <table:table-cell office:value-type="float" office:value="16.3" table:style-name="ce1">
            <text:p>16.3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2.8740157480314998" table:style-name="ce1">
            <text:p>2.874015748</text:p>
          </table:table-cell>
          <table:table-cell office:value-type="float" office:value="7.3000000000000093E-2" table:formula="of:=[.D57]*0.0254" table:style-name="ce1">
            <text:p>0.073</text:p>
          </table:table-cell>
          <table:table-cell office:value-type="float" office:value="100608.87" table:formula="of:=[.$J$3]-[.$J$1]*[.$J$2]*[.E57]" table:style-name="ce1">
            <text:p>100608.87</text:p>
          </table:table-cell>
          <table:table-cell table:number-columns-repeated="15" table:style-name="ce1"/>
          <table:table-cell office:value-type="float" office:value="5" table:style-name="ce1">
            <text:p>5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18" table:style-name="ce1">
            <text:p>18</text:p>
          </table:table-cell>
          <table:table-cell office:value-type="float" office:value="17.2" table:style-name="ce1">
            <text:p>17.2</text:p>
          </table:table-cell>
          <table:table-cell office:value-type="float" office:value="14.8" table:style-name="ce1">
            <text:p>14.8</text:p>
          </table:table-cell>
          <table:table-cell office:value-type="float" office:value="16.5" table:style-name="ce1">
            <text:p>16.5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1.8897637795275599" table:style-name="ce1">
            <text:p>1.88976378</text:p>
          </table:table-cell>
          <table:table-cell office:value-type="float" office:value="4.8000000000000022E-2" table:formula="of:=[.D58]*0.0254" table:style-name="ce1">
            <text:p>0.048</text:p>
          </table:table-cell>
          <table:table-cell office:value-type="float" office:value="100854.12" table:formula="of:=[.$J$3]-[.$J$1]*[.$J$2]*[.E58]" table:style-name="ce1">
            <text:p>100854.12</text:p>
          </table:table-cell>
          <table:table-cell table:number-columns-repeated="15" table:style-name="ce1"/>
          <table:table-cell office:value-type="float" office:value="6" table:style-name="ce1">
            <text:p>6</text:p>
          </table:table-cell>
          <table:table-cell office:value-type="float" office:value="15.5" table:style-name="ce1">
            <text:p>15.5</text:p>
          </table:table-cell>
          <table:table-cell office:value-type="float" office:value="15.6" table:style-name="ce1">
            <text:p>15.6</text:p>
          </table:table-cell>
          <table:table-cell office:value-type="float" office:value="15.3" table:style-name="ce1">
            <text:p>15.3</text:p>
          </table:table-cell>
          <table:table-cell office:value-type="float" office:value="14.9" table:style-name="ce1">
            <text:p>14.9</text:p>
          </table:table-cell>
          <table:table-cell office:value-type="float" office:value="16.5" table:style-name="ce1">
            <text:p>16.5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1.45669291338583" table:style-name="ce1">
            <text:p>1.456692913</text:p>
          </table:table-cell>
          <table:table-cell office:value-type="float" office:value="3.7000000000000081E-2" table:formula="of:=[.D59]*0.0254" table:style-name="ce1">
            <text:p>0.037</text:p>
          </table:table-cell>
          <table:table-cell office:value-type="float" office:value="100962.03" table:formula="of:=[.$J$3]-[.$J$1]*[.$J$2]*[.E59]" table:style-name="ce1">
            <text:p>100962.03</text:p>
          </table:table-cell>
          <table:table-cell table:number-columns-repeated="15" table:style-name="ce1"/>
          <table:table-cell office:value-type="float" office:value="7" table:style-name="ce1">
            <text:p>7</text:p>
          </table:table-cell>
          <table:table-cell office:value-type="float" office:value="14.8" table:style-name="ce1">
            <text:p>14.8</text:p>
          </table:table-cell>
          <table:table-cell office:value-type="float" office:value="14.5" table:style-name="ce1">
            <text:p>14.5</text:p>
          </table:table-cell>
          <table:table-cell office:value-type="float" office:value="13.9" table:style-name="ce1">
            <text:p>13.9</text:p>
          </table:table-cell>
          <table:table-cell office:value-type="float" office:value="15.1" table:style-name="ce1">
            <text:p>15.1</text:p>
          </table:table-cell>
          <table:table-cell office:value-type="float" office:value="16.7" table:style-name="ce1">
            <text:p>16.7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.37795275590551" table:style-name="ce1">
            <text:p>1.377952756</text:p>
          </table:table-cell>
          <table:table-cell office:value-type="float" office:value="3.4999999999999955E-2" table:formula="of:=[.D60]*0.0254" table:style-name="ce1">
            <text:p>0.035</text:p>
          </table:table-cell>
          <table:table-cell office:value-type="float" office:value="100981.65" table:formula="of:=[.$J$3]-[.$J$1]*[.$J$2]*[.E60]" table:style-name="ce1">
            <text:p>100981.65</text:p>
          </table:table-cell>
          <table:table-cell table:number-columns-repeated="15" table:style-name="ce1"/>
          <table:table-cell office:value-type="float" office:value="8" table:style-name="ce1">
            <text:p>8</text:p>
          </table:table-cell>
          <table:table-cell office:value-type="float" office:value="13.2" table:style-name="ce1">
            <text:p>13.2</text:p>
          </table:table-cell>
          <table:table-cell office:value-type="float" office:value="13.2" table:style-name="ce1">
            <text:p>13.2</text:p>
          </table:table-cell>
          <table:table-cell office:value-type="float" office:value="12" table:style-name="ce1">
            <text:p>12</text:p>
          </table:table-cell>
          <table:table-cell office:value-type="float" office:value="15.2" table:style-name="ce1">
            <text:p>15.2</text:p>
          </table:table-cell>
          <table:table-cell office:value-type="float" office:value="16.7" table:style-name="ce1">
            <text:p>16.7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1.33858267716535" table:style-name="ce1">
            <text:p>1.338582677</text:p>
          </table:table-cell>
          <table:table-cell office:value-type="float" office:value="3.3999999999999884E-2" table:formula="of:=[.D61]*0.0254" table:style-name="ce1">
            <text:p>0.034</text:p>
          </table:table-cell>
          <table:table-cell office:value-type="float" office:value="100991.46" table:formula="of:=[.$J$3]-[.$J$1]*[.$J$2]*[.E61]" table:style-name="ce1">
            <text:p>100991.46</text:p>
          </table:table-cell>
          <table:table-cell table:number-columns-repeated="15" table:style-name="ce1"/>
          <table:table-cell office:value-type="float" office:value="9" table:style-name="ce1">
            <text:p>9</text:p>
          </table:table-cell>
          <table:table-cell office:value-type="float" office:value="11.8" table:style-name="ce1">
            <text:p>11.8</text:p>
          </table:table-cell>
          <table:table-cell office:value-type="float" office:value="11.8" table:style-name="ce1">
            <text:p>11.8</text:p>
          </table:table-cell>
          <table:table-cell office:value-type="float" office:value="10.7" table:style-name="ce1">
            <text:p>10.7</text:p>
          </table:table-cell>
          <table:table-cell office:value-type="float" office:value="15.3" table:style-name="ce1">
            <text:p>15.3</text:p>
          </table:table-cell>
          <table:table-cell office:value-type="float" office:value="16.7" table:style-name="ce1">
            <text:p>16.7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1.37795275590551" table:style-name="ce1">
            <text:p>1.377952756</text:p>
          </table:table-cell>
          <table:table-cell office:value-type="float" office:value="3.4999999999999955E-2" table:formula="of:=[.D62]*0.0254" table:style-name="ce1">
            <text:p>0.035</text:p>
          </table:table-cell>
          <table:table-cell office:value-type="float" office:value="100981.65" table:formula="of:=[.$J$3]-[.$J$1]*[.$J$2]*[.E62]" table:style-name="ce1">
            <text:p>100981.65</text:p>
          </table:table-cell>
          <table:table-cell table:number-columns-repeated="15" table:style-name="ce1"/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7.5" table:style-name="ce1">
            <text:p>7.5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6.4" table:style-name="ce1">
            <text:p>6.4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1.33858267716535" table:style-name="ce1">
            <text:p>1.338582677</text:p>
          </table:table-cell>
          <table:table-cell office:value-type="float" office:value="3.3999999999999884E-2" table:formula="of:=[.D63]*0.0254" table:style-name="ce1">
            <text:p>0.034</text:p>
          </table:table-cell>
          <table:table-cell office:value-type="float" office:value="100991.46" table:formula="of:=[.$J$3]-[.$J$1]*[.$J$2]*[.E63]" table:style-name="ce1">
            <text:p>100991.46</text:p>
          </table:table-cell>
          <table:table-cell table:number-columns-repeated="15" table:style-name="ce1"/>
          <table:table-cell office:value-type="float" office:value="11" table:style-name="ce1">
            <text:p>11</text:p>
          </table:table-cell>
          <table:table-cell office:value-type="float" office:value="11.8" table:style-name="ce1">
            <text:p>11.8</text:p>
          </table:table-cell>
          <table:table-cell office:value-type="float" office:value="7.8" table:style-name="ce1">
            <text:p>7.8</text:p>
          </table:table-cell>
          <table:table-cell office:value-type="float" office:value="5.3" table:style-name="ce1">
            <text:p>5.3</text:p>
          </table:table-cell>
          <table:table-cell office:value-type="float" office:value="5.7" table:style-name="ce1">
            <text:p>5.7</text:p>
          </table:table-cell>
          <table:table-cell office:value-type="float" office:value="7.3" table:style-name="ce1">
            <text:p>7.3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1.25984251968504" table:style-name="ce1">
            <text:p>1.25984252</text:p>
          </table:table-cell>
          <table:table-cell office:value-type="float" office:value="3.2000000000000015E-2" table:formula="of:=[.D64]*0.0254" table:style-name="ce1">
            <text:p>0.032</text:p>
          </table:table-cell>
          <table:table-cell office:value-type="float" office:value="101011.08" table:formula="of:=[.$J$3]-[.$J$1]*[.$J$2]*[.E64]" table:style-name="ce1">
            <text:p>101011.08</text:p>
          </table:table-cell>
          <table:table-cell table:number-columns-repeated="15" table:style-name="ce1"/>
          <table:table-cell office:value-type="float" office:value="12" table:style-name="ce1">
            <text:p>12</text:p>
          </table:table-cell>
          <table:table-cell office:value-type="float" office:value="10.5" table:style-name="ce1">
            <text:p>10.5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6.4" table:style-name="ce1">
            <text:p>6.4</text:p>
          </table:table-cell>
          <table:table-cell office:value-type="float" office:value="7.1" table:style-name="ce1">
            <text:p>7.1</text:p>
          </table:table-cell>
          <table:table-cell office:value-type="float" office:value="8.4" table:style-name="ce1">
            <text:p>8.4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-0.31496062992126" table:style-name="ce1">
            <text:p>-0.31496063</text:p>
          </table:table-cell>
          <table:table-cell office:value-type="float" office:value="-8.0000000000000036E-3" table:formula="of:=[.D65]*0.0254" table:style-name="ce1">
            <text:p>-0.008</text:p>
          </table:table-cell>
          <table:table-cell office:value-type="float" office:value="101403.48" table:formula="of:=[.$J$3]-[.$J$1]*[.$J$2]*[.E65]" table:style-name="ce1">
            <text:p>101403.48</text:p>
          </table:table-cell>
          <table:table-cell table:number-columns-repeated="15" table:style-name="ce1"/>
          <table:table-cell office:value-type="float" office:value="13" table:style-name="ce1">
            <text:p>13</text:p>
          </table:table-cell>
          <table:table-cell office:value-type="float" office:value="10.7" table:style-name="ce1">
            <text:p>10.7</text:p>
          </table:table-cell>
          <table:table-cell office:value-type="float" office:value="8.5" table:style-name="ce1">
            <text:p>8.5</text:p>
          </table:table-cell>
          <table:table-cell office:value-type="float" office:value="7.1" table:style-name="ce1">
            <text:p>7.1</text:p>
          </table:table-cell>
          <table:table-cell office:value-type="float" office:value="8" table:style-name="ce1">
            <text:p>8</text:p>
          </table:table-cell>
          <table:table-cell office:value-type="float" office:value="9.3000000000000007" table:style-name="ce1">
            <text:p>9.3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7.8740157480314696E-2" table:style-name="ce1">
            <text:p>0.078740157</text:p>
          </table:table-cell>
          <table:table-cell office:value-type="float" office:value="1.9999999999999931E-3" table:formula="of:=[.D66]*0.0254" table:style-name="ce1">
            <text:p>0.002</text:p>
          </table:table-cell>
          <table:table-cell office:value-type="float" office:value="101305.38" table:formula="of:=[.$J$3]-[.$J$1]*[.$J$2]*[.E66]" table:style-name="ce1">
            <text:p>101305.38</text:p>
          </table:table-cell>
          <table:table-cell table:number-columns-repeated="15" table:style-name="ce1"/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7.6" table:style-name="ce1">
            <text:p>7.6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10.199999999999999" table:style-name="ce1">
            <text:p>10.2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0.31496062992126" table:style-name="ce1">
            <text:p>0.31496063</text:p>
          </table:table-cell>
          <table:table-cell office:value-type="float" office:value="8.0000000000000036E-3" table:formula="of:=[.D67]*0.0254" table:style-name="ce1">
            <text:p>0.008</text:p>
          </table:table-cell>
          <table:table-cell office:value-type="float" office:value="101246.52" table:formula="of:=[.$J$3]-[.$J$1]*[.$J$2]*[.E67]" table:style-name="ce1">
            <text:p>101246.52</text:p>
          </table:table-cell>
          <table:table-cell table:number-columns-repeated="15" table:style-name="ce1"/>
          <table:table-cell office:value-type="float" office:value="15" table:style-name="ce1">
            <text:p>15</text:p>
          </table:table-cell>
          <table:table-cell office:value-type="float" office:value="10.6" table:style-name="ce1">
            <text:p>10.6</text:p>
          </table:table-cell>
          <table:table-cell office:value-type="float" office:value="9.4" table:style-name="ce1">
            <text:p>9.4</text:p>
          </table:table-cell>
          <table:table-cell office:value-type="float" office:value="8" table:style-name="ce1">
            <text:p>8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10.8" table:style-name="ce1">
            <text:p>10.8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0.39370078740157499" table:style-name="ce1">
            <text:p>0.393700787</text:p>
          </table:table-cell>
          <table:table-cell office:value-type="float" office:value="1.0000000000000004E-2" table:formula="of:=[.D68]*0.0254" table:style-name="ce1">
            <text:p>0.01</text:p>
          </table:table-cell>
          <table:table-cell office:value-type="float" office:value="101226.9" table:formula="of:=[.$J$3]-[.$J$1]*[.$J$2]*[.E68]" table:style-name="ce1">
            <text:p>101226.9</text:p>
          </table:table-cell>
          <table:table-cell table:number-columns-repeated="15" table:style-name="ce1"/>
          <table:table-cell office:value-type="float" office:value="16" table:style-name="ce1">
            <text:p>16</text:p>
          </table:table-cell>
          <table:table-cell office:value-type="float" office:value="10.4" table:style-name="ce1">
            <text:p>10.4</text:p>
          </table:table-cell>
          <table:table-cell office:value-type="float" office:value="9.5" table:style-name="ce1">
            <text:p>9.5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9.6" table:style-name="ce1">
            <text:p>9.6</text:p>
          </table:table-cell>
          <table:table-cell office:value-type="float" office:value="11.3" table:style-name="ce1">
            <text:p>11.3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0.55118110236220497" table:style-name="ce1">
            <text:p>0.551181102</text:p>
          </table:table-cell>
          <table:table-cell office:value-type="float" office:value="1.4000000000000005E-2" table:formula="of:=[.D69]*0.0254" table:style-name="ce1">
            <text:p>0.014</text:p>
          </table:table-cell>
          <table:table-cell office:value-type="float" office:value="101187.66" table:formula="of:=[.$J$3]-[.$J$1]*[.$J$2]*[.E69]" table:style-name="ce1">
            <text:p>101187.66</text:p>
          </table:table-cell>
          <table:table-cell table:number-columns-repeated="15" table:style-name="ce1"/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10.5" table:style-name="ce1">
            <text:p>10.5</text:p>
          </table:table-cell>
          <table:table-cell office:value-type="float" office:value="12.2" table:style-name="ce1">
            <text:p>12.2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0.59055118110236204" table:style-name="ce1">
            <text:p>0.590551181</text:p>
          </table:table-cell>
          <table:table-cell office:value-type="float" office:value="1.4999999999999996E-2" table:formula="of:=[.D70]*0.0254" table:style-name="ce1">
            <text:p>0.015</text:p>
          </table:table-cell>
          <table:table-cell office:value-type="float" office:value="101177.85" table:formula="of:=[.$J$3]-[.$J$1]*[.$J$2]*[.E70]" table:style-name="ce1">
            <text:p>101177.85</text:p>
          </table:table-cell>
          <table:table-cell table:number-columns-repeated="15" table:style-name="ce1"/>
          <table:table-cell office:value-type="float" office:value="18" table:style-name="ce1">
            <text:p>18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3.8" table:style-name="ce1">
            <text:p>3.8</text:p>
          </table:table-cell>
          <table:table-cell office:value-type="float" office:value="2.9" table:style-name="ce1">
            <text:p>2.9</text:p>
          </table:table-cell>
          <table:table-cell office:value-type="float" office:value="3.9" table:style-name="ce1">
            <text:p>3.9</text:p>
          </table:table-cell>
          <table:table-cell office:value-type="float" office:value="4.7" table:style-name="ce1">
            <text:p>4.7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0.62992125984251901" table:style-name="ce1">
            <text:p>0.62992126</text:p>
          </table:table-cell>
          <table:table-cell office:value-type="float" office:value="1.5999999999999983E-2" table:formula="of:=[.D71]*0.0254" table:style-name="ce1">
            <text:p>0.016</text:p>
          </table:table-cell>
          <table:table-cell office:value-type="float" office:value="101168.04" table:formula="of:=[.$J$3]-[.$J$1]*[.$J$2]*[.E71]" table:style-name="ce1">
            <text:p>101168.04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0.86614173228346403" table:style-name="ce1">
            <text:p>0.866141732</text:p>
          </table:table-cell>
          <table:table-cell office:value-type="float" office:value="2.1999999999999985E-2" table:formula="of:=[.D72]*0.0254" table:style-name="ce1">
            <text:p>0.022</text:p>
          </table:table-cell>
          <table:table-cell office:value-type="float" office:value="101109.18" table:formula="of:=[.$J$3]-[.$J$1]*[.$J$2]*[.E72]" table:style-name="ce1">
            <text:p>101109.18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-0.11811023622047299" table:style-name="ce1">
            <text:p>-0.118110236</text:p>
          </table:table-cell>
          <table:table-cell office:value-type="float" office:value="-3.0000000000000139E-3" table:formula="of:=[.D73]*0.0254" table:style-name="ce1">
            <text:p>-0.003</text:p>
          </table:table-cell>
          <table:table-cell office:value-type="float" office:value="101354.43" table:formula="of:=[.$J$3]-[.$J$1]*[.$J$2]*[.E73]" table:style-name="ce1">
            <text:p>101354.43</text:p>
          </table:table-cell>
          <table:table-cell table:number-columns-repeated="15" table:style-name="ce1"/>
          <table:table-cell office:value-type="string" table:style-name="ce1">
            <text:p>Vel</text:p>
          </table:table-cell>
          <table:table-cell office:value-type="float" office:value="40" table:style-name="ce1">
            <text:p>40</text:p>
          </table:table-cell>
          <table:table-cell table:number-columns-repeated="16361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.45669291338583" table:style-name="ce1">
            <text:p>1.456692913</text:p>
          </table:table-cell>
          <table:table-cell office:value-type="float" office:value="3.7000000000000081E-2" table:formula="of:=[.D74]*0.0254" table:style-name="ce1">
            <text:p>0.037</text:p>
          </table:table-cell>
          <table:table-cell office:value-type="float" office:value="100962.03" table:formula="of:=[.$J$3]-[.$J$1]*[.$J$2]*[.E74]" table:style-name="ce1">
            <text:p>100962.03</text:p>
          </table:table-cell>
          <table:table-cell table:number-columns-repeated="15" table:style-name="ce1"/>
          <table:table-cell office:value-type="string" table:style-name="ce1">
            <text:p>Angle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.8503937007874001" table:style-name="ce1">
            <text:p>1.850393701</text:p>
          </table:table-cell>
          <table:table-cell office:value-type="float" office:value="4.6999999999999958E-2" table:formula="of:=[.D75]*0.0254" table:style-name="ce1">
            <text:p>0.047</text:p>
          </table:table-cell>
          <table:table-cell office:value-type="float" office:value="100863.93000000001" table:formula="of:=[.$J$3]-[.$J$1]*[.$J$2]*[.E75]" table:style-name="ce1">
            <text:p>100863.93</text:p>
          </table:table-cell>
          <table:table-cell table:number-columns-repeated="15" table:style-name="ce1"/>
          <table:table-cell office:value-type="string" table:style-name="ce1">
            <text:p>Position</text:p>
          </table:table-cell>
          <table:table-cell office:value-type="string" table:style-name="ce1">
            <text:p>distance in</text:p>
          </table:table-cell>
          <table:table-cell office:value-type="string" table:style-name="ce1">
            <text:p>distance in</text:p>
          </table:table-cell>
          <table:table-cell office:value-type="string" table:style-name="ce1">
            <text:p>distance in</text:p>
          </table:table-cell>
          <table:table-cell office:value-type="string" table:style-name="ce1">
            <text:p>distance in</text:p>
          </table:table-cell>
          <table:table-cell office:value-type="string" table:style-name="ce1">
            <text:p>distance in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.81102362204724" table:style-name="ce1">
            <text:p>1.811023622</text:p>
          </table:table-cell>
          <table:table-cell office:value-type="float" office:value="4.5999999999999895E-2" table:formula="of:=[.D76]*0.0254" table:style-name="ce1">
            <text:p>0.046</text:p>
          </table:table-cell>
          <table:table-cell office:value-type="float" office:value="100873.74" table:formula="of:=[.$J$3]-[.$J$1]*[.$J$2]*[.E76]" table:style-name="ce1">
            <text:p>100873.74</text:p>
          </table:table-cell>
          <table:table-cell table:number-columns-repeated="15" table:style-name="ce1"/>
          <table:table-cell office:value-type="float" office:value="1" table:style-name="ce1">
            <text:p>1</text:p>
          </table:table-cell>
          <table:table-cell office:value-type="float" office:value="-0.43307086614173212" table:formula="of:=([.W53]-[.$W$52])*[.$AD$24]" table:style-name="ce1">
            <text:p>-0.433070866</text:p>
          </table:table-cell>
          <table:table-cell office:value-type="float" office:value="1.9685039370078738" table:formula="of:=([.X53]-[.$X$52])*[.$AD$24]" table:style-name="ce1">
            <text:p>1.968503937</text:p>
          </table:table-cell>
          <table:table-cell office:value-type="float" office:value="7.2047244094488185" table:formula="of:=([.Y53]-[.$Y$52])*[.$AD$24]" table:style-name="ce1">
            <text:p>7.204724409</text:p>
          </table:table-cell>
          <table:table-cell office:value-type="float" office:value="9.3700787401574797" table:formula="of:=([.Z53]-[.$Z$52])*[.$AD$24]" table:style-name="ce1">
            <text:p>9.37007874</text:p>
          </table:table-cell>
          <table:table-cell office:value-type="float" office:value="3.3464566929133857" table:formula="of:=([.AA53]-[.$AA$52])*[.$AD$24]" table:style-name="ce1">
            <text:p>3.346456693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1.7716535433070899" table:style-name="ce1">
            <text:p>1.771653543</text:p>
          </table:table-cell>
          <table:table-cell office:value-type="float" office:value="4.5000000000000082E-2" table:formula="of:=[.D77]*0.0254" table:style-name="ce1">
            <text:p>0.045</text:p>
          </table:table-cell>
          <table:table-cell office:value-type="float" office:value="100883.55" table:formula="of:=[.$J$3]-[.$J$1]*[.$J$2]*[.E77]" table:style-name="ce1">
            <text:p>100883.55</text:p>
          </table:table-cell>
          <table:table-cell table:number-columns-repeated="15" table:style-name="ce1"/>
          <table:table-cell office:value-type="float" office:value="2" table:style-name="ce1">
            <text:p>2</text:p>
          </table:table-cell>
          <table:table-cell office:value-type="float" office:value="4.8818897637795269" table:formula="of:=([.W54]-[.$W$52])*[.$AD$24]" table:style-name="ce1">
            <text:p>4.881889764</text:p>
          </table:table-cell>
          <table:table-cell office:value-type="float" office:value="7.1259842519685037" table:formula="of:=([.X54]-[.$X$52])*[.$AD$24]" table:style-name="ce1">
            <text:p>7.125984252</text:p>
          </table:table-cell>
          <table:table-cell office:value-type="float" office:value="9.094488188976376" table:formula="of:=([.Y54]-[.$Y$52])*[.$AD$24]" table:style-name="ce1">
            <text:p>9.094488189</text:p>
          </table:table-cell>
          <table:table-cell office:value-type="float" office:value="7.5984251968503935" table:formula="of:=([.Z54]-[.$Z$52])*[.$AD$24]" table:style-name="ce1">
            <text:p>7.598425197</text:p>
          </table:table-cell>
          <table:table-cell office:value-type="float" office:value="4.5275590551181102" table:formula="of:=([.AA54]-[.$AA$52])*[.$AD$24]" table:style-name="ce1">
            <text:p>4.527559055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1.8503937007874001" table:style-name="ce1">
            <text:p>1.850393701</text:p>
          </table:table-cell>
          <table:table-cell office:value-type="float" office:value="4.6999999999999958E-2" table:formula="of:=[.D78]*0.0254" table:style-name="ce1">
            <text:p>0.047</text:p>
          </table:table-cell>
          <table:table-cell office:value-type="float" office:value="100863.93000000001" table:formula="of:=[.$J$3]-[.$J$1]*[.$J$2]*[.E78]" table:style-name="ce1">
            <text:p>100863.93</text:p>
          </table:table-cell>
          <table:table-cell table:number-columns-repeated="15" table:style-name="ce1"/>
          <table:table-cell office:value-type="float" office:value="3" table:style-name="ce1">
            <text:p>3</text:p>
          </table:table-cell>
          <table:table-cell office:value-type="float" office:value="5.2362204724409445" table:formula="of:=([.W55]-[.$W$52])*[.$AD$24]" table:style-name="ce1">
            <text:p>5.236220472</text:p>
          </table:table-cell>
          <table:table-cell office:value-type="float" office:value="6.7322834645669287" table:formula="of:=([.X55]-[.$X$52])*[.$AD$24]" table:style-name="ce1">
            <text:p>6.732283465</text:p>
          </table:table-cell>
          <table:table-cell office:value-type="float" office:value="7.9527559055118102" table:formula="of:=([.Y55]-[.$Y$52])*[.$AD$24]" table:style-name="ce1">
            <text:p>7.952755906</text:p>
          </table:table-cell>
          <table:table-cell office:value-type="float" office:value="4.4488188976377954" table:formula="of:=([.Z55]-[.$Z$52])*[.$AD$24]" table:style-name="ce1">
            <text:p>4.448818898</text:p>
          </table:table-cell>
          <table:table-cell office:value-type="float" office:value="4.4094488188976371" table:formula="of:=([.AA55]-[.$AA$52])*[.$AD$24]" table:style-name="ce1">
            <text:p>4.409448819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1.7322834645669301" table:style-name="ce1">
            <text:p>1.732283465</text:p>
          </table:table-cell>
          <table:table-cell office:value-type="float" office:value="4.4000000000000018E-2" table:formula="of:=[.D79]*0.0254" table:style-name="ce1">
            <text:p>0.044</text:p>
          </table:table-cell>
          <table:table-cell office:value-type="float" office:value="100893.36" table:formula="of:=[.$J$3]-[.$J$1]*[.$J$2]*[.E79]" table:style-name="ce1">
            <text:p>100893.36</text:p>
          </table:table-cell>
          <table:table-cell table:number-columns-repeated="15" table:style-name="ce1"/>
          <table:table-cell office:value-type="float" office:value="4" table:style-name="ce1">
            <text:p>4</text:p>
          </table:table-cell>
          <table:table-cell office:value-type="float" office:value="4.9606299212598417" table:formula="of:=([.W56]-[.$W$52])*[.$AD$24]" table:style-name="ce1">
            <text:p>4.960629921</text:p>
          </table:table-cell>
          <table:table-cell office:value-type="float" office:value="6.1417322834645667" table:formula="of:=([.X56]-[.$X$52])*[.$AD$24]" table:style-name="ce1">
            <text:p>6.141732283</text:p>
          </table:table-cell>
          <table:table-cell office:value-type="float" office:value="6.456692913385826" table:formula="of:=([.Y56]-[.$Y$52])*[.$AD$24]" table:style-name="ce1">
            <text:p>6.456692913</text:p>
          </table:table-cell>
          <table:table-cell office:value-type="float" office:value="4.1338582677165352" table:formula="of:=([.Z56]-[.$Z$52])*[.$AD$24]" table:style-name="ce1">
            <text:p>4.133858268</text:p>
          </table:table-cell>
          <table:table-cell office:value-type="float" office:value="4.4488188976377954" table:formula="of:=([.AA56]-[.$AA$52])*[.$AD$24]" table:style-name="ce1">
            <text:p>4.448818898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1.81102362204724" table:style-name="ce1">
            <text:p>1.811023622</text:p>
          </table:table-cell>
          <table:table-cell office:value-type="float" office:value="4.5999999999999895E-2" table:formula="of:=[.D80]*0.0254" table:style-name="ce1">
            <text:p>0.046</text:p>
          </table:table-cell>
          <table:table-cell office:value-type="float" office:value="100873.74" table:formula="of:=[.$J$3]-[.$J$1]*[.$J$2]*[.E80]" table:style-name="ce1">
            <text:p>100873.74</text:p>
          </table:table-cell>
          <table:table-cell table:number-columns-repeated="15" table:style-name="ce1"/>
          <table:table-cell office:value-type="float" office:value="5" table:style-name="ce1">
            <text:p>5</text:p>
          </table:table-cell>
          <table:table-cell office:value-type="float" office:value="4.6456692913385815" table:formula="of:=([.W57]-[.$W$52])*[.$AD$24]" table:style-name="ce1">
            <text:p>4.645669291</text:p>
          </table:table-cell>
          <table:table-cell office:value-type="float" office:value="5.5118110236220463" table:formula="of:=([.X57]-[.$X$52])*[.$AD$24]" table:style-name="ce1">
            <text:p>5.511811024</text:p>
          </table:table-cell>
          <table:table-cell office:value-type="float" office:value="5.4724409448818889" table:formula="of:=([.Y57]-[.$Y$52])*[.$AD$24]" table:style-name="ce1">
            <text:p>5.472440945</text:p>
          </table:table-cell>
          <table:table-cell office:value-type="float" office:value="4.1732283464566935" table:formula="of:=([.Z57]-[.$Z$52])*[.$AD$24]" table:style-name="ce1">
            <text:p>4.173228346</text:p>
          </table:table-cell>
          <table:table-cell office:value-type="float" office:value="4.5275590551181102" table:formula="of:=([.AA57]-[.$AA$52])*[.$AD$24]" table:style-name="ce1">
            <text:p>4.527559055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1.7322834645669301" table:style-name="ce1">
            <text:p>1.732283465</text:p>
          </table:table-cell>
          <table:table-cell office:value-type="float" office:value="4.4000000000000018E-2" table:formula="of:=[.D81]*0.0254" table:style-name="ce1">
            <text:p>0.044</text:p>
          </table:table-cell>
          <table:table-cell office:value-type="float" office:value="100893.36" table:formula="of:=[.$J$3]-[.$J$1]*[.$J$2]*[.E81]" table:style-name="ce1">
            <text:p>100893.36</text:p>
          </table:table-cell>
          <table:table-cell table:number-columns-repeated="15" table:style-name="ce1"/>
          <table:table-cell office:value-type="float" office:value="6" table:style-name="ce1">
            <text:p>6</text:p>
          </table:table-cell>
          <table:table-cell office:value-type="float" office:value="4.2913385826771648" table:formula="of:=([.W58]-[.$W$52])*[.$AD$24]" table:style-name="ce1">
            <text:p>4.291338583</text:p>
          </table:table-cell>
          <table:table-cell office:value-type="float" office:value="4.5669291338582676" table:formula="of:=([.X58]-[.$X$52])*[.$AD$24]" table:style-name="ce1">
            <text:p>4.566929134</text:p>
          </table:table-cell>
          <table:table-cell office:value-type="float" office:value="4.7244094488188972" table:formula="of:=([.Y58]-[.$Y$52])*[.$AD$24]" table:style-name="ce1">
            <text:p>4.724409449</text:p>
          </table:table-cell>
          <table:table-cell office:value-type="float" office:value="4.21259842519685" table:formula="of:=([.Z58]-[.$Z$52])*[.$AD$24]" table:style-name="ce1">
            <text:p>4.212598425</text:p>
          </table:table-cell>
          <table:table-cell office:value-type="float" office:value="4.5275590551181102" table:formula="of:=([.AA58]-[.$AA$52])*[.$AD$24]" table:style-name="ce1">
            <text:p>4.527559055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1.7322834645669301" table:style-name="ce1">
            <text:p>1.732283465</text:p>
          </table:table-cell>
          <table:table-cell office:value-type="float" office:value="4.4000000000000018E-2" table:formula="of:=[.D82]*0.0254" table:style-name="ce1">
            <text:p>0.044</text:p>
          </table:table-cell>
          <table:table-cell office:value-type="float" office:value="100893.36" table:formula="of:=[.$J$3]-[.$J$1]*[.$J$2]*[.E82]" table:style-name="ce1">
            <text:p>100893.36</text:p>
          </table:table-cell>
          <table:table-cell table:number-columns-repeated="15" table:style-name="ce1"/>
          <table:table-cell office:value-type="float" office:value="7" table:style-name="ce1">
            <text:p>7</text:p>
          </table:table-cell>
          <table:table-cell office:value-type="float" office:value="4.015748031496063" table:formula="of:=([.W59]-[.$W$52])*[.$AD$24]" table:style-name="ce1">
            <text:p>4.015748031</text:p>
          </table:table-cell>
          <table:table-cell office:value-type="float" office:value="4.1338582677165352" table:formula="of:=([.X59]-[.$X$52])*[.$AD$24]" table:style-name="ce1">
            <text:p>4.133858268</text:p>
          </table:table-cell>
          <table:table-cell office:value-type="float" office:value="4.1732283464566935" table:formula="of:=([.Y59]-[.$Y$52])*[.$AD$24]" table:style-name="ce1">
            <text:p>4.173228346</text:p>
          </table:table-cell>
          <table:table-cell office:value-type="float" office:value="4.2913385826771648" table:formula="of:=([.Z59]-[.$Z$52])*[.$AD$24]" table:style-name="ce1">
            <text:p>4.291338583</text:p>
          </table:table-cell>
          <table:table-cell office:value-type="float" office:value="4.6062992125984241" table:formula="of:=([.AA59]-[.$AA$52])*[.$AD$24]" table:style-name="ce1">
            <text:p>4.606299213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0.23622047244094499" table:style-name="ce1">
            <text:p>0.236220472</text:p>
          </table:table-cell>
          <table:table-cell office:value-type="float" office:value="6.0000000000000027E-3" table:formula="of:=[.D83]*0.0254" table:style-name="ce1">
            <text:p>0.006</text:p>
          </table:table-cell>
          <table:table-cell office:value-type="float" office:value="101266.14" table:formula="of:=[.$J$3]-[.$J$1]*[.$J$2]*[.E83]" table:style-name="ce1">
            <text:p>101266.14</text:p>
          </table:table-cell>
          <table:table-cell table:number-columns-repeated="15" table:style-name="ce1"/>
          <table:table-cell office:value-type="float" office:value="8" table:style-name="ce1">
            <text:p>8</text:p>
          </table:table-cell>
          <table:table-cell office:value-type="float" office:value="3.3858267716535431" table:formula="of:=([.W60]-[.$W$52])*[.$AD$24]" table:style-name="ce1">
            <text:p>3.385826772</text:p>
          </table:table-cell>
          <table:table-cell office:value-type="float" office:value="3.6220472440944875" table:formula="of:=([.X60]-[.$X$52])*[.$AD$24]" table:style-name="ce1">
            <text:p>3.622047244</text:p>
          </table:table-cell>
          <table:table-cell office:value-type="float" office:value="3.4251968503937" table:formula="of:=([.Y60]-[.$Y$52])*[.$AD$24]" table:style-name="ce1">
            <text:p>3.42519685</text:p>
          </table:table-cell>
          <table:table-cell office:value-type="float" office:value="4.3307086614173222" table:formula="of:=([.Z60]-[.$Z$52])*[.$AD$24]" table:style-name="ce1">
            <text:p>4.330708661</text:p>
          </table:table-cell>
          <table:table-cell office:value-type="float" office:value="4.6062992125984241" table:formula="of:=([.AA60]-[.$AA$52])*[.$AD$24]" table:style-name="ce1">
            <text:p>4.606299213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0.35433070866141703" table:style-name="ce1">
            <text:p>0.354330709</text:p>
          </table:table-cell>
          <table:table-cell office:value-type="float" office:value="8.9999999999999924E-3" table:formula="of:=[.D84]*0.0254" table:style-name="ce1">
            <text:p>0.009</text:p>
          </table:table-cell>
          <table:table-cell office:value-type="float" office:value="101236.71" table:formula="of:=[.$J$3]-[.$J$1]*[.$J$2]*[.E84]" table:style-name="ce1">
            <text:p>101236.71</text:p>
          </table:table-cell>
          <table:table-cell table:number-columns-repeated="15" table:style-name="ce1"/>
          <table:table-cell office:value-type="float" office:value="9" table:style-name="ce1">
            <text:p>9</text:p>
          </table:table-cell>
          <table:table-cell office:value-type="float" office:value="2.8346456692913389" table:formula="of:=([.W61]-[.$W$52])*[.$AD$24]" table:style-name="ce1">
            <text:p>2.834645669</text:p>
          </table:table-cell>
          <table:table-cell office:value-type="float" office:value="3.0708661417322833" table:formula="of:=([.X61]-[.$X$52])*[.$AD$24]" table:style-name="ce1">
            <text:p>3.070866142</text:p>
          </table:table-cell>
          <table:table-cell office:value-type="float" office:value="2.9133858267716533" table:formula="of:=([.Y61]-[.$Y$52])*[.$AD$24]" table:style-name="ce1">
            <text:p>2.913385827</text:p>
          </table:table-cell>
          <table:table-cell office:value-type="float" office:value="4.3700787401574805" table:formula="of:=([.Z61]-[.$Z$52])*[.$AD$24]" table:style-name="ce1">
            <text:p>4.37007874</text:p>
          </table:table-cell>
          <table:table-cell office:value-type="float" office:value="4.6062992125984241" table:formula="of:=([.AA61]-[.$AA$52])*[.$AD$24]" table:style-name="ce1">
            <text:p>4.606299213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0.59055118110236204" table:style-name="ce1">
            <text:p>0.590551181</text:p>
          </table:table-cell>
          <table:table-cell office:value-type="float" office:value="1.4999999999999996E-2" table:formula="of:=[.D85]*0.0254" table:style-name="ce1">
            <text:p>0.015</text:p>
          </table:table-cell>
          <table:table-cell office:value-type="float" office:value="101177.85" table:formula="of:=[.$J$3]-[.$J$1]*[.$J$2]*[.E85]" table:style-name="ce1">
            <text:p>101177.85</text:p>
          </table:table-cell>
          <table:table-cell table:number-columns-repeated="15" table:style-name="ce1"/>
          <table:table-cell office:value-type="float" office:value="10" table:style-name="ce1">
            <text:p>10</text:p>
          </table:table-cell>
          <table:table-cell office:value-type="float" office:value="3.3070866141732282" table:formula="of:=([.W62]-[.$W$52])*[.$AD$24]" table:style-name="ce1">
            <text:p>3.307086614</text:p>
          </table:table-cell>
          <table:table-cell office:value-type="float" office:value="1.3779527559055116" table:formula="of:=([.X62]-[.$X$52])*[.$AD$24]" table:style-name="ce1">
            <text:p>1.377952756</text:p>
          </table:table-cell>
          <table:table-cell office:value-type="float" office:value="0.43307086614173246" table:formula="of:=([.Y62]-[.$Y$52])*[.$AD$24]" table:style-name="ce1">
            <text:p>0.433070866</text:p>
          </table:table-cell>
          <table:table-cell office:value-type="float" office:value="0.1574803149606297" table:formula="of:=([.Z62]-[.$Z$52])*[.$AD$24]" table:style-name="ce1">
            <text:p>0.157480315</text:p>
          </table:table-cell>
          <table:table-cell office:value-type="float" office:value="0.55118110236220486" table:formula="of:=([.AA62]-[.$AA$52])*[.$AD$24]" table:style-name="ce1">
            <text:p>0.551181102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0.82677165354330695" table:style-name="ce1">
            <text:p>0.826771654</text:p>
          </table:table-cell>
          <table:table-cell office:value-type="float" office:value="2.0999999999999994E-2" table:formula="of:=[.D86]*0.0254" table:style-name="ce1">
            <text:p>0.021</text:p>
          </table:table-cell>
          <table:table-cell office:value-type="float" office:value="101118.99" table:formula="of:=[.$J$3]-[.$J$1]*[.$J$2]*[.E86]" table:style-name="ce1">
            <text:p>101118.99</text:p>
          </table:table-cell>
          <table:table-cell table:number-columns-repeated="15" table:style-name="ce1"/>
          <table:table-cell office:value-type="float" office:value="11" table:style-name="ce1">
            <text:p>11</text:p>
          </table:table-cell>
          <table:table-cell office:value-type="float" office:value="2.8346456692913389" table:formula="of:=([.W63]-[.$W$52])*[.$AD$24]" table:style-name="ce1">
            <text:p>2.834645669</text:p>
          </table:table-cell>
          <table:table-cell office:value-type="float" office:value="1.496062992125984" table:formula="of:=([.X63]-[.$X$52])*[.$AD$24]" table:style-name="ce1">
            <text:p>1.496062992</text:p>
          </table:table-cell>
          <table:table-cell office:value-type="float" office:value="0.78740157480314954" table:formula="of:=([.Y63]-[.$Y$52])*[.$AD$24]" table:style-name="ce1">
            <text:p>0.787401575</text:p>
          </table:table-cell>
          <table:table-cell office:value-type="float" office:value="0.59055118110236215" table:formula="of:=([.Z63]-[.$Z$52])*[.$AD$24]" table:style-name="ce1">
            <text:p>0.590551181</text:p>
          </table:table-cell>
          <table:table-cell office:value-type="float" office:value="0.90551181102362188" table:formula="of:=([.AA63]-[.$AA$52])*[.$AD$24]" table:style-name="ce1">
            <text:p>0.905511811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1.02362204724409" table:style-name="ce1">
            <text:p>1.023622047</text:p>
          </table:table-cell>
          <table:table-cell office:value-type="float" office:value="2.5999999999999884E-2" table:formula="of:=[.D87]*0.0254" table:style-name="ce1">
            <text:p>0.026</text:p>
          </table:table-cell>
          <table:table-cell office:value-type="float" office:value="101069.94" table:formula="of:=[.$J$3]-[.$J$1]*[.$J$2]*[.E87]" table:style-name="ce1">
            <text:p>101069.94</text:p>
          </table:table-cell>
          <table:table-cell table:number-columns-repeated="15" table:style-name="ce1"/>
          <table:table-cell office:value-type="float" office:value="12" table:style-name="ce1">
            <text:p>12</text:p>
          </table:table-cell>
          <table:table-cell office:value-type="float" office:value="2.3228346456692912" table:formula="of:=([.W64]-[.$W$52])*[.$AD$24]" table:style-name="ce1">
            <text:p>2.322834646</text:p>
          </table:table-cell>
          <table:table-cell office:value-type="float" office:value="1.6535433070866137" table:formula="of:=([.X64]-[.$X$52])*[.$AD$24]" table:style-name="ce1">
            <text:p>1.653543307</text:p>
          </table:table-cell>
          <table:table-cell office:value-type="float" office:value="1.2204724409448819" table:formula="of:=([.Y64]-[.$Y$52])*[.$AD$24]" table:style-name="ce1">
            <text:p>1.220472441</text:p>
          </table:table-cell>
          <table:table-cell office:value-type="float" office:value="1.1417322834645667" table:formula="of:=([.Z64]-[.$Z$52])*[.$AD$24]" table:style-name="ce1">
            <text:p>1.141732283</text:p>
          </table:table-cell>
          <table:table-cell office:value-type="float" office:value="1.3385826771653544" table:formula="of:=([.AA64]-[.$AA$52])*[.$AD$24]" table:style-name="ce1">
            <text:p>1.338582677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.0629921259842501" table:style-name="ce1">
            <text:p>1.062992126</text:p>
          </table:table-cell>
          <table:table-cell office:value-type="float" office:value="2.6999999999999951E-2" table:formula="of:=[.D88]*0.0254" table:style-name="ce1">
            <text:p>0.027</text:p>
          </table:table-cell>
          <table:table-cell office:value-type="float" office:value="101060.13" table:formula="of:=[.$J$3]-[.$J$1]*[.$J$2]*[.E88]" table:style-name="ce1">
            <text:p>101060.13</text:p>
          </table:table-cell>
          <table:table-cell table:number-columns-repeated="15" table:style-name="ce1"/>
          <table:table-cell office:value-type="float" office:value="13" table:style-name="ce1">
            <text:p>13</text:p>
          </table:table-cell>
          <table:table-cell office:value-type="float" office:value="2.401574803149606" table:formula="of:=([.W65]-[.$W$52])*[.$AD$24]" table:style-name="ce1">
            <text:p>2.401574803</text:p>
          </table:table-cell>
          <table:table-cell office:value-type="float" office:value="1.7716535433070866" table:formula="of:=([.X65]-[.$X$52])*[.$AD$24]" table:style-name="ce1">
            <text:p>1.771653543</text:p>
          </table:table-cell>
          <table:table-cell office:value-type="float" office:value="1.496062992125984" table:formula="of:=([.Y65]-[.$Y$52])*[.$AD$24]" table:style-name="ce1">
            <text:p>1.496062992</text:p>
          </table:table-cell>
          <table:table-cell office:value-type="float" office:value="1.496062992125984" table:formula="of:=([.Z65]-[.$Z$52])*[.$AD$24]" table:style-name="ce1">
            <text:p>1.496062992</text:p>
          </table:table-cell>
          <table:table-cell office:value-type="float" office:value="1.6929133858267718" table:formula="of:=([.AA65]-[.$AA$52])*[.$AD$24]" table:style-name="ce1">
            <text:p>1.692913386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1.1023622047244099" table:style-name="ce1">
            <text:p>1.102362205</text:p>
          </table:table-cell>
          <table:table-cell office:value-type="float" office:value="2.8000000000000011E-2" table:formula="of:=[.D89]*0.0254" table:style-name="ce1">
            <text:p>0.028</text:p>
          </table:table-cell>
          <table:table-cell office:value-type="float" office:value="101050.32" table:formula="of:=[.$J$3]-[.$J$1]*[.$J$2]*[.E89]" table:style-name="ce1">
            <text:p>101050.32</text:p>
          </table:table-cell>
          <table:table-cell table:number-columns-repeated="15" table:style-name="ce1"/>
          <table:table-cell office:value-type="float" office:value="14" table:style-name="ce1">
            <text:p>14</text:p>
          </table:table-cell>
          <table:table-cell office:value-type="float" office:value="2.5196850393700787" table:formula="of:=([.W66]-[.$W$52])*[.$AD$24]" table:style-name="ce1">
            <text:p>2.519685039</text:p>
          </table:table-cell>
          <table:table-cell office:value-type="float" office:value="2.0866141732283467" table:formula="of:=([.X66]-[.$X$52])*[.$AD$24]" table:style-name="ce1">
            <text:p>2.086614173</text:p>
          </table:table-cell>
          <table:table-cell office:value-type="float" office:value="1.6929133858267715" table:formula="of:=([.Y66]-[.$Y$52])*[.$AD$24]" table:style-name="ce1">
            <text:p>1.692913386</text:p>
          </table:table-cell>
          <table:table-cell office:value-type="float" office:value="1.7716535433070861" table:formula="of:=([.Z66]-[.$Z$52])*[.$AD$24]" table:style-name="ce1">
            <text:p>1.771653543</text:p>
          </table:table-cell>
          <table:table-cell office:value-type="float" office:value="2.0472440944881884" table:formula="of:=([.AA66]-[.$AA$52])*[.$AD$24]" table:style-name="ce1">
            <text:p>2.047244094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1.2992125984252001" table:style-name="ce1">
            <text:p>1.299212598</text:p>
          </table:table-cell>
          <table:table-cell office:value-type="float" office:value="3.3000000000000078E-2" table:formula="of:=[.D90]*0.0254" table:style-name="ce1">
            <text:p>0.033</text:p>
          </table:table-cell>
          <table:table-cell office:value-type="float" office:value="101001.27" table:formula="of:=[.$J$3]-[.$J$1]*[.$J$2]*[.E90]" table:style-name="ce1">
            <text:p>101001.27</text:p>
          </table:table-cell>
          <table:table-cell table:number-columns-repeated="15" table:style-name="ce1"/>
          <table:table-cell office:value-type="float" office:value="15" table:style-name="ce1">
            <text:p>15</text:p>
          </table:table-cell>
          <table:table-cell office:value-type="float" office:value="2.3622047244094486" table:formula="of:=([.W67]-[.$W$52])*[.$AD$24]" table:style-name="ce1">
            <text:p>2.362204724</text:p>
          </table:table-cell>
          <table:table-cell office:value-type="float" office:value="2.1259842519685037" table:formula="of:=([.X67]-[.$X$52])*[.$AD$24]" table:style-name="ce1">
            <text:p>2.125984252</text:p>
          </table:table-cell>
          <table:table-cell office:value-type="float" office:value="1.8503937007874014" table:formula="of:=([.Y67]-[.$Y$52])*[.$AD$24]" table:style-name="ce1">
            <text:p>1.850393701</text:p>
          </table:table-cell>
          <table:table-cell office:value-type="float" office:value="2.0078740157480315" table:formula="of:=([.Z67]-[.$Z$52])*[.$AD$24]" table:style-name="ce1">
            <text:p>2.007874016</text:p>
          </table:table-cell>
          <table:table-cell office:value-type="float" office:value="2.2834645669291338" table:formula="of:=([.AA67]-[.$AA$52])*[.$AD$24]" table:style-name="ce1">
            <text:p>2.283464567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0.196850393700787" table:style-name="ce1">
            <text:p>0.196850394</text:p>
          </table:table-cell>
          <table:table-cell office:value-type="float" office:value="4.9999999999999897E-3" table:formula="of:=[.D91]*0.0254" table:style-name="ce1">
            <text:p>0.005</text:p>
          </table:table-cell>
          <table:table-cell office:value-type="float" office:value="101275.95" table:formula="of:=[.$J$3]-[.$J$1]*[.$J$2]*[.E91]" table:style-name="ce1">
            <text:p>101275.95</text:p>
          </table:table-cell>
          <table:table-cell table:number-columns-repeated="15" table:style-name="ce1"/>
          <table:table-cell office:value-type="float" office:value="16" table:style-name="ce1">
            <text:p>16</text:p>
          </table:table-cell>
          <table:table-cell office:value-type="float" office:value="2.2834645669291338" table:formula="of:=([.W68]-[.$W$52])*[.$AD$24]" table:style-name="ce1">
            <text:p>2.283464567</text:p>
          </table:table-cell>
          <table:table-cell office:value-type="float" office:value="2.1653543307086611" table:formula="of:=([.X68]-[.$X$52])*[.$AD$24]" table:style-name="ce1">
            <text:p>2.165354331</text:p>
          </table:table-cell>
          <table:table-cell office:value-type="float" office:value="1.9685039370078743" table:formula="of:=([.Y68]-[.$Y$52])*[.$AD$24]" table:style-name="ce1">
            <text:p>1.968503937</text:p>
          </table:table-cell>
          <table:table-cell office:value-type="float" office:value="2.1259842519685037" table:formula="of:=([.Z68]-[.$Z$52])*[.$AD$24]" table:style-name="ce1">
            <text:p>2.125984252</text:p>
          </table:table-cell>
          <table:table-cell office:value-type="float" office:value="2.4803149606299213" table:formula="of:=([.AA68]-[.$AA$52])*[.$AD$24]" table:style-name="ce1">
            <text:p>2.480314961</text:p>
          </table:table-cell>
          <table:table-cell table:number-columns-repeated="1635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0.43307086614173201" table:style-name="ce1">
            <text:p>-0.433070866</text:p>
          </table:table-cell>
          <table:table-cell office:value-type="float" office:value="-1.0999999999999992E-2" table:formula="of:=[.D92]*0.0254" table:style-name="ce1">
            <text:p>-0.011</text:p>
          </table:table-cell>
          <table:table-cell office:value-type="float" office:value="101432.91" table:formula="of:=[.$J$3]-[.$J$1]*[.$J$2]*[.E92]" table:style-name="ce1">
            <text:p>101432.91</text:p>
          </table:table-cell>
          <table:table-cell table:number-columns-repeated="15" table:style-name="ce1"/>
          <table:table-cell office:value-type="float" office:value="17" table:style-name="ce1">
            <text:p>17</text:p>
          </table:table-cell>
          <table:table-cell office:value-type="float" office:value="2.5196850393700787" table:formula="of:=([.W69]-[.$W$52])*[.$AD$24]" table:style-name="ce1">
            <text:p>2.519685039</text:p>
          </table:table-cell>
          <table:table-cell office:value-type="float" office:value="2.2834645669291338" table:formula="of:=([.X69]-[.$X$52])*[.$AD$24]" table:style-name="ce1">
            <text:p>2.283464567</text:p>
          </table:table-cell>
          <table:table-cell office:value-type="float" office:value="2.1653543307086616" table:formula="of:=([.Y69]-[.$Y$52])*[.$AD$24]" table:style-name="ce1">
            <text:p>2.165354331</text:p>
          </table:table-cell>
          <table:table-cell office:value-type="float" office:value="2.4803149606299209" table:formula="of:=([.Z69]-[.$Z$52])*[.$AD$24]" table:style-name="ce1">
            <text:p>2.480314961</text:p>
          </table:table-cell>
          <table:table-cell office:value-type="float" office:value="2.834645669291338" table:formula="of:=([.AA69]-[.$AA$52])*[.$AD$24]" table:style-name="ce1">
            <text:p>2.834645669</text:p>
          </table:table-cell>
          <table:table-cell table:number-columns-repeated="1635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.8818897637795304" table:style-name="ce1">
            <text:p>4.881889764</text:p>
          </table:table-cell>
          <table:table-cell office:value-type="float" office:value="0.12400000000000007" table:formula="of:=[.D93]*0.0254" table:style-name="ce1">
            <text:p>0.124</text:p>
          </table:table-cell>
          <table:table-cell office:value-type="float" office:value="100108.56" table:formula="of:=[.$J$3]-[.$J$1]*[.$J$2]*[.E93]" table:style-name="ce1">
            <text:p>100108.56</text:p>
          </table:table-cell>
          <table:table-cell table:number-columns-repeated="15" table:style-name="ce1"/>
          <table:table-cell office:value-type="float" office:value="18" table:style-name="ce1">
            <text:p>18</text:p>
          </table:table-cell>
          <table:table-cell office:value-type="float" office:value="-7.8740157480314668E-2" table:formula="of:=([.W70]-[.$W$52])*[.$AD$24]" table:style-name="ce1">
            <text:p>-0.078740157</text:p>
          </table:table-cell>
          <table:table-cell office:value-type="float" office:value="-7.8740157480315029E-2" table:formula="of:=([.X70]-[.$X$52])*[.$AD$24]" table:style-name="ce1">
            <text:p>-0.078740157</text:p>
          </table:table-cell>
          <table:table-cell office:value-type="float" office:value="-0.15748031496062986" table:formula="of:=([.Y70]-[.$Y$52])*[.$AD$24]" table:style-name="ce1">
            <text:p>-0.157480315</text:p>
          </table:table-cell>
          <table:table-cell office:value-type="float" office:value="-0.11811023622047254" table:formula="of:=([.Z70]-[.$Z$52])*[.$AD$24]" table:style-name="ce1">
            <text:p>-0.118110236</text:p>
          </table:table-cell>
          <table:table-cell office:value-type="float" office:value="-0.11811023622047236" table:formula="of:=([.AA70]-[.$AA$52])*[.$AD$24]" table:style-name="ce1">
            <text:p>-0.118110236</text:p>
          </table:table-cell>
          <table:table-cell table:number-columns-repeated="1635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.23622047244094" table:style-name="ce1">
            <text:p>5.236220472</text:p>
          </table:table-cell>
          <table:table-cell office:value-type="float" office:value="0.13299999999999987" table:formula="of:=[.D94]*0.0254" table:style-name="ce1">
            <text:p>0.133</text:p>
          </table:table-cell>
          <table:table-cell office:value-type="float" office:value="100020.27" table:formula="of:=[.$J$3]-[.$J$1]*[.$J$2]*[.E94]" table:style-name="ce1">
            <text:p>100020.27</text:p>
          </table:table-cell>
          <table:table-cell table:number-columns-repeated="16378" table:style-name="ce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.9606299212598399" table:style-name="ce1">
            <text:p>4.960629921</text:p>
          </table:table-cell>
          <table:table-cell office:value-type="float" office:value="0.12599999999999992" table:formula="of:=[.D95]*0.0254" table:style-name="ce1">
            <text:p>0.126</text:p>
          </table:table-cell>
          <table:table-cell office:value-type="float" office:value="100088.94" table:formula="of:=[.$J$3]-[.$J$1]*[.$J$2]*[.E95]" table:style-name="ce1">
            <text:p>100088.94</text:p>
          </table:table-cell>
          <table:table-cell table:number-columns-repeated="16378" table:style-name="ce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4.6456692913385798" table:style-name="ce1">
            <text:p>4.645669291</text:p>
          </table:table-cell>
          <table:table-cell office:value-type="float" office:value="0.11799999999999992" table:formula="of:=[.D96]*0.0254" table:style-name="ce1">
            <text:p>0.118</text:p>
          </table:table-cell>
          <table:table-cell office:value-type="float" office:value="100167.42" table:formula="of:=[.$J$3]-[.$J$1]*[.$J$2]*[.E96]" table:style-name="ce1">
            <text:p>100167.42</text:p>
          </table:table-cell>
          <table:table-cell table:number-columns-repeated="16378" table:style-name="ce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4.2913385826771702" table:style-name="ce1">
            <text:p>4.291338583</text:p>
          </table:table-cell>
          <table:table-cell office:value-type="float" office:value="0.10900000000000012" table:formula="of:=[.D97]*0.0254" table:style-name="ce1">
            <text:p>0.109</text:p>
          </table:table-cell>
          <table:table-cell office:value-type="float" office:value="100255.70999999999" table:formula="of:=[.$J$3]-[.$J$1]*[.$J$2]*[.E97]" table:style-name="ce1">
            <text:p>100255.71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4.0157480314960603" table:style-name="ce1">
            <text:p>4.015748031</text:p>
          </table:table-cell>
          <table:table-cell office:value-type="float" office:value="0.10199999999999992" table:formula="of:=[.D98]*0.0254" table:style-name="ce1">
            <text:p>0.102</text:p>
          </table:table-cell>
          <table:table-cell office:value-type="float" office:value="100324.38" table:formula="of:=[.$J$3]-[.$J$1]*[.$J$2]*[.E98]" table:style-name="ce1">
            <text:p>100324.3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3.38582677165354" table:style-name="ce1">
            <text:p>3.385826772</text:p>
          </table:table-cell>
          <table:table-cell office:value-type="float" office:value="8.599999999999991E-2" table:formula="of:=[.D99]*0.0254" table:style-name="ce1">
            <text:p>0.086</text:p>
          </table:table-cell>
          <table:table-cell office:value-type="float" office:value="100481.34" table:formula="of:=[.$J$3]-[.$J$1]*[.$J$2]*[.E99]" table:style-name="ce1">
            <text:p>100481.3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.8346456692913402" table:style-name="ce1">
            <text:p>2.834645669</text:p>
          </table:table-cell>
          <table:table-cell office:value-type="float" office:value="7.2000000000000036E-2" table:formula="of:=[.D100]*0.0254" table:style-name="ce1">
            <text:p>0.072</text:p>
          </table:table-cell>
          <table:table-cell office:value-type="float" office:value="100618.68" table:formula="of:=[.$J$3]-[.$J$1]*[.$J$2]*[.E100]" table:style-name="ce1">
            <text:p>100618.6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3.30708661417323" table:style-name="ce1">
            <text:p>3.307086614</text:p>
          </table:table-cell>
          <table:table-cell office:value-type="float" office:value="8.4000000000000033E-2" table:formula="of:=[.D101]*0.0254" table:style-name="ce1">
            <text:p>0.084</text:p>
          </table:table-cell>
          <table:table-cell office:value-type="float" office:value="100500.96" table:formula="of:=[.$J$3]-[.$J$1]*[.$J$2]*[.E101]" table:style-name="ce1">
            <text:p>100500.9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.8346456692913402" table:style-name="ce1">
            <text:p>2.834645669</text:p>
          </table:table-cell>
          <table:table-cell office:value-type="float" office:value="7.2000000000000036E-2" table:formula="of:=[.D102]*0.0254" table:style-name="ce1">
            <text:p>0.072</text:p>
          </table:table-cell>
          <table:table-cell office:value-type="float" office:value="100618.68" table:formula="of:=[.$J$3]-[.$J$1]*[.$J$2]*[.E102]" table:style-name="ce1">
            <text:p>100618.6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2.3228346456692899" table:style-name="ce1">
            <text:p>2.322834646</text:p>
          </table:table-cell>
          <table:table-cell office:value-type="float" office:value="5.8999999999999962E-2" table:formula="of:=[.D103]*0.0254" table:style-name="ce1">
            <text:p>0.059</text:p>
          </table:table-cell>
          <table:table-cell office:value-type="float" office:value="100746.21" table:formula="of:=[.$J$3]-[.$J$1]*[.$J$2]*[.E103]" table:style-name="ce1">
            <text:p>100746.21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.40157480314961" table:style-name="ce1">
            <text:p>2.401574803</text:p>
          </table:table-cell>
          <table:table-cell office:value-type="float" office:value="6.1000000000000089E-2" table:formula="of:=[.D104]*0.0254" table:style-name="ce1">
            <text:p>0.061</text:p>
          </table:table-cell>
          <table:table-cell office:value-type="float" office:value="100726.59" table:formula="of:=[.$J$3]-[.$J$1]*[.$J$2]*[.E104]" table:style-name="ce1">
            <text:p>100726.5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2.51968503937008" table:style-name="ce1">
            <text:p>2.519685039</text:p>
          </table:table-cell>
          <table:table-cell office:value-type="float" office:value="6.4000000000000029E-2" table:formula="of:=[.D105]*0.0254" table:style-name="ce1">
            <text:p>0.064</text:p>
          </table:table-cell>
          <table:table-cell office:value-type="float" office:value="100697.16" table:formula="of:=[.$J$3]-[.$J$1]*[.$J$2]*[.E105]" table:style-name="ce1">
            <text:p>100697.1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2.36220472440945" table:style-name="ce1">
            <text:p>2.362204724</text:p>
          </table:table-cell>
          <table:table-cell office:value-type="float" office:value="6.0000000000000026E-2" table:formula="of:=[.D106]*0.0254" table:style-name="ce1">
            <text:p>0.06</text:p>
          </table:table-cell>
          <table:table-cell office:value-type="float" office:value="100736.4" table:formula="of:=[.$J$3]-[.$J$1]*[.$J$2]*[.E106]" table:style-name="ce1">
            <text:p>100736.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2.2834645669291298" table:style-name="ce1">
            <text:p>2.283464567</text:p>
          </table:table-cell>
          <table:table-cell office:value-type="float" office:value="5.7999999999999892E-2" table:formula="of:=[.D107]*0.0254" table:style-name="ce1">
            <text:p>0.058</text:p>
          </table:table-cell>
          <table:table-cell office:value-type="float" office:value="100756.02" table:formula="of:=[.$J$3]-[.$J$1]*[.$J$2]*[.E107]" table:style-name="ce1">
            <text:p>100756.0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2.51968503937008" table:style-name="ce1">
            <text:p>2.519685039</text:p>
          </table:table-cell>
          <table:table-cell office:value-type="float" office:value="6.4000000000000029E-2" table:formula="of:=[.D108]*0.0254" table:style-name="ce1">
            <text:p>0.064</text:p>
          </table:table-cell>
          <table:table-cell office:value-type="float" office:value="100697.16" table:formula="of:=[.$J$3]-[.$J$1]*[.$J$2]*[.E108]" table:style-name="ce1">
            <text:p>100697.1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-7.8740157480314696E-2" table:style-name="ce1">
            <text:p>-0.078740157</text:p>
          </table:table-cell>
          <table:table-cell office:value-type="float" office:value="-1.9999999999999931E-3" table:formula="of:=[.D109]*0.0254" table:style-name="ce1">
            <text:p>-0.002</text:p>
          </table:table-cell>
          <table:table-cell office:value-type="float" office:value="101344.62" table:formula="of:=[.$J$3]-[.$J$1]*[.$J$2]*[.E109]" table:style-name="ce1">
            <text:p>101344.6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.9685039370078701" table:style-name="ce1">
            <text:p>1.968503937</text:p>
          </table:table-cell>
          <table:table-cell office:value-type="float" office:value="4.9999999999999899E-2" table:formula="of:=[.D110]*0.0254" table:style-name="ce1">
            <text:p>0.05</text:p>
          </table:table-cell>
          <table:table-cell office:value-type="float" office:value="100834.5" table:formula="of:=[.$J$3]-[.$J$1]*[.$J$2]*[.E110]" table:style-name="ce1">
            <text:p>100834.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7.1259842519685002" table:style-name="ce1">
            <text:p>7.125984252</text:p>
          </table:table-cell>
          <table:table-cell office:value-type="float" office:value="0.18099999999999988" table:formula="of:=[.D111]*0.0254" table:style-name="ce1">
            <text:p>0.181</text:p>
          </table:table-cell>
          <table:table-cell office:value-type="float" office:value="99549.39" table:formula="of:=[.$J$3]-[.$J$1]*[.$J$2]*[.E111]" table:style-name="ce1">
            <text:p>99549.3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6.7322834645669296" table:style-name="ce1">
            <text:p>6.732283465</text:p>
          </table:table-cell>
          <table:table-cell office:value-type="float" office:value="0.17100000000000001" table:formula="of:=[.D112]*0.0254" table:style-name="ce1">
            <text:p>0.171</text:p>
          </table:table-cell>
          <table:table-cell office:value-type="float" office:value="99647.49" table:formula="of:=[.$J$3]-[.$J$1]*[.$J$2]*[.E112]" table:style-name="ce1">
            <text:p>99647.4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6.1417322834645702" table:style-name="ce1">
            <text:p>6.141732283</text:p>
          </table:table-cell>
          <table:table-cell office:value-type="float" office:value="0.15600000000000008" table:formula="of:=[.D113]*0.0254" table:style-name="ce1">
            <text:p>0.156</text:p>
          </table:table-cell>
          <table:table-cell office:value-type="float" office:value="99794.64" table:formula="of:=[.$J$3]-[.$J$1]*[.$J$2]*[.E113]" table:style-name="ce1">
            <text:p>99794.6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.5118110236220499" table:style-name="ce1">
            <text:p>5.511811024</text:p>
          </table:table-cell>
          <table:table-cell office:value-type="float" office:value="0.14000000000000007" table:formula="of:=[.D114]*0.0254" table:style-name="ce1">
            <text:p>0.14</text:p>
          </table:table-cell>
          <table:table-cell office:value-type="float" office:value="99951.6" table:formula="of:=[.$J$3]-[.$J$1]*[.$J$2]*[.E114]" table:style-name="ce1">
            <text:p>99951.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.5669291338582703" table:style-name="ce1">
            <text:p>4.566929134</text:p>
          </table:table-cell>
          <table:table-cell office:value-type="float" office:value="0.11600000000000006" table:formula="of:=[.D115]*0.0254" table:style-name="ce1">
            <text:p>0.116</text:p>
          </table:table-cell>
          <table:table-cell office:value-type="float" office:value="100187.04" table:formula="of:=[.$J$3]-[.$J$1]*[.$J$2]*[.E115]" table:style-name="ce1">
            <text:p>100187.0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4.1338582677165396" table:style-name="ce1">
            <text:p>4.133858268</text:p>
          </table:table-cell>
          <table:table-cell office:value-type="float" office:value="0.10500000000000011" table:formula="of:=[.D116]*0.0254" table:style-name="ce1">
            <text:p>0.105</text:p>
          </table:table-cell>
          <table:table-cell office:value-type="float" office:value="100294.95" table:formula="of:=[.$J$3]-[.$J$1]*[.$J$2]*[.E116]" table:style-name="ce1">
            <text:p>100294.9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3.6220472440944902" table:style-name="ce1">
            <text:p>3.622047244</text:p>
          </table:table-cell>
          <table:table-cell office:value-type="float" office:value="9.2000000000000054E-2" table:formula="of:=[.D117]*0.0254" table:style-name="ce1">
            <text:p>0.092</text:p>
          </table:table-cell>
          <table:table-cell office:value-type="float" office:value="100422.48" table:formula="of:=[.$J$3]-[.$J$1]*[.$J$2]*[.E117]" table:style-name="ce1">
            <text:p>100422.4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3.0708661417322798" table:style-name="ce1">
            <text:p>3.070866142</text:p>
          </table:table-cell>
          <table:table-cell office:value-type="float" office:value="7.7999999999999903E-2" table:formula="of:=[.D118]*0.0254" table:style-name="ce1">
            <text:p>0.078</text:p>
          </table:table-cell>
          <table:table-cell office:value-type="float" office:value="100559.82" table:formula="of:=[.$J$3]-[.$J$1]*[.$J$2]*[.E118]" table:style-name="ce1">
            <text:p>100559.8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.37795275590551" table:style-name="ce1">
            <text:p>1.377952756</text:p>
          </table:table-cell>
          <table:table-cell office:value-type="float" office:value="3.4999999999999955E-2" table:formula="of:=[.D119]*0.0254" table:style-name="ce1">
            <text:p>0.035</text:p>
          </table:table-cell>
          <table:table-cell office:value-type="float" office:value="100981.65" table:formula="of:=[.$J$3]-[.$J$1]*[.$J$2]*[.E119]" table:style-name="ce1">
            <text:p>100981.6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.49606299212598" table:style-name="ce1">
            <text:p>1.496062992</text:p>
          </table:table-cell>
          <table:table-cell office:value-type="float" office:value="3.7999999999999888E-2" table:formula="of:=[.D120]*0.0254" table:style-name="ce1">
            <text:p>0.038</text:p>
          </table:table-cell>
          <table:table-cell office:value-type="float" office:value="100952.22" table:formula="of:=[.$J$3]-[.$J$1]*[.$J$2]*[.E120]" table:style-name="ce1">
            <text:p>100952.2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1.6535433070866099" table:style-name="ce1">
            <text:p>1.653543307</text:p>
          </table:table-cell>
          <table:table-cell office:value-type="float" office:value="4.1999999999999892E-2" table:formula="of:=[.D121]*0.0254" table:style-name="ce1">
            <text:p>0.042</text:p>
          </table:table-cell>
          <table:table-cell office:value-type="float" office:value="100912.98" table:formula="of:=[.$J$3]-[.$J$1]*[.$J$2]*[.E121]" table:style-name="ce1">
            <text:p>100912.9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1.7716535433070899" table:style-name="ce1">
            <text:p>1.771653543</text:p>
          </table:table-cell>
          <table:table-cell office:value-type="float" office:value="4.5000000000000082E-2" table:formula="of:=[.D122]*0.0254" table:style-name="ce1">
            <text:p>0.045</text:p>
          </table:table-cell>
          <table:table-cell office:value-type="float" office:value="100883.55" table:formula="of:=[.$J$3]-[.$J$1]*[.$J$2]*[.E122]" table:style-name="ce1">
            <text:p>100883.5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2.0866141732283499" table:style-name="ce1">
            <text:p>2.086614173</text:p>
          </table:table-cell>
          <table:table-cell office:value-type="float" office:value="5.3000000000000082E-2" table:formula="of:=[.D123]*0.0254" table:style-name="ce1">
            <text:p>0.053</text:p>
          </table:table-cell>
          <table:table-cell office:value-type="float" office:value="100805.06999999999" table:formula="of:=[.$J$3]-[.$J$1]*[.$J$2]*[.E123]" table:style-name="ce1">
            <text:p>100805.07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2.1259842519685002" table:style-name="ce1">
            <text:p>2.125984252</text:p>
          </table:table-cell>
          <table:table-cell office:value-type="float" office:value="5.3999999999999902E-2" table:formula="of:=[.D124]*0.0254" table:style-name="ce1">
            <text:p>0.054</text:p>
          </table:table-cell>
          <table:table-cell office:value-type="float" office:value="100795.26" table:formula="of:=[.$J$3]-[.$J$1]*[.$J$2]*[.E124]" table:style-name="ce1">
            <text:p>100795.2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[.D125]*0.0254" table:style-name="ce1">
            <text:p>0.055</text:p>
          </table:table-cell>
          <table:table-cell office:value-type="float" office:value="100785.45" table:formula="of:=[.$J$3]-[.$J$1]*[.$J$2]*[.E125]" table:style-name="ce1">
            <text:p>100785.4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2.2834645669291298" table:style-name="ce1">
            <text:p>2.283464567</text:p>
          </table:table-cell>
          <table:table-cell office:value-type="float" office:value="5.7999999999999892E-2" table:formula="of:=[.D126]*0.0254" table:style-name="ce1">
            <text:p>0.058</text:p>
          </table:table-cell>
          <table:table-cell office:value-type="float" office:value="100756.02" table:formula="of:=[.$J$3]-[.$J$1]*[.$J$2]*[.E126]" table:style-name="ce1">
            <text:p>100756.0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-7.8740157480315001E-2" table:style-name="ce1">
            <text:p>-0.078740157</text:p>
          </table:table-cell>
          <table:table-cell office:value-type="float" office:value="-2.0000000000000009E-3" table:formula="of:=[.D127]*0.0254" table:style-name="ce1">
            <text:p>-0.002</text:p>
          </table:table-cell>
          <table:table-cell office:value-type="float" office:value="101344.62" table:formula="of:=[.$J$3]-[.$J$1]*[.$J$2]*[.E127]" table:style-name="ce1">
            <text:p>101344.6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7.2047244094488203" table:style-name="ce1">
            <text:p>7.204724409</text:p>
          </table:table-cell>
          <table:table-cell office:value-type="float" office:value="0.18300000000000002" table:formula="of:=[.D128]*0.0254" table:style-name="ce1">
            <text:p>0.183</text:p>
          </table:table-cell>
          <table:table-cell office:value-type="float" office:value="99529.77" table:formula="of:=[.$J$3]-[.$J$1]*[.$J$2]*[.E128]" table:style-name="ce1">
            <text:p>99529.77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9.0944881889763796" table:style-name="ce1">
            <text:p>9.094488189</text:p>
          </table:table-cell>
          <table:table-cell office:value-type="float" office:value="0.23100000000000004" table:formula="of:=[.D129]*0.0254" table:style-name="ce1">
            <text:p>0.231</text:p>
          </table:table-cell>
          <table:table-cell office:value-type="float" office:value="99058.89" table:formula="of:=[.$J$3]-[.$J$1]*[.$J$2]*[.E129]" table:style-name="ce1">
            <text:p>99058.8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7.9527559055118102" table:style-name="ce1">
            <text:p>7.952755906</text:p>
          </table:table-cell>
          <table:table-cell office:value-type="float" office:value="0.20199999999999999" table:formula="of:=[.D130]*0.0254" table:style-name="ce1">
            <text:p>0.202</text:p>
          </table:table-cell>
          <table:table-cell office:value-type="float" office:value="99343.38" table:formula="of:=[.$J$3]-[.$J$1]*[.$J$2]*[.E130]" table:style-name="ce1">
            <text:p>99343.3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6.4566929133858304" table:style-name="ce1">
            <text:p>6.456692913</text:p>
          </table:table-cell>
          <table:table-cell office:value-type="float" office:value="0.16400000000000009" table:formula="of:=[.D131]*0.0254" table:style-name="ce1">
            <text:p>0.164</text:p>
          </table:table-cell>
          <table:table-cell office:value-type="float" office:value="99716.160000000003" table:formula="of:=[.$J$3]-[.$J$1]*[.$J$2]*[.E131]" table:style-name="ce1">
            <text:p>99716.1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5.4724409448818898" table:style-name="ce1">
            <text:p>5.472440945</text:p>
          </table:table-cell>
          <table:table-cell office:value-type="float" office:value="0.13899999999999998" table:formula="of:=[.D132]*0.0254" table:style-name="ce1">
            <text:p>0.139</text:p>
          </table:table-cell>
          <table:table-cell office:value-type="float" office:value="99961.41" table:formula="of:=[.$J$3]-[.$J$1]*[.$J$2]*[.E132]" table:style-name="ce1">
            <text:p>99961.41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4.7244094488188999" table:style-name="ce1">
            <text:p>4.724409449</text:p>
          </table:table-cell>
          <table:table-cell office:value-type="float" office:value="0.12000000000000005" table:formula="of:=[.D133]*0.0254" table:style-name="ce1">
            <text:p>0.12</text:p>
          </table:table-cell>
          <table:table-cell office:value-type="float" office:value="100147.8" table:formula="of:=[.$J$3]-[.$J$1]*[.$J$2]*[.E133]" table:style-name="ce1">
            <text:p>100147.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4.1732283464566899" table:style-name="ce1">
            <text:p>4.173228346</text:p>
          </table:table-cell>
          <table:table-cell office:value-type="float" office:value="0.10599999999999991" table:formula="of:=[.D134]*0.0254" table:style-name="ce1">
            <text:p>0.106</text:p>
          </table:table-cell>
          <table:table-cell office:value-type="float" office:value="100285.14" table:formula="of:=[.$J$3]-[.$J$1]*[.$J$2]*[.E134]" table:style-name="ce1">
            <text:p>100285.1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3.4251968503937" table:style-name="ce1">
            <text:p>3.42519685</text:p>
          </table:table-cell>
          <table:table-cell office:value-type="float" office:value="8.699999999999998E-2" table:formula="of:=[.D135]*0.0254" table:style-name="ce1">
            <text:p>0.087</text:p>
          </table:table-cell>
          <table:table-cell office:value-type="float" office:value="100471.53" table:formula="of:=[.$J$3]-[.$J$1]*[.$J$2]*[.E135]" table:style-name="ce1">
            <text:p>100471.5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2.9133858267716501" table:style-name="ce1">
            <text:p>2.913385827</text:p>
          </table:table-cell>
          <table:table-cell office:value-type="float" office:value="7.3999999999999913E-2" table:formula="of:=[.D136]*0.0254" table:style-name="ce1">
            <text:p>0.074</text:p>
          </table:table-cell>
          <table:table-cell office:value-type="float" office:value="100599.06" table:formula="of:=[.$J$3]-[.$J$1]*[.$J$2]*[.E136]" table:style-name="ce1">
            <text:p>100599.0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.43307086614173201" table:style-name="ce1">
            <text:p>0.433070866</text:p>
          </table:table-cell>
          <table:table-cell office:value-type="float" office:value="1.0999999999999992E-2" table:formula="of:=[.D137]*0.0254" table:style-name="ce1">
            <text:p>0.011</text:p>
          </table:table-cell>
          <table:table-cell office:value-type="float" office:value="101217.09" table:formula="of:=[.$J$3]-[.$J$1]*[.$J$2]*[.E137]" table:style-name="ce1">
            <text:p>101217.0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0.78740157480314998" table:style-name="ce1">
            <text:p>0.787401575</text:p>
          </table:table-cell>
          <table:table-cell office:value-type="float" office:value="2.0000000000000007E-2" table:formula="of:=[.D138]*0.0254" table:style-name="ce1">
            <text:p>0.02</text:p>
          </table:table-cell>
          <table:table-cell office:value-type="float" office:value="101128.8" table:formula="of:=[.$J$3]-[.$J$1]*[.$J$2]*[.E138]" table:style-name="ce1">
            <text:p>101128.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.2204724409448799" table:style-name="ce1">
            <text:p>1.220472441</text:p>
          </table:table-cell>
          <table:table-cell office:value-type="float" office:value="3.0999999999999948E-2" table:formula="of:=[.D139]*0.0254" table:style-name="ce1">
            <text:p>0.031</text:p>
          </table:table-cell>
          <table:table-cell office:value-type="float" office:value="101020.89" table:formula="of:=[.$J$3]-[.$J$1]*[.$J$2]*[.E139]" table:style-name="ce1">
            <text:p>101020.8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.49606299212598" table:style-name="ce1">
            <text:p>1.496062992</text:p>
          </table:table-cell>
          <table:table-cell office:value-type="float" office:value="3.7999999999999888E-2" table:formula="of:=[.D140]*0.0254" table:style-name="ce1">
            <text:p>0.038</text:p>
          </table:table-cell>
          <table:table-cell office:value-type="float" office:value="100952.22" table:formula="of:=[.$J$3]-[.$J$1]*[.$J$2]*[.E140]" table:style-name="ce1">
            <text:p>100952.2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.69291338582677" table:style-name="ce1">
            <text:p>1.692913386</text:p>
          </table:table-cell>
          <table:table-cell office:value-type="float" office:value="4.2999999999999955E-2" table:formula="of:=[.D141]*0.0254" table:style-name="ce1">
            <text:p>0.043</text:p>
          </table:table-cell>
          <table:table-cell office:value-type="float" office:value="100903.17" table:formula="of:=[.$J$3]-[.$J$1]*[.$J$2]*[.E141]" table:style-name="ce1">
            <text:p>100903.17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.8503937007874001" table:style-name="ce1">
            <text:p>1.850393701</text:p>
          </table:table-cell>
          <table:table-cell office:value-type="float" office:value="4.6999999999999958E-2" table:formula="of:=[.D142]*0.0254" table:style-name="ce1">
            <text:p>0.047</text:p>
          </table:table-cell>
          <table:table-cell office:value-type="float" office:value="100863.93000000001" table:formula="of:=[.$J$3]-[.$J$1]*[.$J$2]*[.E142]" table:style-name="ce1">
            <text:p>100863.9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1.9685039370078701" table:style-name="ce1">
            <text:p>1.968503937</text:p>
          </table:table-cell>
          <table:table-cell office:value-type="float" office:value="4.9999999999999899E-2" table:formula="of:=[.D143]*0.0254" table:style-name="ce1">
            <text:p>0.05</text:p>
          </table:table-cell>
          <table:table-cell office:value-type="float" office:value="100834.5" table:formula="of:=[.$J$3]-[.$J$1]*[.$J$2]*[.E143]" table:style-name="ce1">
            <text:p>100834.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[.D144]*0.0254" table:style-name="ce1">
            <text:p>0.055</text:p>
          </table:table-cell>
          <table:table-cell office:value-type="float" office:value="100785.45" table:formula="of:=[.$J$3]-[.$J$1]*[.$J$2]*[.E144]" table:style-name="ce1">
            <text:p>100785.4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-0.15748031496063" table:style-name="ce1">
            <text:p>-0.157480315</text:p>
          </table:table-cell>
          <table:table-cell office:value-type="float" office:value="-4.0000000000000018E-3" table:formula="of:=[.D145]*0.0254" table:style-name="ce1">
            <text:p>-0.004</text:p>
          </table:table-cell>
          <table:table-cell office:value-type="float" office:value="101364.24" table:formula="of:=[.$J$3]-[.$J$1]*[.$J$2]*[.E145]" table:style-name="ce1">
            <text:p>101364.2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9.3700787401574797" table:style-name="ce1">
            <text:p>9.37007874</text:p>
          </table:table-cell>
          <table:table-cell office:value-type="float" office:value="0.23799999999999996" table:formula="of:=[.D146]*0.0254" table:style-name="ce1">
            <text:p>0.238</text:p>
          </table:table-cell>
          <table:table-cell office:value-type="float" office:value="98990.22" table:formula="of:=[.$J$3]-[.$J$1]*[.$J$2]*[.E146]" table:style-name="ce1">
            <text:p>98990.2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7.59842519685039" table:style-name="ce1">
            <text:p>7.598425197</text:p>
          </table:table-cell>
          <table:table-cell office:value-type="float" office:value="0.19299999999999989" table:formula="of:=[.D147]*0.0254" table:style-name="ce1">
            <text:p>0.193</text:p>
          </table:table-cell>
          <table:table-cell office:value-type="float" office:value="99431.67" table:formula="of:=[.$J$3]-[.$J$1]*[.$J$2]*[.E147]" table:style-name="ce1">
            <text:p>99431.67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4.4488188976377998" table:style-name="ce1">
            <text:p>4.448818898</text:p>
          </table:table-cell>
          <table:table-cell office:value-type="float" office:value="0.11300000000000011" table:formula="of:=[.D148]*0.0254" table:style-name="ce1">
            <text:p>0.113</text:p>
          </table:table-cell>
          <table:table-cell office:value-type="float" office:value="100216.47" table:formula="of:=[.$J$3]-[.$J$1]*[.$J$2]*[.E148]" table:style-name="ce1">
            <text:p>100216.47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4.1338582677165396" table:style-name="ce1">
            <text:p>4.133858268</text:p>
          </table:table-cell>
          <table:table-cell office:value-type="float" office:value="0.10500000000000011" table:formula="of:=[.D149]*0.0254" table:style-name="ce1">
            <text:p>0.105</text:p>
          </table:table-cell>
          <table:table-cell office:value-type="float" office:value="100294.95" table:formula="of:=[.$J$3]-[.$J$1]*[.$J$2]*[.E149]" table:style-name="ce1">
            <text:p>100294.9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4.1732283464566899" table:style-name="ce1">
            <text:p>4.173228346</text:p>
          </table:table-cell>
          <table:table-cell office:value-type="float" office:value="0.10599999999999991" table:formula="of:=[.D150]*0.0254" table:style-name="ce1">
            <text:p>0.106</text:p>
          </table:table-cell>
          <table:table-cell office:value-type="float" office:value="100285.14" table:formula="of:=[.$J$3]-[.$J$1]*[.$J$2]*[.E150]" table:style-name="ce1">
            <text:p>100285.1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4.21259842519685" table:style-name="ce1">
            <text:p>4.212598425</text:p>
          </table:table-cell>
          <table:table-cell office:value-type="float" office:value="0.10699999999999998" table:formula="of:=[.D151]*0.0254" table:style-name="ce1">
            <text:p>0.107</text:p>
          </table:table-cell>
          <table:table-cell office:value-type="float" office:value="100275.33" table:formula="of:=[.$J$3]-[.$J$1]*[.$J$2]*[.E151]" table:style-name="ce1">
            <text:p>100275.3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4.2913385826771702" table:style-name="ce1">
            <text:p>4.291338583</text:p>
          </table:table-cell>
          <table:table-cell office:value-type="float" office:value="0.10900000000000012" table:formula="of:=[.D152]*0.0254" table:style-name="ce1">
            <text:p>0.109</text:p>
          </table:table-cell>
          <table:table-cell office:value-type="float" office:value="100255.70999999999" table:formula="of:=[.$J$3]-[.$J$1]*[.$J$2]*[.E152]" table:style-name="ce1">
            <text:p>100255.71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4.3307086614173196" table:style-name="ce1">
            <text:p>4.330708661</text:p>
          </table:table-cell>
          <table:table-cell office:value-type="float" office:value="0.10999999999999992" table:formula="of:=[.D153]*0.0254" table:style-name="ce1">
            <text:p>0.11</text:p>
          </table:table-cell>
          <table:table-cell office:value-type="float" office:value="100245.9" table:formula="of:=[.$J$3]-[.$J$1]*[.$J$2]*[.E153]" table:style-name="ce1">
            <text:p>100245.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4.3700787401574797" table:style-name="ce1">
            <text:p>4.37007874</text:p>
          </table:table-cell>
          <table:table-cell office:value-type="float" office:value="0.11099999999999997" table:formula="of:=[.D154]*0.0254" table:style-name="ce1">
            <text:p>0.111</text:p>
          </table:table-cell>
          <table:table-cell office:value-type="float" office:value="100236.09" table:formula="of:=[.$J$3]-[.$J$1]*[.$J$2]*[.E154]" table:style-name="ce1">
            <text:p>100236.0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0.15748031496063" table:style-name="ce1">
            <text:p>0.157480315</text:p>
          </table:table-cell>
          <table:table-cell office:value-type="float" office:value="4.0000000000000018E-3" table:formula="of:=[.D155]*0.0254" table:style-name="ce1">
            <text:p>0.004</text:p>
          </table:table-cell>
          <table:table-cell office:value-type="float" office:value="101285.75999999999" table:formula="of:=[.$J$3]-[.$J$1]*[.$J$2]*[.E155]" table:style-name="ce1">
            <text:p>101285.7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0.59055118110236204" table:style-name="ce1">
            <text:p>0.590551181</text:p>
          </table:table-cell>
          <table:table-cell office:value-type="float" office:value="1.4999999999999996E-2" table:formula="of:=[.D156]*0.0254" table:style-name="ce1">
            <text:p>0.015</text:p>
          </table:table-cell>
          <table:table-cell office:value-type="float" office:value="101177.85" table:formula="of:=[.$J$3]-[.$J$1]*[.$J$2]*[.E156]" table:style-name="ce1">
            <text:p>101177.8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.14173228346457" table:style-name="ce1">
            <text:p>1.141732283</text:p>
          </table:table-cell>
          <table:table-cell office:value-type="float" office:value="2.9000000000000078E-2" table:formula="of:=[.D157]*0.0254" table:style-name="ce1">
            <text:p>0.029</text:p>
          </table:table-cell>
          <table:table-cell office:value-type="float" office:value="101040.51" table:formula="of:=[.$J$3]-[.$J$1]*[.$J$2]*[.E157]" table:style-name="ce1">
            <text:p>101040.51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1.49606299212598" table:style-name="ce1">
            <text:p>1.496062992</text:p>
          </table:table-cell>
          <table:table-cell office:value-type="float" office:value="3.7999999999999888E-2" table:formula="of:=[.D158]*0.0254" table:style-name="ce1">
            <text:p>0.038</text:p>
          </table:table-cell>
          <table:table-cell office:value-type="float" office:value="100952.22" table:formula="of:=[.$J$3]-[.$J$1]*[.$J$2]*[.E158]" table:style-name="ce1">
            <text:p>100952.2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.7716535433070899" table:style-name="ce1">
            <text:p>1.771653543</text:p>
          </table:table-cell>
          <table:table-cell office:value-type="float" office:value="4.5000000000000082E-2" table:formula="of:=[.D159]*0.0254" table:style-name="ce1">
            <text:p>0.045</text:p>
          </table:table-cell>
          <table:table-cell office:value-type="float" office:value="100883.55" table:formula="of:=[.$J$3]-[.$J$1]*[.$J$2]*[.E159]" table:style-name="ce1">
            <text:p>100883.5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2.0078740157480301" table:style-name="ce1">
            <text:p>2.007874016</text:p>
          </table:table-cell>
          <table:table-cell office:value-type="float" office:value="5.0999999999999962E-2" table:formula="of:=[.D160]*0.0254" table:style-name="ce1">
            <text:p>0.051</text:p>
          </table:table-cell>
          <table:table-cell office:value-type="float" office:value="100824.69" table:formula="of:=[.$J$3]-[.$J$1]*[.$J$2]*[.E160]" table:style-name="ce1">
            <text:p>100824.6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2.1259842519685002" table:style-name="ce1">
            <text:p>2.125984252</text:p>
          </table:table-cell>
          <table:table-cell office:value-type="float" office:value="5.3999999999999902E-2" table:formula="of:=[.D161]*0.0254" table:style-name="ce1">
            <text:p>0.054</text:p>
          </table:table-cell>
          <table:table-cell office:value-type="float" office:value="100795.26" table:formula="of:=[.$J$3]-[.$J$1]*[.$J$2]*[.E161]" table:style-name="ce1">
            <text:p>100795.2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2.48031496062992" table:style-name="ce1">
            <text:p>2.480314961</text:p>
          </table:table-cell>
          <table:table-cell office:value-type="float" office:value="6.2999999999999959E-2" table:formula="of:=[.D162]*0.0254" table:style-name="ce1">
            <text:p>0.063</text:p>
          </table:table-cell>
          <table:table-cell office:value-type="float" office:value="100706.97" table:formula="of:=[.$J$3]-[.$J$1]*[.$J$2]*[.E162]" table:style-name="ce1">
            <text:p>100706.97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-0.11811023622047299" table:style-name="ce1">
            <text:p>-0.118110236</text:p>
          </table:table-cell>
          <table:table-cell office:value-type="float" office:value="-3.0000000000000139E-3" table:formula="of:=[.D163]*0.0254" table:style-name="ce1">
            <text:p>-0.003</text:p>
          </table:table-cell>
          <table:table-cell office:value-type="float" office:value="101354.43" table:formula="of:=[.$J$3]-[.$J$1]*[.$J$2]*[.E163]" table:style-name="ce1">
            <text:p>101354.4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3.3464566929133901" table:style-name="ce1">
            <text:p>3.346456693</text:p>
          </table:table-cell>
          <table:table-cell office:value-type="float" office:value="8.5000000000000103E-2" table:formula="of:=[.D164]*0.0254" table:style-name="ce1">
            <text:p>0.085</text:p>
          </table:table-cell>
          <table:table-cell office:value-type="float" office:value="100491.15" table:formula="of:=[.$J$3]-[.$J$1]*[.$J$2]*[.E164]" table:style-name="ce1">
            <text:p>100491.1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4.5275590551181102" table:style-name="ce1">
            <text:p>4.527559055</text:p>
          </table:table-cell>
          <table:table-cell office:value-type="float" office:value="0.11499999999999999" table:formula="of:=[.D165]*0.0254" table:style-name="ce1">
            <text:p>0.115</text:p>
          </table:table-cell>
          <table:table-cell office:value-type="float" office:value="100196.85" table:formula="of:=[.$J$3]-[.$J$1]*[.$J$2]*[.E165]" table:style-name="ce1">
            <text:p>100196.8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4.4094488188976397" table:style-name="ce1">
            <text:p>4.409448819</text:p>
          </table:table-cell>
          <table:table-cell office:value-type="float" office:value="0.11200000000000004" table:formula="of:=[.D166]*0.0254" table:style-name="ce1">
            <text:p>0.112</text:p>
          </table:table-cell>
          <table:table-cell office:value-type="float" office:value="100226.28" table:formula="of:=[.$J$3]-[.$J$1]*[.$J$2]*[.E166]" table:style-name="ce1">
            <text:p>100226.2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4.4488188976377998" table:style-name="ce1">
            <text:p>4.448818898</text:p>
          </table:table-cell>
          <table:table-cell office:value-type="float" office:value="0.11300000000000011" table:formula="of:=[.D167]*0.0254" table:style-name="ce1">
            <text:p>0.113</text:p>
          </table:table-cell>
          <table:table-cell office:value-type="float" office:value="100216.47" table:formula="of:=[.$J$3]-[.$J$1]*[.$J$2]*[.E167]" table:style-name="ce1">
            <text:p>100216.47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4.5275590551181102" table:style-name="ce1">
            <text:p>4.527559055</text:p>
          </table:table-cell>
          <table:table-cell office:value-type="float" office:value="0.11499999999999999" table:formula="of:=[.D168]*0.0254" table:style-name="ce1">
            <text:p>0.115</text:p>
          </table:table-cell>
          <table:table-cell office:value-type="float" office:value="100196.85" table:formula="of:=[.$J$3]-[.$J$1]*[.$J$2]*[.E168]" table:style-name="ce1">
            <text:p>100196.8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4.5275590551181102" table:style-name="ce1">
            <text:p>4.527559055</text:p>
          </table:table-cell>
          <table:table-cell office:value-type="float" office:value="0.11499999999999999" table:formula="of:=[.D169]*0.0254" table:style-name="ce1">
            <text:p>0.115</text:p>
          </table:table-cell>
          <table:table-cell office:value-type="float" office:value="100196.85" table:formula="of:=[.$J$3]-[.$J$1]*[.$J$2]*[.E169]" table:style-name="ce1">
            <text:p>100196.8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4.6062992125984197" table:style-name="ce1">
            <text:p>4.606299213</text:p>
          </table:table-cell>
          <table:table-cell office:value-type="float" office:value="0.11699999999999985" table:formula="of:=[.D170]*0.0254" table:style-name="ce1">
            <text:p>0.117</text:p>
          </table:table-cell>
          <table:table-cell office:value-type="float" office:value="100177.23" table:formula="of:=[.$J$3]-[.$J$1]*[.$J$2]*[.E170]" table:style-name="ce1">
            <text:p>100177.2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4.6062992125984197" table:style-name="ce1">
            <text:p>4.606299213</text:p>
          </table:table-cell>
          <table:table-cell office:value-type="float" office:value="0.11699999999999985" table:formula="of:=[.D171]*0.0254" table:style-name="ce1">
            <text:p>0.117</text:p>
          </table:table-cell>
          <table:table-cell office:value-type="float" office:value="100177.23" table:formula="of:=[.$J$3]-[.$J$1]*[.$J$2]*[.E171]" table:style-name="ce1">
            <text:p>100177.2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4.6062992125984197" table:style-name="ce1">
            <text:p>4.606299213</text:p>
          </table:table-cell>
          <table:table-cell office:value-type="float" office:value="0.11699999999999985" table:formula="of:=[.D172]*0.0254" table:style-name="ce1">
            <text:p>0.117</text:p>
          </table:table-cell>
          <table:table-cell office:value-type="float" office:value="100177.23" table:formula="of:=[.$J$3]-[.$J$1]*[.$J$2]*[.E172]" table:style-name="ce1">
            <text:p>100177.2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0.55118110236220497" table:style-name="ce1">
            <text:p>0.551181102</text:p>
          </table:table-cell>
          <table:table-cell office:value-type="float" office:value="1.4000000000000005E-2" table:formula="of:=[.D173]*0.0254" table:style-name="ce1">
            <text:p>0.014</text:p>
          </table:table-cell>
          <table:table-cell office:value-type="float" office:value="101187.66" table:formula="of:=[.$J$3]-[.$J$1]*[.$J$2]*[.E173]" table:style-name="ce1">
            <text:p>101187.6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0.90551181102362199" table:style-name="ce1">
            <text:p>0.905511811</text:p>
          </table:table-cell>
          <table:table-cell office:value-type="float" office:value="2.2999999999999996E-2" table:formula="of:=[.D174]*0.0254" table:style-name="ce1">
            <text:p>0.023</text:p>
          </table:table-cell>
          <table:table-cell office:value-type="float" office:value="101099.37" table:formula="of:=[.$J$3]-[.$J$1]*[.$J$2]*[.E174]" table:style-name="ce1">
            <text:p>101099.37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1.33858267716535" table:style-name="ce1">
            <text:p>1.338582677</text:p>
          </table:table-cell>
          <table:table-cell office:value-type="float" office:value="3.3999999999999884E-2" table:formula="of:=[.D175]*0.0254" table:style-name="ce1">
            <text:p>0.034</text:p>
          </table:table-cell>
          <table:table-cell office:value-type="float" office:value="100991.46" table:formula="of:=[.$J$3]-[.$J$1]*[.$J$2]*[.E175]" table:style-name="ce1">
            <text:p>100991.4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1.69291338582677" table:style-name="ce1">
            <text:p>1.692913386</text:p>
          </table:table-cell>
          <table:table-cell office:value-type="float" office:value="4.2999999999999955E-2" table:formula="of:=[.D176]*0.0254" table:style-name="ce1">
            <text:p>0.043</text:p>
          </table:table-cell>
          <table:table-cell office:value-type="float" office:value="100903.17" table:formula="of:=[.$J$3]-[.$J$1]*[.$J$2]*[.E176]" table:style-name="ce1">
            <text:p>100903.17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2.0472440944881898" table:style-name="ce1">
            <text:p>2.047244094</text:p>
          </table:table-cell>
          <table:table-cell office:value-type="float" office:value="5.2000000000000018E-2" table:formula="of:=[.D177]*0.0254" table:style-name="ce1">
            <text:p>0.052</text:p>
          </table:table-cell>
          <table:table-cell office:value-type="float" office:value="100814.88" table:formula="of:=[.$J$3]-[.$J$1]*[.$J$2]*[.E177]" table:style-name="ce1">
            <text:p>100814.8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2.2834645669291298" table:style-name="ce1">
            <text:p>2.283464567</text:p>
          </table:table-cell>
          <table:table-cell office:value-type="float" office:value="5.7999999999999892E-2" table:formula="of:=[.D178]*0.0254" table:style-name="ce1">
            <text:p>0.058</text:p>
          </table:table-cell>
          <table:table-cell office:value-type="float" office:value="100756.02" table:formula="of:=[.$J$3]-[.$J$1]*[.$J$2]*[.E178]" table:style-name="ce1">
            <text:p>100756.0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2.48031496062992" table:style-name="ce1">
            <text:p>2.480314961</text:p>
          </table:table-cell>
          <table:table-cell office:value-type="float" office:value="6.2999999999999959E-2" table:formula="of:=[.D179]*0.0254" table:style-name="ce1">
            <text:p>0.063</text:p>
          </table:table-cell>
          <table:table-cell office:value-type="float" office:value="100706.97" table:formula="of:=[.$J$3]-[.$J$1]*[.$J$2]*[.E179]" table:style-name="ce1">
            <text:p>100706.97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2.8346456692913402" table:style-name="ce1">
            <text:p>2.834645669</text:p>
          </table:table-cell>
          <table:table-cell office:value-type="float" office:value="7.2000000000000036E-2" table:formula="of:=[.D180]*0.0254" table:style-name="ce1">
            <text:p>0.072</text:p>
          </table:table-cell>
          <table:table-cell office:value-type="float" office:value="100618.68" table:formula="of:=[.$J$3]-[.$J$1]*[.$J$2]*[.E180]" table:style-name="ce1">
            <text:p>100618.6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-0.118110236220472" table:style-name="ce1">
            <text:p>-0.118110236</text:p>
          </table:table-cell>
          <table:table-cell office:value-type="float" office:value="-2.9999999999999884E-3" table:formula="of:=[.D181]*0.0254" table:style-name="ce1">
            <text:p>-0.003</text:p>
          </table:table-cell>
          <table:table-cell office:value-type="float" office:value="101354.43" table:formula="of:=[.$J$3]-[.$J$1]*[.$J$2]*[.E181]" table:style-name="ce1">
            <text:p>101354.43</text:p>
          </table:table-cell>
          <table:table-cell table:number-columns-repeated="16378"/>
        </table:table-row>
        <table:table-row table:number-rows-repeated="1048395" table:style-name="ro1">
          <table:table-cell table:number-columns-repeated="16384"/>
        </table:table-row>
      </table:table>
      <table:table table:name="group_6" table:style-name="ta1"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22" table:default-cell-style-name="ce1"/>
        <table:table-column table:style-name="co3" table:number-columns-repeated="16357" table:default-cell-style-name="ce1"/>
        <table:table-row table:style-name="ro1">
          <table:table-cell office:value-type="string" table:style-name="ce1">
            <text:p>Velocity [MPH]</text:p>
          </table:table-cell>
          <table:table-cell office:value-type="string" table:style-name="ce1">
            <text:p>Angle of Attack</text:p>
          </table:table-cell>
          <table:table-cell office:value-type="string" table:style-name="ce1">
            <text:p>Port Number</text:p>
          </table:table-cell>
          <table:table-cell office:value-type="string" table:style-name="ce1">
            <text:p>Manometer Reading [in]</text:p>
          </table:table-cell>
          <table:table-cell office:value-type="string" table:style-name="ce1">
            <text:p>Manometer Reading [m]</text:p>
          </table:table-cell>
          <table:table-cell office:value-type="string" table:style-name="ce1">
            <text:p>Pressure [psi]</text:p>
          </table:table-cell>
          <table:table-cell office:value-type="string" table:style-name="ce1">
            <text:p>Cd</text:p>
          </table:table-cell>
          <table:table-cell table:style-name="ce1"/>
          <table:table-cell office:value-type="string" table:style-name="ce1">
            <text:p>Density of H2O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lbf/in^3</text:p>
          </table:table-cell>
          <table:table-cell table:number-columns-repeated="7" table:style-name="ce1"/>
          <table:table-cell office:value-type="string" table:style-name="ce1">
            <text:p>Speed</text:p>
          </table:table-cell>
          <table:table-cell office:value-type="float" office:value="50" table:style-name="ce1">
            <text:p>50</text:p>
          </table:table-cell>
          <table:table-cell table:number-columns-repeated="16364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118110236220472" table:style-name="ce1">
            <text:p>0.118110236</text:p>
          </table:table-cell>
          <table:table-cell office:value-type="float" office:value="2.9999999999999884E-3" table:formula="of:=[.D2]*0.0254" table:style-name="ce1">
            <text:p>0.003</text:p>
          </table:table-cell>
          <table:table-cell office:value-type="float" office:value="101295.57" table:formula="of:=[.$J$3]-[.$J$1]*[.$J$2]*[.E2]" table:style-name="ce1">
            <text:p>101295.57</text:p>
          </table:table-cell>
          <table:table-cell table:number-columns-repeated="2" table:style-name="ce1"/>
          <table:table-cell office:value-type="string" table:style-name="ce1">
            <text:p>Gravity</text:p>
          </table:table-cell>
          <table:table-cell office:value-type="float" office:value="9.81" table:style-name="ce1">
            <text:p>9.81</text:p>
          </table:table-cell>
          <table:table-cell office:value-type="string" table:style-name="ce1">
            <text:p>in/s^2</text:p>
          </table:table-cell>
          <table:table-cell table:number-columns-repeated="7" table:style-name="ce1"/>
          <table:table-cell office:value-type="string" table:style-name="ce1">
            <text:p>Angle of Attack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.1496062992125999" table:style-name="ce1">
            <text:p>3.149606299</text:p>
          </table:table-cell>
          <table:table-cell office:value-type="float" office:value="8.0000000000000029E-2" table:formula="of:=[.D3]*0.0254" table:style-name="ce1">
            <text:p>0.08</text:p>
          </table:table-cell>
          <table:table-cell office:value-type="float" office:value="100540.2" table:formula="of:=[.$J$3]-[.$J$1]*[.$J$2]*[.E3]" table:style-name="ce1">
            <text:p>100540.2</text:p>
          </table:table-cell>
          <table:table-cell table:number-columns-repeated="2" table:style-name="ce1"/>
          <table:table-cell office:value-type="string" table:style-name="ce1">
            <text:p>A</text:p>
          </table:table-cell>
          <table:table-cell office:value-type="float" office:value="101325" table:style-name="ce1">
            <text:p>101325</text:p>
          </table:table-cell>
          <table:table-cell office:value-type="string" table:style-name="ce1">
            <text:p>in^2</text:p>
          </table:table-cell>
          <table:table-cell table:number-columns-repeated="7" table:style-name="ce1"/>
          <table:table-cell office:value-type="string" table:style-name="ce1">
            <text:p>Patm</text:p>
          </table:table-cell>
          <table:table-cell office:value-type="float" office:value="6.5" table:style-name="ce5">
            <text:p>6.5</text:p>
          </table:table-cell>
          <table:table-cell office:value-type="float" office:value="6.3" table:style-name="ce1">
            <text:p>6.3</text:p>
          </table:table-cell>
          <table:table-cell office:value-type="float" office:value="5.8" table:style-name="ce1">
            <text:p>5.8</text:p>
          </table:table-cell>
          <table:table-cell office:value-type="float" office:value="6.3" table:style-name="ce1">
            <text:p>6.3</text:p>
          </table:table-cell>
          <table:table-cell office:value-type="float" office:value="6.9" table:style-name="ce1">
            <text:p>6.9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.30708661417323" table:style-name="ce1">
            <text:p>3.307086614</text:p>
          </table:table-cell>
          <table:table-cell office:value-type="float" office:value="8.4000000000000033E-2" table:formula="of:=[.D4]*0.0254" table:style-name="ce1">
            <text:p>0.084</text:p>
          </table:table-cell>
          <table:table-cell office:value-type="float" office:value="100500.96" table:formula="of:=[.$J$3]-[.$J$1]*[.$J$2]*[.E4]" table:style-name="ce1">
            <text:p>100500.96</text:p>
          </table:table-cell>
          <table:table-cell table:number-columns-repeated="2" table:style-name="ce1"/>
          <table:table-cell office:value-type="string" table:style-name="ce1">
            <text:p>mph→in/s</text:p>
          </table:table-cell>
          <table:table-cell office:value-type="float" office:value="17.600020000000001" table:style-name="ce1">
            <text:p>17.60002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office:value-type="float" office:value="6.8" table:style-name="ce5">
            <text:p>6.8</text:p>
          </table:table-cell>
          <table:table-cell office:value-type="float" office:value="10.4" table:style-name="ce1">
            <text:p>10.4</text:p>
          </table:table-cell>
          <table:table-cell office:value-type="float" office:value="17.3" table:style-name="ce1">
            <text:p>17.3</text:p>
          </table:table-cell>
          <table:table-cell office:value-type="float" office:value="21.2" table:style-name="ce1">
            <text:p>21.2</text:p>
          </table:table-cell>
          <table:table-cell office:value-type="float" office:value="12.7" table:style-name="ce1">
            <text:p>12.7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.1496062992125999" table:style-name="ce1">
            <text:p>3.149606299</text:p>
          </table:table-cell>
          <table:table-cell office:value-type="float" office:value="8.0000000000000029E-2" table:formula="of:=[.D5]*0.0254" table:style-name="ce1">
            <text:p>0.08</text:p>
          </table:table-cell>
          <table:table-cell office:value-type="float" office:value="100540.2" table:formula="of:=[.$J$3]-[.$J$1]*[.$J$2]*[.E5]" table:style-name="ce1">
            <text:p>100540.2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14.5" table:style-name="ce5">
            <text:p>14.5</text:p>
          </table:table-cell>
          <table:table-cell office:value-type="float" office:value="17.8" table:style-name="ce1">
            <text:p>17.8</text:p>
          </table:table-cell>
          <table:table-cell office:value-type="float" office:value="19.899999999999999" table:style-name="ce1">
            <text:p>19.9</text:p>
          </table:table-cell>
          <table:table-cell office:value-type="float" office:value="18.5" table:style-name="ce1">
            <text:p>18.5</text:p>
          </table:table-cell>
          <table:table-cell office:value-type="float" office:value="14.3" table:style-name="ce1">
            <text:p>14.3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.9921259842519699" table:style-name="ce1">
            <text:p>2.992125984</text:p>
          </table:table-cell>
          <table:table-cell office:value-type="float" office:value="7.6000000000000026E-2" table:formula="of:=[.D6]*0.0254" table:style-name="ce1">
            <text:p>0.076</text:p>
          </table:table-cell>
          <table:table-cell office:value-type="float" office:value="100579.44" table:formula="of:=[.$J$3]-[.$J$1]*[.$J$2]*[.E6]" table:style-name="ce1">
            <text:p>100579.44</text:p>
          </table:table-cell>
          <table:table-cell table:number-columns-repeated="12" table:style-name="ce1"/>
          <table:table-cell office:value-type="float" office:value="3" table:style-name="ce1">
            <text:p>3</text:p>
          </table:table-cell>
          <table:table-cell office:value-type="float" office:value="14.9" table:style-name="ce5">
            <text:p>14.9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18.399999999999999" table:style-name="ce1">
            <text:p>18.4</text:p>
          </table:table-cell>
          <table:table-cell office:value-type="float" office:value="14.6" table:style-name="ce1">
            <text:p>14.6</text:p>
          </table:table-cell>
          <table:table-cell office:value-type="float" office:value="14.3" table:style-name="ce1">
            <text:p>14.3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.8346456692913402" table:style-name="ce1">
            <text:p>2.834645669</text:p>
          </table:table-cell>
          <table:table-cell office:value-type="float" office:value="7.2000000000000036E-2" table:formula="of:=[.D7]*0.0254" table:style-name="ce1">
            <text:p>0.072</text:p>
          </table:table-cell>
          <table:table-cell office:value-type="float" office:value="100618.68" table:formula="of:=[.$J$3]-[.$J$1]*[.$J$2]*[.E7]" table:style-name="ce1">
            <text:p>100618.68</text:p>
          </table:table-cell>
          <table:table-cell table:number-columns-repeated="12" table:style-name="ce1"/>
          <table:table-cell office:value-type="float" office:value="4" table:style-name="ce1">
            <text:p>4</text:p>
          </table:table-cell>
          <table:table-cell office:value-type="float" office:value="14.5" table:style-name="ce5">
            <text:p>14.5</text:p>
          </table:table-cell>
          <table:table-cell office:value-type="float" office:value="16.2" table:style-name="ce1">
            <text:p>16.2</text:p>
          </table:table-cell>
          <table:table-cell office:value-type="float" office:value="16.3" table:style-name="ce1">
            <text:p>16.3</text:p>
          </table:table-cell>
          <table:table-cell office:value-type="float" office:value="13.2" table:style-name="ce1">
            <text:p>13.2</text:p>
          </table:table-cell>
          <table:table-cell office:value-type="float" office:value="13.9" table:style-name="ce1">
            <text:p>13.9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.8346456692913402" table:style-name="ce1">
            <text:p>2.834645669</text:p>
          </table:table-cell>
          <table:table-cell office:value-type="float" office:value="7.2000000000000036E-2" table:formula="of:=[.D8]*0.0254" table:style-name="ce1">
            <text:p>0.072</text:p>
          </table:table-cell>
          <table:table-cell office:value-type="float" office:value="100618.68" table:formula="of:=[.$J$3]-[.$J$1]*[.$J$2]*[.E8]" table:style-name="ce1">
            <text:p>100618.68</text:p>
          </table:table-cell>
          <table:table-cell table:number-columns-repeated="12" table:style-name="ce1"/>
          <table:table-cell office:value-type="float" office:value="5" table:style-name="ce1">
            <text:p>5</text:p>
          </table:table-cell>
          <table:table-cell office:value-type="float" office:value="14.1" table:style-name="ce5">
            <text:p>14.1</text:p>
          </table:table-cell>
          <table:table-cell office:value-type="float" office:value="15.7" table:style-name="ce1">
            <text:p>15.7</text:p>
          </table:table-cell>
          <table:table-cell office:value-type="float" office:value="15.1" table:style-name="ce1">
            <text:p>15.1</text:p>
          </table:table-cell>
          <table:table-cell office:value-type="float" office:value="13" table:style-name="ce1">
            <text:p>13</text:p>
          </table:table-cell>
          <table:table-cell office:value-type="float" office:value="14.1" table:style-name="ce1">
            <text:p>14.1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2.48031496062992" table:style-name="ce1">
            <text:p>2.480314961</text:p>
          </table:table-cell>
          <table:table-cell office:value-type="float" office:value="6.2999999999999959E-2" table:formula="of:=[.D9]*0.0254" table:style-name="ce1">
            <text:p>0.063</text:p>
          </table:table-cell>
          <table:table-cell office:value-type="float" office:value="100706.97" table:formula="of:=[.$J$3]-[.$J$1]*[.$J$2]*[.E9]" table:style-name="ce1">
            <text:p>100706.97</text:p>
          </table:table-cell>
          <table:table-cell table:number-columns-repeated="12" table:style-name="ce1"/>
          <table:table-cell office:value-type="float" office:value="6" table:style-name="ce1">
            <text:p>6</text:p>
          </table:table-cell>
          <table:table-cell office:value-type="float" office:value="13.7" table:style-name="ce5">
            <text:p>13.7</text:p>
          </table:table-cell>
          <table:table-cell office:value-type="float" office:value="13.8" table:style-name="ce1">
            <text:p>13.8</text:p>
          </table:table-cell>
          <table:table-cell office:value-type="float" office:value="13.8" table:style-name="ce1">
            <text:p>13.8</text:p>
          </table:table-cell>
          <table:table-cell office:value-type="float" office:value="12.9" table:style-name="ce1">
            <text:p>12.9</text:p>
          </table:table-cell>
          <table:table-cell office:value-type="float" office:value="14" table:style-name="ce1">
            <text:p>14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.0866141732283499" table:style-name="ce1">
            <text:p>2.086614173</text:p>
          </table:table-cell>
          <table:table-cell office:value-type="float" office:value="5.3000000000000082E-2" table:formula="of:=[.D10]*0.0254" table:style-name="ce1">
            <text:p>0.053</text:p>
          </table:table-cell>
          <table:table-cell office:value-type="float" office:value="100805.06999999999" table:formula="of:=[.$J$3]-[.$J$1]*[.$J$2]*[.E10]" table:style-name="ce1">
            <text:p>100805.07</text:p>
          </table:table-cell>
          <table:table-cell table:number-columns-repeated="12" table:style-name="ce1"/>
          <table:table-cell office:value-type="float" office:value="7" table:style-name="ce1">
            <text:p>7</text:p>
          </table:table-cell>
          <table:table-cell office:value-type="float" office:value="13.7" table:style-name="ce5">
            <text:p>13.7</text:p>
          </table:table-cell>
          <table:table-cell office:value-type="float" office:value="13.6" table:style-name="ce1">
            <text:p>13.6</text:p>
          </table:table-cell>
          <table:table-cell office:value-type="float" office:value="13.2" table:style-name="ce1">
            <text:p>13.2</text:p>
          </table:table-cell>
          <table:table-cell office:value-type="float" office:value="13" table:style-name="ce1">
            <text:p>13</text:p>
          </table:table-cell>
          <table:table-cell office:value-type="float" office:value="14.2" table:style-name="ce1">
            <text:p>14.2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.36220472440945" table:style-name="ce1">
            <text:p>2.362204724</text:p>
          </table:table-cell>
          <table:table-cell office:value-type="float" office:value="6.0000000000000026E-2" table:formula="of:=[.D11]*0.0254" table:style-name="ce1">
            <text:p>0.06</text:p>
          </table:table-cell>
          <table:table-cell office:value-type="float" office:value="100736.4" table:formula="of:=[.$J$3]-[.$J$1]*[.$J$2]*[.E11]" table:style-name="ce1">
            <text:p>100736.4</text:p>
          </table:table-cell>
          <table:table-cell table:number-columns-repeated="12" table:style-name="ce1"/>
          <table:table-cell office:value-type="float" office:value="8" table:style-name="ce1">
            <text:p>8</text:p>
          </table:table-cell>
          <table:table-cell office:value-type="float" office:value="12.8" table:style-name="ce5">
            <text:p>12.8</text:p>
          </table:table-cell>
          <table:table-cell office:value-type="float" office:value="12.3" table:style-name="ce1">
            <text:p>12.3</text:p>
          </table:table-cell>
          <table:table-cell office:value-type="float" office:value="12.2" table:style-name="ce1">
            <text:p>12.2</text:p>
          </table:table-cell>
          <table:table-cell office:value-type="float" office:value="12.9" table:style-name="ce1">
            <text:p>12.9</text:p>
          </table:table-cell>
          <table:table-cell office:value-type="float" office:value="14.1" table:style-name="ce1">
            <text:p>14.1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.1259842519685002" table:style-name="ce1">
            <text:p>2.125984252</text:p>
          </table:table-cell>
          <table:table-cell office:value-type="float" office:value="5.3999999999999902E-2" table:formula="of:=[.D12]*0.0254" table:style-name="ce1">
            <text:p>0.054</text:p>
          </table:table-cell>
          <table:table-cell office:value-type="float" office:value="100795.26" table:formula="of:=[.$J$3]-[.$J$1]*[.$J$2]*[.E12]" table:style-name="ce1">
            <text:p>100795.26</text:p>
          </table:table-cell>
          <table:table-cell table:number-columns-repeated="12" table:style-name="ce1"/>
          <table:table-cell office:value-type="float" office:value="9" table:style-name="ce1">
            <text:p>9</text:p>
          </table:table-cell>
          <table:table-cell office:value-type="float" office:value="11.8" table:style-name="ce5">
            <text:p>11.8</text:p>
          </table:table-cell>
          <table:table-cell office:value-type="float" office:value="11.9" table:style-name="ce1">
            <text:p>11.9</text:p>
          </table:table-cell>
          <table:table-cell office:value-type="float" office:value="11.3" table:style-name="ce1">
            <text:p>11.3</text:p>
          </table:table-cell>
          <table:table-cell office:value-type="float" office:value="12.8" table:style-name="ce1">
            <text:p>12.8</text:p>
          </table:table-cell>
          <table:table-cell office:value-type="float" office:value="14.1" table:style-name="ce1">
            <text:p>14.1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.8897637795275599" table:style-name="ce1">
            <text:p>1.88976378</text:p>
          </table:table-cell>
          <table:table-cell office:value-type="float" office:value="4.8000000000000022E-2" table:formula="of:=[.D13]*0.0254" table:style-name="ce1">
            <text:p>0.048</text:p>
          </table:table-cell>
          <table:table-cell office:value-type="float" office:value="100854.12" table:formula="of:=[.$J$3]-[.$J$1]*[.$J$2]*[.E13]" table:style-name="ce1">
            <text:p>100854.12</text:p>
          </table:table-cell>
          <table:table-cell table:number-columns-repeated="12" table:style-name="ce1"/>
          <table:table-cell office:value-type="float" office:value="10" table:style-name="ce1">
            <text:p>10</text:p>
          </table:table-cell>
          <table:table-cell office:value-type="float" office:value="12.5" table:style-name="ce5">
            <text:p>12.5</text:p>
          </table:table-cell>
          <table:table-cell office:value-type="float" office:value="9.4" table:style-name="ce1">
            <text:p>9.4</text:p>
          </table:table-cell>
          <table:table-cell office:value-type="float" office:value="7.4" table:style-name="ce1">
            <text:p>7.4</text:p>
          </table:table-cell>
          <table:table-cell office:value-type="float" office:value="7.3" table:style-name="ce1">
            <text:p>7.3</text:p>
          </table:table-cell>
          <table:table-cell office:value-type="float" office:value="8.1" table:style-name="ce1">
            <text:p>8.1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.8897637795275599" table:style-name="ce1">
            <text:p>1.88976378</text:p>
          </table:table-cell>
          <table:table-cell office:value-type="float" office:value="4.8000000000000022E-2" table:formula="of:=[.D14]*0.0254" table:style-name="ce1">
            <text:p>0.048</text:p>
          </table:table-cell>
          <table:table-cell office:value-type="float" office:value="100854.12" table:formula="of:=[.$J$3]-[.$J$1]*[.$J$2]*[.E14]" table:style-name="ce1">
            <text:p>100854.12</text:p>
          </table:table-cell>
          <table:table-cell table:number-columns-repeated="12" table:style-name="ce1"/>
          <table:table-cell office:value-type="float" office:value="11" table:style-name="ce1">
            <text:p>11</text:p>
          </table:table-cell>
          <table:table-cell office:value-type="float" office:value="11.9" table:style-name="ce5">
            <text:p>11.9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8.1" table:style-name="ce1">
            <text:p>8.1</text:p>
          </table:table-cell>
          <table:table-cell office:value-type="float" office:value="7.9" table:style-name="ce1">
            <text:p>7.9</text:p>
          </table:table-cell>
          <table:table-cell office:value-type="float" office:value="8.6" table:style-name="ce1">
            <text:p>8.6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1.9685039370078701" table:style-name="ce1">
            <text:p>1.968503937</text:p>
          </table:table-cell>
          <table:table-cell office:value-type="float" office:value="4.9999999999999899E-2" table:formula="of:=[.D15]*0.0254" table:style-name="ce1">
            <text:p>0.05</text:p>
          </table:table-cell>
          <table:table-cell office:value-type="float" office:value="100834.5" table:formula="of:=[.$J$3]-[.$J$1]*[.$J$2]*[.E15]" table:style-name="ce1">
            <text:p>100834.5</text:p>
          </table:table-cell>
          <table:table-cell table:number-columns-repeated="12" table:style-name="ce1"/>
          <table:table-cell office:value-type="float" office:value="12" table:style-name="ce1">
            <text:p>12</text:p>
          </table:table-cell>
          <table:table-cell office:value-type="float" office:value="11.3" table:style-name="ce5">
            <text:p>11.3</text:p>
          </table:table-cell>
          <table:table-cell office:value-type="float" office:value="10" table:style-name="ce1">
            <text:p>10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9.4" table:style-name="ce1">
            <text:p>9.4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.92913385826772" table:style-name="ce1">
            <text:p>1.929133858</text:p>
          </table:table-cell>
          <table:table-cell office:value-type="float" office:value="4.9000000000000085E-2" table:formula="of:=[.D16]*0.0254" table:style-name="ce1">
            <text:p>0.049</text:p>
          </table:table-cell>
          <table:table-cell office:value-type="float" office:value="100844.31" table:formula="of:=[.$J$3]-[.$J$1]*[.$J$2]*[.E16]" table:style-name="ce1">
            <text:p>100844.31</text:p>
          </table:table-cell>
          <table:table-cell table:number-columns-repeated="12" table:style-name="ce1"/>
          <table:table-cell office:value-type="float" office:value="13" table:style-name="ce1">
            <text:p>13</text:p>
          </table:table-cell>
          <table:table-cell office:value-type="float" office:value="11.3" table:style-name="ce5">
            <text:p>11.3</text:p>
          </table:table-cell>
          <table:table-cell office:value-type="float" office:value="10.3" table:style-name="ce1">
            <text:p>10.3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9.9" table:style-name="ce1">
            <text:p>9.9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.9685039370078701" table:style-name="ce1">
            <text:p>1.968503937</text:p>
          </table:table-cell>
          <table:table-cell office:value-type="float" office:value="4.9999999999999899E-2" table:formula="of:=[.D17]*0.0254" table:style-name="ce1">
            <text:p>0.05</text:p>
          </table:table-cell>
          <table:table-cell office:value-type="float" office:value="100834.5" table:formula="of:=[.$J$3]-[.$J$1]*[.$J$2]*[.E17]" table:style-name="ce1">
            <text:p>100834.5</text:p>
          </table:table-cell>
          <table:table-cell table:number-columns-repeated="12" table:style-name="ce1"/>
          <table:table-cell office:value-type="float" office:value="14" table:style-name="ce1">
            <text:p>14</text:p>
          </table:table-cell>
          <table:table-cell office:value-type="float" office:value="11.5" table:style-name="ce5">
            <text:p>11.5</text:p>
          </table:table-cell>
          <table:table-cell office:value-type="float" office:value="10.6" table:style-name="ce1">
            <text:p>10.6</text:p>
          </table:table-cell>
          <table:table-cell office:value-type="float" office:value="9.6" table:style-name="ce1">
            <text:p>9.6</text:p>
          </table:table-cell>
          <table:table-cell office:value-type="float" office:value="9.6" table:style-name="ce1">
            <text:p>9.6</text:p>
          </table:table-cell>
          <table:table-cell office:value-type="float" office:value="10.6" table:style-name="ce1">
            <text:p>10.6</text:p>
          </table:table-cell>
          <table:table-cell table:number-columns-repeated="16360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2.0472440944881898" table:style-name="ce1">
            <text:p>2.047244094</text:p>
          </table:table-cell>
          <table:table-cell office:value-type="float" office:value="5.2000000000000018E-2" table:formula="of:=[.D18]*0.0254" table:style-name="ce1">
            <text:p>0.052</text:p>
          </table:table-cell>
          <table:table-cell office:value-type="float" office:value="100814.88" table:formula="of:=[.$J$3]-[.$J$1]*[.$J$2]*[.E18]" table:style-name="ce1">
            <text:p>100814.88</text:p>
          </table:table-cell>
          <table:table-cell table:number-columns-repeated="12" table:style-name="ce1"/>
          <table:table-cell office:value-type="float" office:value="15" table:style-name="ce1">
            <text:p>15</text:p>
          </table:table-cell>
          <table:table-cell office:value-type="float" office:value="11.4" table:style-name="ce5">
            <text:p>11.4</text:p>
          </table:table-cell>
          <table:table-cell office:value-type="float" office:value="10.7" table:style-name="ce1">
            <text:p>10.7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9.9" table:style-name="ce1">
            <text:p>9.9</text:p>
          </table:table-cell>
          <table:table-cell office:value-type="float" office:value="10.8" table:style-name="ce1">
            <text:p>10.8</text:p>
          </table:table-cell>
          <table:table-cell table:number-columns-repeated="16360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3.0708661417322798" table:style-name="ce1">
            <text:p>3.070866142</text:p>
          </table:table-cell>
          <table:table-cell office:value-type="float" office:value="7.7999999999999903E-2" table:formula="of:=[.D19]*0.0254" table:style-name="ce1">
            <text:p>0.078</text:p>
          </table:table-cell>
          <table:table-cell office:value-type="float" office:value="100559.82" table:formula="of:=[.$J$3]-[.$J$1]*[.$J$2]*[.E19]" table:style-name="ce1">
            <text:p>100559.82</text:p>
          </table:table-cell>
          <table:table-cell table:number-columns-repeated="12" table:style-name="ce1"/>
          <table:table-cell office:value-type="float" office:value="16" table:style-name="ce1">
            <text:p>16</text:p>
          </table:table-cell>
          <table:table-cell office:value-type="float" office:value="11.5" table:style-name="ce5">
            <text:p>11.5</text:p>
          </table:table-cell>
          <table:table-cell office:value-type="float" office:value="10.8" table:style-name="ce1">
            <text:p>10.8</text:p>
          </table:table-cell>
          <table:table-cell office:value-type="float" office:value="10" table:style-name="ce1">
            <text:p>10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11.2" table:style-name="ce1">
            <text:p>11.2</text:p>
          </table:table-cell>
          <table:table-cell table:number-columns-repeated="16360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.61417322834646" table:style-name="ce1">
            <text:p>1.614173228</text:p>
          </table:table-cell>
          <table:table-cell office:value-type="float" office:value="4.1000000000000085E-2" table:formula="of:=[.D20]*0.0254" table:style-name="ce1">
            <text:p>0.041</text:p>
          </table:table-cell>
          <table:table-cell office:value-type="float" office:value="100922.79" table:formula="of:=[.$J$3]-[.$J$1]*[.$J$2]*[.E20]" table:style-name="ce1">
            <text:p>100922.79</text:p>
          </table:table-cell>
          <table:table-cell table:number-columns-repeated="12" table:style-name="ce1"/>
          <table:table-cell office:value-type="float" office:value="17" table:style-name="ce1">
            <text:p>17</text:p>
          </table:table-cell>
          <table:table-cell office:value-type="float" office:value="11.7" table:style-name="ce5">
            <text:p>11.7</text:p>
          </table:table-cell>
          <table:table-cell office:value-type="float" office:value="11" table:style-name="ce1">
            <text:p>11</text:p>
          </table:table-cell>
          <table:table-cell office:value-type="float" office:value="10.3" table:style-name="ce1">
            <text:p>10.3</text:p>
          </table:table-cell>
          <table:table-cell office:value-type="float" office:value="10.8" table:style-name="ce1">
            <text:p>10.8</text:p>
          </table:table-cell>
          <table:table-cell office:value-type="float" office:value="11.9" table:style-name="ce1">
            <text:p>11.9</text:p>
          </table:table-cell>
          <table:table-cell table:number-columns-repeated="16360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.5275590551181102" table:style-name="ce1">
            <text:p>4.527559055</text:p>
          </table:table-cell>
          <table:table-cell office:value-type="float" office:value="0.11499999999999999" table:formula="of:=[.D21]*0.0254" table:style-name="ce1">
            <text:p>0.115</text:p>
          </table:table-cell>
          <table:table-cell office:value-type="float" office:value="100196.85" table:formula="of:=[.$J$3]-[.$J$1]*[.$J$2]*[.E21]" table:style-name="ce1">
            <text:p>100196.85</text:p>
          </table:table-cell>
          <table:table-cell table:number-columns-repeated="12" table:style-name="ce1"/>
          <table:table-cell office:value-type="float" office:value="18" table:style-name="ce1">
            <text:p>18</text:p>
          </table:table-cell>
          <table:table-cell office:value-type="float" office:value="14.3" table:style-name="ce5">
            <text:p>14.3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18.8" table:style-name="ce1">
            <text:p>18.8</text:p>
          </table:table-cell>
          <table:table-cell office:value-type="float" office:value="21.5" table:style-name="ce1">
            <text:p>21.5</text:p>
          </table:table-cell>
          <table:table-cell office:value-type="float" office:value="20" table:style-name="ce1">
            <text:p>20</text:p>
          </table:table-cell>
          <table:table-cell table:number-columns-repeated="16360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.1732283464566899" table:style-name="ce1">
            <text:p>4.173228346</text:p>
          </table:table-cell>
          <table:table-cell office:value-type="float" office:value="0.10599999999999991" table:formula="of:=[.D22]*0.0254" table:style-name="ce1">
            <text:p>0.106</text:p>
          </table:table-cell>
          <table:table-cell office:value-type="float" office:value="100285.14" table:formula="of:=[.$J$3]-[.$J$1]*[.$J$2]*[.E22]" table:style-name="ce1">
            <text:p>100285.14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.8976377952755898" table:style-name="ce1">
            <text:p>3.897637795</text:p>
          </table:table-cell>
          <table:table-cell office:value-type="float" office:value="9.8999999999999977E-2" table:formula="of:=[.D23]*0.0254" table:style-name="ce1">
            <text:p>0.099</text:p>
          </table:table-cell>
          <table:table-cell office:value-type="float" office:value="100353.81" table:formula="of:=[.$J$3]-[.$J$1]*[.$J$2]*[.E23]" table:style-name="ce1">
            <text:p>100353.81</text:p>
          </table:table-cell>
          <table:table-cell table:number-columns-repeated="19" table:style-name="ce1"/>
          <table:table-cell office:value-type="string" table:style-name="ce1">
            <text:p>cm→in</text:p>
          </table:table-cell>
          <table:table-cell office:value-type="float" office:value="0.39370078740157477" table:formula="of:=1/(2.54)" table:style-name="ce1">
            <text:p>0.393700787</text:p>
          </table:table-cell>
          <table:table-cell table:number-columns-repeated="1635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.7007874015748001" table:style-name="ce1">
            <text:p>3.700787402</text:p>
          </table:table-cell>
          <table:table-cell office:value-type="float" office:value="9.3999999999999917E-2" table:formula="of:=[.D24]*0.0254" table:style-name="ce1">
            <text:p>0.094</text:p>
          </table:table-cell>
          <table:table-cell office:value-type="float" office:value="100402.86" table:formula="of:=[.$J$3]-[.$J$1]*[.$J$2]*[.E24]" table:style-name="ce1">
            <text:p>100402.86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.9527559055118102" table:style-name="ce1">
            <text:p>2.952755906</text:p>
          </table:table-cell>
          <table:table-cell office:value-type="float" office:value="7.4999999999999983E-2" table:formula="of:=[.D25]*0.0254" table:style-name="ce1">
            <text:p>0.075</text:p>
          </table:table-cell>
          <table:table-cell office:value-type="float" office:value="100589.25" table:formula="of:=[.$J$3]-[.$J$1]*[.$J$2]*[.E25]" table:style-name="ce1">
            <text:p>100589.25</text:p>
          </table:table-cell>
          <table:table-cell table:number-columns-repeated="12" table:style-name="ce1"/>
          <table:table-cell office:value-type="string" table:style-name="ce1">
            <text:p>Speed</text:p>
          </table:table-cell>
          <table:table-cell office:value-type="float" office:value="50" table:style-name="ce1">
            <text:p>50</text:p>
          </table:table-cell>
          <table:table-cell table:number-columns-repeated="16364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.8740157480314998" table:style-name="ce1">
            <text:p>2.874015748</text:p>
          </table:table-cell>
          <table:table-cell office:value-type="float" office:value="7.3000000000000093E-2" table:formula="of:=[.D26]*0.0254" table:style-name="ce1">
            <text:p>0.073</text:p>
          </table:table-cell>
          <table:table-cell office:value-type="float" office:value="100608.87" table:formula="of:=[.$J$3]-[.$J$1]*[.$J$2]*[.E26]" table:style-name="ce1">
            <text:p>100608.87</text:p>
          </table:table-cell>
          <table:table-cell table:number-columns-repeated="12" table:style-name="ce1"/>
          <table:table-cell office:value-type="string" table:style-name="ce1">
            <text:p>Angle of Attack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60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.36220472440945" table:style-name="ce1">
            <text:p>2.362204724</text:p>
          </table:table-cell>
          <table:table-cell office:value-type="float" office:value="6.0000000000000026E-2" table:formula="of:=[.D27]*0.0254" table:style-name="ce1">
            <text:p>0.06</text:p>
          </table:table-cell>
          <table:table-cell office:value-type="float" office:value="100736.4" table:formula="of:=[.$J$3]-[.$J$1]*[.$J$2]*[.E27]" table:style-name="ce1">
            <text:p>100736.4</text:p>
          </table:table-cell>
          <table:table-cell table:number-columns-repeated="12" table:style-name="ce1"/>
          <table:table-cell office:value-type="string" table:style-name="ce1">
            <text:p>Port</text:p>
          </table:table-cell>
          <table:table-cell office:value-type="string" table:style-name="ce5">
            <text:p>in</text:p>
          </table:table-cell>
          <table:table-cell office:value-type="string" table:style-name="ce5">
            <text:p>in</text:p>
          </table:table-cell>
          <table:table-cell office:value-type="string" table:style-name="ce5">
            <text:p>in</text:p>
          </table:table-cell>
          <table:table-cell office:value-type="string" table:style-name="ce5">
            <text:p>in</text:p>
          </table:table-cell>
          <table:table-cell office:value-type="string" table:style-name="ce5">
            <text:p>in</text:p>
          </table:table-cell>
          <table:table-cell table:number-columns-repeated="16360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.2047244094488199" table:style-name="ce1">
            <text:p>2.204724409</text:p>
          </table:table-cell>
          <table:table-cell office:value-type="float" office:value="5.6000000000000022E-2" table:formula="of:=[.D28]*0.0254" table:style-name="ce1">
            <text:p>0.056</text:p>
          </table:table-cell>
          <table:table-cell office:value-type="float" office:value="100775.64" table:formula="of:=[.$J$3]-[.$J$1]*[.$J$2]*[.E28]" table:style-name="ce1">
            <text:p>100775.64</text:p>
          </table:table-cell>
          <table:table-cell table:number-columns-repeated="12" table:style-name="ce1"/>
          <table:table-cell office:value-type="float" office:value="1" table:style-name="ce1">
            <text:p>1</text:p>
          </table:table-cell>
          <table:table-cell office:value-type="float" office:value="0.11811023622047236" table:formula="of:=([.T4]-[.$T$3])*[.$AA$23]" table:style-name="ce5">
            <text:p>0.118110236</text:p>
          </table:table-cell>
          <table:table-cell office:value-type="float" office:value="1.6141732283464567" table:formula="of:=([.U4]-[.$U$3])*[.$AA$23]" table:style-name="ce5">
            <text:p>1.614173228</text:p>
          </table:table-cell>
          <table:table-cell office:value-type="float" office:value="4.5275590551181102" table:formula="of:=([.V4]-[.$V$3])*[.$AA$23]" table:style-name="ce5">
            <text:p>4.527559055</text:p>
          </table:table-cell>
          <table:table-cell office:value-type="float" office:value="5.8661417322834639" table:formula="of:=([.W4]-[.$W$3])*[.$AA$23]" table:style-name="ce5">
            <text:p>5.866141732</text:p>
          </table:table-cell>
          <table:table-cell office:value-type="float" office:value="2.2834645669291334" table:formula="of:=([.X4]-[.$X$3])*[.$AA$23]" table:style-name="ce5">
            <text:p>2.283464567</text:p>
          </table:table-cell>
          <table:table-cell table:number-columns-repeated="16360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.2204724409448799" table:style-name="ce1">
            <text:p>1.220472441</text:p>
          </table:table-cell>
          <table:table-cell office:value-type="float" office:value="3.0999999999999948E-2" table:formula="of:=[.D29]*0.0254" table:style-name="ce1">
            <text:p>0.031</text:p>
          </table:table-cell>
          <table:table-cell office:value-type="float" office:value="101020.89" table:formula="of:=[.$J$3]-[.$J$1]*[.$J$2]*[.E29]" table:style-name="ce1">
            <text:p>101020.89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3.1496062992125982" table:formula="of:=([.T5]-[.$T$3])*[.$AA$23]" table:style-name="ce5">
            <text:p>3.149606299</text:p>
          </table:table-cell>
          <table:table-cell office:value-type="float" office:value="4.5275590551181102" table:formula="of:=([.U5]-[.$U$3])*[.$AA$23]" table:style-name="ce5">
            <text:p>4.527559055</text:p>
          </table:table-cell>
          <table:table-cell office:value-type="float" office:value="5.5511811023622037" table:formula="of:=([.V5]-[.$V$3])*[.$AA$23]" table:style-name="ce5">
            <text:p>5.551181102</text:p>
          </table:table-cell>
          <table:table-cell office:value-type="float" office:value="4.8031496062992121" table:formula="of:=([.W5]-[.$W$3])*[.$AA$23]" table:style-name="ce5">
            <text:p>4.803149606</text:p>
          </table:table-cell>
          <table:table-cell office:value-type="float" office:value="2.9133858267716533" table:formula="of:=([.X5]-[.$X$3])*[.$AA$23]" table:style-name="ce5">
            <text:p>2.913385827</text:p>
          </table:table-cell>
          <table:table-cell table:number-columns-repeated="16360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.33858267716535" table:style-name="ce1">
            <text:p>1.338582677</text:p>
          </table:table-cell>
          <table:table-cell office:value-type="float" office:value="3.3999999999999884E-2" table:formula="of:=[.D30]*0.0254" table:style-name="ce1">
            <text:p>0.034</text:p>
          </table:table-cell>
          <table:table-cell office:value-type="float" office:value="100991.46" table:formula="of:=[.$J$3]-[.$J$1]*[.$J$2]*[.E30]" table:style-name="ce1">
            <text:p>100991.46</text:p>
          </table:table-cell>
          <table:table-cell table:number-columns-repeated="12" table:style-name="ce1"/>
          <table:table-cell office:value-type="float" office:value="3" table:style-name="ce1">
            <text:p>3</text:p>
          </table:table-cell>
          <table:table-cell office:value-type="float" office:value="3.3070866141732282" table:formula="of:=([.T6]-[.$T$3])*[.$AA$23]" table:style-name="ce5">
            <text:p>3.307086614</text:p>
          </table:table-cell>
          <table:table-cell office:value-type="float" office:value="4.1732283464566917" table:formula="of:=([.U6]-[.$U$3])*[.$AA$23]" table:style-name="ce5">
            <text:p>4.173228346</text:p>
          </table:table-cell>
          <table:table-cell office:value-type="float" office:value="4.9606299212598417" table:formula="of:=([.V6]-[.$V$3])*[.$AA$23]" table:style-name="ce5">
            <text:p>4.960629921</text:p>
          </table:table-cell>
          <table:table-cell office:value-type="float" office:value="3.2677165354330708" table:formula="of:=([.W6]-[.$W$3])*[.$AA$23]" table:style-name="ce5">
            <text:p>3.267716535</text:p>
          </table:table-cell>
          <table:table-cell office:value-type="float" office:value="2.9133858267716533" table:formula="of:=([.X6]-[.$X$3])*[.$AA$23]" table:style-name="ce5">
            <text:p>2.913385827</text:p>
          </table:table-cell>
          <table:table-cell table:number-columns-repeated="16360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1.45669291338583" table:style-name="ce1">
            <text:p>1.456692913</text:p>
          </table:table-cell>
          <table:table-cell office:value-type="float" office:value="3.7000000000000081E-2" table:formula="of:=[.D31]*0.0254" table:style-name="ce1">
            <text:p>0.037</text:p>
          </table:table-cell>
          <table:table-cell office:value-type="float" office:value="100962.03" table:formula="of:=[.$J$3]-[.$J$1]*[.$J$2]*[.E31]" table:style-name="ce1">
            <text:p>100962.03</text:p>
          </table:table-cell>
          <table:table-cell table:number-columns-repeated="12" table:style-name="ce1"/>
          <table:table-cell office:value-type="float" office:value="4" table:style-name="ce1">
            <text:p>4</text:p>
          </table:table-cell>
          <table:table-cell office:value-type="float" office:value="3.1496062992125982" table:formula="of:=([.T7]-[.$T$3])*[.$AA$23]" table:style-name="ce5">
            <text:p>3.149606299</text:p>
          </table:table-cell>
          <table:table-cell office:value-type="float" office:value="3.8976377952755898" table:formula="of:=([.U7]-[.$U$3])*[.$AA$23]" table:style-name="ce5">
            <text:p>3.897637795</text:p>
          </table:table-cell>
          <table:table-cell office:value-type="float" office:value="4.1338582677165352" table:formula="of:=([.V7]-[.$V$3])*[.$AA$23]" table:style-name="ce5">
            <text:p>4.133858268</text:p>
          </table:table-cell>
          <table:table-cell office:value-type="float" office:value="2.7165354330708658" table:formula="of:=([.W7]-[.$W$3])*[.$AA$23]" table:style-name="ce5">
            <text:p>2.716535433</text:p>
          </table:table-cell>
          <table:table-cell office:value-type="float" office:value="2.7559055118110232" table:formula="of:=([.X7]-[.$X$3])*[.$AA$23]" table:style-name="ce5">
            <text:p>2.755905512</text:p>
          </table:table-cell>
          <table:table-cell table:number-columns-repeated="16360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1.5748031496063" table:style-name="ce1">
            <text:p>1.57480315</text:p>
          </table:table-cell>
          <table:table-cell office:value-type="float" office:value="4.0000000000000015E-2" table:formula="of:=[.D32]*0.0254" table:style-name="ce1">
            <text:p>0.04</text:p>
          </table:table-cell>
          <table:table-cell office:value-type="float" office:value="100932.6" table:formula="of:=[.$J$3]-[.$J$1]*[.$J$2]*[.E32]" table:style-name="ce1">
            <text:p>100932.6</text:p>
          </table:table-cell>
          <table:table-cell table:number-columns-repeated="12" table:style-name="ce1"/>
          <table:table-cell office:value-type="float" office:value="5" table:style-name="ce1">
            <text:p>5</text:p>
          </table:table-cell>
          <table:table-cell office:value-type="float" office:value="2.9921259842519681" table:formula="of:=([.T8]-[.$T$3])*[.$AA$23]" table:style-name="ce5">
            <text:p>2.992125984</text:p>
          </table:table-cell>
          <table:table-cell office:value-type="float" office:value="3.7007874015748023" table:formula="of:=([.U8]-[.$U$3])*[.$AA$23]" table:style-name="ce5">
            <text:p>3.700787402</text:p>
          </table:table-cell>
          <table:table-cell office:value-type="float" office:value="3.6614173228346458" table:formula="of:=([.V8]-[.$V$3])*[.$AA$23]" table:style-name="ce5">
            <text:p>3.661417323</text:p>
          </table:table-cell>
          <table:table-cell office:value-type="float" office:value="2.6377952755905509" table:formula="of:=([.W8]-[.$W$3])*[.$AA$23]" table:style-name="ce5">
            <text:p>2.637795276</text:p>
          </table:table-cell>
          <table:table-cell office:value-type="float" office:value="2.834645669291338" table:formula="of:=([.X8]-[.$X$3])*[.$AA$23]" table:style-name="ce5">
            <text:p>2.834645669</text:p>
          </table:table-cell>
          <table:table-cell table:number-columns-repeated="16360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1.69291338582677" table:style-name="ce1">
            <text:p>1.692913386</text:p>
          </table:table-cell>
          <table:table-cell office:value-type="float" office:value="4.2999999999999955E-2" table:formula="of:=[.D33]*0.0254" table:style-name="ce1">
            <text:p>0.043</text:p>
          </table:table-cell>
          <table:table-cell office:value-type="float" office:value="100903.17" table:formula="of:=[.$J$3]-[.$J$1]*[.$J$2]*[.E33]" table:style-name="ce1">
            <text:p>100903.17</text:p>
          </table:table-cell>
          <table:table-cell table:number-columns-repeated="12" table:style-name="ce1"/>
          <table:table-cell office:value-type="float" office:value="6" table:style-name="ce1">
            <text:p>6</text:p>
          </table:table-cell>
          <table:table-cell office:value-type="float" office:value="2.834645669291338" table:formula="of:=([.T9]-[.$T$3])*[.$AA$23]" table:style-name="ce5">
            <text:p>2.834645669</text:p>
          </table:table-cell>
          <table:table-cell office:value-type="float" office:value="2.9527559055118111" table:formula="of:=([.U9]-[.$U$3])*[.$AA$23]" table:style-name="ce5">
            <text:p>2.952755906</text:p>
          </table:table-cell>
          <table:table-cell office:value-type="float" office:value="3.1496062992125982" table:formula="of:=([.V9]-[.$V$3])*[.$AA$23]" table:style-name="ce5">
            <text:p>3.149606299</text:p>
          </table:table-cell>
          <table:table-cell office:value-type="float" office:value="2.5984251968503935" table:formula="of:=([.W9]-[.$W$3])*[.$AA$23]" table:style-name="ce5">
            <text:p>2.598425197</text:p>
          </table:table-cell>
          <table:table-cell office:value-type="float" office:value="2.7952755905511806" table:formula="of:=([.X9]-[.$X$3])*[.$AA$23]" table:style-name="ce5">
            <text:p>2.795275591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1.7322834645669301" table:style-name="ce1">
            <text:p>1.732283465</text:p>
          </table:table-cell>
          <table:table-cell office:value-type="float" office:value="4.4000000000000018E-2" table:formula="of:=[.D34]*0.0254" table:style-name="ce1">
            <text:p>0.044</text:p>
          </table:table-cell>
          <table:table-cell office:value-type="float" office:value="100893.36" table:formula="of:=[.$J$3]-[.$J$1]*[.$J$2]*[.E34]" table:style-name="ce1">
            <text:p>100893.36</text:p>
          </table:table-cell>
          <table:table-cell table:number-columns-repeated="12" table:style-name="ce1"/>
          <table:table-cell office:value-type="float" office:value="7" table:style-name="ce1">
            <text:p>7</text:p>
          </table:table-cell>
          <table:table-cell office:value-type="float" office:value="2.834645669291338" table:formula="of:=([.T10]-[.$T$3])*[.$AA$23]" table:style-name="ce5">
            <text:p>2.834645669</text:p>
          </table:table-cell>
          <table:table-cell office:value-type="float" office:value="2.8740157480314958" table:formula="of:=([.U10]-[.$U$3])*[.$AA$23]" table:style-name="ce5">
            <text:p>2.874015748</text:p>
          </table:table-cell>
          <table:table-cell office:value-type="float" office:value="2.9133858267716533" table:formula="of:=([.V10]-[.$V$3])*[.$AA$23]" table:style-name="ce5">
            <text:p>2.913385827</text:p>
          </table:table-cell>
          <table:table-cell office:value-type="float" office:value="2.6377952755905509" table:formula="of:=([.W10]-[.$W$3])*[.$AA$23]" table:style-name="ce5">
            <text:p>2.637795276</text:p>
          </table:table-cell>
          <table:table-cell office:value-type="float" office:value="2.8740157480314954" table:formula="of:=([.X10]-[.$X$3])*[.$AA$23]" table:style-name="ce5">
            <text:p>2.874015748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1.7716535433070899" table:style-name="ce1">
            <text:p>1.771653543</text:p>
          </table:table-cell>
          <table:table-cell office:value-type="float" office:value="4.5000000000000082E-2" table:formula="of:=[.D35]*0.0254" table:style-name="ce1">
            <text:p>0.045</text:p>
          </table:table-cell>
          <table:table-cell office:value-type="float" office:value="100883.55" table:formula="of:=[.$J$3]-[.$J$1]*[.$J$2]*[.E35]" table:style-name="ce1">
            <text:p>100883.55</text:p>
          </table:table-cell>
          <table:table-cell table:number-columns-repeated="12" table:style-name="ce1"/>
          <table:table-cell office:value-type="float" office:value="8" table:style-name="ce1">
            <text:p>8</text:p>
          </table:table-cell>
          <table:table-cell office:value-type="float" office:value="2.4803149606299213" table:formula="of:=([.T11]-[.$T$3])*[.$AA$23]" table:style-name="ce5">
            <text:p>2.480314961</text:p>
          </table:table-cell>
          <table:table-cell office:value-type="float" office:value="2.3622047244094491" table:formula="of:=([.U11]-[.$U$3])*[.$AA$23]" table:style-name="ce5">
            <text:p>2.362204724</text:p>
          </table:table-cell>
          <table:table-cell office:value-type="float" office:value="2.5196850393700783" table:formula="of:=([.V11]-[.$V$3])*[.$AA$23]" table:style-name="ce5">
            <text:p>2.519685039</text:p>
          </table:table-cell>
          <table:table-cell office:value-type="float" office:value="2.5984251968503935" table:formula="of:=([.W11]-[.$W$3])*[.$AA$23]" table:style-name="ce5">
            <text:p>2.598425197</text:p>
          </table:table-cell>
          <table:table-cell office:value-type="float" office:value="2.834645669291338" table:formula="of:=([.X11]-[.$X$3])*[.$AA$23]" table:style-name="ce5">
            <text:p>2.834645669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1.8503937007874001" table:style-name="ce1">
            <text:p>1.850393701</text:p>
          </table:table-cell>
          <table:table-cell office:value-type="float" office:value="4.6999999999999958E-2" table:formula="of:=[.D36]*0.0254" table:style-name="ce1">
            <text:p>0.047</text:p>
          </table:table-cell>
          <table:table-cell office:value-type="float" office:value="100863.93000000001" table:formula="of:=[.$J$3]-[.$J$1]*[.$J$2]*[.E36]" table:style-name="ce1">
            <text:p>100863.93</text:p>
          </table:table-cell>
          <table:table-cell table:number-columns-repeated="12" table:style-name="ce1"/>
          <table:table-cell office:value-type="float" office:value="9" table:style-name="ce1">
            <text:p>9</text:p>
          </table:table-cell>
          <table:table-cell office:value-type="float" office:value="2.0866141732283467" table:formula="of:=([.T12]-[.$T$3])*[.$AA$23]" table:style-name="ce5">
            <text:p>2.086614173</text:p>
          </table:table-cell>
          <table:table-cell office:value-type="float" office:value="2.204724409448819" table:formula="of:=([.U12]-[.$U$3])*[.$AA$23]" table:style-name="ce5">
            <text:p>2.204724409</text:p>
          </table:table-cell>
          <table:table-cell office:value-type="float" office:value="2.1653543307086616" table:formula="of:=([.V12]-[.$V$3])*[.$AA$23]" table:style-name="ce5">
            <text:p>2.165354331</text:p>
          </table:table-cell>
          <table:table-cell office:value-type="float" office:value="2.5590551181102366" table:formula="of:=([.W12]-[.$W$3])*[.$AA$23]" table:style-name="ce5">
            <text:p>2.559055118</text:p>
          </table:table-cell>
          <table:table-cell office:value-type="float" office:value="2.834645669291338" table:formula="of:=([.X12]-[.$X$3])*[.$AA$23]" table:style-name="ce5">
            <text:p>2.834645669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3.8582677165354302" table:style-name="ce1">
            <text:p>3.858267717</text:p>
          </table:table-cell>
          <table:table-cell office:value-type="float" office:value="9.7999999999999921E-2" table:formula="of:=[.D37]*0.0254" table:style-name="ce1">
            <text:p>0.098</text:p>
          </table:table-cell>
          <table:table-cell office:value-type="float" office:value="100363.62" table:formula="of:=[.$J$3]-[.$J$1]*[.$J$2]*[.E37]" table:style-name="ce1">
            <text:p>100363.62</text:p>
          </table:table-cell>
          <table:table-cell table:number-columns-repeated="12" table:style-name="ce1"/>
          <table:table-cell office:value-type="float" office:value="10" table:style-name="ce1">
            <text:p>10</text:p>
          </table:table-cell>
          <table:table-cell office:value-type="float" office:value="2.3622047244094486" table:formula="of:=([.T13]-[.$T$3])*[.$AA$23]" table:style-name="ce5">
            <text:p>2.362204724</text:p>
          </table:table-cell>
          <table:table-cell office:value-type="float" office:value="1.2204724409448819" table:formula="of:=([.U13]-[.$U$3])*[.$AA$23]" table:style-name="ce5">
            <text:p>1.220472441</text:p>
          </table:table-cell>
          <table:table-cell office:value-type="float" office:value="0.62992125984251979" table:formula="of:=([.V13]-[.$V$3])*[.$AA$23]" table:style-name="ce5">
            <text:p>0.62992126</text:p>
          </table:table-cell>
          <table:table-cell office:value-type="float" office:value="0.39370078740157477" table:formula="of:=([.W13]-[.$W$3])*[.$AA$23]" table:style-name="ce5">
            <text:p>0.393700787</text:p>
          </table:table-cell>
          <table:table-cell office:value-type="float" office:value="0.47244094488188942" table:formula="of:=([.X13]-[.$X$3])*[.$AA$23]" table:style-name="ce5">
            <text:p>0.472440945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4.5275590551181102" table:style-name="ce1">
            <text:p>4.527559055</text:p>
          </table:table-cell>
          <table:table-cell office:value-type="float" office:value="0.11499999999999999" table:formula="of:=[.D38]*0.0254" table:style-name="ce1">
            <text:p>0.115</text:p>
          </table:table-cell>
          <table:table-cell office:value-type="float" office:value="100196.85" table:formula="of:=[.$J$3]-[.$J$1]*[.$J$2]*[.E38]" table:style-name="ce1">
            <text:p>100196.85</text:p>
          </table:table-cell>
          <table:table-cell table:number-columns-repeated="12" table:style-name="ce1"/>
          <table:table-cell office:value-type="float" office:value="11" table:style-name="ce1">
            <text:p>11</text:p>
          </table:table-cell>
          <table:table-cell office:value-type="float" office:value="2.1259842519685037" table:formula="of:=([.T14]-[.$T$3])*[.$AA$23]" table:style-name="ce5">
            <text:p>2.125984252</text:p>
          </table:table-cell>
          <table:table-cell office:value-type="float" office:value="1.338582677165354" table:formula="of:=([.U14]-[.$U$3])*[.$AA$23]" table:style-name="ce5">
            <text:p>1.338582677</text:p>
          </table:table-cell>
          <table:table-cell office:value-type="float" office:value="0.90551181102362188" table:formula="of:=([.V14]-[.$V$3])*[.$AA$23]" table:style-name="ce5">
            <text:p>0.905511811</text:p>
          </table:table-cell>
          <table:table-cell office:value-type="float" office:value="0.62992125984251979" table:formula="of:=([.W14]-[.$W$3])*[.$AA$23]" table:style-name="ce5">
            <text:p>0.62992126</text:p>
          </table:table-cell>
          <table:table-cell office:value-type="float" office:value="0.66929133858267686" table:formula="of:=([.X14]-[.$X$3])*[.$AA$23]" table:style-name="ce5">
            <text:p>0.669291339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5.5511811023622002" table:style-name="ce1">
            <text:p>5.551181102</text:p>
          </table:table-cell>
          <table:table-cell office:value-type="float" office:value="0.14099999999999988" table:formula="of:=[.D39]*0.0254" table:style-name="ce1">
            <text:p>0.141</text:p>
          </table:table-cell>
          <table:table-cell office:value-type="float" office:value="99941.790000000008" table:formula="of:=[.$J$3]-[.$J$1]*[.$J$2]*[.E39]" table:style-name="ce1">
            <text:p>99941.79</text:p>
          </table:table-cell>
          <table:table-cell table:number-columns-repeated="12" table:style-name="ce1"/>
          <table:table-cell office:value-type="float" office:value="12" table:style-name="ce1">
            <text:p>12</text:p>
          </table:table-cell>
          <table:table-cell office:value-type="float" office:value="1.8897637795275593" table:formula="of:=([.T15]-[.$T$3])*[.$AA$23]" table:style-name="ce5">
            <text:p>1.88976378</text:p>
          </table:table-cell>
          <table:table-cell office:value-type="float" office:value="1.4566929133858266" table:formula="of:=([.U15]-[.$U$3])*[.$AA$23]" table:style-name="ce5">
            <text:p>1.456692913</text:p>
          </table:table-cell>
          <table:table-cell office:value-type="float" office:value="1.1417322834645667" table:formula="of:=([.V15]-[.$V$3])*[.$AA$23]" table:style-name="ce5">
            <text:p>1.141732283</text:p>
          </table:table-cell>
          <table:table-cell office:value-type="float" office:value="0.98425196850393726" table:formula="of:=([.W15]-[.$W$3])*[.$AA$23]" table:style-name="ce5">
            <text:p>0.984251969</text:p>
          </table:table-cell>
          <table:table-cell office:value-type="float" office:value="0.98425196850393692" table:formula="of:=([.X15]-[.$X$3])*[.$AA$23]" table:style-name="ce5">
            <text:p>0.984251969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4.9606299212598399" table:style-name="ce1">
            <text:p>4.960629921</text:p>
          </table:table-cell>
          <table:table-cell office:value-type="float" office:value="0.12599999999999992" table:formula="of:=[.D40]*0.0254" table:style-name="ce1">
            <text:p>0.126</text:p>
          </table:table-cell>
          <table:table-cell office:value-type="float" office:value="100088.94" table:formula="of:=[.$J$3]-[.$J$1]*[.$J$2]*[.E40]" table:style-name="ce1">
            <text:p>100088.94</text:p>
          </table:table-cell>
          <table:table-cell table:number-columns-repeated="12" table:style-name="ce1"/>
          <table:table-cell office:value-type="float" office:value="13" table:style-name="ce1">
            <text:p>13</text:p>
          </table:table-cell>
          <table:table-cell office:value-type="float" office:value="1.8897637795275593" table:formula="of:=([.T16]-[.$T$3])*[.$AA$23]" table:style-name="ce5">
            <text:p>1.88976378</text:p>
          </table:table-cell>
          <table:table-cell office:value-type="float" office:value="1.5748031496062995" table:formula="of:=([.U16]-[.$U$3])*[.$AA$23]" table:style-name="ce5">
            <text:p>1.57480315</text:p>
          </table:table-cell>
          <table:table-cell office:value-type="float" office:value="1.338582677165354" table:formula="of:=([.V16]-[.$V$3])*[.$AA$23]" table:style-name="ce5">
            <text:p>1.338582677</text:p>
          </table:table-cell>
          <table:table-cell office:value-type="float" office:value="1.1417322834645667" table:formula="of:=([.W16]-[.$W$3])*[.$AA$23]" table:style-name="ce5">
            <text:p>1.141732283</text:p>
          </table:table-cell>
          <table:table-cell office:value-type="float" office:value="1.1811023622047243" table:formula="of:=([.X16]-[.$X$3])*[.$AA$23]" table:style-name="ce5">
            <text:p>1.181102362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4.1338582677165396" table:style-name="ce1">
            <text:p>4.133858268</text:p>
          </table:table-cell>
          <table:table-cell office:value-type="float" office:value="0.10500000000000011" table:formula="of:=[.D41]*0.0254" table:style-name="ce1">
            <text:p>0.105</text:p>
          </table:table-cell>
          <table:table-cell office:value-type="float" office:value="100294.95" table:formula="of:=[.$J$3]-[.$J$1]*[.$J$2]*[.E41]" table:style-name="ce1">
            <text:p>100294.95</text:p>
          </table:table-cell>
          <table:table-cell table:number-columns-repeated="12" table:style-name="ce1"/>
          <table:table-cell office:value-type="float" office:value="14" table:style-name="ce1">
            <text:p>14</text:p>
          </table:table-cell>
          <table:table-cell office:value-type="float" office:value="1.9685039370078738" table:formula="of:=([.T17]-[.$T$3])*[.$AA$23]" table:style-name="ce5">
            <text:p>1.968503937</text:p>
          </table:table-cell>
          <table:table-cell office:value-type="float" office:value="1.6929133858267715" table:formula="of:=([.U17]-[.$U$3])*[.$AA$23]" table:style-name="ce5">
            <text:p>1.692913386</text:p>
          </table:table-cell>
          <table:table-cell office:value-type="float" office:value="1.496062992125984" table:formula="of:=([.V17]-[.$V$3])*[.$AA$23]" table:style-name="ce5">
            <text:p>1.496062992</text:p>
          </table:table-cell>
          <table:table-cell office:value-type="float" office:value="1.2992125984251968" table:formula="of:=([.W17]-[.$W$3])*[.$AA$23]" table:style-name="ce5">
            <text:p>1.299212598</text:p>
          </table:table-cell>
          <table:table-cell office:value-type="float" office:value="1.4566929133858264" table:formula="of:=([.X17]-[.$X$3])*[.$AA$23]" table:style-name="ce5">
            <text:p>1.456692913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3.6614173228346498" table:style-name="ce1">
            <text:p>3.661417323</text:p>
          </table:table-cell>
          <table:table-cell office:value-type="float" office:value="9.3000000000000096E-2" table:formula="of:=[.D42]*0.0254" table:style-name="ce1">
            <text:p>0.093</text:p>
          </table:table-cell>
          <table:table-cell office:value-type="float" office:value="100412.67" table:formula="of:=[.$J$3]-[.$J$1]*[.$J$2]*[.E42]" table:style-name="ce1">
            <text:p>100412.67</text:p>
          </table:table-cell>
          <table:table-cell table:number-columns-repeated="12" table:style-name="ce1"/>
          <table:table-cell office:value-type="float" office:value="15" table:style-name="ce1">
            <text:p>15</text:p>
          </table:table-cell>
          <table:table-cell office:value-type="float" office:value="1.9291338582677164" table:formula="of:=([.T18]-[.$T$3])*[.$AA$23]" table:style-name="ce5">
            <text:p>1.929133858</text:p>
          </table:table-cell>
          <table:table-cell office:value-type="float" office:value="1.7322834645669287" table:formula="of:=([.U18]-[.$U$3])*[.$AA$23]" table:style-name="ce5">
            <text:p>1.732283465</text:p>
          </table:table-cell>
          <table:table-cell office:value-type="float" office:value="1.5748031496062995" table:formula="of:=([.V18]-[.$V$3])*[.$AA$23]" table:style-name="ce5">
            <text:p>1.57480315</text:p>
          </table:table-cell>
          <table:table-cell office:value-type="float" office:value="1.4173228346456694" table:formula="of:=([.W18]-[.$W$3])*[.$AA$23]" table:style-name="ce5">
            <text:p>1.417322835</text:p>
          </table:table-cell>
          <table:table-cell office:value-type="float" office:value="1.5354330708661417" table:formula="of:=([.X18]-[.$X$3])*[.$AA$23]" table:style-name="ce5">
            <text:p>1.535433071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3.1496062992125999" table:style-name="ce1">
            <text:p>3.149606299</text:p>
          </table:table-cell>
          <table:table-cell office:value-type="float" office:value="8.0000000000000029E-2" table:formula="of:=[.D43]*0.0254" table:style-name="ce1">
            <text:p>0.08</text:p>
          </table:table-cell>
          <table:table-cell office:value-type="float" office:value="100540.2" table:formula="of:=[.$J$3]-[.$J$1]*[.$J$2]*[.E43]" table:style-name="ce1">
            <text:p>100540.2</text:p>
          </table:table-cell>
          <table:table-cell table:number-columns-repeated="12" table:style-name="ce1"/>
          <table:table-cell office:value-type="float" office:value="16" table:style-name="ce1">
            <text:p>16</text:p>
          </table:table-cell>
          <table:table-cell office:value-type="float" office:value="1.9685039370078738" table:formula="of:=([.T19]-[.$T$3])*[.$AA$23]" table:style-name="ce5">
            <text:p>1.968503937</text:p>
          </table:table-cell>
          <table:table-cell office:value-type="float" office:value="1.7716535433070868" table:formula="of:=([.U19]-[.$U$3])*[.$AA$23]" table:style-name="ce5">
            <text:p>1.771653543</text:p>
          </table:table-cell>
          <table:table-cell office:value-type="float" office:value="1.6535433070866141" table:formula="of:=([.V19]-[.$V$3])*[.$AA$23]" table:style-name="ce5">
            <text:p>1.653543307</text:p>
          </table:table-cell>
          <table:table-cell office:value-type="float" office:value="1.5354330708661414" table:formula="of:=([.W19]-[.$W$3])*[.$AA$23]" table:style-name="ce5">
            <text:p>1.535433071</text:p>
          </table:table-cell>
          <table:table-cell office:value-type="float" office:value="1.6929133858267711" table:formula="of:=([.X19]-[.$X$3])*[.$AA$23]" table:style-name="ce5">
            <text:p>1.692913386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2.9133858267716501" table:style-name="ce1">
            <text:p>2.913385827</text:p>
          </table:table-cell>
          <table:table-cell office:value-type="float" office:value="7.3999999999999913E-2" table:formula="of:=[.D44]*0.0254" table:style-name="ce1">
            <text:p>0.074</text:p>
          </table:table-cell>
          <table:table-cell office:value-type="float" office:value="100599.06" table:formula="of:=[.$J$3]-[.$J$1]*[.$J$2]*[.E44]" table:style-name="ce1">
            <text:p>100599.06</text:p>
          </table:table-cell>
          <table:table-cell table:number-columns-repeated="12" table:style-name="ce1"/>
          <table:table-cell office:value-type="float" office:value="17" table:style-name="ce1">
            <text:p>17</text:p>
          </table:table-cell>
          <table:table-cell office:value-type="float" office:value="2.0472440944881884" table:formula="of:=([.T20]-[.$T$3])*[.$AA$23]" table:style-name="ce5">
            <text:p>2.047244094</text:p>
          </table:table-cell>
          <table:table-cell office:value-type="float" office:value="1.8503937007874014" table:formula="of:=([.U20]-[.$U$3])*[.$AA$23]" table:style-name="ce5">
            <text:p>1.850393701</text:p>
          </table:table-cell>
          <table:table-cell office:value-type="float" office:value="1.7716535433070868" table:formula="of:=([.V20]-[.$V$3])*[.$AA$23]" table:style-name="ce5">
            <text:p>1.771653543</text:p>
          </table:table-cell>
          <table:table-cell office:value-type="float" office:value="1.7716535433070868" table:formula="of:=([.W20]-[.$W$3])*[.$AA$23]" table:style-name="ce5">
            <text:p>1.771653543</text:p>
          </table:table-cell>
          <table:table-cell office:value-type="float" office:value="1.9685039370078738" table:formula="of:=([.X20]-[.$X$3])*[.$AA$23]" table:style-name="ce5">
            <text:p>1.968503937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2.51968503937008" table:style-name="ce1">
            <text:p>2.519685039</text:p>
          </table:table-cell>
          <table:table-cell office:value-type="float" office:value="6.4000000000000029E-2" table:formula="of:=[.D45]*0.0254" table:style-name="ce1">
            <text:p>0.064</text:p>
          </table:table-cell>
          <table:table-cell office:value-type="float" office:value="100697.16" table:formula="of:=[.$J$3]-[.$J$1]*[.$J$2]*[.E45]" table:style-name="ce1">
            <text:p>100697.16</text:p>
          </table:table-cell>
          <table:table-cell table:number-columns-repeated="12" table:style-name="ce1"/>
          <table:table-cell office:value-type="float" office:value="18" table:style-name="ce1">
            <text:p>18</text:p>
          </table:table-cell>
          <table:table-cell office:value-type="float" office:value="3.0708661417322833" table:formula="of:=([.T21]-[.$T$3])*[.$AA$23]" table:style-name="ce5">
            <text:p>3.070866142</text:p>
          </table:table-cell>
          <table:table-cell office:value-type="float" office:value="3.8582677165354329" table:formula="of:=([.U21]-[.$U$3])*[.$AA$23]" table:style-name="ce5">
            <text:p>3.858267717</text:p>
          </table:table-cell>
          <table:table-cell office:value-type="float" office:value="5.1181102362204722" table:formula="of:=([.V21]-[.$V$3])*[.$AA$23]" table:style-name="ce5">
            <text:p>5.118110236</text:p>
          </table:table-cell>
          <table:table-cell office:value-type="float" office:value="5.9842519685039361" table:formula="of:=([.W21]-[.$W$3])*[.$AA$23]" table:style-name="ce5">
            <text:p>5.984251969</text:p>
          </table:table-cell>
          <table:table-cell office:value-type="float" office:value="5.1574803149606296" table:formula="of:=([.X21]-[.$X$3])*[.$AA$23]" table:style-name="ce5">
            <text:p>5.157480315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[.D46]*0.0254" table:style-name="ce1">
            <text:p>0.055</text:p>
          </table:table-cell>
          <table:table-cell office:value-type="float" office:value="100785.45" table:formula="of:=[.$J$3]-[.$J$1]*[.$J$2]*[.E46]" table:style-name="ce1">
            <text:p>100785.45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.62992125984252001" table:style-name="ce1">
            <text:p>0.62992126</text:p>
          </table:table-cell>
          <table:table-cell office:value-type="float" office:value="1.6000000000000007E-2" table:formula="of:=[.D47]*0.0254" table:style-name="ce1">
            <text:p>0.016</text:p>
          </table:table-cell>
          <table:table-cell office:value-type="float" office:value="101168.04" table:formula="of:=[.$J$3]-[.$J$1]*[.$J$2]*[.E47]" table:style-name="ce1">
            <text:p>101168.04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0.90551181102362199" table:style-name="ce1">
            <text:p>0.905511811</text:p>
          </table:table-cell>
          <table:table-cell office:value-type="float" office:value="2.2999999999999996E-2" table:formula="of:=[.D48]*0.0254" table:style-name="ce1">
            <text:p>0.023</text:p>
          </table:table-cell>
          <table:table-cell office:value-type="float" office:value="101099.37" table:formula="of:=[.$J$3]-[.$J$1]*[.$J$2]*[.E48]" table:style-name="ce1">
            <text:p>101099.37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.14173228346457" table:style-name="ce1">
            <text:p>1.141732283</text:p>
          </table:table-cell>
          <table:table-cell office:value-type="float" office:value="2.9000000000000078E-2" table:formula="of:=[.D49]*0.0254" table:style-name="ce1">
            <text:p>0.029</text:p>
          </table:table-cell>
          <table:table-cell office:value-type="float" office:value="101040.51" table:formula="of:=[.$J$3]-[.$J$1]*[.$J$2]*[.E49]" table:style-name="ce1">
            <text:p>101040.51</text:p>
          </table:table-cell>
          <table:table-cell table:number-columns-repeated="12" table:style-name="ce1"/>
          <table:table-cell office:value-type="string" table:style-name="ce1">
            <text:p>Speed</text:p>
          </table:table-cell>
          <table:table-cell office:value-type="float" office:value="70" table:style-name="ce1">
            <text:p>70</text:p>
          </table:table-cell>
          <table:table-cell table:number-columns-repeated="16364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.33858267716535" table:style-name="ce1">
            <text:p>1.338582677</text:p>
          </table:table-cell>
          <table:table-cell office:value-type="float" office:value="3.3999999999999884E-2" table:formula="of:=[.D50]*0.0254" table:style-name="ce1">
            <text:p>0.034</text:p>
          </table:table-cell>
          <table:table-cell office:value-type="float" office:value="100991.46" table:formula="of:=[.$J$3]-[.$J$1]*[.$J$2]*[.E50]" table:style-name="ce1">
            <text:p>100991.46</text:p>
          </table:table-cell>
          <table:table-cell table:number-columns-repeated="12" table:style-name="ce1"/>
          <table:table-cell office:value-type="string" table:style-name="ce1">
            <text:p>Angle of Attack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.49606299212598" table:style-name="ce1">
            <text:p>1.496062992</text:p>
          </table:table-cell>
          <table:table-cell office:value-type="float" office:value="3.7999999999999888E-2" table:formula="of:=[.D51]*0.0254" table:style-name="ce1">
            <text:p>0.038</text:p>
          </table:table-cell>
          <table:table-cell office:value-type="float" office:value="100952.22" table:formula="of:=[.$J$3]-[.$J$1]*[.$J$2]*[.E51]" table:style-name="ce1">
            <text:p>100952.22</text:p>
          </table:table-cell>
          <table:table-cell table:number-columns-repeated="12" table:style-name="ce1"/>
          <table:table-cell office:value-type="string" table:style-name="ce1">
            <text:p>Patm</text:p>
          </table:table-cell>
          <table:table-cell office:value-type="float" office:value="1.7" table:style-name="ce1">
            <text:p>1.7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1.5" table:style-name="ce1">
            <text:p>1.5</text:p>
          </table:table-cell>
          <table:table-cell office:value-type="float" office:value="2.4" table:style-name="ce1">
            <text:p>2.4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.5748031496063" table:style-name="ce1">
            <text:p>1.57480315</text:p>
          </table:table-cell>
          <table:table-cell office:value-type="float" office:value="4.0000000000000015E-2" table:formula="of:=[.D52]*0.0254" table:style-name="ce1">
            <text:p>0.04</text:p>
          </table:table-cell>
          <table:table-cell office:value-type="float" office:value="100932.6" table:formula="of:=[.$J$3]-[.$J$1]*[.$J$2]*[.E52]" table:style-name="ce1">
            <text:p>100932.6</text:p>
          </table:table-cell>
          <table:table-cell table:number-columns-repeated="12" table:style-name="ce1"/>
          <table:table-cell office:value-type="float" office:value="1" table:style-name="ce1">
            <text:p>1</text:p>
          </table:table-cell>
          <table:table-cell office:value-type="float" office:value="2.4" table:style-name="ce1">
            <text:p>2.4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23.8" table:style-name="ce1">
            <text:p>23.8</text:p>
          </table:table-cell>
          <table:table-cell office:value-type="float" office:value="29.5" table:style-name="ce1">
            <text:p>29.5</text:p>
          </table:table-cell>
          <table:table-cell office:value-type="float" office:value="14.1" table:style-name="ce1">
            <text:p>14.1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1.6535433070866099" table:style-name="ce1">
            <text:p>1.653543307</text:p>
          </table:table-cell>
          <table:table-cell office:value-type="float" office:value="4.1999999999999892E-2" table:formula="of:=[.D53]*0.0254" table:style-name="ce1">
            <text:p>0.042</text:p>
          </table:table-cell>
          <table:table-cell office:value-type="float" office:value="100912.98" table:formula="of:=[.$J$3]-[.$J$1]*[.$J$2]*[.E53]" table:style-name="ce1">
            <text:p>100912.98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24.2" table:style-name="ce1">
            <text:p>24.2</text:p>
          </table:table-cell>
          <table:table-cell office:value-type="float" office:value="29" table:style-name="ce1">
            <text:p>29</text:p>
          </table:table-cell>
          <table:table-cell office:value-type="float" office:value="24.5" table:style-name="ce1">
            <text:p>24.5</text:p>
          </table:table-cell>
          <table:table-cell office:value-type="float" office:value="17.399999999999999" table:style-name="ce1">
            <text:p>17.4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1.7716535433070899" table:style-name="ce1">
            <text:p>1.771653543</text:p>
          </table:table-cell>
          <table:table-cell office:value-type="float" office:value="4.5000000000000082E-2" table:formula="of:=[.D54]*0.0254" table:style-name="ce1">
            <text:p>0.045</text:p>
          </table:table-cell>
          <table:table-cell office:value-type="float" office:value="100883.55" table:formula="of:=[.$J$3]-[.$J$1]*[.$J$2]*[.E54]" table:style-name="ce1">
            <text:p>100883.55</text:p>
          </table:table-cell>
          <table:table-cell table:number-columns-repeated="12" table:style-name="ce1"/>
          <table:table-cell office:value-type="float" office:value="3" table:style-name="ce1">
            <text:p>3</text:p>
          </table:table-cell>
          <table:table-cell office:value-type="float" office:value="18.899999999999999" table:style-name="ce1">
            <text:p>18.9</text:p>
          </table:table-cell>
          <table:table-cell office:value-type="float" office:value="22.9" table:style-name="ce1">
            <text:p>22.9</text:p>
          </table:table-cell>
          <table:table-cell office:value-type="float" office:value="25.5" table:style-name="ce1">
            <text:p>25.5</text:p>
          </table:table-cell>
          <table:table-cell office:value-type="float" office:value="15.6" table:style-name="ce1">
            <text:p>15.6</text:p>
          </table:table-cell>
          <table:table-cell office:value-type="float" office:value="17.100000000000001" table:style-name="ce1">
            <text:p>17.1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5.1181102362204696" table:style-name="ce1">
            <text:p>5.118110236</text:p>
          </table:table-cell>
          <table:table-cell office:value-type="float" office:value="0.12999999999999992" table:formula="of:=[.D55]*0.0254" table:style-name="ce1">
            <text:p>0.13</text:p>
          </table:table-cell>
          <table:table-cell office:value-type="float" office:value="100049.7" table:formula="of:=[.$J$3]-[.$J$1]*[.$J$2]*[.E55]" table:style-name="ce1">
            <text:p>100049.7</text:p>
          </table:table-cell>
          <table:table-cell table:number-columns-repeated="12" table:style-name="ce1"/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21.2" table:style-name="ce1">
            <text:p>21.2</text:p>
          </table:table-cell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17.2" table:style-name="ce1">
            <text:p>17.2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5.8661417322834604" table:style-name="ce1">
            <text:p>5.866141732</text:p>
          </table:table-cell>
          <table:table-cell office:value-type="float" office:value="0.14899999999999988" table:formula="of:=[.D56]*0.0254" table:style-name="ce1">
            <text:p>0.149</text:p>
          </table:table-cell>
          <table:table-cell office:value-type="float" office:value="99863.31" table:formula="of:=[.$J$3]-[.$J$1]*[.$J$2]*[.E56]" table:style-name="ce1">
            <text:p>99863.31</text:p>
          </table:table-cell>
          <table:table-cell table:number-columns-repeated="12" table:style-name="ce1"/>
          <table:table-cell office:value-type="float" office:value="5" table:style-name="ce1">
            <text:p>5</text:p>
          </table:table-cell>
          <table:table-cell office:value-type="float" office:value="17.100000000000001" table:style-name="ce1">
            <text:p>17.1</text:p>
          </table:table-cell>
          <table:table-cell office:value-type="float" office:value="18.600000000000001" table:style-name="ce1">
            <text:p>18.6</text:p>
          </table:table-cell>
          <table:table-cell office:value-type="float" office:value="18.2" table:style-name="ce1">
            <text:p>18.2</text:p>
          </table:table-cell>
          <table:table-cell office:value-type="float" office:value="15" table:style-name="ce1">
            <text:p>15</text:p>
          </table:table-cell>
          <table:table-cell office:value-type="float" office:value="17.399999999999999" table:style-name="ce1">
            <text:p>17.4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4.8031496062992103" table:style-name="ce1">
            <text:p>4.803149606</text:p>
          </table:table-cell>
          <table:table-cell office:value-type="float" office:value="0.12199999999999994" table:formula="of:=[.D57]*0.0254" table:style-name="ce1">
            <text:p>0.122</text:p>
          </table:table-cell>
          <table:table-cell office:value-type="float" office:value="100128.18000000001" table:formula="of:=[.$J$3]-[.$J$1]*[.$J$2]*[.E57]" table:style-name="ce1">
            <text:p>100128.18</text:p>
          </table:table-cell>
          <table:table-cell table:number-columns-repeated="12" table:style-name="ce1"/>
          <table:table-cell office:value-type="float" office:value="6" table:style-name="ce1">
            <text:p>6</text:p>
          </table:table-cell>
          <table:table-cell office:value-type="float" office:value="16.3" table:style-name="ce1">
            <text:p>16.3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16" table:style-name="ce1">
            <text:p>16</text:p>
          </table:table-cell>
          <table:table-cell office:value-type="float" office:value="15.1" table:style-name="ce1">
            <text:p>15.1</text:p>
          </table:table-cell>
          <table:table-cell office:value-type="float" office:value="17.5" table:style-name="ce1">
            <text:p>17.5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3.2677165354330699" table:style-name="ce1">
            <text:p>3.267716535</text:p>
          </table:table-cell>
          <table:table-cell office:value-type="float" office:value="8.2999999999999977E-2" table:formula="of:=[.D58]*0.0254" table:style-name="ce1">
            <text:p>0.083</text:p>
          </table:table-cell>
          <table:table-cell office:value-type="float" office:value="100510.77" table:formula="of:=[.$J$3]-[.$J$1]*[.$J$2]*[.E58]" table:style-name="ce1">
            <text:p>100510.77</text:p>
          </table:table-cell>
          <table:table-cell table:number-columns-repeated="12" table:style-name="ce1"/>
          <table:table-cell office:value-type="float" office:value="7" table:style-name="ce1">
            <text:p>7</text:p>
          </table:table-cell>
          <table:table-cell office:value-type="float" office:value="15.6" table:style-name="ce1">
            <text:p>15.6</text:p>
          </table:table-cell>
          <table:table-cell office:value-type="float" office:value="15.1" table:style-name="ce1">
            <text:p>15.1</text:p>
          </table:table-cell>
          <table:table-cell office:value-type="float" office:value="14.2" table:style-name="ce1">
            <text:p>14.2</text:p>
          </table:table-cell>
          <table:table-cell office:value-type="float" office:value="15.3" table:style-name="ce1">
            <text:p>15.3</text:p>
          </table:table-cell>
          <table:table-cell office:value-type="float" office:value="17.600000000000001" table:style-name="ce1">
            <text:p>17.6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2.7165354330708702" table:style-name="ce1">
            <text:p>2.716535433</text:p>
          </table:table-cell>
          <table:table-cell office:value-type="float" office:value="6.9000000000000103E-2" table:formula="of:=[.D59]*0.0254" table:style-name="ce1">
            <text:p>0.069</text:p>
          </table:table-cell>
          <table:table-cell office:value-type="float" office:value="100648.11" table:formula="of:=[.$J$3]-[.$J$1]*[.$J$2]*[.E59]" table:style-name="ce1">
            <text:p>100648.11</text:p>
          </table:table-cell>
          <table:table-cell table:number-columns-repeated="12" table:style-name="ce1"/>
          <table:table-cell office:value-type="float" office:value="8" table:style-name="ce1">
            <text:p>8</text:p>
          </table:table-cell>
          <table:table-cell office:value-type="float" office:value="13.6" table:style-name="ce1">
            <text:p>13.6</text:p>
          </table:table-cell>
          <table:table-cell office:value-type="float" office:value="13.5" table:style-name="ce1">
            <text:p>13.5</text:p>
          </table:table-cell>
          <table:table-cell office:value-type="float" office:value="12" table:style-name="ce1">
            <text:p>12</text:p>
          </table:table-cell>
          <table:table-cell office:value-type="float" office:value="15.5" table:style-name="ce1">
            <text:p>15.5</text:p>
          </table:table-cell>
          <table:table-cell office:value-type="float" office:value="17.600000000000001" table:style-name="ce1">
            <text:p>17.6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2.63779527559055" table:style-name="ce1">
            <text:p>2.637795276</text:p>
          </table:table-cell>
          <table:table-cell office:value-type="float" office:value="6.6999999999999962E-2" table:formula="of:=[.D60]*0.0254" table:style-name="ce1">
            <text:p>0.067</text:p>
          </table:table-cell>
          <table:table-cell office:value-type="float" office:value="100667.73" table:formula="of:=[.$J$3]-[.$J$1]*[.$J$2]*[.E60]" table:style-name="ce1">
            <text:p>100667.73</text:p>
          </table:table-cell>
          <table:table-cell table:number-columns-repeated="12" table:style-name="ce1"/>
          <table:table-cell office:value-type="float" office:value="9" table:style-name="ce1">
            <text:p>9</text:p>
          </table:table-cell>
          <table:table-cell office:value-type="float" office:value="12.1" table:style-name="ce1">
            <text:p>12.1</text:p>
          </table:table-cell>
          <table:table-cell office:value-type="float" office:value="11.9" table:style-name="ce1">
            <text:p>11.9</text:p>
          </table:table-cell>
          <table:table-cell office:value-type="float" office:value="10.8" table:style-name="ce1">
            <text:p>10.8</text:p>
          </table:table-cell>
          <table:table-cell office:value-type="float" office:value="15.5" table:style-name="ce1">
            <text:p>15.5</text:p>
          </table:table-cell>
          <table:table-cell office:value-type="float" office:value="17.5" table:style-name="ce1">
            <text:p>17.5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2.59842519685039" table:style-name="ce1">
            <text:p>2.598425197</text:p>
          </table:table-cell>
          <table:table-cell office:value-type="float" office:value="6.5999999999999906E-2" table:formula="of:=[.D61]*0.0254" table:style-name="ce1">
            <text:p>0.066</text:p>
          </table:table-cell>
          <table:table-cell office:value-type="float" office:value="100677.54000000001" table:formula="of:=[.$J$3]-[.$J$1]*[.$J$2]*[.E61]" table:style-name="ce1">
            <text:p>100677.54</text:p>
          </table:table-cell>
          <table:table-cell table:number-columns-repeated="12" table:style-name="ce1"/>
          <table:table-cell office:value-type="float" office:value="10" table:style-name="ce1">
            <text:p>10</text:p>
          </table:table-cell>
          <table:table-cell office:value-type="float" office:value="13.5" table:style-name="ce1">
            <text:p>13.5</text:p>
          </table:table-cell>
          <table:table-cell office:value-type="float" office:value="6.8" table:style-name="ce1">
            <text:p>6.8</text:p>
          </table:table-cell>
          <table:table-cell office:value-type="float" office:value="3.2" table:style-name="ce1">
            <text:p>3.2</text:p>
          </table:table-cell>
          <table:table-cell office:value-type="float" office:value="3.8" table:style-name="ce1">
            <text:p>3.8</text:p>
          </table:table-cell>
          <table:table-cell office:value-type="float" office:value="5.3" table:style-name="ce1">
            <text:p>5.3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2.63779527559055" table:style-name="ce1">
            <text:p>2.637795276</text:p>
          </table:table-cell>
          <table:table-cell office:value-type="float" office:value="6.6999999999999962E-2" table:formula="of:=[.D62]*0.0254" table:style-name="ce1">
            <text:p>0.067</text:p>
          </table:table-cell>
          <table:table-cell office:value-type="float" office:value="100667.73" table:formula="of:=[.$J$3]-[.$J$1]*[.$J$2]*[.E62]" table:style-name="ce1">
            <text:p>100667.73</text:p>
          </table:table-cell>
          <table:table-cell table:number-columns-repeated="12" table:style-name="ce1"/>
          <table:table-cell office:value-type="float" office:value="11" table:style-name="ce1">
            <text:p>11</text:p>
          </table:table-cell>
          <table:table-cell office:value-type="float" office:value="12.2" table:style-name="ce1">
            <text:p>12.2</text:p>
          </table:table-cell>
          <table:table-cell office:value-type="float" office:value="7" table:style-name="ce1">
            <text:p>7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6.3" table:style-name="ce1">
            <text:p>6.3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2.59842519685039" table:style-name="ce1">
            <text:p>2.598425197</text:p>
          </table:table-cell>
          <table:table-cell office:value-type="float" office:value="6.5999999999999906E-2" table:formula="of:=[.D63]*0.0254" table:style-name="ce1">
            <text:p>0.066</text:p>
          </table:table-cell>
          <table:table-cell office:value-type="float" office:value="100677.54000000001" table:formula="of:=[.$J$3]-[.$J$1]*[.$J$2]*[.E63]" table:style-name="ce1">
            <text:p>100677.54</text:p>
          </table:table-cell>
          <table:table-cell table:number-columns-repeated="12" table:style-name="ce1"/>
          <table:table-cell office:value-type="float" office:value="12" table:style-name="ce1">
            <text:p>12</text:p>
          </table:table-cell>
          <table:table-cell office:value-type="float" office:value="10.7" table:style-name="ce1">
            <text:p>10.7</text:p>
          </table:table-cell>
          <table:table-cell office:value-type="float" office:value="7.7" table:style-name="ce1">
            <text:p>7.7</text:p>
          </table:table-cell>
          <table:table-cell office:value-type="float" office:value="5.6" table:style-name="ce1">
            <text:p>5.6</text:p>
          </table:table-cell>
          <table:table-cell office:value-type="float" office:value="6.5" table:style-name="ce1">
            <text:p>6.5</text:p>
          </table:table-cell>
          <table:table-cell office:value-type="float" office:value="7.7" table:style-name="ce1">
            <text:p>7.7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2.5590551181102401" table:style-name="ce1">
            <text:p>2.559055118</text:p>
          </table:table-cell>
          <table:table-cell office:value-type="float" office:value="6.5000000000000099E-2" table:formula="of:=[.D64]*0.0254" table:style-name="ce1">
            <text:p>0.065</text:p>
          </table:table-cell>
          <table:table-cell office:value-type="float" office:value="100687.35" table:formula="of:=[.$J$3]-[.$J$1]*[.$J$2]*[.E64]" table:style-name="ce1">
            <text:p>100687.35</text:p>
          </table:table-cell>
          <table:table-cell table:number-columns-repeated="12" table:style-name="ce1"/>
          <table:table-cell office:value-type="float" office:value="13" table:style-name="ce1">
            <text:p>13</text:p>
          </table:table-cell>
          <table:table-cell office:value-type="float" office:value="10.6" table:style-name="ce1">
            <text:p>10.6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6.4" table:style-name="ce1">
            <text:p>6.4</text:p>
          </table:table-cell>
          <table:table-cell office:value-type="float" office:value="7.5" table:style-name="ce1">
            <text:p>7.5</text:p>
          </table:table-cell>
          <table:table-cell office:value-type="float" office:value="8.8000000000000007" table:style-name="ce1">
            <text:p>8.8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0.39370078740157499" table:style-name="ce1">
            <text:p>0.393700787</text:p>
          </table:table-cell>
          <table:table-cell office:value-type="float" office:value="1.0000000000000004E-2" table:formula="of:=[.D65]*0.0254" table:style-name="ce1">
            <text:p>0.01</text:p>
          </table:table-cell>
          <table:table-cell office:value-type="float" office:value="101226.9" table:formula="of:=[.$J$3]-[.$J$1]*[.$J$2]*[.E65]" table:style-name="ce1">
            <text:p>101226.9</text:p>
          </table:table-cell>
          <table:table-cell table:number-columns-repeated="12" table:style-name="ce1"/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7" table:style-name="ce1">
            <text:p>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9.6999999999999993" table:style-name="ce1">
            <text:p>9.7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0.62992125984252001" table:style-name="ce1">
            <text:p>0.62992126</text:p>
          </table:table-cell>
          <table:table-cell office:value-type="float" office:value="1.6000000000000007E-2" table:formula="of:=[.D66]*0.0254" table:style-name="ce1">
            <text:p>0.016</text:p>
          </table:table-cell>
          <table:table-cell office:value-type="float" office:value="101168.04" table:formula="of:=[.$J$3]-[.$J$1]*[.$J$2]*[.E66]" table:style-name="ce1">
            <text:p>101168.04</text:p>
          </table:table-cell>
          <table:table-cell table:number-columns-repeated="12" table:style-name="ce1"/>
          <table:table-cell office:value-type="float" office:value="15" table:style-name="ce1">
            <text:p>15</text:p>
          </table:table-cell>
          <table:table-cell office:value-type="float" office:value="10.6" table:style-name="ce1">
            <text:p>10.6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7.4" table:style-name="ce1">
            <text:p>7.4</text:p>
          </table:table-cell>
          <table:table-cell office:value-type="float" office:value="8.9" table:style-name="ce1">
            <text:p>8.9</text:p>
          </table:table-cell>
          <table:table-cell office:value-type="float" office:value="10.4" table:style-name="ce1">
            <text:p>10.4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0.98425196850393704" table:style-name="ce1">
            <text:p>0.984251969</text:p>
          </table:table-cell>
          <table:table-cell office:value-type="float" office:value="2.5000000000000001E-2" table:formula="of:=[.D67]*0.0254" table:style-name="ce1">
            <text:p>0.025</text:p>
          </table:table-cell>
          <table:table-cell office:value-type="float" office:value="101079.75" table:formula="of:=[.$J$3]-[.$J$1]*[.$J$2]*[.E67]" table:style-name="ce1">
            <text:p>101079.75</text:p>
          </table:table-cell>
          <table:table-cell table:number-columns-repeated="12" table:style-name="ce1"/>
          <table:table-cell office:value-type="float" office:value="16" table:style-name="ce1">
            <text:p>16</text:p>
          </table:table-cell>
          <table:table-cell office:value-type="float" office:value="10.5" table:style-name="ce1">
            <text:p>10.5</text:p>
          </table:table-cell>
          <table:table-cell office:value-type="float" office:value="9.1" table:style-name="ce1">
            <text:p>9.1</text:p>
          </table:table-cell>
          <table:table-cell office:value-type="float" office:value="7.8" table:style-name="ce1">
            <text:p>7.8</text:p>
          </table:table-cell>
          <table:table-cell office:value-type="float" office:value="9.5" table:style-name="ce1">
            <text:p>9.5</text:p>
          </table:table-cell>
          <table:table-cell office:value-type="float" office:value="11.2" table:style-name="ce1">
            <text:p>11.2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1.14173228346457" table:style-name="ce1">
            <text:p>1.141732283</text:p>
          </table:table-cell>
          <table:table-cell office:value-type="float" office:value="2.9000000000000078E-2" table:formula="of:=[.D68]*0.0254" table:style-name="ce1">
            <text:p>0.029</text:p>
          </table:table-cell>
          <table:table-cell office:value-type="float" office:value="101040.51" table:formula="of:=[.$J$3]-[.$J$1]*[.$J$2]*[.E68]" table:style-name="ce1">
            <text:p>101040.51</text:p>
          </table:table-cell>
          <table:table-cell table:number-columns-repeated="12" table:style-name="ce1"/>
          <table:table-cell office:value-type="float" office:value="17" table:style-name="ce1">
            <text:p>17</text:p>
          </table:table-cell>
          <table:table-cell office:value-type="float" office:value="11.1" table:style-name="ce1">
            <text:p>11.1</text:p>
          </table:table-cell>
          <table:table-cell office:value-type="float" office:value="9.6" table:style-name="ce1">
            <text:p>9.6</text:p>
          </table:table-cell>
          <table:table-cell office:value-type="float" office:value="8.4" table:style-name="ce1">
            <text:p>8.4</text:p>
          </table:table-cell>
          <table:table-cell office:value-type="float" office:value="10.4" table:style-name="ce1">
            <text:p>10.4</text:p>
          </table:table-cell>
          <table:table-cell office:value-type="float" office:value="12.2" table:style-name="ce1">
            <text:p>12.2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.2992125984252001" table:style-name="ce1">
            <text:p>1.299212598</text:p>
          </table:table-cell>
          <table:table-cell office:value-type="float" office:value="3.3000000000000078E-2" table:formula="of:=[.D69]*0.0254" table:style-name="ce1">
            <text:p>0.033</text:p>
          </table:table-cell>
          <table:table-cell office:value-type="float" office:value="101001.27" table:formula="of:=[.$J$3]-[.$J$1]*[.$J$2]*[.E69]" table:style-name="ce1">
            <text:p>101001.27</text:p>
          </table:table-cell>
          <table:table-cell table:number-columns-repeated="12" table:style-name="ce1"/>
          <table:table-cell office:value-type="float" office:value="18" table:style-name="ce1">
            <text:p>18</text:p>
          </table:table-cell>
          <table:table-cell office:value-type="float" office:value="22.8" table:style-name="ce1">
            <text:p>22.8</text:p>
          </table:table-cell>
          <table:table-cell office:value-type="float" office:value="28" table:style-name="ce1">
            <text:p>28</text:p>
          </table:table-cell>
          <table:table-cell office:value-type="float" office:value="28.7" table:style-name="ce1">
            <text:p>28.7</text:p>
          </table:table-cell>
          <table:table-cell office:value-type="float" office:value="24.4" table:style-name="ce1">
            <text:p>24.4</text:p>
          </table:table-cell>
          <table:table-cell office:value-type="float" office:value="17.8" table:style-name="ce1">
            <text:p>17.8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.4173228346456701" table:style-name="ce1">
            <text:p>1.417322835</text:p>
          </table:table-cell>
          <table:table-cell office:value-type="float" office:value="3.6000000000000018E-2" table:formula="of:=[.D70]*0.0254" table:style-name="ce1">
            <text:p>0.036</text:p>
          </table:table-cell>
          <table:table-cell office:value-type="float" office:value="100971.84" table:formula="of:=[.$J$3]-[.$J$1]*[.$J$2]*[.E70]" table:style-name="ce1">
            <text:p>100971.84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.5354330708661399" table:style-name="ce1">
            <text:p>1.535433071</text:p>
          </table:table-cell>
          <table:table-cell office:value-type="float" office:value="3.8999999999999951E-2" table:formula="of:=[.D71]*0.0254" table:style-name="ce1">
            <text:p>0.039</text:p>
          </table:table-cell>
          <table:table-cell office:value-type="float" office:value="100942.41" table:formula="of:=[.$J$3]-[.$J$1]*[.$J$2]*[.E71]" table:style-name="ce1">
            <text:p>100942.41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.7716535433070899" table:style-name="ce1">
            <text:p>1.771653543</text:p>
          </table:table-cell>
          <table:table-cell office:value-type="float" office:value="4.5000000000000082E-2" table:formula="of:=[.D72]*0.0254" table:style-name="ce1">
            <text:p>0.045</text:p>
          </table:table-cell>
          <table:table-cell office:value-type="float" office:value="100883.55" table:formula="of:=[.$J$3]-[.$J$1]*[.$J$2]*[.E72]" table:style-name="ce1">
            <text:p>100883.55</text:p>
          </table:table-cell>
          <table:table-cell table:number-columns-repeated="12" table:style-name="ce1"/>
          <table:table-cell office:value-type="string" table:style-name="ce1">
            <text:p>Speed</text:p>
          </table:table-cell>
          <table:table-cell office:value-type="float" office:value="70" table:style-name="ce1">
            <text:p>70</text:p>
          </table:table-cell>
          <table:table-cell table:number-columns-repeated="16364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5.9842519685039397" table:style-name="ce1">
            <text:p>5.984251969</text:p>
          </table:table-cell>
          <table:table-cell office:value-type="float" office:value="0.15200000000000005" table:formula="of:=[.D73]*0.0254" table:style-name="ce1">
            <text:p>0.152</text:p>
          </table:table-cell>
          <table:table-cell office:value-type="float" office:value="99833.88" table:formula="of:=[.$J$3]-[.$J$1]*[.$J$2]*[.E73]" table:style-name="ce1">
            <text:p>99833.88</text:p>
          </table:table-cell>
          <table:table-cell table:number-columns-repeated="12" table:style-name="ce1"/>
          <table:table-cell office:value-type="string" table:style-name="ce1">
            <text:p>Angle of Attack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.2834645669291298" table:style-name="ce1">
            <text:p>2.283464567</text:p>
          </table:table-cell>
          <table:table-cell office:value-type="float" office:value="5.7999999999999892E-2" table:formula="of:=[.D74]*0.0254" table:style-name="ce1">
            <text:p>0.058</text:p>
          </table:table-cell>
          <table:table-cell office:value-type="float" office:value="100756.02" table:formula="of:=[.$J$3]-[.$J$1]*[.$J$2]*[.E74]" table:style-name="ce1">
            <text:p>100756.02</text:p>
          </table:table-cell>
          <table:table-cell table:number-columns-repeated="12" table:style-name="ce1"/>
          <table:table-cell office:value-type="string" table:style-name="ce1">
            <text:p>Port</text:p>
          </table:table-cell>
          <table:table-cell office:value-type="string" table:style-name="ce5">
            <text:p>in</text:p>
          </table:table-cell>
          <table:table-cell office:value-type="string" table:style-name="ce5">
            <text:p>in</text:p>
          </table:table-cell>
          <table:table-cell office:value-type="string" table:style-name="ce5">
            <text:p>in</text:p>
          </table:table-cell>
          <table:table-cell office:value-type="string" table:style-name="ce5">
            <text:p>in</text:p>
          </table:table-cell>
          <table:table-cell office:value-type="string" table:style-name="ce5">
            <text:p>in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.9133858267716501" table:style-name="ce1">
            <text:p>2.913385827</text:p>
          </table:table-cell>
          <table:table-cell office:value-type="float" office:value="7.3999999999999913E-2" table:formula="of:=[.D75]*0.0254" table:style-name="ce1">
            <text:p>0.074</text:p>
          </table:table-cell>
          <table:table-cell office:value-type="float" office:value="100599.06" table:formula="of:=[.$J$3]-[.$J$1]*[.$J$2]*[.E75]" table:style-name="ce1">
            <text:p>100599.06</text:p>
          </table:table-cell>
          <table:table-cell table:number-columns-repeated="12" table:style-name="ce1"/>
          <table:table-cell office:value-type="float" office:value="1" table:style-name="ce1">
            <text:p>1</text:p>
          </table:table-cell>
          <table:table-cell office:value-type="float" office:value="0.27559055118110232" table:formula="of:=([.T52]-[.T$51])*[.$AA$23]" table:style-name="ce5">
            <text:p>0.275590551</text:p>
          </table:table-cell>
          <table:table-cell office:value-type="float" office:value="3.4645669291338583" table:formula="of:=([.U52]-[.U$51])*[.$AA$23]" table:style-name="ce5">
            <text:p>3.464566929</text:p>
          </table:table-cell>
          <table:table-cell office:value-type="float" office:value="9.3700787401574797" table:formula="of:=([.V52]-[.V$51])*[.$AA$23]" table:style-name="ce5">
            <text:p>9.37007874</text:p>
          </table:table-cell>
          <table:table-cell office:value-type="float" office:value="11.023622047244093" table:formula="of:=([.W52]-[.W$51])*[.$AA$23]" table:style-name="ce5">
            <text:p>11.02362205</text:p>
          </table:table-cell>
          <table:table-cell office:value-type="float" office:value="4.6062992125984241" table:formula="of:=([.X52]-[.X$51])*[.$AA$23]" table:style-name="ce5">
            <text:p>4.606299213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.9133858267716501" table:style-name="ce1">
            <text:p>2.913385827</text:p>
          </table:table-cell>
          <table:table-cell office:value-type="float" office:value="7.3999999999999913E-2" table:formula="of:=[.D76]*0.0254" table:style-name="ce1">
            <text:p>0.074</text:p>
          </table:table-cell>
          <table:table-cell office:value-type="float" office:value="100599.06" table:formula="of:=[.$J$3]-[.$J$1]*[.$J$2]*[.E76]" table:style-name="ce1">
            <text:p>100599.06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6.4173228346456694" table:formula="of:=([.T53]-[.T$51])*[.$AA$23]" table:style-name="ce5">
            <text:p>6.417322835</text:p>
          </table:table-cell>
          <table:table-cell office:value-type="float" office:value="9.3307086614173222" table:formula="of:=([.U53]-[.U$51])*[.$AA$23]" table:style-name="ce5">
            <text:p>9.330708661</text:p>
          </table:table-cell>
          <table:table-cell office:value-type="float" office:value="11.417322834645669" table:formula="of:=([.V53]-[.V$51])*[.$AA$23]" table:style-name="ce5">
            <text:p>11.41732283</text:p>
          </table:table-cell>
          <table:table-cell office:value-type="float" office:value="9.0551181102362204" table:formula="of:=([.W53]-[.W$51])*[.$AA$23]" table:style-name="ce5">
            <text:p>9.05511811</text:p>
          </table:table-cell>
          <table:table-cell office:value-type="float" office:value="5.9055118110236204" table:formula="of:=([.X53]-[.X$51])*[.$AA$23]" table:style-name="ce5">
            <text:p>5.905511811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2.7559055118110201" table:style-name="ce1">
            <text:p>2.755905512</text:p>
          </table:table-cell>
          <table:table-cell office:value-type="float" office:value="6.999999999999991E-2" table:formula="of:=[.D77]*0.0254" table:style-name="ce1">
            <text:p>0.07</text:p>
          </table:table-cell>
          <table:table-cell office:value-type="float" office:value="100638.3" table:formula="of:=[.$J$3]-[.$J$1]*[.$J$2]*[.E77]" table:style-name="ce1">
            <text:p>100638.3</text:p>
          </table:table-cell>
          <table:table-cell table:number-columns-repeated="12" table:style-name="ce1"/>
          <table:table-cell office:value-type="float" office:value="3" table:style-name="ce1">
            <text:p>3</text:p>
          </table:table-cell>
          <table:table-cell office:value-type="float" office:value="6.7716535433070861" table:formula="of:=([.T54]-[.T$51])*[.$AA$23]" table:style-name="ce5">
            <text:p>6.771653543</text:p>
          </table:table-cell>
          <table:table-cell office:value-type="float" office:value="8.8188976377952741" table:formula="of:=([.U54]-[.U$51])*[.$AA$23]" table:style-name="ce5">
            <text:p>8.818897638</text:p>
          </table:table-cell>
          <table:table-cell office:value-type="float" office:value="10.039370078740157" table:formula="of:=([.V54]-[.V$51])*[.$AA$23]" table:style-name="ce5">
            <text:p>10.03937008</text:p>
          </table:table-cell>
          <table:table-cell office:value-type="float" office:value="5.5511811023622037" table:formula="of:=([.W54]-[.W$51])*[.$AA$23]" table:style-name="ce5">
            <text:p>5.551181102</text:p>
          </table:table-cell>
          <table:table-cell office:value-type="float" office:value="5.7874015748031491" table:formula="of:=([.X54]-[.X$51])*[.$AA$23]" table:style-name="ce5">
            <text:p>5.787401575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2.8346456692913402" table:style-name="ce1">
            <text:p>2.834645669</text:p>
          </table:table-cell>
          <table:table-cell office:value-type="float" office:value="7.2000000000000036E-2" table:formula="of:=[.D78]*0.0254" table:style-name="ce1">
            <text:p>0.072</text:p>
          </table:table-cell>
          <table:table-cell office:value-type="float" office:value="100618.68" table:formula="of:=[.$J$3]-[.$J$1]*[.$J$2]*[.E78]" table:style-name="ce1">
            <text:p>100618.68</text:p>
          </table:table-cell>
          <table:table-cell table:number-columns-repeated="12" table:style-name="ce1"/>
          <table:table-cell office:value-type="float" office:value="4" table:style-name="ce1">
            <text:p>4</text:p>
          </table:table-cell>
          <table:table-cell office:value-type="float" office:value="6.4173228346456694" table:formula="of:=([.T55]-[.T$51])*[.$AA$23]" table:style-name="ce5">
            <text:p>6.417322835</text:p>
          </table:table-cell>
          <table:table-cell office:value-type="float" office:value="8.1496062992125982" table:formula="of:=([.U55]-[.U$51])*[.$AA$23]" table:style-name="ce5">
            <text:p>8.149606299</text:p>
          </table:table-cell>
          <table:table-cell office:value-type="float" office:value="8.2677165354330704" table:formula="of:=([.V55]-[.V$51])*[.$AA$23]" table:style-name="ce5">
            <text:p>8.267716535</text:p>
          </table:table-cell>
          <table:table-cell office:value-type="float" office:value="5.3149606299212593" table:formula="of:=([.W55]-[.W$51])*[.$AA$23]" table:style-name="ce5">
            <text:p>5.31496063</text:p>
          </table:table-cell>
          <table:table-cell office:value-type="float" office:value="5.8267716535433065" table:formula="of:=([.X55]-[.X$51])*[.$AA$23]" table:style-name="ce5">
            <text:p>5.826771654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2.7952755905511801" table:style-name="ce1">
            <text:p>2.795275591</text:p>
          </table:table-cell>
          <table:table-cell office:value-type="float" office:value="7.0999999999999966E-2" table:formula="of:=[.D79]*0.0254" table:style-name="ce1">
            <text:p>0.071</text:p>
          </table:table-cell>
          <table:table-cell office:value-type="float" office:value="100628.49" table:formula="of:=[.$J$3]-[.$J$1]*[.$J$2]*[.E79]" table:style-name="ce1">
            <text:p>100628.49</text:p>
          </table:table-cell>
          <table:table-cell table:number-columns-repeated="12" table:style-name="ce1"/>
          <table:table-cell office:value-type="float" office:value="5" table:style-name="ce1">
            <text:p>5</text:p>
          </table:table-cell>
          <table:table-cell office:value-type="float" office:value="6.0629921259842519" table:formula="of:=([.T56]-[.T$51])*[.$AA$23]" table:style-name="ce5">
            <text:p>6.062992126</text:p>
          </table:table-cell>
          <table:table-cell office:value-type="float" office:value="7.1259842519685037" table:formula="of:=([.U56]-[.U$51])*[.$AA$23]" table:style-name="ce5">
            <text:p>7.125984252</text:p>
          </table:table-cell>
          <table:table-cell office:value-type="float" office:value="7.1653543307086602" table:formula="of:=([.V56]-[.V$51])*[.$AA$23]" table:style-name="ce5">
            <text:p>7.165354331</text:p>
          </table:table-cell>
          <table:table-cell office:value-type="float" office:value="5.3149606299212593" table:formula="of:=([.W56]-[.W$51])*[.$AA$23]" table:style-name="ce5">
            <text:p>5.31496063</text:p>
          </table:table-cell>
          <table:table-cell office:value-type="float" office:value="5.9055118110236204" table:formula="of:=([.X56]-[.X$51])*[.$AA$23]" table:style-name="ce5">
            <text:p>5.905511811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2.8740157480314998" table:style-name="ce1">
            <text:p>2.874015748</text:p>
          </table:table-cell>
          <table:table-cell office:value-type="float" office:value="7.3000000000000093E-2" table:formula="of:=[.D80]*0.0254" table:style-name="ce1">
            <text:p>0.073</text:p>
          </table:table-cell>
          <table:table-cell office:value-type="float" office:value="100608.87" table:formula="of:=[.$J$3]-[.$J$1]*[.$J$2]*[.E80]" table:style-name="ce1">
            <text:p>100608.87</text:p>
          </table:table-cell>
          <table:table-cell table:number-columns-repeated="12" table:style-name="ce1"/>
          <table:table-cell office:value-type="float" office:value="6" table:style-name="ce1">
            <text:p>6</text:p>
          </table:table-cell>
          <table:table-cell office:value-type="float" office:value="5.7480314960629926" table:formula="of:=([.T57]-[.T$51])*[.$AA$23]" table:style-name="ce5">
            <text:p>5.748031496</text:p>
          </table:table-cell>
          <table:table-cell office:value-type="float" office:value="6.259842519685038" table:formula="of:=([.U57]-[.U$51])*[.$AA$23]" table:style-name="ce5">
            <text:p>6.25984252</text:p>
          </table:table-cell>
          <table:table-cell office:value-type="float" office:value="6.2992125984251963" table:formula="of:=([.V57]-[.V$51])*[.$AA$23]" table:style-name="ce5">
            <text:p>6.299212598</text:p>
          </table:table-cell>
          <table:table-cell office:value-type="float" office:value="5.3543307086614167" table:formula="of:=([.W57]-[.W$51])*[.$AA$23]" table:style-name="ce5">
            <text:p>5.354330709</text:p>
          </table:table-cell>
          <table:table-cell office:value-type="float" office:value="5.9448818897637787" table:formula="of:=([.X57]-[.X$51])*[.$AA$23]" table:style-name="ce5">
            <text:p>5.94488189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2.8346456692913402" table:style-name="ce1">
            <text:p>2.834645669</text:p>
          </table:table-cell>
          <table:table-cell office:value-type="float" office:value="7.2000000000000036E-2" table:formula="of:=[.D81]*0.0254" table:style-name="ce1">
            <text:p>0.072</text:p>
          </table:table-cell>
          <table:table-cell office:value-type="float" office:value="100618.68" table:formula="of:=[.$J$3]-[.$J$1]*[.$J$2]*[.E81]" table:style-name="ce1">
            <text:p>100618.68</text:p>
          </table:table-cell>
          <table:table-cell table:number-columns-repeated="12" table:style-name="ce1"/>
          <table:table-cell office:value-type="float" office:value="7" table:style-name="ce1">
            <text:p>7</text:p>
          </table:table-cell>
          <table:table-cell office:value-type="float" office:value="5.4724409448818898" table:formula="of:=([.T58]-[.T$51])*[.$AA$23]" table:style-name="ce5">
            <text:p>5.472440945</text:p>
          </table:table-cell>
          <table:table-cell office:value-type="float" office:value="5.7480314960629917" table:formula="of:=([.U58]-[.U$51])*[.$AA$23]" table:style-name="ce5">
            <text:p>5.748031496</text:p>
          </table:table-cell>
          <table:table-cell office:value-type="float" office:value="5.5905511811023612" table:formula="of:=([.V58]-[.V$51])*[.$AA$23]" table:style-name="ce5">
            <text:p>5.590551181</text:p>
          </table:table-cell>
          <table:table-cell office:value-type="float" office:value="5.4330708661417324" table:formula="of:=([.W58]-[.W$51])*[.$AA$23]" table:style-name="ce5">
            <text:p>5.433070866</text:p>
          </table:table-cell>
          <table:table-cell office:value-type="float" office:value="5.984251968503937" table:formula="of:=([.X58]-[.X$51])*[.$AA$23]" table:style-name="ce5">
            <text:p>5.984251969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2.8346456692913402" table:style-name="ce1">
            <text:p>2.834645669</text:p>
          </table:table-cell>
          <table:table-cell office:value-type="float" office:value="7.2000000000000036E-2" table:formula="of:=[.D82]*0.0254" table:style-name="ce1">
            <text:p>0.072</text:p>
          </table:table-cell>
          <table:table-cell office:value-type="float" office:value="100618.68" table:formula="of:=[.$J$3]-[.$J$1]*[.$J$2]*[.E82]" table:style-name="ce1">
            <text:p>100618.68</text:p>
          </table:table-cell>
          <table:table-cell table:number-columns-repeated="12" table:style-name="ce1"/>
          <table:table-cell office:value-type="float" office:value="8" table:style-name="ce1">
            <text:p>8</text:p>
          </table:table-cell>
          <table:table-cell office:value-type="float" office:value="4.6850393700787398" table:formula="of:=([.T59]-[.T$51])*[.$AA$23]" table:style-name="ce5">
            <text:p>4.68503937</text:p>
          </table:table-cell>
          <table:table-cell office:value-type="float" office:value="5.1181102362204722" table:formula="of:=([.U59]-[.U$51])*[.$AA$23]" table:style-name="ce5">
            <text:p>5.118110236</text:p>
          </table:table-cell>
          <table:table-cell office:value-type="float" office:value="4.7244094488188972" table:formula="of:=([.V59]-[.V$51])*[.$AA$23]" table:style-name="ce5">
            <text:p>4.724409449</text:p>
          </table:table-cell>
          <table:table-cell office:value-type="float" office:value="5.5118110236220463" table:formula="of:=([.W59]-[.W$51])*[.$AA$23]" table:style-name="ce5">
            <text:p>5.511811024</text:p>
          </table:table-cell>
          <table:table-cell office:value-type="float" office:value="5.984251968503937" table:formula="of:=([.X59]-[.X$51])*[.$AA$23]" table:style-name="ce5">
            <text:p>5.984251969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0.47244094488188898" table:style-name="ce1">
            <text:p>0.472440945</text:p>
          </table:table-cell>
          <table:table-cell office:value-type="float" office:value="1.1999999999999979E-2" table:formula="of:=[.D83]*0.0254" table:style-name="ce1">
            <text:p>0.012</text:p>
          </table:table-cell>
          <table:table-cell office:value-type="float" office:value="101207.28" table:formula="of:=[.$J$3]-[.$J$1]*[.$J$2]*[.E83]" table:style-name="ce1">
            <text:p>101207.28</text:p>
          </table:table-cell>
          <table:table-cell table:number-columns-repeated="12" table:style-name="ce1"/>
          <table:table-cell office:value-type="float" office:value="9" table:style-name="ce1">
            <text:p>9</text:p>
          </table:table-cell>
          <table:table-cell office:value-type="float" office:value="4.0944881889763778" table:formula="of:=([.T60]-[.T$51])*[.$AA$23]" table:style-name="ce5">
            <text:p>4.094488189</text:p>
          </table:table-cell>
          <table:table-cell office:value-type="float" office:value="4.4881889763779528" table:formula="of:=([.U60]-[.U$51])*[.$AA$23]" table:style-name="ce5">
            <text:p>4.488188976</text:p>
          </table:table-cell>
          <table:table-cell office:value-type="float" office:value="4.2519685039370074" table:formula="of:=([.V60]-[.V$51])*[.$AA$23]" table:style-name="ce5">
            <text:p>4.251968504</text:p>
          </table:table-cell>
          <table:table-cell office:value-type="float" office:value="5.5118110236220463" table:formula="of:=([.W60]-[.W$51])*[.$AA$23]" table:style-name="ce5">
            <text:p>5.511811024</text:p>
          </table:table-cell>
          <table:table-cell office:value-type="float" office:value="5.9448818897637787" table:formula="of:=([.X60]-[.X$51])*[.$AA$23]" table:style-name="ce5">
            <text:p>5.94488189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0.66929133858267698" table:style-name="ce1">
            <text:p>0.669291339</text:p>
          </table:table-cell>
          <table:table-cell office:value-type="float" office:value="1.6999999999999994E-2" table:formula="of:=[.D84]*0.0254" table:style-name="ce1">
            <text:p>0.017</text:p>
          </table:table-cell>
          <table:table-cell office:value-type="float" office:value="101158.23" table:formula="of:=[.$J$3]-[.$J$1]*[.$J$2]*[.E84]" table:style-name="ce1">
            <text:p>101158.23</text:p>
          </table:table-cell>
          <table:table-cell table:number-columns-repeated="12" table:style-name="ce1"/>
          <table:table-cell office:value-type="float" office:value="10" table:style-name="ce1">
            <text:p>10</text:p>
          </table:table-cell>
          <table:table-cell office:value-type="float" office:value="4.6456692913385824" table:formula="of:=([.T61]-[.T$51])*[.$AA$23]" table:style-name="ce5">
            <text:p>4.645669291</text:p>
          </table:table-cell>
          <table:table-cell office:value-type="float" office:value="2.4803149606299209" table:formula="of:=([.U61]-[.U$51])*[.$AA$23]" table:style-name="ce5">
            <text:p>2.480314961</text:p>
          </table:table-cell>
          <table:table-cell office:value-type="float" office:value="1.2598425196850394" table:formula="of:=([.V61]-[.V$51])*[.$AA$23]" table:style-name="ce5">
            <text:p>1.25984252</text:p>
          </table:table-cell>
          <table:table-cell office:value-type="float" office:value="0.90551181102362188" table:formula="of:=([.W61]-[.W$51])*[.$AA$23]" table:style-name="ce5">
            <text:p>0.905511811</text:p>
          </table:table-cell>
          <table:table-cell office:value-type="float" office:value="1.1417322834645669" table:formula="of:=([.X61]-[.X$51])*[.$AA$23]" table:style-name="ce5">
            <text:p>1.141732283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0.98425196850393704" table:style-name="ce1">
            <text:p>0.984251969</text:p>
          </table:table-cell>
          <table:table-cell office:value-type="float" office:value="2.5000000000000001E-2" table:formula="of:=[.D85]*0.0254" table:style-name="ce1">
            <text:p>0.025</text:p>
          </table:table-cell>
          <table:table-cell office:value-type="float" office:value="101079.75" table:formula="of:=[.$J$3]-[.$J$1]*[.$J$2]*[.E85]" table:style-name="ce1">
            <text:p>101079.75</text:p>
          </table:table-cell>
          <table:table-cell table:number-columns-repeated="12" table:style-name="ce1"/>
          <table:table-cell office:value-type="float" office:value="11" table:style-name="ce1">
            <text:p>11</text:p>
          </table:table-cell>
          <table:table-cell office:value-type="float" office:value="4.1338582677165352" table:formula="of:=([.T62]-[.T$51])*[.$AA$23]" table:style-name="ce5">
            <text:p>4.133858268</text:p>
          </table:table-cell>
          <table:table-cell office:value-type="float" office:value="2.5590551181102361" table:formula="of:=([.U62]-[.U$51])*[.$AA$23]" table:style-name="ce5">
            <text:p>2.559055118</text:p>
          </table:table-cell>
          <table:table-cell office:value-type="float" office:value="1.7322834645669292" table:formula="of:=([.V62]-[.V$51])*[.$AA$23]" table:style-name="ce5">
            <text:p>1.732283465</text:p>
          </table:table-cell>
          <table:table-cell office:value-type="float" office:value="1.3385826771653544" table:formula="of:=([.W62]-[.W$51])*[.$AA$23]" table:style-name="ce5">
            <text:p>1.338582677</text:p>
          </table:table-cell>
          <table:table-cell office:value-type="float" office:value="1.5354330708661417" table:formula="of:=([.X62]-[.X$51])*[.$AA$23]" table:style-name="ce5">
            <text:p>1.535433071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1.1811023622047201" table:style-name="ce1">
            <text:p>1.181102362</text:p>
          </table:table-cell>
          <table:table-cell office:value-type="float" office:value="2.9999999999999888E-2" table:formula="of:=[.D86]*0.0254" table:style-name="ce1">
            <text:p>0.03</text:p>
          </table:table-cell>
          <table:table-cell office:value-type="float" office:value="101030.7" table:formula="of:=[.$J$3]-[.$J$1]*[.$J$2]*[.E86]" table:style-name="ce1">
            <text:p>101030.7</text:p>
          </table:table-cell>
          <table:table-cell table:number-columns-repeated="12" table:style-name="ce1"/>
          <table:table-cell office:value-type="float" office:value="12" table:style-name="ce1">
            <text:p>12</text:p>
          </table:table-cell>
          <table:table-cell office:value-type="float" office:value="3.5433070866141732" table:formula="of:=([.T63]-[.T$51])*[.$AA$23]" table:style-name="ce5">
            <text:p>3.543307087</text:p>
          </table:table-cell>
          <table:table-cell office:value-type="float" office:value="2.8346456692913384" table:formula="of:=([.U63]-[.U$51])*[.$AA$23]" table:style-name="ce5">
            <text:p>2.834645669</text:p>
          </table:table-cell>
          <table:table-cell office:value-type="float" office:value="2.2047244094488185" table:formula="of:=([.V63]-[.V$51])*[.$AA$23]" table:style-name="ce5">
            <text:p>2.204724409</text:p>
          </table:table-cell>
          <table:table-cell office:value-type="float" office:value="1.9685039370078738" table:formula="of:=([.W63]-[.W$51])*[.$AA$23]" table:style-name="ce5">
            <text:p>1.968503937</text:p>
          </table:table-cell>
          <table:table-cell office:value-type="float" office:value="2.0866141732283467" table:formula="of:=([.X63]-[.X$51])*[.$AA$23]" table:style-name="ce5">
            <text:p>2.086614173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1.45669291338583" table:style-name="ce1">
            <text:p>1.456692913</text:p>
          </table:table-cell>
          <table:table-cell office:value-type="float" office:value="3.7000000000000081E-2" table:formula="of:=[.D87]*0.0254" table:style-name="ce1">
            <text:p>0.037</text:p>
          </table:table-cell>
          <table:table-cell office:value-type="float" office:value="100962.03" table:formula="of:=[.$J$3]-[.$J$1]*[.$J$2]*[.E87]" table:style-name="ce1">
            <text:p>100962.03</text:p>
          </table:table-cell>
          <table:table-cell table:number-columns-repeated="12" table:style-name="ce1"/>
          <table:table-cell office:value-type="float" office:value="13" table:style-name="ce1">
            <text:p>13</text:p>
          </table:table-cell>
          <table:table-cell office:value-type="float" office:value="3.5039370078740157" table:formula="of:=([.T64]-[.T$51])*[.$AA$23]" table:style-name="ce5">
            <text:p>3.503937008</text:p>
          </table:table-cell>
          <table:table-cell office:value-type="float" office:value="3.0314960629921255" table:formula="of:=([.U64]-[.U$51])*[.$AA$23]" table:style-name="ce5">
            <text:p>3.031496063</text:p>
          </table:table-cell>
          <table:table-cell office:value-type="float" office:value="2.5196850393700787" table:formula="of:=([.V64]-[.V$51])*[.$AA$23]" table:style-name="ce5">
            <text:p>2.519685039</text:p>
          </table:table-cell>
          <table:table-cell office:value-type="float" office:value="2.3622047244094486" table:formula="of:=([.W64]-[.W$51])*[.$AA$23]" table:style-name="ce5">
            <text:p>2.362204724</text:p>
          </table:table-cell>
          <table:table-cell office:value-type="float" office:value="2.5196850393700787" table:formula="of:=([.X64]-[.X$51])*[.$AA$23]" table:style-name="ce5">
            <text:p>2.519685039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.5354330708661399" table:style-name="ce1">
            <text:p>1.535433071</text:p>
          </table:table-cell>
          <table:table-cell office:value-type="float" office:value="3.8999999999999951E-2" table:formula="of:=[.D88]*0.0254" table:style-name="ce1">
            <text:p>0.039</text:p>
          </table:table-cell>
          <table:table-cell office:value-type="float" office:value="100942.41" table:formula="of:=[.$J$3]-[.$J$1]*[.$J$2]*[.E88]" table:style-name="ce1">
            <text:p>100942.41</text:p>
          </table:table-cell>
          <table:table-cell table:number-columns-repeated="12" table:style-name="ce1"/>
          <table:table-cell office:value-type="float" office:value="14" table:style-name="ce1">
            <text:p>14</text:p>
          </table:table-cell>
          <table:table-cell office:value-type="float" office:value="3.6614173228346458" table:formula="of:=([.T65]-[.T$51])*[.$AA$23]" table:style-name="ce5">
            <text:p>3.661417323</text:p>
          </table:table-cell>
          <table:table-cell office:value-type="float" office:value="3.2677165354330708" table:formula="of:=([.U65]-[.U$51])*[.$AA$23]" table:style-name="ce5">
            <text:p>3.267716535</text:p>
          </table:table-cell>
          <table:table-cell office:value-type="float" office:value="2.7559055118110232" table:formula="of:=([.V65]-[.V$51])*[.$AA$23]" table:style-name="ce5">
            <text:p>2.755905512</text:p>
          </table:table-cell>
          <table:table-cell office:value-type="float" office:value="2.6771653543307088" table:formula="of:=([.W65]-[.W$51])*[.$AA$23]" table:style-name="ce5">
            <text:p>2.677165354</text:p>
          </table:table-cell>
          <table:table-cell office:value-type="float" office:value="2.8740157480314954" table:formula="of:=([.X65]-[.X$51])*[.$AA$23]" table:style-name="ce5">
            <text:p>2.874015748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1.69291338582677" table:style-name="ce1">
            <text:p>1.692913386</text:p>
          </table:table-cell>
          <table:table-cell office:value-type="float" office:value="4.2999999999999955E-2" table:formula="of:=[.D89]*0.0254" table:style-name="ce1">
            <text:p>0.043</text:p>
          </table:table-cell>
          <table:table-cell office:value-type="float" office:value="100903.17" table:formula="of:=[.$J$3]-[.$J$1]*[.$J$2]*[.E89]" table:style-name="ce1">
            <text:p>100903.17</text:p>
          </table:table-cell>
          <table:table-cell table:number-columns-repeated="12" table:style-name="ce1"/>
          <table:table-cell office:value-type="float" office:value="15" table:style-name="ce1">
            <text:p>15</text:p>
          </table:table-cell>
          <table:table-cell office:value-type="float" office:value="3.5039370078740157" table:formula="of:=([.T66]-[.T$51])*[.$AA$23]" table:style-name="ce5">
            <text:p>3.503937008</text:p>
          </table:table-cell>
          <table:table-cell office:value-type="float" office:value="3.228346456692913" table:formula="of:=([.U66]-[.U$51])*[.$AA$23]" table:style-name="ce5">
            <text:p>3.228346457</text:p>
          </table:table-cell>
          <table:table-cell office:value-type="float" office:value="2.9133858267716533" table:formula="of:=([.V66]-[.V$51])*[.$AA$23]" table:style-name="ce5">
            <text:p>2.913385827</text:p>
          </table:table-cell>
          <table:table-cell office:value-type="float" office:value="2.9133858267716533" table:formula="of:=([.W66]-[.W$51])*[.$AA$23]" table:style-name="ce5">
            <text:p>2.913385827</text:p>
          </table:table-cell>
          <table:table-cell office:value-type="float" office:value="3.1496062992125982" table:formula="of:=([.X66]-[.X$51])*[.$AA$23]" table:style-name="ce5">
            <text:p>3.149606299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1.9685039370078701" table:style-name="ce1">
            <text:p>1.968503937</text:p>
          </table:table-cell>
          <table:table-cell office:value-type="float" office:value="4.9999999999999899E-2" table:formula="of:=[.D90]*0.0254" table:style-name="ce1">
            <text:p>0.05</text:p>
          </table:table-cell>
          <table:table-cell office:value-type="float" office:value="100834.5" table:formula="of:=[.$J$3]-[.$J$1]*[.$J$2]*[.E90]" table:style-name="ce1">
            <text:p>100834.5</text:p>
          </table:table-cell>
          <table:table-cell table:number-columns-repeated="12" table:style-name="ce1"/>
          <table:table-cell office:value-type="float" office:value="16" table:style-name="ce1">
            <text:p>16</text:p>
          </table:table-cell>
          <table:table-cell office:value-type="float" office:value="3.4645669291338583" table:formula="of:=([.T67]-[.T$51])*[.$AA$23]" table:style-name="ce5">
            <text:p>3.464566929</text:p>
          </table:table-cell>
          <table:table-cell office:value-type="float" office:value="3.3858267716535431" table:formula="of:=([.U67]-[.U$51])*[.$AA$23]" table:style-name="ce5">
            <text:p>3.385826772</text:p>
          </table:table-cell>
          <table:table-cell office:value-type="float" office:value="3.0708661417322833" table:formula="of:=([.V67]-[.V$51])*[.$AA$23]" table:style-name="ce5">
            <text:p>3.070866142</text:p>
          </table:table-cell>
          <table:table-cell office:value-type="float" office:value="3.1496062992125982" table:formula="of:=([.W67]-[.W$51])*[.$AA$23]" table:style-name="ce5">
            <text:p>3.149606299</text:p>
          </table:table-cell>
          <table:table-cell office:value-type="float" office:value="3.4645669291338574" table:formula="of:=([.X67]-[.X$51])*[.$AA$23]" table:style-name="ce5">
            <text:p>3.464566929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5.1574803149606296" table:style-name="ce1">
            <text:p>5.157480315</text:p>
          </table:table-cell>
          <table:table-cell office:value-type="float" office:value="0.13099999999999998" table:formula="of:=[.D91]*0.0254" table:style-name="ce1">
            <text:p>0.131</text:p>
          </table:table-cell>
          <table:table-cell office:value-type="float" office:value="100039.89" table:formula="of:=[.$J$3]-[.$J$1]*[.$J$2]*[.E91]" table:style-name="ce1">
            <text:p>100039.89</text:p>
          </table:table-cell>
          <table:table-cell table:number-columns-repeated="12" table:style-name="ce1"/>
          <table:table-cell office:value-type="float" office:value="17" table:style-name="ce1">
            <text:p>17</text:p>
          </table:table-cell>
          <table:table-cell office:value-type="float" office:value="3.7007874015748028" table:formula="of:=([.T68]-[.T$51])*[.$AA$23]" table:style-name="ce5">
            <text:p>3.700787402</text:p>
          </table:table-cell>
          <table:table-cell office:value-type="float" office:value="3.5826771653543301" table:formula="of:=([.U68]-[.U$51])*[.$AA$23]" table:style-name="ce5">
            <text:p>3.582677165</text:p>
          </table:table-cell>
          <table:table-cell office:value-type="float" office:value="3.3070866141732282" table:formula="of:=([.V68]-[.V$51])*[.$AA$23]" table:style-name="ce5">
            <text:p>3.307086614</text:p>
          </table:table-cell>
          <table:table-cell office:value-type="float" office:value="3.5039370078740157" table:formula="of:=([.W68]-[.W$51])*[.$AA$23]" table:style-name="ce5">
            <text:p>3.503937008</text:p>
          </table:table-cell>
          <table:table-cell office:value-type="float" office:value="3.8582677165354324" table:formula="of:=([.X68]-[.X$51])*[.$AA$23]" table:style-name="ce5">
            <text:p>3.858267717</text:p>
          </table:table-cell>
          <table:table-cell table:number-columns-repeated="1636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7559055118110198" table:style-name="ce1">
            <text:p>0.275590551</text:p>
          </table:table-cell>
          <table:table-cell office:value-type="float" office:value="6.9999999999999897E-3" table:formula="of:=[.D92]*0.0254" table:style-name="ce1">
            <text:p>0.007</text:p>
          </table:table-cell>
          <table:table-cell office:value-type="float" office:value="101256.33" table:formula="of:=[.$J$3]-[.$J$1]*[.$J$2]*[.E92]" table:style-name="ce1">
            <text:p>101256.33</text:p>
          </table:table-cell>
          <table:table-cell table:number-columns-repeated="12" table:style-name="ce1"/>
          <table:table-cell office:value-type="float" office:value="18" table:style-name="ce1">
            <text:p>18</text:p>
          </table:table-cell>
          <table:table-cell office:value-type="float" office:value="8.3070866141732278" table:formula="of:=([.T69]-[.T$51])*[.$AA$23]" table:style-name="ce5">
            <text:p>8.307086614</text:p>
          </table:table-cell>
          <table:table-cell office:value-type="float" office:value="10.826771653543306" table:formula="of:=([.U69]-[.U$51])*[.$AA$23]" table:style-name="ce5">
            <text:p>10.82677165</text:p>
          </table:table-cell>
          <table:table-cell office:value-type="float" office:value="11.299212598425196" table:formula="of:=([.V69]-[.V$51])*[.$AA$23]" table:style-name="ce5">
            <text:p>11.2992126</text:p>
          </table:table-cell>
          <table:table-cell office:value-type="float" office:value="9.0157480314960612" table:formula="of:=([.W69]-[.W$51])*[.$AA$23]" table:style-name="ce5">
            <text:p>9.015748031</text:p>
          </table:table-cell>
          <table:table-cell office:value-type="float" office:value="6.0629921259842519" table:formula="of:=([.X69]-[.X$51])*[.$AA$23]" table:style-name="ce5">
            <text:p>6.062992126</text:p>
          </table:table-cell>
          <table:table-cell table:number-columns-repeated="1636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.4173228346456703" table:style-name="ce1">
            <text:p>6.417322835</text:p>
          </table:table-cell>
          <table:table-cell office:value-type="float" office:value="0.16300000000000001" table:formula="of:=[.D93]*0.0254" table:style-name="ce1">
            <text:p>0.163</text:p>
          </table:table-cell>
          <table:table-cell office:value-type="float" office:value="99725.97" table:formula="of:=[.$J$3]-[.$J$1]*[.$J$2]*[.E93]" table:style-name="ce1">
            <text:p>99725.97</text:p>
          </table:table-cell>
          <table:table-cell table:number-columns-repeated="16378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.7716535433070897" table:style-name="ce1">
            <text:p>6.771653543</text:p>
          </table:table-cell>
          <table:table-cell office:value-type="float" office:value="0.17200000000000007" table:formula="of:=[.D94]*0.0254" table:style-name="ce1">
            <text:p>0.172</text:p>
          </table:table-cell>
          <table:table-cell office:value-type="float" office:value="99637.68" table:formula="of:=[.$J$3]-[.$J$1]*[.$J$2]*[.E94]" table:style-name="ce1">
            <text:p>99637.68</text:p>
          </table:table-cell>
          <table:table-cell table:number-columns-repeated="16378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.4173228346456703" table:style-name="ce1">
            <text:p>6.417322835</text:p>
          </table:table-cell>
          <table:table-cell office:value-type="float" office:value="0.16300000000000001" table:formula="of:=[.D95]*0.0254" table:style-name="ce1">
            <text:p>0.163</text:p>
          </table:table-cell>
          <table:table-cell office:value-type="float" office:value="99725.97" table:formula="of:=[.$J$3]-[.$J$1]*[.$J$2]*[.E95]" table:style-name="ce1">
            <text:p>99725.97</text:p>
          </table:table-cell>
          <table:table-cell table:number-columns-repeated="16378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.0629921259842501" table:style-name="ce1">
            <text:p>6.062992126</text:p>
          </table:table-cell>
          <table:table-cell office:value-type="float" office:value="0.15399999999999994" table:formula="of:=[.D96]*0.0254" table:style-name="ce1">
            <text:p>0.154</text:p>
          </table:table-cell>
          <table:table-cell office:value-type="float" office:value="99814.26" table:formula="of:=[.$J$3]-[.$J$1]*[.$J$2]*[.E96]" table:style-name="ce1">
            <text:p>99814.26</text:p>
          </table:table-cell>
          <table:table-cell table:number-columns-repeated="16378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5.7480314960629899" table:style-name="ce1">
            <text:p>5.748031496</text:p>
          </table:table-cell>
          <table:table-cell office:value-type="float" office:value="0.14599999999999994" table:formula="of:=[.D97]*0.0254" table:style-name="ce1">
            <text:p>0.146</text:p>
          </table:table-cell>
          <table:table-cell office:value-type="float" office:value="99892.74" table:formula="of:=[.$J$3]-[.$J$1]*[.$J$2]*[.E97]" table:style-name="ce1">
            <text:p>99892.74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5.4724409448818898" table:style-name="ce1">
            <text:p>5.472440945</text:p>
          </table:table-cell>
          <table:table-cell office:value-type="float" office:value="0.13899999999999998" table:formula="of:=[.D98]*0.0254" table:style-name="ce1">
            <text:p>0.139</text:p>
          </table:table-cell>
          <table:table-cell office:value-type="float" office:value="99961.41" table:formula="of:=[.$J$3]-[.$J$1]*[.$J$2]*[.E98]" table:style-name="ce1">
            <text:p>99961.41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4.6850393700787398" table:style-name="ce1">
            <text:p>4.68503937</text:p>
          </table:table-cell>
          <table:table-cell office:value-type="float" office:value="0.11899999999999998" table:formula="of:=[.D99]*0.0254" table:style-name="ce1">
            <text:p>0.119</text:p>
          </table:table-cell>
          <table:table-cell office:value-type="float" office:value="100157.61" table:formula="of:=[.$J$3]-[.$J$1]*[.$J$2]*[.E99]" table:style-name="ce1">
            <text:p>100157.61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4.0944881889763796" table:style-name="ce1">
            <text:p>4.094488189</text:p>
          </table:table-cell>
          <table:table-cell office:value-type="float" office:value="0.10400000000000004" table:formula="of:=[.D100]*0.0254" table:style-name="ce1">
            <text:p>0.104</text:p>
          </table:table-cell>
          <table:table-cell office:value-type="float" office:value="100304.76" table:formula="of:=[.$J$3]-[.$J$1]*[.$J$2]*[.E100]" table:style-name="ce1">
            <text:p>100304.76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4.6456692913385798" table:style-name="ce1">
            <text:p>4.645669291</text:p>
          </table:table-cell>
          <table:table-cell office:value-type="float" office:value="0.11799999999999992" table:formula="of:=[.D101]*0.0254" table:style-name="ce1">
            <text:p>0.118</text:p>
          </table:table-cell>
          <table:table-cell office:value-type="float" office:value="100167.42" table:formula="of:=[.$J$3]-[.$J$1]*[.$J$2]*[.E101]" table:style-name="ce1">
            <text:p>100167.42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4.1338582677165396" table:style-name="ce1">
            <text:p>4.133858268</text:p>
          </table:table-cell>
          <table:table-cell office:value-type="float" office:value="0.10500000000000011" table:formula="of:=[.D102]*0.0254" table:style-name="ce1">
            <text:p>0.105</text:p>
          </table:table-cell>
          <table:table-cell office:value-type="float" office:value="100294.95" table:formula="of:=[.$J$3]-[.$J$1]*[.$J$2]*[.E102]" table:style-name="ce1">
            <text:p>100294.95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3.54330708661417" table:style-name="ce1">
            <text:p>3.543307087</text:p>
          </table:table-cell>
          <table:table-cell office:value-type="float" office:value="8.9999999999999913E-2" table:formula="of:=[.D103]*0.0254" table:style-name="ce1">
            <text:p>0.09</text:p>
          </table:table-cell>
          <table:table-cell office:value-type="float" office:value="100442.1" table:formula="of:=[.$J$3]-[.$J$1]*[.$J$2]*[.E103]" table:style-name="ce1">
            <text:p>100442.1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3.5039370078740202" table:style-name="ce1">
            <text:p>3.503937008</text:p>
          </table:table-cell>
          <table:table-cell office:value-type="float" office:value="8.9000000000000107E-2" table:formula="of:=[.D104]*0.0254" table:style-name="ce1">
            <text:p>0.089</text:p>
          </table:table-cell>
          <table:table-cell office:value-type="float" office:value="100451.91" table:formula="of:=[.$J$3]-[.$J$1]*[.$J$2]*[.E104]" table:style-name="ce1">
            <text:p>100451.91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3.6614173228346498" table:style-name="ce1">
            <text:p>3.661417323</text:p>
          </table:table-cell>
          <table:table-cell office:value-type="float" office:value="9.3000000000000096E-2" table:formula="of:=[.D105]*0.0254" table:style-name="ce1">
            <text:p>0.093</text:p>
          </table:table-cell>
          <table:table-cell office:value-type="float" office:value="100412.67" table:formula="of:=[.$J$3]-[.$J$1]*[.$J$2]*[.E105]" table:style-name="ce1">
            <text:p>100412.67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3.5039370078740202" table:style-name="ce1">
            <text:p>3.503937008</text:p>
          </table:table-cell>
          <table:table-cell office:value-type="float" office:value="8.9000000000000107E-2" table:formula="of:=[.D106]*0.0254" table:style-name="ce1">
            <text:p>0.089</text:p>
          </table:table-cell>
          <table:table-cell office:value-type="float" office:value="100451.91" table:formula="of:=[.$J$3]-[.$J$1]*[.$J$2]*[.E106]" table:style-name="ce1">
            <text:p>100451.91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3.4645669291338601" table:style-name="ce1">
            <text:p>3.464566929</text:p>
          </table:table-cell>
          <table:table-cell office:value-type="float" office:value="8.8000000000000037E-2" table:formula="of:=[.D107]*0.0254" table:style-name="ce1">
            <text:p>0.088</text:p>
          </table:table-cell>
          <table:table-cell office:value-type="float" office:value="100461.72" table:formula="of:=[.$J$3]-[.$J$1]*[.$J$2]*[.E107]" table:style-name="ce1">
            <text:p>100461.72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3.7007874015748001" table:style-name="ce1">
            <text:p>3.700787402</text:p>
          </table:table-cell>
          <table:table-cell office:value-type="float" office:value="9.3999999999999917E-2" table:formula="of:=[.D108]*0.0254" table:style-name="ce1">
            <text:p>0.094</text:p>
          </table:table-cell>
          <table:table-cell office:value-type="float" office:value="100402.86" table:formula="of:=[.$J$3]-[.$J$1]*[.$J$2]*[.E108]" table:style-name="ce1">
            <text:p>100402.86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8.3070866141732296" table:style-name="ce1">
            <text:p>8.307086614</text:p>
          </table:table-cell>
          <table:table-cell office:value-type="float" office:value="0.21100000000000002" table:formula="of:=[.D109]*0.0254" table:style-name="ce1">
            <text:p>0.211</text:p>
          </table:table-cell>
          <table:table-cell office:value-type="float" office:value="99255.09" table:formula="of:=[.$J$3]-[.$J$1]*[.$J$2]*[.E109]" table:style-name="ce1">
            <text:p>99255.09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.4645669291338601" table:style-name="ce1">
            <text:p>3.464566929</text:p>
          </table:table-cell>
          <table:table-cell office:value-type="float" office:value="8.8000000000000037E-2" table:formula="of:=[.D110]*0.0254" table:style-name="ce1">
            <text:p>0.088</text:p>
          </table:table-cell>
          <table:table-cell office:value-type="float" office:value="100461.72" table:formula="of:=[.$J$3]-[.$J$1]*[.$J$2]*[.E110]" table:style-name="ce1">
            <text:p>100461.72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9.3307086614173205" table:style-name="ce1">
            <text:p>9.330708661</text:p>
          </table:table-cell>
          <table:table-cell office:value-type="float" office:value="0.23699999999999993" table:formula="of:=[.D111]*0.0254" table:style-name="ce1">
            <text:p>0.237</text:p>
          </table:table-cell>
          <table:table-cell office:value-type="float" office:value="99000.03" table:formula="of:=[.$J$3]-[.$J$1]*[.$J$2]*[.E111]" table:style-name="ce1">
            <text:p>99000.03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8.8188976377952706" table:style-name="ce1">
            <text:p>8.818897638</text:p>
          </table:table-cell>
          <table:table-cell office:value-type="float" office:value="0.22399999999999987" table:formula="of:=[.D112]*0.0254" table:style-name="ce1">
            <text:p>0.224</text:p>
          </table:table-cell>
          <table:table-cell office:value-type="float" office:value="99127.56" table:formula="of:=[.$J$3]-[.$J$1]*[.$J$2]*[.E112]" table:style-name="ce1">
            <text:p>99127.56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8.1496062992125999" table:style-name="ce1">
            <text:p>8.149606299</text:p>
          </table:table-cell>
          <table:table-cell office:value-type="float" office:value="0.20700000000000002" table:formula="of:=[.D113]*0.0254" table:style-name="ce1">
            <text:p>0.207</text:p>
          </table:table-cell>
          <table:table-cell office:value-type="float" office:value="99294.33" table:formula="of:=[.$J$3]-[.$J$1]*[.$J$2]*[.E113]" table:style-name="ce1">
            <text:p>99294.33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7.1259842519685002" table:style-name="ce1">
            <text:p>7.125984252</text:p>
          </table:table-cell>
          <table:table-cell office:value-type="float" office:value="0.18099999999999988" table:formula="of:=[.D114]*0.0254" table:style-name="ce1">
            <text:p>0.181</text:p>
          </table:table-cell>
          <table:table-cell office:value-type="float" office:value="99549.39" table:formula="of:=[.$J$3]-[.$J$1]*[.$J$2]*[.E114]" table:style-name="ce1">
            <text:p>99549.39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.2598425196850398" table:style-name="ce1">
            <text:p>6.25984252</text:p>
          </table:table-cell>
          <table:table-cell office:value-type="float" office:value="0.159" table:formula="of:=[.D115]*0.0254" table:style-name="ce1">
            <text:p>0.159</text:p>
          </table:table-cell>
          <table:table-cell office:value-type="float" office:value="99765.21" table:formula="of:=[.$J$3]-[.$J$1]*[.$J$2]*[.E115]" table:style-name="ce1">
            <text:p>99765.21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5.7480314960629899" table:style-name="ce1">
            <text:p>5.748031496</text:p>
          </table:table-cell>
          <table:table-cell office:value-type="float" office:value="0.14599999999999994" table:formula="of:=[.D116]*0.0254" table:style-name="ce1">
            <text:p>0.146</text:p>
          </table:table-cell>
          <table:table-cell office:value-type="float" office:value="99892.74" table:formula="of:=[.$J$3]-[.$J$1]*[.$J$2]*[.E116]" table:style-name="ce1">
            <text:p>99892.74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5.1181102362204696" table:style-name="ce1">
            <text:p>5.118110236</text:p>
          </table:table-cell>
          <table:table-cell office:value-type="float" office:value="0.12999999999999992" table:formula="of:=[.D117]*0.0254" table:style-name="ce1">
            <text:p>0.13</text:p>
          </table:table-cell>
          <table:table-cell office:value-type="float" office:value="100049.7" table:formula="of:=[.$J$3]-[.$J$1]*[.$J$2]*[.E117]" table:style-name="ce1">
            <text:p>100049.7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4.4881889763779501" table:style-name="ce1">
            <text:p>4.488188976</text:p>
          </table:table-cell>
          <table:table-cell office:value-type="float" office:value="0.11399999999999993" table:formula="of:=[.D118]*0.0254" table:style-name="ce1">
            <text:p>0.114</text:p>
          </table:table-cell>
          <table:table-cell office:value-type="float" office:value="100206.66" table:formula="of:=[.$J$3]-[.$J$1]*[.$J$2]*[.E118]" table:style-name="ce1">
            <text:p>100206.66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.48031496062992" table:style-name="ce1">
            <text:p>2.480314961</text:p>
          </table:table-cell>
          <table:table-cell office:value-type="float" office:value="6.2999999999999959E-2" table:formula="of:=[.D119]*0.0254" table:style-name="ce1">
            <text:p>0.063</text:p>
          </table:table-cell>
          <table:table-cell office:value-type="float" office:value="100706.97" table:formula="of:=[.$J$3]-[.$J$1]*[.$J$2]*[.E119]" table:style-name="ce1">
            <text:p>100706.97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2.5590551181102401" table:style-name="ce1">
            <text:p>2.559055118</text:p>
          </table:table-cell>
          <table:table-cell office:value-type="float" office:value="6.5000000000000099E-2" table:formula="of:=[.D120]*0.0254" table:style-name="ce1">
            <text:p>0.065</text:p>
          </table:table-cell>
          <table:table-cell office:value-type="float" office:value="100687.35" table:formula="of:=[.$J$3]-[.$J$1]*[.$J$2]*[.E120]" table:style-name="ce1">
            <text:p>100687.35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2.8346456692913402" table:style-name="ce1">
            <text:p>2.834645669</text:p>
          </table:table-cell>
          <table:table-cell office:value-type="float" office:value="7.2000000000000036E-2" table:formula="of:=[.D121]*0.0254" table:style-name="ce1">
            <text:p>0.072</text:p>
          </table:table-cell>
          <table:table-cell office:value-type="float" office:value="100618.68" table:formula="of:=[.$J$3]-[.$J$1]*[.$J$2]*[.E121]" table:style-name="ce1">
            <text:p>100618.68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3.0314960629921299" table:style-name="ce1">
            <text:p>3.031496063</text:p>
          </table:table-cell>
          <table:table-cell office:value-type="float" office:value="7.7000000000000096E-2" table:formula="of:=[.D122]*0.0254" table:style-name="ce1">
            <text:p>0.077</text:p>
          </table:table-cell>
          <table:table-cell office:value-type="float" office:value="100569.63" table:formula="of:=[.$J$3]-[.$J$1]*[.$J$2]*[.E122]" table:style-name="ce1">
            <text:p>100569.63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3.2677165354330699" table:style-name="ce1">
            <text:p>3.267716535</text:p>
          </table:table-cell>
          <table:table-cell office:value-type="float" office:value="8.2999999999999977E-2" table:formula="of:=[.D123]*0.0254" table:style-name="ce1">
            <text:p>0.083</text:p>
          </table:table-cell>
          <table:table-cell office:value-type="float" office:value="100510.77" table:formula="of:=[.$J$3]-[.$J$1]*[.$J$2]*[.E123]" table:style-name="ce1">
            <text:p>100510.77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3.2283464566929099" table:style-name="ce1">
            <text:p>3.228346457</text:p>
          </table:table-cell>
          <table:table-cell office:value-type="float" office:value="8.1999999999999906E-2" table:formula="of:=[.D124]*0.0254" table:style-name="ce1">
            <text:p>0.082</text:p>
          </table:table-cell>
          <table:table-cell office:value-type="float" office:value="100520.58" table:formula="of:=[.$J$3]-[.$J$1]*[.$J$2]*[.E124]" table:style-name="ce1">
            <text:p>100520.58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3.38582677165354" table:style-name="ce1">
            <text:p>3.385826772</text:p>
          </table:table-cell>
          <table:table-cell office:value-type="float" office:value="8.599999999999991E-2" table:formula="of:=[.D125]*0.0254" table:style-name="ce1">
            <text:p>0.086</text:p>
          </table:table-cell>
          <table:table-cell office:value-type="float" office:value="100481.34" table:formula="of:=[.$J$3]-[.$J$1]*[.$J$2]*[.E125]" table:style-name="ce1">
            <text:p>100481.34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3.5826771653543301" table:style-name="ce1">
            <text:p>3.582677165</text:p>
          </table:table-cell>
          <table:table-cell office:value-type="float" office:value="9.0999999999999984E-2" table:formula="of:=[.D126]*0.0254" table:style-name="ce1">
            <text:p>0.091</text:p>
          </table:table-cell>
          <table:table-cell office:value-type="float" office:value="100432.29" table:formula="of:=[.$J$3]-[.$J$1]*[.$J$2]*[.E126]" table:style-name="ce1">
            <text:p>100432.29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10.8267716535433" table:style-name="ce1">
            <text:p>10.82677165</text:p>
          </table:table-cell>
          <table:table-cell office:value-type="float" office:value="0.2749999999999998" table:formula="of:=[.D127]*0.0254" table:style-name="ce1">
            <text:p>0.275</text:p>
          </table:table-cell>
          <table:table-cell office:value-type="float" office:value="98627.25" table:formula="of:=[.$J$3]-[.$J$1]*[.$J$2]*[.E127]" table:style-name="ce1">
            <text:p>98627.25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9.3700787401574797" table:style-name="ce1">
            <text:p>9.37007874</text:p>
          </table:table-cell>
          <table:table-cell office:value-type="float" office:value="0.23799999999999996" table:formula="of:=[.D128]*0.0254" table:style-name="ce1">
            <text:p>0.238</text:p>
          </table:table-cell>
          <table:table-cell office:value-type="float" office:value="98990.22" table:formula="of:=[.$J$3]-[.$J$1]*[.$J$2]*[.E128]" table:style-name="ce1">
            <text:p>98990.22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1.417322834645701" table:style-name="ce1">
            <text:p>11.41732283</text:p>
          </table:table-cell>
          <table:table-cell office:value-type="float" office:value="0.29000000000000076" table:formula="of:=[.D129]*0.0254" table:style-name="ce1">
            <text:p>0.29</text:p>
          </table:table-cell>
          <table:table-cell office:value-type="float" office:value="98480.099999999991" table:formula="of:=[.$J$3]-[.$J$1]*[.$J$2]*[.E129]" table:style-name="ce1">
            <text:p>98480.1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.0393700787402" table:style-name="ce1">
            <text:p>10.03937008</text:p>
          </table:table-cell>
          <table:table-cell office:value-type="float" office:value="0.25500000000000106" table:formula="of:=[.D130]*0.0254" table:style-name="ce1">
            <text:p>0.255</text:p>
          </table:table-cell>
          <table:table-cell office:value-type="float" office:value="98823.449999999983" table:formula="of:=[.$J$3]-[.$J$1]*[.$J$2]*[.E130]" table:style-name="ce1">
            <text:p>98823.45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8.2677165354330704" table:style-name="ce1">
            <text:p>8.267716535</text:p>
          </table:table-cell>
          <table:table-cell office:value-type="float" office:value="0.21" table:formula="of:=[.D131]*0.0254" table:style-name="ce1">
            <text:p>0.21</text:p>
          </table:table-cell>
          <table:table-cell office:value-type="float" office:value="99264.9" table:formula="of:=[.$J$3]-[.$J$1]*[.$J$2]*[.E131]" table:style-name="ce1">
            <text:p>99264.9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7.1653543307086602" table:style-name="ce1">
            <text:p>7.165354331</text:p>
          </table:table-cell>
          <table:table-cell office:value-type="float" office:value="0.18199999999999997" table:formula="of:=[.D132]*0.0254" table:style-name="ce1">
            <text:p>0.182</text:p>
          </table:table-cell>
          <table:table-cell office:value-type="float" office:value="99539.58" table:formula="of:=[.$J$3]-[.$J$1]*[.$J$2]*[.E132]" table:style-name="ce1">
            <text:p>99539.58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6.2992125984251999" table:style-name="ce1">
            <text:p>6.299212598</text:p>
          </table:table-cell>
          <table:table-cell office:value-type="float" office:value="0.16000000000000006" table:formula="of:=[.D133]*0.0254" table:style-name="ce1">
            <text:p>0.16</text:p>
          </table:table-cell>
          <table:table-cell office:value-type="float" office:value="99755.4" table:formula="of:=[.$J$3]-[.$J$1]*[.$J$2]*[.E133]" table:style-name="ce1">
            <text:p>99755.4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5.5905511811023603" table:style-name="ce1">
            <text:p>5.590551181</text:p>
          </table:table-cell>
          <table:table-cell office:value-type="float" office:value="0.14199999999999993" table:formula="of:=[.D134]*0.0254" table:style-name="ce1">
            <text:p>0.142</text:p>
          </table:table-cell>
          <table:table-cell office:value-type="float" office:value="99931.98" table:formula="of:=[.$J$3]-[.$J$1]*[.$J$2]*[.E134]" table:style-name="ce1">
            <text:p>99931.98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4.7244094488188999" table:style-name="ce1">
            <text:p>4.724409449</text:p>
          </table:table-cell>
          <table:table-cell office:value-type="float" office:value="0.12000000000000005" table:formula="of:=[.D135]*0.0254" table:style-name="ce1">
            <text:p>0.12</text:p>
          </table:table-cell>
          <table:table-cell office:value-type="float" office:value="100147.8" table:formula="of:=[.$J$3]-[.$J$1]*[.$J$2]*[.E135]" table:style-name="ce1">
            <text:p>100147.8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4.2519685039370101" table:style-name="ce1">
            <text:p>4.251968504</text:p>
          </table:table-cell>
          <table:table-cell office:value-type="float" office:value="0.10800000000000005" table:formula="of:=[.D136]*0.0254" table:style-name="ce1">
            <text:p>0.108</text:p>
          </table:table-cell>
          <table:table-cell office:value-type="float" office:value="100265.52" table:formula="of:=[.$J$3]-[.$J$1]*[.$J$2]*[.E136]" table:style-name="ce1">
            <text:p>100265.52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.25984251968504" table:style-name="ce1">
            <text:p>1.25984252</text:p>
          </table:table-cell>
          <table:table-cell office:value-type="float" office:value="3.2000000000000015E-2" table:formula="of:=[.D137]*0.0254" table:style-name="ce1">
            <text:p>0.032</text:p>
          </table:table-cell>
          <table:table-cell office:value-type="float" office:value="101011.08" table:formula="of:=[.$J$3]-[.$J$1]*[.$J$2]*[.E137]" table:style-name="ce1">
            <text:p>101011.08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.7322834645669301" table:style-name="ce1">
            <text:p>1.732283465</text:p>
          </table:table-cell>
          <table:table-cell office:value-type="float" office:value="4.4000000000000018E-2" table:formula="of:=[.D138]*0.0254" table:style-name="ce1">
            <text:p>0.044</text:p>
          </table:table-cell>
          <table:table-cell office:value-type="float" office:value="100893.36" table:formula="of:=[.$J$3]-[.$J$1]*[.$J$2]*[.E138]" table:style-name="ce1">
            <text:p>100893.36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2.2047244094488199" table:style-name="ce1">
            <text:p>2.204724409</text:p>
          </table:table-cell>
          <table:table-cell office:value-type="float" office:value="5.6000000000000022E-2" table:formula="of:=[.D139]*0.0254" table:style-name="ce1">
            <text:p>0.056</text:p>
          </table:table-cell>
          <table:table-cell office:value-type="float" office:value="100775.64" table:formula="of:=[.$J$3]-[.$J$1]*[.$J$2]*[.E139]" table:style-name="ce1">
            <text:p>100775.64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2.51968503937008" table:style-name="ce1">
            <text:p>2.519685039</text:p>
          </table:table-cell>
          <table:table-cell office:value-type="float" office:value="6.4000000000000029E-2" table:formula="of:=[.D140]*0.0254" table:style-name="ce1">
            <text:p>0.064</text:p>
          </table:table-cell>
          <table:table-cell office:value-type="float" office:value="100697.16" table:formula="of:=[.$J$3]-[.$J$1]*[.$J$2]*[.E140]" table:style-name="ce1">
            <text:p>100697.16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2.7559055118110201" table:style-name="ce1">
            <text:p>2.755905512</text:p>
          </table:table-cell>
          <table:table-cell office:value-type="float" office:value="6.999999999999991E-2" table:formula="of:=[.D141]*0.0254" table:style-name="ce1">
            <text:p>0.07</text:p>
          </table:table-cell>
          <table:table-cell office:value-type="float" office:value="100638.3" table:formula="of:=[.$J$3]-[.$J$1]*[.$J$2]*[.E141]" table:style-name="ce1">
            <text:p>100638.3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.9133858267716501" table:style-name="ce1">
            <text:p>2.913385827</text:p>
          </table:table-cell>
          <table:table-cell office:value-type="float" office:value="7.3999999999999913E-2" table:formula="of:=[.D142]*0.0254" table:style-name="ce1">
            <text:p>0.074</text:p>
          </table:table-cell>
          <table:table-cell office:value-type="float" office:value="100599.06" table:formula="of:=[.$J$3]-[.$J$1]*[.$J$2]*[.E142]" table:style-name="ce1">
            <text:p>100599.06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3.0708661417322798" table:style-name="ce1">
            <text:p>3.070866142</text:p>
          </table:table-cell>
          <table:table-cell office:value-type="float" office:value="7.7999999999999903E-2" table:formula="of:=[.D143]*0.0254" table:style-name="ce1">
            <text:p>0.078</text:p>
          </table:table-cell>
          <table:table-cell office:value-type="float" office:value="100559.82" table:formula="of:=[.$J$3]-[.$J$1]*[.$J$2]*[.E143]" table:style-name="ce1">
            <text:p>100559.82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3.30708661417323" table:style-name="ce1">
            <text:p>3.307086614</text:p>
          </table:table-cell>
          <table:table-cell office:value-type="float" office:value="8.4000000000000033E-2" table:formula="of:=[.D144]*0.0254" table:style-name="ce1">
            <text:p>0.084</text:p>
          </table:table-cell>
          <table:table-cell office:value-type="float" office:value="100500.96" table:formula="of:=[.$J$3]-[.$J$1]*[.$J$2]*[.E144]" table:style-name="ce1">
            <text:p>100500.96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11.2992125984252" table:style-name="ce1">
            <text:p>11.2992126</text:p>
          </table:table-cell>
          <table:table-cell office:value-type="float" office:value="0.28700000000000009" table:formula="of:=[.D145]*0.0254" table:style-name="ce1">
            <text:p>0.287</text:p>
          </table:table-cell>
          <table:table-cell office:value-type="float" office:value="98509.53" table:formula="of:=[.$J$3]-[.$J$1]*[.$J$2]*[.E145]" table:style-name="ce1">
            <text:p>98509.53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1.0236220472441" table:style-name="ce1">
            <text:p>11.02362205</text:p>
          </table:table-cell>
          <table:table-cell office:value-type="float" office:value="0.28000000000000014" table:formula="of:=[.D146]*0.0254" table:style-name="ce1">
            <text:p>0.28</text:p>
          </table:table-cell>
          <table:table-cell office:value-type="float" office:value="98578.2" table:formula="of:=[.$J$3]-[.$J$1]*[.$J$2]*[.E146]" table:style-name="ce1">
            <text:p>98578.2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9.0551181102362204" table:style-name="ce1">
            <text:p>9.05511811</text:p>
          </table:table-cell>
          <table:table-cell office:value-type="float" office:value="0.22999999999999998" table:formula="of:=[.D147]*0.0254" table:style-name="ce1">
            <text:p>0.23</text:p>
          </table:table-cell>
          <table:table-cell office:value-type="float" office:value="99068.7" table:formula="of:=[.$J$3]-[.$J$1]*[.$J$2]*[.E147]" table:style-name="ce1">
            <text:p>99068.7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5.5511811023622002" table:style-name="ce1">
            <text:p>5.551181102</text:p>
          </table:table-cell>
          <table:table-cell office:value-type="float" office:value="0.14099999999999988" table:formula="of:=[.D148]*0.0254" table:style-name="ce1">
            <text:p>0.141</text:p>
          </table:table-cell>
          <table:table-cell office:value-type="float" office:value="99941.790000000008" table:formula="of:=[.$J$3]-[.$J$1]*[.$J$2]*[.E148]" table:style-name="ce1">
            <text:p>99941.79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5.3149606299212602" table:style-name="ce1">
            <text:p>5.31496063</text:p>
          </table:table-cell>
          <table:table-cell office:value-type="float" office:value="0.13500000000000001" table:formula="of:=[.D149]*0.0254" table:style-name="ce1">
            <text:p>0.135</text:p>
          </table:table-cell>
          <table:table-cell office:value-type="float" office:value="100000.65" table:formula="of:=[.$J$3]-[.$J$1]*[.$J$2]*[.E149]" table:style-name="ce1">
            <text:p>100000.65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5.3149606299212602" table:style-name="ce1">
            <text:p>5.31496063</text:p>
          </table:table-cell>
          <table:table-cell office:value-type="float" office:value="0.13500000000000001" table:formula="of:=[.D150]*0.0254" table:style-name="ce1">
            <text:p>0.135</text:p>
          </table:table-cell>
          <table:table-cell office:value-type="float" office:value="100000.65" table:formula="of:=[.$J$3]-[.$J$1]*[.$J$2]*[.E150]" table:style-name="ce1">
            <text:p>100000.65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5.3543307086614202" table:style-name="ce1">
            <text:p>5.354330709</text:p>
          </table:table-cell>
          <table:table-cell office:value-type="float" office:value="0.13600000000000007" table:formula="of:=[.D151]*0.0254" table:style-name="ce1">
            <text:p>0.136</text:p>
          </table:table-cell>
          <table:table-cell office:value-type="float" office:value="99990.84" table:formula="of:=[.$J$3]-[.$J$1]*[.$J$2]*[.E151]" table:style-name="ce1">
            <text:p>99990.84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5.4330708661417297" table:style-name="ce1">
            <text:p>5.433070866</text:p>
          </table:table-cell>
          <table:table-cell office:value-type="float" office:value="0.13799999999999993" table:formula="of:=[.D152]*0.0254" table:style-name="ce1">
            <text:p>0.138</text:p>
          </table:table-cell>
          <table:table-cell office:value-type="float" office:value="99971.22" table:formula="of:=[.$J$3]-[.$J$1]*[.$J$2]*[.E152]" table:style-name="ce1">
            <text:p>99971.22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5.5118110236220499" table:style-name="ce1">
            <text:p>5.511811024</text:p>
          </table:table-cell>
          <table:table-cell office:value-type="float" office:value="0.14000000000000007" table:formula="of:=[.D153]*0.0254" table:style-name="ce1">
            <text:p>0.14</text:p>
          </table:table-cell>
          <table:table-cell office:value-type="float" office:value="99951.6" table:formula="of:=[.$J$3]-[.$J$1]*[.$J$2]*[.E153]" table:style-name="ce1">
            <text:p>99951.6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5.5118110236220499" table:style-name="ce1">
            <text:p>5.511811024</text:p>
          </table:table-cell>
          <table:table-cell office:value-type="float" office:value="0.14000000000000007" table:formula="of:=[.D154]*0.0254" table:style-name="ce1">
            <text:p>0.14</text:p>
          </table:table-cell>
          <table:table-cell office:value-type="float" office:value="99951.6" table:formula="of:=[.$J$3]-[.$J$1]*[.$J$2]*[.E154]" table:style-name="ce1">
            <text:p>99951.6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0.90551181102362199" table:style-name="ce1">
            <text:p>0.905511811</text:p>
          </table:table-cell>
          <table:table-cell office:value-type="float" office:value="2.2999999999999996E-2" table:formula="of:=[.D155]*0.0254" table:style-name="ce1">
            <text:p>0.023</text:p>
          </table:table-cell>
          <table:table-cell office:value-type="float" office:value="101099.37" table:formula="of:=[.$J$3]-[.$J$1]*[.$J$2]*[.E155]" table:style-name="ce1">
            <text:p>101099.37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1.33858267716535" table:style-name="ce1">
            <text:p>1.338582677</text:p>
          </table:table-cell>
          <table:table-cell office:value-type="float" office:value="3.3999999999999884E-2" table:formula="of:=[.D156]*0.0254" table:style-name="ce1">
            <text:p>0.034</text:p>
          </table:table-cell>
          <table:table-cell office:value-type="float" office:value="100991.46" table:formula="of:=[.$J$3]-[.$J$1]*[.$J$2]*[.E156]" table:style-name="ce1">
            <text:p>100991.46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.9685039370078701" table:style-name="ce1">
            <text:p>1.968503937</text:p>
          </table:table-cell>
          <table:table-cell office:value-type="float" office:value="4.9999999999999899E-2" table:formula="of:=[.D157]*0.0254" table:style-name="ce1">
            <text:p>0.05</text:p>
          </table:table-cell>
          <table:table-cell office:value-type="float" office:value="100834.5" table:formula="of:=[.$J$3]-[.$J$1]*[.$J$2]*[.E157]" table:style-name="ce1">
            <text:p>100834.5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2.36220472440945" table:style-name="ce1">
            <text:p>2.362204724</text:p>
          </table:table-cell>
          <table:table-cell office:value-type="float" office:value="6.0000000000000026E-2" table:formula="of:=[.D158]*0.0254" table:style-name="ce1">
            <text:p>0.06</text:p>
          </table:table-cell>
          <table:table-cell office:value-type="float" office:value="100736.4" table:formula="of:=[.$J$3]-[.$J$1]*[.$J$2]*[.E158]" table:style-name="ce1">
            <text:p>100736.4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2.6771653543307101" table:style-name="ce1">
            <text:p>2.677165354</text:p>
          </table:table-cell>
          <table:table-cell office:value-type="float" office:value="6.8000000000000033E-2" table:formula="of:=[.D159]*0.0254" table:style-name="ce1">
            <text:p>0.068</text:p>
          </table:table-cell>
          <table:table-cell office:value-type="float" office:value="100657.92" table:formula="of:=[.$J$3]-[.$J$1]*[.$J$2]*[.E159]" table:style-name="ce1">
            <text:p>100657.92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2.9133858267716501" table:style-name="ce1">
            <text:p>2.913385827</text:p>
          </table:table-cell>
          <table:table-cell office:value-type="float" office:value="7.3999999999999913E-2" table:formula="of:=[.D160]*0.0254" table:style-name="ce1">
            <text:p>0.074</text:p>
          </table:table-cell>
          <table:table-cell office:value-type="float" office:value="100599.06" table:formula="of:=[.$J$3]-[.$J$1]*[.$J$2]*[.E160]" table:style-name="ce1">
            <text:p>100599.06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3.1496062992125999" table:style-name="ce1">
            <text:p>3.149606299</text:p>
          </table:table-cell>
          <table:table-cell office:value-type="float" office:value="8.0000000000000029E-2" table:formula="of:=[.D161]*0.0254" table:style-name="ce1">
            <text:p>0.08</text:p>
          </table:table-cell>
          <table:table-cell office:value-type="float" office:value="100540.2" table:formula="of:=[.$J$3]-[.$J$1]*[.$J$2]*[.E161]" table:style-name="ce1">
            <text:p>100540.2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3.5039370078740202" table:style-name="ce1">
            <text:p>3.503937008</text:p>
          </table:table-cell>
          <table:table-cell office:value-type="float" office:value="8.9000000000000107E-2" table:formula="of:=[.D162]*0.0254" table:style-name="ce1">
            <text:p>0.089</text:p>
          </table:table-cell>
          <table:table-cell office:value-type="float" office:value="100451.91" table:formula="of:=[.$J$3]-[.$J$1]*[.$J$2]*[.E162]" table:style-name="ce1">
            <text:p>100451.91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9.0157480314960594" table:style-name="ce1">
            <text:p>9.015748031</text:p>
          </table:table-cell>
          <table:table-cell office:value-type="float" office:value="0.2289999999999999" table:formula="of:=[.D163]*0.0254" table:style-name="ce1">
            <text:p>0.229</text:p>
          </table:table-cell>
          <table:table-cell office:value-type="float" office:value="99078.51" table:formula="of:=[.$J$3]-[.$J$1]*[.$J$2]*[.E163]" table:style-name="ce1">
            <text:p>99078.51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4.6062992125984197" table:style-name="ce1">
            <text:p>4.606299213</text:p>
          </table:table-cell>
          <table:table-cell office:value-type="float" office:value="0.11699999999999985" table:formula="of:=[.D164]*0.0254" table:style-name="ce1">
            <text:p>0.117</text:p>
          </table:table-cell>
          <table:table-cell office:value-type="float" office:value="100177.23" table:formula="of:=[.$J$3]-[.$J$1]*[.$J$2]*[.E164]" table:style-name="ce1">
            <text:p>100177.23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5.9055118110236204" table:style-name="ce1">
            <text:p>5.905511811</text:p>
          </table:table-cell>
          <table:table-cell office:value-type="float" office:value="0.14999999999999997" table:formula="of:=[.D165]*0.0254" table:style-name="ce1">
            <text:p>0.15</text:p>
          </table:table-cell>
          <table:table-cell office:value-type="float" office:value="99853.5" table:formula="of:=[.$J$3]-[.$J$1]*[.$J$2]*[.E165]" table:style-name="ce1">
            <text:p>99853.5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5.78740157480315" table:style-name="ce1">
            <text:p>5.787401575</text:p>
          </table:table-cell>
          <table:table-cell office:value-type="float" office:value="0.14699999999999999" table:formula="of:=[.D166]*0.0254" table:style-name="ce1">
            <text:p>0.147</text:p>
          </table:table-cell>
          <table:table-cell office:value-type="float" office:value="99882.93" table:formula="of:=[.$J$3]-[.$J$1]*[.$J$2]*[.E166]" table:style-name="ce1">
            <text:p>99882.93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5.8267716535433101" table:style-name="ce1">
            <text:p>5.826771654</text:p>
          </table:table-cell>
          <table:table-cell office:value-type="float" office:value="0.14800000000000008" table:formula="of:=[.D167]*0.0254" table:style-name="ce1">
            <text:p>0.148</text:p>
          </table:table-cell>
          <table:table-cell office:value-type="float" office:value="99873.12" table:formula="of:=[.$J$3]-[.$J$1]*[.$J$2]*[.E167]" table:style-name="ce1">
            <text:p>99873.12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5.9055118110236204" table:style-name="ce1">
            <text:p>5.905511811</text:p>
          </table:table-cell>
          <table:table-cell office:value-type="float" office:value="0.14999999999999997" table:formula="of:=[.D168]*0.0254" table:style-name="ce1">
            <text:p>0.15</text:p>
          </table:table-cell>
          <table:table-cell office:value-type="float" office:value="99853.5" table:formula="of:=[.$J$3]-[.$J$1]*[.$J$2]*[.E168]" table:style-name="ce1">
            <text:p>99853.5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5.9448818897637796" table:style-name="ce1">
            <text:p>5.94488189</text:p>
          </table:table-cell>
          <table:table-cell office:value-type="float" office:value="0.151" table:formula="of:=[.D169]*0.0254" table:style-name="ce1">
            <text:p>0.151</text:p>
          </table:table-cell>
          <table:table-cell office:value-type="float" office:value="99843.69" table:formula="of:=[.$J$3]-[.$J$1]*[.$J$2]*[.E169]" table:style-name="ce1">
            <text:p>99843.69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5.9842519685039397" table:style-name="ce1">
            <text:p>5.984251969</text:p>
          </table:table-cell>
          <table:table-cell office:value-type="float" office:value="0.15200000000000005" table:formula="of:=[.D170]*0.0254" table:style-name="ce1">
            <text:p>0.152</text:p>
          </table:table-cell>
          <table:table-cell office:value-type="float" office:value="99833.88" table:formula="of:=[.$J$3]-[.$J$1]*[.$J$2]*[.E170]" table:style-name="ce1">
            <text:p>99833.88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5.9842519685039397" table:style-name="ce1">
            <text:p>5.984251969</text:p>
          </table:table-cell>
          <table:table-cell office:value-type="float" office:value="0.15200000000000005" table:formula="of:=[.D171]*0.0254" table:style-name="ce1">
            <text:p>0.152</text:p>
          </table:table-cell>
          <table:table-cell office:value-type="float" office:value="99833.88" table:formula="of:=[.$J$3]-[.$J$1]*[.$J$2]*[.E171]" table:style-name="ce1">
            <text:p>99833.88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5.9448818897637796" table:style-name="ce1">
            <text:p>5.94488189</text:p>
          </table:table-cell>
          <table:table-cell office:value-type="float" office:value="0.151" table:formula="of:=[.D172]*0.0254" table:style-name="ce1">
            <text:p>0.151</text:p>
          </table:table-cell>
          <table:table-cell office:value-type="float" office:value="99843.69" table:formula="of:=[.$J$3]-[.$J$1]*[.$J$2]*[.E172]" table:style-name="ce1">
            <text:p>99843.69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1.14173228346457" table:style-name="ce1">
            <text:p>1.141732283</text:p>
          </table:table-cell>
          <table:table-cell office:value-type="float" office:value="2.9000000000000078E-2" table:formula="of:=[.D173]*0.0254" table:style-name="ce1">
            <text:p>0.029</text:p>
          </table:table-cell>
          <table:table-cell office:value-type="float" office:value="101040.51" table:formula="of:=[.$J$3]-[.$J$1]*[.$J$2]*[.E173]" table:style-name="ce1">
            <text:p>101040.51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1.5354330708661399" table:style-name="ce1">
            <text:p>1.535433071</text:p>
          </table:table-cell>
          <table:table-cell office:value-type="float" office:value="3.8999999999999951E-2" table:formula="of:=[.D174]*0.0254" table:style-name="ce1">
            <text:p>0.039</text:p>
          </table:table-cell>
          <table:table-cell office:value-type="float" office:value="100942.41" table:formula="of:=[.$J$3]-[.$J$1]*[.$J$2]*[.E174]" table:style-name="ce1">
            <text:p>100942.41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2.0866141732283499" table:style-name="ce1">
            <text:p>2.086614173</text:p>
          </table:table-cell>
          <table:table-cell office:value-type="float" office:value="5.3000000000000082E-2" table:formula="of:=[.D175]*0.0254" table:style-name="ce1">
            <text:p>0.053</text:p>
          </table:table-cell>
          <table:table-cell office:value-type="float" office:value="100805.06999999999" table:formula="of:=[.$J$3]-[.$J$1]*[.$J$2]*[.E175]" table:style-name="ce1">
            <text:p>100805.07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2.51968503937008" table:style-name="ce1">
            <text:p>2.519685039</text:p>
          </table:table-cell>
          <table:table-cell office:value-type="float" office:value="6.4000000000000029E-2" table:formula="of:=[.D176]*0.0254" table:style-name="ce1">
            <text:p>0.064</text:p>
          </table:table-cell>
          <table:table-cell office:value-type="float" office:value="100697.16" table:formula="of:=[.$J$3]-[.$J$1]*[.$J$2]*[.E176]" table:style-name="ce1">
            <text:p>100697.16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2.8740157480314998" table:style-name="ce1">
            <text:p>2.874015748</text:p>
          </table:table-cell>
          <table:table-cell office:value-type="float" office:value="7.3000000000000093E-2" table:formula="of:=[.D177]*0.0254" table:style-name="ce1">
            <text:p>0.073</text:p>
          </table:table-cell>
          <table:table-cell office:value-type="float" office:value="100608.87" table:formula="of:=[.$J$3]-[.$J$1]*[.$J$2]*[.E177]" table:style-name="ce1">
            <text:p>100608.87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3.1496062992125999" table:style-name="ce1">
            <text:p>3.149606299</text:p>
          </table:table-cell>
          <table:table-cell office:value-type="float" office:value="8.0000000000000029E-2" table:formula="of:=[.D178]*0.0254" table:style-name="ce1">
            <text:p>0.08</text:p>
          </table:table-cell>
          <table:table-cell office:value-type="float" office:value="100540.2" table:formula="of:=[.$J$3]-[.$J$1]*[.$J$2]*[.E178]" table:style-name="ce1">
            <text:p>100540.2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3.4645669291338601" table:style-name="ce1">
            <text:p>3.464566929</text:p>
          </table:table-cell>
          <table:table-cell office:value-type="float" office:value="8.8000000000000037E-2" table:formula="of:=[.D179]*0.0254" table:style-name="ce1">
            <text:p>0.088</text:p>
          </table:table-cell>
          <table:table-cell office:value-type="float" office:value="100461.72" table:formula="of:=[.$J$3]-[.$J$1]*[.$J$2]*[.E179]" table:style-name="ce1">
            <text:p>100461.72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3.8582677165354302" table:style-name="ce1">
            <text:p>3.858267717</text:p>
          </table:table-cell>
          <table:table-cell office:value-type="float" office:value="9.7999999999999921E-2" table:formula="of:=[.D180]*0.0254" table:style-name="ce1">
            <text:p>0.098</text:p>
          </table:table-cell>
          <table:table-cell office:value-type="float" office:value="100363.62" table:formula="of:=[.$J$3]-[.$J$1]*[.$J$2]*[.E180]" table:style-name="ce1">
            <text:p>100363.62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6.0629921259842501" table:style-name="ce1">
            <text:p>6.062992126</text:p>
          </table:table-cell>
          <table:table-cell office:value-type="float" office:value="0.15399999999999994" table:formula="of:=[.D181]*0.0254" table:style-name="ce1">
            <text:p>0.154</text:p>
          </table:table-cell>
          <table:table-cell office:value-type="float" office:value="99814.26" table:formula="of:=[.$J$3]-[.$J$1]*[.$J$2]*[.E181]" table:style-name="ce1">
            <text:p>99814.26</text:p>
          </table:table-cell>
          <table:table-cell table:number-columns-repeated="16378"/>
        </table:table-row>
        <table:table-row table:number-rows-repeated="1048395" table:style-name="ro1">
          <table:table-cell table:number-columns-repeated="16384"/>
        </table:table-row>
      </table:table>
      <table:table table:name="group_7" table:style-name="ta1"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23" table:default-cell-style-name="ce1"/>
        <table:table-column table:style-name="co3" table:number-columns-repeated="16356" table:default-cell-style-name="ce1"/>
        <table:table-row table:style-name="ro1">
          <table:table-cell office:value-type="string" table:style-name="ce1">
            <text:p>Velocity [MPH]</text:p>
          </table:table-cell>
          <table:table-cell office:value-type="string" table:style-name="ce1">
            <text:p>Angle of Attack</text:p>
          </table:table-cell>
          <table:table-cell office:value-type="string" table:style-name="ce1">
            <text:p>Port Number</text:p>
          </table:table-cell>
          <table:table-cell office:value-type="string" table:style-name="ce1">
            <text:p>Manometer Reading [in]</text:p>
          </table:table-cell>
          <table:table-cell office:value-type="string" table:style-name="ce1">
            <text:p>Manometer Reading [m]</text:p>
          </table:table-cell>
          <table:table-cell office:value-type="string" table:style-name="ce1">
            <text:p>Pressure [psi]</text:p>
          </table:table-cell>
          <table:table-cell table:number-columns-repeated="2" table:style-name="ce1"/>
          <table:table-cell office:value-type="string" table:style-name="ce1">
            <text:p>Density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kg/m^3</text:p>
          </table:table-cell>
          <table:table-cell table:number-columns-repeated="4" table:style-name="ce1"/>
          <table:table-cell office:value-type="string" table:style-name="ce1">
            <text:p>angle (deg)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6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.5187007874015701" table:style-name="ce1">
            <text:p>3.518700787</text:p>
          </table:table-cell>
          <table:table-cell office:value-type="float" office:value="8.9374999999999871E-2" table:formula="of:=[.D2]*0.0254" table:style-name="ce1">
            <text:p>0.089375</text:p>
          </table:table-cell>
          <table:table-cell office:value-type="float" office:value="100448.23125" table:formula="of:=[.$J$3]-[.$J$1]*[.$J$2]*[.E2]" table:style-name="ce1">
            <text:p>100448.2313</text:p>
          </table:table-cell>
          <table:table-cell table:number-columns-repeated="2" table:style-name="ce1"/>
          <table:table-cell office:value-type="string" table:style-name="ce1">
            <text:p>Gravity</text:p>
          </table:table-cell>
          <table:table-cell office:value-type="float" office:value="9.81" table:style-name="ce1">
            <text:p>9.81</text:p>
          </table:table-cell>
          <table:table-cell office:value-type="string" table:style-name="ce1">
            <text:p>m/s^2</text:p>
          </table:table-cell>
          <table:table-cell table:number-columns-repeated="3" table:style-name="ce1"/>
          <table:table-cell office:value-type="float" office:value="45" table:style-name="ce1">
            <text:p>45</text:p>
          </table:table-cell>
          <table:table-cell office:value-type="string" table:style-name="ce1">
            <text:p>atm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6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.5590551181102401" table:style-name="ce1">
            <text:p>2.559055118</text:p>
          </table:table-cell>
          <table:table-cell office:value-type="float" office:value="6.5000000000000099E-2" table:formula="of:=[.D3]*0.0254" table:style-name="ce1">
            <text:p>0.065</text:p>
          </table:table-cell>
          <table:table-cell office:value-type="float" office:value="100687.35" table:formula="of:=[.$J$3]-[.$J$1]*[.$J$2]*[.E3]" table:style-name="ce1">
            <text:p>100687.35</text:p>
          </table:table-cell>
          <table:table-cell table:number-columns-repeated="2" table:style-name="ce1"/>
          <table:table-cell office:value-type="string" table:style-name="ce1">
            <text:p>P</text:p>
          </table:table-cell>
          <table:table-cell office:value-type="float" office:value="101325" table:style-name="ce1">
            <text:p>101325</text:p>
          </table:table-cell>
          <table:table-cell office:value-type="string" table:style-name="ce1">
            <text:p>Pa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8.9375" table:style-name="ce1">
            <text:p>8.9375</text:p>
          </table:table-cell>
          <table:table-cell table:number-columns-repeated="2" table:style-name="ce1"/>
          <table:table-cell office:value-type="float" office:value="4.5" table:style-name="ce1">
            <text:p>4.5</text:p>
          </table:table-cell>
          <table:table-cell office:value-type="float" office:value="7.125" table:style-name="ce1">
            <text:p>7.125</text:p>
          </table:table-cell>
          <table:table-cell table:number-columns-repeated="1636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.5098425196850398" table:style-name="ce1">
            <text:p>2.50984252</text:p>
          </table:table-cell>
          <table:table-cell office:value-type="float" office:value="6.3750000000000015E-2" table:formula="of:=[.D4]*0.0254" table:style-name="ce1">
            <text:p>0.06375</text:p>
          </table:table-cell>
          <table:table-cell office:value-type="float" office:value="100699.6125" table:formula="of:=[.$J$3]-[.$J$1]*[.$J$2]*[.E4]" table:style-name="ce1">
            <text:p>100699.6125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6.5" table:style-name="ce1">
            <text:p>6.5</text:p>
          </table:table-cell>
          <table:table-cell office:value-type="float" office:value="6.5" table:style-name="ce1">
            <text:p>6.5</text:p>
          </table:table-cell>
          <table:table-cell office:value-type="float" office:value="5.625" table:style-name="ce1">
            <text:p>5.625</text:p>
          </table:table-cell>
          <table:table-cell office:value-type="float" office:value="5.125" table:style-name="ce1">
            <text:p>5.125</text:p>
          </table:table-cell>
          <table:table-cell office:value-type="float" office:value="6.6749999999999998" table:style-name="ce1">
            <text:p>6.675</text:p>
          </table:table-cell>
          <table:table-cell table:number-columns-repeated="1636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.5590551181102401" table:style-name="ce1">
            <text:p>2.559055118</text:p>
          </table:table-cell>
          <table:table-cell office:value-type="float" office:value="6.5000000000000099E-2" table:formula="of:=[.D5]*0.0254" table:style-name="ce1">
            <text:p>0.065</text:p>
          </table:table-cell>
          <table:table-cell office:value-type="float" office:value="100687.35" table:formula="of:=[.$J$3]-[.$J$1]*[.$J$2]*[.E5]" table:style-name="ce1">
            <text:p>100687.35</text:p>
          </table:table-cell>
          <table:table-cell table:number-columns-repeated="9" table:style-name="ce1"/>
          <table:table-cell office:value-type="float" office:value="3" table:style-name="ce1">
            <text:p>3</text:p>
          </table:table-cell>
          <table:table-cell office:value-type="float" office:value="6.375" table:style-name="ce1">
            <text:p>6.375</text:p>
          </table:table-cell>
          <table:table-cell office:value-type="float" office:value="6.375" table:style-name="ce1">
            <text:p>6.375</text:p>
          </table:table-cell>
          <table:table-cell office:value-type="float" office:value="5.875" table:style-name="ce1">
            <text:p>5.875</text:p>
          </table:table-cell>
          <table:table-cell office:value-type="float" office:value="6.375" table:style-name="ce1">
            <text:p>6.375</text:p>
          </table:table-cell>
          <table:table-cell office:value-type="float" office:value="6.75" table:style-name="ce1">
            <text:p>6.75</text:p>
          </table:table-cell>
          <table:table-cell table:number-columns-repeated="1636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.6082677165354302" table:style-name="ce1">
            <text:p>2.608267717</text:p>
          </table:table-cell>
          <table:table-cell office:value-type="float" office:value="6.624999999999992E-2" table:formula="of:=[.D6]*0.0254" table:style-name="ce1">
            <text:p>0.06625</text:p>
          </table:table-cell>
          <table:table-cell office:value-type="float" office:value="100675.08749999999" table:formula="of:=[.$J$3]-[.$J$1]*[.$J$2]*[.E6]" table:style-name="ce1">
            <text:p>100675.0875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6.5" table:style-name="ce1">
            <text:p>6.5</text:p>
          </table:table-cell>
          <table:table-cell office:value-type="float" office:value="6.5" table:style-name="ce1">
            <text:p>6.5</text:p>
          </table:table-cell>
          <table:table-cell office:value-type="float" office:value="6.125" table:style-name="ce1">
            <text:p>6.125</text:p>
          </table:table-cell>
          <table:table-cell office:value-type="float" office:value="6.875" table:style-name="ce1">
            <text:p>6.875</text:p>
          </table:table-cell>
          <table:table-cell office:value-type="float" office:value="6.75" table:style-name="ce1">
            <text:p>6.75</text:p>
          </table:table-cell>
          <table:table-cell table:number-columns-repeated="1636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.6574803149606301" table:style-name="ce1">
            <text:p>2.657480315</text:p>
          </table:table-cell>
          <table:table-cell office:value-type="float" office:value="6.7500000000000004E-2" table:formula="of:=[.D7]*0.0254" table:style-name="ce1">
            <text:p>0.0675</text:p>
          </table:table-cell>
          <table:table-cell office:value-type="float" office:value="100662.825" table:formula="of:=[.$J$3]-[.$J$1]*[.$J$2]*[.E7]" table:style-name="ce1">
            <text:p>100662.825</text:p>
          </table:table-cell>
          <table:table-cell table:number-columns-repeated="9" table:style-name="ce1"/>
          <table:table-cell office:value-type="float" office:value="5" table:style-name="ce1">
            <text:p>5</text:p>
          </table:table-cell>
          <table:table-cell office:value-type="float" office:value="6.625" table:style-name="ce1">
            <text:p>6.625</text:p>
          </table:table-cell>
          <table:table-cell office:value-type="float" office:value="6.6749999999999998" table:style-name="ce1">
            <text:p>6.675</text:p>
          </table:table-cell>
          <table:table-cell office:value-type="float" office:value="6.125" table:style-name="ce1">
            <text:p>6.125</text:p>
          </table:table-cell>
          <table:table-cell office:value-type="float" office:value="7" table:style-name="ce1">
            <text:p>7</text:p>
          </table:table-cell>
          <table:table-cell office:value-type="float" office:value="6.6749999999999998" table:style-name="ce1">
            <text:p>6.675</text:p>
          </table:table-cell>
          <table:table-cell table:number-columns-repeated="1636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.6574803149606301" table:style-name="ce1">
            <text:p>2.657480315</text:p>
          </table:table-cell>
          <table:table-cell office:value-type="float" office:value="6.7500000000000004E-2" table:formula="of:=[.D8]*0.0254" table:style-name="ce1">
            <text:p>0.0675</text:p>
          </table:table-cell>
          <table:table-cell office:value-type="float" office:value="100662.825" table:formula="of:=[.$J$3]-[.$J$1]*[.$J$2]*[.E8]" table:style-name="ce1">
            <text:p>100662.825</text:p>
          </table:table-cell>
          <table:table-cell table:number-columns-repeated="9" table:style-name="ce1"/>
          <table:table-cell office:value-type="float" office:value="6" table:style-name="ce1">
            <text:p>6</text:p>
          </table:table-cell>
          <table:table-cell office:value-type="float" office:value="6.75" table:style-name="ce1">
            <text:p>6.75</text:p>
          </table:table-cell>
          <table:table-cell office:value-type="float" office:value="6.875" table:style-name="ce1">
            <text:p>6.875</text:p>
          </table:table-cell>
          <table:table-cell office:value-type="float" office:value="6.75" table:style-name="ce1">
            <text:p>6.75</text:p>
          </table:table-cell>
          <table:table-cell office:value-type="float" office:value="7.0625" table:style-name="ce1">
            <text:p>7.0625</text:p>
          </table:table-cell>
          <table:table-cell office:value-type="float" office:value="6.6749999999999998" table:style-name="ce1">
            <text:p>6.675</text:p>
          </table:table-cell>
          <table:table-cell table:number-columns-repeated="1636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2.7559055118110201" table:style-name="ce1">
            <text:p>2.755905512</text:p>
          </table:table-cell>
          <table:table-cell office:value-type="float" office:value="6.999999999999991E-2" table:formula="of:=[.D9]*0.0254" table:style-name="ce1">
            <text:p>0.07</text:p>
          </table:table-cell>
          <table:table-cell office:value-type="float" office:value="100638.3" table:formula="of:=[.$J$3]-[.$J$1]*[.$J$2]*[.E9]" table:style-name="ce1">
            <text:p>100638.3</text:p>
          </table:table-cell>
          <table:table-cell table:number-columns-repeated="9" table:style-name="ce1"/>
          <table:table-cell office:value-type="float" office:value="7" table:style-name="ce1">
            <text:p>7</text:p>
          </table:table-cell>
          <table:table-cell office:value-type="float" office:value="6.75" table:style-name="ce1">
            <text:p>6.75</text:p>
          </table:table-cell>
          <table:table-cell office:value-type="float" office:value="6.75" table:style-name="ce1">
            <text:p>6.75</text:p>
          </table:table-cell>
          <table:table-cell office:value-type="float" office:value="7.875" table:style-name="ce1">
            <text:p>7.875</text:p>
          </table:table-cell>
          <table:table-cell office:value-type="float" office:value="6.9375" table:style-name="ce1">
            <text:p>6.9375</text:p>
          </table:table-cell>
          <table:table-cell office:value-type="float" office:value="6.6749999999999998" table:style-name="ce1">
            <text:p>6.675</text:p>
          </table:table-cell>
          <table:table-cell table:number-columns-repeated="1636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.8543307086614198" table:style-name="ce1">
            <text:p>2.854330709</text:p>
          </table:table-cell>
          <table:table-cell office:value-type="float" office:value="7.2500000000000064E-2" table:formula="of:=[.D10]*0.0254" table:style-name="ce1">
            <text:p>0.0725</text:p>
          </table:table-cell>
          <table:table-cell office:value-type="float" office:value="100613.77499999999" table:formula="of:=[.$J$3]-[.$J$1]*[.$J$2]*[.E10]" table:style-name="ce1">
            <text:p>100613.775</text:p>
          </table:table-cell>
          <table:table-cell table:number-columns-repeated="9" table:style-name="ce1"/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.125" table:style-name="ce1">
            <text:p>7.125</text:p>
          </table:table-cell>
          <table:table-cell office:value-type="float" office:value="7" table:style-name="ce1">
            <text:p>7</text:p>
          </table:table-cell>
          <table:table-cell office:value-type="float" office:value="6.6749999999999998" table:style-name="ce1">
            <text:p>6.675</text:p>
          </table:table-cell>
          <table:table-cell table:number-columns-repeated="1636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.8789370078740202" table:style-name="ce1">
            <text:p>2.878937008</text:p>
          </table:table-cell>
          <table:table-cell office:value-type="float" office:value="7.3125000000000107E-2" table:formula="of:=[.D11]*0.0254" table:style-name="ce1">
            <text:p>0.073125</text:p>
          </table:table-cell>
          <table:table-cell office:value-type="float" office:value="100607.64375" table:formula="of:=[.$J$3]-[.$J$1]*[.$J$2]*[.E11]" table:style-name="ce1">
            <text:p>100607.6438</text:p>
          </table:table-cell>
          <table:table-cell table:number-columns-repeated="9" table:style-name="ce1"/>
          <table:table-cell office:value-type="float" office:value="9" table:style-name="ce1">
            <text:p>9</text:p>
          </table:table-cell>
          <table:table-cell office:value-type="float" office:value="7.25" table:style-name="ce1">
            <text:p>7.25</text:p>
          </table:table-cell>
          <table:table-cell office:value-type="float" office:value="7.375" table:style-name="ce1">
            <text:p>7.375</text:p>
          </table:table-cell>
          <table:table-cell office:value-type="float" office:value="7.375" table:style-name="ce1">
            <text:p>7.375</text:p>
          </table:table-cell>
          <table:table-cell office:value-type="float" office:value="7.0625" table:style-name="ce1">
            <text:p>7.0625</text:p>
          </table:table-cell>
          <table:table-cell office:value-type="float" office:value="6.6749999999999998" table:style-name="ce1">
            <text:p>6.675</text:p>
          </table:table-cell>
          <table:table-cell table:number-columns-repeated="1636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.9527559055118102" table:style-name="ce1">
            <text:p>2.952755906</text:p>
          </table:table-cell>
          <table:table-cell office:value-type="float" office:value="7.4999999999999983E-2" table:formula="of:=[.D12]*0.0254" table:style-name="ce1">
            <text:p>0.075</text:p>
          </table:table-cell>
          <table:table-cell office:value-type="float" office:value="100589.25" table:formula="of:=[.$J$3]-[.$J$1]*[.$J$2]*[.E12]" table:style-name="ce1">
            <text:p>100589.25</text:p>
          </table:table-cell>
          <table:table-cell table:number-columns-repeated="9" table:style-name="ce1"/>
          <table:table-cell office:value-type="float" office:value="10" table:style-name="ce1">
            <text:p>10</text:p>
          </table:table-cell>
          <table:table-cell office:value-type="float" office:value="7.3125" table:style-name="ce1">
            <text:p>7.3125</text:p>
          </table:table-cell>
          <table:table-cell office:value-type="float" office:value="7.25" table:style-name="ce1">
            <text:p>7.25</text:p>
          </table:table-cell>
          <table:table-cell office:value-type="float" office:value="8.125" table:style-name="ce1">
            <text:p>8.125</text:p>
          </table:table-cell>
          <table:table-cell office:value-type="float" office:value="8.875" table:style-name="ce1">
            <text:p>8.875</text:p>
          </table:table-cell>
          <table:table-cell office:value-type="float" office:value="8.625" table:style-name="ce1">
            <text:p>8.625</text:p>
          </table:table-cell>
          <table:table-cell table:number-columns-repeated="1636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2.9527559055118102" table:style-name="ce1">
            <text:p>2.952755906</text:p>
          </table:table-cell>
          <table:table-cell office:value-type="float" office:value="7.4999999999999983E-2" table:formula="of:=[.D13]*0.0254" table:style-name="ce1">
            <text:p>0.075</text:p>
          </table:table-cell>
          <table:table-cell office:value-type="float" office:value="100589.25" table:formula="of:=[.$J$3]-[.$J$1]*[.$J$2]*[.E13]" table:style-name="ce1">
            <text:p>100589.25</text:p>
          </table:table-cell>
          <table:table-cell table:number-columns-repeated="9" table:style-name="ce1"/>
          <table:table-cell office:value-type="float" office:value="11" table:style-name="ce1">
            <text:p>11</text:p>
          </table:table-cell>
          <table:table-cell office:value-type="float" office:value="7.5" table:style-name="ce1">
            <text:p>7.5</text:p>
          </table:table-cell>
          <table:table-cell office:value-type="float" office:value="7.375" table:style-name="ce1">
            <text:p>7.375</text:p>
          </table:table-cell>
          <table:table-cell office:value-type="float" office:value="8.125" table:style-name="ce1">
            <text:p>8.125</text:p>
          </table:table-cell>
          <table:table-cell office:value-type="float" office:value="8.6750000000000007" table:style-name="ce1">
            <text:p>8.675</text:p>
          </table:table-cell>
          <table:table-cell office:value-type="float" office:value="8.375" table:style-name="ce1">
            <text:p>8.375</text:p>
          </table:table-cell>
          <table:table-cell table:number-columns-repeated="1636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.9527559055118102" table:style-name="ce1">
            <text:p>2.952755906</text:p>
          </table:table-cell>
          <table:table-cell office:value-type="float" office:value="7.4999999999999983E-2" table:formula="of:=[.D14]*0.0254" table:style-name="ce1">
            <text:p>0.075</text:p>
          </table:table-cell>
          <table:table-cell office:value-type="float" office:value="100589.25" table:formula="of:=[.$J$3]-[.$J$1]*[.$J$2]*[.E14]" table:style-name="ce1">
            <text:p>100589.25</text:p>
          </table:table-cell>
          <table:table-cell table:number-columns-repeated="9" table:style-name="ce1"/>
          <table:table-cell office:value-type="float" office:value="12" table:style-name="ce1">
            <text:p>12</text:p>
          </table:table-cell>
          <table:table-cell office:value-type="float" office:value="7.5" table:style-name="ce1">
            <text:p>7.5</text:p>
          </table:table-cell>
          <table:table-cell office:value-type="float" office:value="7.5" table:style-name="ce1">
            <text:p>7.5</text:p>
          </table:table-cell>
          <table:table-cell office:value-type="float" office:value="8" table:style-name="ce1">
            <text:p>8</text:p>
          </table:table-cell>
          <table:table-cell office:value-type="float" office:value="8.375" table:style-name="ce1">
            <text:p>8.375</text:p>
          </table:table-cell>
          <table:table-cell office:value-type="float" office:value="8.125" table:style-name="ce1">
            <text:p>8.125</text:p>
          </table:table-cell>
          <table:table-cell table:number-columns-repeated="1636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2.9035433070866099" table:style-name="ce1">
            <text:p>2.903543307</text:p>
          </table:table-cell>
          <table:table-cell office:value-type="float" office:value="7.3749999999999885E-2" table:formula="of:=[.D15]*0.0254" table:style-name="ce1">
            <text:p>0.07375</text:p>
          </table:table-cell>
          <table:table-cell office:value-type="float" office:value="100601.5125" table:formula="of:=[.$J$3]-[.$J$1]*[.$J$2]*[.E15]" table:style-name="ce1">
            <text:p>100601.5125</text:p>
          </table:table-cell>
          <table:table-cell table:number-columns-repeated="9" table:style-name="ce1"/>
          <table:table-cell office:value-type="float" office:value="13" table:style-name="ce1">
            <text:p>13</text:p>
          </table:table-cell>
          <table:table-cell office:value-type="float" office:value="7.5" table:style-name="ce1">
            <text:p>7.5</text:p>
          </table:table-cell>
          <table:table-cell office:value-type="float" office:value="7.5" table:style-name="ce1">
            <text:p>7.5</text:p>
          </table:table-cell>
          <table:table-cell office:value-type="float" office:value="7.875" table:style-name="ce1">
            <text:p>7.875</text:p>
          </table:table-cell>
          <table:table-cell office:value-type="float" office:value="8.25" table:style-name="ce1">
            <text:p>8.25</text:p>
          </table:table-cell>
          <table:table-cell office:value-type="float" office:value="7.875" table:style-name="ce1">
            <text:p>7.875</text:p>
          </table:table-cell>
          <table:table-cell table:number-columns-repeated="1636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2.9035433070866099" table:style-name="ce1">
            <text:p>2.903543307</text:p>
          </table:table-cell>
          <table:table-cell office:value-type="float" office:value="7.3749999999999885E-2" table:formula="of:=[.D16]*0.0254" table:style-name="ce1">
            <text:p>0.07375</text:p>
          </table:table-cell>
          <table:table-cell office:value-type="float" office:value="100601.5125" table:formula="of:=[.$J$3]-[.$J$1]*[.$J$2]*[.E16]" table:style-name="ce1">
            <text:p>100601.5125</text:p>
          </table:table-cell>
          <table:table-cell table:number-columns-repeated="9" table:style-name="ce1"/>
          <table:table-cell office:value-type="float" office:value="14" table:style-name="ce1">
            <text:p>14</text:p>
          </table:table-cell>
          <table:table-cell office:value-type="float" office:value="7.375" table:style-name="ce1">
            <text:p>7.375</text:p>
          </table:table-cell>
          <table:table-cell office:value-type="float" office:value="7.375" table:style-name="ce1">
            <text:p>7.375</text:p>
          </table:table-cell>
          <table:table-cell office:value-type="float" office:value="7.75" table:style-name="ce1">
            <text:p>7.75</text:p>
          </table:table-cell>
          <table:table-cell office:value-type="float" office:value="8" table:style-name="ce1">
            <text:p>8</text:p>
          </table:table-cell>
          <table:table-cell office:value-type="float" office:value="7.75" table:style-name="ce1">
            <text:p>7.75</text:p>
          </table:table-cell>
          <table:table-cell table:number-columns-repeated="1636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2.9281496062992098" table:style-name="ce1">
            <text:p>2.928149606</text:p>
          </table:table-cell>
          <table:table-cell office:value-type="float" office:value="7.4374999999999927E-2" table:formula="of:=[.D17]*0.0254" table:style-name="ce1">
            <text:p>0.074375</text:p>
          </table:table-cell>
          <table:table-cell office:value-type="float" office:value="100595.38125000001" table:formula="of:=[.$J$3]-[.$J$1]*[.$J$2]*[.E17]" table:style-name="ce1">
            <text:p>100595.3813</text:p>
          </table:table-cell>
          <table:table-cell table:number-columns-repeated="9" table:style-name="ce1"/>
          <table:table-cell office:value-type="float" office:value="15" table:style-name="ce1">
            <text:p>15</text:p>
          </table:table-cell>
          <table:table-cell office:value-type="float" office:value="7.375" table:style-name="ce1">
            <text:p>7.375</text:p>
          </table:table-cell>
          <table:table-cell office:value-type="float" office:value="7.5" table:style-name="ce1">
            <text:p>7.5</text:p>
          </table:table-cell>
          <table:table-cell office:value-type="float" office:value="7.75" table:style-name="ce1">
            <text:p>7.75</text:p>
          </table:table-cell>
          <table:table-cell office:value-type="float" office:value="8" table:style-name="ce1">
            <text:p>8</text:p>
          </table:table-cell>
          <table:table-cell office:value-type="float" office:value="7.75" table:style-name="ce1">
            <text:p>7.75</text:p>
          </table:table-cell>
          <table:table-cell table:number-columns-repeated="16363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2.9035433070866099" table:style-name="ce1">
            <text:p>2.903543307</text:p>
          </table:table-cell>
          <table:table-cell office:value-type="float" office:value="7.3749999999999885E-2" table:formula="of:=[.D18]*0.0254" table:style-name="ce1">
            <text:p>0.07375</text:p>
          </table:table-cell>
          <table:table-cell office:value-type="float" office:value="100601.5125" table:formula="of:=[.$J$3]-[.$J$1]*[.$J$2]*[.E18]" table:style-name="ce1">
            <text:p>100601.5125</text:p>
          </table:table-cell>
          <table:table-cell table:number-columns-repeated="9" table:style-name="ce1"/>
          <table:table-cell office:value-type="float" office:value="16" table:style-name="ce1">
            <text:p>16</text:p>
          </table:table-cell>
          <table:table-cell office:value-type="float" office:value="7.4375" table:style-name="ce1">
            <text:p>7.4375</text:p>
          </table:table-cell>
          <table:table-cell office:value-type="float" office:value="7.375" table:style-name="ce1">
            <text:p>7.375</text:p>
          </table:table-cell>
          <table:table-cell office:value-type="float" office:value="7.625" table:style-name="ce1">
            <text:p>7.625</text:p>
          </table:table-cell>
          <table:table-cell office:value-type="float" office:value="7.875" table:style-name="ce1">
            <text:p>7.875</text:p>
          </table:table-cell>
          <table:table-cell office:value-type="float" office:value="7.6749999999999998" table:style-name="ce1">
            <text:p>7.675</text:p>
          </table:table-cell>
          <table:table-cell table:number-columns-repeated="16363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2.6082677165354302" table:style-name="ce1">
            <text:p>2.608267717</text:p>
          </table:table-cell>
          <table:table-cell office:value-type="float" office:value="6.624999999999992E-2" table:formula="of:=[.D19]*0.0254" table:style-name="ce1">
            <text:p>0.06625</text:p>
          </table:table-cell>
          <table:table-cell office:value-type="float" office:value="100675.08749999999" table:formula="of:=[.$J$3]-[.$J$1]*[.$J$2]*[.E19]" table:style-name="ce1">
            <text:p>100675.0875</text:p>
          </table:table-cell>
          <table:table-cell table:number-columns-repeated="9" table:style-name="ce1"/>
          <table:table-cell office:value-type="float" office:value="17" table:style-name="ce1">
            <text:p>17</text:p>
          </table:table-cell>
          <table:table-cell office:value-type="float" office:value="7.375" table:style-name="ce1">
            <text:p>7.375</text:p>
          </table:table-cell>
          <table:table-cell table:number-columns-repeated="2" table:style-name="ce1"/>
          <table:table-cell office:value-type="float" office:value="7.6749999999999998" table:style-name="ce1">
            <text:p>7.675</text:p>
          </table:table-cell>
          <table:table-cell office:value-type="float" office:value="7.375" table:style-name="ce1">
            <text:p>7.375</text:p>
          </table:table-cell>
          <table:table-cell table:number-columns-repeated="16363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.7716535433070899" table:style-name="ce1">
            <text:p>1.771653543</text:p>
          </table:table-cell>
          <table:table-cell office:value-type="float" office:value="4.5000000000000082E-2" table:formula="of:=[.D20]*0.0254" table:style-name="ce1">
            <text:p>0.045</text:p>
          </table:table-cell>
          <table:table-cell office:value-type="float" office:value="100883.55" table:formula="of:=[.$J$3]-[.$J$1]*[.$J$2]*[.E20]" table:style-name="ce1">
            <text:p>100883.55</text:p>
          </table:table-cell>
          <table:table-cell table:number-columns-repeated="9" table:style-name="ce1"/>
          <table:table-cell office:value-type="float" office:value="18" table:style-name="ce1">
            <text:p>18</text:p>
          </table:table-cell>
          <table:table-cell office:value-type="float" office:value="6.625" table:style-name="ce1">
            <text:p>6.625</text:p>
          </table:table-cell>
          <table:table-cell table:number-columns-repeated="2" table:style-name="ce1"/>
          <table:table-cell office:value-type="float" office:value="4.375" table:style-name="ce1">
            <text:p>4.375</text:p>
          </table:table-cell>
          <table:table-cell office:value-type="float" office:value="5.125" table:style-name="ce1">
            <text:p>5.125</text:p>
          </table:table-cell>
          <table:table-cell table:number-columns-repeated="16363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2.0177165354330699" table:style-name="ce1">
            <text:p>2.017716535</text:p>
          </table:table-cell>
          <table:table-cell office:value-type="float" office:value="5.1249999999999976E-2" table:formula="of:=[.D21]*0.0254" table:style-name="ce1">
            <text:p>0.05125</text:p>
          </table:table-cell>
          <table:table-cell office:value-type="float" office:value="100822.2375" table:formula="of:=[.$J$3]-[.$J$1]*[.$J$2]*[.E21]" table:style-name="ce1">
            <text:p>100822.2375</text:p>
          </table:table-cell>
          <table:table-cell table:number-columns-repeated="16" table:style-name="ce1"/>
          <table:table-cell office:value-type="string" table:style-name="ce1">
            <text:p>cm→in</text:p>
          </table:table-cell>
          <table:table-cell office:value-type="float" office:value="0.39370078740157477" table:formula="of:=1/(2.54)" table:style-name="ce1">
            <text:p>0.393700787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2.5098425196850398" table:style-name="ce1">
            <text:p>2.50984252</text:p>
          </table:table-cell>
          <table:table-cell office:value-type="float" office:value="6.3750000000000015E-2" table:formula="of:=[.D22]*0.0254" table:style-name="ce1">
            <text:p>0.06375</text:p>
          </table:table-cell>
          <table:table-cell office:value-type="float" office:value="100699.6125" table:formula="of:=[.$J$3]-[.$J$1]*[.$J$2]*[.E22]" table:style-name="ce1">
            <text:p>100699.6125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2.70669291338583" table:style-name="ce1">
            <text:p>2.706692913</text:p>
          </table:table-cell>
          <table:table-cell office:value-type="float" office:value="6.8750000000000075E-2" table:formula="of:=[.D23]*0.0254" table:style-name="ce1">
            <text:p>0.06875</text:p>
          </table:table-cell>
          <table:table-cell office:value-type="float" office:value="100650.5625" table:formula="of:=[.$J$3]-[.$J$1]*[.$J$2]*[.E23]" table:style-name="ce1">
            <text:p>100650.5625</text:p>
          </table:table-cell>
          <table:table-cell table:number-columns-repeated="9" table:style-name="ce1"/>
          <table:table-cell office:value-type="string" table:style-name="ce1">
            <text:p>angle (deg)</text:p>
          </table:table-cell>
          <table:table-cell office:value-type="float" office:value="0" table:style-name="ce1">
            <text:p>0</text:p>
          </table:table-cell>
          <table:table-cell table:number-columns-repeated="2" table:style-name="ce3"/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63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2.7559055118110201" table:style-name="ce1">
            <text:p>2.755905512</text:p>
          </table:table-cell>
          <table:table-cell office:value-type="float" office:value="6.999999999999991E-2" table:formula="of:=[.D24]*0.0254" table:style-name="ce1">
            <text:p>0.07</text:p>
          </table:table-cell>
          <table:table-cell office:value-type="float" office:value="100638.3" table:formula="of:=[.$J$3]-[.$J$1]*[.$J$2]*[.E24]" table:style-name="ce1">
            <text:p>100638.3</text:p>
          </table:table-cell>
          <table:table-cell table:number-columns-repeated="9" table:style-name="ce1"/>
          <table:table-cell office:value-type="string" table:style-name="ce1">
            <text:p>Port</text:p>
          </table:table-cell>
          <table:table-cell office:value-type="string" table:style-name="ce1">
            <text:p>in</text:p>
          </table:table-cell>
          <table:table-cell table:number-columns-repeated="2" table:style-name="ce3"/>
          <table:table-cell office:value-type="string" table:style-name="ce1">
            <text:p>in</text:p>
          </table:table-cell>
          <table:table-cell office:value-type="string" table:style-name="ce1">
            <text:p>in</text:p>
          </table:table-cell>
          <table:table-cell table:number-columns-repeated="16363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2.78051181102362" table:style-name="ce1">
            <text:p>2.780511811</text:p>
          </table:table-cell>
          <table:table-cell office:value-type="float" office:value="7.0624999999999952E-2" table:formula="of:=[.D25]*0.0254" table:style-name="ce1">
            <text:p>0.070625</text:p>
          </table:table-cell>
          <table:table-cell office:value-type="float" office:value="100632.16875" table:formula="of:=[.$J$3]-[.$J$1]*[.$J$2]*[.E25]" table:style-name="ce1">
            <text:p>100632.1688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office:value-type="float" office:value="3.5187007874015745" table:formula="of:=[.Q3]*[.$X$21]" table:style-name="ce1">
            <text:p>3.518700787</text:p>
          </table:table-cell>
          <table:table-cell table:number-columns-repeated="2" table:style-name="ce3"/>
          <table:table-cell office:value-type="float" office:value="1.7716535433070866" table:formula="of:=[.T3]*[.$X$21]" table:style-name="ce1">
            <text:p>1.771653543</text:p>
          </table:table-cell>
          <table:table-cell office:value-type="float" office:value="2.8051181102362204" table:formula="of:=[.U3]*[.$X$21]" table:style-name="ce1">
            <text:p>2.80511811</text:p>
          </table:table-cell>
          <table:table-cell table:number-columns-repeated="16363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2.7312992125984201" table:style-name="ce1">
            <text:p>2.731299213</text:p>
          </table:table-cell>
          <table:table-cell office:value-type="float" office:value="6.9374999999999867E-2" table:formula="of:=[.D26]*0.0254" table:style-name="ce1">
            <text:p>0.069375</text:p>
          </table:table-cell>
          <table:table-cell office:value-type="float" office:value="100644.43124999999" table:formula="of:=[.$J$3]-[.$J$1]*[.$J$2]*[.E26]" table:style-name="ce1">
            <text:p>100644.4313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2.5590551181102361" table:formula="of:=[.Q4]*[.$X$21]" table:style-name="ce1">
            <text:p>2.559055118</text:p>
          </table:table-cell>
          <table:table-cell table:number-columns-repeated="2" table:style-name="ce3"/>
          <table:table-cell office:value-type="float" office:value="2.0177165354330708" table:formula="of:=[.T4]*[.$X$21]" table:style-name="ce1">
            <text:p>2.017716535</text:p>
          </table:table-cell>
          <table:table-cell office:value-type="float" office:value="2.6279527559055116" table:formula="of:=[.U4]*[.$X$21]" table:style-name="ce1">
            <text:p>2.627952756</text:p>
          </table:table-cell>
          <table:table-cell table:number-columns-repeated="16363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2.7559055118110201" table:style-name="ce1">
            <text:p>2.755905512</text:p>
          </table:table-cell>
          <table:table-cell office:value-type="float" office:value="6.999999999999991E-2" table:formula="of:=[.D27]*0.0254" table:style-name="ce1">
            <text:p>0.07</text:p>
          </table:table-cell>
          <table:table-cell office:value-type="float" office:value="100638.3" table:formula="of:=[.$J$3]-[.$J$1]*[.$J$2]*[.E27]" table:style-name="ce1">
            <text:p>100638.3</text:p>
          </table:table-cell>
          <table:table-cell table:number-columns-repeated="9" table:style-name="ce1"/>
          <table:table-cell office:value-type="float" office:value="3" table:style-name="ce1">
            <text:p>3</text:p>
          </table:table-cell>
          <table:table-cell office:value-type="float" office:value="2.5098425196850394" table:formula="of:=[.Q5]*[.$X$21]" table:style-name="ce1">
            <text:p>2.50984252</text:p>
          </table:table-cell>
          <table:table-cell table:number-columns-repeated="2" table:style-name="ce3"/>
          <table:table-cell office:value-type="float" office:value="2.5098425196850394" table:formula="of:=[.T5]*[.$X$21]" table:style-name="ce1">
            <text:p>2.50984252</text:p>
          </table:table-cell>
          <table:table-cell office:value-type="float" office:value="2.6574803149606296" table:formula="of:=[.U5]*[.$X$21]" table:style-name="ce1">
            <text:p>2.657480315</text:p>
          </table:table-cell>
          <table:table-cell table:number-columns-repeated="16363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2.78051181102362" table:style-name="ce1">
            <text:p>2.780511811</text:p>
          </table:table-cell>
          <table:table-cell office:value-type="float" office:value="7.0624999999999952E-2" table:formula="of:=[.D28]*0.0254" table:style-name="ce1">
            <text:p>0.070625</text:p>
          </table:table-cell>
          <table:table-cell office:value-type="float" office:value="100632.16875" table:formula="of:=[.$J$3]-[.$J$1]*[.$J$2]*[.E28]" table:style-name="ce1">
            <text:p>100632.1688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2.5590551181102361" table:formula="of:=[.Q6]*[.$X$21]" table:style-name="ce1">
            <text:p>2.559055118</text:p>
          </table:table-cell>
          <table:table-cell table:number-columns-repeated="2" table:style-name="ce3"/>
          <table:table-cell office:value-type="float" office:value="2.7066929133858264" table:formula="of:=[.T6]*[.$X$21]" table:style-name="ce1">
            <text:p>2.706692913</text:p>
          </table:table-cell>
          <table:table-cell office:value-type="float" office:value="2.6574803149606296" table:formula="of:=[.U6]*[.$X$21]" table:style-name="ce1">
            <text:p>2.657480315</text:p>
          </table:table-cell>
          <table:table-cell table:number-columns-repeated="16363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3.4940944881889799" table:style-name="ce1">
            <text:p>3.494094488</text:p>
          </table:table-cell>
          <table:table-cell office:value-type="float" office:value="8.8750000000000093E-2" table:formula="of:=[.D29]*0.0254" table:style-name="ce1">
            <text:p>0.08875</text:p>
          </table:table-cell>
          <table:table-cell office:value-type="float" office:value="100454.3625" table:formula="of:=[.$J$3]-[.$J$1]*[.$J$2]*[.E29]" table:style-name="ce1">
            <text:p>100454.3625</text:p>
          </table:table-cell>
          <table:table-cell table:number-columns-repeated="9" table:style-name="ce1"/>
          <table:table-cell office:value-type="float" office:value="5" table:style-name="ce1">
            <text:p>5</text:p>
          </table:table-cell>
          <table:table-cell office:value-type="float" office:value="2.6082677165354329" table:formula="of:=[.Q7]*[.$X$21]" table:style-name="ce1">
            <text:p>2.608267717</text:p>
          </table:table-cell>
          <table:table-cell table:number-columns-repeated="2" table:style-name="ce3"/>
          <table:table-cell office:value-type="float" office:value="2.7559055118110232" table:formula="of:=[.T7]*[.$X$21]" table:style-name="ce1">
            <text:p>2.755905512</text:p>
          </table:table-cell>
          <table:table-cell office:value-type="float" office:value="2.6279527559055116" table:formula="of:=[.U7]*[.$X$21]" table:style-name="ce1">
            <text:p>2.627952756</text:p>
          </table:table-cell>
          <table:table-cell table:number-columns-repeated="16363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3.4153543307086598" table:style-name="ce1">
            <text:p>3.415354331</text:p>
          </table:table-cell>
          <table:table-cell office:value-type="float" office:value="8.6749999999999952E-2" table:formula="of:=[.D30]*0.0254" table:style-name="ce1">
            <text:p>0.08675</text:p>
          </table:table-cell>
          <table:table-cell office:value-type="float" office:value="100473.9825" table:formula="of:=[.$J$3]-[.$J$1]*[.$J$2]*[.E30]" table:style-name="ce1">
            <text:p>100473.9825</text:p>
          </table:table-cell>
          <table:table-cell table:number-columns-repeated="9" table:style-name="ce1"/>
          <table:table-cell office:value-type="float" office:value="6" table:style-name="ce1">
            <text:p>6</text:p>
          </table:table-cell>
          <table:table-cell office:value-type="float" office:value="2.6574803149606296" table:formula="of:=[.Q8]*[.$X$21]" table:style-name="ce1">
            <text:p>2.657480315</text:p>
          </table:table-cell>
          <table:table-cell table:number-columns-repeated="2" table:style-name="ce3"/>
          <table:table-cell office:value-type="float" office:value="2.7805118110236218" table:formula="of:=[.T8]*[.$X$21]" table:style-name="ce1">
            <text:p>2.780511811</text:p>
          </table:table-cell>
          <table:table-cell office:value-type="float" office:value="2.6279527559055116" table:formula="of:=[.U8]*[.$X$21]" table:style-name="ce1">
            <text:p>2.627952756</text:p>
          </table:table-cell>
          <table:table-cell table:number-columns-repeated="16363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3.2972440944881898" table:style-name="ce1">
            <text:p>3.297244094</text:p>
          </table:table-cell>
          <table:table-cell office:value-type="float" office:value="8.3750000000000019E-2" table:formula="of:=[.D31]*0.0254" table:style-name="ce1">
            <text:p>0.08375</text:p>
          </table:table-cell>
          <table:table-cell office:value-type="float" office:value="100503.41250000001" table:formula="of:=[.$J$3]-[.$J$1]*[.$J$2]*[.E31]" table:style-name="ce1">
            <text:p>100503.4125</text:p>
          </table:table-cell>
          <table:table-cell table:number-columns-repeated="9" table:style-name="ce1"/>
          <table:table-cell office:value-type="float" office:value="7" table:style-name="ce1">
            <text:p>7</text:p>
          </table:table-cell>
          <table:table-cell office:value-type="float" office:value="2.6574803149606296" table:formula="of:=[.Q9]*[.$X$21]" table:style-name="ce1">
            <text:p>2.657480315</text:p>
          </table:table-cell>
          <table:table-cell table:number-columns-repeated="2" table:style-name="ce3"/>
          <table:table-cell office:value-type="float" office:value="2.731299212598425" table:formula="of:=[.T9]*[.$X$21]" table:style-name="ce1">
            <text:p>2.731299213</text:p>
          </table:table-cell>
          <table:table-cell office:value-type="float" office:value="2.6279527559055116" table:formula="of:=[.U9]*[.$X$21]" table:style-name="ce1">
            <text:p>2.627952756</text:p>
          </table:table-cell>
          <table:table-cell table:number-columns-repeated="16363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3.2480314960629899" table:style-name="ce1">
            <text:p>3.248031496</text:p>
          </table:table-cell>
          <table:table-cell office:value-type="float" office:value="8.2499999999999934E-2" table:formula="of:=[.D32]*0.0254" table:style-name="ce1">
            <text:p>0.0825</text:p>
          </table:table-cell>
          <table:table-cell office:value-type="float" office:value="100515.675" table:formula="of:=[.$J$3]-[.$J$1]*[.$J$2]*[.E32]" table:style-name="ce1">
            <text:p>100515.675</text:p>
          </table:table-cell>
          <table:table-cell table:number-columns-repeated="9" table:style-name="ce1"/>
          <table:table-cell office:value-type="float" office:value="8" table:style-name="ce1">
            <text:p>8</text:p>
          </table:table-cell>
          <table:table-cell office:value-type="float" office:value="2.7559055118110232" table:formula="of:=[.Q10]*[.$X$21]" table:style-name="ce1">
            <text:p>2.755905512</text:p>
          </table:table-cell>
          <table:table-cell table:number-columns-repeated="2" table:style-name="ce3"/>
          <table:table-cell office:value-type="float" office:value="2.7559055118110232" table:formula="of:=[.T10]*[.$X$21]" table:style-name="ce1">
            <text:p>2.755905512</text:p>
          </table:table-cell>
          <table:table-cell office:value-type="float" office:value="2.6279527559055116" table:formula="of:=[.U10]*[.$X$21]" table:style-name="ce1">
            <text:p>2.627952756</text:p>
          </table:table-cell>
          <table:table-cell table:number-columns-repeated="16363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3.1496062992125999" table:style-name="ce1">
            <text:p>3.149606299</text:p>
          </table:table-cell>
          <table:table-cell office:value-type="float" office:value="8.0000000000000029E-2" table:formula="of:=[.D33]*0.0254" table:style-name="ce1">
            <text:p>0.08</text:p>
          </table:table-cell>
          <table:table-cell office:value-type="float" office:value="100540.2" table:formula="of:=[.$J$3]-[.$J$1]*[.$J$2]*[.E33]" table:style-name="ce1">
            <text:p>100540.2</text:p>
          </table:table-cell>
          <table:table-cell table:number-columns-repeated="9" table:style-name="ce1"/>
          <table:table-cell office:value-type="float" office:value="9" table:style-name="ce1">
            <text:p>9</text:p>
          </table:table-cell>
          <table:table-cell office:value-type="float" office:value="2.8543307086614171" table:formula="of:=[.Q11]*[.$X$21]" table:style-name="ce1">
            <text:p>2.854330709</text:p>
          </table:table-cell>
          <table:table-cell table:number-columns-repeated="2" table:style-name="ce3"/>
          <table:table-cell office:value-type="float" office:value="2.7805118110236218" table:formula="of:=[.T11]*[.$X$21]" table:style-name="ce1">
            <text:p>2.780511811</text:p>
          </table:table-cell>
          <table:table-cell office:value-type="float" office:value="2.6279527559055116" table:formula="of:=[.U11]*[.$X$21]" table:style-name="ce1">
            <text:p>2.627952756</text:p>
          </table:table-cell>
          <table:table-cell table:number-columns-repeated="16363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3.1496062992125999" table:style-name="ce1">
            <text:p>3.149606299</text:p>
          </table:table-cell>
          <table:table-cell office:value-type="float" office:value="8.0000000000000029E-2" table:formula="of:=[.D34]*0.0254" table:style-name="ce1">
            <text:p>0.08</text:p>
          </table:table-cell>
          <table:table-cell office:value-type="float" office:value="100540.2" table:formula="of:=[.$J$3]-[.$J$1]*[.$J$2]*[.E34]" table:style-name="ce1">
            <text:p>100540.2</text:p>
          </table:table-cell>
          <table:table-cell table:number-columns-repeated="9" table:style-name="ce1"/>
          <table:table-cell office:value-type="float" office:value="10" table:style-name="ce1">
            <text:p>10</text:p>
          </table:table-cell>
          <table:table-cell office:value-type="float" office:value="2.8789370078740153" table:formula="of:=[.Q12]*[.$X$21]" table:style-name="ce1">
            <text:p>2.878937008</text:p>
          </table:table-cell>
          <table:table-cell table:number-columns-repeated="2" table:style-name="ce3"/>
          <table:table-cell office:value-type="float" office:value="3.4940944881889759" table:formula="of:=[.T12]*[.$X$21]" table:style-name="ce1">
            <text:p>3.494094488</text:p>
          </table:table-cell>
          <table:table-cell office:value-type="float" office:value="3.3956692913385824" table:formula="of:=[.U12]*[.$X$21]" table:style-name="ce1">
            <text:p>3.395669291</text:p>
          </table:table-cell>
          <table:table-cell table:number-columns-repeated="16363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3.1003937007874001" table:style-name="ce1">
            <text:p>3.100393701</text:p>
          </table:table-cell>
          <table:table-cell office:value-type="float" office:value="7.8749999999999959E-2" table:formula="of:=[.D35]*0.0254" table:style-name="ce1">
            <text:p>0.07875</text:p>
          </table:table-cell>
          <table:table-cell office:value-type="float" office:value="100552.46249999999" table:formula="of:=[.$J$3]-[.$J$1]*[.$J$2]*[.E35]" table:style-name="ce1">
            <text:p>100552.4625</text:p>
          </table:table-cell>
          <table:table-cell table:number-columns-repeated="9" table:style-name="ce1"/>
          <table:table-cell office:value-type="float" office:value="11" table:style-name="ce1">
            <text:p>11</text:p>
          </table:table-cell>
          <table:table-cell office:value-type="float" office:value="2.9527559055118107" table:formula="of:=[.Q13]*[.$X$21]" table:style-name="ce1">
            <text:p>2.952755906</text:p>
          </table:table-cell>
          <table:table-cell table:number-columns-repeated="2" table:style-name="ce3"/>
          <table:table-cell office:value-type="float" office:value="3.4153543307086616" table:formula="of:=[.T13]*[.$X$21]" table:style-name="ce1">
            <text:p>3.415354331</text:p>
          </table:table-cell>
          <table:table-cell office:value-type="float" office:value="3.2972440944881889" table:formula="of:=[.U13]*[.$X$21]" table:style-name="ce1">
            <text:p>3.297244094</text:p>
          </table:table-cell>
          <table:table-cell table:number-columns-repeated="16363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3.0216535433070901" table:style-name="ce1">
            <text:p>3.021653543</text:p>
          </table:table-cell>
          <table:table-cell office:value-type="float" office:value="7.6750000000000082E-2" table:formula="of:=[.D36]*0.0254" table:style-name="ce1">
            <text:p>0.07675</text:p>
          </table:table-cell>
          <table:table-cell office:value-type="float" office:value="100572.0825" table:formula="of:=[.$J$3]-[.$J$1]*[.$J$2]*[.E36]" table:style-name="ce1">
            <text:p>100572.0825</text:p>
          </table:table-cell>
          <table:table-cell table:number-columns-repeated="9" table:style-name="ce1"/>
          <table:table-cell office:value-type="float" office:value="12" table:style-name="ce1">
            <text:p>12</text:p>
          </table:table-cell>
          <table:table-cell office:value-type="float" office:value="2.9527559055118107" table:formula="of:=[.Q14]*[.$X$21]" table:style-name="ce1">
            <text:p>2.952755906</text:p>
          </table:table-cell>
          <table:table-cell table:number-columns-repeated="2" table:style-name="ce3"/>
          <table:table-cell office:value-type="float" office:value="3.2972440944881889" table:formula="of:=[.T14]*[.$X$21]" table:style-name="ce1">
            <text:p>3.297244094</text:p>
          </table:table-cell>
          <table:table-cell office:value-type="float" office:value="3.1988188976377949" table:formula="of:=[.U14]*[.$X$21]" table:style-name="ce1">
            <text:p>3.198818898</text:p>
          </table:table-cell>
          <table:table-cell table:number-columns-repeated="16363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1.72244094488189" table:style-name="ce1">
            <text:p>1.722440945</text:p>
          </table:table-cell>
          <table:table-cell office:value-type="float" office:value="4.3750000000000004E-2" table:formula="of:=[.D37]*0.0254" table:style-name="ce1">
            <text:p>0.04375</text:p>
          </table:table-cell>
          <table:table-cell office:value-type="float" office:value="100895.8125" table:formula="of:=[.$J$3]-[.$J$1]*[.$J$2]*[.E37]" table:style-name="ce1">
            <text:p>100895.8125</text:p>
          </table:table-cell>
          <table:table-cell table:number-columns-repeated="9" table:style-name="ce1"/>
          <table:table-cell office:value-type="float" office:value="13" table:style-name="ce1">
            <text:p>13</text:p>
          </table:table-cell>
          <table:table-cell office:value-type="float" office:value="2.9527559055118107" table:formula="of:=[.Q15]*[.$X$21]" table:style-name="ce1">
            <text:p>2.952755906</text:p>
          </table:table-cell>
          <table:table-cell table:number-columns-repeated="2" table:style-name="ce3"/>
          <table:table-cell office:value-type="float" office:value="3.2480314960629917" table:formula="of:=[.T15]*[.$X$21]" table:style-name="ce1">
            <text:p>3.248031496</text:p>
          </table:table-cell>
          <table:table-cell office:value-type="float" office:value="3.1003937007874014" table:formula="of:=[.U15]*[.$X$21]" table:style-name="ce1">
            <text:p>3.100393701</text:p>
          </table:table-cell>
          <table:table-cell table:number-columns-repeated="16363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.8051181102362199" table:style-name="ce1">
            <text:p>2.80511811</text:p>
          </table:table-cell>
          <table:table-cell office:value-type="float" office:value="7.124999999999998E-2" table:formula="of:=[.D38]*0.0254" table:style-name="ce1">
            <text:p>0.07125</text:p>
          </table:table-cell>
          <table:table-cell office:value-type="float" office:value="100626.03750000001" table:formula="of:=[.$J$3]-[.$J$1]*[.$J$2]*[.E38]" table:style-name="ce1">
            <text:p>100626.0375</text:p>
          </table:table-cell>
          <table:table-cell table:number-columns-repeated="9" table:style-name="ce1"/>
          <table:table-cell office:value-type="float" office:value="14" table:style-name="ce1">
            <text:p>14</text:p>
          </table:table-cell>
          <table:table-cell office:value-type="float" office:value="2.9035433070866139" table:formula="of:=[.Q16]*[.$X$21]" table:style-name="ce1">
            <text:p>2.903543307</text:p>
          </table:table-cell>
          <table:table-cell table:number-columns-repeated="2" table:style-name="ce3"/>
          <table:table-cell office:value-type="float" office:value="3.1496062992125982" table:formula="of:=[.T16]*[.$X$21]" table:style-name="ce1">
            <text:p>3.149606299</text:p>
          </table:table-cell>
          <table:table-cell office:value-type="float" office:value="3.0511811023622046" table:formula="of:=[.U16]*[.$X$21]" table:style-name="ce1">
            <text:p>3.051181102</text:p>
          </table:table-cell>
          <table:table-cell table:number-columns-repeated="16363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.6279527559055098" table:style-name="ce1">
            <text:p>2.627952756</text:p>
          </table:table-cell>
          <table:table-cell office:value-type="float" office:value="6.6749999999999948E-2" table:formula="of:=[.D39]*0.0254" table:style-name="ce1">
            <text:p>0.06675</text:p>
          </table:table-cell>
          <table:table-cell office:value-type="float" office:value="100670.1825" table:formula="of:=[.$J$3]-[.$J$1]*[.$J$2]*[.E39]" table:style-name="ce1">
            <text:p>100670.1825</text:p>
          </table:table-cell>
          <table:table-cell table:number-columns-repeated="9" table:style-name="ce1"/>
          <table:table-cell office:value-type="float" office:value="15" table:style-name="ce1">
            <text:p>15</text:p>
          </table:table-cell>
          <table:table-cell office:value-type="float" office:value="2.9035433070866139" table:formula="of:=[.Q17]*[.$X$21]" table:style-name="ce1">
            <text:p>2.903543307</text:p>
          </table:table-cell>
          <table:table-cell table:number-columns-repeated="2" table:style-name="ce3"/>
          <table:table-cell office:value-type="float" office:value="3.1496062992125982" table:formula="of:=[.T17]*[.$X$21]" table:style-name="ce1">
            <text:p>3.149606299</text:p>
          </table:table-cell>
          <table:table-cell office:value-type="float" office:value="3.0511811023622046" table:formula="of:=[.U17]*[.$X$21]" table:style-name="ce1">
            <text:p>3.051181102</text:p>
          </table:table-cell>
          <table:table-cell table:number-columns-repeated="16363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.6574803149606301" table:style-name="ce1">
            <text:p>2.657480315</text:p>
          </table:table-cell>
          <table:table-cell office:value-type="float" office:value="6.7500000000000004E-2" table:formula="of:=[.D40]*0.0254" table:style-name="ce1">
            <text:p>0.0675</text:p>
          </table:table-cell>
          <table:table-cell office:value-type="float" office:value="100662.825" table:formula="of:=[.$J$3]-[.$J$1]*[.$J$2]*[.E40]" table:style-name="ce1">
            <text:p>100662.825</text:p>
          </table:table-cell>
          <table:table-cell table:number-columns-repeated="9" table:style-name="ce1"/>
          <table:table-cell office:value-type="float" office:value="16" table:style-name="ce1">
            <text:p>16</text:p>
          </table:table-cell>
          <table:table-cell office:value-type="float" office:value="2.9281496062992125" table:formula="of:=[.Q18]*[.$X$21]" table:style-name="ce1">
            <text:p>2.928149606</text:p>
          </table:table-cell>
          <table:table-cell table:number-columns-repeated="2" table:style-name="ce3"/>
          <table:table-cell office:value-type="float" office:value="3.1003937007874014" table:formula="of:=[.T18]*[.$X$21]" table:style-name="ce1">
            <text:p>3.100393701</text:p>
          </table:table-cell>
          <table:table-cell office:value-type="float" office:value="3.0216535433070861" table:formula="of:=[.U18]*[.$X$21]" table:style-name="ce1">
            <text:p>3.021653543</text:p>
          </table:table-cell>
          <table:table-cell table:number-columns-repeated="16363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2.6574803149606301" table:style-name="ce1">
            <text:p>2.657480315</text:p>
          </table:table-cell>
          <table:table-cell office:value-type="float" office:value="6.7500000000000004E-2" table:formula="of:=[.D41]*0.0254" table:style-name="ce1">
            <text:p>0.0675</text:p>
          </table:table-cell>
          <table:table-cell office:value-type="float" office:value="100662.825" table:formula="of:=[.$J$3]-[.$J$1]*[.$J$2]*[.E41]" table:style-name="ce1">
            <text:p>100662.825</text:p>
          </table:table-cell>
          <table:table-cell table:number-columns-repeated="9" table:style-name="ce1"/>
          <table:table-cell office:value-type="float" office:value="17" table:style-name="ce1">
            <text:p>17</text:p>
          </table:table-cell>
          <table:table-cell office:value-type="float" office:value="2.9035433070866139" table:formula="of:=[.Q19]*[.$X$21]" table:style-name="ce1">
            <text:p>2.903543307</text:p>
          </table:table-cell>
          <table:table-cell table:number-columns-repeated="2" table:style-name="ce3"/>
          <table:table-cell office:value-type="float" office:value="3.0216535433070861" table:formula="of:=[.T19]*[.$X$21]" table:style-name="ce1">
            <text:p>3.021653543</text:p>
          </table:table-cell>
          <table:table-cell office:value-type="float" office:value="2.9035433070866139" table:formula="of:=[.U19]*[.$X$21]" table:style-name="ce1">
            <text:p>2.903543307</text:p>
          </table:table-cell>
          <table:table-cell table:number-columns-repeated="16363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2.6279527559055098" table:style-name="ce1">
            <text:p>2.627952756</text:p>
          </table:table-cell>
          <table:table-cell office:value-type="float" office:value="6.6749999999999948E-2" table:formula="of:=[.D42]*0.0254" table:style-name="ce1">
            <text:p>0.06675</text:p>
          </table:table-cell>
          <table:table-cell office:value-type="float" office:value="100670.1825" table:formula="of:=[.$J$3]-[.$J$1]*[.$J$2]*[.E42]" table:style-name="ce1">
            <text:p>100670.1825</text:p>
          </table:table-cell>
          <table:table-cell table:number-columns-repeated="9" table:style-name="ce1"/>
          <table:table-cell office:value-type="float" office:value="18" table:style-name="ce1">
            <text:p>18</text:p>
          </table:table-cell>
          <table:table-cell office:value-type="float" office:value="2.6082677165354329" table:formula="of:=[.Q20]*[.$X$21]" table:style-name="ce1">
            <text:p>2.608267717</text:p>
          </table:table-cell>
          <table:table-cell table:number-columns-repeated="2" table:style-name="ce3"/>
          <table:table-cell office:value-type="float" office:value="1.7224409448818896" table:formula="of:=[.T20]*[.$X$21]" table:style-name="ce1">
            <text:p>1.722440945</text:p>
          </table:table-cell>
          <table:table-cell office:value-type="float" office:value="2.0177165354330708" table:formula="of:=[.U20]*[.$X$21]" table:style-name="ce1">
            <text:p>2.017716535</text:p>
          </table:table-cell>
          <table:table-cell table:number-columns-repeated="16363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2.6279527559055098" table:style-name="ce1">
            <text:p>2.627952756</text:p>
          </table:table-cell>
          <table:table-cell office:value-type="float" office:value="6.6749999999999948E-2" table:formula="of:=[.D43]*0.0254" table:style-name="ce1">
            <text:p>0.06675</text:p>
          </table:table-cell>
          <table:table-cell office:value-type="float" office:value="100670.1825" table:formula="of:=[.$J$3]-[.$J$1]*[.$J$2]*[.E43]" table:style-name="ce1">
            <text:p>100670.1825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2.6279527559055098" table:style-name="ce1">
            <text:p>2.627952756</text:p>
          </table:table-cell>
          <table:table-cell office:value-type="float" office:value="6.6749999999999948E-2" table:formula="of:=[.D44]*0.0254" table:style-name="ce1">
            <text:p>0.06675</text:p>
          </table:table-cell>
          <table:table-cell office:value-type="float" office:value="100670.1825" table:formula="of:=[.$J$3]-[.$J$1]*[.$J$2]*[.E44]" table:style-name="ce1">
            <text:p>100670.1825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2.6279527559055098" table:style-name="ce1">
            <text:p>2.627952756</text:p>
          </table:table-cell>
          <table:table-cell office:value-type="float" office:value="6.6749999999999948E-2" table:formula="of:=[.D45]*0.0254" table:style-name="ce1">
            <text:p>0.06675</text:p>
          </table:table-cell>
          <table:table-cell office:value-type="float" office:value="100670.1825" table:formula="of:=[.$J$3]-[.$J$1]*[.$J$2]*[.E45]" table:style-name="ce1">
            <text:p>100670.1825</text:p>
          </table:table-cell>
          <table:table-cell table:number-columns-repeated="9" table:style-name="ce1"/>
          <table:table-cell office:value-type="string" table:style-name="ce1">
            <text:p>Vel</text:p>
          </table:table-cell>
          <table:table-cell office:value-type="float" office:value="60" table:style-name="ce1">
            <text:p>60</text:p>
          </table:table-cell>
          <table:table-cell table:number-columns-repeated="5" table:style-name="ce1"/>
          <table:table-cell office:value-type="string" table:style-name="ce1">
            <text:p>Vel</text:p>
          </table:table-cell>
          <table:table-cell office:value-type="float" office:value="60" table:style-name="ce1">
            <text:p>60</text:p>
          </table:table-cell>
          <table:table-cell table:number-columns-repeated="16360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2.6279527559055098" table:style-name="ce1">
            <text:p>2.627952756</text:p>
          </table:table-cell>
          <table:table-cell office:value-type="float" office:value="6.6749999999999948E-2" table:formula="of:=[.D46]*0.0254" table:style-name="ce1">
            <text:p>0.06675</text:p>
          </table:table-cell>
          <table:table-cell office:value-type="float" office:value="100670.1825" table:formula="of:=[.$J$3]-[.$J$1]*[.$J$2]*[.E46]" table:style-name="ce1">
            <text:p>100670.1825</text:p>
          </table:table-cell>
          <table:table-cell table:number-columns-repeated="9" table:style-name="ce1"/>
          <table:table-cell office:value-type="string" table:style-name="ce1">
            <text:p>angle (deg)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angle (deg)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5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3.3956692913385802" table:style-name="ce1">
            <text:p>3.395669291</text:p>
          </table:table-cell>
          <table:table-cell office:value-type="float" office:value="8.6249999999999938E-2" table:formula="of:=[.D47]*0.0254" table:style-name="ce1">
            <text:p>0.08625</text:p>
          </table:table-cell>
          <table:table-cell office:value-type="float" office:value="100478.8875" table:formula="of:=[.$J$3]-[.$J$1]*[.$J$2]*[.E47]" table:style-name="ce1">
            <text:p>100478.8875</text:p>
          </table:table-cell>
          <table:table-cell table:number-columns-repeated="9" table:style-name="ce1"/>
          <table:table-cell office:value-type="string" table:style-name="ce1">
            <text:p>atm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.5" table:style-name="ce1">
            <text:p>10.5</text:p>
          </table:table-cell>
          <table:table-cell office:value-type="float" office:value="10.125" table:style-name="ce1">
            <text:p>10.125</text:p>
          </table:table-cell>
          <table:table-cell office:value-type="float" office:value="9.875" table:style-name="ce1">
            <text:p>9.875</text:p>
          </table:table-cell>
          <table:table-cell table:style-name="ce1"/>
          <table:table-cell office:value-type="string" table:style-name="ce1">
            <text:p>atm</text:p>
          </table:table-cell>
          <table:table-cell office:value-type="float" office:value="2" table:formula="of:=12-[.Q47]" table:style-name="ce1">
            <text:p>2</text:p>
          </table:table-cell>
          <table:table-cell office:value-type="float" office:value="2" table:formula="of:=12-[.R47]" table:style-name="ce1">
            <text:p>2</text:p>
          </table:table-cell>
          <table:table-cell office:value-type="float" office:value="1.5" table:formula="of:=12-[.S47]" table:style-name="ce1">
            <text:p>1.5</text:p>
          </table:table-cell>
          <table:table-cell office:value-type="float" office:value="1.875" table:formula="of:=12-[.T47]" table:style-name="ce1">
            <text:p>1.875</text:p>
          </table:table-cell>
          <table:table-cell office:value-type="float" office:value="2.125" table:formula="of:=12-[.U47]" table:style-name="ce1">
            <text:p>2.125</text:p>
          </table:table-cell>
          <table:table-cell table:number-columns-repeated="1635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3.2972440944881898" table:style-name="ce1">
            <text:p>3.297244094</text:p>
          </table:table-cell>
          <table:table-cell office:value-type="float" office:value="8.3750000000000019E-2" table:formula="of:=[.D48]*0.0254" table:style-name="ce1">
            <text:p>0.08375</text:p>
          </table:table-cell>
          <table:table-cell office:value-type="float" office:value="100503.41250000001" table:formula="of:=[.$J$3]-[.$J$1]*[.$J$2]*[.E48]" table:style-name="ce1">
            <text:p>100503.4125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office:value-type="float" office:value="10.25" table:style-name="ce1">
            <text:p>10.25</text:p>
          </table:table-cell>
          <table:table-cell office:value-type="float" office:value="8.625" table:style-name="ce1">
            <text:p>8.625</text:p>
          </table:table-cell>
          <table:table-cell office:value-type="float" office:value="3.75" table:style-name="ce1">
            <text:p>3.75</text:p>
          </table:table-cell>
          <table:table-cell office:value-type="float" office:value="1.875" table:style-name="ce1">
            <text:p>1.875</text:p>
          </table:table-cell>
          <table:table-cell office:value-type="float" office:value="6.875" table:style-name="ce1">
            <text:p>6.87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.75" table:formula="of:=12-[.Q48]" table:style-name="ce1">
            <text:p>1.75</text:p>
          </table:table-cell>
          <table:table-cell office:value-type="float" office:value="3.375" table:formula="of:=12-[.R48]" table:style-name="ce1">
            <text:p>3.375</text:p>
          </table:table-cell>
          <table:table-cell office:value-type="float" office:value="8.25" table:formula="of:=12-[.S48]" table:style-name="ce1">
            <text:p>8.25</text:p>
          </table:table-cell>
          <table:table-cell office:value-type="float" office:value="10.125" table:formula="of:=12-[.T48]" table:style-name="ce1">
            <text:p>10.125</text:p>
          </table:table-cell>
          <table:table-cell office:value-type="float" office:value="5.125" table:formula="of:=12-[.U48]" table:style-name="ce1">
            <text:p>5.125</text:p>
          </table:table-cell>
          <table:table-cell table:number-columns-repeated="1635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3.19881889763779" table:style-name="ce1">
            <text:p>3.198818898</text:p>
          </table:table-cell>
          <table:table-cell office:value-type="float" office:value="8.1249999999999864E-2" table:formula="of:=[.D49]*0.0254" table:style-name="ce1">
            <text:p>0.08125</text:p>
          </table:table-cell>
          <table:table-cell office:value-type="float" office:value="100527.9375" table:formula="of:=[.$J$3]-[.$J$1]*[.$J$2]*[.E49]" table:style-name="ce1">
            <text:p>100527.9375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5.75" table:style-name="ce1">
            <text:p>5.75</text:p>
          </table:table-cell>
          <table:table-cell office:value-type="float" office:value="4" table:style-name="ce1">
            <text:p>4</text:p>
          </table:table-cell>
          <table:table-cell office:value-type="float" office:value="2.5" table:style-name="ce1">
            <text:p>2.5</text:p>
          </table:table-cell>
          <table:table-cell office:value-type="float" office:value="3.25" table:style-name="ce1">
            <text:p>3.25</text:p>
          </table:table-cell>
          <table:table-cell office:value-type="float" office:value="5.875" table:style-name="ce1">
            <text:p>5.875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.25" table:formula="of:=12-[.Q49]" table:style-name="ce1">
            <text:p>6.25</text:p>
          </table:table-cell>
          <table:table-cell office:value-type="float" office:value="8" table:formula="of:=12-[.R49]" table:style-name="ce1">
            <text:p>8</text:p>
          </table:table-cell>
          <table:table-cell office:value-type="float" office:value="9.5" table:formula="of:=12-[.S49]" table:style-name="ce1">
            <text:p>9.5</text:p>
          </table:table-cell>
          <table:table-cell office:value-type="float" office:value="8.75" table:formula="of:=12-[.T49]" table:style-name="ce1">
            <text:p>8.75</text:p>
          </table:table-cell>
          <table:table-cell office:value-type="float" office:value="6.125" table:formula="of:=12-[.U49]" table:style-name="ce1">
            <text:p>6.125</text:p>
          </table:table-cell>
          <table:table-cell table:number-columns-repeated="1635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3.1003937007874001" table:style-name="ce1">
            <text:p>3.100393701</text:p>
          </table:table-cell>
          <table:table-cell office:value-type="float" office:value="7.8749999999999959E-2" table:formula="of:=[.D50]*0.0254" table:style-name="ce1">
            <text:p>0.07875</text:p>
          </table:table-cell>
          <table:table-cell office:value-type="float" office:value="100552.46249999999" table:formula="of:=[.$J$3]-[.$J$1]*[.$J$2]*[.E50]" table:style-name="ce1">
            <text:p>100552.4625</text:p>
          </table:table-cell>
          <table:table-cell table:number-columns-repeated="9" table:style-name="ce1"/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4.375" table:style-name="ce1">
            <text:p>4.375</text:p>
          </table:table-cell>
          <table:table-cell office:value-type="float" office:value="3.375" table:style-name="ce1">
            <text:p>3.375</text:p>
          </table:table-cell>
          <table:table-cell office:value-type="float" office:value="5.875" table:style-name="ce1">
            <text:p>5.875</text:p>
          </table:table-cell>
          <table:table-cell office:value-type="float" office:value="5.875" table:style-name="ce1">
            <text:p>5.87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6.5" table:formula="of:=12-[.Q50]" table:style-name="ce1">
            <text:p>6.5</text:p>
          </table:table-cell>
          <table:table-cell office:value-type="float" office:value="7.625" table:formula="of:=12-[.R50]" table:style-name="ce1">
            <text:p>7.625</text:p>
          </table:table-cell>
          <table:table-cell office:value-type="float" office:value="8.625" table:formula="of:=12-[.S50]" table:style-name="ce1">
            <text:p>8.625</text:p>
          </table:table-cell>
          <table:table-cell office:value-type="float" office:value="6.125" table:formula="of:=12-[.T50]" table:style-name="ce1">
            <text:p>6.125</text:p>
          </table:table-cell>
          <table:table-cell office:value-type="float" office:value="6.125" table:formula="of:=12-[.U50]" table:style-name="ce1">
            <text:p>6.125</text:p>
          </table:table-cell>
          <table:table-cell table:number-columns-repeated="1635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3.0511811023622002" table:style-name="ce1">
            <text:p>3.051181102</text:p>
          </table:table-cell>
          <table:table-cell office:value-type="float" office:value="7.7499999999999888E-2" table:formula="of:=[.D51]*0.0254" table:style-name="ce1">
            <text:p>0.0775</text:p>
          </table:table-cell>
          <table:table-cell office:value-type="float" office:value="100564.72500000001" table:formula="of:=[.$J$3]-[.$J$1]*[.$J$2]*[.E51]" table:style-name="ce1">
            <text:p>100564.725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5.625" table:style-name="ce1">
            <text:p>5.625</text:p>
          </table:table-cell>
          <table:table-cell office:value-type="float" office:value="4.875" table:style-name="ce1">
            <text:p>4.875</text:p>
          </table:table-cell>
          <table:table-cell office:value-type="float" office:value="4.75" table:style-name="ce1">
            <text:p>4.75</text:p>
          </table:table-cell>
          <table:table-cell office:value-type="float" office:value="6.625" table:style-name="ce1">
            <text:p>6.625</text:p>
          </table:table-cell>
          <table:table-cell office:value-type="float" office:value="5.875" table:style-name="ce1">
            <text:p>5.875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6.375" table:formula="of:=12-[.Q51]" table:style-name="ce1">
            <text:p>6.375</text:p>
          </table:table-cell>
          <table:table-cell office:value-type="float" office:value="7.125" table:formula="of:=12-[.R51]" table:style-name="ce1">
            <text:p>7.125</text:p>
          </table:table-cell>
          <table:table-cell office:value-type="float" office:value="7.25" table:formula="of:=12-[.S51]" table:style-name="ce1">
            <text:p>7.25</text:p>
          </table:table-cell>
          <table:table-cell office:value-type="float" office:value="5.375" table:formula="of:=12-[.T51]" table:style-name="ce1">
            <text:p>5.375</text:p>
          </table:table-cell>
          <table:table-cell office:value-type="float" office:value="6.125" table:formula="of:=12-[.U51]" table:style-name="ce1">
            <text:p>6.125</text:p>
          </table:table-cell>
          <table:table-cell table:number-columns-repeated="1635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3.0511811023622002" table:style-name="ce1">
            <text:p>3.051181102</text:p>
          </table:table-cell>
          <table:table-cell office:value-type="float" office:value="7.7499999999999888E-2" table:formula="of:=[.D52]*0.0254" table:style-name="ce1">
            <text:p>0.0775</text:p>
          </table:table-cell>
          <table:table-cell office:value-type="float" office:value="100564.72500000001" table:formula="of:=[.$J$3]-[.$J$1]*[.$J$2]*[.E52]" table:style-name="ce1">
            <text:p>100564.725</text:p>
          </table:table-cell>
          <table:table-cell table:number-columns-repeated="9" table:style-name="ce1"/>
          <table:table-cell office:value-type="float" office:value="5" table:style-name="ce1">
            <text:p>5</text:p>
          </table:table-cell>
          <table:table-cell office:value-type="float" office:value="5.875" table:style-name="ce1">
            <text:p>5.875</text:p>
          </table:table-cell>
          <table:table-cell office:value-type="float" office:value="5.25" table:style-name="ce1">
            <text:p>5.25</text:p>
          </table:table-cell>
          <table:table-cell office:value-type="float" office:value="5.625" table:style-name="ce1">
            <text:p>5.625</text:p>
          </table:table-cell>
          <table:table-cell office:value-type="float" office:value="6.5" table:style-name="ce1">
            <text:p>6.5</text:p>
          </table:table-cell>
          <table:table-cell office:value-type="float" office:value="5.875" table:style-name="ce1">
            <text:p>5.875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6.125" table:formula="of:=12-[.Q52]" table:style-name="ce1">
            <text:p>6.125</text:p>
          </table:table-cell>
          <table:table-cell office:value-type="float" office:value="6.75" table:formula="of:=12-[.R52]" table:style-name="ce1">
            <text:p>6.75</text:p>
          </table:table-cell>
          <table:table-cell office:value-type="float" office:value="6.375" table:formula="of:=12-[.S52]" table:style-name="ce1">
            <text:p>6.375</text:p>
          </table:table-cell>
          <table:table-cell office:value-type="float" office:value="5.5" table:formula="of:=12-[.T52]" table:style-name="ce1">
            <text:p>5.5</text:p>
          </table:table-cell>
          <table:table-cell office:value-type="float" office:value="6.125" table:formula="of:=12-[.U52]" table:style-name="ce1">
            <text:p>6.125</text:p>
          </table:table-cell>
          <table:table-cell table:number-columns-repeated="1635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3.0216535433070901" table:style-name="ce1">
            <text:p>3.021653543</text:p>
          </table:table-cell>
          <table:table-cell office:value-type="float" office:value="7.6750000000000082E-2" table:formula="of:=[.D53]*0.0254" table:style-name="ce1">
            <text:p>0.07675</text:p>
          </table:table-cell>
          <table:table-cell office:value-type="float" office:value="100572.0825" table:formula="of:=[.$J$3]-[.$J$1]*[.$J$2]*[.E53]" table:style-name="ce1">
            <text:p>100572.0825</text:p>
          </table:table-cell>
          <table:table-cell table:number-columns-repeated="9" table:style-name="ce1"/>
          <table:table-cell office:value-type="float" office:value="6" table:style-name="ce1">
            <text:p>6</text:p>
          </table:table-cell>
          <table:table-cell office:value-type="float" office:value="6.125" table:style-name="ce1">
            <text:p>6.125</text:p>
          </table:table-cell>
          <table:table-cell office:value-type="float" office:value="6.25" table:style-name="ce1">
            <text:p>6.25</text:p>
          </table:table-cell>
          <table:table-cell office:value-type="float" office:value="6.25" table:style-name="ce1">
            <text:p>6.25</text:p>
          </table:table-cell>
          <table:table-cell office:value-type="float" office:value="6.625" table:style-name="ce1">
            <text:p>6.625</text:p>
          </table:table-cell>
          <table:table-cell office:value-type="float" office:value="5.75" table:style-name="ce1">
            <text:p>5.75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5.875" table:formula="of:=12-[.Q53]" table:style-name="ce1">
            <text:p>5.875</text:p>
          </table:table-cell>
          <table:table-cell office:value-type="float" office:value="5.75" table:formula="of:=12-[.R53]" table:style-name="ce1">
            <text:p>5.75</text:p>
          </table:table-cell>
          <table:table-cell office:value-type="float" office:value="5.75" table:formula="of:=12-[.S53]" table:style-name="ce1">
            <text:p>5.75</text:p>
          </table:table-cell>
          <table:table-cell office:value-type="float" office:value="5.375" table:formula="of:=12-[.T53]" table:style-name="ce1">
            <text:p>5.375</text:p>
          </table:table-cell>
          <table:table-cell office:value-type="float" office:value="6.25" table:formula="of:=12-[.U53]" table:style-name="ce1">
            <text:p>6.25</text:p>
          </table:table-cell>
          <table:table-cell table:number-columns-repeated="1635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2.9035433070866099" table:style-name="ce1">
            <text:p>2.903543307</text:p>
          </table:table-cell>
          <table:table-cell office:value-type="float" office:value="7.3749999999999885E-2" table:formula="of:=[.D54]*0.0254" table:style-name="ce1">
            <text:p>0.07375</text:p>
          </table:table-cell>
          <table:table-cell office:value-type="float" office:value="100601.5125" table:formula="of:=[.$J$3]-[.$J$1]*[.$J$2]*[.E54]" table:style-name="ce1">
            <text:p>100601.5125</text:p>
          </table:table-cell>
          <table:table-cell table:number-columns-repeated="9" table:style-name="ce1"/>
          <table:table-cell office:value-type="float" office:value="7" table:style-name="ce1">
            <text:p>7</text:p>
          </table:table-cell>
          <table:table-cell office:value-type="float" office:value="6.375" table:style-name="ce1">
            <text:p>6.375</text:p>
          </table:table-cell>
          <table:table-cell office:value-type="float" office:value="6.5" table:style-name="ce1">
            <text:p>6.5</text:p>
          </table:table-cell>
          <table:table-cell office:value-type="float" office:value="6.75" table:style-name="ce1">
            <text:p>6.75</text:p>
          </table:table-cell>
          <table:table-cell office:value-type="float" office:value="6.5" table:style-name="ce1">
            <text:p>6.5</text:p>
          </table:table-cell>
          <table:table-cell office:value-type="float" office:value="5.75" table:style-name="ce1">
            <text:p>5.75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5.625" table:formula="of:=12-[.Q54]" table:style-name="ce1">
            <text:p>5.625</text:p>
          </table:table-cell>
          <table:table-cell office:value-type="float" office:value="5.5" table:formula="of:=12-[.R54]" table:style-name="ce1">
            <text:p>5.5</text:p>
          </table:table-cell>
          <table:table-cell office:value-type="float" office:value="5.25" table:formula="of:=12-[.S54]" table:style-name="ce1">
            <text:p>5.25</text:p>
          </table:table-cell>
          <table:table-cell office:value-type="float" office:value="5.5" table:formula="of:=12-[.T54]" table:style-name="ce1">
            <text:p>5.5</text:p>
          </table:table-cell>
          <table:table-cell office:value-type="float" office:value="6.25" table:formula="of:=12-[.U54]" table:style-name="ce1">
            <text:p>6.25</text:p>
          </table:table-cell>
          <table:table-cell table:number-columns-repeated="1635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2.0177165354330699" table:style-name="ce1">
            <text:p>2.017716535</text:p>
          </table:table-cell>
          <table:table-cell office:value-type="float" office:value="5.1249999999999976E-2" table:formula="of:=[.D55]*0.0254" table:style-name="ce1">
            <text:p>0.05125</text:p>
          </table:table-cell>
          <table:table-cell office:value-type="float" office:value="100822.2375" table:formula="of:=[.$J$3]-[.$J$1]*[.$J$2]*[.E55]" table:style-name="ce1">
            <text:p>100822.2375</text:p>
          </table:table-cell>
          <table:table-cell table:number-columns-repeated="9" table:style-name="ce1"/>
          <table:table-cell office:value-type="float" office:value="8" table:style-name="ce1">
            <text:p>8</text:p>
          </table:table-cell>
          <table:table-cell office:value-type="float" office:value="6.75" table:style-name="ce1">
            <text:p>6.75</text:p>
          </table:table-cell>
          <table:table-cell office:value-type="float" office:value="6.875" table:style-name="ce1">
            <text:p>6.875</text:p>
          </table:table-cell>
          <table:table-cell office:value-type="float" office:value="7.375" table:style-name="ce1">
            <text:p>7.375</text:p>
          </table:table-cell>
          <table:table-cell office:value-type="float" office:value="6.5" table:style-name="ce1">
            <text:p>6.5</text:p>
          </table:table-cell>
          <table:table-cell office:value-type="float" office:value="5.75" table:style-name="ce1">
            <text:p>5.75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5.25" table:formula="of:=12-[.Q55]" table:style-name="ce1">
            <text:p>5.25</text:p>
          </table:table-cell>
          <table:table-cell office:value-type="float" office:value="5.125" table:formula="of:=12-[.R55]" table:style-name="ce1">
            <text:p>5.125</text:p>
          </table:table-cell>
          <table:table-cell office:value-type="float" office:value="4.625" table:formula="of:=12-[.S55]" table:style-name="ce1">
            <text:p>4.625</text:p>
          </table:table-cell>
          <table:table-cell office:value-type="float" office:value="5.5" table:formula="of:=12-[.T55]" table:style-name="ce1">
            <text:p>5.5</text:p>
          </table:table-cell>
          <table:table-cell office:value-type="float" office:value="6.25" table:formula="of:=12-[.U55]" table:style-name="ce1">
            <text:p>6.25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68897637795275601" table:style-name="ce1">
            <text:p>0.688976378</text:p>
          </table:table-cell>
          <table:table-cell office:value-type="float" office:value="1.7500000000000002E-2" table:formula="of:=[.D56]*0.0254" table:style-name="ce1">
            <text:p>0.0175</text:p>
          </table:table-cell>
          <table:table-cell office:value-type="float" office:value="101153.325" table:formula="of:=[.$J$3]-[.$J$1]*[.$J$2]*[.E56]" table:style-name="ce1">
            <text:p>101153.325</text:p>
          </table:table-cell>
          <table:table-cell table:number-columns-repeated="9" table:style-name="ce1"/>
          <table:table-cell office:value-type="float" office:value="9" table:style-name="ce1">
            <text:p>9</text:p>
          </table:table-cell>
          <table:table-cell office:value-type="float" office:value="7.375" table:style-name="ce1">
            <text:p>7.375</text:p>
          </table:table-cell>
          <table:table-cell office:value-type="float" office:value="7.375" table:style-name="ce1">
            <text:p>7.375</text:p>
          </table:table-cell>
          <table:table-cell office:value-type="float" office:value="7.75" table:style-name="ce1">
            <text:p>7.75</text:p>
          </table:table-cell>
          <table:table-cell office:value-type="float" office:value="6.5" table:style-name="ce1">
            <text:p>6.5</text:p>
          </table:table-cell>
          <table:table-cell office:value-type="float" office:value="5.75" table:style-name="ce1">
            <text:p>5.75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4.625" table:formula="of:=12-[.Q56]" table:style-name="ce1">
            <text:p>4.625</text:p>
          </table:table-cell>
          <table:table-cell office:value-type="float" office:value="4.625" table:formula="of:=12-[.R56]" table:style-name="ce1">
            <text:p>4.625</text:p>
          </table:table-cell>
          <table:table-cell office:value-type="float" office:value="4.25" table:formula="of:=12-[.S56]" table:style-name="ce1">
            <text:p>4.25</text:p>
          </table:table-cell>
          <table:table-cell office:value-type="float" office:value="5.5" table:formula="of:=12-[.T56]" table:style-name="ce1">
            <text:p>5.5</text:p>
          </table:table-cell>
          <table:table-cell office:value-type="float" office:value="6.25" table:formula="of:=12-[.U56]" table:style-name="ce1">
            <text:p>6.25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.4606299212598399" table:style-name="ce1">
            <text:p>2.460629921</text:p>
          </table:table-cell>
          <table:table-cell office:value-type="float" office:value="6.2499999999999931E-2" table:formula="of:=[.D57]*0.0254" table:style-name="ce1">
            <text:p>0.0625</text:p>
          </table:table-cell>
          <table:table-cell office:value-type="float" office:value="100711.875" table:formula="of:=[.$J$3]-[.$J$1]*[.$J$2]*[.E57]" table:style-name="ce1">
            <text:p>100711.875</text:p>
          </table:table-cell>
          <table:table-cell table:number-columns-repeated="9" table:style-name="ce1"/>
          <table:table-cell office:value-type="float" office:value="10" table:style-name="ce1">
            <text:p>10</text:p>
          </table:table-cell>
          <table:table-cell office:value-type="float" office:value="6.875" table:style-name="ce1">
            <text:p>6.875</text:p>
          </table:table-cell>
          <table:table-cell office:value-type="float" office:value="8.75" table:style-name="ce1">
            <text:p>8.75</text:p>
          </table:table-cell>
          <table:table-cell office:value-type="float" office:value="9.875" table:style-name="ce1">
            <text:p>9.875</text:p>
          </table:table-cell>
          <table:table-cell office:value-type="float" office:value="9.75" table:style-name="ce1">
            <text:p>9.75</text:p>
          </table:table-cell>
          <table:table-cell office:value-type="float" office:value="9.25" table:style-name="ce1">
            <text:p>9.2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5.125" table:formula="of:=12-[.Q57]" table:style-name="ce1">
            <text:p>5.125</text:p>
          </table:table-cell>
          <table:table-cell office:value-type="float" office:value="3.25" table:formula="of:=12-[.R57]" table:style-name="ce1">
            <text:p>3.25</text:p>
          </table:table-cell>
          <table:table-cell office:value-type="float" office:value="2.125" table:formula="of:=12-[.S57]" table:style-name="ce1">
            <text:p>2.125</text:p>
          </table:table-cell>
          <table:table-cell office:value-type="float" office:value="2.25" table:formula="of:=12-[.T57]" table:style-name="ce1">
            <text:p>2.25</text:p>
          </table:table-cell>
          <table:table-cell office:value-type="float" office:value="2.75" table:formula="of:=12-[.U57]" table:style-name="ce1">
            <text:p>2.75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.5590551181102401" table:style-name="ce1">
            <text:p>2.559055118</text:p>
          </table:table-cell>
          <table:table-cell office:value-type="float" office:value="6.5000000000000099E-2" table:formula="of:=[.D58]*0.0254" table:style-name="ce1">
            <text:p>0.065</text:p>
          </table:table-cell>
          <table:table-cell office:value-type="float" office:value="100687.35" table:formula="of:=[.$J$3]-[.$J$1]*[.$J$2]*[.E58]" table:style-name="ce1">
            <text:p>100687.35</text:p>
          </table:table-cell>
          <table:table-cell table:number-columns-repeated="9" table:style-name="ce1"/>
          <table:table-cell office:value-type="float" office:value="11" table:style-name="ce1">
            <text:p>11</text:p>
          </table:table-cell>
          <table:table-cell office:value-type="float" office:value="7.25" table:style-name="ce1">
            <text:p>7.25</text:p>
          </table:table-cell>
          <table:table-cell office:value-type="float" office:value="8.75" table:style-name="ce1">
            <text:p>8.75</text:p>
          </table:table-cell>
          <table:table-cell office:value-type="float" office:value="9.5" table:style-name="ce1">
            <text:p>9.5</text:p>
          </table:table-cell>
          <table:table-cell office:value-type="float" office:value="9.5" table:style-name="ce1">
            <text:p>9.5</text:p>
          </table:table-cell>
          <table:table-cell office:value-type="float" office:value="8.875" table:style-name="ce1">
            <text:p>8.875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4.75" table:formula="of:=12-[.Q58]" table:style-name="ce1">
            <text:p>4.75</text:p>
          </table:table-cell>
          <table:table-cell office:value-type="float" office:value="3.25" table:formula="of:=12-[.R58]" table:style-name="ce1">
            <text:p>3.25</text:p>
          </table:table-cell>
          <table:table-cell office:value-type="float" office:value="2.5" table:formula="of:=12-[.S58]" table:style-name="ce1">
            <text:p>2.5</text:p>
          </table:table-cell>
          <table:table-cell office:value-type="float" office:value="2.5" table:formula="of:=12-[.T58]" table:style-name="ce1">
            <text:p>2.5</text:p>
          </table:table-cell>
          <table:table-cell office:value-type="float" office:value="3.125" table:formula="of:=12-[.U58]" table:style-name="ce1">
            <text:p>3.125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.5098425196850398" table:style-name="ce1">
            <text:p>2.50984252</text:p>
          </table:table-cell>
          <table:table-cell office:value-type="float" office:value="6.3750000000000015E-2" table:formula="of:=[.D59]*0.0254" table:style-name="ce1">
            <text:p>0.06375</text:p>
          </table:table-cell>
          <table:table-cell office:value-type="float" office:value="100699.6125" table:formula="of:=[.$J$3]-[.$J$1]*[.$J$2]*[.E59]" table:style-name="ce1">
            <text:p>100699.6125</text:p>
          </table:table-cell>
          <table:table-cell table:number-columns-repeated="9" table:style-name="ce1"/>
          <table:table-cell office:value-type="float" office:value="12" table:style-name="ce1">
            <text:p>12</text:p>
          </table:table-cell>
          <table:table-cell office:value-type="float" office:value="7.75" table:style-name="ce1">
            <text:p>7.75</text:p>
          </table:table-cell>
          <table:table-cell office:value-type="float" office:value="8.5" table:style-name="ce1">
            <text:p>8.5</text:p>
          </table:table-cell>
          <table:table-cell office:value-type="float" office:value="9.25" table:style-name="ce1">
            <text:p>9.25</text:p>
          </table:table-cell>
          <table:table-cell office:value-type="float" office:value="9" table:style-name="ce1">
            <text:p>9</text:p>
          </table:table-cell>
          <table:table-cell office:value-type="float" office:value="8.5" table:style-name="ce1">
            <text:p>8.5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4.25" table:formula="of:=12-[.Q59]" table:style-name="ce1">
            <text:p>4.25</text:p>
          </table:table-cell>
          <table:table-cell office:value-type="float" office:value="3.5" table:formula="of:=12-[.R59]" table:style-name="ce1">
            <text:p>3.5</text:p>
          </table:table-cell>
          <table:table-cell office:value-type="float" office:value="2.75" table:formula="of:=12-[.S59]" table:style-name="ce1">
            <text:p>2.75</text:p>
          </table:table-cell>
          <table:table-cell office:value-type="float" office:value="3" table:formula="of:=12-[.T59]" table:style-name="ce1">
            <text:p>3</text:p>
          </table:table-cell>
          <table:table-cell office:value-type="float" office:value="3.5" table:formula="of:=12-[.U59]" table:style-name="ce1">
            <text:p>3.5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.4114173228346498" table:style-name="ce1">
            <text:p>2.411417323</text:p>
          </table:table-cell>
          <table:table-cell office:value-type="float" office:value="6.1250000000000103E-2" table:formula="of:=[.D60]*0.0254" table:style-name="ce1">
            <text:p>0.06125</text:p>
          </table:table-cell>
          <table:table-cell office:value-type="float" office:value="100724.1375" table:formula="of:=[.$J$3]-[.$J$1]*[.$J$2]*[.E60]" table:style-name="ce1">
            <text:p>100724.1375</text:p>
          </table:table-cell>
          <table:table-cell table:number-columns-repeated="9" table:style-name="ce1"/>
          <table:table-cell office:value-type="float" office:value="13" table:style-name="ce1">
            <text:p>13</text:p>
          </table:table-cell>
          <table:table-cell office:value-type="float" office:value="7.75" table:style-name="ce1">
            <text:p>7.75</text:p>
          </table:table-cell>
          <table:table-cell office:value-type="float" office:value="8.5" table:style-name="ce1">
            <text:p>8.5</text:p>
          </table:table-cell>
          <table:table-cell office:value-type="float" office:value="9" table:style-name="ce1">
            <text:p>9</text:p>
          </table:table-cell>
          <table:table-cell office:value-type="float" office:value="8.75" table:style-name="ce1">
            <text:p>8.75</text:p>
          </table:table-cell>
          <table:table-cell office:value-type="float" office:value="8.25" table:style-name="ce1">
            <text:p>8.25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4.25" table:formula="of:=12-[.Q60]" table:style-name="ce1">
            <text:p>4.25</text:p>
          </table:table-cell>
          <table:table-cell office:value-type="float" office:value="3.5" table:formula="of:=12-[.R60]" table:style-name="ce1">
            <text:p>3.5</text:p>
          </table:table-cell>
          <table:table-cell office:value-type="float" office:value="3" table:formula="of:=12-[.S60]" table:style-name="ce1">
            <text:p>3</text:p>
          </table:table-cell>
          <table:table-cell office:value-type="float" office:value="3.25" table:formula="of:=12-[.T60]" table:style-name="ce1">
            <text:p>3.25</text:p>
          </table:table-cell>
          <table:table-cell office:value-type="float" office:value="3.75" table:formula="of:=12-[.U60]" table:style-name="ce1">
            <text:p>3.75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.3129921259842501" table:style-name="ce1">
            <text:p>2.312992126</text:p>
          </table:table-cell>
          <table:table-cell office:value-type="float" office:value="5.8749999999999948E-2" table:formula="of:=[.D61]*0.0254" table:style-name="ce1">
            <text:p>0.05875</text:p>
          </table:table-cell>
          <table:table-cell office:value-type="float" office:value="100748.66250000001" table:formula="of:=[.$J$3]-[.$J$1]*[.$J$2]*[.E61]" table:style-name="ce1">
            <text:p>100748.6625</text:p>
          </table:table-cell>
          <table:table-cell table:number-columns-repeated="9" table:style-name="ce1"/>
          <table:table-cell office:value-type="float" office:value="14" table:style-name="ce1">
            <text:p>14</text:p>
          </table:table-cell>
          <table:table-cell office:value-type="float" office:value="7.75" table:style-name="ce1">
            <text:p>7.75</text:p>
          </table:table-cell>
          <table:table-cell office:value-type="float" office:value="8.125" table:style-name="ce1">
            <text:p>8.125</text:p>
          </table:table-cell>
          <table:table-cell office:value-type="float" office:value="8.75" table:style-name="ce1">
            <text:p>8.75</text:p>
          </table:table-cell>
          <table:table-cell office:value-type="float" office:value="8.5" table:style-name="ce1">
            <text:p>8.5</text:p>
          </table:table-cell>
          <table:table-cell office:value-type="float" office:value="7.875" table:style-name="ce1">
            <text:p>7.875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4.25" table:formula="of:=12-[.Q61]" table:style-name="ce1">
            <text:p>4.25</text:p>
          </table:table-cell>
          <table:table-cell office:value-type="float" office:value="3.875" table:formula="of:=12-[.R61]" table:style-name="ce1">
            <text:p>3.875</text:p>
          </table:table-cell>
          <table:table-cell office:value-type="float" office:value="3.25" table:formula="of:=12-[.S61]" table:style-name="ce1">
            <text:p>3.25</text:p>
          </table:table-cell>
          <table:table-cell office:value-type="float" office:value="3.5" table:formula="of:=12-[.T61]" table:style-name="ce1">
            <text:p>3.5</text:p>
          </table:table-cell>
          <table:table-cell office:value-type="float" office:value="4.125" table:formula="of:=12-[.U61]" table:style-name="ce1">
            <text:p>4.125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.2145669291338601" table:style-name="ce1">
            <text:p>2.214566929</text:p>
          </table:table-cell>
          <table:table-cell office:value-type="float" office:value="5.6250000000000043E-2" table:formula="of:=[.D62]*0.0254" table:style-name="ce1">
            <text:p>0.05625</text:p>
          </table:table-cell>
          <table:table-cell office:value-type="float" office:value="100773.1875" table:formula="of:=[.$J$3]-[.$J$1]*[.$J$2]*[.E62]" table:style-name="ce1">
            <text:p>100773.1875</text:p>
          </table:table-cell>
          <table:table-cell table:number-columns-repeated="9" table:style-name="ce1"/>
          <table:table-cell office:value-type="float" office:value="15" table:style-name="ce1">
            <text:p>15</text:p>
          </table:table-cell>
          <table:table-cell office:value-type="float" office:value="7.6749999999999998" table:style-name="ce1">
            <text:p>7.675</text:p>
          </table:table-cell>
          <table:table-cell office:value-type="float" office:value="8.125" table:style-name="ce1">
            <text:p>8.125</text:p>
          </table:table-cell>
          <table:table-cell office:value-type="float" office:value="8.625" table:style-name="ce1">
            <text:p>8.625</text:p>
          </table:table-cell>
          <table:table-cell office:value-type="float" office:value="8.375" table:style-name="ce1">
            <text:p>8.375</text:p>
          </table:table-cell>
          <table:table-cell office:value-type="float" office:value="7.75" table:style-name="ce1">
            <text:p>7.75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4.3250000000000002" table:formula="of:=12-[.Q62]" table:style-name="ce1">
            <text:p>4.325</text:p>
          </table:table-cell>
          <table:table-cell office:value-type="float" office:value="3.875" table:formula="of:=12-[.R62]" table:style-name="ce1">
            <text:p>3.875</text:p>
          </table:table-cell>
          <table:table-cell office:value-type="float" office:value="3.375" table:formula="of:=12-[.S62]" table:style-name="ce1">
            <text:p>3.375</text:p>
          </table:table-cell>
          <table:table-cell office:value-type="float" office:value="3.625" table:formula="of:=12-[.T62]" table:style-name="ce1">
            <text:p>3.625</text:p>
          </table:table-cell>
          <table:table-cell office:value-type="float" office:value="4.25" table:formula="of:=12-[.U62]" table:style-name="ce1">
            <text:p>4.25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2.0669291338582698" table:style-name="ce1">
            <text:p>2.066929134</text:p>
          </table:table-cell>
          <table:table-cell office:value-type="float" office:value="5.2500000000000054E-2" table:formula="of:=[.D63]*0.0254" table:style-name="ce1">
            <text:p>0.0525</text:p>
          </table:table-cell>
          <table:table-cell office:value-type="float" office:value="100809.97500000001" table:formula="of:=[.$J$3]-[.$J$1]*[.$J$2]*[.E63]" table:style-name="ce1">
            <text:p>100809.975</text:p>
          </table:table-cell>
          <table:table-cell table:number-columns-repeated="9" table:style-name="ce1"/>
          <table:table-cell office:value-type="float" office:value="16" table:style-name="ce1">
            <text:p>16</text:p>
          </table:table-cell>
          <table:table-cell office:value-type="float" office:value="7.75" table:style-name="ce1">
            <text:p>7.75</text:p>
          </table:table-cell>
          <table:table-cell office:value-type="float" office:value="8.125" table:style-name="ce1">
            <text:p>8.125</text:p>
          </table:table-cell>
          <table:table-cell office:value-type="float" office:value="8.5" table:style-name="ce1">
            <text:p>8.5</text:p>
          </table:table-cell>
          <table:table-cell office:value-type="float" office:value="8.125" table:style-name="ce1">
            <text:p>8.125</text:p>
          </table:table-cell>
          <table:table-cell office:value-type="float" office:value="7.5" table:style-name="ce1">
            <text:p>7.5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4.25" table:formula="of:=12-[.Q63]" table:style-name="ce1">
            <text:p>4.25</text:p>
          </table:table-cell>
          <table:table-cell office:value-type="float" office:value="3.875" table:formula="of:=12-[.R63]" table:style-name="ce1">
            <text:p>3.875</text:p>
          </table:table-cell>
          <table:table-cell office:value-type="float" office:value="3.5" table:formula="of:=12-[.S63]" table:style-name="ce1">
            <text:p>3.5</text:p>
          </table:table-cell>
          <table:table-cell office:value-type="float" office:value="3.875" table:formula="of:=12-[.T63]" table:style-name="ce1">
            <text:p>3.875</text:p>
          </table:table-cell>
          <table:table-cell office:value-type="float" office:value="4.5" table:formula="of:=12-[.U63]" table:style-name="ce1">
            <text:p>4.5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.82086614173228" table:style-name="ce1">
            <text:p>1.820866142</text:p>
          </table:table-cell>
          <table:table-cell office:value-type="float" office:value="4.6249999999999909E-2" table:formula="of:=[.D64]*0.0254" table:style-name="ce1">
            <text:p>0.04625</text:p>
          </table:table-cell>
          <table:table-cell office:value-type="float" office:value="100871.28750000001" table:formula="of:=[.$J$3]-[.$J$1]*[.$J$2]*[.E64]" table:style-name="ce1">
            <text:p>100871.2875</text:p>
          </table:table-cell>
          <table:table-cell table:number-columns-repeated="9" table:style-name="ce1"/>
          <table:table-cell office:value-type="float" office:value="17" table:style-name="ce1">
            <text:p>17</text:p>
          </table:table-cell>
          <table:table-cell office:value-type="float" office:value="7.5" table:style-name="ce1">
            <text:p>7.5</text:p>
          </table:table-cell>
          <table:table-cell office:value-type="float" office:value="7.875" table:style-name="ce1">
            <text:p>7.875</text:p>
          </table:table-cell>
          <table:table-cell office:value-type="float" office:value="8.375" table:style-name="ce1">
            <text:p>8.375</text:p>
          </table:table-cell>
          <table:table-cell office:value-type="float" office:value="7.875" table:style-name="ce1">
            <text:p>7.875</text:p>
          </table:table-cell>
          <table:table-cell office:value-type="float" office:value="7.25" table:style-name="ce1">
            <text:p>7.25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4.5" table:formula="of:=12-[.Q64]" table:style-name="ce1">
            <text:p>4.5</text:p>
          </table:table-cell>
          <table:table-cell office:value-type="float" office:value="4.125" table:formula="of:=12-[.R64]" table:style-name="ce1">
            <text:p>4.125</text:p>
          </table:table-cell>
          <table:table-cell office:value-type="float" office:value="3.625" table:formula="of:=12-[.S64]" table:style-name="ce1">
            <text:p>3.625</text:p>
          </table:table-cell>
          <table:table-cell office:value-type="float" office:value="4.125" table:formula="of:=12-[.T64]" table:style-name="ce1">
            <text:p>4.125</text:p>
          </table:table-cell>
          <table:table-cell office:value-type="float" office:value="4.75" table:formula="of:=12-[.U64]" table:style-name="ce1">
            <text:p>4.75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.0177165354330699" table:style-name="ce1">
            <text:p>2.017716535</text:p>
          </table:table-cell>
          <table:table-cell office:value-type="float" office:value="5.1249999999999976E-2" table:formula="of:=[.D65]*0.0254" table:style-name="ce1">
            <text:p>0.05125</text:p>
          </table:table-cell>
          <table:table-cell office:value-type="float" office:value="100822.2375" table:formula="of:=[.$J$3]-[.$J$1]*[.$J$2]*[.E65]" table:style-name="ce1">
            <text:p>100822.2375</text:p>
          </table:table-cell>
          <table:table-cell table:number-columns-repeated="9" table:style-name="ce1"/>
          <table:table-cell office:value-type="float" office:value="18" table:style-name="ce1">
            <text:p>18</text:p>
          </table:table-cell>
          <table:table-cell office:value-type="float" office:value="4.125" table:style-name="ce1">
            <text:p>4.125</text:p>
          </table:table-cell>
          <table:table-cell office:value-type="float" office:value="2.5" table:style-name="ce1">
            <text:p>2.5</text:p>
          </table:table-cell>
          <table:table-cell office:value-type="float" office:value="1.875" table:style-name="ce1">
            <text:p>1.875</text:p>
          </table:table-cell>
          <table:table-cell office:value-type="float" office:value="4" table:style-name="ce1">
            <text:p>4</text:p>
          </table:table-cell>
          <table:table-cell office:value-type="float" office:value="5.75" table:style-name="ce1">
            <text:p>5.75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7.875" table:formula="of:=12-[.Q65]" table:style-name="ce1">
            <text:p>7.875</text:p>
          </table:table-cell>
          <table:table-cell office:value-type="float" office:value="9.5" table:formula="of:=12-[.R65]" table:style-name="ce1">
            <text:p>9.5</text:p>
          </table:table-cell>
          <table:table-cell office:value-type="float" office:value="10.125" table:formula="of:=12-[.S65]" table:style-name="ce1">
            <text:p>10.125</text:p>
          </table:table-cell>
          <table:table-cell office:value-type="float" office:value="8" table:formula="of:=12-[.T65]" table:style-name="ce1">
            <text:p>8</text:p>
          </table:table-cell>
          <table:table-cell office:value-type="float" office:value="6.25" table:formula="of:=12-[.U65]" table:style-name="ce1">
            <text:p>6.25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.8700787401574801" table:style-name="ce1">
            <text:p>1.87007874</text:p>
          </table:table-cell>
          <table:table-cell office:value-type="float" office:value="4.7499999999999994E-2" table:formula="of:=[.D66]*0.0254" table:style-name="ce1">
            <text:p>0.0475</text:p>
          </table:table-cell>
          <table:table-cell office:value-type="float" office:value="100859.02499999999" table:formula="of:=[.$J$3]-[.$J$1]*[.$J$2]*[.E66]" table:style-name="ce1">
            <text:p>100859.025</text:p>
          </table:table-cell>
          <table:table-cell table:number-columns-repeated="16378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.6732283464566899" table:style-name="ce1">
            <text:p>1.673228346</text:p>
          </table:table-cell>
          <table:table-cell office:value-type="float" office:value="4.249999999999992E-2" table:formula="of:=[.D67]*0.0254" table:style-name="ce1">
            <text:p>0.0425</text:p>
          </table:table-cell>
          <table:table-cell office:value-type="float" office:value="100908.075" table:formula="of:=[.$J$3]-[.$J$1]*[.$J$2]*[.E67]" table:style-name="ce1">
            <text:p>100908.075</text:p>
          </table:table-cell>
          <table:table-cell table:number-columns-repeated="16378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.6732283464566899" table:style-name="ce1">
            <text:p>1.673228346</text:p>
          </table:table-cell>
          <table:table-cell office:value-type="float" office:value="4.249999999999992E-2" table:formula="of:=[.D68]*0.0254" table:style-name="ce1">
            <text:p>0.0425</text:p>
          </table:table-cell>
          <table:table-cell office:value-type="float" office:value="100908.075" table:formula="of:=[.$J$3]-[.$J$1]*[.$J$2]*[.E68]" table:style-name="ce1">
            <text:p>100908.075</text:p>
          </table:table-cell>
          <table:table-cell table:number-columns-repeated="9" table:style-name="ce1"/>
          <table:table-cell office:value-type="string" table:style-name="ce1">
            <text:p>Vel</text:p>
          </table:table-cell>
          <table:table-cell office:value-type="float" office:value="60" table:style-name="ce1">
            <text:p>60</text:p>
          </table:table-cell>
          <table:table-cell table:number-columns-repeated="5" table:style-name="ce1"/>
          <table:table-cell office:value-type="string" table:style-name="ce1">
            <text:p>Vel</text:p>
          </table:table-cell>
          <table:table-cell office:value-type="float" office:value="60" table:style-name="ce1">
            <text:p>60</text:p>
          </table:table-cell>
          <table:table-cell table:number-columns-repeated="16360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1.6732283464566899" table:style-name="ce1">
            <text:p>1.673228346</text:p>
          </table:table-cell>
          <table:table-cell office:value-type="float" office:value="4.249999999999992E-2" table:formula="of:=[.D69]*0.0254" table:style-name="ce1">
            <text:p>0.0425</text:p>
          </table:table-cell>
          <table:table-cell office:value-type="float" office:value="100908.075" table:formula="of:=[.$J$3]-[.$J$1]*[.$J$2]*[.E69]" table:style-name="ce1">
            <text:p>100908.075</text:p>
          </table:table-cell>
          <table:table-cell table:number-columns-repeated="9" table:style-name="ce1"/>
          <table:table-cell office:value-type="string" table:style-name="ce1">
            <text:p>angle (deg)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angle (deg)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.70275590551181" table:style-name="ce1">
            <text:p>1.702755906</text:p>
          </table:table-cell>
          <table:table-cell office:value-type="float" office:value="4.3249999999999969E-2" table:formula="of:=[.D70]*0.0254" table:style-name="ce1">
            <text:p>0.04325</text:p>
          </table:table-cell>
          <table:table-cell office:value-type="float" office:value="100900.7175" table:formula="of:=[.$J$3]-[.$J$1]*[.$J$2]*[.E70]" table:style-name="ce1">
            <text:p>100900.7175</text:p>
          </table:table-cell>
          <table:table-cell table:number-columns-repeated="9" table:style-name="ce1"/>
          <table:table-cell office:value-type="string" table:style-name="ce1">
            <text:p>port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</text:p>
          </table:table-cell>
          <table:table-cell table:style-name="ce1"/>
          <table:table-cell office:value-type="string" table:style-name="ce1">
            <text:p>port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.6732283464566899" table:style-name="ce1">
            <text:p>1.673228346</text:p>
          </table:table-cell>
          <table:table-cell office:value-type="float" office:value="4.249999999999992E-2" table:formula="of:=[.D71]*0.0254" table:style-name="ce1">
            <text:p>0.0425</text:p>
          </table:table-cell>
          <table:table-cell office:value-type="float" office:value="100908.075" table:formula="of:=[.$J$3]-[.$J$1]*[.$J$2]*[.E71]" table:style-name="ce1">
            <text:p>100908.075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office:value-type="float" office:value="4.0354330708661417" table:formula="of:=[.Q48]*[.$X$21]" table:style-name="ce1">
            <text:p>4.035433071</text:p>
          </table:table-cell>
          <table:table-cell office:value-type="float" office:value="3.3956692913385824" table:formula="of:=[.R48]*[.$X$21]" table:style-name="ce1">
            <text:p>3.395669291</text:p>
          </table:table-cell>
          <table:table-cell office:value-type="float" office:value="1.4763779527559053" table:formula="of:=[.S48]*[.$X$21]" table:style-name="ce1">
            <text:p>1.476377953</text:p>
          </table:table-cell>
          <table:table-cell office:value-type="float" office:value="0.73818897637795267" table:formula="of:=[.T48]*[.$X$21]" table:style-name="ce1">
            <text:p>0.738188976</text:p>
          </table:table-cell>
          <table:table-cell office:value-type="float" office:value="2.7066929133858264" table:formula="of:=[.U48]*[.$X$21]" table:style-name="ce1">
            <text:p>2.70669291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.68897637795275579" table:formula="of:=[.X48]*[.$X$21]" table:style-name="ce1">
            <text:p>0.688976378</text:p>
          </table:table-cell>
          <table:table-cell office:value-type="float" office:value="1.3287401574803148" table:formula="of:=[.Y48]*[.$X$21]" table:style-name="ce1">
            <text:p>1.328740157</text:p>
          </table:table-cell>
          <table:table-cell office:value-type="float" office:value="3.2480314960629917" table:formula="of:=[.Z48]*[.$X$21]" table:style-name="ce1">
            <text:p>3.248031496</text:p>
          </table:table-cell>
          <table:table-cell office:value-type="float" office:value="3.9862204724409445" table:formula="of:=[.AA48]*[.$X$21]" table:style-name="ce1">
            <text:p>3.986220472</text:p>
          </table:table-cell>
          <table:table-cell office:value-type="float" office:value="2.0177165354330708" table:formula="of:=[.AB48]*[.$X$21]" table:style-name="ce1">
            <text:p>2.017716535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.7716535433070899" table:style-name="ce1">
            <text:p>1.771653543</text:p>
          </table:table-cell>
          <table:table-cell office:value-type="float" office:value="4.5000000000000082E-2" table:formula="of:=[.D72]*0.0254" table:style-name="ce1">
            <text:p>0.045</text:p>
          </table:table-cell>
          <table:table-cell office:value-type="float" office:value="100883.55" table:formula="of:=[.$J$3]-[.$J$1]*[.$J$2]*[.E72]" table:style-name="ce1">
            <text:p>100883.55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2.2637795275590551" table:formula="of:=[.Q49]*[.$X$21]" table:style-name="ce1">
            <text:p>2.263779528</text:p>
          </table:table-cell>
          <table:table-cell office:value-type="float" office:value="1.5748031496062991" table:formula="of:=[.R49]*[.$X$21]" table:style-name="ce1">
            <text:p>1.57480315</text:p>
          </table:table-cell>
          <table:table-cell office:value-type="float" office:value="0.98425196850393692" table:formula="of:=[.S49]*[.$X$21]" table:style-name="ce1">
            <text:p>0.984251969</text:p>
          </table:table-cell>
          <table:table-cell office:value-type="float" office:value="1.2795275590551181" table:formula="of:=[.T49]*[.$X$21]" table:style-name="ce1">
            <text:p>1.279527559</text:p>
          </table:table-cell>
          <table:table-cell office:value-type="float" office:value="2.3129921259842519" table:formula="of:=[.U49]*[.$X$21]" table:style-name="ce1">
            <text:p>2.31299212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.4606299212598421" table:formula="of:=[.X49]*[.$X$21]" table:style-name="ce1">
            <text:p>2.460629921</text:p>
          </table:table-cell>
          <table:table-cell office:value-type="float" office:value="3.1496062992125982" table:formula="of:=[.Y49]*[.$X$21]" table:style-name="ce1">
            <text:p>3.149606299</text:p>
          </table:table-cell>
          <table:table-cell office:value-type="float" office:value="3.7401574803149602" table:formula="of:=[.Z49]*[.$X$21]" table:style-name="ce1">
            <text:p>3.74015748</text:p>
          </table:table-cell>
          <table:table-cell office:value-type="float" office:value="3.4448818897637792" table:formula="of:=[.AA49]*[.$X$21]" table:style-name="ce1">
            <text:p>3.44488189</text:p>
          </table:table-cell>
          <table:table-cell office:value-type="float" office:value="2.4114173228346454" table:formula="of:=[.AB49]*[.$X$21]" table:style-name="ce1">
            <text:p>2.411417323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3.1003937007874001" table:style-name="ce1">
            <text:p>3.100393701</text:p>
          </table:table-cell>
          <table:table-cell office:value-type="float" office:value="7.8749999999999959E-2" table:formula="of:=[.D73]*0.0254" table:style-name="ce1">
            <text:p>0.07875</text:p>
          </table:table-cell>
          <table:table-cell office:value-type="float" office:value="100552.46249999999" table:formula="of:=[.$J$3]-[.$J$1]*[.$J$2]*[.E73]" table:style-name="ce1">
            <text:p>100552.4625</text:p>
          </table:table-cell>
          <table:table-cell table:number-columns-repeated="9" table:style-name="ce1"/>
          <table:table-cell office:value-type="float" office:value="3" table:style-name="ce1">
            <text:p>3</text:p>
          </table:table-cell>
          <table:table-cell office:value-type="float" office:value="2.1653543307086611" table:formula="of:=[.Q50]*[.$X$21]" table:style-name="ce1">
            <text:p>2.165354331</text:p>
          </table:table-cell>
          <table:table-cell office:value-type="float" office:value="1.7224409448818896" table:formula="of:=[.R50]*[.$X$21]" table:style-name="ce1">
            <text:p>1.722440945</text:p>
          </table:table-cell>
          <table:table-cell office:value-type="float" office:value="1.3287401574803148" table:formula="of:=[.S50]*[.$X$21]" table:style-name="ce1">
            <text:p>1.328740157</text:p>
          </table:table-cell>
          <table:table-cell office:value-type="float" office:value="2.3129921259842519" table:formula="of:=[.T50]*[.$X$21]" table:style-name="ce1">
            <text:p>2.312992126</text:p>
          </table:table-cell>
          <table:table-cell office:value-type="float" office:value="2.3129921259842519" table:formula="of:=[.U50]*[.$X$21]" table:style-name="ce1">
            <text:p>2.312992126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.5590551181102361" table:formula="of:=[.X50]*[.$X$21]" table:style-name="ce1">
            <text:p>2.559055118</text:p>
          </table:table-cell>
          <table:table-cell office:value-type="float" office:value="3.0019685039370074" table:formula="of:=[.Y50]*[.$X$21]" table:style-name="ce1">
            <text:p>3.001968504</text:p>
          </table:table-cell>
          <table:table-cell office:value-type="float" office:value="3.3956692913385824" table:formula="of:=[.Z50]*[.$X$21]" table:style-name="ce1">
            <text:p>3.395669291</text:p>
          </table:table-cell>
          <table:table-cell office:value-type="float" office:value="2.4114173228346454" table:formula="of:=[.AA50]*[.$X$21]" table:style-name="ce1">
            <text:p>2.411417323</text:p>
          </table:table-cell>
          <table:table-cell office:value-type="float" office:value="2.4114173228346454" table:formula="of:=[.AB50]*[.$X$21]" table:style-name="ce1">
            <text:p>2.411417323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.3287401574803099" table:style-name="ce1">
            <text:p>1.328740157</text:p>
          </table:table-cell>
          <table:table-cell office:value-type="float" office:value="3.374999999999987E-2" table:formula="of:=[.D74]*0.0254" table:style-name="ce1">
            <text:p>0.03375</text:p>
          </table:table-cell>
          <table:table-cell office:value-type="float" office:value="100993.91250000001" table:formula="of:=[.$J$3]-[.$J$1]*[.$J$2]*[.E74]" table:style-name="ce1">
            <text:p>100993.9125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2.2145669291338579" table:formula="of:=[.Q51]*[.$X$21]" table:style-name="ce1">
            <text:p>2.214566929</text:p>
          </table:table-cell>
          <table:table-cell office:value-type="float" office:value="1.9192913385826771" table:formula="of:=[.R51]*[.$X$21]" table:style-name="ce1">
            <text:p>1.919291339</text:p>
          </table:table-cell>
          <table:table-cell office:value-type="float" office:value="1.8700787401574801" table:formula="of:=[.S51]*[.$X$21]" table:style-name="ce1">
            <text:p>1.87007874</text:p>
          </table:table-cell>
          <table:table-cell office:value-type="float" office:value="2.6082677165354329" table:formula="of:=[.T51]*[.$X$21]" table:style-name="ce1">
            <text:p>2.608267717</text:p>
          </table:table-cell>
          <table:table-cell office:value-type="float" office:value="2.3129921259842519" table:formula="of:=[.U51]*[.$X$21]" table:style-name="ce1">
            <text:p>2.31299212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.5098425196850394" table:formula="of:=[.X51]*[.$X$21]" table:style-name="ce1">
            <text:p>2.50984252</text:p>
          </table:table-cell>
          <table:table-cell office:value-type="float" office:value="2.8051181102362204" table:formula="of:=[.Y51]*[.$X$21]" table:style-name="ce1">
            <text:p>2.80511811</text:p>
          </table:table-cell>
          <table:table-cell office:value-type="float" office:value="2.8543307086614171" table:formula="of:=[.Z51]*[.$X$21]" table:style-name="ce1">
            <text:p>2.854330709</text:p>
          </table:table-cell>
          <table:table-cell office:value-type="float" office:value="2.1161417322834644" table:formula="of:=[.AA51]*[.$X$21]" table:style-name="ce1">
            <text:p>2.116141732</text:p>
          </table:table-cell>
          <table:table-cell office:value-type="float" office:value="2.4114173228346454" table:formula="of:=[.AB51]*[.$X$21]" table:style-name="ce1">
            <text:p>2.411417323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.1496062992125999" table:style-name="ce1">
            <text:p>3.149606299</text:p>
          </table:table-cell>
          <table:table-cell office:value-type="float" office:value="8.0000000000000029E-2" table:formula="of:=[.D75]*0.0254" table:style-name="ce1">
            <text:p>0.08</text:p>
          </table:table-cell>
          <table:table-cell office:value-type="float" office:value="100540.2" table:formula="of:=[.$J$3]-[.$J$1]*[.$J$2]*[.E75]" table:style-name="ce1">
            <text:p>100540.2</text:p>
          </table:table-cell>
          <table:table-cell table:number-columns-repeated="9" table:style-name="ce1"/>
          <table:table-cell office:value-type="float" office:value="5" table:style-name="ce1">
            <text:p>5</text:p>
          </table:table-cell>
          <table:table-cell office:value-type="float" office:value="2.3129921259842519" table:formula="of:=[.Q52]*[.$X$21]" table:style-name="ce1">
            <text:p>2.312992126</text:p>
          </table:table-cell>
          <table:table-cell office:value-type="float" office:value="2.0669291338582676" table:formula="of:=[.R52]*[.$X$21]" table:style-name="ce1">
            <text:p>2.066929134</text:p>
          </table:table-cell>
          <table:table-cell office:value-type="float" office:value="2.2145669291338579" table:formula="of:=[.S52]*[.$X$21]" table:style-name="ce1">
            <text:p>2.214566929</text:p>
          </table:table-cell>
          <table:table-cell office:value-type="float" office:value="2.5590551181102361" table:formula="of:=[.T52]*[.$X$21]" table:style-name="ce1">
            <text:p>2.559055118</text:p>
          </table:table-cell>
          <table:table-cell office:value-type="float" office:value="2.3129921259842519" table:formula="of:=[.U52]*[.$X$21]" table:style-name="ce1">
            <text:p>2.312992126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.4114173228346454" table:formula="of:=[.X52]*[.$X$21]" table:style-name="ce1">
            <text:p>2.411417323</text:p>
          </table:table-cell>
          <table:table-cell office:value-type="float" office:value="2.6574803149606296" table:formula="of:=[.Y52]*[.$X$21]" table:style-name="ce1">
            <text:p>2.657480315</text:p>
          </table:table-cell>
          <table:table-cell office:value-type="float" office:value="2.5098425196850394" table:formula="of:=[.Z52]*[.$X$21]" table:style-name="ce1">
            <text:p>2.50984252</text:p>
          </table:table-cell>
          <table:table-cell office:value-type="float" office:value="2.1653543307086611" table:formula="of:=[.AA52]*[.$X$21]" table:style-name="ce1">
            <text:p>2.165354331</text:p>
          </table:table-cell>
          <table:table-cell office:value-type="float" office:value="2.4114173228346454" table:formula="of:=[.AB52]*[.$X$21]" table:style-name="ce1">
            <text:p>2.411417323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.0019685039370101" table:style-name="ce1">
            <text:p>3.001968504</text:p>
          </table:table-cell>
          <table:table-cell office:value-type="float" office:value="7.6250000000000054E-2" table:formula="of:=[.D76]*0.0254" table:style-name="ce1">
            <text:p>0.07625</text:p>
          </table:table-cell>
          <table:table-cell office:value-type="float" office:value="100576.9875" table:formula="of:=[.$J$3]-[.$J$1]*[.$J$2]*[.E76]" table:style-name="ce1">
            <text:p>100576.9875</text:p>
          </table:table-cell>
          <table:table-cell table:number-columns-repeated="9" table:style-name="ce1"/>
          <table:table-cell office:value-type="float" office:value="6" table:style-name="ce1">
            <text:p>6</text:p>
          </table:table-cell>
          <table:table-cell office:value-type="float" office:value="2.4114173228346454" table:formula="of:=[.Q53]*[.$X$21]" table:style-name="ce1">
            <text:p>2.411417323</text:p>
          </table:table-cell>
          <table:table-cell office:value-type="float" office:value="2.4606299212598421" table:formula="of:=[.R53]*[.$X$21]" table:style-name="ce1">
            <text:p>2.460629921</text:p>
          </table:table-cell>
          <table:table-cell office:value-type="float" office:value="2.4606299212598421" table:formula="of:=[.S53]*[.$X$21]" table:style-name="ce1">
            <text:p>2.460629921</text:p>
          </table:table-cell>
          <table:table-cell office:value-type="float" office:value="2.6082677165354329" table:formula="of:=[.T53]*[.$X$21]" table:style-name="ce1">
            <text:p>2.608267717</text:p>
          </table:table-cell>
          <table:table-cell office:value-type="float" office:value="2.2637795275590551" table:formula="of:=[.U53]*[.$X$21]" table:style-name="ce1">
            <text:p>2.26377952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.3129921259842519" table:formula="of:=[.X53]*[.$X$21]" table:style-name="ce1">
            <text:p>2.312992126</text:p>
          </table:table-cell>
          <table:table-cell office:value-type="float" office:value="2.2637795275590551" table:formula="of:=[.Y53]*[.$X$21]" table:style-name="ce1">
            <text:p>2.263779528</text:p>
          </table:table-cell>
          <table:table-cell office:value-type="float" office:value="2.2637795275590551" table:formula="of:=[.Z53]*[.$X$21]" table:style-name="ce1">
            <text:p>2.263779528</text:p>
          </table:table-cell>
          <table:table-cell office:value-type="float" office:value="2.1161417322834644" table:formula="of:=[.AA53]*[.$X$21]" table:style-name="ce1">
            <text:p>2.116141732</text:p>
          </table:table-cell>
          <table:table-cell office:value-type="float" office:value="2.4606299212598421" table:formula="of:=[.AB53]*[.$X$21]" table:style-name="ce1">
            <text:p>2.460629921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.8051181102362199" table:style-name="ce1">
            <text:p>2.80511811</text:p>
          </table:table-cell>
          <table:table-cell office:value-type="float" office:value="7.124999999999998E-2" table:formula="of:=[.D77]*0.0254" table:style-name="ce1">
            <text:p>0.07125</text:p>
          </table:table-cell>
          <table:table-cell office:value-type="float" office:value="100626.03750000001" table:formula="of:=[.$J$3]-[.$J$1]*[.$J$2]*[.E77]" table:style-name="ce1">
            <text:p>100626.0375</text:p>
          </table:table-cell>
          <table:table-cell table:number-columns-repeated="9" table:style-name="ce1"/>
          <table:table-cell office:value-type="float" office:value="7" table:style-name="ce1">
            <text:p>7</text:p>
          </table:table-cell>
          <table:table-cell office:value-type="float" office:value="2.5098425196850394" table:formula="of:=[.Q54]*[.$X$21]" table:style-name="ce1">
            <text:p>2.50984252</text:p>
          </table:table-cell>
          <table:table-cell office:value-type="float" office:value="2.5590551181102361" table:formula="of:=[.R54]*[.$X$21]" table:style-name="ce1">
            <text:p>2.559055118</text:p>
          </table:table-cell>
          <table:table-cell office:value-type="float" office:value="2.6574803149606296" table:formula="of:=[.S54]*[.$X$21]" table:style-name="ce1">
            <text:p>2.657480315</text:p>
          </table:table-cell>
          <table:table-cell office:value-type="float" office:value="2.5590551181102361" table:formula="of:=[.T54]*[.$X$21]" table:style-name="ce1">
            <text:p>2.559055118</text:p>
          </table:table-cell>
          <table:table-cell office:value-type="float" office:value="2.2637795275590551" table:formula="of:=[.U54]*[.$X$21]" table:style-name="ce1">
            <text:p>2.263779528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2.2145669291338579" table:formula="of:=[.X54]*[.$X$21]" table:style-name="ce1">
            <text:p>2.214566929</text:p>
          </table:table-cell>
          <table:table-cell office:value-type="float" office:value="2.1653543307086611" table:formula="of:=[.Y54]*[.$X$21]" table:style-name="ce1">
            <text:p>2.165354331</text:p>
          </table:table-cell>
          <table:table-cell office:value-type="float" office:value="2.0669291338582676" table:formula="of:=[.Z54]*[.$X$21]" table:style-name="ce1">
            <text:p>2.066929134</text:p>
          </table:table-cell>
          <table:table-cell office:value-type="float" office:value="2.1653543307086611" table:formula="of:=[.AA54]*[.$X$21]" table:style-name="ce1">
            <text:p>2.165354331</text:p>
          </table:table-cell>
          <table:table-cell office:value-type="float" office:value="2.4606299212598421" table:formula="of:=[.AB54]*[.$X$21]" table:style-name="ce1">
            <text:p>2.460629921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.6574803149606301" table:style-name="ce1">
            <text:p>2.657480315</text:p>
          </table:table-cell>
          <table:table-cell office:value-type="float" office:value="6.7500000000000004E-2" table:formula="of:=[.D78]*0.0254" table:style-name="ce1">
            <text:p>0.0675</text:p>
          </table:table-cell>
          <table:table-cell office:value-type="float" office:value="100662.825" table:formula="of:=[.$J$3]-[.$J$1]*[.$J$2]*[.E78]" table:style-name="ce1">
            <text:p>100662.825</text:p>
          </table:table-cell>
          <table:table-cell table:number-columns-repeated="9" table:style-name="ce1"/>
          <table:table-cell office:value-type="float" office:value="8" table:style-name="ce1">
            <text:p>8</text:p>
          </table:table-cell>
          <table:table-cell office:value-type="float" office:value="2.6574803149606296" table:formula="of:=[.Q55]*[.$X$21]" table:style-name="ce1">
            <text:p>2.657480315</text:p>
          </table:table-cell>
          <table:table-cell office:value-type="float" office:value="2.7066929133858264" table:formula="of:=[.R55]*[.$X$21]" table:style-name="ce1">
            <text:p>2.706692913</text:p>
          </table:table-cell>
          <table:table-cell office:value-type="float" office:value="2.9035433070866139" table:formula="of:=[.S55]*[.$X$21]" table:style-name="ce1">
            <text:p>2.903543307</text:p>
          </table:table-cell>
          <table:table-cell office:value-type="float" office:value="2.5590551181102361" table:formula="of:=[.T55]*[.$X$21]" table:style-name="ce1">
            <text:p>2.559055118</text:p>
          </table:table-cell>
          <table:table-cell office:value-type="float" office:value="2.2637795275590551" table:formula="of:=[.U55]*[.$X$21]" table:style-name="ce1">
            <text:p>2.263779528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2.0669291338582676" table:formula="of:=[.X55]*[.$X$21]" table:style-name="ce1">
            <text:p>2.066929134</text:p>
          </table:table-cell>
          <table:table-cell office:value-type="float" office:value="2.0177165354330708" table:formula="of:=[.Y55]*[.$X$21]" table:style-name="ce1">
            <text:p>2.017716535</text:p>
          </table:table-cell>
          <table:table-cell office:value-type="float" office:value="1.8208661417322833" table:formula="of:=[.Z55]*[.$X$21]" table:style-name="ce1">
            <text:p>1.820866142</text:p>
          </table:table-cell>
          <table:table-cell office:value-type="float" office:value="2.1653543307086611" table:formula="of:=[.AA55]*[.$X$21]" table:style-name="ce1">
            <text:p>2.165354331</text:p>
          </table:table-cell>
          <table:table-cell office:value-type="float" office:value="2.4606299212598421" table:formula="of:=[.AB55]*[.$X$21]" table:style-name="ce1">
            <text:p>2.460629921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.2637795275590502" table:style-name="ce1">
            <text:p>2.263779528</text:p>
          </table:table-cell>
          <table:table-cell office:value-type="float" office:value="5.7499999999999871E-2" table:formula="of:=[.D79]*0.0254" table:style-name="ce1">
            <text:p>0.0575</text:p>
          </table:table-cell>
          <table:table-cell office:value-type="float" office:value="100760.925" table:formula="of:=[.$J$3]-[.$J$1]*[.$J$2]*[.E79]" table:style-name="ce1">
            <text:p>100760.925</text:p>
          </table:table-cell>
          <table:table-cell table:number-columns-repeated="9" table:style-name="ce1"/>
          <table:table-cell office:value-type="float" office:value="9" table:style-name="ce1">
            <text:p>9</text:p>
          </table:table-cell>
          <table:table-cell office:value-type="float" office:value="2.9035433070866139" table:formula="of:=[.Q56]*[.$X$21]" table:style-name="ce1">
            <text:p>2.903543307</text:p>
          </table:table-cell>
          <table:table-cell office:value-type="float" office:value="2.9035433070866139" table:formula="of:=[.R56]*[.$X$21]" table:style-name="ce1">
            <text:p>2.903543307</text:p>
          </table:table-cell>
          <table:table-cell office:value-type="float" office:value="3.0511811023622046" table:formula="of:=[.S56]*[.$X$21]" table:style-name="ce1">
            <text:p>3.051181102</text:p>
          </table:table-cell>
          <table:table-cell office:value-type="float" office:value="2.5590551181102361" table:formula="of:=[.T56]*[.$X$21]" table:style-name="ce1">
            <text:p>2.559055118</text:p>
          </table:table-cell>
          <table:table-cell office:value-type="float" office:value="2.2637795275590551" table:formula="of:=[.U56]*[.$X$21]" table:style-name="ce1">
            <text:p>2.263779528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.8208661417322833" table:formula="of:=[.X56]*[.$X$21]" table:style-name="ce1">
            <text:p>1.820866142</text:p>
          </table:table-cell>
          <table:table-cell office:value-type="float" office:value="1.8208661417322833" table:formula="of:=[.Y56]*[.$X$21]" table:style-name="ce1">
            <text:p>1.820866142</text:p>
          </table:table-cell>
          <table:table-cell office:value-type="float" office:value="1.6732283464566928" table:formula="of:=[.Z56]*[.$X$21]" table:style-name="ce1">
            <text:p>1.673228346</text:p>
          </table:table-cell>
          <table:table-cell office:value-type="float" office:value="2.1653543307086611" table:formula="of:=[.AA56]*[.$X$21]" table:style-name="ce1">
            <text:p>2.165354331</text:p>
          </table:table-cell>
          <table:table-cell office:value-type="float" office:value="2.4606299212598421" table:formula="of:=[.AB56]*[.$X$21]" table:style-name="ce1">
            <text:p>2.460629921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[.D80]*0.0254" table:style-name="ce1">
            <text:p>0.055</text:p>
          </table:table-cell>
          <table:table-cell office:value-type="float" office:value="100785.45" table:formula="of:=[.$J$3]-[.$J$1]*[.$J$2]*[.E80]" table:style-name="ce1">
            <text:p>100785.45</text:p>
          </table:table-cell>
          <table:table-cell table:number-columns-repeated="9" table:style-name="ce1"/>
          <table:table-cell office:value-type="float" office:value="10" table:style-name="ce1">
            <text:p>10</text:p>
          </table:table-cell>
          <table:table-cell office:value-type="float" office:value="2.7066929133858264" table:formula="of:=[.Q57]*[.$X$21]" table:style-name="ce1">
            <text:p>2.706692913</text:p>
          </table:table-cell>
          <table:table-cell office:value-type="float" office:value="3.4448818897637792" table:formula="of:=[.R57]*[.$X$21]" table:style-name="ce1">
            <text:p>3.44488189</text:p>
          </table:table-cell>
          <table:table-cell office:value-type="float" office:value="3.8877952755905509" table:formula="of:=[.S57]*[.$X$21]" table:style-name="ce1">
            <text:p>3.887795276</text:p>
          </table:table-cell>
          <table:table-cell office:value-type="float" office:value="3.8385826771653542" table:formula="of:=[.T57]*[.$X$21]" table:style-name="ce1">
            <text:p>3.838582677</text:p>
          </table:table-cell>
          <table:table-cell office:value-type="float" office:value="3.6417322834645667" table:formula="of:=[.U57]*[.$X$21]" table:style-name="ce1">
            <text:p>3.641732283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.0177165354330708" table:formula="of:=[.X57]*[.$X$21]" table:style-name="ce1">
            <text:p>2.017716535</text:p>
          </table:table-cell>
          <table:table-cell office:value-type="float" office:value="1.2795275590551181" table:formula="of:=[.Y57]*[.$X$21]" table:style-name="ce1">
            <text:p>1.279527559</text:p>
          </table:table-cell>
          <table:table-cell office:value-type="float" office:value="0.83661417322834641" table:formula="of:=[.Z57]*[.$X$21]" table:style-name="ce1">
            <text:p>0.836614173</text:p>
          </table:table-cell>
          <table:table-cell office:value-type="float" office:value="0.88582677165354329" table:formula="of:=[.AA57]*[.$X$21]" table:style-name="ce1">
            <text:p>0.885826772</text:p>
          </table:table-cell>
          <table:table-cell office:value-type="float" office:value="1.0826771653543306" table:formula="of:=[.AB57]*[.$X$21]" table:style-name="ce1">
            <text:p>1.082677165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.0177165354330699" table:style-name="ce1">
            <text:p>2.017716535</text:p>
          </table:table-cell>
          <table:table-cell office:value-type="float" office:value="5.1249999999999976E-2" table:formula="of:=[.D81]*0.0254" table:style-name="ce1">
            <text:p>0.05125</text:p>
          </table:table-cell>
          <table:table-cell office:value-type="float" office:value="100822.2375" table:formula="of:=[.$J$3]-[.$J$1]*[.$J$2]*[.E81]" table:style-name="ce1">
            <text:p>100822.2375</text:p>
          </table:table-cell>
          <table:table-cell table:number-columns-repeated="9" table:style-name="ce1"/>
          <table:table-cell office:value-type="float" office:value="11" table:style-name="ce1">
            <text:p>11</text:p>
          </table:table-cell>
          <table:table-cell office:value-type="float" office:value="2.8543307086614171" table:formula="of:=[.Q58]*[.$X$21]" table:style-name="ce1">
            <text:p>2.854330709</text:p>
          </table:table-cell>
          <table:table-cell office:value-type="float" office:value="3.4448818897637792" table:formula="of:=[.R58]*[.$X$21]" table:style-name="ce1">
            <text:p>3.44488189</text:p>
          </table:table-cell>
          <table:table-cell office:value-type="float" office:value="3.7401574803149602" table:formula="of:=[.S58]*[.$X$21]" table:style-name="ce1">
            <text:p>3.74015748</text:p>
          </table:table-cell>
          <table:table-cell office:value-type="float" office:value="3.7401574803149602" table:formula="of:=[.T58]*[.$X$21]" table:style-name="ce1">
            <text:p>3.74015748</text:p>
          </table:table-cell>
          <table:table-cell office:value-type="float" office:value="3.4940944881889759" table:formula="of:=[.U58]*[.$X$21]" table:style-name="ce1">
            <text:p>3.494094488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.8700787401574801" table:formula="of:=[.X58]*[.$X$21]" table:style-name="ce1">
            <text:p>1.87007874</text:p>
          </table:table-cell>
          <table:table-cell office:value-type="float" office:value="1.2795275590551181" table:formula="of:=[.Y58]*[.$X$21]" table:style-name="ce1">
            <text:p>1.279527559</text:p>
          </table:table-cell>
          <table:table-cell office:value-type="float" office:value="0.98425196850393692" table:formula="of:=[.Z58]*[.$X$21]" table:style-name="ce1">
            <text:p>0.984251969</text:p>
          </table:table-cell>
          <table:table-cell office:value-type="float" office:value="0.98425196850393692" table:formula="of:=[.AA58]*[.$X$21]" table:style-name="ce1">
            <text:p>0.984251969</text:p>
          </table:table-cell>
          <table:table-cell office:value-type="float" office:value="1.2303149606299211" table:formula="of:=[.AB58]*[.$X$21]" table:style-name="ce1">
            <text:p>1.230314961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1.82086614173228" table:style-name="ce1">
            <text:p>1.820866142</text:p>
          </table:table-cell>
          <table:table-cell office:value-type="float" office:value="4.6249999999999909E-2" table:formula="of:=[.D82]*0.0254" table:style-name="ce1">
            <text:p>0.04625</text:p>
          </table:table-cell>
          <table:table-cell office:value-type="float" office:value="100871.28750000001" table:formula="of:=[.$J$3]-[.$J$1]*[.$J$2]*[.E82]" table:style-name="ce1">
            <text:p>100871.2875</text:p>
          </table:table-cell>
          <table:table-cell table:number-columns-repeated="9" table:style-name="ce1"/>
          <table:table-cell office:value-type="float" office:value="12" table:style-name="ce1">
            <text:p>12</text:p>
          </table:table-cell>
          <table:table-cell office:value-type="float" office:value="3.0511811023622046" table:formula="of:=[.Q59]*[.$X$21]" table:style-name="ce1">
            <text:p>3.051181102</text:p>
          </table:table-cell>
          <table:table-cell office:value-type="float" office:value="3.3464566929133857" table:formula="of:=[.R59]*[.$X$21]" table:style-name="ce1">
            <text:p>3.346456693</text:p>
          </table:table-cell>
          <table:table-cell office:value-type="float" office:value="3.6417322834645667" table:formula="of:=[.S59]*[.$X$21]" table:style-name="ce1">
            <text:p>3.641732283</text:p>
          </table:table-cell>
          <table:table-cell office:value-type="float" office:value="3.5433070866141732" table:formula="of:=[.T59]*[.$X$21]" table:style-name="ce1">
            <text:p>3.543307087</text:p>
          </table:table-cell>
          <table:table-cell office:value-type="float" office:value="3.3464566929133857" table:formula="of:=[.U59]*[.$X$21]" table:style-name="ce1">
            <text:p>3.346456693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.6732283464566928" table:formula="of:=[.X59]*[.$X$21]" table:style-name="ce1">
            <text:p>1.673228346</text:p>
          </table:table-cell>
          <table:table-cell office:value-type="float" office:value="1.3779527559055116" table:formula="of:=[.Y59]*[.$X$21]" table:style-name="ce1">
            <text:p>1.377952756</text:p>
          </table:table-cell>
          <table:table-cell office:value-type="float" office:value="1.0826771653543306" table:formula="of:=[.Z59]*[.$X$21]" table:style-name="ce1">
            <text:p>1.082677165</text:p>
          </table:table-cell>
          <table:table-cell office:value-type="float" office:value="1.1811023622047243" table:formula="of:=[.AA59]*[.$X$21]" table:style-name="ce1">
            <text:p>1.181102362</text:p>
          </table:table-cell>
          <table:table-cell office:value-type="float" office:value="1.3779527559055116" table:formula="of:=[.AB59]*[.$X$21]" table:style-name="ce1">
            <text:p>1.377952756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.2795275590551201" table:style-name="ce1">
            <text:p>1.279527559</text:p>
          </table:table-cell>
          <table:table-cell office:value-type="float" office:value="3.250000000000005E-2" table:formula="of:=[.D83]*0.0254" table:style-name="ce1">
            <text:p>0.0325</text:p>
          </table:table-cell>
          <table:table-cell office:value-type="float" office:value="101006.175" table:formula="of:=[.$J$3]-[.$J$1]*[.$J$2]*[.E83]" table:style-name="ce1">
            <text:p>101006.175</text:p>
          </table:table-cell>
          <table:table-cell table:number-columns-repeated="9" table:style-name="ce1"/>
          <table:table-cell office:value-type="float" office:value="13" table:style-name="ce1">
            <text:p>13</text:p>
          </table:table-cell>
          <table:table-cell office:value-type="float" office:value="3.0511811023622046" table:formula="of:=[.Q60]*[.$X$21]" table:style-name="ce1">
            <text:p>3.051181102</text:p>
          </table:table-cell>
          <table:table-cell office:value-type="float" office:value="3.3464566929133857" table:formula="of:=[.R60]*[.$X$21]" table:style-name="ce1">
            <text:p>3.346456693</text:p>
          </table:table-cell>
          <table:table-cell office:value-type="float" office:value="3.5433070866141732" table:formula="of:=[.S60]*[.$X$21]" table:style-name="ce1">
            <text:p>3.543307087</text:p>
          </table:table-cell>
          <table:table-cell office:value-type="float" office:value="3.4448818897637792" table:formula="of:=[.T60]*[.$X$21]" table:style-name="ce1">
            <text:p>3.44488189</text:p>
          </table:table-cell>
          <table:table-cell office:value-type="float" office:value="3.2480314960629917" table:formula="of:=[.U60]*[.$X$21]" table:style-name="ce1">
            <text:p>3.248031496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.6732283464566928" table:formula="of:=[.X60]*[.$X$21]" table:style-name="ce1">
            <text:p>1.673228346</text:p>
          </table:table-cell>
          <table:table-cell office:value-type="float" office:value="1.3779527559055116" table:formula="of:=[.Y60]*[.$X$21]" table:style-name="ce1">
            <text:p>1.377952756</text:p>
          </table:table-cell>
          <table:table-cell office:value-type="float" office:value="1.1811023622047243" table:formula="of:=[.Z60]*[.$X$21]" table:style-name="ce1">
            <text:p>1.181102362</text:p>
          </table:table-cell>
          <table:table-cell office:value-type="float" office:value="1.2795275590551181" table:formula="of:=[.AA60]*[.$X$21]" table:style-name="ce1">
            <text:p>1.279527559</text:p>
          </table:table-cell>
          <table:table-cell office:value-type="float" office:value="1.4763779527559053" table:formula="of:=[.AB60]*[.$X$21]" table:style-name="ce1">
            <text:p>1.476377953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.2795275590551201" table:style-name="ce1">
            <text:p>1.279527559</text:p>
          </table:table-cell>
          <table:table-cell office:value-type="float" office:value="3.250000000000005E-2" table:formula="of:=[.D84]*0.0254" table:style-name="ce1">
            <text:p>0.0325</text:p>
          </table:table-cell>
          <table:table-cell office:value-type="float" office:value="101006.175" table:formula="of:=[.$J$3]-[.$J$1]*[.$J$2]*[.E84]" table:style-name="ce1">
            <text:p>101006.175</text:p>
          </table:table-cell>
          <table:table-cell table:number-columns-repeated="9" table:style-name="ce1"/>
          <table:table-cell office:value-type="float" office:value="14" table:style-name="ce1">
            <text:p>14</text:p>
          </table:table-cell>
          <table:table-cell office:value-type="float" office:value="3.0511811023622046" table:formula="of:=[.Q61]*[.$X$21]" table:style-name="ce1">
            <text:p>3.051181102</text:p>
          </table:table-cell>
          <table:table-cell office:value-type="float" office:value="3.1988188976377949" table:formula="of:=[.R61]*[.$X$21]" table:style-name="ce1">
            <text:p>3.198818898</text:p>
          </table:table-cell>
          <table:table-cell office:value-type="float" office:value="3.4448818897637792" table:formula="of:=[.S61]*[.$X$21]" table:style-name="ce1">
            <text:p>3.44488189</text:p>
          </table:table-cell>
          <table:table-cell office:value-type="float" office:value="3.3464566929133857" table:formula="of:=[.T61]*[.$X$21]" table:style-name="ce1">
            <text:p>3.346456693</text:p>
          </table:table-cell>
          <table:table-cell office:value-type="float" office:value="3.1003937007874014" table:formula="of:=[.U61]*[.$X$21]" table:style-name="ce1">
            <text:p>3.100393701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.6732283464566928" table:formula="of:=[.X61]*[.$X$21]" table:style-name="ce1">
            <text:p>1.673228346</text:p>
          </table:table-cell>
          <table:table-cell office:value-type="float" office:value="1.5255905511811023" table:formula="of:=[.Y61]*[.$X$21]" table:style-name="ce1">
            <text:p>1.525590551</text:p>
          </table:table-cell>
          <table:table-cell office:value-type="float" office:value="1.2795275590551181" table:formula="of:=[.Z61]*[.$X$21]" table:style-name="ce1">
            <text:p>1.279527559</text:p>
          </table:table-cell>
          <table:table-cell office:value-type="float" office:value="1.3779527559055116" table:formula="of:=[.AA61]*[.$X$21]" table:style-name="ce1">
            <text:p>1.377952756</text:p>
          </table:table-cell>
          <table:table-cell office:value-type="float" office:value="1.6240157480314958" table:formula="of:=[.AB61]*[.$X$21]" table:style-name="ce1">
            <text:p>1.624015748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1.37795275590551" table:style-name="ce1">
            <text:p>1.377952756</text:p>
          </table:table-cell>
          <table:table-cell office:value-type="float" office:value="3.4999999999999955E-2" table:formula="of:=[.D85]*0.0254" table:style-name="ce1">
            <text:p>0.035</text:p>
          </table:table-cell>
          <table:table-cell office:value-type="float" office:value="100981.65" table:formula="of:=[.$J$3]-[.$J$1]*[.$J$2]*[.E85]" table:style-name="ce1">
            <text:p>100981.65</text:p>
          </table:table-cell>
          <table:table-cell table:number-columns-repeated="9" table:style-name="ce1"/>
          <table:table-cell office:value-type="float" office:value="15" table:style-name="ce1">
            <text:p>15</text:p>
          </table:table-cell>
          <table:table-cell office:value-type="float" office:value="3.0216535433070861" table:formula="of:=[.Q62]*[.$X$21]" table:style-name="ce1">
            <text:p>3.021653543</text:p>
          </table:table-cell>
          <table:table-cell office:value-type="float" office:value="3.1988188976377949" table:formula="of:=[.R62]*[.$X$21]" table:style-name="ce1">
            <text:p>3.198818898</text:p>
          </table:table-cell>
          <table:table-cell office:value-type="float" office:value="3.3956692913385824" table:formula="of:=[.S62]*[.$X$21]" table:style-name="ce1">
            <text:p>3.395669291</text:p>
          </table:table-cell>
          <table:table-cell office:value-type="float" office:value="3.2972440944881889" table:formula="of:=[.T62]*[.$X$21]" table:style-name="ce1">
            <text:p>3.297244094</text:p>
          </table:table-cell>
          <table:table-cell office:value-type="float" office:value="3.0511811023622046" table:formula="of:=[.U62]*[.$X$21]" table:style-name="ce1">
            <text:p>3.05118110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.7027559055118109" table:formula="of:=[.X62]*[.$X$21]" table:style-name="ce1">
            <text:p>1.702755906</text:p>
          </table:table-cell>
          <table:table-cell office:value-type="float" office:value="1.5255905511811023" table:formula="of:=[.Y62]*[.$X$21]" table:style-name="ce1">
            <text:p>1.525590551</text:p>
          </table:table-cell>
          <table:table-cell office:value-type="float" office:value="1.3287401574803148" table:formula="of:=[.Z62]*[.$X$21]" table:style-name="ce1">
            <text:p>1.328740157</text:p>
          </table:table-cell>
          <table:table-cell office:value-type="float" office:value="1.4271653543307086" table:formula="of:=[.AA62]*[.$X$21]" table:style-name="ce1">
            <text:p>1.427165354</text:p>
          </table:table-cell>
          <table:table-cell office:value-type="float" office:value="1.6732283464566928" table:formula="of:=[.AB62]*[.$X$21]" table:style-name="ce1">
            <text:p>1.673228346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1.37795275590551" table:style-name="ce1">
            <text:p>1.377952756</text:p>
          </table:table-cell>
          <table:table-cell office:value-type="float" office:value="3.4999999999999955E-2" table:formula="of:=[.D86]*0.0254" table:style-name="ce1">
            <text:p>0.035</text:p>
          </table:table-cell>
          <table:table-cell office:value-type="float" office:value="100981.65" table:formula="of:=[.$J$3]-[.$J$1]*[.$J$2]*[.E86]" table:style-name="ce1">
            <text:p>100981.65</text:p>
          </table:table-cell>
          <table:table-cell table:number-columns-repeated="9" table:style-name="ce1"/>
          <table:table-cell office:value-type="float" office:value="16" table:style-name="ce1">
            <text:p>16</text:p>
          </table:table-cell>
          <table:table-cell office:value-type="float" office:value="3.0511811023622046" table:formula="of:=[.Q63]*[.$X$21]" table:style-name="ce1">
            <text:p>3.051181102</text:p>
          </table:table-cell>
          <table:table-cell office:value-type="float" office:value="3.1988188976377949" table:formula="of:=[.R63]*[.$X$21]" table:style-name="ce1">
            <text:p>3.198818898</text:p>
          </table:table-cell>
          <table:table-cell office:value-type="float" office:value="3.3464566929133857" table:formula="of:=[.S63]*[.$X$21]" table:style-name="ce1">
            <text:p>3.346456693</text:p>
          </table:table-cell>
          <table:table-cell office:value-type="float" office:value="3.1988188976377949" table:formula="of:=[.T63]*[.$X$21]" table:style-name="ce1">
            <text:p>3.198818898</text:p>
          </table:table-cell>
          <table:table-cell office:value-type="float" office:value="2.9527559055118107" table:formula="of:=[.U63]*[.$X$21]" table:style-name="ce1">
            <text:p>2.952755906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.6732283464566928" table:formula="of:=[.X63]*[.$X$21]" table:style-name="ce1">
            <text:p>1.673228346</text:p>
          </table:table-cell>
          <table:table-cell office:value-type="float" office:value="1.5255905511811023" table:formula="of:=[.Y63]*[.$X$21]" table:style-name="ce1">
            <text:p>1.525590551</text:p>
          </table:table-cell>
          <table:table-cell office:value-type="float" office:value="1.3779527559055116" table:formula="of:=[.Z63]*[.$X$21]" table:style-name="ce1">
            <text:p>1.377952756</text:p>
          </table:table-cell>
          <table:table-cell office:value-type="float" office:value="1.5255905511811023" table:formula="of:=[.AA63]*[.$X$21]" table:style-name="ce1">
            <text:p>1.525590551</text:p>
          </table:table-cell>
          <table:table-cell office:value-type="float" office:value="1.7716535433070866" table:formula="of:=[.AB63]*[.$X$21]" table:style-name="ce1">
            <text:p>1.771653543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1.5255905511811001" table:style-name="ce1">
            <text:p>1.525590551</text:p>
          </table:table-cell>
          <table:table-cell office:value-type="float" office:value="3.8749999999999944E-2" table:formula="of:=[.D87]*0.0254" table:style-name="ce1">
            <text:p>0.03875</text:p>
          </table:table-cell>
          <table:table-cell office:value-type="float" office:value="100944.8625" table:formula="of:=[.$J$3]-[.$J$1]*[.$J$2]*[.E87]" table:style-name="ce1">
            <text:p>100944.8625</text:p>
          </table:table-cell>
          <table:table-cell table:number-columns-repeated="9" table:style-name="ce1"/>
          <table:table-cell office:value-type="float" office:value="17" table:style-name="ce1">
            <text:p>17</text:p>
          </table:table-cell>
          <table:table-cell office:value-type="float" office:value="2.9527559055118107" table:formula="of:=[.Q64]*[.$X$21]" table:style-name="ce1">
            <text:p>2.952755906</text:p>
          </table:table-cell>
          <table:table-cell office:value-type="float" office:value="3.1003937007874014" table:formula="of:=[.R64]*[.$X$21]" table:style-name="ce1">
            <text:p>3.100393701</text:p>
          </table:table-cell>
          <table:table-cell office:value-type="float" office:value="3.2972440944881889" table:formula="of:=[.S64]*[.$X$21]" table:style-name="ce1">
            <text:p>3.297244094</text:p>
          </table:table-cell>
          <table:table-cell office:value-type="float" office:value="3.1003937007874014" table:formula="of:=[.T64]*[.$X$21]" table:style-name="ce1">
            <text:p>3.100393701</text:p>
          </table:table-cell>
          <table:table-cell office:value-type="float" office:value="2.8543307086614171" table:formula="of:=[.U64]*[.$X$21]" table:style-name="ce1">
            <text:p>2.854330709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.7716535433070866" table:formula="of:=[.X64]*[.$X$21]" table:style-name="ce1">
            <text:p>1.771653543</text:p>
          </table:table-cell>
          <table:table-cell office:value-type="float" office:value="1.6240157480314958" table:formula="of:=[.Y64]*[.$X$21]" table:style-name="ce1">
            <text:p>1.624015748</text:p>
          </table:table-cell>
          <table:table-cell office:value-type="float" office:value="1.4271653543307086" table:formula="of:=[.Z64]*[.$X$21]" table:style-name="ce1">
            <text:p>1.427165354</text:p>
          </table:table-cell>
          <table:table-cell office:value-type="float" office:value="1.6240157480314958" table:formula="of:=[.AA64]*[.$X$21]" table:style-name="ce1">
            <text:p>1.624015748</text:p>
          </table:table-cell>
          <table:table-cell office:value-type="float" office:value="1.8700787401574801" table:formula="of:=[.AB64]*[.$X$21]" table:style-name="ce1">
            <text:p>1.87007874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1.5255905511811001" table:style-name="ce1">
            <text:p>1.525590551</text:p>
          </table:table-cell>
          <table:table-cell office:value-type="float" office:value="3.8749999999999944E-2" table:formula="of:=[.D88]*0.0254" table:style-name="ce1">
            <text:p>0.03875</text:p>
          </table:table-cell>
          <table:table-cell office:value-type="float" office:value="100944.8625" table:formula="of:=[.$J$3]-[.$J$1]*[.$J$2]*[.E88]" table:style-name="ce1">
            <text:p>100944.8625</text:p>
          </table:table-cell>
          <table:table-cell table:number-columns-repeated="9" table:style-name="ce1"/>
          <table:table-cell office:value-type="float" office:value="18" table:style-name="ce1">
            <text:p>18</text:p>
          </table:table-cell>
          <table:table-cell office:value-type="float" office:value="1.6240157480314958" table:formula="of:=[.Q65]*[.$X$21]" table:style-name="ce1">
            <text:p>1.624015748</text:p>
          </table:table-cell>
          <table:table-cell office:value-type="float" office:value="0.98425196850393692" table:formula="of:=[.R65]*[.$X$21]" table:style-name="ce1">
            <text:p>0.984251969</text:p>
          </table:table-cell>
          <table:table-cell office:value-type="float" office:value="0.73818897637795267" table:formula="of:=[.S65]*[.$X$21]" table:style-name="ce1">
            <text:p>0.738188976</text:p>
          </table:table-cell>
          <table:table-cell office:value-type="float" office:value="1.5748031496062991" table:formula="of:=[.T65]*[.$X$21]" table:style-name="ce1">
            <text:p>1.57480315</text:p>
          </table:table-cell>
          <table:table-cell office:value-type="float" office:value="2.2637795275590551" table:formula="of:=[.U65]*[.$X$21]" table:style-name="ce1">
            <text:p>2.263779528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3.1003937007874014" table:formula="of:=[.X65]*[.$X$21]" table:style-name="ce1">
            <text:p>3.100393701</text:p>
          </table:table-cell>
          <table:table-cell office:value-type="float" office:value="3.7401574803149602" table:formula="of:=[.Y65]*[.$X$21]" table:style-name="ce1">
            <text:p>3.74015748</text:p>
          </table:table-cell>
          <table:table-cell office:value-type="float" office:value="3.9862204724409445" table:formula="of:=[.Z65]*[.$X$21]" table:style-name="ce1">
            <text:p>3.986220472</text:p>
          </table:table-cell>
          <table:table-cell office:value-type="float" office:value="3.1496062992125982" table:formula="of:=[.AA65]*[.$X$21]" table:style-name="ce1">
            <text:p>3.149606299</text:p>
          </table:table-cell>
          <table:table-cell office:value-type="float" office:value="2.4606299212598421" table:formula="of:=[.AB65]*[.$X$21]" table:style-name="ce1">
            <text:p>2.460629921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1.5255905511811001" table:style-name="ce1">
            <text:p>1.525590551</text:p>
          </table:table-cell>
          <table:table-cell office:value-type="float" office:value="3.8749999999999944E-2" table:formula="of:=[.D89]*0.0254" table:style-name="ce1">
            <text:p>0.03875</text:p>
          </table:table-cell>
          <table:table-cell office:value-type="float" office:value="100944.8625" table:formula="of:=[.$J$3]-[.$J$1]*[.$J$2]*[.E89]" table:style-name="ce1">
            <text:p>100944.8625</text:p>
          </table:table-cell>
          <table:table-cell table:number-columns-repeated="16378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1.6240157480315001" table:style-name="ce1">
            <text:p>1.624015748</text:p>
          </table:table-cell>
          <table:table-cell office:value-type="float" office:value="4.1250000000000099E-2" table:formula="of:=[.D90]*0.0254" table:style-name="ce1">
            <text:p>0.04125</text:p>
          </table:table-cell>
          <table:table-cell office:value-type="float" office:value="100920.33749999999" table:formula="of:=[.$J$3]-[.$J$1]*[.$J$2]*[.E90]" table:style-name="ce1">
            <text:p>100920.3375</text:p>
          </table:table-cell>
          <table:table-cell table:number-columns-repeated="16378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3.7401574803149602" table:style-name="ce1">
            <text:p>3.74015748</text:p>
          </table:table-cell>
          <table:table-cell office:value-type="float" office:value="9.4999999999999987E-2" table:formula="of:=[.D91]*0.0254" table:style-name="ce1">
            <text:p>0.095</text:p>
          </table:table-cell>
          <table:table-cell office:value-type="float" office:value="100393.05" table:formula="of:=[.$J$3]-[.$J$1]*[.$J$2]*[.E91]" table:style-name="ce1">
            <text:p>100393.05</text:p>
          </table:table-cell>
          <table:table-cell table:number-columns-repeated="16378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.2480314960629899" table:style-name="ce1">
            <text:p>3.248031496</text:p>
          </table:table-cell>
          <table:table-cell office:value-type="float" office:value="8.2499999999999934E-2" table:formula="of:=[.D92]*0.0254" table:style-name="ce1">
            <text:p>0.0825</text:p>
          </table:table-cell>
          <table:table-cell office:value-type="float" office:value="100515.675" table:formula="of:=[.$J$3]-[.$J$1]*[.$J$2]*[.E92]" table:style-name="ce1">
            <text:p>100515.675</text:p>
          </table:table-cell>
          <table:table-cell table:number-columns-repeated="16378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3.7401574803149602" table:style-name="ce1">
            <text:p>3.74015748</text:p>
          </table:table-cell>
          <table:table-cell office:value-type="float" office:value="9.4999999999999987E-2" table:formula="of:=[.D93]*0.0254" table:style-name="ce1">
            <text:p>0.095</text:p>
          </table:table-cell>
          <table:table-cell office:value-type="float" office:value="100393.05" table:formula="of:=[.$J$3]-[.$J$1]*[.$J$2]*[.E93]" table:style-name="ce1">
            <text:p>100393.05</text:p>
          </table:table-cell>
          <table:table-cell table:number-columns-repeated="16378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3.3956692913385802" table:style-name="ce1">
            <text:p>3.395669291</text:p>
          </table:table-cell>
          <table:table-cell office:value-type="float" office:value="8.6249999999999938E-2" table:formula="of:=[.D94]*0.0254" table:style-name="ce1">
            <text:p>0.08625</text:p>
          </table:table-cell>
          <table:table-cell office:value-type="float" office:value="100478.8875" table:formula="of:=[.$J$3]-[.$J$1]*[.$J$2]*[.E94]" table:style-name="ce1">
            <text:p>100478.8875</text:p>
          </table:table-cell>
          <table:table-cell table:number-columns-repeated="16378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2.8543307086614198" table:style-name="ce1">
            <text:p>2.854330709</text:p>
          </table:table-cell>
          <table:table-cell office:value-type="float" office:value="7.2500000000000064E-2" table:formula="of:=[.D95]*0.0254" table:style-name="ce1">
            <text:p>0.0725</text:p>
          </table:table-cell>
          <table:table-cell office:value-type="float" office:value="100613.77499999999" table:formula="of:=[.$J$3]-[.$J$1]*[.$J$2]*[.E95]" table:style-name="ce1">
            <text:p>100613.775</text:p>
          </table:table-cell>
          <table:table-cell table:number-columns-repeated="16378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2.5098425196850398" table:style-name="ce1">
            <text:p>2.50984252</text:p>
          </table:table-cell>
          <table:table-cell office:value-type="float" office:value="6.3750000000000015E-2" table:formula="of:=[.D96]*0.0254" table:style-name="ce1">
            <text:p>0.06375</text:p>
          </table:table-cell>
          <table:table-cell office:value-type="float" office:value="100699.6125" table:formula="of:=[.$J$3]-[.$J$1]*[.$J$2]*[.E96]" table:style-name="ce1">
            <text:p>100699.6125</text:p>
          </table:table-cell>
          <table:table-cell table:number-columns-repeated="16378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2.2637795275590502" table:style-name="ce1">
            <text:p>2.263779528</text:p>
          </table:table-cell>
          <table:table-cell office:value-type="float" office:value="5.7499999999999871E-2" table:formula="of:=[.D97]*0.0254" table:style-name="ce1">
            <text:p>0.0575</text:p>
          </table:table-cell>
          <table:table-cell office:value-type="float" office:value="100760.925" table:formula="of:=[.$J$3]-[.$J$1]*[.$J$2]*[.E97]" table:style-name="ce1">
            <text:p>100760.92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2.0669291338582698" table:style-name="ce1">
            <text:p>2.066929134</text:p>
          </table:table-cell>
          <table:table-cell office:value-type="float" office:value="5.2500000000000054E-2" table:formula="of:=[.D98]*0.0254" table:style-name="ce1">
            <text:p>0.0525</text:p>
          </table:table-cell>
          <table:table-cell office:value-type="float" office:value="100809.97500000001" table:formula="of:=[.$J$3]-[.$J$1]*[.$J$2]*[.E98]" table:style-name="ce1">
            <text:p>100809.9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1.82086614173228" table:style-name="ce1">
            <text:p>1.820866142</text:p>
          </table:table-cell>
          <table:table-cell office:value-type="float" office:value="4.6249999999999909E-2" table:formula="of:=[.D99]*0.0254" table:style-name="ce1">
            <text:p>0.04625</text:p>
          </table:table-cell>
          <table:table-cell office:value-type="float" office:value="100871.28750000001" table:formula="of:=[.$J$3]-[.$J$1]*[.$J$2]*[.E99]" table:style-name="ce1">
            <text:p>100871.28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.6732283464566899" table:style-name="ce1">
            <text:p>1.673228346</text:p>
          </table:table-cell>
          <table:table-cell office:value-type="float" office:value="4.249999999999992E-2" table:formula="of:=[.D100]*0.0254" table:style-name="ce1">
            <text:p>0.0425</text:p>
          </table:table-cell>
          <table:table-cell office:value-type="float" office:value="100908.075" table:formula="of:=[.$J$3]-[.$J$1]*[.$J$2]*[.E100]" table:style-name="ce1">
            <text:p>100908.0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.83661417322834597" table:style-name="ce1">
            <text:p>0.836614173</text:p>
          </table:table-cell>
          <table:table-cell office:value-type="float" office:value="2.1249999999999988E-2" table:formula="of:=[.D101]*0.0254" table:style-name="ce1">
            <text:p>0.02125</text:p>
          </table:table-cell>
          <table:table-cell office:value-type="float" office:value="101116.53750000001" table:formula="of:=[.$J$3]-[.$J$1]*[.$J$2]*[.E101]" table:style-name="ce1">
            <text:p>101116.53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0.98425196850393704" table:style-name="ce1">
            <text:p>0.984251969</text:p>
          </table:table-cell>
          <table:table-cell office:value-type="float" office:value="2.5000000000000001E-2" table:formula="of:=[.D102]*0.0254" table:style-name="ce1">
            <text:p>0.025</text:p>
          </table:table-cell>
          <table:table-cell office:value-type="float" office:value="101079.75" table:formula="of:=[.$J$3]-[.$J$1]*[.$J$2]*[.E102]" table:style-name="ce1">
            <text:p>101079.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.0826771653543299" table:style-name="ce1">
            <text:p>1.082677165</text:p>
          </table:table-cell>
          <table:table-cell office:value-type="float" office:value="2.7499999999999979E-2" table:formula="of:=[.D103]*0.0254" table:style-name="ce1">
            <text:p>0.0275</text:p>
          </table:table-cell>
          <table:table-cell office:value-type="float" office:value="101055.22500000001" table:formula="of:=[.$J$3]-[.$J$1]*[.$J$2]*[.E103]" table:style-name="ce1">
            <text:p>101055.22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.1811023622047201" table:style-name="ce1">
            <text:p>1.181102362</text:p>
          </table:table-cell>
          <table:table-cell office:value-type="float" office:value="2.9999999999999888E-2" table:formula="of:=[.D104]*0.0254" table:style-name="ce1">
            <text:p>0.03</text:p>
          </table:table-cell>
          <table:table-cell office:value-type="float" office:value="101030.7" table:formula="of:=[.$J$3]-[.$J$1]*[.$J$2]*[.E104]" table:style-name="ce1">
            <text:p>101030.7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.2795275590551201" table:style-name="ce1">
            <text:p>1.279527559</text:p>
          </table:table-cell>
          <table:table-cell office:value-type="float" office:value="3.250000000000005E-2" table:formula="of:=[.D105]*0.0254" table:style-name="ce1">
            <text:p>0.0325</text:p>
          </table:table-cell>
          <table:table-cell office:value-type="float" office:value="101006.175" table:formula="of:=[.$J$3]-[.$J$1]*[.$J$2]*[.E105]" table:style-name="ce1">
            <text:p>101006.1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.3287401574803099" table:style-name="ce1">
            <text:p>1.328740157</text:p>
          </table:table-cell>
          <table:table-cell office:value-type="float" office:value="3.374999999999987E-2" table:formula="of:=[.D106]*0.0254" table:style-name="ce1">
            <text:p>0.03375</text:p>
          </table:table-cell>
          <table:table-cell office:value-type="float" office:value="100993.91250000001" table:formula="of:=[.$J$3]-[.$J$1]*[.$J$2]*[.E106]" table:style-name="ce1">
            <text:p>100993.912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1.37795275590551" table:style-name="ce1">
            <text:p>1.377952756</text:p>
          </table:table-cell>
          <table:table-cell office:value-type="float" office:value="3.4999999999999955E-2" table:formula="of:=[.D107]*0.0254" table:style-name="ce1">
            <text:p>0.035</text:p>
          </table:table-cell>
          <table:table-cell office:value-type="float" office:value="100981.65" table:formula="of:=[.$J$3]-[.$J$1]*[.$J$2]*[.E107]" table:style-name="ce1">
            <text:p>100981.6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1.4271653543307099" table:style-name="ce1">
            <text:p>1.427165354</text:p>
          </table:table-cell>
          <table:table-cell office:value-type="float" office:value="3.6250000000000032E-2" table:formula="of:=[.D108]*0.0254" table:style-name="ce1">
            <text:p>0.03625</text:p>
          </table:table-cell>
          <table:table-cell office:value-type="float" office:value="100969.3875" table:formula="of:=[.$J$3]-[.$J$1]*[.$J$2]*[.E108]" table:style-name="ce1">
            <text:p>100969.38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3.98622047244094" table:style-name="ce1">
            <text:p>3.986220472</text:p>
          </table:table-cell>
          <table:table-cell office:value-type="float" office:value="0.10124999999999987" table:formula="of:=[.D109]*0.0254" table:style-name="ce1">
            <text:p>0.10125</text:p>
          </table:table-cell>
          <table:table-cell office:value-type="float" office:value="100331.7375" table:formula="of:=[.$J$3]-[.$J$1]*[.$J$2]*[.E109]" table:style-name="ce1">
            <text:p>100331.73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3.98622047244094" table:style-name="ce1">
            <text:p>3.986220472</text:p>
          </table:table-cell>
          <table:table-cell office:value-type="float" office:value="0.10124999999999987" table:formula="of:=[.D110]*0.0254" table:style-name="ce1">
            <text:p>0.10125</text:p>
          </table:table-cell>
          <table:table-cell office:value-type="float" office:value="100331.7375" table:formula="of:=[.$J$3]-[.$J$1]*[.$J$2]*[.E110]" table:style-name="ce1">
            <text:p>100331.73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3.4448818897637801" table:style-name="ce1">
            <text:p>3.44488189</text:p>
          </table:table-cell>
          <table:table-cell office:value-type="float" office:value="8.7500000000000008E-2" table:formula="of:=[.D111]*0.0254" table:style-name="ce1">
            <text:p>0.0875</text:p>
          </table:table-cell>
          <table:table-cell office:value-type="float" office:value="100466.625" table:formula="of:=[.$J$3]-[.$J$1]*[.$J$2]*[.E111]" table:style-name="ce1">
            <text:p>100466.62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2.4114173228346498" table:style-name="ce1">
            <text:p>2.411417323</text:p>
          </table:table-cell>
          <table:table-cell office:value-type="float" office:value="6.1250000000000103E-2" table:formula="of:=[.D112]*0.0254" table:style-name="ce1">
            <text:p>0.06125</text:p>
          </table:table-cell>
          <table:table-cell office:value-type="float" office:value="100724.1375" table:formula="of:=[.$J$3]-[.$J$1]*[.$J$2]*[.E112]" table:style-name="ce1">
            <text:p>100724.13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2.1161417322834599" table:style-name="ce1">
            <text:p>2.116141732</text:p>
          </table:table-cell>
          <table:table-cell office:value-type="float" office:value="5.3749999999999881E-2" table:formula="of:=[.D113]*0.0254" table:style-name="ce1">
            <text:p>0.05375</text:p>
          </table:table-cell>
          <table:table-cell office:value-type="float" office:value="100797.71249999999" table:formula="of:=[.$J$3]-[.$J$1]*[.$J$2]*[.E113]" table:style-name="ce1">
            <text:p>100797.712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[.D114]*0.0254" table:style-name="ce1">
            <text:p>0.055</text:p>
          </table:table-cell>
          <table:table-cell office:value-type="float" office:value="100785.45" table:formula="of:=[.$J$3]-[.$J$1]*[.$J$2]*[.E114]" table:style-name="ce1">
            <text:p>100785.4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2.1161417322834599" table:style-name="ce1">
            <text:p>2.116141732</text:p>
          </table:table-cell>
          <table:table-cell office:value-type="float" office:value="5.3749999999999881E-2" table:formula="of:=[.D115]*0.0254" table:style-name="ce1">
            <text:p>0.05375</text:p>
          </table:table-cell>
          <table:table-cell office:value-type="float" office:value="100797.71249999999" table:formula="of:=[.$J$3]-[.$J$1]*[.$J$2]*[.E115]" table:style-name="ce1">
            <text:p>100797.712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[.D116]*0.0254" table:style-name="ce1">
            <text:p>0.055</text:p>
          </table:table-cell>
          <table:table-cell office:value-type="float" office:value="100785.45" table:formula="of:=[.$J$3]-[.$J$1]*[.$J$2]*[.E116]" table:style-name="ce1">
            <text:p>100785.4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[.D117]*0.0254" table:style-name="ce1">
            <text:p>0.055</text:p>
          </table:table-cell>
          <table:table-cell office:value-type="float" office:value="100785.45" table:formula="of:=[.$J$3]-[.$J$1]*[.$J$2]*[.E117]" table:style-name="ce1">
            <text:p>100785.4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[.D118]*0.0254" table:style-name="ce1">
            <text:p>0.055</text:p>
          </table:table-cell>
          <table:table-cell office:value-type="float" office:value="100785.45" table:formula="of:=[.$J$3]-[.$J$1]*[.$J$2]*[.E118]" table:style-name="ce1">
            <text:p>100785.4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0.88582677165354295" table:style-name="ce1">
            <text:p>0.885826772</text:p>
          </table:table-cell>
          <table:table-cell office:value-type="float" office:value="2.2499999999999989E-2" table:formula="of:=[.D119]*0.0254" table:style-name="ce1">
            <text:p>0.0225</text:p>
          </table:table-cell>
          <table:table-cell office:value-type="float" office:value="101104.27499999999" table:formula="of:=[.$J$3]-[.$J$1]*[.$J$2]*[.E119]" table:style-name="ce1">
            <text:p>101104.2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0.98425196850393704" table:style-name="ce1">
            <text:p>0.984251969</text:p>
          </table:table-cell>
          <table:table-cell office:value-type="float" office:value="2.5000000000000001E-2" table:formula="of:=[.D120]*0.0254" table:style-name="ce1">
            <text:p>0.025</text:p>
          </table:table-cell>
          <table:table-cell office:value-type="float" office:value="101079.75" table:formula="of:=[.$J$3]-[.$J$1]*[.$J$2]*[.E120]" table:style-name="ce1">
            <text:p>101079.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.1811023622047201" table:style-name="ce1">
            <text:p>1.181102362</text:p>
          </table:table-cell>
          <table:table-cell office:value-type="float" office:value="2.9999999999999888E-2" table:formula="of:=[.D121]*0.0254" table:style-name="ce1">
            <text:p>0.03</text:p>
          </table:table-cell>
          <table:table-cell office:value-type="float" office:value="101030.7" table:formula="of:=[.$J$3]-[.$J$1]*[.$J$2]*[.E121]" table:style-name="ce1">
            <text:p>101030.7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1.2795275590551201" table:style-name="ce1">
            <text:p>1.279527559</text:p>
          </table:table-cell>
          <table:table-cell office:value-type="float" office:value="3.250000000000005E-2" table:formula="of:=[.D122]*0.0254" table:style-name="ce1">
            <text:p>0.0325</text:p>
          </table:table-cell>
          <table:table-cell office:value-type="float" office:value="101006.175" table:formula="of:=[.$J$3]-[.$J$1]*[.$J$2]*[.E122]" table:style-name="ce1">
            <text:p>101006.1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.37795275590551" table:style-name="ce1">
            <text:p>1.377952756</text:p>
          </table:table-cell>
          <table:table-cell office:value-type="float" office:value="3.4999999999999955E-2" table:formula="of:=[.D123]*0.0254" table:style-name="ce1">
            <text:p>0.035</text:p>
          </table:table-cell>
          <table:table-cell office:value-type="float" office:value="100981.65" table:formula="of:=[.$J$3]-[.$J$1]*[.$J$2]*[.E123]" table:style-name="ce1">
            <text:p>100981.6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.4271653543307099" table:style-name="ce1">
            <text:p>1.427165354</text:p>
          </table:table-cell>
          <table:table-cell office:value-type="float" office:value="3.6250000000000032E-2" table:formula="of:=[.D124]*0.0254" table:style-name="ce1">
            <text:p>0.03625</text:p>
          </table:table-cell>
          <table:table-cell office:value-type="float" office:value="100969.3875" table:formula="of:=[.$J$3]-[.$J$1]*[.$J$2]*[.E124]" table:style-name="ce1">
            <text:p>100969.38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.5255905511811001" table:style-name="ce1">
            <text:p>1.525590551</text:p>
          </table:table-cell>
          <table:table-cell office:value-type="float" office:value="3.8749999999999944E-2" table:formula="of:=[.D125]*0.0254" table:style-name="ce1">
            <text:p>0.03875</text:p>
          </table:table-cell>
          <table:table-cell office:value-type="float" office:value="100944.8625" table:formula="of:=[.$J$3]-[.$J$1]*[.$J$2]*[.E125]" table:style-name="ce1">
            <text:p>100944.862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.6240157480315001" table:style-name="ce1">
            <text:p>1.624015748</text:p>
          </table:table-cell>
          <table:table-cell office:value-type="float" office:value="4.1250000000000099E-2" table:formula="of:=[.D126]*0.0254" table:style-name="ce1">
            <text:p>0.04125</text:p>
          </table:table-cell>
          <table:table-cell office:value-type="float" office:value="100920.33749999999" table:formula="of:=[.$J$3]-[.$J$1]*[.$J$2]*[.E126]" table:style-name="ce1">
            <text:p>100920.33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3.1496062992125999" table:style-name="ce1">
            <text:p>3.149606299</text:p>
          </table:table-cell>
          <table:table-cell office:value-type="float" office:value="8.0000000000000029E-2" table:formula="of:=[.D127]*0.0254" table:style-name="ce1">
            <text:p>0.08</text:p>
          </table:table-cell>
          <table:table-cell office:value-type="float" office:value="100540.2" table:formula="of:=[.$J$3]-[.$J$1]*[.$J$2]*[.E127]" table:style-name="ce1">
            <text:p>100540.2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.0177165354330699" table:style-name="ce1">
            <text:p>2.017716535</text:p>
          </table:table-cell>
          <table:table-cell office:value-type="float" office:value="5.1249999999999976E-2" table:formula="of:=[.D128]*0.0254" table:style-name="ce1">
            <text:p>0.05125</text:p>
          </table:table-cell>
          <table:table-cell office:value-type="float" office:value="100822.2375" table:formula="of:=[.$J$3]-[.$J$1]*[.$J$2]*[.E128]" table:style-name="ce1">
            <text:p>100822.23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.4114173228346498" table:style-name="ce1">
            <text:p>2.411417323</text:p>
          </table:table-cell>
          <table:table-cell office:value-type="float" office:value="6.1250000000000103E-2" table:formula="of:=[.D129]*0.0254" table:style-name="ce1">
            <text:p>0.06125</text:p>
          </table:table-cell>
          <table:table-cell office:value-type="float" office:value="100724.1375" table:formula="of:=[.$J$3]-[.$J$1]*[.$J$2]*[.E129]" table:style-name="ce1">
            <text:p>100724.13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.4114173228346498" table:style-name="ce1">
            <text:p>2.411417323</text:p>
          </table:table-cell>
          <table:table-cell office:value-type="float" office:value="6.1250000000000103E-2" table:formula="of:=[.D130]*0.0254" table:style-name="ce1">
            <text:p>0.06125</text:p>
          </table:table-cell>
          <table:table-cell office:value-type="float" office:value="100724.1375" table:formula="of:=[.$J$3]-[.$J$1]*[.$J$2]*[.E130]" table:style-name="ce1">
            <text:p>100724.13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2.4114173228346498" table:style-name="ce1">
            <text:p>2.411417323</text:p>
          </table:table-cell>
          <table:table-cell office:value-type="float" office:value="6.1250000000000103E-2" table:formula="of:=[.D131]*0.0254" table:style-name="ce1">
            <text:p>0.06125</text:p>
          </table:table-cell>
          <table:table-cell office:value-type="float" office:value="100724.1375" table:formula="of:=[.$J$3]-[.$J$1]*[.$J$2]*[.E131]" table:style-name="ce1">
            <text:p>100724.13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2.4114173228346498" table:style-name="ce1">
            <text:p>2.411417323</text:p>
          </table:table-cell>
          <table:table-cell office:value-type="float" office:value="6.1250000000000103E-2" table:formula="of:=[.D132]*0.0254" table:style-name="ce1">
            <text:p>0.06125</text:p>
          </table:table-cell>
          <table:table-cell office:value-type="float" office:value="100724.1375" table:formula="of:=[.$J$3]-[.$J$1]*[.$J$2]*[.E132]" table:style-name="ce1">
            <text:p>100724.13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2.4606299212598399" table:style-name="ce1">
            <text:p>2.460629921</text:p>
          </table:table-cell>
          <table:table-cell office:value-type="float" office:value="6.2499999999999931E-2" table:formula="of:=[.D133]*0.0254" table:style-name="ce1">
            <text:p>0.0625</text:p>
          </table:table-cell>
          <table:table-cell office:value-type="float" office:value="100711.875" table:formula="of:=[.$J$3]-[.$J$1]*[.$J$2]*[.E133]" table:style-name="ce1">
            <text:p>100711.8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2.4606299212598399" table:style-name="ce1">
            <text:p>2.460629921</text:p>
          </table:table-cell>
          <table:table-cell office:value-type="float" office:value="6.2499999999999931E-2" table:formula="of:=[.D134]*0.0254" table:style-name="ce1">
            <text:p>0.0625</text:p>
          </table:table-cell>
          <table:table-cell office:value-type="float" office:value="100711.875" table:formula="of:=[.$J$3]-[.$J$1]*[.$J$2]*[.E134]" table:style-name="ce1">
            <text:p>100711.8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2.4606299212598399" table:style-name="ce1">
            <text:p>2.460629921</text:p>
          </table:table-cell>
          <table:table-cell office:value-type="float" office:value="6.2499999999999931E-2" table:formula="of:=[.D135]*0.0254" table:style-name="ce1">
            <text:p>0.0625</text:p>
          </table:table-cell>
          <table:table-cell office:value-type="float" office:value="100711.875" table:formula="of:=[.$J$3]-[.$J$1]*[.$J$2]*[.E135]" table:style-name="ce1">
            <text:p>100711.8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2.4606299212598399" table:style-name="ce1">
            <text:p>2.460629921</text:p>
          </table:table-cell>
          <table:table-cell office:value-type="float" office:value="6.2499999999999931E-2" table:formula="of:=[.D136]*0.0254" table:style-name="ce1">
            <text:p>0.0625</text:p>
          </table:table-cell>
          <table:table-cell office:value-type="float" office:value="100711.875" table:formula="of:=[.$J$3]-[.$J$1]*[.$J$2]*[.E136]" table:style-name="ce1">
            <text:p>100711.8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1.0826771653543299" table:style-name="ce1">
            <text:p>1.082677165</text:p>
          </table:table-cell>
          <table:table-cell office:value-type="float" office:value="2.7499999999999979E-2" table:formula="of:=[.D137]*0.0254" table:style-name="ce1">
            <text:p>0.0275</text:p>
          </table:table-cell>
          <table:table-cell office:value-type="float" office:value="101055.22500000001" table:formula="of:=[.$J$3]-[.$J$1]*[.$J$2]*[.E137]" table:style-name="ce1">
            <text:p>101055.22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1.23031496062992" table:style-name="ce1">
            <text:p>1.230314961</text:p>
          </table:table-cell>
          <table:table-cell office:value-type="float" office:value="3.1249999999999965E-2" table:formula="of:=[.D138]*0.0254" table:style-name="ce1">
            <text:p>0.03125</text:p>
          </table:table-cell>
          <table:table-cell office:value-type="float" office:value="101018.4375" table:formula="of:=[.$J$3]-[.$J$1]*[.$J$2]*[.E138]" table:style-name="ce1">
            <text:p>101018.43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1.37795275590551" table:style-name="ce1">
            <text:p>1.377952756</text:p>
          </table:table-cell>
          <table:table-cell office:value-type="float" office:value="3.4999999999999955E-2" table:formula="of:=[.D139]*0.0254" table:style-name="ce1">
            <text:p>0.035</text:p>
          </table:table-cell>
          <table:table-cell office:value-type="float" office:value="100981.65" table:formula="of:=[.$J$3]-[.$J$1]*[.$J$2]*[.E139]" table:style-name="ce1">
            <text:p>100981.6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1.47637795275591" table:style-name="ce1">
            <text:p>1.476377953</text:p>
          </table:table-cell>
          <table:table-cell office:value-type="float" office:value="3.750000000000011E-2" table:formula="of:=[.D140]*0.0254" table:style-name="ce1">
            <text:p>0.0375</text:p>
          </table:table-cell>
          <table:table-cell office:value-type="float" office:value="100957.125" table:formula="of:=[.$J$3]-[.$J$1]*[.$J$2]*[.E140]" table:style-name="ce1">
            <text:p>100957.12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1.6240157480315001" table:style-name="ce1">
            <text:p>1.624015748</text:p>
          </table:table-cell>
          <table:table-cell office:value-type="float" office:value="4.1250000000000099E-2" table:formula="of:=[.D141]*0.0254" table:style-name="ce1">
            <text:p>0.04125</text:p>
          </table:table-cell>
          <table:table-cell office:value-type="float" office:value="100920.33749999999" table:formula="of:=[.$J$3]-[.$J$1]*[.$J$2]*[.E141]" table:style-name="ce1">
            <text:p>100920.33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.6732283464566899" table:style-name="ce1">
            <text:p>1.673228346</text:p>
          </table:table-cell>
          <table:table-cell office:value-type="float" office:value="4.249999999999992E-2" table:formula="of:=[.D142]*0.0254" table:style-name="ce1">
            <text:p>0.0425</text:p>
          </table:table-cell>
          <table:table-cell office:value-type="float" office:value="100908.075" table:formula="of:=[.$J$3]-[.$J$1]*[.$J$2]*[.E142]" table:style-name="ce1">
            <text:p>100908.0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1.7716535433070899" table:style-name="ce1">
            <text:p>1.771653543</text:p>
          </table:table-cell>
          <table:table-cell office:value-type="float" office:value="4.5000000000000082E-2" table:formula="of:=[.D143]*0.0254" table:style-name="ce1">
            <text:p>0.045</text:p>
          </table:table-cell>
          <table:table-cell office:value-type="float" office:value="100883.55" table:formula="of:=[.$J$3]-[.$J$1]*[.$J$2]*[.E143]" table:style-name="ce1">
            <text:p>100883.5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1.8700787401574801" table:style-name="ce1">
            <text:p>1.87007874</text:p>
          </table:table-cell>
          <table:table-cell office:value-type="float" office:value="4.7499999999999994E-2" table:formula="of:=[.D144]*0.0254" table:style-name="ce1">
            <text:p>0.0475</text:p>
          </table:table-cell>
          <table:table-cell office:value-type="float" office:value="100859.02499999999" table:formula="of:=[.$J$3]-[.$J$1]*[.$J$2]*[.E144]" table:style-name="ce1">
            <text:p>100859.02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2.4606299212598399" table:style-name="ce1">
            <text:p>2.460629921</text:p>
          </table:table-cell>
          <table:table-cell office:value-type="float" office:value="6.2499999999999931E-2" table:formula="of:=[.D145]*0.0254" table:style-name="ce1">
            <text:p>0.0625</text:p>
          </table:table-cell>
          <table:table-cell office:value-type="float" office:value="100711.875" table:formula="of:=[.$J$3]-[.$J$1]*[.$J$2]*[.E145]" table:style-name="ce1">
            <text:p>100711.875</text:p>
          </table:table-cell>
          <table:table-cell table:number-columns-repeated="16378"/>
        </table:table-row>
        <table:table-row table:number-rows-repeated="1048431" table:style-name="ro1">
          <table:table-cell table:number-columns-repeated="16384"/>
        </table:table-row>
      </table:table>
      <table:table table:name="group_8" table:style-name="ta1"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23" table:default-cell-style-name="ce1"/>
        <table:table-column table:style-name="co3" table:number-columns-repeated="16356" table:default-cell-style-name="ce1"/>
        <table:table-row table:style-name="ro1">
          <table:table-cell office:value-type="string" table:style-name="ce1">
            <text:p>Velocity [MPH]</text:p>
          </table:table-cell>
          <table:table-cell office:value-type="string" table:style-name="ce1">
            <text:p>Angle of Attack</text:p>
          </table:table-cell>
          <table:table-cell office:value-type="string" table:style-name="ce1">
            <text:p>Port Number</text:p>
          </table:table-cell>
          <table:table-cell office:value-type="string" table:style-name="ce1">
            <text:p>Manometer Reading [in]</text:p>
          </table:table-cell>
          <table:table-cell office:value-type="string" table:style-name="ce1">
            <text:p>Manometer Reading [Pa]</text:p>
          </table:table-cell>
          <table:table-cell office:value-type="string" table:style-name="ce1">
            <text:p>Pressure [psi]</text:p>
          </table:table-cell>
          <table:table-cell office:value-type="string" table:style-name="ce1">
            <text:p>Cd</text:p>
          </table:table-cell>
          <table:table-cell table:style-name="ce1"/>
          <table:table-cell office:value-type="string" table:style-name="ce1">
            <text:p>Density of H2O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kg/m^3</text:p>
          </table:table-cell>
          <table:table-cell table:number-columns-repeated="16373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0.196850393700787" table:style-name="ce1">
            <text:p>-0.196850394</text:p>
          </table:table-cell>
          <table:table-cell office:value-type="float" office:value="-4.9999999999999897E-3" table:formula="of:=[.D2]*0.0254" table:style-name="ce1">
            <text:p>-0.005</text:p>
          </table:table-cell>
          <table:table-cell office:value-type="float" office:value="101374.05" table:formula="of:=[.$J$3]-[.$J$1]*[.$J$2]*[.$E2]" table:style-name="ce1">
            <text:p>101374.05</text:p>
          </table:table-cell>
          <table:table-cell table:number-columns-repeated="2" table:style-name="ce1"/>
          <table:table-cell office:value-type="string" table:style-name="ce1">
            <text:p>Gravity</text:p>
          </table:table-cell>
          <table:table-cell office:value-type="float" office:value="9.81" table:style-name="ce1">
            <text:p>9.81</text:p>
          </table:table-cell>
          <table:table-cell office:value-type="string" table:style-name="ce1">
            <text:p>m/s^2</text:p>
          </table:table-cell>
          <table:table-cell table:number-columns-repeated="8" table:style-name="ce1"/>
          <table:table-cell office:value-type="string" table:style-name="ce1">
            <text:p>velocity (mph)</text:p>
          </table:table-cell>
          <table:table-cell office:value-type="float" office:value="50" table:style-name="ce1">
            <text:p>50</text:p>
          </table:table-cell>
          <table:table-cell table:number-columns-repeated="16363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.1496062992125999" table:style-name="ce1">
            <text:p>3.149606299</text:p>
          </table:table-cell>
          <table:table-cell office:value-type="float" office:value="8.0000000000000029E-2" table:formula="of:=[.D3]*0.0254" table:style-name="ce1">
            <text:p>0.08</text:p>
          </table:table-cell>
          <table:table-cell office:value-type="float" office:value="100540.2" table:formula="of:=[.$J$3]-[.$J$1]*[.$J$2]*[.$E3]" table:style-name="ce1">
            <text:p>100540.2</text:p>
          </table:table-cell>
          <table:table-cell table:number-columns-repeated="2" table:style-name="ce1"/>
          <table:table-cell office:value-type="string" table:style-name="ce1">
            <text:p>P</text:p>
          </table:table-cell>
          <table:table-cell office:value-type="float" office:value="101325" table:style-name="ce1">
            <text:p>101325</text:p>
          </table:table-cell>
          <table:table-cell office:value-type="string" table:style-name="ce1">
            <text:p>Pa</text:p>
          </table:table-cell>
          <table:table-cell table:number-columns-repeated="8" table:style-name="ce1"/>
          <table:table-cell office:value-type="string" table:style-name="ce1">
            <text:p>angle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.7401574803149602" table:style-name="ce1">
            <text:p>3.74015748</text:p>
          </table:table-cell>
          <table:table-cell office:value-type="float" office:value="9.4999999999999987E-2" table:formula="of:=[.D4]*0.0254" table:style-name="ce1">
            <text:p>0.095</text:p>
          </table:table-cell>
          <table:table-cell office:value-type="float" office:value="100393.05" table:formula="of:=[.$J$3]-[.$J$1]*[.$J$2]*[.$E4]" table:style-name="ce1">
            <text:p>100393.05</text:p>
          </table:table-cell>
          <table:table-cell table:number-columns-repeated="13" table:style-name="ce1"/>
          <table:table-cell office:value-type="string" table:style-name="ce1">
            <text:p>port #</text:p>
          </table:table-cell>
          <table:table-cell office:value-type="string" table:style-name="ce1">
            <text:p>height</text:p>
          </table:table-cell>
          <table:table-cell office:value-type="string" table:style-name="ce1">
            <text:p>height</text:p>
          </table:table-cell>
          <table:table-cell office:value-type="string" table:style-name="ce1">
            <text:p>height</text:p>
          </table:table-cell>
          <table:table-cell office:value-type="string" table:style-name="ce1">
            <text:p>height</text:p>
          </table:table-cell>
          <table:table-cell office:value-type="string" table:style-name="ce1">
            <text:p>height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.18897637795276" table:style-name="ce1">
            <text:p>3.188976378</text:p>
          </table:table-cell>
          <table:table-cell office:value-type="float" office:value="8.10000000000001E-2" table:formula="of:=[.D5]*0.0254" table:style-name="ce1">
            <text:p>0.081</text:p>
          </table:table-cell>
          <table:table-cell office:value-type="float" office:value="100530.39" table:formula="of:=[.$J$3]-[.$J$1]*[.$J$2]*[.$E5]" table:style-name="ce1">
            <text:p>100530.39</text:p>
          </table:table-cell>
          <table:table-cell table:number-columns-repeated="13" table:style-name="ce1"/>
          <table:table-cell office:value-type="float" office:value="0" table:style-name="ce1">
            <text:p>0</text:p>
          </table:table-cell>
          <table:table-cell office:value-type="float" office:value="6.4" table:style-name="ce1">
            <text:p>6.4</text:p>
          </table:table-cell>
          <table:table-cell office:value-type="float" office:value="6.3" table:style-name="ce1">
            <text:p>6.3</text:p>
          </table:table-cell>
          <table:table-cell office:value-type="float" office:value="5.6" table:style-name="ce1">
            <text:p>5.6</text:p>
          </table:table-cell>
          <table:table-cell office:value-type="float" office:value="5.8" table:style-name="ce1">
            <text:p>5.8</text:p>
          </table:table-cell>
          <table:table-cell office:value-type="float" office:value="6.4" table:style-name="ce1">
            <text:p>6.4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.0708661417322798" table:style-name="ce1">
            <text:p>3.070866142</text:p>
          </table:table-cell>
          <table:table-cell office:value-type="float" office:value="7.7999999999999903E-2" table:formula="of:=[.D6]*0.0254" table:style-name="ce1">
            <text:p>0.078</text:p>
          </table:table-cell>
          <table:table-cell office:value-type="float" office:value="100559.82" table:formula="of:=[.$J$3]-[.$J$1]*[.$J$2]*[.$E6]" table:style-name="ce1">
            <text:p>100559.82</text:p>
          </table:table-cell>
          <table:table-cell table:number-columns-repeated="13" table:style-name="ce1"/>
          <table:table-cell office:value-type="float" office:value="1" table:style-name="ce1">
            <text:p>1</text:p>
          </table:table-cell>
          <table:table-cell office:value-type="float" office:value="5.9" table:style-name="ce1">
            <text:p>5.9</text:p>
          </table:table-cell>
          <table:table-cell office:value-type="float" office:value="9.9" table:style-name="ce1">
            <text:p>9.9</text:p>
          </table:table-cell>
          <table:table-cell office:value-type="float" office:value="17.5" table:style-name="ce1">
            <text:p>17.5</text:p>
          </table:table-cell>
          <table:table-cell office:value-type="float" office:value="17.7" table:style-name="ce1">
            <text:p>17.7</text:p>
          </table:table-cell>
          <table:table-cell office:value-type="float" office:value="21.5" table:style-name="ce1">
            <text:p>21.5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.8740157480314998" table:style-name="ce1">
            <text:p>2.874015748</text:p>
          </table:table-cell>
          <table:table-cell office:value-type="float" office:value="7.3000000000000093E-2" table:formula="of:=[.D7]*0.0254" table:style-name="ce1">
            <text:p>0.073</text:p>
          </table:table-cell>
          <table:table-cell office:value-type="float" office:value="100608.87" table:formula="of:=[.$J$3]-[.$J$1]*[.$J$2]*[.$E7]" table:style-name="ce1">
            <text:p>100608.87</text:p>
          </table:table-cell>
          <table:table-cell table:number-columns-repeated="13" table:style-name="ce1"/>
          <table:table-cell office:value-type="float" office:value="2" table:style-name="ce1">
            <text:p>2</text:p>
          </table:table-cell>
          <table:table-cell office:value-type="float" office:value="14.4" table:style-name="ce1">
            <text:p>14.4</text:p>
          </table:table-cell>
          <table:table-cell office:value-type="float" office:value="17.8" table:style-name="ce1">
            <text:p>17.8</text:p>
          </table:table-cell>
          <table:table-cell office:value-type="float" office:value="19.899999999999999" table:style-name="ce1">
            <text:p>19.9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.8346456692913402" table:style-name="ce1">
            <text:p>2.834645669</text:p>
          </table:table-cell>
          <table:table-cell office:value-type="float" office:value="7.2000000000000036E-2" table:formula="of:=[.D8]*0.0254" table:style-name="ce1">
            <text:p>0.072</text:p>
          </table:table-cell>
          <table:table-cell office:value-type="float" office:value="100618.68" table:formula="of:=[.$J$3]-[.$J$1]*[.$J$2]*[.$E8]" table:style-name="ce1">
            <text:p>100618.68</text:p>
          </table:table-cell>
          <table:table-cell table:number-columns-repeated="13" table:style-name="ce1"/>
          <table:table-cell office:value-type="float" office:value="3" table:style-name="ce1">
            <text:p>3</text:p>
          </table:table-cell>
          <table:table-cell office:value-type="float" office:value="15.9" table:style-name="ce1">
            <text:p>15.9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18.600000000000001" table:style-name="ce1">
            <text:p>18.6</text:p>
          </table:table-cell>
          <table:table-cell office:value-type="float" office:value="18.600000000000001" table:style-name="ce1">
            <text:p>18.6</text:p>
          </table:table-cell>
          <table:table-cell office:value-type="float" office:value="14.9" table:style-name="ce1">
            <text:p>14.9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2.59842519685039" table:style-name="ce1">
            <text:p>2.598425197</text:p>
          </table:table-cell>
          <table:table-cell office:value-type="float" office:value="6.5999999999999906E-2" table:formula="of:=[.D9]*0.0254" table:style-name="ce1">
            <text:p>0.066</text:p>
          </table:table-cell>
          <table:table-cell office:value-type="float" office:value="100677.54000000001" table:formula="of:=[.$J$3]-[.$J$1]*[.$J$2]*[.$E9]" table:style-name="ce1">
            <text:p>100677.54</text:p>
          </table:table-cell>
          <table:table-cell table:number-columns-repeated="13" table:style-name="ce1"/>
          <table:table-cell office:value-type="float" office:value="4" table:style-name="ce1">
            <text:p>4</text:p>
          </table:table-cell>
          <table:table-cell office:value-type="float" office:value="14.5" table:style-name="ce1">
            <text:p>14.5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16.3" table:style-name="ce1">
            <text:p>16.3</text:p>
          </table:table-cell>
          <table:table-cell office:value-type="float" office:value="16.2" table:style-name="ce1">
            <text:p>16.2</text:p>
          </table:table-cell>
          <table:table-cell office:value-type="float" office:value="13.1" table:style-name="ce1">
            <text:p>13.1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.2047244094488199" table:style-name="ce1">
            <text:p>2.204724409</text:p>
          </table:table-cell>
          <table:table-cell office:value-type="float" office:value="5.6000000000000022E-2" table:formula="of:=[.D10]*0.0254" table:style-name="ce1">
            <text:p>0.056</text:p>
          </table:table-cell>
          <table:table-cell office:value-type="float" office:value="100775.64" table:formula="of:=[.$J$3]-[.$J$1]*[.$J$2]*[.$E10]" table:style-name="ce1">
            <text:p>100775.64</text:p>
          </table:table-cell>
          <table:table-cell table:number-columns-repeated="13" table:style-name="ce1"/>
          <table:table-cell office:value-type="float" office:value="5" table:style-name="ce1">
            <text:p>5</text:p>
          </table:table-cell>
          <table:table-cell office:value-type="float" office:value="14.2" table:style-name="ce1">
            <text:p>14.2</text:p>
          </table:table-cell>
          <table:table-cell office:value-type="float" office:value="15.8" table:style-name="ce1">
            <text:p>15.8</text:p>
          </table:table-cell>
          <table:table-cell office:value-type="float" office:value="15" table:style-name="ce1">
            <text:p>15</text:p>
          </table:table-cell>
          <table:table-cell office:value-type="float" office:value="15.1" table:style-name="ce1">
            <text:p>15.1</text:p>
          </table:table-cell>
          <table:table-cell office:value-type="float" office:value="13" table:style-name="ce1">
            <text:p>13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.51968503937008" table:style-name="ce1">
            <text:p>2.519685039</text:p>
          </table:table-cell>
          <table:table-cell office:value-type="float" office:value="6.4000000000000029E-2" table:formula="of:=[.D11]*0.0254" table:style-name="ce1">
            <text:p>0.064</text:p>
          </table:table-cell>
          <table:table-cell office:value-type="float" office:value="100697.16" table:formula="of:=[.$J$3]-[.$J$1]*[.$J$2]*[.$E11]" table:style-name="ce1">
            <text:p>100697.16</text:p>
          </table:table-cell>
          <table:table-cell table:number-columns-repeated="13" table:style-name="ce1"/>
          <table:table-cell office:value-type="float" office:value="6" table:style-name="ce1">
            <text:p>6</text:p>
          </table:table-cell>
          <table:table-cell office:value-type="float" office:value="13.7" table:style-name="ce1">
            <text:p>13.7</text:p>
          </table:table-cell>
          <table:table-cell office:value-type="float" office:value="13.8" table:style-name="ce1">
            <text:p>13.8</text:p>
          </table:table-cell>
          <table:table-cell office:value-type="float" office:value="13.8" table:style-name="ce1">
            <text:p>13.8</text:p>
          </table:table-cell>
          <table:table-cell office:value-type="float" office:value="13.8" table:style-name="ce1">
            <text:p>13.8</text:p>
          </table:table-cell>
          <table:table-cell office:value-type="float" office:value="12.8" table:style-name="ce1">
            <text:p>12.8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.36220472440945" table:style-name="ce1">
            <text:p>2.362204724</text:p>
          </table:table-cell>
          <table:table-cell office:value-type="float" office:value="6.0000000000000026E-2" table:formula="of:=[.D12]*0.0254" table:style-name="ce1">
            <text:p>0.06</text:p>
          </table:table-cell>
          <table:table-cell office:value-type="float" office:value="100736.4" table:formula="of:=[.$J$3]-[.$J$1]*[.$J$2]*[.$E12]" table:style-name="ce1">
            <text:p>100736.4</text:p>
          </table:table-cell>
          <table:table-cell table:number-columns-repeated="13" table:style-name="ce1"/>
          <table:table-cell office:value-type="float" office:value="7" table:style-name="ce1">
            <text:p>7</text:p>
          </table:table-cell>
          <table:table-cell office:value-type="float" office:value="13.6" table:style-name="ce1">
            <text:p>13.6</text:p>
          </table:table-cell>
          <table:table-cell office:value-type="float" office:value="13.7" table:style-name="ce1">
            <text:p>13.7</text:p>
          </table:table-cell>
          <table:table-cell office:value-type="float" office:value="13.2" table:style-name="ce1">
            <text:p>13.2</text:p>
          </table:table-cell>
          <table:table-cell office:value-type="float" office:value="13.2" table:style-name="ce1">
            <text:p>13.2</text:p>
          </table:table-cell>
          <table:table-cell office:value-type="float" office:value="13" table:style-name="ce1">
            <text:p>13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2.0078740157480301" table:style-name="ce1">
            <text:p>2.007874016</text:p>
          </table:table-cell>
          <table:table-cell office:value-type="float" office:value="5.0999999999999962E-2" table:formula="of:=[.D13]*0.0254" table:style-name="ce1">
            <text:p>0.051</text:p>
          </table:table-cell>
          <table:table-cell office:value-type="float" office:value="100824.69" table:formula="of:=[.$J$3]-[.$J$1]*[.$J$2]*[.$E13]" table:style-name="ce1">
            <text:p>100824.69</text:p>
          </table:table-cell>
          <table:table-cell table:number-columns-repeated="13" table:style-name="ce1"/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2.1" table:style-name="ce1">
            <text:p>12.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.0472440944881898" table:style-name="ce1">
            <text:p>2.047244094</text:p>
          </table:table-cell>
          <table:table-cell office:value-type="float" office:value="5.2000000000000018E-2" table:formula="of:=[.D14]*0.0254" table:style-name="ce1">
            <text:p>0.052</text:p>
          </table:table-cell>
          <table:table-cell office:value-type="float" office:value="100814.88" table:formula="of:=[.$J$3]-[.$J$1]*[.$J$2]*[.$E14]" table:style-name="ce1">
            <text:p>100814.88</text:p>
          </table:table-cell>
          <table:table-cell table:number-columns-repeated="13" table:style-name="ce1"/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1.4" table:style-name="ce1">
            <text:p>11.4</text:p>
          </table:table-cell>
          <table:table-cell office:value-type="float" office:value="11.3" table:style-name="ce1">
            <text:p>11.3</text:p>
          </table:table-cell>
          <table:table-cell office:value-type="float" office:value="12.9" table:style-name="ce1">
            <text:p>12.9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[.D15]*0.0254" table:style-name="ce1">
            <text:p>0.055</text:p>
          </table:table-cell>
          <table:table-cell office:value-type="float" office:value="100785.45" table:formula="of:=[.$J$3]-[.$J$1]*[.$J$2]*[.$E15]" table:style-name="ce1">
            <text:p>100785.45</text:p>
          </table:table-cell>
          <table:table-cell table:number-columns-repeated="13" table:style-name="ce1"/>
          <table:table-cell office:value-type="float" office:value="10" table:style-name="ce1">
            <text:p>10</text:p>
          </table:table-cell>
          <table:table-cell office:value-type="float" office:value="12.8" table:style-name="ce1">
            <text:p>12.8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7.4" table:style-name="ce1">
            <text:p>7.4</text:p>
          </table:table-cell>
          <table:table-cell office:value-type="float" office:value="7.4" table:style-name="ce1">
            <text:p>7.4</text:p>
          </table:table-cell>
          <table:table-cell office:value-type="float" office:value="7.4" table:style-name="ce1">
            <text:p>7.4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[.D16]*0.0254" table:style-name="ce1">
            <text:p>0.055</text:p>
          </table:table-cell>
          <table:table-cell office:value-type="float" office:value="100785.45" table:formula="of:=[.$J$3]-[.$J$1]*[.$J$2]*[.$E16]" table:style-name="ce1">
            <text:p>100785.45</text:p>
          </table:table-cell>
          <table:table-cell table:number-columns-repeated="13" table:style-name="ce1"/>
          <table:table-cell office:value-type="float" office:value="11" table:style-name="ce1">
            <text:p>11</text:p>
          </table:table-cell>
          <table:table-cell office:value-type="float" office:value="12.4" table:style-name="ce1">
            <text:p>12.4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7.9" table:style-name="ce1">
            <text:p>7.9</text:p>
          </table:table-cell>
          <table:table-cell office:value-type="float" office:value="8" table:style-name="ce1">
            <text:p>8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[.D17]*0.0254" table:style-name="ce1">
            <text:p>0.055</text:p>
          </table:table-cell>
          <table:table-cell office:value-type="float" office:value="100785.45" table:formula="of:=[.$J$3]-[.$J$1]*[.$J$2]*[.$E17]" table:style-name="ce1">
            <text:p>100785.45</text:p>
          </table:table-cell>
          <table:table-cell table:number-columns-repeated="13" table:style-name="ce1"/>
          <table:table-cell office:value-type="float" office:value="12" table:style-name="ce1">
            <text:p>12</text:p>
          </table:table-cell>
          <table:table-cell office:value-type="float" office:value="11.5" table:style-name="ce1">
            <text:p>11.5</text:p>
          </table:table-cell>
          <table:table-cell office:value-type="float" office:value="10" table:style-name="ce1">
            <text:p>10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6" table:style-name="ce1">
            <text:p>8.6</text:p>
          </table:table-cell>
          <table:table-cell office:value-type="float" office:value="8.8000000000000007" table:style-name="ce1">
            <text:p>8.8</text:p>
          </table:table-cell>
          <table:table-cell table:number-columns-repeated="16359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[.D18]*0.0254" table:style-name="ce1">
            <text:p>0.055</text:p>
          </table:table-cell>
          <table:table-cell office:value-type="float" office:value="100785.45" table:formula="of:=[.$J$3]-[.$J$1]*[.$J$2]*[.$E18]" table:style-name="ce1">
            <text:p>100785.45</text:p>
          </table:table-cell>
          <table:table-cell table:number-columns-repeated="13" table:style-name="ce1"/>
          <table:table-cell office:value-type="float" office:value="13" table:style-name="ce1">
            <text:p>13</text:p>
          </table:table-cell>
          <table:table-cell office:value-type="float" office:value="11.6" table:style-name="ce1">
            <text:p>11.6</text:p>
          </table:table-cell>
          <table:table-cell office:value-type="float" office:value="10.5" table:style-name="ce1">
            <text:p>10.5</text:p>
          </table:table-cell>
          <table:table-cell office:value-type="float" office:value="9.1" table:style-name="ce1">
            <text:p>9.1</text:p>
          </table:table-cell>
          <table:table-cell office:value-type="float" office:value="9.1" table:style-name="ce1">
            <text:p>9.1</text:p>
          </table:table-cell>
          <table:table-cell office:value-type="float" office:value="9.4" table:style-name="ce1">
            <text:p>9.4</text:p>
          </table:table-cell>
          <table:table-cell table:number-columns-repeated="16359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3.18897637795276" table:style-name="ce1">
            <text:p>3.188976378</text:p>
          </table:table-cell>
          <table:table-cell office:value-type="float" office:value="8.10000000000001E-2" table:formula="of:=[.D19]*0.0254" table:style-name="ce1">
            <text:p>0.081</text:p>
          </table:table-cell>
          <table:table-cell office:value-type="float" office:value="100530.39" table:formula="of:=[.$J$3]-[.$J$1]*[.$J$2]*[.$E19]" table:style-name="ce1">
            <text:p>100530.39</text:p>
          </table:table-cell>
          <table:table-cell table:number-columns-repeated="13" table:style-name="ce1"/>
          <table:table-cell office:value-type="float" office:value="14" table:style-name="ce1">
            <text:p>14</text:p>
          </table:table-cell>
          <table:table-cell office:value-type="float" office:value="11.9" table:style-name="ce1">
            <text:p>11.9</text:p>
          </table:table-cell>
          <table:table-cell office:value-type="float" office:value="10.6" table:style-name="ce1">
            <text:p>10.6</text:p>
          </table:table-cell>
          <table:table-cell office:value-type="float" office:value="9.5" table:style-name="ce1">
            <text:p>9.5</text:p>
          </table:table-cell>
          <table:table-cell office:value-type="float" office:value="9.5" table:style-name="ce1">
            <text:p>9.5</text:p>
          </table:table-cell>
          <table:table-cell office:value-type="float" office:value="9.6999999999999993" table:style-name="ce1">
            <text:p>9.7</text:p>
          </table:table-cell>
          <table:table-cell table:number-columns-repeated="16359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.4173228346456701" table:style-name="ce1">
            <text:p>1.417322835</text:p>
          </table:table-cell>
          <table:table-cell office:value-type="float" office:value="3.6000000000000018E-2" table:formula="of:=[.D20]*0.0254" table:style-name="ce1">
            <text:p>0.036</text:p>
          </table:table-cell>
          <table:table-cell office:value-type="float" office:value="100971.84" table:formula="of:=[.$J$3]-[.$J$1]*[.$J$2]*[.$E20]" table:style-name="ce1">
            <text:p>100971.84</text:p>
          </table:table-cell>
          <table:table-cell table:number-columns-repeated="13" table:style-name="ce1"/>
          <table:table-cell office:value-type="float" office:value="15" table:style-name="ce1">
            <text:p>15</text:p>
          </table:table-cell>
          <table:table-cell office:value-type="float" office:value="11.9" table:style-name="ce1">
            <text:p>11.9</text:p>
          </table:table-cell>
          <table:table-cell office:value-type="float" office:value="10.7" table:style-name="ce1">
            <text:p>10.7</text:p>
          </table:table-cell>
          <table:table-cell office:value-type="float" office:value="9.6" table:style-name="ce1">
            <text:p>9.6</text:p>
          </table:table-cell>
          <table:table-cell office:value-type="float" office:value="9.6" table:style-name="ce1">
            <text:p>9.6</text:p>
          </table:table-cell>
          <table:table-cell office:value-type="float" office:value="10" table:style-name="ce1">
            <text:p>10</text:p>
          </table:table-cell>
          <table:table-cell table:number-columns-repeated="16359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.5275590551181102" table:style-name="ce1">
            <text:p>4.527559055</text:p>
          </table:table-cell>
          <table:table-cell office:value-type="float" office:value="0.11499999999999999" table:formula="of:=[.D21]*0.0254" table:style-name="ce1">
            <text:p>0.115</text:p>
          </table:table-cell>
          <table:table-cell office:value-type="float" office:value="100196.85" table:formula="of:=[.$J$3]-[.$J$1]*[.$J$2]*[.$E21]" table:style-name="ce1">
            <text:p>100196.85</text:p>
          </table:table-cell>
          <table:table-cell table:number-columns-repeated="13" table:style-name="ce1"/>
          <table:table-cell office:value-type="float" office:value="16" table:style-name="ce1">
            <text:p>16</text:p>
          </table:table-cell>
          <table:table-cell office:value-type="float" office:value="11.9" table:style-name="ce1">
            <text:p>11.9</text:p>
          </table:table-cell>
          <table:table-cell office:value-type="float" office:value="10.9" table:style-name="ce1">
            <text:p>10.9</text:p>
          </table:table-cell>
          <table:table-cell office:value-type="float" office:value="10" table:style-name="ce1">
            <text:p>10</text:p>
          </table:table-cell>
          <table:table-cell office:value-type="float" office:value="9.9" table:style-name="ce1">
            <text:p>9.9</text:p>
          </table:table-cell>
          <table:table-cell office:value-type="float" office:value="10.199999999999999" table:style-name="ce1">
            <text:p>10.2</text:p>
          </table:table-cell>
          <table:table-cell table:number-columns-repeated="16359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.1732283464566899" table:style-name="ce1">
            <text:p>4.173228346</text:p>
          </table:table-cell>
          <table:table-cell office:value-type="float" office:value="0.10599999999999991" table:formula="of:=[.D22]*0.0254" table:style-name="ce1">
            <text:p>0.106</text:p>
          </table:table-cell>
          <table:table-cell office:value-type="float" office:value="100285.14" table:formula="of:=[.$J$3]-[.$J$1]*[.$J$2]*[.$E22]" table:style-name="ce1">
            <text:p>100285.14</text:p>
          </table:table-cell>
          <table:table-cell table:number-columns-repeated="13" table:style-name="ce1"/>
          <table:table-cell office:value-type="float" office:value="17" table:style-name="ce1">
            <text:p>17</text:p>
          </table:table-cell>
          <table:table-cell office:value-type="float" office:value="11.9" table:style-name="ce1">
            <text:p>11.9</text:p>
          </table:table-cell>
          <table:table-cell office:value-type="float" office:value="11" table:style-name="ce1">
            <text:p>11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10.9" table:style-name="ce1">
            <text:p>10.9</text:p>
          </table:table-cell>
          <table:table-cell table:number-columns-repeated="16359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.8582677165354302" table:style-name="ce1">
            <text:p>3.858267717</text:p>
          </table:table-cell>
          <table:table-cell office:value-type="float" office:value="9.7999999999999921E-2" table:formula="of:=[.D23]*0.0254" table:style-name="ce1">
            <text:p>0.098</text:p>
          </table:table-cell>
          <table:table-cell office:value-type="float" office:value="100363.62" table:formula="of:=[.$J$3]-[.$J$1]*[.$J$2]*[.$E23]" table:style-name="ce1">
            <text:p>100363.62</text:p>
          </table:table-cell>
          <table:table-cell table:number-columns-repeated="13" table:style-name="ce1"/>
          <table:table-cell office:value-type="float" office:value="18" table:style-name="ce1">
            <text:p>18</text:p>
          </table:table-cell>
          <table:table-cell office:value-type="float" office:value="14.5" table:style-name="ce1">
            <text:p>14.5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21" table:style-name="ce1">
            <text:p>21</text:p>
          </table:table-cell>
          <table:table-cell office:value-type="float" office:value="21.2" table:style-name="ce1">
            <text:p>21.2</text:p>
          </table:table-cell>
          <table:table-cell office:value-type="float" office:value="21.5" table:style-name="ce1">
            <text:p>21.5</text:p>
          </table:table-cell>
          <table:table-cell table:number-columns-repeated="16359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.7401574803149602" table:style-name="ce1">
            <text:p>3.74015748</text:p>
          </table:table-cell>
          <table:table-cell office:value-type="float" office:value="9.4999999999999987E-2" table:formula="of:=[.D24]*0.0254" table:style-name="ce1">
            <text:p>0.095</text:p>
          </table:table-cell>
          <table:table-cell office:value-type="float" office:value="100393.05" table:formula="of:=[.$J$3]-[.$J$1]*[.$J$2]*[.$E24]" table:style-name="ce1">
            <text:p>100393.05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.9527559055118102" table:style-name="ce1">
            <text:p>2.952755906</text:p>
          </table:table-cell>
          <table:table-cell office:value-type="float" office:value="7.4999999999999983E-2" table:formula="of:=[.D25]*0.0254" table:style-name="ce1">
            <text:p>0.075</text:p>
          </table:table-cell>
          <table:table-cell office:value-type="float" office:value="100589.25" table:formula="of:=[.$J$3]-[.$J$1]*[.$J$2]*[.$E25]" table:style-name="ce1">
            <text:p>100589.25</text:p>
          </table:table-cell>
          <table:table-cell table:number-columns-repeated="20" table:style-name="ce1"/>
          <table:table-cell office:value-type="string" table:style-name="ce1">
            <text:p>cm→in</text:p>
          </table:table-cell>
          <table:table-cell office:value-type="float" office:value="0.39370078740157477" table:formula="of:=1/(2.54)" table:style-name="ce1">
            <text:p>0.393700787</text:p>
          </table:table-cell>
          <table:table-cell table:number-columns-repeated="1635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.9133858267716501" table:style-name="ce1">
            <text:p>2.913385827</text:p>
          </table:table-cell>
          <table:table-cell office:value-type="float" office:value="7.3999999999999913E-2" table:formula="of:=[.D26]*0.0254" table:style-name="ce1">
            <text:p>0.074</text:p>
          </table:table-cell>
          <table:table-cell office:value-type="float" office:value="100599.06" table:formula="of:=[.$J$3]-[.$J$1]*[.$J$2]*[.$E26]" table:style-name="ce1">
            <text:p>100599.06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.63779527559055" table:style-name="ce1">
            <text:p>2.637795276</text:p>
          </table:table-cell>
          <table:table-cell office:value-type="float" office:value="6.6999999999999962E-2" table:formula="of:=[.D27]*0.0254" table:style-name="ce1">
            <text:p>0.067</text:p>
          </table:table-cell>
          <table:table-cell office:value-type="float" office:value="100667.73" table:formula="of:=[.$J$3]-[.$J$1]*[.$J$2]*[.$E27]" table:style-name="ce1">
            <text:p>100667.73</text:p>
          </table:table-cell>
          <table:table-cell table:number-columns-repeated="13" table:style-name="ce1"/>
          <table:table-cell office:value-type="string" table:style-name="ce1">
            <text:p>velocity (mph)</text:p>
          </table:table-cell>
          <table:table-cell office:value-type="float" office:value="50" table:style-name="ce1">
            <text:p>50</text:p>
          </table:table-cell>
          <table:table-cell table:number-columns-repeated="16363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.2440944881889799" table:style-name="ce1">
            <text:p>2.244094488</text:p>
          </table:table-cell>
          <table:table-cell office:value-type="float" office:value="5.7000000000000085E-2" table:formula="of:=[.D28]*0.0254" table:style-name="ce1">
            <text:p>0.057</text:p>
          </table:table-cell>
          <table:table-cell office:value-type="float" office:value="100765.83" table:formula="of:=[.$J$3]-[.$J$1]*[.$J$2]*[.$E28]" table:style-name="ce1">
            <text:p>100765.83</text:p>
          </table:table-cell>
          <table:table-cell table:number-columns-repeated="13" table:style-name="ce1"/>
          <table:table-cell office:value-type="string" table:style-name="ce1">
            <text:p>angle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59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.37795275590551" table:style-name="ce1">
            <text:p>1.377952756</text:p>
          </table:table-cell>
          <table:table-cell office:value-type="float" office:value="3.4999999999999955E-2" table:formula="of:=[.D29]*0.0254" table:style-name="ce1">
            <text:p>0.035</text:p>
          </table:table-cell>
          <table:table-cell office:value-type="float" office:value="100981.65" table:formula="of:=[.$J$3]-[.$J$1]*[.$J$2]*[.$E29]" table:style-name="ce1">
            <text:p>100981.65</text:p>
          </table:table-cell>
          <table:table-cell table:number-columns-repeated="13" table:style-name="ce1"/>
          <table:table-cell office:value-type="string" table:style-name="ce1">
            <text:p>port #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</text:p>
          </table:table-cell>
          <table:table-cell table:number-columns-repeated="16359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.45669291338583" table:style-name="ce1">
            <text:p>1.456692913</text:p>
          </table:table-cell>
          <table:table-cell office:value-type="float" office:value="3.7000000000000081E-2" table:formula="of:=[.D30]*0.0254" table:style-name="ce1">
            <text:p>0.037</text:p>
          </table:table-cell>
          <table:table-cell office:value-type="float" office:value="100962.03" table:formula="of:=[.$J$3]-[.$J$1]*[.$J$2]*[.$E30]" table:style-name="ce1">
            <text:p>100962.03</text:p>
          </table:table-cell>
          <table:table-cell table:number-columns-repeated="13" table:style-name="ce1"/>
          <table:table-cell office:value-type="float" office:value="1" table:style-name="ce1">
            <text:p>1</text:p>
          </table:table-cell>
          <table:table-cell office:value-type="float" office:value="-0.19685039370078738" table:formula="of:=([.U6]-[.U$5])*[.$AB$25]" table:style-name="ce1">
            <text:p>-0.196850394</text:p>
          </table:table-cell>
          <table:table-cell office:value-type="float" office:value="1.4173228346456694" table:formula="of:=([.V6]-[.V$5])*[.$AB$25]" table:style-name="ce1">
            <text:p>1.417322835</text:p>
          </table:table-cell>
          <table:table-cell office:value-type="float" office:value="4.6850393700787398" table:formula="of:=([.W6]-[.W$5])*[.$AB$25]" table:style-name="ce1">
            <text:p>4.68503937</text:p>
          </table:table-cell>
          <table:table-cell office:value-type="float" office:value="4.6850393700787389" table:formula="of:=([.X6]-[.X$5])*[.$AB$25]" table:style-name="ce1">
            <text:p>4.68503937</text:p>
          </table:table-cell>
          <table:table-cell office:value-type="float" office:value="5.9448818897637787" table:formula="of:=([.Y6]-[.Y$5])*[.$AB$25]" table:style-name="ce1">
            <text:p>5.94488189</text:p>
          </table:table-cell>
          <table:table-cell table:number-columns-repeated="16359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1.45669291338583" table:style-name="ce1">
            <text:p>1.456692913</text:p>
          </table:table-cell>
          <table:table-cell office:value-type="float" office:value="3.7000000000000081E-2" table:formula="of:=[.D31]*0.0254" table:style-name="ce1">
            <text:p>0.037</text:p>
          </table:table-cell>
          <table:table-cell office:value-type="float" office:value="100962.03" table:formula="of:=[.$J$3]-[.$J$1]*[.$J$2]*[.$E31]" table:style-name="ce1">
            <text:p>100962.03</text:p>
          </table:table-cell>
          <table:table-cell table:number-columns-repeated="13" table:style-name="ce1"/>
          <table:table-cell office:value-type="float" office:value="2" table:style-name="ce1">
            <text:p>2</text:p>
          </table:table-cell>
          <table:table-cell office:value-type="float" office:value="3.1496062992125982" table:formula="of:=([.U7]-[.U$5])*[.$AB$25]" table:style-name="ce1">
            <text:p>3.149606299</text:p>
          </table:table-cell>
          <table:table-cell office:value-type="float" office:value="4.5275590551181102" table:formula="of:=([.V7]-[.V$5])*[.$AB$25]" table:style-name="ce1">
            <text:p>4.527559055</text:p>
          </table:table-cell>
          <table:table-cell office:value-type="float" office:value="5.6299212598425186" table:formula="of:=([.W7]-[.W$5])*[.$AB$25]" table:style-name="ce1">
            <text:p>5.62992126</text:p>
          </table:table-cell>
          <table:table-cell office:value-type="float" office:value="5.5905511811023612" table:formula="of:=([.X7]-[.X$5])*[.$AB$25]" table:style-name="ce1">
            <text:p>5.590551181</text:p>
          </table:table-cell>
          <table:table-cell office:value-type="float" office:value="4.9606299212598417" table:formula="of:=([.Y7]-[.Y$5])*[.$AB$25]" table:style-name="ce1">
            <text:p>4.960629921</text:p>
          </table:table-cell>
          <table:table-cell table:number-columns-repeated="16359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1.6535433070866099" table:style-name="ce1">
            <text:p>1.653543307</text:p>
          </table:table-cell>
          <table:table-cell office:value-type="float" office:value="4.1999999999999892E-2" table:formula="of:=[.D32]*0.0254" table:style-name="ce1">
            <text:p>0.042</text:p>
          </table:table-cell>
          <table:table-cell office:value-type="float" office:value="100912.98" table:formula="of:=[.$J$3]-[.$J$1]*[.$J$2]*[.$E32]" table:style-name="ce1">
            <text:p>100912.98</text:p>
          </table:table-cell>
          <table:table-cell table:number-columns-repeated="13" table:style-name="ce1"/>
          <table:table-cell office:value-type="float" office:value="3" table:style-name="ce1">
            <text:p>3</text:p>
          </table:table-cell>
          <table:table-cell office:value-type="float" office:value="3.7401574803149602" table:formula="of:=([.U8]-[.U$5])*[.$AB$25]" table:style-name="ce1">
            <text:p>3.74015748</text:p>
          </table:table-cell>
          <table:table-cell office:value-type="float" office:value="4.1732283464566917" table:formula="of:=([.V8]-[.V$5])*[.$AB$25]" table:style-name="ce1">
            <text:p>4.173228346</text:p>
          </table:table-cell>
          <table:table-cell office:value-type="float" office:value="5.1181102362204731" table:formula="of:=([.W8]-[.W$5])*[.$AB$25]" table:style-name="ce1">
            <text:p>5.118110236</text:p>
          </table:table-cell>
          <table:table-cell office:value-type="float" office:value="5.0393700787401574" table:formula="of:=([.X8]-[.X$5])*[.$AB$25]" table:style-name="ce1">
            <text:p>5.039370079</text:p>
          </table:table-cell>
          <table:table-cell office:value-type="float" office:value="3.3464566929133857" table:formula="of:=([.Y8]-[.Y$5])*[.$AB$25]" table:style-name="ce1">
            <text:p>3.346456693</text:p>
          </table:table-cell>
          <table:table-cell table:number-columns-repeated="16359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1.69291338582677" table:style-name="ce1">
            <text:p>1.692913386</text:p>
          </table:table-cell>
          <table:table-cell office:value-type="float" office:value="4.2999999999999955E-2" table:formula="of:=[.D33]*0.0254" table:style-name="ce1">
            <text:p>0.043</text:p>
          </table:table-cell>
          <table:table-cell office:value-type="float" office:value="100903.17" table:formula="of:=[.$J$3]-[.$J$1]*[.$J$2]*[.$E33]" table:style-name="ce1">
            <text:p>100903.17</text:p>
          </table:table-cell>
          <table:table-cell table:number-columns-repeated="13" table:style-name="ce1"/>
          <table:table-cell office:value-type="float" office:value="4" table:style-name="ce1">
            <text:p>4</text:p>
          </table:table-cell>
          <table:table-cell office:value-type="float" office:value="3.1889763779527556" table:formula="of:=([.U9]-[.U$5])*[.$AB$25]" table:style-name="ce1">
            <text:p>3.188976378</text:p>
          </table:table-cell>
          <table:table-cell office:value-type="float" office:value="3.8582677165354329" table:formula="of:=([.V9]-[.V$5])*[.$AB$25]" table:style-name="ce1">
            <text:p>3.858267717</text:p>
          </table:table-cell>
          <table:table-cell office:value-type="float" office:value="4.21259842519685" table:formula="of:=([.W9]-[.W$5])*[.$AB$25]" table:style-name="ce1">
            <text:p>4.212598425</text:p>
          </table:table-cell>
          <table:table-cell office:value-type="float" office:value="4.0944881889763769" table:formula="of:=([.X9]-[.X$5])*[.$AB$25]" table:style-name="ce1">
            <text:p>4.094488189</text:p>
          </table:table-cell>
          <table:table-cell office:value-type="float" office:value="2.6377952755905505" table:formula="of:=([.Y9]-[.Y$5])*[.$AB$25]" table:style-name="ce1">
            <text:p>2.637795276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1.7322834645669301" table:style-name="ce1">
            <text:p>1.732283465</text:p>
          </table:table-cell>
          <table:table-cell office:value-type="float" office:value="4.4000000000000018E-2" table:formula="of:=[.D34]*0.0254" table:style-name="ce1">
            <text:p>0.044</text:p>
          </table:table-cell>
          <table:table-cell office:value-type="float" office:value="100893.36" table:formula="of:=[.$J$3]-[.$J$1]*[.$J$2]*[.$E34]" table:style-name="ce1">
            <text:p>100893.36</text:p>
          </table:table-cell>
          <table:table-cell table:number-columns-repeated="13" table:style-name="ce1"/>
          <table:table-cell office:value-type="float" office:value="5" table:style-name="ce1">
            <text:p>5</text:p>
          </table:table-cell>
          <table:table-cell office:value-type="float" office:value="3.0708661417322829" table:formula="of:=([.U10]-[.U$5])*[.$AB$25]" table:style-name="ce1">
            <text:p>3.070866142</text:p>
          </table:table-cell>
          <table:table-cell office:value-type="float" office:value="3.7401574803149602" table:formula="of:=([.V10]-[.V$5])*[.$AB$25]" table:style-name="ce1">
            <text:p>3.74015748</text:p>
          </table:table-cell>
          <table:table-cell office:value-type="float" office:value="3.7007874015748028" table:formula="of:=([.W10]-[.W$5])*[.$AB$25]" table:style-name="ce1">
            <text:p>3.700787402</text:p>
          </table:table-cell>
          <table:table-cell office:value-type="float" office:value="3.6614173228346458" table:formula="of:=([.X10]-[.X$5])*[.$AB$25]" table:style-name="ce1">
            <text:p>3.661417323</text:p>
          </table:table-cell>
          <table:table-cell office:value-type="float" office:value="2.5984251968503935" table:formula="of:=([.Y10]-[.Y$5])*[.$AB$25]" table:style-name="ce1">
            <text:p>2.598425197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1.81102362204724" table:style-name="ce1">
            <text:p>1.811023622</text:p>
          </table:table-cell>
          <table:table-cell office:value-type="float" office:value="4.5999999999999895E-2" table:formula="of:=[.D35]*0.0254" table:style-name="ce1">
            <text:p>0.046</text:p>
          </table:table-cell>
          <table:table-cell office:value-type="float" office:value="100873.74" table:formula="of:=[.$J$3]-[.$J$1]*[.$J$2]*[.$E35]" table:style-name="ce1">
            <text:p>100873.74</text:p>
          </table:table-cell>
          <table:table-cell table:number-columns-repeated="13" table:style-name="ce1"/>
          <table:table-cell office:value-type="float" office:value="6" table:style-name="ce1">
            <text:p>6</text:p>
          </table:table-cell>
          <table:table-cell office:value-type="float" office:value="2.8740157480314954" table:formula="of:=([.U11]-[.U$5])*[.$AB$25]" table:style-name="ce1">
            <text:p>2.874015748</text:p>
          </table:table-cell>
          <table:table-cell office:value-type="float" office:value="2.9527559055118111" table:formula="of:=([.V11]-[.V$5])*[.$AB$25]" table:style-name="ce1">
            <text:p>2.952755906</text:p>
          </table:table-cell>
          <table:table-cell office:value-type="float" office:value="3.2283464566929134" table:formula="of:=([.W11]-[.W$5])*[.$AB$25]" table:style-name="ce1">
            <text:p>3.228346457</text:p>
          </table:table-cell>
          <table:table-cell office:value-type="float" office:value="3.1496062992125982" table:formula="of:=([.X11]-[.X$5])*[.$AB$25]" table:style-name="ce1">
            <text:p>3.149606299</text:p>
          </table:table-cell>
          <table:table-cell office:value-type="float" office:value="2.5196850393700787" table:formula="of:=([.Y11]-[.Y$5])*[.$AB$25]" table:style-name="ce1">
            <text:p>2.519685039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1.8503937007874001" table:style-name="ce1">
            <text:p>1.850393701</text:p>
          </table:table-cell>
          <table:table-cell office:value-type="float" office:value="4.6999999999999958E-2" table:formula="of:=[.D36]*0.0254" table:style-name="ce1">
            <text:p>0.047</text:p>
          </table:table-cell>
          <table:table-cell office:value-type="float" office:value="100863.93000000001" table:formula="of:=[.$J$3]-[.$J$1]*[.$J$2]*[.$E36]" table:style-name="ce1">
            <text:p>100863.93</text:p>
          </table:table-cell>
          <table:table-cell table:number-columns-repeated="13" table:style-name="ce1"/>
          <table:table-cell office:value-type="float" office:value="7" table:style-name="ce1">
            <text:p>7</text:p>
          </table:table-cell>
          <table:table-cell office:value-type="float" office:value="2.834645669291338" table:formula="of:=([.U12]-[.U$5])*[.$AB$25]" table:style-name="ce1">
            <text:p>2.834645669</text:p>
          </table:table-cell>
          <table:table-cell office:value-type="float" office:value="2.9133858267716533" table:formula="of:=([.V12]-[.V$5])*[.$AB$25]" table:style-name="ce1">
            <text:p>2.913385827</text:p>
          </table:table-cell>
          <table:table-cell office:value-type="float" office:value="2.9921259842519681" table:formula="of:=([.W12]-[.W$5])*[.$AB$25]" table:style-name="ce1">
            <text:p>2.992125984</text:p>
          </table:table-cell>
          <table:table-cell office:value-type="float" office:value="2.9133858267716533" table:formula="of:=([.X12]-[.X$5])*[.$AB$25]" table:style-name="ce1">
            <text:p>2.913385827</text:p>
          </table:table-cell>
          <table:table-cell office:value-type="float" office:value="2.5984251968503935" table:formula="of:=([.Y12]-[.Y$5])*[.$AB$25]" table:style-name="ce1">
            <text:p>2.598425197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3.9763779527558998" table:style-name="ce1">
            <text:p>3.976377953</text:p>
          </table:table-cell>
          <table:table-cell office:value-type="float" office:value="0.10099999999999985" table:formula="of:=[.D37]*0.0254" table:style-name="ce1">
            <text:p>0.101</text:p>
          </table:table-cell>
          <table:table-cell office:value-type="float" office:value="100334.19" table:formula="of:=[.$J$3]-[.$J$1]*[.$J$2]*[.$E37]" table:style-name="ce1">
            <text:p>100334.19</text:p>
          </table:table-cell>
          <table:table-cell table:number-columns-repeated="13" table:style-name="ce1"/>
          <table:table-cell office:value-type="float" office:value="8" table:style-name="ce1">
            <text:p>8</text:p>
          </table:table-cell>
          <table:table-cell office:value-type="float" office:value="2.5984251968503935" table:formula="of:=([.U13]-[.U$5])*[.$AB$25]" table:style-name="ce1">
            <text:p>2.598425197</text:p>
          </table:table-cell>
          <table:table-cell office:value-type="float" office:value="2.6377952755905509" table:formula="of:=([.V13]-[.V$5])*[.$AB$25]" table:style-name="ce1">
            <text:p>2.637795276</text:p>
          </table:table-cell>
          <table:table-cell office:value-type="float" office:value="2.5590551181102361" table:formula="of:=([.W13]-[.W$5])*[.$AB$25]" table:style-name="ce1">
            <text:p>2.559055118</text:p>
          </table:table-cell>
          <table:table-cell office:value-type="float" office:value="2.4409448818897634" table:formula="of:=([.X13]-[.X$5])*[.$AB$25]" table:style-name="ce1">
            <text:p>2.440944882</text:p>
          </table:table-cell>
          <table:table-cell office:value-type="float" office:value="2.5984251968503935" table:formula="of:=([.Y13]-[.Y$5])*[.$AB$25]" table:style-name="ce1">
            <text:p>2.598425197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4.6850393700787398" table:style-name="ce1">
            <text:p>4.68503937</text:p>
          </table:table-cell>
          <table:table-cell office:value-type="float" office:value="0.11899999999999998" table:formula="of:=[.D38]*0.0254" table:style-name="ce1">
            <text:p>0.119</text:p>
          </table:table-cell>
          <table:table-cell office:value-type="float" office:value="100157.61" table:formula="of:=[.$J$3]-[.$J$1]*[.$J$2]*[.$E38]" table:style-name="ce1">
            <text:p>100157.61</text:p>
          </table:table-cell>
          <table:table-cell table:number-columns-repeated="13" table:style-name="ce1"/>
          <table:table-cell office:value-type="float" office:value="9" table:style-name="ce1">
            <text:p>9</text:p>
          </table:table-cell>
          <table:table-cell office:value-type="float" office:value="2.2047244094488185" table:formula="of:=([.U14]-[.U$5])*[.$AB$25]" table:style-name="ce1">
            <text:p>2.204724409</text:p>
          </table:table-cell>
          <table:table-cell office:value-type="float" office:value="2.2440944881889764" table:formula="of:=([.V14]-[.V$5])*[.$AB$25]" table:style-name="ce1">
            <text:p>2.244094488</text:p>
          </table:table-cell>
          <table:table-cell office:value-type="float" office:value="2.2834645669291338" table:formula="of:=([.W14]-[.W$5])*[.$AB$25]" table:style-name="ce1">
            <text:p>2.283464567</text:p>
          </table:table-cell>
          <table:table-cell office:value-type="float" office:value="2.1653543307086616" table:formula="of:=([.X14]-[.X$5])*[.$AB$25]" table:style-name="ce1">
            <text:p>2.165354331</text:p>
          </table:table-cell>
          <table:table-cell office:value-type="float" office:value="2.5590551181102361" table:formula="of:=([.Y14]-[.Y$5])*[.$AB$25]" table:style-name="ce1">
            <text:p>2.559055118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5.6299212598425203" table:style-name="ce1">
            <text:p>5.62992126</text:p>
          </table:table-cell>
          <table:table-cell office:value-type="float" office:value="0.14300000000000002" table:formula="of:=[.D39]*0.0254" table:style-name="ce1">
            <text:p>0.143</text:p>
          </table:table-cell>
          <table:table-cell office:value-type="float" office:value="99922.17" table:formula="of:=[.$J$3]-[.$J$1]*[.$J$2]*[.$E39]" table:style-name="ce1">
            <text:p>99922.17</text:p>
          </table:table-cell>
          <table:table-cell table:number-columns-repeated="13" table:style-name="ce1"/>
          <table:table-cell office:value-type="float" office:value="10" table:style-name="ce1">
            <text:p>10</text:p>
          </table:table-cell>
          <table:table-cell office:value-type="float" office:value="2.5196850393700787" table:formula="of:=([.U15]-[.U$5])*[.$AB$25]" table:style-name="ce1">
            <text:p>2.519685039</text:p>
          </table:table-cell>
          <table:table-cell office:value-type="float" office:value="1.377952755905512" table:formula="of:=([.V15]-[.V$5])*[.$AB$25]" table:style-name="ce1">
            <text:p>1.377952756</text:p>
          </table:table-cell>
          <table:table-cell office:value-type="float" office:value="0.70866141732283483" table:formula="of:=([.W15]-[.W$5])*[.$AB$25]" table:style-name="ce1">
            <text:p>0.708661417</text:p>
          </table:table-cell>
          <table:table-cell office:value-type="float" office:value="0.62992125984251979" table:formula="of:=([.X15]-[.X$5])*[.$AB$25]" table:style-name="ce1">
            <text:p>0.62992126</text:p>
          </table:table-cell>
          <table:table-cell office:value-type="float" office:value="0.39370078740157477" table:formula="of:=([.Y15]-[.Y$5])*[.$AB$25]" table:style-name="ce1">
            <text:p>0.393700787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5.1181102362204696" table:style-name="ce1">
            <text:p>5.118110236</text:p>
          </table:table-cell>
          <table:table-cell office:value-type="float" office:value="0.12999999999999992" table:formula="of:=[.D40]*0.0254" table:style-name="ce1">
            <text:p>0.13</text:p>
          </table:table-cell>
          <table:table-cell office:value-type="float" office:value="100049.7" table:formula="of:=[.$J$3]-[.$J$1]*[.$J$2]*[.$E40]" table:style-name="ce1">
            <text:p>100049.7</text:p>
          </table:table-cell>
          <table:table-cell table:number-columns-repeated="13" table:style-name="ce1"/>
          <table:table-cell office:value-type="float" office:value="11" table:style-name="ce1">
            <text:p>11</text:p>
          </table:table-cell>
          <table:table-cell office:value-type="float" office:value="2.3622047244094486" table:formula="of:=([.U16]-[.U$5])*[.$AB$25]" table:style-name="ce1">
            <text:p>2.362204724</text:p>
          </table:table-cell>
          <table:table-cell office:value-type="float" office:value="1.4566929133858266" table:formula="of:=([.V16]-[.V$5])*[.$AB$25]" table:style-name="ce1">
            <text:p>1.456692913</text:p>
          </table:table-cell>
          <table:table-cell office:value-type="float" office:value="0.94488188976377963" table:formula="of:=([.W16]-[.W$5])*[.$AB$25]" table:style-name="ce1">
            <text:p>0.94488189</text:p>
          </table:table-cell>
          <table:table-cell office:value-type="float" office:value="0.82677165354330717" table:formula="of:=([.X16]-[.X$5])*[.$AB$25]" table:style-name="ce1">
            <text:p>0.826771654</text:p>
          </table:table-cell>
          <table:table-cell office:value-type="float" office:value="0.62992125984251945" table:formula="of:=([.Y16]-[.Y$5])*[.$AB$25]" table:style-name="ce1">
            <text:p>0.62992126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4.21259842519685" table:style-name="ce1">
            <text:p>4.212598425</text:p>
          </table:table-cell>
          <table:table-cell office:value-type="float" office:value="0.10699999999999998" table:formula="of:=[.D41]*0.0254" table:style-name="ce1">
            <text:p>0.107</text:p>
          </table:table-cell>
          <table:table-cell office:value-type="float" office:value="100275.33" table:formula="of:=[.$J$3]-[.$J$1]*[.$J$2]*[.$E41]" table:style-name="ce1">
            <text:p>100275.33</text:p>
          </table:table-cell>
          <table:table-cell table:number-columns-repeated="13" table:style-name="ce1"/>
          <table:table-cell office:value-type="float" office:value="12" table:style-name="ce1">
            <text:p>12</text:p>
          </table:table-cell>
          <table:table-cell office:value-type="float" office:value="2.007874015748031" table:formula="of:=([.U17]-[.U$5])*[.$AB$25]" table:style-name="ce1">
            <text:p>2.007874016</text:p>
          </table:table-cell>
          <table:table-cell office:value-type="float" office:value="1.4566929133858266" table:formula="of:=([.V17]-[.V$5])*[.$AB$25]" table:style-name="ce1">
            <text:p>1.456692913</text:p>
          </table:table-cell>
          <table:table-cell office:value-type="float" office:value="1.2204724409448817" table:formula="of:=([.W17]-[.W$5])*[.$AB$25]" table:style-name="ce1">
            <text:p>1.220472441</text:p>
          </table:table-cell>
          <table:table-cell office:value-type="float" office:value="1.1023622047244093" table:formula="of:=([.X17]-[.X$5])*[.$AB$25]" table:style-name="ce1">
            <text:p>1.102362205</text:p>
          </table:table-cell>
          <table:table-cell office:value-type="float" office:value="0.94488188976377963" table:formula="of:=([.Y17]-[.Y$5])*[.$AB$25]" table:style-name="ce1">
            <text:p>0.94488189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3.7007874015748001" table:style-name="ce1">
            <text:p>3.700787402</text:p>
          </table:table-cell>
          <table:table-cell office:value-type="float" office:value="9.3999999999999917E-2" table:formula="of:=[.D42]*0.0254" table:style-name="ce1">
            <text:p>0.094</text:p>
          </table:table-cell>
          <table:table-cell office:value-type="float" office:value="100402.86" table:formula="of:=[.$J$3]-[.$J$1]*[.$J$2]*[.$E42]" table:style-name="ce1">
            <text:p>100402.86</text:p>
          </table:table-cell>
          <table:table-cell table:number-columns-repeated="13" table:style-name="ce1"/>
          <table:table-cell office:value-type="float" office:value="13" table:style-name="ce1">
            <text:p>13</text:p>
          </table:table-cell>
          <table:table-cell office:value-type="float" office:value="2.0472440944881884" table:formula="of:=([.U18]-[.U$5])*[.$AB$25]" table:style-name="ce1">
            <text:p>2.047244094</text:p>
          </table:table-cell>
          <table:table-cell office:value-type="float" office:value="1.6535433070866141" table:formula="of:=([.V18]-[.V$5])*[.$AB$25]" table:style-name="ce1">
            <text:p>1.653543307</text:p>
          </table:table-cell>
          <table:table-cell office:value-type="float" office:value="1.3779527559055116" table:formula="of:=([.W18]-[.W$5])*[.$AB$25]" table:style-name="ce1">
            <text:p>1.377952756</text:p>
          </table:table-cell>
          <table:table-cell office:value-type="float" office:value="1.2992125984251968" table:formula="of:=([.X18]-[.X$5])*[.$AB$25]" table:style-name="ce1">
            <text:p>1.299212598</text:p>
          </table:table-cell>
          <table:table-cell office:value-type="float" office:value="1.1811023622047243" table:formula="of:=([.Y18]-[.Y$5])*[.$AB$25]" table:style-name="ce1">
            <text:p>1.181102362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3.2283464566929099" table:style-name="ce1">
            <text:p>3.228346457</text:p>
          </table:table-cell>
          <table:table-cell office:value-type="float" office:value="8.1999999999999906E-2" table:formula="of:=[.D43]*0.0254" table:style-name="ce1">
            <text:p>0.082</text:p>
          </table:table-cell>
          <table:table-cell office:value-type="float" office:value="100520.58" table:formula="of:=[.$J$3]-[.$J$1]*[.$J$2]*[.$E43]" table:style-name="ce1">
            <text:p>100520.58</text:p>
          </table:table-cell>
          <table:table-cell table:number-columns-repeated="13" table:style-name="ce1"/>
          <table:table-cell office:value-type="float" office:value="14" table:style-name="ce1">
            <text:p>14</text:p>
          </table:table-cell>
          <table:table-cell office:value-type="float" office:value="2.1653543307086611" table:formula="of:=([.U19]-[.U$5])*[.$AB$25]" table:style-name="ce1">
            <text:p>2.165354331</text:p>
          </table:table-cell>
          <table:table-cell office:value-type="float" office:value="1.6929133858267715" table:formula="of:=([.V19]-[.V$5])*[.$AB$25]" table:style-name="ce1">
            <text:p>1.692913386</text:p>
          </table:table-cell>
          <table:table-cell office:value-type="float" office:value="1.5354330708661417" table:formula="of:=([.W19]-[.W$5])*[.$AB$25]" table:style-name="ce1">
            <text:p>1.535433071</text:p>
          </table:table-cell>
          <table:table-cell office:value-type="float" office:value="1.4566929133858266" table:formula="of:=([.X19]-[.X$5])*[.$AB$25]" table:style-name="ce1">
            <text:p>1.456692913</text:p>
          </table:table-cell>
          <table:table-cell office:value-type="float" office:value="1.2992125984251963" table:formula="of:=([.Y19]-[.Y$5])*[.$AB$25]" table:style-name="ce1">
            <text:p>1.299212598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2.9921259842519699" table:style-name="ce1">
            <text:p>2.992125984</text:p>
          </table:table-cell>
          <table:table-cell office:value-type="float" office:value="7.6000000000000026E-2" table:formula="of:=[.D44]*0.0254" table:style-name="ce1">
            <text:p>0.076</text:p>
          </table:table-cell>
          <table:table-cell office:value-type="float" office:value="100579.44" table:formula="of:=[.$J$3]-[.$J$1]*[.$J$2]*[.$E44]" table:style-name="ce1">
            <text:p>100579.44</text:p>
          </table:table-cell>
          <table:table-cell table:number-columns-repeated="13" table:style-name="ce1"/>
          <table:table-cell office:value-type="float" office:value="15" table:style-name="ce1">
            <text:p>15</text:p>
          </table:table-cell>
          <table:table-cell office:value-type="float" office:value="2.1653543307086611" table:formula="of:=([.U20]-[.U$5])*[.$AB$25]" table:style-name="ce1">
            <text:p>2.165354331</text:p>
          </table:table-cell>
          <table:table-cell office:value-type="float" office:value="1.7322834645669287" table:formula="of:=([.V20]-[.V$5])*[.$AB$25]" table:style-name="ce1">
            <text:p>1.732283465</text:p>
          </table:table-cell>
          <table:table-cell office:value-type="float" office:value="1.5748031496062991" table:formula="of:=([.W20]-[.W$5])*[.$AB$25]" table:style-name="ce1">
            <text:p>1.57480315</text:p>
          </table:table-cell>
          <table:table-cell office:value-type="float" office:value="1.496062992125984" table:formula="of:=([.X20]-[.X$5])*[.$AB$25]" table:style-name="ce1">
            <text:p>1.496062992</text:p>
          </table:table-cell>
          <table:table-cell office:value-type="float" office:value="1.417322834645669" table:formula="of:=([.Y20]-[.Y$5])*[.$AB$25]" table:style-name="ce1">
            <text:p>1.417322835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2.5590551181102401" table:style-name="ce1">
            <text:p>2.559055118</text:p>
          </table:table-cell>
          <table:table-cell office:value-type="float" office:value="6.5000000000000099E-2" table:formula="of:=[.D45]*0.0254" table:style-name="ce1">
            <text:p>0.065</text:p>
          </table:table-cell>
          <table:table-cell office:value-type="float" office:value="100687.35" table:formula="of:=[.$J$3]-[.$J$1]*[.$J$2]*[.$E45]" table:style-name="ce1">
            <text:p>100687.35</text:p>
          </table:table-cell>
          <table:table-cell table:number-columns-repeated="13" table:style-name="ce1"/>
          <table:table-cell office:value-type="float" office:value="16" table:style-name="ce1">
            <text:p>16</text:p>
          </table:table-cell>
          <table:table-cell office:value-type="float" office:value="2.1653543307086611" table:formula="of:=([.U21]-[.U$5])*[.$AB$25]" table:style-name="ce1">
            <text:p>2.165354331</text:p>
          </table:table-cell>
          <table:table-cell office:value-type="float" office:value="1.8110236220472442" table:formula="of:=([.V21]-[.V$5])*[.$AB$25]" table:style-name="ce1">
            <text:p>1.811023622</text:p>
          </table:table-cell>
          <table:table-cell office:value-type="float" office:value="1.7322834645669292" table:formula="of:=([.W21]-[.W$5])*[.$AB$25]" table:style-name="ce1">
            <text:p>1.732283465</text:p>
          </table:table-cell>
          <table:table-cell office:value-type="float" office:value="1.6141732283464567" table:formula="of:=([.X21]-[.X$5])*[.$AB$25]" table:style-name="ce1">
            <text:p>1.614173228</text:p>
          </table:table-cell>
          <table:table-cell office:value-type="float" office:value="1.4960629921259838" table:formula="of:=([.Y21]-[.Y$5])*[.$AB$25]" table:style-name="ce1">
            <text:p>1.496062992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2.2834645669291298" table:style-name="ce1">
            <text:p>2.283464567</text:p>
          </table:table-cell>
          <table:table-cell office:value-type="float" office:value="5.7999999999999892E-2" table:formula="of:=[.D46]*0.0254" table:style-name="ce1">
            <text:p>0.058</text:p>
          </table:table-cell>
          <table:table-cell office:value-type="float" office:value="100756.02" table:formula="of:=[.$J$3]-[.$J$1]*[.$J$2]*[.$E46]" table:style-name="ce1">
            <text:p>100756.02</text:p>
          </table:table-cell>
          <table:table-cell table:number-columns-repeated="13" table:style-name="ce1"/>
          <table:table-cell office:value-type="float" office:value="17" table:style-name="ce1">
            <text:p>17</text:p>
          </table:table-cell>
          <table:table-cell office:value-type="float" office:value="2.1653543307086611" table:formula="of:=([.U22]-[.U$5])*[.$AB$25]" table:style-name="ce1">
            <text:p>2.165354331</text:p>
          </table:table-cell>
          <table:table-cell office:value-type="float" office:value="1.8503937007874014" table:formula="of:=([.V22]-[.V$5])*[.$AB$25]" table:style-name="ce1">
            <text:p>1.850393701</text:p>
          </table:table-cell>
          <table:table-cell office:value-type="float" office:value="1.8110236220472438" table:formula="of:=([.W22]-[.W$5])*[.$AB$25]" table:style-name="ce1">
            <text:p>1.811023622</text:p>
          </table:table-cell>
          <table:table-cell office:value-type="float" office:value="1.7322834645669287" table:formula="of:=([.X22]-[.X$5])*[.$AB$25]" table:style-name="ce1">
            <text:p>1.732283465</text:p>
          </table:table-cell>
          <table:table-cell office:value-type="float" office:value="1.7716535433070866" table:formula="of:=([.Y22]-[.Y$5])*[.$AB$25]" table:style-name="ce1">
            <text:p>1.771653543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.70866141732283505" table:style-name="ce1">
            <text:p>0.708661417</text:p>
          </table:table-cell>
          <table:table-cell office:value-type="float" office:value="1.8000000000000009E-2" table:formula="of:=[.D47]*0.0254" table:style-name="ce1">
            <text:p>0.018</text:p>
          </table:table-cell>
          <table:table-cell office:value-type="float" office:value="101148.42" table:formula="of:=[.$J$3]-[.$J$1]*[.$J$2]*[.$E47]" table:style-name="ce1">
            <text:p>101148.42</text:p>
          </table:table-cell>
          <table:table-cell table:number-columns-repeated="13" table:style-name="ce1"/>
          <table:table-cell office:value-type="float" office:value="18" table:style-name="ce1">
            <text:p>18</text:p>
          </table:table-cell>
          <table:table-cell office:value-type="float" office:value="3.1889763779527556" table:formula="of:=([.U23]-[.U$5])*[.$AB$25]" table:style-name="ce1">
            <text:p>3.188976378</text:p>
          </table:table-cell>
          <table:table-cell office:value-type="float" office:value="3.9763779527559042" table:formula="of:=([.V23]-[.V$5])*[.$AB$25]" table:style-name="ce1">
            <text:p>3.976377953</text:p>
          </table:table-cell>
          <table:table-cell office:value-type="float" office:value="6.0629921259842519" table:formula="of:=([.W23]-[.W$5])*[.$AB$25]" table:style-name="ce1">
            <text:p>6.062992126</text:p>
          </table:table-cell>
          <table:table-cell office:value-type="float" office:value="6.062992125984251" table:formula="of:=([.X23]-[.X$5])*[.$AB$25]" table:style-name="ce1">
            <text:p>6.062992126</text:p>
          </table:table-cell>
          <table:table-cell office:value-type="float" office:value="5.9448818897637787" table:formula="of:=([.Y23]-[.Y$5])*[.$AB$25]" table:style-name="ce1">
            <text:p>5.94488189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0.94488188976377996" table:style-name="ce1">
            <text:p>0.94488189</text:p>
          </table:table-cell>
          <table:table-cell office:value-type="float" office:value="2.4000000000000011E-2" table:formula="of:=[.D48]*0.0254" table:style-name="ce1">
            <text:p>0.024</text:p>
          </table:table-cell>
          <table:table-cell office:value-type="float" office:value="101089.56" table:formula="of:=[.$J$3]-[.$J$1]*[.$J$2]*[.$E48]" table:style-name="ce1">
            <text:p>101089.56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.2204724409448799" table:style-name="ce1">
            <text:p>1.220472441</text:p>
          </table:table-cell>
          <table:table-cell office:value-type="float" office:value="3.0999999999999948E-2" table:formula="of:=[.D49]*0.0254" table:style-name="ce1">
            <text:p>0.031</text:p>
          </table:table-cell>
          <table:table-cell office:value-type="float" office:value="101020.89" table:formula="of:=[.$J$3]-[.$J$1]*[.$J$2]*[.$E49]" table:style-name="ce1">
            <text:p>101020.89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.37795275590551" table:style-name="ce1">
            <text:p>1.377952756</text:p>
          </table:table-cell>
          <table:table-cell office:value-type="float" office:value="3.4999999999999955E-2" table:formula="of:=[.D50]*0.0254" table:style-name="ce1">
            <text:p>0.035</text:p>
          </table:table-cell>
          <table:table-cell office:value-type="float" office:value="100981.65" table:formula="of:=[.$J$3]-[.$J$1]*[.$J$2]*[.$E50]" table:style-name="ce1">
            <text:p>100981.65</text:p>
          </table:table-cell>
          <table:table-cell table:number-columns-repeated="13" table:style-name="ce1"/>
          <table:table-cell office:value-type="string" table:style-name="ce1">
            <text:p>velocity (mph)</text:p>
          </table:table-cell>
          <table:table-cell office:value-type="float" office:value="65" table:style-name="ce1">
            <text:p>65</text:p>
          </table:table-cell>
          <table:table-cell table:number-columns-repeated="16363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.5354330708661399" table:style-name="ce1">
            <text:p>1.535433071</text:p>
          </table:table-cell>
          <table:table-cell office:value-type="float" office:value="3.8999999999999951E-2" table:formula="of:=[.D51]*0.0254" table:style-name="ce1">
            <text:p>0.039</text:p>
          </table:table-cell>
          <table:table-cell office:value-type="float" office:value="100942.41" table:formula="of:=[.$J$3]-[.$J$1]*[.$J$2]*[.$E51]" table:style-name="ce1">
            <text:p>100942.41</text:p>
          </table:table-cell>
          <table:table-cell table:number-columns-repeated="13" table:style-name="ce1"/>
          <table:table-cell office:value-type="string" table:style-name="ce1">
            <text:p>angle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.5748031496063" table:style-name="ce1">
            <text:p>1.57480315</text:p>
          </table:table-cell>
          <table:table-cell office:value-type="float" office:value="4.0000000000000015E-2" table:formula="of:=[.D52]*0.0254" table:style-name="ce1">
            <text:p>0.04</text:p>
          </table:table-cell>
          <table:table-cell office:value-type="float" office:value="100932.6" table:formula="of:=[.$J$3]-[.$J$1]*[.$J$2]*[.$E52]" table:style-name="ce1">
            <text:p>100932.6</text:p>
          </table:table-cell>
          <table:table-cell table:number-columns-repeated="13" table:style-name="ce1"/>
          <table:table-cell office:value-type="string" table:style-name="ce1">
            <text:p>port #</text:p>
          </table:table-cell>
          <table:table-cell office:value-type="string" table:style-name="ce1">
            <text:p>height</text:p>
          </table:table-cell>
          <table:table-cell office:value-type="string" table:style-name="ce1">
            <text:p>height</text:p>
          </table:table-cell>
          <table:table-cell office:value-type="string" table:style-name="ce1">
            <text:p>height</text:p>
          </table:table-cell>
          <table:table-cell office:value-type="string" table:style-name="ce1">
            <text:p>height</text:p>
          </table:table-cell>
          <table:table-cell office:value-type="string" table:style-name="ce1">
            <text:p>height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1.7322834645669301" table:style-name="ce1">
            <text:p>1.732283465</text:p>
          </table:table-cell>
          <table:table-cell office:value-type="float" office:value="4.4000000000000018E-2" table:formula="of:=[.D53]*0.0254" table:style-name="ce1">
            <text:p>0.044</text:p>
          </table:table-cell>
          <table:table-cell office:value-type="float" office:value="100893.36" table:formula="of:=[.$J$3]-[.$J$1]*[.$J$2]*[.$E53]" table:style-name="ce1">
            <text:p>100893.36</text:p>
          </table:table-cell>
          <table:table-cell table:number-columns-repeated="13" table:style-name="ce1"/>
          <table:table-cell office:value-type="float" office:value="0" table:style-name="ce1">
            <text:p>0</text:p>
          </table:table-cell>
          <table:table-cell office:value-type="float" office:value="6.4" table:style-name="ce1">
            <text:p>6.4</text:p>
          </table:table-cell>
          <table:table-cell office:value-type="float" office:value="6.3" table:style-name="ce1">
            <text:p>6.3</text:p>
          </table:table-cell>
          <table:table-cell office:value-type="float" office:value="5.6" table:style-name="ce1">
            <text:p>5.6</text:p>
          </table:table-cell>
          <table:table-cell office:value-type="float" office:value="5.8" table:style-name="ce1">
            <text:p>5.8</text:p>
          </table:table-cell>
          <table:table-cell office:value-type="float" office:value="6.4" table:style-name="ce1">
            <text:p>6.4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1.81102362204724" table:style-name="ce1">
            <text:p>1.811023622</text:p>
          </table:table-cell>
          <table:table-cell office:value-type="float" office:value="4.5999999999999895E-2" table:formula="of:=[.D54]*0.0254" table:style-name="ce1">
            <text:p>0.046</text:p>
          </table:table-cell>
          <table:table-cell office:value-type="float" office:value="100873.74" table:formula="of:=[.$J$3]-[.$J$1]*[.$J$2]*[.$E54]" table:style-name="ce1">
            <text:p>100873.74</text:p>
          </table:table-cell>
          <table:table-cell table:number-columns-repeated="13" table:style-name="ce1"/>
          <table:table-cell office:value-type="float" office:value="1" table:style-name="ce1">
            <text:p>1</text:p>
          </table:table-cell>
          <table:table-cell office:value-type="float" office:value="5.9" table:style-name="ce1">
            <text:p>5.9</text:p>
          </table:table-cell>
          <table:table-cell office:value-type="float" office:value="9.9" table:style-name="ce1">
            <text:p>9.9</text:p>
          </table:table-cell>
          <table:table-cell office:value-type="float" office:value="17.5" table:style-name="ce1">
            <text:p>17.5</text:p>
          </table:table-cell>
          <table:table-cell office:value-type="float" office:value="17.7" table:style-name="ce1">
            <text:p>17.7</text:p>
          </table:table-cell>
          <table:table-cell office:value-type="float" office:value="21.5" table:style-name="ce1">
            <text:p>21.5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6.0629921259842501" table:style-name="ce1">
            <text:p>6.062992126</text:p>
          </table:table-cell>
          <table:table-cell office:value-type="float" office:value="0.15399999999999994" table:formula="of:=[.D55]*0.0254" table:style-name="ce1">
            <text:p>0.154</text:p>
          </table:table-cell>
          <table:table-cell office:value-type="float" office:value="99814.26" table:formula="of:=[.$J$3]-[.$J$1]*[.$J$2]*[.$E55]" table:style-name="ce1">
            <text:p>99814.26</text:p>
          </table:table-cell>
          <table:table-cell table:number-columns-repeated="13" table:style-name="ce1"/>
          <table:table-cell office:value-type="float" office:value="2" table:style-name="ce1">
            <text:p>2</text:p>
          </table:table-cell>
          <table:table-cell office:value-type="float" office:value="14.4" table:style-name="ce1">
            <text:p>14.4</text:p>
          </table:table-cell>
          <table:table-cell office:value-type="float" office:value="17.8" table:style-name="ce1">
            <text:p>17.8</text:p>
          </table:table-cell>
          <table:table-cell office:value-type="float" office:value="19.899999999999999" table:style-name="ce1">
            <text:p>19.9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4.6850393700787398" table:style-name="ce1">
            <text:p>4.68503937</text:p>
          </table:table-cell>
          <table:table-cell office:value-type="float" office:value="0.11899999999999998" table:formula="of:=[.D56]*0.0254" table:style-name="ce1">
            <text:p>0.119</text:p>
          </table:table-cell>
          <table:table-cell office:value-type="float" office:value="100157.61" table:formula="of:=[.$J$3]-[.$J$1]*[.$J$2]*[.$E56]" table:style-name="ce1">
            <text:p>100157.61</text:p>
          </table:table-cell>
          <table:table-cell table:number-columns-repeated="13" table:style-name="ce1"/>
          <table:table-cell office:value-type="float" office:value="3" table:style-name="ce1">
            <text:p>3</text:p>
          </table:table-cell>
          <table:table-cell office:value-type="float" office:value="15.9" table:style-name="ce1">
            <text:p>15.9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18.600000000000001" table:style-name="ce1">
            <text:p>18.6</text:p>
          </table:table-cell>
          <table:table-cell office:value-type="float" office:value="18.600000000000001" table:style-name="ce1">
            <text:p>18.6</text:p>
          </table:table-cell>
          <table:table-cell office:value-type="float" office:value="14.9" table:style-name="ce1">
            <text:p>14.9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5.5905511811023603" table:style-name="ce1">
            <text:p>5.590551181</text:p>
          </table:table-cell>
          <table:table-cell office:value-type="float" office:value="0.14199999999999993" table:formula="of:=[.D57]*0.0254" table:style-name="ce1">
            <text:p>0.142</text:p>
          </table:table-cell>
          <table:table-cell office:value-type="float" office:value="99931.98" table:formula="of:=[.$J$3]-[.$J$1]*[.$J$2]*[.$E57]" table:style-name="ce1">
            <text:p>99931.98</text:p>
          </table:table-cell>
          <table:table-cell table:number-columns-repeated="13" table:style-name="ce1"/>
          <table:table-cell office:value-type="float" office:value="4" table:style-name="ce1">
            <text:p>4</text:p>
          </table:table-cell>
          <table:table-cell office:value-type="float" office:value="14.5" table:style-name="ce1">
            <text:p>14.5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16.3" table:style-name="ce1">
            <text:p>16.3</text:p>
          </table:table-cell>
          <table:table-cell office:value-type="float" office:value="16.2" table:style-name="ce1">
            <text:p>16.2</text:p>
          </table:table-cell>
          <table:table-cell office:value-type="float" office:value="13.1" table:style-name="ce1">
            <text:p>13.1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5.0393700787401601" table:style-name="ce1">
            <text:p>5.039370079</text:p>
          </table:table-cell>
          <table:table-cell office:value-type="float" office:value="0.12800000000000006" table:formula="of:=[.D58]*0.0254" table:style-name="ce1">
            <text:p>0.128</text:p>
          </table:table-cell>
          <table:table-cell office:value-type="float" office:value="100069.31999999999" table:formula="of:=[.$J$3]-[.$J$1]*[.$J$2]*[.$E58]" table:style-name="ce1">
            <text:p>100069.32</text:p>
          </table:table-cell>
          <table:table-cell table:number-columns-repeated="13" table:style-name="ce1"/>
          <table:table-cell office:value-type="float" office:value="5" table:style-name="ce1">
            <text:p>5</text:p>
          </table:table-cell>
          <table:table-cell office:value-type="float" office:value="14.2" table:style-name="ce1">
            <text:p>14.2</text:p>
          </table:table-cell>
          <table:table-cell office:value-type="float" office:value="15.8" table:style-name="ce1">
            <text:p>15.8</text:p>
          </table:table-cell>
          <table:table-cell office:value-type="float" office:value="15" table:style-name="ce1">
            <text:p>15</text:p>
          </table:table-cell>
          <table:table-cell office:value-type="float" office:value="15.1" table:style-name="ce1">
            <text:p>15.1</text:p>
          </table:table-cell>
          <table:table-cell office:value-type="float" office:value="13" table:style-name="ce1">
            <text:p>13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4.0944881889763796" table:style-name="ce1">
            <text:p>4.094488189</text:p>
          </table:table-cell>
          <table:table-cell office:value-type="float" office:value="0.10400000000000004" table:formula="of:=[.D59]*0.0254" table:style-name="ce1">
            <text:p>0.104</text:p>
          </table:table-cell>
          <table:table-cell office:value-type="float" office:value="100304.76" table:formula="of:=[.$J$3]-[.$J$1]*[.$J$2]*[.$E59]" table:style-name="ce1">
            <text:p>100304.76</text:p>
          </table:table-cell>
          <table:table-cell table:number-columns-repeated="13" table:style-name="ce1"/>
          <table:table-cell office:value-type="float" office:value="6" table:style-name="ce1">
            <text:p>6</text:p>
          </table:table-cell>
          <table:table-cell office:value-type="float" office:value="13.7" table:style-name="ce1">
            <text:p>13.7</text:p>
          </table:table-cell>
          <table:table-cell office:value-type="float" office:value="13.8" table:style-name="ce1">
            <text:p>13.8</text:p>
          </table:table-cell>
          <table:table-cell office:value-type="float" office:value="13.8" table:style-name="ce1">
            <text:p>13.8</text:p>
          </table:table-cell>
          <table:table-cell office:value-type="float" office:value="13.8" table:style-name="ce1">
            <text:p>13.8</text:p>
          </table:table-cell>
          <table:table-cell office:value-type="float" office:value="12.8" table:style-name="ce1">
            <text:p>12.8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3.6614173228346498" table:style-name="ce1">
            <text:p>3.661417323</text:p>
          </table:table-cell>
          <table:table-cell office:value-type="float" office:value="9.3000000000000096E-2" table:formula="of:=[.D60]*0.0254" table:style-name="ce1">
            <text:p>0.093</text:p>
          </table:table-cell>
          <table:table-cell office:value-type="float" office:value="100412.67" table:formula="of:=[.$J$3]-[.$J$1]*[.$J$2]*[.$E60]" table:style-name="ce1">
            <text:p>100412.67</text:p>
          </table:table-cell>
          <table:table-cell table:number-columns-repeated="13" table:style-name="ce1"/>
          <table:table-cell office:value-type="float" office:value="7" table:style-name="ce1">
            <text:p>7</text:p>
          </table:table-cell>
          <table:table-cell office:value-type="float" office:value="13.6" table:style-name="ce1">
            <text:p>13.6</text:p>
          </table:table-cell>
          <table:table-cell office:value-type="float" office:value="13.7" table:style-name="ce1">
            <text:p>13.7</text:p>
          </table:table-cell>
          <table:table-cell office:value-type="float" office:value="13.2" table:style-name="ce1">
            <text:p>13.2</text:p>
          </table:table-cell>
          <table:table-cell office:value-type="float" office:value="13.2" table:style-name="ce1">
            <text:p>13.2</text:p>
          </table:table-cell>
          <table:table-cell office:value-type="float" office:value="13" table:style-name="ce1">
            <text:p>13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3.1496062992125999" table:style-name="ce1">
            <text:p>3.149606299</text:p>
          </table:table-cell>
          <table:table-cell office:value-type="float" office:value="8.0000000000000029E-2" table:formula="of:=[.D61]*0.0254" table:style-name="ce1">
            <text:p>0.08</text:p>
          </table:table-cell>
          <table:table-cell office:value-type="float" office:value="100540.2" table:formula="of:=[.$J$3]-[.$J$1]*[.$J$2]*[.$E61]" table:style-name="ce1">
            <text:p>100540.2</text:p>
          </table:table-cell>
          <table:table-cell table:number-columns-repeated="13" table:style-name="ce1"/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2.1" table:style-name="ce1">
            <text:p>12.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2.9133858267716501" table:style-name="ce1">
            <text:p>2.913385827</text:p>
          </table:table-cell>
          <table:table-cell office:value-type="float" office:value="7.3999999999999913E-2" table:formula="of:=[.D62]*0.0254" table:style-name="ce1">
            <text:p>0.074</text:p>
          </table:table-cell>
          <table:table-cell office:value-type="float" office:value="100599.06" table:formula="of:=[.$J$3]-[.$J$1]*[.$J$2]*[.$E62]" table:style-name="ce1">
            <text:p>100599.06</text:p>
          </table:table-cell>
          <table:table-cell table:number-columns-repeated="13" table:style-name="ce1"/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1.4" table:style-name="ce1">
            <text:p>11.4</text:p>
          </table:table-cell>
          <table:table-cell office:value-type="float" office:value="11.3" table:style-name="ce1">
            <text:p>11.3</text:p>
          </table:table-cell>
          <table:table-cell office:value-type="float" office:value="12.9" table:style-name="ce1">
            <text:p>12.9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2.4409448818897599" table:style-name="ce1">
            <text:p>2.440944882</text:p>
          </table:table-cell>
          <table:table-cell office:value-type="float" office:value="6.1999999999999895E-2" table:formula="of:=[.D63]*0.0254" table:style-name="ce1">
            <text:p>0.062</text:p>
          </table:table-cell>
          <table:table-cell office:value-type="float" office:value="100716.78" table:formula="of:=[.$J$3]-[.$J$1]*[.$J$2]*[.$E63]" table:style-name="ce1">
            <text:p>100716.78</text:p>
          </table:table-cell>
          <table:table-cell table:number-columns-repeated="13" table:style-name="ce1"/>
          <table:table-cell office:value-type="float" office:value="10" table:style-name="ce1">
            <text:p>10</text:p>
          </table:table-cell>
          <table:table-cell office:value-type="float" office:value="12.8" table:style-name="ce1">
            <text:p>12.8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7.4" table:style-name="ce1">
            <text:p>7.4</text:p>
          </table:table-cell>
          <table:table-cell office:value-type="float" office:value="7.4" table:style-name="ce1">
            <text:p>7.4</text:p>
          </table:table-cell>
          <table:table-cell office:value-type="float" office:value="7.4" table:style-name="ce1">
            <text:p>7.4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[.D64]*0.0254" table:style-name="ce1">
            <text:p>0.055</text:p>
          </table:table-cell>
          <table:table-cell office:value-type="float" office:value="100785.45" table:formula="of:=[.$J$3]-[.$J$1]*[.$J$2]*[.$E64]" table:style-name="ce1">
            <text:p>100785.45</text:p>
          </table:table-cell>
          <table:table-cell table:number-columns-repeated="13" table:style-name="ce1"/>
          <table:table-cell office:value-type="float" office:value="11" table:style-name="ce1">
            <text:p>11</text:p>
          </table:table-cell>
          <table:table-cell office:value-type="float" office:value="12.4" table:style-name="ce1">
            <text:p>12.4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7.9" table:style-name="ce1">
            <text:p>7.9</text:p>
          </table:table-cell>
          <table:table-cell office:value-type="float" office:value="8" table:style-name="ce1">
            <text:p>8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0.62992125984252001" table:style-name="ce1">
            <text:p>0.62992126</text:p>
          </table:table-cell>
          <table:table-cell office:value-type="float" office:value="1.6000000000000007E-2" table:formula="of:=[.D65]*0.0254" table:style-name="ce1">
            <text:p>0.016</text:p>
          </table:table-cell>
          <table:table-cell office:value-type="float" office:value="101168.04" table:formula="of:=[.$J$3]-[.$J$1]*[.$J$2]*[.$E65]" table:style-name="ce1">
            <text:p>101168.04</text:p>
          </table:table-cell>
          <table:table-cell table:number-columns-repeated="13" table:style-name="ce1"/>
          <table:table-cell office:value-type="float" office:value="12" table:style-name="ce1">
            <text:p>12</text:p>
          </table:table-cell>
          <table:table-cell office:value-type="float" office:value="11.5" table:style-name="ce1">
            <text:p>11.5</text:p>
          </table:table-cell>
          <table:table-cell office:value-type="float" office:value="10" table:style-name="ce1">
            <text:p>10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6" table:style-name="ce1">
            <text:p>8.6</text:p>
          </table:table-cell>
          <table:table-cell office:value-type="float" office:value="8.8000000000000007" table:style-name="ce1">
            <text:p>8.8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0.82677165354330695" table:style-name="ce1">
            <text:p>0.826771654</text:p>
          </table:table-cell>
          <table:table-cell office:value-type="float" office:value="2.0999999999999994E-2" table:formula="of:=[.D66]*0.0254" table:style-name="ce1">
            <text:p>0.021</text:p>
          </table:table-cell>
          <table:table-cell office:value-type="float" office:value="101118.99" table:formula="of:=[.$J$3]-[.$J$1]*[.$J$2]*[.$E66]" table:style-name="ce1">
            <text:p>101118.99</text:p>
          </table:table-cell>
          <table:table-cell table:number-columns-repeated="13" table:style-name="ce1"/>
          <table:table-cell office:value-type="float" office:value="13" table:style-name="ce1">
            <text:p>13</text:p>
          </table:table-cell>
          <table:table-cell office:value-type="float" office:value="11.6" table:style-name="ce1">
            <text:p>11.6</text:p>
          </table:table-cell>
          <table:table-cell office:value-type="float" office:value="10.5" table:style-name="ce1">
            <text:p>10.5</text:p>
          </table:table-cell>
          <table:table-cell office:value-type="float" office:value="9.1" table:style-name="ce1">
            <text:p>9.1</text:p>
          </table:table-cell>
          <table:table-cell office:value-type="float" office:value="9.1" table:style-name="ce1">
            <text:p>9.1</text:p>
          </table:table-cell>
          <table:table-cell office:value-type="float" office:value="9.4" table:style-name="ce1">
            <text:p>9.4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.1023622047244099" table:style-name="ce1">
            <text:p>1.102362205</text:p>
          </table:table-cell>
          <table:table-cell office:value-type="float" office:value="2.8000000000000011E-2" table:formula="of:=[.D67]*0.0254" table:style-name="ce1">
            <text:p>0.028</text:p>
          </table:table-cell>
          <table:table-cell office:value-type="float" office:value="101050.32" table:formula="of:=[.$J$3]-[.$J$1]*[.$J$2]*[.$E67]" table:style-name="ce1">
            <text:p>101050.32</text:p>
          </table:table-cell>
          <table:table-cell table:number-columns-repeated="13" table:style-name="ce1"/>
          <table:table-cell office:value-type="float" office:value="14" table:style-name="ce1">
            <text:p>14</text:p>
          </table:table-cell>
          <table:table-cell office:value-type="float" office:value="11.9" table:style-name="ce1">
            <text:p>11.9</text:p>
          </table:table-cell>
          <table:table-cell office:value-type="float" office:value="10.6" table:style-name="ce1">
            <text:p>10.6</text:p>
          </table:table-cell>
          <table:table-cell office:value-type="float" office:value="9.5" table:style-name="ce1">
            <text:p>9.5</text:p>
          </table:table-cell>
          <table:table-cell office:value-type="float" office:value="9.5" table:style-name="ce1">
            <text:p>9.5</text:p>
          </table:table-cell>
          <table:table-cell office:value-type="float" office:value="9.6999999999999993" table:style-name="ce1">
            <text:p>9.7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1.2992125984252001" table:style-name="ce1">
            <text:p>1.299212598</text:p>
          </table:table-cell>
          <table:table-cell office:value-type="float" office:value="3.3000000000000078E-2" table:formula="of:=[.D68]*0.0254" table:style-name="ce1">
            <text:p>0.033</text:p>
          </table:table-cell>
          <table:table-cell office:value-type="float" office:value="101001.27" table:formula="of:=[.$J$3]-[.$J$1]*[.$J$2]*[.$E68]" table:style-name="ce1">
            <text:p>101001.27</text:p>
          </table:table-cell>
          <table:table-cell table:number-columns-repeated="13" table:style-name="ce1"/>
          <table:table-cell office:value-type="float" office:value="15" table:style-name="ce1">
            <text:p>15</text:p>
          </table:table-cell>
          <table:table-cell office:value-type="float" office:value="11.9" table:style-name="ce1">
            <text:p>11.9</text:p>
          </table:table-cell>
          <table:table-cell office:value-type="float" office:value="10.7" table:style-name="ce1">
            <text:p>10.7</text:p>
          </table:table-cell>
          <table:table-cell office:value-type="float" office:value="9.6" table:style-name="ce1">
            <text:p>9.6</text:p>
          </table:table-cell>
          <table:table-cell office:value-type="float" office:value="9.6" table:style-name="ce1">
            <text:p>9.6</text:p>
          </table:table-cell>
          <table:table-cell office:value-type="float" office:value="10" table:style-name="ce1">
            <text:p>10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.45669291338583" table:style-name="ce1">
            <text:p>1.456692913</text:p>
          </table:table-cell>
          <table:table-cell office:value-type="float" office:value="3.7000000000000081E-2" table:formula="of:=[.D69]*0.0254" table:style-name="ce1">
            <text:p>0.037</text:p>
          </table:table-cell>
          <table:table-cell office:value-type="float" office:value="100962.03" table:formula="of:=[.$J$3]-[.$J$1]*[.$J$2]*[.$E69]" table:style-name="ce1">
            <text:p>100962.03</text:p>
          </table:table-cell>
          <table:table-cell table:number-columns-repeated="13" table:style-name="ce1"/>
          <table:table-cell office:value-type="float" office:value="16" table:style-name="ce1">
            <text:p>16</text:p>
          </table:table-cell>
          <table:table-cell office:value-type="float" office:value="11.9" table:style-name="ce1">
            <text:p>11.9</text:p>
          </table:table-cell>
          <table:table-cell office:value-type="float" office:value="10.9" table:style-name="ce1">
            <text:p>10.9</text:p>
          </table:table-cell>
          <table:table-cell office:value-type="float" office:value="10" table:style-name="ce1">
            <text:p>10</text:p>
          </table:table-cell>
          <table:table-cell office:value-type="float" office:value="9.9" table:style-name="ce1">
            <text:p>9.9</text:p>
          </table:table-cell>
          <table:table-cell office:value-type="float" office:value="10.199999999999999" table:style-name="ce1">
            <text:p>10.2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.49606299212598" table:style-name="ce1">
            <text:p>1.496062992</text:p>
          </table:table-cell>
          <table:table-cell office:value-type="float" office:value="3.7999999999999888E-2" table:formula="of:=[.D70]*0.0254" table:style-name="ce1">
            <text:p>0.038</text:p>
          </table:table-cell>
          <table:table-cell office:value-type="float" office:value="100952.22" table:formula="of:=[.$J$3]-[.$J$1]*[.$J$2]*[.$E70]" table:style-name="ce1">
            <text:p>100952.22</text:p>
          </table:table-cell>
          <table:table-cell table:number-columns-repeated="13" table:style-name="ce1"/>
          <table:table-cell office:value-type="float" office:value="17" table:style-name="ce1">
            <text:p>17</text:p>
          </table:table-cell>
          <table:table-cell office:value-type="float" office:value="11.9" table:style-name="ce1">
            <text:p>11.9</text:p>
          </table:table-cell>
          <table:table-cell office:value-type="float" office:value="11" table:style-name="ce1">
            <text:p>11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10.9" table:style-name="ce1">
            <text:p>10.9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.61417322834646" table:style-name="ce1">
            <text:p>1.614173228</text:p>
          </table:table-cell>
          <table:table-cell office:value-type="float" office:value="4.1000000000000085E-2" table:formula="of:=[.D71]*0.0254" table:style-name="ce1">
            <text:p>0.041</text:p>
          </table:table-cell>
          <table:table-cell office:value-type="float" office:value="100922.79" table:formula="of:=[.$J$3]-[.$J$1]*[.$J$2]*[.$E71]" table:style-name="ce1">
            <text:p>100922.79</text:p>
          </table:table-cell>
          <table:table-cell table:number-columns-repeated="13" table:style-name="ce1"/>
          <table:table-cell office:value-type="float" office:value="18" table:style-name="ce1">
            <text:p>18</text:p>
          </table:table-cell>
          <table:table-cell office:value-type="float" office:value="14.5" table:style-name="ce1">
            <text:p>14.5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21" table:style-name="ce1">
            <text:p>21</text:p>
          </table:table-cell>
          <table:table-cell office:value-type="float" office:value="21.2" table:style-name="ce1">
            <text:p>21.2</text:p>
          </table:table-cell>
          <table:table-cell office:value-type="float" office:value="21.5" table:style-name="ce1">
            <text:p>21.5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.7322834645669301" table:style-name="ce1">
            <text:p>1.732283465</text:p>
          </table:table-cell>
          <table:table-cell office:value-type="float" office:value="4.4000000000000018E-2" table:formula="of:=[.D72]*0.0254" table:style-name="ce1">
            <text:p>0.044</text:p>
          </table:table-cell>
          <table:table-cell office:value-type="float" office:value="100893.36" table:formula="of:=[.$J$3]-[.$J$1]*[.$J$2]*[.$E72]" table:style-name="ce1">
            <text:p>100893.36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6.0629921259842501" table:style-name="ce1">
            <text:p>6.062992126</text:p>
          </table:table-cell>
          <table:table-cell office:value-type="float" office:value="0.15399999999999994" table:formula="of:=[.D73]*0.0254" table:style-name="ce1">
            <text:p>0.154</text:p>
          </table:table-cell>
          <table:table-cell office:value-type="float" office:value="99814.26" table:formula="of:=[.$J$3]-[.$J$1]*[.$J$2]*[.$E73]" table:style-name="ce1">
            <text:p>99814.26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5.9448818897637796" table:style-name="ce1">
            <text:p>5.94488189</text:p>
          </table:table-cell>
          <table:table-cell office:value-type="float" office:value="0.151" table:formula="of:=[.D74]*0.0254" table:style-name="ce1">
            <text:p>0.151</text:p>
          </table:table-cell>
          <table:table-cell office:value-type="float" office:value="99843.69" table:formula="of:=[.$J$3]-[.$J$1]*[.$J$2]*[.$E74]" table:style-name="ce1">
            <text:p>99843.69</text:p>
          </table:table-cell>
          <table:table-cell table:number-columns-repeated="13" table:style-name="ce1"/>
          <table:table-cell office:value-type="string" table:style-name="ce1">
            <text:p>velocity (mph)</text:p>
          </table:table-cell>
          <table:table-cell office:value-type="float" office:value="65" table:style-name="ce1">
            <text:p>65</text:p>
          </table:table-cell>
          <table:table-cell table:number-columns-repeated="16363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4.9606299212598399" table:style-name="ce1">
            <text:p>4.960629921</text:p>
          </table:table-cell>
          <table:table-cell office:value-type="float" office:value="0.12599999999999992" table:formula="of:=[.D75]*0.0254" table:style-name="ce1">
            <text:p>0.126</text:p>
          </table:table-cell>
          <table:table-cell office:value-type="float" office:value="100088.94" table:formula="of:=[.$J$3]-[.$J$1]*[.$J$2]*[.$E75]" table:style-name="ce1">
            <text:p>100088.94</text:p>
          </table:table-cell>
          <table:table-cell table:number-columns-repeated="13" table:style-name="ce1"/>
          <table:table-cell office:value-type="string" table:style-name="ce1">
            <text:p>angle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3.3464566929133901" table:style-name="ce1">
            <text:p>3.346456693</text:p>
          </table:table-cell>
          <table:table-cell office:value-type="float" office:value="8.5000000000000103E-2" table:formula="of:=[.D76]*0.0254" table:style-name="ce1">
            <text:p>0.085</text:p>
          </table:table-cell>
          <table:table-cell office:value-type="float" office:value="100491.15" table:formula="of:=[.$J$3]-[.$J$1]*[.$J$2]*[.$E76]" table:style-name="ce1">
            <text:p>100491.15</text:p>
          </table:table-cell>
          <table:table-cell table:number-columns-repeated="13" table:style-name="ce1"/>
          <table:table-cell office:value-type="string" table:style-name="ce1">
            <text:p>port #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2.63779527559055" table:style-name="ce1">
            <text:p>2.637795276</text:p>
          </table:table-cell>
          <table:table-cell office:value-type="float" office:value="6.6999999999999962E-2" table:formula="of:=[.D77]*0.0254" table:style-name="ce1">
            <text:p>0.067</text:p>
          </table:table-cell>
          <table:table-cell office:value-type="float" office:value="100667.73" table:formula="of:=[.$J$3]-[.$J$1]*[.$J$2]*[.$E77]" table:style-name="ce1">
            <text:p>100667.73</text:p>
          </table:table-cell>
          <table:table-cell table:number-columns-repeated="13" table:style-name="ce1"/>
          <table:table-cell office:value-type="float" office:value="1" table:style-name="ce1">
            <text:p>1</text:p>
          </table:table-cell>
          <table:table-cell office:value-type="float" office:value="-0.19685039370078738" table:formula="of:=([.U54]-[.U$53])*[.$AB$25]" table:style-name="ce1">
            <text:p>-0.196850394</text:p>
          </table:table-cell>
          <table:table-cell office:value-type="float" office:value="1.4173228346456694" table:formula="of:=([.V54]-[.V$53])*[.$AB$25]" table:style-name="ce1">
            <text:p>1.417322835</text:p>
          </table:table-cell>
          <table:table-cell office:value-type="float" office:value="4.6850393700787398" table:formula="of:=([.W54]-[.W$53])*[.$AB$25]" table:style-name="ce1">
            <text:p>4.68503937</text:p>
          </table:table-cell>
          <table:table-cell office:value-type="float" office:value="4.6850393700787389" table:formula="of:=([.X54]-[.X$53])*[.$AB$25]" table:style-name="ce1">
            <text:p>4.68503937</text:p>
          </table:table-cell>
          <table:table-cell office:value-type="float" office:value="5.9448818897637787" table:formula="of:=([.Y54]-[.Y$53])*[.$AB$25]" table:style-name="ce1">
            <text:p>5.94488189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2.59842519685039" table:style-name="ce1">
            <text:p>2.598425197</text:p>
          </table:table-cell>
          <table:table-cell office:value-type="float" office:value="6.5999999999999906E-2" table:formula="of:=[.D78]*0.0254" table:style-name="ce1">
            <text:p>0.066</text:p>
          </table:table-cell>
          <table:table-cell office:value-type="float" office:value="100677.54000000001" table:formula="of:=[.$J$3]-[.$J$1]*[.$J$2]*[.$E78]" table:style-name="ce1">
            <text:p>100677.54</text:p>
          </table:table-cell>
          <table:table-cell table:number-columns-repeated="13" table:style-name="ce1"/>
          <table:table-cell office:value-type="float" office:value="2" table:style-name="ce1">
            <text:p>2</text:p>
          </table:table-cell>
          <table:table-cell office:value-type="float" office:value="3.1496062992125982" table:formula="of:=([.U55]-[.U$53])*[.$AB$25]" table:style-name="ce1">
            <text:p>3.149606299</text:p>
          </table:table-cell>
          <table:table-cell office:value-type="float" office:value="4.5275590551181102" table:formula="of:=([.V55]-[.V$53])*[.$AB$25]" table:style-name="ce1">
            <text:p>4.527559055</text:p>
          </table:table-cell>
          <table:table-cell office:value-type="float" office:value="5.6299212598425186" table:formula="of:=([.W55]-[.W$53])*[.$AB$25]" table:style-name="ce1">
            <text:p>5.62992126</text:p>
          </table:table-cell>
          <table:table-cell office:value-type="float" office:value="5.5905511811023612" table:formula="of:=([.X55]-[.X$53])*[.$AB$25]" table:style-name="ce1">
            <text:p>5.590551181</text:p>
          </table:table-cell>
          <table:table-cell office:value-type="float" office:value="4.9606299212598417" table:formula="of:=([.Y55]-[.Y$53])*[.$AB$25]" table:style-name="ce1">
            <text:p>4.960629921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2.51968503937008" table:style-name="ce1">
            <text:p>2.519685039</text:p>
          </table:table-cell>
          <table:table-cell office:value-type="float" office:value="6.4000000000000029E-2" table:formula="of:=[.D79]*0.0254" table:style-name="ce1">
            <text:p>0.064</text:p>
          </table:table-cell>
          <table:table-cell office:value-type="float" office:value="100697.16" table:formula="of:=[.$J$3]-[.$J$1]*[.$J$2]*[.$E79]" table:style-name="ce1">
            <text:p>100697.16</text:p>
          </table:table-cell>
          <table:table-cell table:number-columns-repeated="13" table:style-name="ce1"/>
          <table:table-cell office:value-type="float" office:value="3" table:style-name="ce1">
            <text:p>3</text:p>
          </table:table-cell>
          <table:table-cell office:value-type="float" office:value="3.7401574803149602" table:formula="of:=([.U56]-[.U$53])*[.$AB$25]" table:style-name="ce1">
            <text:p>3.74015748</text:p>
          </table:table-cell>
          <table:table-cell office:value-type="float" office:value="4.1732283464566917" table:formula="of:=([.V56]-[.V$53])*[.$AB$25]" table:style-name="ce1">
            <text:p>4.173228346</text:p>
          </table:table-cell>
          <table:table-cell office:value-type="float" office:value="5.1181102362204731" table:formula="of:=([.W56]-[.W$53])*[.$AB$25]" table:style-name="ce1">
            <text:p>5.118110236</text:p>
          </table:table-cell>
          <table:table-cell office:value-type="float" office:value="5.0393700787401574" table:formula="of:=([.X56]-[.X$53])*[.$AB$25]" table:style-name="ce1">
            <text:p>5.039370079</text:p>
          </table:table-cell>
          <table:table-cell office:value-type="float" office:value="3.3464566929133857" table:formula="of:=([.Y56]-[.Y$53])*[.$AB$25]" table:style-name="ce1">
            <text:p>3.346456693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2.59842519685039" table:style-name="ce1">
            <text:p>2.598425197</text:p>
          </table:table-cell>
          <table:table-cell office:value-type="float" office:value="6.5999999999999906E-2" table:formula="of:=[.D80]*0.0254" table:style-name="ce1">
            <text:p>0.066</text:p>
          </table:table-cell>
          <table:table-cell office:value-type="float" office:value="100677.54000000001" table:formula="of:=[.$J$3]-[.$J$1]*[.$J$2]*[.$E80]" table:style-name="ce1">
            <text:p>100677.54</text:p>
          </table:table-cell>
          <table:table-cell table:number-columns-repeated="13" table:style-name="ce1"/>
          <table:table-cell office:value-type="float" office:value="4" table:style-name="ce1">
            <text:p>4</text:p>
          </table:table-cell>
          <table:table-cell office:value-type="float" office:value="3.1889763779527556" table:formula="of:=([.U57]-[.U$53])*[.$AB$25]" table:style-name="ce1">
            <text:p>3.188976378</text:p>
          </table:table-cell>
          <table:table-cell office:value-type="float" office:value="3.8582677165354329" table:formula="of:=([.V57]-[.V$53])*[.$AB$25]" table:style-name="ce1">
            <text:p>3.858267717</text:p>
          </table:table-cell>
          <table:table-cell office:value-type="float" office:value="4.21259842519685" table:formula="of:=([.W57]-[.W$53])*[.$AB$25]" table:style-name="ce1">
            <text:p>4.212598425</text:p>
          </table:table-cell>
          <table:table-cell office:value-type="float" office:value="4.0944881889763769" table:formula="of:=([.X57]-[.X$53])*[.$AB$25]" table:style-name="ce1">
            <text:p>4.094488189</text:p>
          </table:table-cell>
          <table:table-cell office:value-type="float" office:value="2.6377952755905505" table:formula="of:=([.Y57]-[.Y$53])*[.$AB$25]" table:style-name="ce1">
            <text:p>2.637795276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2.59842519685039" table:style-name="ce1">
            <text:p>2.598425197</text:p>
          </table:table-cell>
          <table:table-cell office:value-type="float" office:value="6.5999999999999906E-2" table:formula="of:=[.D81]*0.0254" table:style-name="ce1">
            <text:p>0.066</text:p>
          </table:table-cell>
          <table:table-cell office:value-type="float" office:value="100677.54000000001" table:formula="of:=[.$J$3]-[.$J$1]*[.$J$2]*[.$E81]" table:style-name="ce1">
            <text:p>100677.54</text:p>
          </table:table-cell>
          <table:table-cell table:number-columns-repeated="13" table:style-name="ce1"/>
          <table:table-cell office:value-type="float" office:value="5" table:style-name="ce1">
            <text:p>5</text:p>
          </table:table-cell>
          <table:table-cell office:value-type="float" office:value="3.0708661417322829" table:formula="of:=([.U58]-[.U$53])*[.$AB$25]" table:style-name="ce1">
            <text:p>3.070866142</text:p>
          </table:table-cell>
          <table:table-cell office:value-type="float" office:value="3.7401574803149602" table:formula="of:=([.V58]-[.V$53])*[.$AB$25]" table:style-name="ce1">
            <text:p>3.74015748</text:p>
          </table:table-cell>
          <table:table-cell office:value-type="float" office:value="3.7007874015748028" table:formula="of:=([.W58]-[.W$53])*[.$AB$25]" table:style-name="ce1">
            <text:p>3.700787402</text:p>
          </table:table-cell>
          <table:table-cell office:value-type="float" office:value="3.6614173228346458" table:formula="of:=([.X58]-[.X$53])*[.$AB$25]" table:style-name="ce1">
            <text:p>3.661417323</text:p>
          </table:table-cell>
          <table:table-cell office:value-type="float" office:value="2.5984251968503935" table:formula="of:=([.Y58]-[.Y$53])*[.$AB$25]" table:style-name="ce1">
            <text:p>2.598425197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2.5590551181102401" table:style-name="ce1">
            <text:p>2.559055118</text:p>
          </table:table-cell>
          <table:table-cell office:value-type="float" office:value="6.5000000000000099E-2" table:formula="of:=[.D82]*0.0254" table:style-name="ce1">
            <text:p>0.065</text:p>
          </table:table-cell>
          <table:table-cell office:value-type="float" office:value="100687.35" table:formula="of:=[.$J$3]-[.$J$1]*[.$J$2]*[.$E82]" table:style-name="ce1">
            <text:p>100687.35</text:p>
          </table:table-cell>
          <table:table-cell table:number-columns-repeated="13" table:style-name="ce1"/>
          <table:table-cell office:value-type="float" office:value="6" table:style-name="ce1">
            <text:p>6</text:p>
          </table:table-cell>
          <table:table-cell office:value-type="float" office:value="2.8740157480314954" table:formula="of:=([.U59]-[.U$53])*[.$AB$25]" table:style-name="ce1">
            <text:p>2.874015748</text:p>
          </table:table-cell>
          <table:table-cell office:value-type="float" office:value="2.9527559055118111" table:formula="of:=([.V59]-[.V$53])*[.$AB$25]" table:style-name="ce1">
            <text:p>2.952755906</text:p>
          </table:table-cell>
          <table:table-cell office:value-type="float" office:value="3.2283464566929134" table:formula="of:=([.W59]-[.W$53])*[.$AB$25]" table:style-name="ce1">
            <text:p>3.228346457</text:p>
          </table:table-cell>
          <table:table-cell office:value-type="float" office:value="3.1496062992125982" table:formula="of:=([.X59]-[.X$53])*[.$AB$25]" table:style-name="ce1">
            <text:p>3.149606299</text:p>
          </table:table-cell>
          <table:table-cell office:value-type="float" office:value="2.5196850393700787" table:formula="of:=([.Y59]-[.Y$53])*[.$AB$25]" table:style-name="ce1">
            <text:p>2.519685039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0.39370078740157499" table:style-name="ce1">
            <text:p>0.393700787</text:p>
          </table:table-cell>
          <table:table-cell office:value-type="float" office:value="1.0000000000000004E-2" table:formula="of:=[.D83]*0.0254" table:style-name="ce1">
            <text:p>0.01</text:p>
          </table:table-cell>
          <table:table-cell office:value-type="float" office:value="101226.9" table:formula="of:=[.$J$3]-[.$J$1]*[.$J$2]*[.$E83]" table:style-name="ce1">
            <text:p>101226.9</text:p>
          </table:table-cell>
          <table:table-cell table:number-columns-repeated="13" table:style-name="ce1"/>
          <table:table-cell office:value-type="float" office:value="7" table:style-name="ce1">
            <text:p>7</text:p>
          </table:table-cell>
          <table:table-cell office:value-type="float" office:value="2.834645669291338" table:formula="of:=([.U60]-[.U$53])*[.$AB$25]" table:style-name="ce1">
            <text:p>2.834645669</text:p>
          </table:table-cell>
          <table:table-cell office:value-type="float" office:value="2.9133858267716533" table:formula="of:=([.V60]-[.V$53])*[.$AB$25]" table:style-name="ce1">
            <text:p>2.913385827</text:p>
          </table:table-cell>
          <table:table-cell office:value-type="float" office:value="2.9921259842519681" table:formula="of:=([.W60]-[.W$53])*[.$AB$25]" table:style-name="ce1">
            <text:p>2.992125984</text:p>
          </table:table-cell>
          <table:table-cell office:value-type="float" office:value="2.9133858267716533" table:formula="of:=([.X60]-[.X$53])*[.$AB$25]" table:style-name="ce1">
            <text:p>2.913385827</text:p>
          </table:table-cell>
          <table:table-cell office:value-type="float" office:value="2.5984251968503935" table:formula="of:=([.Y60]-[.Y$53])*[.$AB$25]" table:style-name="ce1">
            <text:p>2.598425197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0.62992125984251901" table:style-name="ce1">
            <text:p>0.62992126</text:p>
          </table:table-cell>
          <table:table-cell office:value-type="float" office:value="1.5999999999999983E-2" table:formula="of:=[.D84]*0.0254" table:style-name="ce1">
            <text:p>0.016</text:p>
          </table:table-cell>
          <table:table-cell office:value-type="float" office:value="101168.04" table:formula="of:=[.$J$3]-[.$J$1]*[.$J$2]*[.$E84]" table:style-name="ce1">
            <text:p>101168.04</text:p>
          </table:table-cell>
          <table:table-cell table:number-columns-repeated="13" table:style-name="ce1"/>
          <table:table-cell office:value-type="float" office:value="8" table:style-name="ce1">
            <text:p>8</text:p>
          </table:table-cell>
          <table:table-cell office:value-type="float" office:value="2.5984251968503935" table:formula="of:=([.U61]-[.U$53])*[.$AB$25]" table:style-name="ce1">
            <text:p>2.598425197</text:p>
          </table:table-cell>
          <table:table-cell office:value-type="float" office:value="2.6377952755905509" table:formula="of:=([.V61]-[.V$53])*[.$AB$25]" table:style-name="ce1">
            <text:p>2.637795276</text:p>
          </table:table-cell>
          <table:table-cell office:value-type="float" office:value="2.5590551181102361" table:formula="of:=([.W61]-[.W$53])*[.$AB$25]" table:style-name="ce1">
            <text:p>2.559055118</text:p>
          </table:table-cell>
          <table:table-cell office:value-type="float" office:value="2.4409448818897634" table:formula="of:=([.X61]-[.X$53])*[.$AB$25]" table:style-name="ce1">
            <text:p>2.440944882</text:p>
          </table:table-cell>
          <table:table-cell office:value-type="float" office:value="2.5984251968503935" table:formula="of:=([.Y61]-[.Y$53])*[.$AB$25]" table:style-name="ce1">
            <text:p>2.598425197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0.94488188976377996" table:style-name="ce1">
            <text:p>0.94488189</text:p>
          </table:table-cell>
          <table:table-cell office:value-type="float" office:value="2.4000000000000011E-2" table:formula="of:=[.D85]*0.0254" table:style-name="ce1">
            <text:p>0.024</text:p>
          </table:table-cell>
          <table:table-cell office:value-type="float" office:value="101089.56" table:formula="of:=[.$J$3]-[.$J$1]*[.$J$2]*[.$E85]" table:style-name="ce1">
            <text:p>101089.56</text:p>
          </table:table-cell>
          <table:table-cell table:number-columns-repeated="13" table:style-name="ce1"/>
          <table:table-cell office:value-type="float" office:value="9" table:style-name="ce1">
            <text:p>9</text:p>
          </table:table-cell>
          <table:table-cell office:value-type="float" office:value="2.2047244094488185" table:formula="of:=([.U62]-[.U$53])*[.$AB$25]" table:style-name="ce1">
            <text:p>2.204724409</text:p>
          </table:table-cell>
          <table:table-cell office:value-type="float" office:value="2.2440944881889764" table:formula="of:=([.V62]-[.V$53])*[.$AB$25]" table:style-name="ce1">
            <text:p>2.244094488</text:p>
          </table:table-cell>
          <table:table-cell office:value-type="float" office:value="2.2834645669291338" table:formula="of:=([.W62]-[.W$53])*[.$AB$25]" table:style-name="ce1">
            <text:p>2.283464567</text:p>
          </table:table-cell>
          <table:table-cell office:value-type="float" office:value="2.1653543307086616" table:formula="of:=([.X62]-[.X$53])*[.$AB$25]" table:style-name="ce1">
            <text:p>2.165354331</text:p>
          </table:table-cell>
          <table:table-cell office:value-type="float" office:value="2.5590551181102361" table:formula="of:=([.Y62]-[.Y$53])*[.$AB$25]" table:style-name="ce1">
            <text:p>2.559055118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1.1811023622047201" table:style-name="ce1">
            <text:p>1.181102362</text:p>
          </table:table-cell>
          <table:table-cell office:value-type="float" office:value="2.9999999999999888E-2" table:formula="of:=[.D86]*0.0254" table:style-name="ce1">
            <text:p>0.03</text:p>
          </table:table-cell>
          <table:table-cell office:value-type="float" office:value="101030.7" table:formula="of:=[.$J$3]-[.$J$1]*[.$J$2]*[.$E86]" table:style-name="ce1">
            <text:p>101030.7</text:p>
          </table:table-cell>
          <table:table-cell table:number-columns-repeated="13" table:style-name="ce1"/>
          <table:table-cell office:value-type="float" office:value="10" table:style-name="ce1">
            <text:p>10</text:p>
          </table:table-cell>
          <table:table-cell office:value-type="float" office:value="2.5196850393700787" table:formula="of:=([.U63]-[.U$53])*[.$AB$25]" table:style-name="ce1">
            <text:p>2.519685039</text:p>
          </table:table-cell>
          <table:table-cell office:value-type="float" office:value="1.377952755905512" table:formula="of:=([.V63]-[.V$53])*[.$AB$25]" table:style-name="ce1">
            <text:p>1.377952756</text:p>
          </table:table-cell>
          <table:table-cell office:value-type="float" office:value="0.70866141732283483" table:formula="of:=([.W63]-[.W$53])*[.$AB$25]" table:style-name="ce1">
            <text:p>0.708661417</text:p>
          </table:table-cell>
          <table:table-cell office:value-type="float" office:value="0.62992125984251979" table:formula="of:=([.X63]-[.X$53])*[.$AB$25]" table:style-name="ce1">
            <text:p>0.62992126</text:p>
          </table:table-cell>
          <table:table-cell office:value-type="float" office:value="0.39370078740157477" table:formula="of:=([.Y63]-[.Y$53])*[.$AB$25]" table:style-name="ce1">
            <text:p>0.393700787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1.2992125984252001" table:style-name="ce1">
            <text:p>1.299212598</text:p>
          </table:table-cell>
          <table:table-cell office:value-type="float" office:value="3.3000000000000078E-2" table:formula="of:=[.D87]*0.0254" table:style-name="ce1">
            <text:p>0.033</text:p>
          </table:table-cell>
          <table:table-cell office:value-type="float" office:value="101001.27" table:formula="of:=[.$J$3]-[.$J$1]*[.$J$2]*[.$E87]" table:style-name="ce1">
            <text:p>101001.27</text:p>
          </table:table-cell>
          <table:table-cell table:number-columns-repeated="13" table:style-name="ce1"/>
          <table:table-cell office:value-type="float" office:value="11" table:style-name="ce1">
            <text:p>11</text:p>
          </table:table-cell>
          <table:table-cell office:value-type="float" office:value="2.3622047244094486" table:formula="of:=([.U64]-[.U$53])*[.$AB$25]" table:style-name="ce1">
            <text:p>2.362204724</text:p>
          </table:table-cell>
          <table:table-cell office:value-type="float" office:value="1.4566929133858266" table:formula="of:=([.V64]-[.V$53])*[.$AB$25]" table:style-name="ce1">
            <text:p>1.456692913</text:p>
          </table:table-cell>
          <table:table-cell office:value-type="float" office:value="0.94488188976377963" table:formula="of:=([.W64]-[.W$53])*[.$AB$25]" table:style-name="ce1">
            <text:p>0.94488189</text:p>
          </table:table-cell>
          <table:table-cell office:value-type="float" office:value="0.82677165354330717" table:formula="of:=([.X64]-[.X$53])*[.$AB$25]" table:style-name="ce1">
            <text:p>0.826771654</text:p>
          </table:table-cell>
          <table:table-cell office:value-type="float" office:value="0.62992125984251945" table:formula="of:=([.Y64]-[.Y$53])*[.$AB$25]" table:style-name="ce1">
            <text:p>0.62992126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.4173228346456701" table:style-name="ce1">
            <text:p>1.417322835</text:p>
          </table:table-cell>
          <table:table-cell office:value-type="float" office:value="3.6000000000000018E-2" table:formula="of:=[.D88]*0.0254" table:style-name="ce1">
            <text:p>0.036</text:p>
          </table:table-cell>
          <table:table-cell office:value-type="float" office:value="100971.84" table:formula="of:=[.$J$3]-[.$J$1]*[.$J$2]*[.$E88]" table:style-name="ce1">
            <text:p>100971.84</text:p>
          </table:table-cell>
          <table:table-cell table:number-columns-repeated="13" table:style-name="ce1"/>
          <table:table-cell office:value-type="float" office:value="12" table:style-name="ce1">
            <text:p>12</text:p>
          </table:table-cell>
          <table:table-cell office:value-type="float" office:value="2.007874015748031" table:formula="of:=([.U65]-[.U$53])*[.$AB$25]" table:style-name="ce1">
            <text:p>2.007874016</text:p>
          </table:table-cell>
          <table:table-cell office:value-type="float" office:value="1.4566929133858266" table:formula="of:=([.V65]-[.V$53])*[.$AB$25]" table:style-name="ce1">
            <text:p>1.456692913</text:p>
          </table:table-cell>
          <table:table-cell office:value-type="float" office:value="1.2204724409448817" table:formula="of:=([.W65]-[.W$53])*[.$AB$25]" table:style-name="ce1">
            <text:p>1.220472441</text:p>
          </table:table-cell>
          <table:table-cell office:value-type="float" office:value="1.1023622047244093" table:formula="of:=([.X65]-[.X$53])*[.$AB$25]" table:style-name="ce1">
            <text:p>1.102362205</text:p>
          </table:table-cell>
          <table:table-cell office:value-type="float" office:value="0.94488188976377963" table:formula="of:=([.Y65]-[.Y$53])*[.$AB$25]" table:style-name="ce1">
            <text:p>0.94488189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1.49606299212598" table:style-name="ce1">
            <text:p>1.496062992</text:p>
          </table:table-cell>
          <table:table-cell office:value-type="float" office:value="3.7999999999999888E-2" table:formula="of:=[.D89]*0.0254" table:style-name="ce1">
            <text:p>0.038</text:p>
          </table:table-cell>
          <table:table-cell office:value-type="float" office:value="100952.22" table:formula="of:=[.$J$3]-[.$J$1]*[.$J$2]*[.$E89]" table:style-name="ce1">
            <text:p>100952.22</text:p>
          </table:table-cell>
          <table:table-cell table:number-columns-repeated="13" table:style-name="ce1"/>
          <table:table-cell office:value-type="float" office:value="13" table:style-name="ce1">
            <text:p>13</text:p>
          </table:table-cell>
          <table:table-cell office:value-type="float" office:value="2.0472440944881884" table:formula="of:=([.U66]-[.U$53])*[.$AB$25]" table:style-name="ce1">
            <text:p>2.047244094</text:p>
          </table:table-cell>
          <table:table-cell office:value-type="float" office:value="1.6535433070866141" table:formula="of:=([.V66]-[.V$53])*[.$AB$25]" table:style-name="ce1">
            <text:p>1.653543307</text:p>
          </table:table-cell>
          <table:table-cell office:value-type="float" office:value="1.3779527559055116" table:formula="of:=([.W66]-[.W$53])*[.$AB$25]" table:style-name="ce1">
            <text:p>1.377952756</text:p>
          </table:table-cell>
          <table:table-cell office:value-type="float" office:value="1.2992125984251968" table:formula="of:=([.X66]-[.X$53])*[.$AB$25]" table:style-name="ce1">
            <text:p>1.299212598</text:p>
          </table:table-cell>
          <table:table-cell office:value-type="float" office:value="1.1811023622047243" table:formula="of:=([.Y66]-[.Y$53])*[.$AB$25]" table:style-name="ce1">
            <text:p>1.181102362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1.7716535433070899" table:style-name="ce1">
            <text:p>1.771653543</text:p>
          </table:table-cell>
          <table:table-cell office:value-type="float" office:value="4.5000000000000082E-2" table:formula="of:=[.D90]*0.0254" table:style-name="ce1">
            <text:p>0.045</text:p>
          </table:table-cell>
          <table:table-cell office:value-type="float" office:value="100883.55" table:formula="of:=[.$J$3]-[.$J$1]*[.$J$2]*[.$E90]" table:style-name="ce1">
            <text:p>100883.55</text:p>
          </table:table-cell>
          <table:table-cell table:number-columns-repeated="13" table:style-name="ce1"/>
          <table:table-cell office:value-type="float" office:value="14" table:style-name="ce1">
            <text:p>14</text:p>
          </table:table-cell>
          <table:table-cell office:value-type="float" office:value="2.1653543307086611" table:formula="of:=([.U67]-[.U$53])*[.$AB$25]" table:style-name="ce1">
            <text:p>2.165354331</text:p>
          </table:table-cell>
          <table:table-cell office:value-type="float" office:value="1.6929133858267715" table:formula="of:=([.V67]-[.V$53])*[.$AB$25]" table:style-name="ce1">
            <text:p>1.692913386</text:p>
          </table:table-cell>
          <table:table-cell office:value-type="float" office:value="1.5354330708661417" table:formula="of:=([.W67]-[.W$53])*[.$AB$25]" table:style-name="ce1">
            <text:p>1.535433071</text:p>
          </table:table-cell>
          <table:table-cell office:value-type="float" office:value="1.4566929133858266" table:formula="of:=([.X67]-[.X$53])*[.$AB$25]" table:style-name="ce1">
            <text:p>1.456692913</text:p>
          </table:table-cell>
          <table:table-cell office:value-type="float" office:value="1.2992125984251963" table:formula="of:=([.Y67]-[.Y$53])*[.$AB$25]" table:style-name="ce1">
            <text:p>1.299212598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5.9448818897637796" table:style-name="ce1">
            <text:p>5.94488189</text:p>
          </table:table-cell>
          <table:table-cell office:value-type="float" office:value="0.151" table:formula="of:=[.D91]*0.0254" table:style-name="ce1">
            <text:p>0.151</text:p>
          </table:table-cell>
          <table:table-cell office:value-type="float" office:value="99843.69" table:formula="of:=[.$J$3]-[.$J$1]*[.$J$2]*[.$E91]" table:style-name="ce1">
            <text:p>99843.69</text:p>
          </table:table-cell>
          <table:table-cell table:number-columns-repeated="13" table:style-name="ce1"/>
          <table:table-cell office:value-type="float" office:value="15" table:style-name="ce1">
            <text:p>15</text:p>
          </table:table-cell>
          <table:table-cell office:value-type="float" office:value="2.1653543307086611" table:formula="of:=([.U68]-[.U$53])*[.$AB$25]" table:style-name="ce1">
            <text:p>2.165354331</text:p>
          </table:table-cell>
          <table:table-cell office:value-type="float" office:value="1.7322834645669287" table:formula="of:=([.V68]-[.V$53])*[.$AB$25]" table:style-name="ce1">
            <text:p>1.732283465</text:p>
          </table:table-cell>
          <table:table-cell office:value-type="float" office:value="1.5748031496062991" table:formula="of:=([.W68]-[.W$53])*[.$AB$25]" table:style-name="ce1">
            <text:p>1.57480315</text:p>
          </table:table-cell>
          <table:table-cell office:value-type="float" office:value="1.496062992125984" table:formula="of:=([.X68]-[.X$53])*[.$AB$25]" table:style-name="ce1">
            <text:p>1.496062992</text:p>
          </table:table-cell>
          <table:table-cell office:value-type="float" office:value="1.417322834645669" table:formula="of:=([.Y68]-[.Y$53])*[.$AB$25]" table:style-name="ce1">
            <text:p>1.417322835</text:p>
          </table:table-cell>
          <table:table-cell table:number-columns-repeated="1635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0.196850393700787" table:style-name="ce1">
            <text:p>-0.196850394</text:p>
          </table:table-cell>
          <table:table-cell office:value-type="float" office:value="-4.9999999999999897E-3" table:formula="of:=[.D92]*0.0254" table:style-name="ce1">
            <text:p>-0.005</text:p>
          </table:table-cell>
          <table:table-cell office:value-type="float" office:value="101374.05" table:formula="of:=[.$J$3]-[.$J$1]*[.$J$2]*[.$E92]" table:style-name="ce1">
            <text:p>101374.05</text:p>
          </table:table-cell>
          <table:table-cell table:number-columns-repeated="13" table:style-name="ce1"/>
          <table:table-cell office:value-type="float" office:value="16" table:style-name="ce1">
            <text:p>16</text:p>
          </table:table-cell>
          <table:table-cell office:value-type="float" office:value="2.1653543307086611" table:formula="of:=([.U69]-[.U$53])*[.$AB$25]" table:style-name="ce1">
            <text:p>2.165354331</text:p>
          </table:table-cell>
          <table:table-cell office:value-type="float" office:value="1.8110236220472442" table:formula="of:=([.V69]-[.V$53])*[.$AB$25]" table:style-name="ce1">
            <text:p>1.811023622</text:p>
          </table:table-cell>
          <table:table-cell office:value-type="float" office:value="1.7322834645669292" table:formula="of:=([.W69]-[.W$53])*[.$AB$25]" table:style-name="ce1">
            <text:p>1.732283465</text:p>
          </table:table-cell>
          <table:table-cell office:value-type="float" office:value="1.6141732283464567" table:formula="of:=([.X69]-[.X$53])*[.$AB$25]" table:style-name="ce1">
            <text:p>1.614173228</text:p>
          </table:table-cell>
          <table:table-cell office:value-type="float" office:value="1.4960629921259838" table:formula="of:=([.Y69]-[.Y$53])*[.$AB$25]" table:style-name="ce1">
            <text:p>1.496062992</text:p>
          </table:table-cell>
          <table:table-cell table:number-columns-repeated="1635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.1496062992125999" table:style-name="ce1">
            <text:p>3.149606299</text:p>
          </table:table-cell>
          <table:table-cell office:value-type="float" office:value="8.0000000000000029E-2" table:formula="of:=[.D93]*0.0254" table:style-name="ce1">
            <text:p>0.08</text:p>
          </table:table-cell>
          <table:table-cell office:value-type="float" office:value="100540.2" table:formula="of:=[.$J$3]-[.$J$1]*[.$J$2]*[.$E93]" table:style-name="ce1">
            <text:p>100540.2</text:p>
          </table:table-cell>
          <table:table-cell table:number-columns-repeated="13" table:style-name="ce1"/>
          <table:table-cell office:value-type="float" office:value="17" table:style-name="ce1">
            <text:p>17</text:p>
          </table:table-cell>
          <table:table-cell office:value-type="float" office:value="2.1653543307086611" table:formula="of:=([.U70]-[.U$53])*[.$AB$25]" table:style-name="ce1">
            <text:p>2.165354331</text:p>
          </table:table-cell>
          <table:table-cell office:value-type="float" office:value="1.8503937007874014" table:formula="of:=([.V70]-[.V$53])*[.$AB$25]" table:style-name="ce1">
            <text:p>1.850393701</text:p>
          </table:table-cell>
          <table:table-cell office:value-type="float" office:value="1.8110236220472438" table:formula="of:=([.W70]-[.W$53])*[.$AB$25]" table:style-name="ce1">
            <text:p>1.811023622</text:p>
          </table:table-cell>
          <table:table-cell office:value-type="float" office:value="1.7322834645669287" table:formula="of:=([.X70]-[.X$53])*[.$AB$25]" table:style-name="ce1">
            <text:p>1.732283465</text:p>
          </table:table-cell>
          <table:table-cell office:value-type="float" office:value="1.7716535433070866" table:formula="of:=([.Y70]-[.Y$53])*[.$AB$25]" table:style-name="ce1">
            <text:p>1.771653543</text:p>
          </table:table-cell>
          <table:table-cell table:number-columns-repeated="1635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.7401574803149602" table:style-name="ce1">
            <text:p>3.74015748</text:p>
          </table:table-cell>
          <table:table-cell office:value-type="float" office:value="9.4999999999999987E-2" table:formula="of:=[.D94]*0.0254" table:style-name="ce1">
            <text:p>0.095</text:p>
          </table:table-cell>
          <table:table-cell office:value-type="float" office:value="100393.05" table:formula="of:=[.$J$3]-[.$J$1]*[.$J$2]*[.$E94]" table:style-name="ce1">
            <text:p>100393.05</text:p>
          </table:table-cell>
          <table:table-cell table:number-columns-repeated="13" table:style-name="ce1"/>
          <table:table-cell office:value-type="float" office:value="18" table:style-name="ce1">
            <text:p>18</text:p>
          </table:table-cell>
          <table:table-cell office:value-type="float" office:value="3.1889763779527556" table:formula="of:=([.U71]-[.U$53])*[.$AB$25]" table:style-name="ce1">
            <text:p>3.188976378</text:p>
          </table:table-cell>
          <table:table-cell office:value-type="float" office:value="3.9763779527559042" table:formula="of:=([.V71]-[.V$53])*[.$AB$25]" table:style-name="ce1">
            <text:p>3.976377953</text:p>
          </table:table-cell>
          <table:table-cell office:value-type="float" office:value="6.0629921259842519" table:formula="of:=([.W71]-[.W$53])*[.$AB$25]" table:style-name="ce1">
            <text:p>6.062992126</text:p>
          </table:table-cell>
          <table:table-cell office:value-type="float" office:value="6.062992125984251" table:formula="of:=([.X71]-[.X$53])*[.$AB$25]" table:style-name="ce1">
            <text:p>6.062992126</text:p>
          </table:table-cell>
          <table:table-cell office:value-type="float" office:value="5.9448818897637787" table:formula="of:=([.Y71]-[.Y$53])*[.$AB$25]" table:style-name="ce1">
            <text:p>5.94488189</text:p>
          </table:table-cell>
          <table:table-cell table:number-columns-repeated="1635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.18897637795276" table:style-name="ce1">
            <text:p>3.188976378</text:p>
          </table:table-cell>
          <table:table-cell office:value-type="float" office:value="8.10000000000001E-2" table:formula="of:=[.D95]*0.0254" table:style-name="ce1">
            <text:p>0.081</text:p>
          </table:table-cell>
          <table:table-cell office:value-type="float" office:value="100530.39" table:formula="of:=[.$J$3]-[.$J$1]*[.$J$2]*[.$E95]" table:style-name="ce1">
            <text:p>100530.39</text:p>
          </table:table-cell>
          <table:table-cell table:number-columns-repeated="16378" table:style-name="ce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.0708661417322798" table:style-name="ce1">
            <text:p>3.070866142</text:p>
          </table:table-cell>
          <table:table-cell office:value-type="float" office:value="7.7999999999999903E-2" table:formula="of:=[.D96]*0.0254" table:style-name="ce1">
            <text:p>0.078</text:p>
          </table:table-cell>
          <table:table-cell office:value-type="float" office:value="100559.82" table:formula="of:=[.$J$3]-[.$J$1]*[.$J$2]*[.$E96]" table:style-name="ce1">
            <text:p>100559.82</text:p>
          </table:table-cell>
          <table:table-cell table:number-columns-repeated="16378" table:style-name="ce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.8740157480314998" table:style-name="ce1">
            <text:p>2.874015748</text:p>
          </table:table-cell>
          <table:table-cell office:value-type="float" office:value="7.3000000000000093E-2" table:formula="of:=[.D97]*0.0254" table:style-name="ce1">
            <text:p>0.073</text:p>
          </table:table-cell>
          <table:table-cell office:value-type="float" office:value="100608.87" table:formula="of:=[.$J$3]-[.$J$1]*[.$J$2]*[.$E97]" table:style-name="ce1">
            <text:p>100608.87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.8346456692913402" table:style-name="ce1">
            <text:p>2.834645669</text:p>
          </table:table-cell>
          <table:table-cell office:value-type="float" office:value="7.2000000000000036E-2" table:formula="of:=[.D98]*0.0254" table:style-name="ce1">
            <text:p>0.072</text:p>
          </table:table-cell>
          <table:table-cell office:value-type="float" office:value="100618.68" table:formula="of:=[.$J$3]-[.$J$1]*[.$J$2]*[.$E98]" table:style-name="ce1">
            <text:p>100618.6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2.59842519685039" table:style-name="ce1">
            <text:p>2.598425197</text:p>
          </table:table-cell>
          <table:table-cell office:value-type="float" office:value="6.5999999999999906E-2" table:formula="of:=[.D99]*0.0254" table:style-name="ce1">
            <text:p>0.066</text:p>
          </table:table-cell>
          <table:table-cell office:value-type="float" office:value="100677.54000000001" table:formula="of:=[.$J$3]-[.$J$1]*[.$J$2]*[.$E99]" table:style-name="ce1">
            <text:p>100677.5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.2047244094488199" table:style-name="ce1">
            <text:p>2.204724409</text:p>
          </table:table-cell>
          <table:table-cell office:value-type="float" office:value="5.6000000000000022E-2" table:formula="of:=[.D100]*0.0254" table:style-name="ce1">
            <text:p>0.056</text:p>
          </table:table-cell>
          <table:table-cell office:value-type="float" office:value="100775.64" table:formula="of:=[.$J$3]-[.$J$1]*[.$J$2]*[.$E100]" table:style-name="ce1">
            <text:p>100775.6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.51968503937008" table:style-name="ce1">
            <text:p>2.519685039</text:p>
          </table:table-cell>
          <table:table-cell office:value-type="float" office:value="6.4000000000000029E-2" table:formula="of:=[.D101]*0.0254" table:style-name="ce1">
            <text:p>0.064</text:p>
          </table:table-cell>
          <table:table-cell office:value-type="float" office:value="100697.16" table:formula="of:=[.$J$3]-[.$J$1]*[.$J$2]*[.$E101]" table:style-name="ce1">
            <text:p>100697.1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.36220472440945" table:style-name="ce1">
            <text:p>2.362204724</text:p>
          </table:table-cell>
          <table:table-cell office:value-type="float" office:value="6.0000000000000026E-2" table:formula="of:=[.D102]*0.0254" table:style-name="ce1">
            <text:p>0.06</text:p>
          </table:table-cell>
          <table:table-cell office:value-type="float" office:value="100736.4" table:formula="of:=[.$J$3]-[.$J$1]*[.$J$2]*[.$E102]" table:style-name="ce1">
            <text:p>100736.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2.0078740157480301" table:style-name="ce1">
            <text:p>2.007874016</text:p>
          </table:table-cell>
          <table:table-cell office:value-type="float" office:value="5.0999999999999962E-2" table:formula="of:=[.D103]*0.0254" table:style-name="ce1">
            <text:p>0.051</text:p>
          </table:table-cell>
          <table:table-cell office:value-type="float" office:value="100824.69" table:formula="of:=[.$J$3]-[.$J$1]*[.$J$2]*[.$E103]" table:style-name="ce1">
            <text:p>100824.6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.0472440944881898" table:style-name="ce1">
            <text:p>2.047244094</text:p>
          </table:table-cell>
          <table:table-cell office:value-type="float" office:value="5.2000000000000018E-2" table:formula="of:=[.D104]*0.0254" table:style-name="ce1">
            <text:p>0.052</text:p>
          </table:table-cell>
          <table:table-cell office:value-type="float" office:value="100814.88" table:formula="of:=[.$J$3]-[.$J$1]*[.$J$2]*[.$E104]" table:style-name="ce1">
            <text:p>100814.8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[.D105]*0.0254" table:style-name="ce1">
            <text:p>0.055</text:p>
          </table:table-cell>
          <table:table-cell office:value-type="float" office:value="100785.45" table:formula="of:=[.$J$3]-[.$J$1]*[.$J$2]*[.$E105]" table:style-name="ce1">
            <text:p>100785.4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[.D106]*0.0254" table:style-name="ce1">
            <text:p>0.055</text:p>
          </table:table-cell>
          <table:table-cell office:value-type="float" office:value="100785.45" table:formula="of:=[.$J$3]-[.$J$1]*[.$J$2]*[.$E106]" table:style-name="ce1">
            <text:p>100785.4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[.D107]*0.0254" table:style-name="ce1">
            <text:p>0.055</text:p>
          </table:table-cell>
          <table:table-cell office:value-type="float" office:value="100785.45" table:formula="of:=[.$J$3]-[.$J$1]*[.$J$2]*[.$E107]" table:style-name="ce1">
            <text:p>100785.4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[.D108]*0.0254" table:style-name="ce1">
            <text:p>0.055</text:p>
          </table:table-cell>
          <table:table-cell office:value-type="float" office:value="100785.45" table:formula="of:=[.$J$3]-[.$J$1]*[.$J$2]*[.$E108]" table:style-name="ce1">
            <text:p>100785.4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3.18897637795276" table:style-name="ce1">
            <text:p>3.188976378</text:p>
          </table:table-cell>
          <table:table-cell office:value-type="float" office:value="8.10000000000001E-2" table:formula="of:=[.D109]*0.0254" table:style-name="ce1">
            <text:p>0.081</text:p>
          </table:table-cell>
          <table:table-cell office:value-type="float" office:value="100530.39" table:formula="of:=[.$J$3]-[.$J$1]*[.$J$2]*[.$E109]" table:style-name="ce1">
            <text:p>100530.3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.4173228346456701" table:style-name="ce1">
            <text:p>1.417322835</text:p>
          </table:table-cell>
          <table:table-cell office:value-type="float" office:value="3.6000000000000018E-2" table:formula="of:=[.D110]*0.0254" table:style-name="ce1">
            <text:p>0.036</text:p>
          </table:table-cell>
          <table:table-cell office:value-type="float" office:value="100971.84" table:formula="of:=[.$J$3]-[.$J$1]*[.$J$2]*[.$E110]" table:style-name="ce1">
            <text:p>100971.8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.5275590551181102" table:style-name="ce1">
            <text:p>4.527559055</text:p>
          </table:table-cell>
          <table:table-cell office:value-type="float" office:value="0.11499999999999999" table:formula="of:=[.D111]*0.0254" table:style-name="ce1">
            <text:p>0.115</text:p>
          </table:table-cell>
          <table:table-cell office:value-type="float" office:value="100196.85" table:formula="of:=[.$J$3]-[.$J$1]*[.$J$2]*[.$E111]" table:style-name="ce1">
            <text:p>100196.8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.1732283464566899" table:style-name="ce1">
            <text:p>4.173228346</text:p>
          </table:table-cell>
          <table:table-cell office:value-type="float" office:value="0.10599999999999991" table:formula="of:=[.D112]*0.0254" table:style-name="ce1">
            <text:p>0.106</text:p>
          </table:table-cell>
          <table:table-cell office:value-type="float" office:value="100285.14" table:formula="of:=[.$J$3]-[.$J$1]*[.$J$2]*[.$E112]" table:style-name="ce1">
            <text:p>100285.1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.8582677165354302" table:style-name="ce1">
            <text:p>3.858267717</text:p>
          </table:table-cell>
          <table:table-cell office:value-type="float" office:value="9.7999999999999921E-2" table:formula="of:=[.D113]*0.0254" table:style-name="ce1">
            <text:p>0.098</text:p>
          </table:table-cell>
          <table:table-cell office:value-type="float" office:value="100363.62" table:formula="of:=[.$J$3]-[.$J$1]*[.$J$2]*[.$E113]" table:style-name="ce1">
            <text:p>100363.6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.7401574803149602" table:style-name="ce1">
            <text:p>3.74015748</text:p>
          </table:table-cell>
          <table:table-cell office:value-type="float" office:value="9.4999999999999987E-2" table:formula="of:=[.D114]*0.0254" table:style-name="ce1">
            <text:p>0.095</text:p>
          </table:table-cell>
          <table:table-cell office:value-type="float" office:value="100393.05" table:formula="of:=[.$J$3]-[.$J$1]*[.$J$2]*[.$E114]" table:style-name="ce1">
            <text:p>100393.0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.9527559055118102" table:style-name="ce1">
            <text:p>2.952755906</text:p>
          </table:table-cell>
          <table:table-cell office:value-type="float" office:value="7.4999999999999983E-2" table:formula="of:=[.D115]*0.0254" table:style-name="ce1">
            <text:p>0.075</text:p>
          </table:table-cell>
          <table:table-cell office:value-type="float" office:value="100589.25" table:formula="of:=[.$J$3]-[.$J$1]*[.$J$2]*[.$E115]" table:style-name="ce1">
            <text:p>100589.2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.9133858267716501" table:style-name="ce1">
            <text:p>2.913385827</text:p>
          </table:table-cell>
          <table:table-cell office:value-type="float" office:value="7.3999999999999913E-2" table:formula="of:=[.D116]*0.0254" table:style-name="ce1">
            <text:p>0.074</text:p>
          </table:table-cell>
          <table:table-cell office:value-type="float" office:value="100599.06" table:formula="of:=[.$J$3]-[.$J$1]*[.$J$2]*[.$E116]" table:style-name="ce1">
            <text:p>100599.0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.63779527559055" table:style-name="ce1">
            <text:p>2.637795276</text:p>
          </table:table-cell>
          <table:table-cell office:value-type="float" office:value="6.6999999999999962E-2" table:formula="of:=[.D117]*0.0254" table:style-name="ce1">
            <text:p>0.067</text:p>
          </table:table-cell>
          <table:table-cell office:value-type="float" office:value="100667.73" table:formula="of:=[.$J$3]-[.$J$1]*[.$J$2]*[.$E117]" table:style-name="ce1">
            <text:p>100667.7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.2440944881889799" table:style-name="ce1">
            <text:p>2.244094488</text:p>
          </table:table-cell>
          <table:table-cell office:value-type="float" office:value="5.7000000000000085E-2" table:formula="of:=[.D118]*0.0254" table:style-name="ce1">
            <text:p>0.057</text:p>
          </table:table-cell>
          <table:table-cell office:value-type="float" office:value="100765.83" table:formula="of:=[.$J$3]-[.$J$1]*[.$J$2]*[.$E118]" table:style-name="ce1">
            <text:p>100765.8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.37795275590551" table:style-name="ce1">
            <text:p>1.377952756</text:p>
          </table:table-cell>
          <table:table-cell office:value-type="float" office:value="3.4999999999999955E-2" table:formula="of:=[.D119]*0.0254" table:style-name="ce1">
            <text:p>0.035</text:p>
          </table:table-cell>
          <table:table-cell office:value-type="float" office:value="100981.65" table:formula="of:=[.$J$3]-[.$J$1]*[.$J$2]*[.$E119]" table:style-name="ce1">
            <text:p>100981.6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.45669291338583" table:style-name="ce1">
            <text:p>1.456692913</text:p>
          </table:table-cell>
          <table:table-cell office:value-type="float" office:value="3.7000000000000081E-2" table:formula="of:=[.D120]*0.0254" table:style-name="ce1">
            <text:p>0.037</text:p>
          </table:table-cell>
          <table:table-cell office:value-type="float" office:value="100962.03" table:formula="of:=[.$J$3]-[.$J$1]*[.$J$2]*[.$E120]" table:style-name="ce1">
            <text:p>100962.0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1.45669291338583" table:style-name="ce1">
            <text:p>1.456692913</text:p>
          </table:table-cell>
          <table:table-cell office:value-type="float" office:value="3.7000000000000081E-2" table:formula="of:=[.D121]*0.0254" table:style-name="ce1">
            <text:p>0.037</text:p>
          </table:table-cell>
          <table:table-cell office:value-type="float" office:value="100962.03" table:formula="of:=[.$J$3]-[.$J$1]*[.$J$2]*[.$E121]" table:style-name="ce1">
            <text:p>100962.0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1.6535433070866099" table:style-name="ce1">
            <text:p>1.653543307</text:p>
          </table:table-cell>
          <table:table-cell office:value-type="float" office:value="4.1999999999999892E-2" table:formula="of:=[.D122]*0.0254" table:style-name="ce1">
            <text:p>0.042</text:p>
          </table:table-cell>
          <table:table-cell office:value-type="float" office:value="100912.98" table:formula="of:=[.$J$3]-[.$J$1]*[.$J$2]*[.$E122]" table:style-name="ce1">
            <text:p>100912.9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1.69291338582677" table:style-name="ce1">
            <text:p>1.692913386</text:p>
          </table:table-cell>
          <table:table-cell office:value-type="float" office:value="4.2999999999999955E-2" table:formula="of:=[.D123]*0.0254" table:style-name="ce1">
            <text:p>0.043</text:p>
          </table:table-cell>
          <table:table-cell office:value-type="float" office:value="100903.17" table:formula="of:=[.$J$3]-[.$J$1]*[.$J$2]*[.$E123]" table:style-name="ce1">
            <text:p>100903.17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1.7322834645669301" table:style-name="ce1">
            <text:p>1.732283465</text:p>
          </table:table-cell>
          <table:table-cell office:value-type="float" office:value="4.4000000000000018E-2" table:formula="of:=[.D124]*0.0254" table:style-name="ce1">
            <text:p>0.044</text:p>
          </table:table-cell>
          <table:table-cell office:value-type="float" office:value="100893.36" table:formula="of:=[.$J$3]-[.$J$1]*[.$J$2]*[.$E124]" table:style-name="ce1">
            <text:p>100893.3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1.81102362204724" table:style-name="ce1">
            <text:p>1.811023622</text:p>
          </table:table-cell>
          <table:table-cell office:value-type="float" office:value="4.5999999999999895E-2" table:formula="of:=[.D125]*0.0254" table:style-name="ce1">
            <text:p>0.046</text:p>
          </table:table-cell>
          <table:table-cell office:value-type="float" office:value="100873.74" table:formula="of:=[.$J$3]-[.$J$1]*[.$J$2]*[.$E125]" table:style-name="ce1">
            <text:p>100873.7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1.8503937007874001" table:style-name="ce1">
            <text:p>1.850393701</text:p>
          </table:table-cell>
          <table:table-cell office:value-type="float" office:value="4.6999999999999958E-2" table:formula="of:=[.D126]*0.0254" table:style-name="ce1">
            <text:p>0.047</text:p>
          </table:table-cell>
          <table:table-cell office:value-type="float" office:value="100863.93000000001" table:formula="of:=[.$J$3]-[.$J$1]*[.$J$2]*[.$E126]" table:style-name="ce1">
            <text:p>100863.9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3.9763779527558998" table:style-name="ce1">
            <text:p>3.976377953</text:p>
          </table:table-cell>
          <table:table-cell office:value-type="float" office:value="0.10099999999999985" table:formula="of:=[.D127]*0.0254" table:style-name="ce1">
            <text:p>0.101</text:p>
          </table:table-cell>
          <table:table-cell office:value-type="float" office:value="100334.19" table:formula="of:=[.$J$3]-[.$J$1]*[.$J$2]*[.$E127]" table:style-name="ce1">
            <text:p>100334.1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4.6850393700787398" table:style-name="ce1">
            <text:p>4.68503937</text:p>
          </table:table-cell>
          <table:table-cell office:value-type="float" office:value="0.11899999999999998" table:formula="of:=[.D128]*0.0254" table:style-name="ce1">
            <text:p>0.119</text:p>
          </table:table-cell>
          <table:table-cell office:value-type="float" office:value="100157.61" table:formula="of:=[.$J$3]-[.$J$1]*[.$J$2]*[.$E128]" table:style-name="ce1">
            <text:p>100157.61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5.6299212598425203" table:style-name="ce1">
            <text:p>5.62992126</text:p>
          </table:table-cell>
          <table:table-cell office:value-type="float" office:value="0.14300000000000002" table:formula="of:=[.D129]*0.0254" table:style-name="ce1">
            <text:p>0.143</text:p>
          </table:table-cell>
          <table:table-cell office:value-type="float" office:value="99922.17" table:formula="of:=[.$J$3]-[.$J$1]*[.$J$2]*[.$E129]" table:style-name="ce1">
            <text:p>99922.17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5.1181102362204696" table:style-name="ce1">
            <text:p>5.118110236</text:p>
          </table:table-cell>
          <table:table-cell office:value-type="float" office:value="0.12999999999999992" table:formula="of:=[.D130]*0.0254" table:style-name="ce1">
            <text:p>0.13</text:p>
          </table:table-cell>
          <table:table-cell office:value-type="float" office:value="100049.7" table:formula="of:=[.$J$3]-[.$J$1]*[.$J$2]*[.$E130]" table:style-name="ce1">
            <text:p>100049.7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4.21259842519685" table:style-name="ce1">
            <text:p>4.212598425</text:p>
          </table:table-cell>
          <table:table-cell office:value-type="float" office:value="0.10699999999999998" table:formula="of:=[.D131]*0.0254" table:style-name="ce1">
            <text:p>0.107</text:p>
          </table:table-cell>
          <table:table-cell office:value-type="float" office:value="100275.33" table:formula="of:=[.$J$3]-[.$J$1]*[.$J$2]*[.$E131]" table:style-name="ce1">
            <text:p>100275.3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3.7007874015748001" table:style-name="ce1">
            <text:p>3.700787402</text:p>
          </table:table-cell>
          <table:table-cell office:value-type="float" office:value="9.3999999999999917E-2" table:formula="of:=[.D132]*0.0254" table:style-name="ce1">
            <text:p>0.094</text:p>
          </table:table-cell>
          <table:table-cell office:value-type="float" office:value="100402.86" table:formula="of:=[.$J$3]-[.$J$1]*[.$J$2]*[.$E132]" table:style-name="ce1">
            <text:p>100402.8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3.2283464566929099" table:style-name="ce1">
            <text:p>3.228346457</text:p>
          </table:table-cell>
          <table:table-cell office:value-type="float" office:value="8.1999999999999906E-2" table:formula="of:=[.D133]*0.0254" table:style-name="ce1">
            <text:p>0.082</text:p>
          </table:table-cell>
          <table:table-cell office:value-type="float" office:value="100520.58" table:formula="of:=[.$J$3]-[.$J$1]*[.$J$2]*[.$E133]" table:style-name="ce1">
            <text:p>100520.5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2.9921259842519699" table:style-name="ce1">
            <text:p>2.992125984</text:p>
          </table:table-cell>
          <table:table-cell office:value-type="float" office:value="7.6000000000000026E-2" table:formula="of:=[.D134]*0.0254" table:style-name="ce1">
            <text:p>0.076</text:p>
          </table:table-cell>
          <table:table-cell office:value-type="float" office:value="100579.44" table:formula="of:=[.$J$3]-[.$J$1]*[.$J$2]*[.$E134]" table:style-name="ce1">
            <text:p>100579.4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2.5590551181102401" table:style-name="ce1">
            <text:p>2.559055118</text:p>
          </table:table-cell>
          <table:table-cell office:value-type="float" office:value="6.5000000000000099E-2" table:formula="of:=[.D135]*0.0254" table:style-name="ce1">
            <text:p>0.065</text:p>
          </table:table-cell>
          <table:table-cell office:value-type="float" office:value="100687.35" table:formula="of:=[.$J$3]-[.$J$1]*[.$J$2]*[.$E135]" table:style-name="ce1">
            <text:p>100687.3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2.2834645669291298" table:style-name="ce1">
            <text:p>2.283464567</text:p>
          </table:table-cell>
          <table:table-cell office:value-type="float" office:value="5.7999999999999892E-2" table:formula="of:=[.D136]*0.0254" table:style-name="ce1">
            <text:p>0.058</text:p>
          </table:table-cell>
          <table:table-cell office:value-type="float" office:value="100756.02" table:formula="of:=[.$J$3]-[.$J$1]*[.$J$2]*[.$E136]" table:style-name="ce1">
            <text:p>100756.0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.70866141732283505" table:style-name="ce1">
            <text:p>0.708661417</text:p>
          </table:table-cell>
          <table:table-cell office:value-type="float" office:value="1.8000000000000009E-2" table:formula="of:=[.D137]*0.0254" table:style-name="ce1">
            <text:p>0.018</text:p>
          </table:table-cell>
          <table:table-cell office:value-type="float" office:value="101148.42" table:formula="of:=[.$J$3]-[.$J$1]*[.$J$2]*[.$E137]" table:style-name="ce1">
            <text:p>101148.4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0.94488188976377996" table:style-name="ce1">
            <text:p>0.94488189</text:p>
          </table:table-cell>
          <table:table-cell office:value-type="float" office:value="2.4000000000000011E-2" table:formula="of:=[.D138]*0.0254" table:style-name="ce1">
            <text:p>0.024</text:p>
          </table:table-cell>
          <table:table-cell office:value-type="float" office:value="101089.56" table:formula="of:=[.$J$3]-[.$J$1]*[.$J$2]*[.$E138]" table:style-name="ce1">
            <text:p>101089.5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.2204724409448799" table:style-name="ce1">
            <text:p>1.220472441</text:p>
          </table:table-cell>
          <table:table-cell office:value-type="float" office:value="3.0999999999999948E-2" table:formula="of:=[.D139]*0.0254" table:style-name="ce1">
            <text:p>0.031</text:p>
          </table:table-cell>
          <table:table-cell office:value-type="float" office:value="101020.89" table:formula="of:=[.$J$3]-[.$J$1]*[.$J$2]*[.$E139]" table:style-name="ce1">
            <text:p>101020.8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.37795275590551" table:style-name="ce1">
            <text:p>1.377952756</text:p>
          </table:table-cell>
          <table:table-cell office:value-type="float" office:value="3.4999999999999955E-2" table:formula="of:=[.D140]*0.0254" table:style-name="ce1">
            <text:p>0.035</text:p>
          </table:table-cell>
          <table:table-cell office:value-type="float" office:value="100981.65" table:formula="of:=[.$J$3]-[.$J$1]*[.$J$2]*[.$E140]" table:style-name="ce1">
            <text:p>100981.6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.5354330708661399" table:style-name="ce1">
            <text:p>1.535433071</text:p>
          </table:table-cell>
          <table:table-cell office:value-type="float" office:value="3.8999999999999951E-2" table:formula="of:=[.D141]*0.0254" table:style-name="ce1">
            <text:p>0.039</text:p>
          </table:table-cell>
          <table:table-cell office:value-type="float" office:value="100942.41" table:formula="of:=[.$J$3]-[.$J$1]*[.$J$2]*[.$E141]" table:style-name="ce1">
            <text:p>100942.41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.5748031496063" table:style-name="ce1">
            <text:p>1.57480315</text:p>
          </table:table-cell>
          <table:table-cell office:value-type="float" office:value="4.0000000000000015E-2" table:formula="of:=[.D142]*0.0254" table:style-name="ce1">
            <text:p>0.04</text:p>
          </table:table-cell>
          <table:table-cell office:value-type="float" office:value="100932.6" table:formula="of:=[.$J$3]-[.$J$1]*[.$J$2]*[.$E142]" table:style-name="ce1">
            <text:p>100932.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1.7322834645669301" table:style-name="ce1">
            <text:p>1.732283465</text:p>
          </table:table-cell>
          <table:table-cell office:value-type="float" office:value="4.4000000000000018E-2" table:formula="of:=[.D143]*0.0254" table:style-name="ce1">
            <text:p>0.044</text:p>
          </table:table-cell>
          <table:table-cell office:value-type="float" office:value="100893.36" table:formula="of:=[.$J$3]-[.$J$1]*[.$J$2]*[.$E143]" table:style-name="ce1">
            <text:p>100893.3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1.81102362204724" table:style-name="ce1">
            <text:p>1.811023622</text:p>
          </table:table-cell>
          <table:table-cell office:value-type="float" office:value="4.5999999999999895E-2" table:formula="of:=[.D144]*0.0254" table:style-name="ce1">
            <text:p>0.046</text:p>
          </table:table-cell>
          <table:table-cell office:value-type="float" office:value="100873.74" table:formula="of:=[.$J$3]-[.$J$1]*[.$J$2]*[.$E144]" table:style-name="ce1">
            <text:p>100873.7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6.0629921259842501" table:style-name="ce1">
            <text:p>6.062992126</text:p>
          </table:table-cell>
          <table:table-cell office:value-type="float" office:value="0.15399999999999994" table:formula="of:=[.D145]*0.0254" table:style-name="ce1">
            <text:p>0.154</text:p>
          </table:table-cell>
          <table:table-cell office:value-type="float" office:value="99814.26" table:formula="of:=[.$J$3]-[.$J$1]*[.$J$2]*[.$E145]" table:style-name="ce1">
            <text:p>99814.2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4.6850393700787398" table:style-name="ce1">
            <text:p>4.68503937</text:p>
          </table:table-cell>
          <table:table-cell office:value-type="float" office:value="0.11899999999999998" table:formula="of:=[.D146]*0.0254" table:style-name="ce1">
            <text:p>0.119</text:p>
          </table:table-cell>
          <table:table-cell office:value-type="float" office:value="100157.61" table:formula="of:=[.$J$3]-[.$J$1]*[.$J$2]*[.$E146]" table:style-name="ce1">
            <text:p>100157.61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5.5905511811023603" table:style-name="ce1">
            <text:p>5.590551181</text:p>
          </table:table-cell>
          <table:table-cell office:value-type="float" office:value="0.14199999999999993" table:formula="of:=[.D147]*0.0254" table:style-name="ce1">
            <text:p>0.142</text:p>
          </table:table-cell>
          <table:table-cell office:value-type="float" office:value="99931.98" table:formula="of:=[.$J$3]-[.$J$1]*[.$J$2]*[.$E147]" table:style-name="ce1">
            <text:p>99931.9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5.0393700787401601" table:style-name="ce1">
            <text:p>5.039370079</text:p>
          </table:table-cell>
          <table:table-cell office:value-type="float" office:value="0.12800000000000006" table:formula="of:=[.D148]*0.0254" table:style-name="ce1">
            <text:p>0.128</text:p>
          </table:table-cell>
          <table:table-cell office:value-type="float" office:value="100069.31999999999" table:formula="of:=[.$J$3]-[.$J$1]*[.$J$2]*[.$E148]" table:style-name="ce1">
            <text:p>100069.3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4.0944881889763796" table:style-name="ce1">
            <text:p>4.094488189</text:p>
          </table:table-cell>
          <table:table-cell office:value-type="float" office:value="0.10400000000000004" table:formula="of:=[.D149]*0.0254" table:style-name="ce1">
            <text:p>0.104</text:p>
          </table:table-cell>
          <table:table-cell office:value-type="float" office:value="100304.76" table:formula="of:=[.$J$3]-[.$J$1]*[.$J$2]*[.$E149]" table:style-name="ce1">
            <text:p>100304.7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3.6614173228346498" table:style-name="ce1">
            <text:p>3.661417323</text:p>
          </table:table-cell>
          <table:table-cell office:value-type="float" office:value="9.3000000000000096E-2" table:formula="of:=[.D150]*0.0254" table:style-name="ce1">
            <text:p>0.093</text:p>
          </table:table-cell>
          <table:table-cell office:value-type="float" office:value="100412.67" table:formula="of:=[.$J$3]-[.$J$1]*[.$J$2]*[.$E150]" table:style-name="ce1">
            <text:p>100412.67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3.1496062992125999" table:style-name="ce1">
            <text:p>3.149606299</text:p>
          </table:table-cell>
          <table:table-cell office:value-type="float" office:value="8.0000000000000029E-2" table:formula="of:=[.D151]*0.0254" table:style-name="ce1">
            <text:p>0.08</text:p>
          </table:table-cell>
          <table:table-cell office:value-type="float" office:value="100540.2" table:formula="of:=[.$J$3]-[.$J$1]*[.$J$2]*[.$E151]" table:style-name="ce1">
            <text:p>100540.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2.9133858267716501" table:style-name="ce1">
            <text:p>2.913385827</text:p>
          </table:table-cell>
          <table:table-cell office:value-type="float" office:value="7.3999999999999913E-2" table:formula="of:=[.D152]*0.0254" table:style-name="ce1">
            <text:p>0.074</text:p>
          </table:table-cell>
          <table:table-cell office:value-type="float" office:value="100599.06" table:formula="of:=[.$J$3]-[.$J$1]*[.$J$2]*[.$E152]" table:style-name="ce1">
            <text:p>100599.0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2.4409448818897599" table:style-name="ce1">
            <text:p>2.440944882</text:p>
          </table:table-cell>
          <table:table-cell office:value-type="float" office:value="6.1999999999999895E-2" table:formula="of:=[.D153]*0.0254" table:style-name="ce1">
            <text:p>0.062</text:p>
          </table:table-cell>
          <table:table-cell office:value-type="float" office:value="100716.78" table:formula="of:=[.$J$3]-[.$J$1]*[.$J$2]*[.$E153]" table:style-name="ce1">
            <text:p>100716.7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[.D154]*0.0254" table:style-name="ce1">
            <text:p>0.055</text:p>
          </table:table-cell>
          <table:table-cell office:value-type="float" office:value="100785.45" table:formula="of:=[.$J$3]-[.$J$1]*[.$J$2]*[.$E154]" table:style-name="ce1">
            <text:p>100785.4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0.62992125984252001" table:style-name="ce1">
            <text:p>0.62992126</text:p>
          </table:table-cell>
          <table:table-cell office:value-type="float" office:value="1.6000000000000007E-2" table:formula="of:=[.D155]*0.0254" table:style-name="ce1">
            <text:p>0.016</text:p>
          </table:table-cell>
          <table:table-cell office:value-type="float" office:value="101168.04" table:formula="of:=[.$J$3]-[.$J$1]*[.$J$2]*[.$E155]" table:style-name="ce1">
            <text:p>101168.0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0.82677165354330695" table:style-name="ce1">
            <text:p>0.826771654</text:p>
          </table:table-cell>
          <table:table-cell office:value-type="float" office:value="2.0999999999999994E-2" table:formula="of:=[.D156]*0.0254" table:style-name="ce1">
            <text:p>0.021</text:p>
          </table:table-cell>
          <table:table-cell office:value-type="float" office:value="101118.99" table:formula="of:=[.$J$3]-[.$J$1]*[.$J$2]*[.$E156]" table:style-name="ce1">
            <text:p>101118.9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.1023622047244099" table:style-name="ce1">
            <text:p>1.102362205</text:p>
          </table:table-cell>
          <table:table-cell office:value-type="float" office:value="2.8000000000000011E-2" table:formula="of:=[.D157]*0.0254" table:style-name="ce1">
            <text:p>0.028</text:p>
          </table:table-cell>
          <table:table-cell office:value-type="float" office:value="101050.32" table:formula="of:=[.$J$3]-[.$J$1]*[.$J$2]*[.$E157]" table:style-name="ce1">
            <text:p>101050.3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1.2992125984252001" table:style-name="ce1">
            <text:p>1.299212598</text:p>
          </table:table-cell>
          <table:table-cell office:value-type="float" office:value="3.3000000000000078E-2" table:formula="of:=[.D158]*0.0254" table:style-name="ce1">
            <text:p>0.033</text:p>
          </table:table-cell>
          <table:table-cell office:value-type="float" office:value="101001.27" table:formula="of:=[.$J$3]-[.$J$1]*[.$J$2]*[.$E158]" table:style-name="ce1">
            <text:p>101001.27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.45669291338583" table:style-name="ce1">
            <text:p>1.456692913</text:p>
          </table:table-cell>
          <table:table-cell office:value-type="float" office:value="3.7000000000000081E-2" table:formula="of:=[.D159]*0.0254" table:style-name="ce1">
            <text:p>0.037</text:p>
          </table:table-cell>
          <table:table-cell office:value-type="float" office:value="100962.03" table:formula="of:=[.$J$3]-[.$J$1]*[.$J$2]*[.$E159]" table:style-name="ce1">
            <text:p>100962.0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.49606299212598" table:style-name="ce1">
            <text:p>1.496062992</text:p>
          </table:table-cell>
          <table:table-cell office:value-type="float" office:value="3.7999999999999888E-2" table:formula="of:=[.D160]*0.0254" table:style-name="ce1">
            <text:p>0.038</text:p>
          </table:table-cell>
          <table:table-cell office:value-type="float" office:value="100952.22" table:formula="of:=[.$J$3]-[.$J$1]*[.$J$2]*[.$E160]" table:style-name="ce1">
            <text:p>100952.2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.61417322834646" table:style-name="ce1">
            <text:p>1.614173228</text:p>
          </table:table-cell>
          <table:table-cell office:value-type="float" office:value="4.1000000000000085E-2" table:formula="of:=[.D161]*0.0254" table:style-name="ce1">
            <text:p>0.041</text:p>
          </table:table-cell>
          <table:table-cell office:value-type="float" office:value="100922.79" table:formula="of:=[.$J$3]-[.$J$1]*[.$J$2]*[.$E161]" table:style-name="ce1">
            <text:p>100922.7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.7322834645669301" table:style-name="ce1">
            <text:p>1.732283465</text:p>
          </table:table-cell>
          <table:table-cell office:value-type="float" office:value="4.4000000000000018E-2" table:formula="of:=[.D162]*0.0254" table:style-name="ce1">
            <text:p>0.044</text:p>
          </table:table-cell>
          <table:table-cell office:value-type="float" office:value="100893.36" table:formula="of:=[.$J$3]-[.$J$1]*[.$J$2]*[.$E162]" table:style-name="ce1">
            <text:p>100893.3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6.0629921259842501" table:style-name="ce1">
            <text:p>6.062992126</text:p>
          </table:table-cell>
          <table:table-cell office:value-type="float" office:value="0.15399999999999994" table:formula="of:=[.D163]*0.0254" table:style-name="ce1">
            <text:p>0.154</text:p>
          </table:table-cell>
          <table:table-cell office:value-type="float" office:value="99814.26" table:formula="of:=[.$J$3]-[.$J$1]*[.$J$2]*[.$E163]" table:style-name="ce1">
            <text:p>99814.2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5.9448818897637796" table:style-name="ce1">
            <text:p>5.94488189</text:p>
          </table:table-cell>
          <table:table-cell office:value-type="float" office:value="0.151" table:formula="of:=[.D164]*0.0254" table:style-name="ce1">
            <text:p>0.151</text:p>
          </table:table-cell>
          <table:table-cell office:value-type="float" office:value="99843.69" table:formula="of:=[.$J$3]-[.$J$1]*[.$J$2]*[.$E164]" table:style-name="ce1">
            <text:p>99843.6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4.9606299212598399" table:style-name="ce1">
            <text:p>4.960629921</text:p>
          </table:table-cell>
          <table:table-cell office:value-type="float" office:value="0.12599999999999992" table:formula="of:=[.D165]*0.0254" table:style-name="ce1">
            <text:p>0.126</text:p>
          </table:table-cell>
          <table:table-cell office:value-type="float" office:value="100088.94" table:formula="of:=[.$J$3]-[.$J$1]*[.$J$2]*[.$E165]" table:style-name="ce1">
            <text:p>100088.9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3.3464566929133901" table:style-name="ce1">
            <text:p>3.346456693</text:p>
          </table:table-cell>
          <table:table-cell office:value-type="float" office:value="8.5000000000000103E-2" table:formula="of:=[.D166]*0.0254" table:style-name="ce1">
            <text:p>0.085</text:p>
          </table:table-cell>
          <table:table-cell office:value-type="float" office:value="100491.15" table:formula="of:=[.$J$3]-[.$J$1]*[.$J$2]*[.$E166]" table:style-name="ce1">
            <text:p>100491.1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2.63779527559055" table:style-name="ce1">
            <text:p>2.637795276</text:p>
          </table:table-cell>
          <table:table-cell office:value-type="float" office:value="6.6999999999999962E-2" table:formula="of:=[.D167]*0.0254" table:style-name="ce1">
            <text:p>0.067</text:p>
          </table:table-cell>
          <table:table-cell office:value-type="float" office:value="100667.73" table:formula="of:=[.$J$3]-[.$J$1]*[.$J$2]*[.$E167]" table:style-name="ce1">
            <text:p>100667.7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2.59842519685039" table:style-name="ce1">
            <text:p>2.598425197</text:p>
          </table:table-cell>
          <table:table-cell office:value-type="float" office:value="6.5999999999999906E-2" table:formula="of:=[.D168]*0.0254" table:style-name="ce1">
            <text:p>0.066</text:p>
          </table:table-cell>
          <table:table-cell office:value-type="float" office:value="100677.54000000001" table:formula="of:=[.$J$3]-[.$J$1]*[.$J$2]*[.$E168]" table:style-name="ce1">
            <text:p>100677.5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2.51968503937008" table:style-name="ce1">
            <text:p>2.519685039</text:p>
          </table:table-cell>
          <table:table-cell office:value-type="float" office:value="6.4000000000000029E-2" table:formula="of:=[.D169]*0.0254" table:style-name="ce1">
            <text:p>0.064</text:p>
          </table:table-cell>
          <table:table-cell office:value-type="float" office:value="100697.16" table:formula="of:=[.$J$3]-[.$J$1]*[.$J$2]*[.$E169]" table:style-name="ce1">
            <text:p>100697.1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2.59842519685039" table:style-name="ce1">
            <text:p>2.598425197</text:p>
          </table:table-cell>
          <table:table-cell office:value-type="float" office:value="6.5999999999999906E-2" table:formula="of:=[.D170]*0.0254" table:style-name="ce1">
            <text:p>0.066</text:p>
          </table:table-cell>
          <table:table-cell office:value-type="float" office:value="100677.54000000001" table:formula="of:=[.$J$3]-[.$J$1]*[.$J$2]*[.$E170]" table:style-name="ce1">
            <text:p>100677.5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2.59842519685039" table:style-name="ce1">
            <text:p>2.598425197</text:p>
          </table:table-cell>
          <table:table-cell office:value-type="float" office:value="6.5999999999999906E-2" table:formula="of:=[.D171]*0.0254" table:style-name="ce1">
            <text:p>0.066</text:p>
          </table:table-cell>
          <table:table-cell office:value-type="float" office:value="100677.54000000001" table:formula="of:=[.$J$3]-[.$J$1]*[.$J$2]*[.$E171]" table:style-name="ce1">
            <text:p>100677.5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2.5590551181102401" table:style-name="ce1">
            <text:p>2.559055118</text:p>
          </table:table-cell>
          <table:table-cell office:value-type="float" office:value="6.5000000000000099E-2" table:formula="of:=[.D172]*0.0254" table:style-name="ce1">
            <text:p>0.065</text:p>
          </table:table-cell>
          <table:table-cell office:value-type="float" office:value="100687.35" table:formula="of:=[.$J$3]-[.$J$1]*[.$J$2]*[.$E172]" table:style-name="ce1">
            <text:p>100687.3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0.39370078740157499" table:style-name="ce1">
            <text:p>0.393700787</text:p>
          </table:table-cell>
          <table:table-cell office:value-type="float" office:value="1.0000000000000004E-2" table:formula="of:=[.D173]*0.0254" table:style-name="ce1">
            <text:p>0.01</text:p>
          </table:table-cell>
          <table:table-cell office:value-type="float" office:value="101226.9" table:formula="of:=[.$J$3]-[.$J$1]*[.$J$2]*[.$E173]" table:style-name="ce1">
            <text:p>101226.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0.62992125984251901" table:style-name="ce1">
            <text:p>0.62992126</text:p>
          </table:table-cell>
          <table:table-cell office:value-type="float" office:value="1.5999999999999983E-2" table:formula="of:=[.D174]*0.0254" table:style-name="ce1">
            <text:p>0.016</text:p>
          </table:table-cell>
          <table:table-cell office:value-type="float" office:value="101168.04" table:formula="of:=[.$J$3]-[.$J$1]*[.$J$2]*[.$E174]" table:style-name="ce1">
            <text:p>101168.0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0.94488188976377996" table:style-name="ce1">
            <text:p>0.94488189</text:p>
          </table:table-cell>
          <table:table-cell office:value-type="float" office:value="2.4000000000000011E-2" table:formula="of:=[.D175]*0.0254" table:style-name="ce1">
            <text:p>0.024</text:p>
          </table:table-cell>
          <table:table-cell office:value-type="float" office:value="101089.56" table:formula="of:=[.$J$3]-[.$J$1]*[.$J$2]*[.$E175]" table:style-name="ce1">
            <text:p>101089.5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1.1811023622047201" table:style-name="ce1">
            <text:p>1.181102362</text:p>
          </table:table-cell>
          <table:table-cell office:value-type="float" office:value="2.9999999999999888E-2" table:formula="of:=[.D176]*0.0254" table:style-name="ce1">
            <text:p>0.03</text:p>
          </table:table-cell>
          <table:table-cell office:value-type="float" office:value="101030.7" table:formula="of:=[.$J$3]-[.$J$1]*[.$J$2]*[.$E176]" table:style-name="ce1">
            <text:p>101030.7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1.2992125984252001" table:style-name="ce1">
            <text:p>1.299212598</text:p>
          </table:table-cell>
          <table:table-cell office:value-type="float" office:value="3.3000000000000078E-2" table:formula="of:=[.D177]*0.0254" table:style-name="ce1">
            <text:p>0.033</text:p>
          </table:table-cell>
          <table:table-cell office:value-type="float" office:value="101001.27" table:formula="of:=[.$J$3]-[.$J$1]*[.$J$2]*[.$E177]" table:style-name="ce1">
            <text:p>101001.27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.4173228346456701" table:style-name="ce1">
            <text:p>1.417322835</text:p>
          </table:table-cell>
          <table:table-cell office:value-type="float" office:value="3.6000000000000018E-2" table:formula="of:=[.D178]*0.0254" table:style-name="ce1">
            <text:p>0.036</text:p>
          </table:table-cell>
          <table:table-cell office:value-type="float" office:value="100971.84" table:formula="of:=[.$J$3]-[.$J$1]*[.$J$2]*[.$E178]" table:style-name="ce1">
            <text:p>100971.8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1.49606299212598" table:style-name="ce1">
            <text:p>1.496062992</text:p>
          </table:table-cell>
          <table:table-cell office:value-type="float" office:value="3.7999999999999888E-2" table:formula="of:=[.D179]*0.0254" table:style-name="ce1">
            <text:p>0.038</text:p>
          </table:table-cell>
          <table:table-cell office:value-type="float" office:value="100952.22" table:formula="of:=[.$J$3]-[.$J$1]*[.$J$2]*[.$E179]" table:style-name="ce1">
            <text:p>100952.2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1.7716535433070899" table:style-name="ce1">
            <text:p>1.771653543</text:p>
          </table:table-cell>
          <table:table-cell office:value-type="float" office:value="4.5000000000000082E-2" table:formula="of:=[.D180]*0.0254" table:style-name="ce1">
            <text:p>0.045</text:p>
          </table:table-cell>
          <table:table-cell office:value-type="float" office:value="100883.55" table:formula="of:=[.$J$3]-[.$J$1]*[.$J$2]*[.$E180]" table:style-name="ce1">
            <text:p>100883.5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5.9448818897637796" table:style-name="ce1">
            <text:p>5.94488189</text:p>
          </table:table-cell>
          <table:table-cell office:value-type="float" office:value="0.151" table:formula="of:=[.D181]*0.0254" table:style-name="ce1">
            <text:p>0.151</text:p>
          </table:table-cell>
          <table:table-cell office:value-type="float" office:value="99843.69" table:formula="of:=[.$J$3]-[.$J$1]*[.$J$2]*[.$E181]" table:style-name="ce1">
            <text:p>99843.69</text:p>
          </table:table-cell>
          <table:table-cell table:number-columns-repeated="16378"/>
        </table:table-row>
        <table:table-row table:number-rows-repeated="1048395" table:style-name="ro1">
          <table:table-cell table:number-columns-repeated="16384"/>
        </table:table-row>
      </table:table>
      <table:table table:name="group_9" table:style-name="ta1">
        <table:table-column table:style-name="co1" table:number-columns-repeated="3" table:default-cell-style-name="ce1"/>
        <table:table-column table:style-name="co8" table:default-cell-style-name="ce1"/>
        <table:table-column table:style-name="co3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7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1">
            <text:p>Velocity [MPH]</text:p>
          </table:table-cell>
          <table:table-cell office:value-type="string" table:style-name="ce1">
            <text:p>Angle of Attack</text:p>
          </table:table-cell>
          <table:table-cell office:value-type="string" table:style-name="ce1">
            <text:p>Port Number</text:p>
          </table:table-cell>
          <table:table-cell office:value-type="string" table:style-name="ce1">
            <text:p>Manometer Reading [in]</text:p>
          </table:table-cell>
          <table:table-cell office:value-type="string" table:style-name="ce1">
            <text:p>Manometer Reading [in]</text:p>
          </table:table-cell>
          <table:table-cell office:value-type="string" table:style-name="ce1">
            <text:p>Pressure [Pa]</text:p>
          </table:table-cell>
          <table:table-cell table:number-columns-repeated="2" table:style-name="ce1"/>
          <table:table-cell office:value-type="string" table:style-name="ce1">
            <text:p>Density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kg/m^3</text:p>
          </table:table-cell>
          <table:table-cell table:number-columns-repeated="1637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125" table:style-name="ce1">
            <text:p>0.125</text:p>
          </table:table-cell>
          <table:table-cell office:value-type="float" office:value="3.1749999999999999E-3" table:formula="of:=[.D2]*0.0254" table:style-name="ce1">
            <text:p>0.003175</text:p>
          </table:table-cell>
          <table:table-cell office:value-type="float" office:value="101293.85325" table:formula="of:=[.$J$3] - [.$J$1]*[.$J$2]*[.E2]" table:style-name="ce1">
            <text:p>101293.8533</text:p>
          </table:table-cell>
          <table:table-cell table:number-columns-repeated="2" table:style-name="ce1"/>
          <table:table-cell office:value-type="string" table:style-name="ce1">
            <text:p>Gravity</text:p>
          </table:table-cell>
          <table:table-cell office:value-type="float" office:value="9.81" table:style-name="ce1">
            <text:p>9.81</text:p>
          </table:table-cell>
          <table:table-cell office:value-type="string" table:style-name="ce1">
            <text:p>m/s^2</text:p>
          </table:table-cell>
          <table:table-cell table:number-columns-repeated="1637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7.619999999999999E-2" table:formula="of:=[.D3]*0.0254" table:style-name="ce1">
            <text:p>0.0762</text:p>
          </table:table-cell>
          <table:table-cell office:value-type="float" office:value="100577.478" table:formula="of:=[.$J$3] - [.$J$1]*[.$J$2]*[.E3]" table:style-name="ce1">
            <text:p>100577.478</text:p>
          </table:table-cell>
          <table:table-cell table:number-columns-repeated="2" table:style-name="ce1"/>
          <table:table-cell office:value-type="string" table:style-name="ce1">
            <text:p>P</text:p>
          </table:table-cell>
          <table:table-cell office:value-type="float" office:value="101325" table:style-name="ce1">
            <text:p>101325</text:p>
          </table:table-cell>
          <table:table-cell office:value-type="string" table:style-name="ce1">
            <text:p>Pa</text:p>
          </table:table-cell>
          <table:table-cell table:number-columns-repeated="1637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.125" table:style-name="ce1">
            <text:p>3.125</text:p>
          </table:table-cell>
          <table:table-cell office:value-type="float" office:value="7.9375000000000001E-2" table:formula="of:=[.D4]*0.0254" table:style-name="ce1">
            <text:p>0.079375</text:p>
          </table:table-cell>
          <table:table-cell office:value-type="float" office:value="100546.33125" table:formula="of:=[.$J$3] - [.$J$1]*[.$J$2]*[.E4]" table:style-name="ce1">
            <text:p>100546.3313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7.619999999999999E-2" table:formula="of:=[.D5]*0.0254" table:style-name="ce1">
            <text:p>0.0762</text:p>
          </table:table-cell>
          <table:table-cell office:value-type="float" office:value="100577.478" table:formula="of:=[.$J$3] - [.$J$1]*[.$J$2]*[.E5]" table:style-name="ce1">
            <text:p>100577.478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.75" table:style-name="ce1">
            <text:p>2.75</text:p>
          </table:table-cell>
          <table:table-cell office:value-type="float" office:value="6.9849999999999995E-2" table:formula="of:=[.D6]*0.0254" table:style-name="ce1">
            <text:p>0.06985</text:p>
          </table:table-cell>
          <table:table-cell office:value-type="float" office:value="100639.7715" table:formula="of:=[.$J$3] - [.$J$1]*[.$J$2]*[.E6]" table:style-name="ce1">
            <text:p>100639.7715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[.D7]*0.0254" table:style-name="ce1">
            <text:p>0.0635</text:p>
          </table:table-cell>
          <table:table-cell office:value-type="float" office:value="100702.065" table:formula="of:=[.$J$3] - [.$J$1]*[.$J$2]*[.E7]" table:style-name="ce1">
            <text:p>100702.065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[.D8]*0.0254" table:style-name="ce1">
            <text:p>0.0635</text:p>
          </table:table-cell>
          <table:table-cell office:value-type="float" office:value="100702.065" table:formula="of:=[.$J$3] - [.$J$1]*[.$J$2]*[.E8]" table:style-name="ce1">
            <text:p>100702.065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2.375" table:style-name="ce1">
            <text:p>2.375</text:p>
          </table:table-cell>
          <table:table-cell office:value-type="float" office:value="6.0324999999999997E-2" table:formula="of:=[.D9]*0.0254" table:style-name="ce1">
            <text:p>0.060325</text:p>
          </table:table-cell>
          <table:table-cell office:value-type="float" office:value="100733.21175" table:formula="of:=[.$J$3] - [.$J$1]*[.$J$2]*[.E9]" table:style-name="ce1">
            <text:p>100733.2118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.125" table:style-name="ce1">
            <text:p>2.125</text:p>
          </table:table-cell>
          <table:table-cell office:value-type="float" office:value="5.3974999999999995E-2" table:formula="of:=[.D10]*0.0254" table:style-name="ce1">
            <text:p>0.053975</text:p>
          </table:table-cell>
          <table:table-cell office:value-type="float" office:value="100795.50525" table:formula="of:=[.$J$3] - [.$J$1]*[.$J$2]*[.E10]" table:style-name="ce1">
            <text:p>100795.5053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.75" table:style-name="ce1">
            <text:p>1.75</text:p>
          </table:table-cell>
          <table:table-cell office:value-type="float" office:value="4.4449999999999996E-2" table:formula="of:=[.D11]*0.0254" table:style-name="ce1">
            <text:p>0.04445</text:p>
          </table:table-cell>
          <table:table-cell office:value-type="float" office:value="100888.9455" table:formula="of:=[.$J$3] - [.$J$1]*[.$J$2]*[.E11]" table:style-name="ce1">
            <text:p>100888.9455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.625" table:style-name="ce1">
            <text:p>1.625</text:p>
          </table:table-cell>
          <table:table-cell office:value-type="float" office:value="4.1274999999999999E-2" table:formula="of:=[.D12]*0.0254" table:style-name="ce1">
            <text:p>0.041275</text:p>
          </table:table-cell>
          <table:table-cell office:value-type="float" office:value="100920.09225" table:formula="of:=[.$J$3] - [.$J$1]*[.$J$2]*[.E12]" table:style-name="ce1">
            <text:p>100920.0923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.5" table:style-name="ce1">
            <text:p>1.5</text:p>
          </table:table-cell>
          <table:table-cell office:value-type="float" office:value="3.8099999999999995E-2" table:formula="of:=[.D13]*0.0254" table:style-name="ce1">
            <text:p>0.0381</text:p>
          </table:table-cell>
          <table:table-cell office:value-type="float" office:value="100951.239" table:formula="of:=[.$J$3] - [.$J$1]*[.$J$2]*[.E13]" table:style-name="ce1">
            <text:p>100951.239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.5" table:style-name="ce1">
            <text:p>1.5</text:p>
          </table:table-cell>
          <table:table-cell office:value-type="float" office:value="3.8099999999999995E-2" table:formula="of:=[.D14]*0.0254" table:style-name="ce1">
            <text:p>0.0381</text:p>
          </table:table-cell>
          <table:table-cell office:value-type="float" office:value="100951.239" table:formula="of:=[.$J$3] - [.$J$1]*[.$J$2]*[.E14]" table:style-name="ce1">
            <text:p>100951.239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1.5" table:style-name="ce1">
            <text:p>1.5</text:p>
          </table:table-cell>
          <table:table-cell office:value-type="float" office:value="3.8099999999999995E-2" table:formula="of:=[.D15]*0.0254" table:style-name="ce1">
            <text:p>0.0381</text:p>
          </table:table-cell>
          <table:table-cell office:value-type="float" office:value="100951.239" table:formula="of:=[.$J$3] - [.$J$1]*[.$J$2]*[.E15]" table:style-name="ce1">
            <text:p>100951.239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.5" table:style-name="ce1">
            <text:p>1.5</text:p>
          </table:table-cell>
          <table:table-cell office:value-type="float" office:value="3.8099999999999995E-2" table:formula="of:=[.D16]*0.0254" table:style-name="ce1">
            <text:p>0.0381</text:p>
          </table:table-cell>
          <table:table-cell office:value-type="float" office:value="100951.239" table:formula="of:=[.$J$3] - [.$J$1]*[.$J$2]*[.E16]" table:style-name="ce1">
            <text:p>100951.239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.5" table:style-name="ce1">
            <text:p>1.5</text:p>
          </table:table-cell>
          <table:table-cell office:value-type="float" office:value="3.8099999999999995E-2" table:formula="of:=[.D17]*0.0254" table:style-name="ce1">
            <text:p>0.0381</text:p>
          </table:table-cell>
          <table:table-cell office:value-type="float" office:value="100951.239" table:formula="of:=[.$J$3] - [.$J$1]*[.$J$2]*[.E17]" table:style-name="ce1">
            <text:p>100951.239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.5" table:style-name="ce1">
            <text:p>1.5</text:p>
          </table:table-cell>
          <table:table-cell office:value-type="float" office:value="3.8099999999999995E-2" table:formula="of:=[.D18]*0.0254" table:style-name="ce1">
            <text:p>0.0381</text:p>
          </table:table-cell>
          <table:table-cell office:value-type="float" office:value="100951.239" table:formula="of:=[.$J$3] - [.$J$1]*[.$J$2]*[.E18]" table:style-name="ce1">
            <text:p>100951.239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[.D19]*0.0254" table:style-name="ce1">
            <text:p>0.0635</text:p>
          </table:table-cell>
          <table:table-cell office:value-type="float" office:value="100702.065" table:formula="of:=[.$J$3] - [.$J$1]*[.$J$2]*[.E19]" table:style-name="ce1">
            <text:p>100702.06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.25" table:style-name="ce1">
            <text:p>1.25</text:p>
          </table:table-cell>
          <table:table-cell office:value-type="float" office:value="3.175E-2" table:formula="of:=[.D20]*0.0254" table:style-name="ce1">
            <text:p>0.03175</text:p>
          </table:table-cell>
          <table:table-cell office:value-type="float" office:value="101013.5325" table:formula="of:=[.$J$3] - [.$J$1]*[.$J$2]*[.E20]" table:style-name="ce1">
            <text:p>101013.532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.125" table:style-name="ce1">
            <text:p>4.125</text:p>
          </table:table-cell>
          <table:table-cell office:value-type="float" office:value="0.10477499999999999" table:formula="of:=[.D21]*0.0254" table:style-name="ce1">
            <text:p>0.104775</text:p>
          </table:table-cell>
          <table:table-cell office:value-type="float" office:value="100297.15725" table:formula="of:=[.$J$3] - [.$J$1]*[.$J$2]*[.E21]" table:style-name="ce1">
            <text:p>100297.1573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.1016" table:formula="of:=[.D22]*0.0254" table:style-name="ce1">
            <text:p>0.1016</text:p>
          </table:table-cell>
          <table:table-cell office:value-type="float" office:value="100328.304" table:formula="of:=[.$J$3] - [.$J$1]*[.$J$2]*[.E22]" table:style-name="ce1">
            <text:p>100328.304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.75" table:style-name="ce1">
            <text:p>3.75</text:p>
          </table:table-cell>
          <table:table-cell office:value-type="float" office:value="9.5250000000000001E-2" table:formula="of:=[.D23]*0.0254" table:style-name="ce1">
            <text:p>0.09525</text:p>
          </table:table-cell>
          <table:table-cell office:value-type="float" office:value="100390.5975" table:formula="of:=[.$J$3] - [.$J$1]*[.$J$2]*[.E23]" table:style-name="ce1">
            <text:p>100390.597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.5" table:style-name="ce1">
            <text:p>3.5</text:p>
          </table:table-cell>
          <table:table-cell office:value-type="float" office:value="8.8899999999999993E-2" table:formula="of:=[.D24]*0.0254" table:style-name="ce1">
            <text:p>0.0889</text:p>
          </table:table-cell>
          <table:table-cell office:value-type="float" office:value="100452.891" table:formula="of:=[.$J$3] - [.$J$1]*[.$J$2]*[.E24]" table:style-name="ce1">
            <text:p>100452.891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7.619999999999999E-2" table:formula="of:=[.D25]*0.0254" table:style-name="ce1">
            <text:p>0.0762</text:p>
          </table:table-cell>
          <table:table-cell office:value-type="float" office:value="100577.478" table:formula="of:=[.$J$3] - [.$J$1]*[.$J$2]*[.E25]" table:style-name="ce1">
            <text:p>100577.478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7.619999999999999E-2" table:formula="of:=[.D26]*0.0254" table:style-name="ce1">
            <text:p>0.0762</text:p>
          </table:table-cell>
          <table:table-cell office:value-type="float" office:value="100577.478" table:formula="of:=[.$J$3] - [.$J$1]*[.$J$2]*[.E26]" table:style-name="ce1">
            <text:p>100577.478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.75" table:style-name="ce1">
            <text:p>2.75</text:p>
          </table:table-cell>
          <table:table-cell office:value-type="float" office:value="6.9849999999999995E-2" table:formula="of:=[.D27]*0.0254" table:style-name="ce1">
            <text:p>0.06985</text:p>
          </table:table-cell>
          <table:table-cell office:value-type="float" office:value="100639.7715" table:formula="of:=[.$J$3] - [.$J$1]*[.$J$2]*[.E27]" table:style-name="ce1">
            <text:p>100639.771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[.D28]*0.0254" table:style-name="ce1">
            <text:p>0.0635</text:p>
          </table:table-cell>
          <table:table-cell office:value-type="float" office:value="100702.065" table:formula="of:=[.$J$3] - [.$J$1]*[.$J$2]*[.E28]" table:style-name="ce1">
            <text:p>100702.06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.25" table:style-name="ce1">
            <text:p>2.25</text:p>
          </table:table-cell>
          <table:table-cell office:value-type="float" office:value="5.7149999999999999E-2" table:formula="of:=[.D29]*0.0254" table:style-name="ce1">
            <text:p>0.05715</text:p>
          </table:table-cell>
          <table:table-cell office:value-type="float" office:value="100764.3585" table:formula="of:=[.$J$3] - [.$J$1]*[.$J$2]*[.E29]" table:style-name="ce1">
            <text:p>100764.358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.5" table:style-name="ce1">
            <text:p>1.5</text:p>
          </table:table-cell>
          <table:table-cell office:value-type="float" office:value="3.8099999999999995E-2" table:formula="of:=[.D30]*0.0254" table:style-name="ce1">
            <text:p>0.0381</text:p>
          </table:table-cell>
          <table:table-cell office:value-type="float" office:value="100951.239" table:formula="of:=[.$J$3] - [.$J$1]*[.$J$2]*[.E30]" table:style-name="ce1">
            <text:p>100951.239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1.5" table:style-name="ce1">
            <text:p>1.5</text:p>
          </table:table-cell>
          <table:table-cell office:value-type="float" office:value="3.8099999999999995E-2" table:formula="of:=[.D31]*0.0254" table:style-name="ce1">
            <text:p>0.0381</text:p>
          </table:table-cell>
          <table:table-cell office:value-type="float" office:value="100951.239" table:formula="of:=[.$J$3] - [.$J$1]*[.$J$2]*[.E31]" table:style-name="ce1">
            <text:p>100951.239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1.5" table:style-name="ce1">
            <text:p>1.5</text:p>
          </table:table-cell>
          <table:table-cell office:value-type="float" office:value="3.8099999999999995E-2" table:formula="of:=[.D32]*0.0254" table:style-name="ce1">
            <text:p>0.0381</text:p>
          </table:table-cell>
          <table:table-cell office:value-type="float" office:value="100951.239" table:formula="of:=[.$J$3] - [.$J$1]*[.$J$2]*[.E32]" table:style-name="ce1">
            <text:p>100951.239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1.75" table:style-name="ce1">
            <text:p>1.75</text:p>
          </table:table-cell>
          <table:table-cell office:value-type="float" office:value="4.4449999999999996E-2" table:formula="of:=[.D33]*0.0254" table:style-name="ce1">
            <text:p>0.04445</text:p>
          </table:table-cell>
          <table:table-cell office:value-type="float" office:value="100888.9455" table:formula="of:=[.$J$3] - [.$J$1]*[.$J$2]*[.E33]" table:style-name="ce1">
            <text:p>100888.945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1.75" table:style-name="ce1">
            <text:p>1.75</text:p>
          </table:table-cell>
          <table:table-cell office:value-type="float" office:value="4.4449999999999996E-2" table:formula="of:=[.D34]*0.0254" table:style-name="ce1">
            <text:p>0.04445</text:p>
          </table:table-cell>
          <table:table-cell office:value-type="float" office:value="100888.9455" table:formula="of:=[.$J$3] - [.$J$1]*[.$J$2]*[.E34]" table:style-name="ce1">
            <text:p>100888.945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1.75" table:style-name="ce1">
            <text:p>1.75</text:p>
          </table:table-cell>
          <table:table-cell office:value-type="float" office:value="4.4449999999999996E-2" table:formula="of:=[.D35]*0.0254" table:style-name="ce1">
            <text:p>0.04445</text:p>
          </table:table-cell>
          <table:table-cell office:value-type="float" office:value="100888.9455" table:formula="of:=[.$J$3] - [.$J$1]*[.$J$2]*[.E35]" table:style-name="ce1">
            <text:p>100888.945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1.75" table:style-name="ce1">
            <text:p>1.75</text:p>
          </table:table-cell>
          <table:table-cell office:value-type="float" office:value="4.4449999999999996E-2" table:formula="of:=[.D36]*0.0254" table:style-name="ce1">
            <text:p>0.04445</text:p>
          </table:table-cell>
          <table:table-cell office:value-type="float" office:value="100888.9455" table:formula="of:=[.$J$3] - [.$J$1]*[.$J$2]*[.E36]" table:style-name="ce1">
            <text:p>100888.945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7.619999999999999E-2" table:formula="of:=[.D37]*0.0254" table:style-name="ce1">
            <text:p>0.0762</text:p>
          </table:table-cell>
          <table:table-cell office:value-type="float" office:value="100577.478" table:formula="of:=[.$J$3] - [.$J$1]*[.$J$2]*[.E37]" table:style-name="ce1">
            <text:p>100577.478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4.25" table:style-name="ce1">
            <text:p>4.25</text:p>
          </table:table-cell>
          <table:table-cell office:value-type="float" office:value="0.10794999999999999" table:formula="of:=[.D38]*0.0254" table:style-name="ce1">
            <text:p>0.10795</text:p>
          </table:table-cell>
          <table:table-cell office:value-type="float" office:value="100266.0105" table:formula="of:=[.$J$3] - [.$J$1]*[.$J$2]*[.E38]" table:style-name="ce1">
            <text:p>100266.010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5.5" table:style-name="ce1">
            <text:p>5.5</text:p>
          </table:table-cell>
          <table:table-cell office:value-type="float" office:value="0.13969999999999999" table:formula="of:=[.D39]*0.0254" table:style-name="ce1">
            <text:p>0.1397</text:p>
          </table:table-cell>
          <table:table-cell office:value-type="float" office:value="99954.543000000005" table:formula="of:=[.$J$3] - [.$J$1]*[.$J$2]*[.E39]" table:style-name="ce1">
            <text:p>99954.543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.127" table:formula="of:=[.D40]*0.0254" table:style-name="ce1">
            <text:p>0.127</text:p>
          </table:table-cell>
          <table:table-cell office:value-type="float" office:value="100079.13" table:formula="of:=[.$J$3] - [.$J$1]*[.$J$2]*[.E40]" table:style-name="ce1">
            <text:p>100079.13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4.25" table:style-name="ce1">
            <text:p>4.25</text:p>
          </table:table-cell>
          <table:table-cell office:value-type="float" office:value="0.10794999999999999" table:formula="of:=[.D41]*0.0254" table:style-name="ce1">
            <text:p>0.10795</text:p>
          </table:table-cell>
          <table:table-cell office:value-type="float" office:value="100266.0105" table:formula="of:=[.$J$3] - [.$J$1]*[.$J$2]*[.E41]" table:style-name="ce1">
            <text:p>100266.010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3.75" table:style-name="ce1">
            <text:p>3.75</text:p>
          </table:table-cell>
          <table:table-cell office:value-type="float" office:value="9.5250000000000001E-2" table:formula="of:=[.D42]*0.0254" table:style-name="ce1">
            <text:p>0.09525</text:p>
          </table:table-cell>
          <table:table-cell office:value-type="float" office:value="100390.5975" table:formula="of:=[.$J$3] - [.$J$1]*[.$J$2]*[.E42]" table:style-name="ce1">
            <text:p>100390.597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7.619999999999999E-2" table:formula="of:=[.D43]*0.0254" table:style-name="ce1">
            <text:p>0.0762</text:p>
          </table:table-cell>
          <table:table-cell office:value-type="float" office:value="100577.478" table:formula="of:=[.$J$3] - [.$J$1]*[.$J$2]*[.E43]" table:style-name="ce1">
            <text:p>100577.478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7.619999999999999E-2" table:formula="of:=[.D44]*0.0254" table:style-name="ce1">
            <text:p>0.0762</text:p>
          </table:table-cell>
          <table:table-cell office:value-type="float" office:value="100577.478" table:formula="of:=[.$J$3] - [.$J$1]*[.$J$2]*[.E44]" table:style-name="ce1">
            <text:p>100577.478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2.75" table:style-name="ce1">
            <text:p>2.75</text:p>
          </table:table-cell>
          <table:table-cell office:value-type="float" office:value="6.9849999999999995E-2" table:formula="of:=[.D45]*0.0254" table:style-name="ce1">
            <text:p>0.06985</text:p>
          </table:table-cell>
          <table:table-cell office:value-type="float" office:value="100639.7715" table:formula="of:=[.$J$3] - [.$J$1]*[.$J$2]*[.E45]" table:style-name="ce1">
            <text:p>100639.771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[.D46]*0.0254" table:style-name="ce1">
            <text:p>0.0635</text:p>
          </table:table-cell>
          <table:table-cell office:value-type="float" office:value="100702.065" table:formula="of:=[.$J$3] - [.$J$1]*[.$J$2]*[.E46]" table:style-name="ce1">
            <text:p>100702.06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[.D47]*0.0254" table:style-name="ce1">
            <text:p>0.0254</text:p>
          </table:table-cell>
          <table:table-cell office:value-type="float" office:value="101075.826" table:formula="of:=[.$J$3] - [.$J$1]*[.$J$2]*[.E47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.25" table:style-name="ce1">
            <text:p>1.25</text:p>
          </table:table-cell>
          <table:table-cell office:value-type="float" office:value="3.175E-2" table:formula="of:=[.D48]*0.0254" table:style-name="ce1">
            <text:p>0.03175</text:p>
          </table:table-cell>
          <table:table-cell office:value-type="float" office:value="101013.5325" table:formula="of:=[.$J$3] - [.$J$1]*[.$J$2]*[.E48]" table:style-name="ce1">
            <text:p>101013.532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0.5" table:style-name="ce1">
            <text:p>0.5</text:p>
          </table:table-cell>
          <table:table-cell office:value-type="float" office:value="1.2699999999999999E-2" table:formula="of:=[.D49]*0.0254" table:style-name="ce1">
            <text:p>0.0127</text:p>
          </table:table-cell>
          <table:table-cell office:value-type="float" office:value="101200.413" table:formula="of:=[.$J$3] - [.$J$1]*[.$J$2]*[.E49]" table:style-name="ce1">
            <text:p>101200.413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0.75" table:style-name="ce1">
            <text:p>0.75</text:p>
          </table:table-cell>
          <table:table-cell office:value-type="float" office:value="1.9049999999999997E-2" table:formula="of:=[.D50]*0.0254" table:style-name="ce1">
            <text:p>0.01905</text:p>
          </table:table-cell>
          <table:table-cell office:value-type="float" office:value="101138.1195" table:formula="of:=[.$J$3] - [.$J$1]*[.$J$2]*[.E50]" table:style-name="ce1">
            <text:p>101138.119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[.D51]*0.0254" table:style-name="ce1">
            <text:p>0.0254</text:p>
          </table:table-cell>
          <table:table-cell office:value-type="float" office:value="101075.826" table:formula="of:=[.$J$3] - [.$J$1]*[.$J$2]*[.E51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[.D52]*0.0254" table:style-name="ce1">
            <text:p>0.0254</text:p>
          </table:table-cell>
          <table:table-cell office:value-type="float" office:value="101075.826" table:formula="of:=[.$J$3] - [.$J$1]*[.$J$2]*[.E52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[.D53]*0.0254" table:style-name="ce1">
            <text:p>0.0254</text:p>
          </table:table-cell>
          <table:table-cell office:value-type="float" office:value="101075.826" table:formula="of:=[.$J$3] - [.$J$1]*[.$J$2]*[.E53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[.D54]*0.0254" table:style-name="ce1">
            <text:p>0.0254</text:p>
          </table:table-cell>
          <table:table-cell office:value-type="float" office:value="101075.826" table:formula="of:=[.$J$3] - [.$J$1]*[.$J$2]*[.E54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4.5" table:style-name="ce1">
            <text:p>4.5</text:p>
          </table:table-cell>
          <table:table-cell office:value-type="float" office:value="0.1143" table:formula="of:=[.D55]*0.0254" table:style-name="ce1">
            <text:p>0.1143</text:p>
          </table:table-cell>
          <table:table-cell office:value-type="float" office:value="100203.717" table:formula="of:=[.$J$3] - [.$J$1]*[.$J$2]*[.E55]" table:style-name="ce1">
            <text:p>100203.717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5.5" table:style-name="ce1">
            <text:p>5.5</text:p>
          </table:table-cell>
          <table:table-cell office:value-type="float" office:value="0.13969999999999999" table:formula="of:=[.D56]*0.0254" table:style-name="ce1">
            <text:p>0.1397</text:p>
          </table:table-cell>
          <table:table-cell office:value-type="float" office:value="99954.543000000005" table:formula="of:=[.$J$3] - [.$J$1]*[.$J$2]*[.E56]" table:style-name="ce1">
            <text:p>99954.543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4.25" table:style-name="ce1">
            <text:p>4.25</text:p>
          </table:table-cell>
          <table:table-cell office:value-type="float" office:value="0.10794999999999999" table:formula="of:=[.D57]*0.0254" table:style-name="ce1">
            <text:p>0.10795</text:p>
          </table:table-cell>
          <table:table-cell office:value-type="float" office:value="100266.0105" table:formula="of:=[.$J$3] - [.$J$1]*[.$J$2]*[.E57]" table:style-name="ce1">
            <text:p>100266.010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7.619999999999999E-2" table:formula="of:=[.D58]*0.0254" table:style-name="ce1">
            <text:p>0.0762</text:p>
          </table:table-cell>
          <table:table-cell office:value-type="float" office:value="100577.478" table:formula="of:=[.$J$3] - [.$J$1]*[.$J$2]*[.E58]" table:style-name="ce1">
            <text:p>100577.478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[.D59]*0.0254" table:style-name="ce1">
            <text:p>0.0635</text:p>
          </table:table-cell>
          <table:table-cell office:value-type="float" office:value="100702.065" table:formula="of:=[.$J$3] - [.$J$1]*[.$J$2]*[.E59]" table:style-name="ce1">
            <text:p>100702.06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[.D60]*0.0254" table:style-name="ce1">
            <text:p>0.0635</text:p>
          </table:table-cell>
          <table:table-cell office:value-type="float" office:value="100702.065" table:formula="of:=[.$J$3] - [.$J$1]*[.$J$2]*[.E60]" table:style-name="ce1">
            <text:p>100702.06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[.D61]*0.0254" table:style-name="ce1">
            <text:p>0.0635</text:p>
          </table:table-cell>
          <table:table-cell office:value-type="float" office:value="100702.065" table:formula="of:=[.$J$3] - [.$J$1]*[.$J$2]*[.E61]" table:style-name="ce1">
            <text:p>100702.06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[.D62]*0.0254" table:style-name="ce1">
            <text:p>0.0635</text:p>
          </table:table-cell>
          <table:table-cell office:value-type="float" office:value="100702.065" table:formula="of:=[.$J$3] - [.$J$1]*[.$J$2]*[.E62]" table:style-name="ce1">
            <text:p>100702.06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[.D63]*0.0254" table:style-name="ce1">
            <text:p>0.0635</text:p>
          </table:table-cell>
          <table:table-cell office:value-type="float" office:value="100702.065" table:formula="of:=[.$J$3] - [.$J$1]*[.$J$2]*[.E63]" table:style-name="ce1">
            <text:p>100702.06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[.D64]*0.0254" table:style-name="ce1">
            <text:p>0.0635</text:p>
          </table:table-cell>
          <table:table-cell office:value-type="float" office:value="100702.065" table:formula="of:=[.$J$3] - [.$J$1]*[.$J$2]*[.E64]" table:style-name="ce1">
            <text:p>100702.06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0.25" table:style-name="ce1">
            <text:p>0.25</text:p>
          </table:table-cell>
          <table:table-cell office:value-type="float" office:value="6.3499999999999997E-3" table:formula="of:=[.D65]*0.0254" table:style-name="ce1">
            <text:p>0.00635</text:p>
          </table:table-cell>
          <table:table-cell office:value-type="float" office:value="101262.7065" table:formula="of:=[.$J$3] - [.$J$1]*[.$J$2]*[.E65]" table:style-name="ce1">
            <text:p>101262.706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0.25" table:style-name="ce1">
            <text:p>0.25</text:p>
          </table:table-cell>
          <table:table-cell office:value-type="float" office:value="6.3499999999999997E-3" table:formula="of:=[.D66]*0.0254" table:style-name="ce1">
            <text:p>0.00635</text:p>
          </table:table-cell>
          <table:table-cell office:value-type="float" office:value="101262.7065" table:formula="of:=[.$J$3] - [.$J$1]*[.$J$2]*[.E66]" table:style-name="ce1">
            <text:p>101262.706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0.5" table:style-name="ce1">
            <text:p>0.5</text:p>
          </table:table-cell>
          <table:table-cell office:value-type="float" office:value="1.2699999999999999E-2" table:formula="of:=[.D67]*0.0254" table:style-name="ce1">
            <text:p>0.0127</text:p>
          </table:table-cell>
          <table:table-cell office:value-type="float" office:value="101200.413" table:formula="of:=[.$J$3] - [.$J$1]*[.$J$2]*[.E67]" table:style-name="ce1">
            <text:p>101200.413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0.5" table:style-name="ce1">
            <text:p>0.5</text:p>
          </table:table-cell>
          <table:table-cell office:value-type="float" office:value="1.2699999999999999E-2" table:formula="of:=[.D68]*0.0254" table:style-name="ce1">
            <text:p>0.0127</text:p>
          </table:table-cell>
          <table:table-cell office:value-type="float" office:value="101200.413" table:formula="of:=[.$J$3] - [.$J$1]*[.$J$2]*[.E68]" table:style-name="ce1">
            <text:p>101200.413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0.75" table:style-name="ce1">
            <text:p>0.75</text:p>
          </table:table-cell>
          <table:table-cell office:value-type="float" office:value="1.9049999999999997E-2" table:formula="of:=[.D69]*0.0254" table:style-name="ce1">
            <text:p>0.01905</text:p>
          </table:table-cell>
          <table:table-cell office:value-type="float" office:value="101138.1195" table:formula="of:=[.$J$3] - [.$J$1]*[.$J$2]*[.E69]" table:style-name="ce1">
            <text:p>101138.119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[.D70]*0.0254" table:style-name="ce1">
            <text:p>0.0254</text:p>
          </table:table-cell>
          <table:table-cell office:value-type="float" office:value="101075.826" table:formula="of:=[.$J$3] - [.$J$1]*[.$J$2]*[.E70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[.D71]*0.0254" table:style-name="ce1">
            <text:p>0.0254</text:p>
          </table:table-cell>
          <table:table-cell office:value-type="float" office:value="101075.826" table:formula="of:=[.$J$3] - [.$J$1]*[.$J$2]*[.E71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[.D72]*0.0254" table:style-name="ce1">
            <text:p>0.0254</text:p>
          </table:table-cell>
          <table:table-cell office:value-type="float" office:value="101075.826" table:formula="of:=[.$J$3] - [.$J$1]*[.$J$2]*[.E72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5.5" table:style-name="ce1">
            <text:p>5.5</text:p>
          </table:table-cell>
          <table:table-cell office:value-type="float" office:value="0.13969999999999999" table:formula="of:=[.D73]*0.0254" table:style-name="ce1">
            <text:p>0.1397</text:p>
          </table:table-cell>
          <table:table-cell office:value-type="float" office:value="99954.543000000005" table:formula="of:=[.$J$3] - [.$J$1]*[.$J$2]*[.E73]" table:style-name="ce1">
            <text:p>99954.543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.0799999999999998E-2" table:formula="of:=[.D74]*0.0254" table:style-name="ce1">
            <text:p>0.0508</text:p>
          </table:table-cell>
          <table:table-cell office:value-type="float" office:value="100826.652" table:formula="of:=[.$J$3] - [.$J$1]*[.$J$2]*[.E74]" table:style-name="ce1">
            <text:p>100826.652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.75" table:style-name="ce1">
            <text:p>2.75</text:p>
          </table:table-cell>
          <table:table-cell office:value-type="float" office:value="6.9849999999999995E-2" table:formula="of:=[.D75]*0.0254" table:style-name="ce1">
            <text:p>0.06985</text:p>
          </table:table-cell>
          <table:table-cell office:value-type="float" office:value="100639.7715" table:formula="of:=[.$J$3] - [.$J$1]*[.$J$2]*[.E75]" table:style-name="ce1">
            <text:p>100639.771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[.D76]*0.0254" table:style-name="ce1">
            <text:p>0.0635</text:p>
          </table:table-cell>
          <table:table-cell office:value-type="float" office:value="100702.065" table:formula="of:=[.$J$3] - [.$J$1]*[.$J$2]*[.E76]" table:style-name="ce1">
            <text:p>100702.06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[.D77]*0.0254" table:style-name="ce1">
            <text:p>0.0635</text:p>
          </table:table-cell>
          <table:table-cell office:value-type="float" office:value="100702.065" table:formula="of:=[.$J$3] - [.$J$1]*[.$J$2]*[.E77]" table:style-name="ce1">
            <text:p>100702.06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[.D78]*0.0254" table:style-name="ce1">
            <text:p>0.0635</text:p>
          </table:table-cell>
          <table:table-cell office:value-type="float" office:value="100702.065" table:formula="of:=[.$J$3] - [.$J$1]*[.$J$2]*[.E78]" table:style-name="ce1">
            <text:p>100702.06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[.D79]*0.0254" table:style-name="ce1">
            <text:p>0.0635</text:p>
          </table:table-cell>
          <table:table-cell office:value-type="float" office:value="100702.065" table:formula="of:=[.$J$3] - [.$J$1]*[.$J$2]*[.E79]" table:style-name="ce1">
            <text:p>100702.06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[.D80]*0.0254" table:style-name="ce1">
            <text:p>0.0635</text:p>
          </table:table-cell>
          <table:table-cell office:value-type="float" office:value="100702.065" table:formula="of:=[.$J$3] - [.$J$1]*[.$J$2]*[.E80]" table:style-name="ce1">
            <text:p>100702.06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[.D81]*0.0254" table:style-name="ce1">
            <text:p>0.0635</text:p>
          </table:table-cell>
          <table:table-cell office:value-type="float" office:value="100702.065" table:formula="of:=[.$J$3] - [.$J$1]*[.$J$2]*[.E81]" table:style-name="ce1">
            <text:p>100702.06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[.D82]*0.0254" table:style-name="ce1">
            <text:p>0.0635</text:p>
          </table:table-cell>
          <table:table-cell office:value-type="float" office:value="100702.065" table:formula="of:=[.$J$3] - [.$J$1]*[.$J$2]*[.E82]" table:style-name="ce1">
            <text:p>100702.06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0.25" table:style-name="ce1">
            <text:p>0.25</text:p>
          </table:table-cell>
          <table:table-cell office:value-type="float" office:value="6.3499999999999997E-3" table:formula="of:=[.D83]*0.0254" table:style-name="ce1">
            <text:p>0.00635</text:p>
          </table:table-cell>
          <table:table-cell office:value-type="float" office:value="101262.7065" table:formula="of:=[.$J$3] - [.$J$1]*[.$J$2]*[.E83]" table:style-name="ce1">
            <text:p>101262.706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0.5" table:style-name="ce1">
            <text:p>0.5</text:p>
          </table:table-cell>
          <table:table-cell office:value-type="float" office:value="1.2699999999999999E-2" table:formula="of:=[.D84]*0.0254" table:style-name="ce1">
            <text:p>0.0127</text:p>
          </table:table-cell>
          <table:table-cell office:value-type="float" office:value="101200.413" table:formula="of:=[.$J$3] - [.$J$1]*[.$J$2]*[.E84]" table:style-name="ce1">
            <text:p>101200.413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0.75" table:style-name="ce1">
            <text:p>0.75</text:p>
          </table:table-cell>
          <table:table-cell office:value-type="float" office:value="1.9049999999999997E-2" table:formula="of:=[.D85]*0.0254" table:style-name="ce1">
            <text:p>0.01905</text:p>
          </table:table-cell>
          <table:table-cell office:value-type="float" office:value="101138.1195" table:formula="of:=[.$J$3] - [.$J$1]*[.$J$2]*[.E85]" table:style-name="ce1">
            <text:p>101138.119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0.75" table:style-name="ce1">
            <text:p>0.75</text:p>
          </table:table-cell>
          <table:table-cell office:value-type="float" office:value="1.9049999999999997E-2" table:formula="of:=[.D86]*0.0254" table:style-name="ce1">
            <text:p>0.01905</text:p>
          </table:table-cell>
          <table:table-cell office:value-type="float" office:value="101138.1195" table:formula="of:=[.$J$3] - [.$J$1]*[.$J$2]*[.E86]" table:style-name="ce1">
            <text:p>101138.119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[.D87]*0.0254" table:style-name="ce1">
            <text:p>0.0254</text:p>
          </table:table-cell>
          <table:table-cell office:value-type="float" office:value="101075.826" table:formula="of:=[.$J$3] - [.$J$1]*[.$J$2]*[.E87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[.D88]*0.0254" table:style-name="ce1">
            <text:p>0.0254</text:p>
          </table:table-cell>
          <table:table-cell office:value-type="float" office:value="101075.826" table:formula="of:=[.$J$3] - [.$J$1]*[.$J$2]*[.E88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1.25" table:style-name="ce1">
            <text:p>1.25</text:p>
          </table:table-cell>
          <table:table-cell office:value-type="float" office:value="3.175E-2" table:formula="of:=[.D89]*0.0254" table:style-name="ce1">
            <text:p>0.03175</text:p>
          </table:table-cell>
          <table:table-cell office:value-type="float" office:value="101013.5325" table:formula="of:=[.$J$3] - [.$J$1]*[.$J$2]*[.E89]" table:style-name="ce1">
            <text:p>101013.532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1.75" table:style-name="ce1">
            <text:p>1.75</text:p>
          </table:table-cell>
          <table:table-cell office:value-type="float" office:value="4.4449999999999996E-2" table:formula="of:=[.D90]*0.0254" table:style-name="ce1">
            <text:p>0.04445</text:p>
          </table:table-cell>
          <table:table-cell office:value-type="float" office:value="100888.9455" table:formula="of:=[.$J$3] - [.$J$1]*[.$J$2]*[.E90]" table:style-name="ce1">
            <text:p>100888.945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4.5" table:style-name="ce1">
            <text:p>4.5</text:p>
          </table:table-cell>
          <table:table-cell office:value-type="float" office:value="0.1143" table:formula="of:=[.D91]*0.0254" table:style-name="ce1">
            <text:p>0.1143</text:p>
          </table:table-cell>
          <table:table-cell office:value-type="float" office:value="100203.717" table:formula="of:=[.$J$3] - [.$J$1]*[.$J$2]*[.E91]" table:style-name="ce1">
            <text:p>100203.717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5" table:style-name="ce1">
            <text:p>0.25</text:p>
          </table:table-cell>
          <table:table-cell office:value-type="float" office:value="6.3499999999999997E-3" table:formula="of:=[.D92]*0.0254" table:style-name="ce1">
            <text:p>0.00635</text:p>
          </table:table-cell>
          <table:table-cell office:value-type="float" office:value="101262.7065" table:formula="of:=[.$J$3] - [.$J$1]*[.$J$2]*[.E92]" table:style-name="ce1">
            <text:p>101262.706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.5" table:style-name="ce1">
            <text:p>5.5</text:p>
          </table:table-cell>
          <table:table-cell office:value-type="float" office:value="0.13969999999999999" table:formula="of:=[.D93]*0.0254" table:style-name="ce1">
            <text:p>0.1397</text:p>
          </table:table-cell>
          <table:table-cell office:value-type="float" office:value="99954.543000000005" table:formula="of:=[.$J$3] - [.$J$1]*[.$J$2]*[.E93]" table:style-name="ce1">
            <text:p>99954.54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0.15239999999999998" table:formula="of:=[.D94]*0.0254" table:style-name="ce1">
            <text:p>0.1524</text:p>
          </table:table-cell>
          <table:table-cell office:value-type="float" office:value="99829.956000000006" table:formula="of:=[.$J$3] - [.$J$1]*[.$J$2]*[.E94]" table:style-name="ce1">
            <text:p>99829.95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.5" table:style-name="ce1">
            <text:p>5.5</text:p>
          </table:table-cell>
          <table:table-cell office:value-type="float" office:value="0.13969999999999999" table:formula="of:=[.D95]*0.0254" table:style-name="ce1">
            <text:p>0.1397</text:p>
          </table:table-cell>
          <table:table-cell office:value-type="float" office:value="99954.543000000005" table:formula="of:=[.$J$3] - [.$J$1]*[.$J$2]*[.E95]" table:style-name="ce1">
            <text:p>99954.54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.25" table:style-name="ce1">
            <text:p>5.25</text:p>
          </table:table-cell>
          <table:table-cell office:value-type="float" office:value="0.13335" table:formula="of:=[.D96]*0.0254" table:style-name="ce1">
            <text:p>0.13335</text:p>
          </table:table-cell>
          <table:table-cell office:value-type="float" office:value="100016.8365" table:formula="of:=[.$J$3] - [.$J$1]*[.$J$2]*[.E96]" table:style-name="ce1">
            <text:p>100016.836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.127" table:formula="of:=[.D97]*0.0254" table:style-name="ce1">
            <text:p>0.127</text:p>
          </table:table-cell>
          <table:table-cell office:value-type="float" office:value="100079.13" table:formula="of:=[.$J$3] - [.$J$1]*[.$J$2]*[.E97]" table:style-name="ce1">
            <text:p>100079.1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4.75" table:style-name="ce1">
            <text:p>4.75</text:p>
          </table:table-cell>
          <table:table-cell office:value-type="float" office:value="0.12064999999999999" table:formula="of:=[.D98]*0.0254" table:style-name="ce1">
            <text:p>0.12065</text:p>
          </table:table-cell>
          <table:table-cell office:value-type="float" office:value="100141.4235" table:formula="of:=[.$J$3] - [.$J$1]*[.$J$2]*[.E98]" table:style-name="ce1">
            <text:p>100141.423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1016" table:formula="of:=[.D99]*0.0254" table:style-name="ce1">
            <text:p>0.1016</text:p>
          </table:table-cell>
          <table:table-cell office:value-type="float" office:value="100328.304" table:formula="of:=[.$J$3] - [.$J$1]*[.$J$2]*[.E99]" table:style-name="ce1">
            <text:p>100328.30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3.5" table:style-name="ce1">
            <text:p>3.5</text:p>
          </table:table-cell>
          <table:table-cell office:value-type="float" office:value="8.8899999999999993E-2" table:formula="of:=[.D100]*0.0254" table:style-name="ce1">
            <text:p>0.0889</text:p>
          </table:table-cell>
          <table:table-cell office:value-type="float" office:value="100452.891" table:formula="of:=[.$J$3] - [.$J$1]*[.$J$2]*[.E100]" table:style-name="ce1">
            <text:p>100452.891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3.75" table:style-name="ce1">
            <text:p>3.75</text:p>
          </table:table-cell>
          <table:table-cell office:value-type="float" office:value="9.5250000000000001E-2" table:formula="of:=[.D101]*0.0254" table:style-name="ce1">
            <text:p>0.09525</text:p>
          </table:table-cell>
          <table:table-cell office:value-type="float" office:value="100390.5975" table:formula="of:=[.$J$3] - [.$J$1]*[.$J$2]*[.E101]" table:style-name="ce1">
            <text:p>100390.597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3.5" table:style-name="ce1">
            <text:p>3.5</text:p>
          </table:table-cell>
          <table:table-cell office:value-type="float" office:value="8.8899999999999993E-2" table:formula="of:=[.D102]*0.0254" table:style-name="ce1">
            <text:p>0.0889</text:p>
          </table:table-cell>
          <table:table-cell office:value-type="float" office:value="100452.891" table:formula="of:=[.$J$3] - [.$J$1]*[.$J$2]*[.E102]" table:style-name="ce1">
            <text:p>100452.891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7.619999999999999E-2" table:formula="of:=[.D103]*0.0254" table:style-name="ce1">
            <text:p>0.0762</text:p>
          </table:table-cell>
          <table:table-cell office:value-type="float" office:value="100577.478" table:formula="of:=[.$J$3] - [.$J$1]*[.$J$2]*[.E103]" table:style-name="ce1">
            <text:p>100577.47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7.619999999999999E-2" table:formula="of:=[.D104]*0.0254" table:style-name="ce1">
            <text:p>0.0762</text:p>
          </table:table-cell>
          <table:table-cell office:value-type="float" office:value="100577.478" table:formula="of:=[.$J$3] - [.$J$1]*[.$J$2]*[.E104]" table:style-name="ce1">
            <text:p>100577.47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7.619999999999999E-2" table:formula="of:=[.D105]*0.0254" table:style-name="ce1">
            <text:p>0.0762</text:p>
          </table:table-cell>
          <table:table-cell office:value-type="float" office:value="100577.478" table:formula="of:=[.$J$3] - [.$J$1]*[.$J$2]*[.E105]" table:style-name="ce1">
            <text:p>100577.47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7.619999999999999E-2" table:formula="of:=[.D106]*0.0254" table:style-name="ce1">
            <text:p>0.0762</text:p>
          </table:table-cell>
          <table:table-cell office:value-type="float" office:value="100577.478" table:formula="of:=[.$J$3] - [.$J$1]*[.$J$2]*[.E106]" table:style-name="ce1">
            <text:p>100577.47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7.619999999999999E-2" table:formula="of:=[.D107]*0.0254" table:style-name="ce1">
            <text:p>0.0762</text:p>
          </table:table-cell>
          <table:table-cell office:value-type="float" office:value="100577.478" table:formula="of:=[.$J$3] - [.$J$1]*[.$J$2]*[.E107]" table:style-name="ce1">
            <text:p>100577.47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7.619999999999999E-2" table:formula="of:=[.D108]*0.0254" table:style-name="ce1">
            <text:p>0.0762</text:p>
          </table:table-cell>
          <table:table-cell office:value-type="float" office:value="100577.478" table:formula="of:=[.$J$3] - [.$J$1]*[.$J$2]*[.E108]" table:style-name="ce1">
            <text:p>100577.47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7779999999999999" table:formula="of:=[.D109]*0.0254" table:style-name="ce1">
            <text:p>0.1778</text:p>
          </table:table-cell>
          <table:table-cell office:value-type="float" office:value="99580.782000000007" table:formula="of:=[.$J$3] - [.$J$1]*[.$J$2]*[.E109]" table:style-name="ce1">
            <text:p>99580.78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[.D110]*0.0254" table:style-name="ce1">
            <text:p>0.0635</text:p>
          </table:table-cell>
          <table:table-cell office:value-type="float" office:value="100702.065" table:formula="of:=[.$J$3] - [.$J$1]*[.$J$2]*[.E110]" table:style-name="ce1">
            <text:p>100702.06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7.75" table:style-name="ce1">
            <text:p>7.75</text:p>
          </table:table-cell>
          <table:table-cell office:value-type="float" office:value="0.19685" table:formula="of:=[.D111]*0.0254" table:style-name="ce1">
            <text:p>0.19685</text:p>
          </table:table-cell>
          <table:table-cell office:value-type="float" office:value="99393.901500000007" table:formula="of:=[.$J$3] - [.$J$1]*[.$J$2]*[.E111]" table:style-name="ce1">
            <text:p>99393.901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7.25" table:style-name="ce1">
            <text:p>7.25</text:p>
          </table:table-cell>
          <table:table-cell office:value-type="float" office:value="0.18414999999999998" table:formula="of:=[.D112]*0.0254" table:style-name="ce1">
            <text:p>0.18415</text:p>
          </table:table-cell>
          <table:table-cell office:value-type="float" office:value="99518.488500000007" table:formula="of:=[.$J$3] - [.$J$1]*[.$J$2]*[.E112]" table:style-name="ce1">
            <text:p>99518.488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6.75" table:style-name="ce1">
            <text:p>6.75</text:p>
          </table:table-cell>
          <table:table-cell office:value-type="float" office:value="0.17144999999999999" table:formula="of:=[.D113]*0.0254" table:style-name="ce1">
            <text:p>0.17145</text:p>
          </table:table-cell>
          <table:table-cell office:value-type="float" office:value="99643.075500000006" table:formula="of:=[.$J$3] - [.$J$1]*[.$J$2]*[.E113]" table:style-name="ce1">
            <text:p>99643.075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0.15239999999999998" table:formula="of:=[.D114]*0.0254" table:style-name="ce1">
            <text:p>0.1524</text:p>
          </table:table-cell>
          <table:table-cell office:value-type="float" office:value="99829.956000000006" table:formula="of:=[.$J$3] - [.$J$1]*[.$J$2]*[.E114]" table:style-name="ce1">
            <text:p>99829.95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.15239999999999998" table:formula="of:=[.D115]*0.0254" table:style-name="ce1">
            <text:p>0.1524</text:p>
          </table:table-cell>
          <table:table-cell office:value-type="float" office:value="99829.956000000006" table:formula="of:=[.$J$3] - [.$J$1]*[.$J$2]*[.E115]" table:style-name="ce1">
            <text:p>99829.95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4.75" table:style-name="ce1">
            <text:p>4.75</text:p>
          </table:table-cell>
          <table:table-cell office:value-type="float" office:value="0.12064999999999999" table:formula="of:=[.D116]*0.0254" table:style-name="ce1">
            <text:p>0.12065</text:p>
          </table:table-cell>
          <table:table-cell office:value-type="float" office:value="100141.4235" table:formula="of:=[.$J$3] - [.$J$1]*[.$J$2]*[.E116]" table:style-name="ce1">
            <text:p>100141.423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4.5" table:style-name="ce1">
            <text:p>4.5</text:p>
          </table:table-cell>
          <table:table-cell office:value-type="float" office:value="0.1143" table:formula="of:=[.D117]*0.0254" table:style-name="ce1">
            <text:p>0.1143</text:p>
          </table:table-cell>
          <table:table-cell office:value-type="float" office:value="100203.717" table:formula="of:=[.$J$3] - [.$J$1]*[.$J$2]*[.E117]" table:style-name="ce1">
            <text:p>100203.717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3.75" table:style-name="ce1">
            <text:p>3.75</text:p>
          </table:table-cell>
          <table:table-cell office:value-type="float" office:value="9.5250000000000001E-2" table:formula="of:=[.D118]*0.0254" table:style-name="ce1">
            <text:p>0.09525</text:p>
          </table:table-cell>
          <table:table-cell office:value-type="float" office:value="100390.5975" table:formula="of:=[.$J$3] - [.$J$1]*[.$J$2]*[.E118]" table:style-name="ce1">
            <text:p>100390.597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5.0799999999999998E-2" table:formula="of:=[.D119]*0.0254" table:style-name="ce1">
            <text:p>0.0508</text:p>
          </table:table-cell>
          <table:table-cell office:value-type="float" office:value="100826.652" table:formula="of:=[.$J$3] - [.$J$1]*[.$J$2]*[.E119]" table:style-name="ce1">
            <text:p>100826.65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5.0799999999999998E-2" table:formula="of:=[.D120]*0.0254" table:style-name="ce1">
            <text:p>0.0508</text:p>
          </table:table-cell>
          <table:table-cell office:value-type="float" office:value="100826.652" table:formula="of:=[.$J$3] - [.$J$1]*[.$J$2]*[.E120]" table:style-name="ce1">
            <text:p>100826.65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5.0799999999999998E-2" table:formula="of:=[.D121]*0.0254" table:style-name="ce1">
            <text:p>0.0508</text:p>
          </table:table-cell>
          <table:table-cell office:value-type="float" office:value="100826.652" table:formula="of:=[.$J$3] - [.$J$1]*[.$J$2]*[.E121]" table:style-name="ce1">
            <text:p>100826.65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5.0799999999999998E-2" table:formula="of:=[.D122]*0.0254" table:style-name="ce1">
            <text:p>0.0508</text:p>
          </table:table-cell>
          <table:table-cell office:value-type="float" office:value="100826.652" table:formula="of:=[.$J$3] - [.$J$1]*[.$J$2]*[.E122]" table:style-name="ce1">
            <text:p>100826.65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2.25" table:style-name="ce1">
            <text:p>2.25</text:p>
          </table:table-cell>
          <table:table-cell office:value-type="float" office:value="5.7149999999999999E-2" table:formula="of:=[.D123]*0.0254" table:style-name="ce1">
            <text:p>0.05715</text:p>
          </table:table-cell>
          <table:table-cell office:value-type="float" office:value="100764.3585" table:formula="of:=[.$J$3] - [.$J$1]*[.$J$2]*[.E123]" table:style-name="ce1">
            <text:p>100764.358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2.25" table:style-name="ce1">
            <text:p>2.25</text:p>
          </table:table-cell>
          <table:table-cell office:value-type="float" office:value="5.7149999999999999E-2" table:formula="of:=[.D124]*0.0254" table:style-name="ce1">
            <text:p>0.05715</text:p>
          </table:table-cell>
          <table:table-cell office:value-type="float" office:value="100764.3585" table:formula="of:=[.$J$3] - [.$J$1]*[.$J$2]*[.E124]" table:style-name="ce1">
            <text:p>100764.358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2.25" table:style-name="ce1">
            <text:p>2.25</text:p>
          </table:table-cell>
          <table:table-cell office:value-type="float" office:value="5.7149999999999999E-2" table:formula="of:=[.D125]*0.0254" table:style-name="ce1">
            <text:p>0.05715</text:p>
          </table:table-cell>
          <table:table-cell office:value-type="float" office:value="100764.3585" table:formula="of:=[.$J$3] - [.$J$1]*[.$J$2]*[.E125]" table:style-name="ce1">
            <text:p>100764.358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2.25" table:style-name="ce1">
            <text:p>2.25</text:p>
          </table:table-cell>
          <table:table-cell office:value-type="float" office:value="5.7149999999999999E-2" table:formula="of:=[.D126]*0.0254" table:style-name="ce1">
            <text:p>0.05715</text:p>
          </table:table-cell>
          <table:table-cell office:value-type="float" office:value="100764.3585" table:formula="of:=[.$J$3] - [.$J$1]*[.$J$2]*[.E126]" table:style-name="ce1">
            <text:p>100764.358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8.75" table:style-name="ce1">
            <text:p>8.75</text:p>
          </table:table-cell>
          <table:table-cell office:value-type="float" office:value="0.22225" table:formula="of:=[.D127]*0.0254" table:style-name="ce1">
            <text:p>0.22225</text:p>
          </table:table-cell>
          <table:table-cell office:value-type="float" office:value="99144.727499999994" table:formula="of:=[.$J$3] - [.$J$1]*[.$J$2]*[.E127]" table:style-name="ce1">
            <text:p>99144.727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7.5" table:style-name="ce1">
            <text:p>7.5</text:p>
          </table:table-cell>
          <table:table-cell office:value-type="float" office:value="0.1905" table:formula="of:=[.D128]*0.0254" table:style-name="ce1">
            <text:p>0.1905</text:p>
          </table:table-cell>
          <table:table-cell office:value-type="float" office:value="99456.195000000007" table:formula="of:=[.$J$3] - [.$J$1]*[.$J$2]*[.E128]" table:style-name="ce1">
            <text:p>99456.19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9.25" table:style-name="ce1">
            <text:p>9.25</text:p>
          </table:table-cell>
          <table:table-cell office:value-type="float" office:value="0.23494999999999999" table:formula="of:=[.D129]*0.0254" table:style-name="ce1">
            <text:p>0.23495</text:p>
          </table:table-cell>
          <table:table-cell office:value-type="float" office:value="99020.140499999994" table:formula="of:=[.$J$3] - [.$J$1]*[.$J$2]*[.E129]" table:style-name="ce1">
            <text:p>99020.140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8.25" table:style-name="ce1">
            <text:p>8.25</text:p>
          </table:table-cell>
          <table:table-cell office:value-type="float" office:value="0.20954999999999999" table:formula="of:=[.D130]*0.0254" table:style-name="ce1">
            <text:p>0.20955</text:p>
          </table:table-cell>
          <table:table-cell office:value-type="float" office:value="99269.314499999993" table:formula="of:=[.$J$3] - [.$J$1]*[.$J$2]*[.E130]" table:style-name="ce1">
            <text:p>99269.314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6.5" table:style-name="ce1">
            <text:p>6.5</text:p>
          </table:table-cell>
          <table:table-cell office:value-type="float" office:value="0.1651" table:formula="of:=[.D131]*0.0254" table:style-name="ce1">
            <text:p>0.1651</text:p>
          </table:table-cell>
          <table:table-cell office:value-type="float" office:value="99705.369000000006" table:formula="of:=[.$J$3] - [.$J$1]*[.$J$2]*[.E131]" table:style-name="ce1">
            <text:p>99705.36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5.75" table:style-name="ce1">
            <text:p>5.75</text:p>
          </table:table-cell>
          <table:table-cell office:value-type="float" office:value="0.14604999999999999" table:formula="of:=[.D132]*0.0254" table:style-name="ce1">
            <text:p>0.14605</text:p>
          </table:table-cell>
          <table:table-cell office:value-type="float" office:value="99892.249500000005" table:formula="of:=[.$J$3] - [.$J$1]*[.$J$2]*[.E132]" table:style-name="ce1">
            <text:p>99892.249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.127" table:formula="of:=[.D133]*0.0254" table:style-name="ce1">
            <text:p>0.127</text:p>
          </table:table-cell>
          <table:table-cell office:value-type="float" office:value="100079.13" table:formula="of:=[.$J$3] - [.$J$1]*[.$J$2]*[.E133]" table:style-name="ce1">
            <text:p>100079.1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4.5" table:style-name="ce1">
            <text:p>4.5</text:p>
          </table:table-cell>
          <table:table-cell office:value-type="float" office:value="0.1143" table:formula="of:=[.D134]*0.0254" table:style-name="ce1">
            <text:p>0.1143</text:p>
          </table:table-cell>
          <table:table-cell office:value-type="float" office:value="100203.717" table:formula="of:=[.$J$3] - [.$J$1]*[.$J$2]*[.E134]" table:style-name="ce1">
            <text:p>100203.717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3.75" table:style-name="ce1">
            <text:p>3.75</text:p>
          </table:table-cell>
          <table:table-cell office:value-type="float" office:value="9.5250000000000001E-2" table:formula="of:=[.D135]*0.0254" table:style-name="ce1">
            <text:p>0.09525</text:p>
          </table:table-cell>
          <table:table-cell office:value-type="float" office:value="100390.5975" table:formula="of:=[.$J$3] - [.$J$1]*[.$J$2]*[.E135]" table:style-name="ce1">
            <text:p>100390.597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3.25" table:style-name="ce1">
            <text:p>3.25</text:p>
          </table:table-cell>
          <table:table-cell office:value-type="float" office:value="8.2549999999999998E-2" table:formula="of:=[.D136]*0.0254" table:style-name="ce1">
            <text:p>0.08255</text:p>
          </table:table-cell>
          <table:table-cell office:value-type="float" office:value="100515.1845" table:formula="of:=[.$J$3] - [.$J$1]*[.$J$2]*[.E136]" table:style-name="ce1">
            <text:p>100515.184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[.D137]*0.0254" table:style-name="ce1">
            <text:p>0.0254</text:p>
          </table:table-cell>
          <table:table-cell office:value-type="float" office:value="101075.826" table:formula="of:=[.$J$3] - [.$J$1]*[.$J$2]*[.E137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.5" table:style-name="ce1">
            <text:p>1.5</text:p>
          </table:table-cell>
          <table:table-cell office:value-type="float" office:value="3.8099999999999995E-2" table:formula="of:=[.D138]*0.0254" table:style-name="ce1">
            <text:p>0.0381</text:p>
          </table:table-cell>
          <table:table-cell office:value-type="float" office:value="100951.239" table:formula="of:=[.$J$3] - [.$J$1]*[.$J$2]*[.E138]" table:style-name="ce1">
            <text:p>100951.23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.5" table:style-name="ce1">
            <text:p>1.5</text:p>
          </table:table-cell>
          <table:table-cell office:value-type="float" office:value="3.8099999999999995E-2" table:formula="of:=[.D139]*0.0254" table:style-name="ce1">
            <text:p>0.0381</text:p>
          </table:table-cell>
          <table:table-cell office:value-type="float" office:value="100951.239" table:formula="of:=[.$J$3] - [.$J$1]*[.$J$2]*[.E139]" table:style-name="ce1">
            <text:p>100951.23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.75" table:style-name="ce1">
            <text:p>1.75</text:p>
          </table:table-cell>
          <table:table-cell office:value-type="float" office:value="4.4449999999999996E-2" table:formula="of:=[.D140]*0.0254" table:style-name="ce1">
            <text:p>0.04445</text:p>
          </table:table-cell>
          <table:table-cell office:value-type="float" office:value="100888.9455" table:formula="of:=[.$J$3] - [.$J$1]*[.$J$2]*[.E140]" table:style-name="ce1">
            <text:p>100888.945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5.0799999999999998E-2" table:formula="of:=[.D141]*0.0254" table:style-name="ce1">
            <text:p>0.0508</text:p>
          </table:table-cell>
          <table:table-cell office:value-type="float" office:value="100826.652" table:formula="of:=[.$J$3] - [.$J$1]*[.$J$2]*[.E141]" table:style-name="ce1">
            <text:p>100826.65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5.0799999999999998E-2" table:formula="of:=[.D142]*0.0254" table:style-name="ce1">
            <text:p>0.0508</text:p>
          </table:table-cell>
          <table:table-cell office:value-type="float" office:value="100826.652" table:formula="of:=[.$J$3] - [.$J$1]*[.$J$2]*[.E142]" table:style-name="ce1">
            <text:p>100826.65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2.25" table:style-name="ce1">
            <text:p>2.25</text:p>
          </table:table-cell>
          <table:table-cell office:value-type="float" office:value="5.7149999999999999E-2" table:formula="of:=[.D143]*0.0254" table:style-name="ce1">
            <text:p>0.05715</text:p>
          </table:table-cell>
          <table:table-cell office:value-type="float" office:value="100764.3585" table:formula="of:=[.$J$3] - [.$J$1]*[.$J$2]*[.E143]" table:style-name="ce1">
            <text:p>100764.358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[.D144]*0.0254" table:style-name="ce1">
            <text:p>0.0635</text:p>
          </table:table-cell>
          <table:table-cell office:value-type="float" office:value="100702.065" table:formula="of:=[.$J$3] - [.$J$1]*[.$J$2]*[.E144]" table:style-name="ce1">
            <text:p>100702.06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0.254" table:formula="of:=[.D145]*0.0254" table:style-name="ce1">
            <text:p>0.254</text:p>
          </table:table-cell>
          <table:table-cell office:value-type="float" office:value="98833.26" table:formula="of:=[.$J$3] - [.$J$1]*[.$J$2]*[.E145]" table:style-name="ce1">
            <text:p>98833.2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0.254" table:formula="of:=[.D146]*0.0254" table:style-name="ce1">
            <text:p>0.254</text:p>
          </table:table-cell>
          <table:table-cell office:value-type="float" office:value="98833.26" table:formula="of:=[.$J$3] - [.$J$1]*[.$J$2]*[.E146]" table:style-name="ce1">
            <text:p>98833.2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0.20319999999999999" table:formula="of:=[.D147]*0.0254" table:style-name="ce1">
            <text:p>0.2032</text:p>
          </table:table-cell>
          <table:table-cell office:value-type="float" office:value="99331.608000000007" table:formula="of:=[.$J$3] - [.$J$1]*[.$J$2]*[.E147]" table:style-name="ce1">
            <text:p>99331.60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.127" table:formula="of:=[.D148]*0.0254" table:style-name="ce1">
            <text:p>0.127</text:p>
          </table:table-cell>
          <table:table-cell office:value-type="float" office:value="100079.13" table:formula="of:=[.$J$3] - [.$J$1]*[.$J$2]*[.E148]" table:style-name="ce1">
            <text:p>100079.1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4.75" table:style-name="ce1">
            <text:p>4.75</text:p>
          </table:table-cell>
          <table:table-cell office:value-type="float" office:value="0.12064999999999999" table:formula="of:=[.D149]*0.0254" table:style-name="ce1">
            <text:p>0.12065</text:p>
          </table:table-cell>
          <table:table-cell office:value-type="float" office:value="100141.4235" table:formula="of:=[.$J$3] - [.$J$1]*[.$J$2]*[.E149]" table:style-name="ce1">
            <text:p>100141.423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4.75" table:style-name="ce1">
            <text:p>4.75</text:p>
          </table:table-cell>
          <table:table-cell office:value-type="float" office:value="0.12064999999999999" table:formula="of:=[.D150]*0.0254" table:style-name="ce1">
            <text:p>0.12065</text:p>
          </table:table-cell>
          <table:table-cell office:value-type="float" office:value="100141.4235" table:formula="of:=[.$J$3] - [.$J$1]*[.$J$2]*[.E150]" table:style-name="ce1">
            <text:p>100141.423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4.75" table:style-name="ce1">
            <text:p>4.75</text:p>
          </table:table-cell>
          <table:table-cell office:value-type="float" office:value="0.12064999999999999" table:formula="of:=[.D151]*0.0254" table:style-name="ce1">
            <text:p>0.12065</text:p>
          </table:table-cell>
          <table:table-cell office:value-type="float" office:value="100141.4235" table:formula="of:=[.$J$3] - [.$J$1]*[.$J$2]*[.E151]" table:style-name="ce1">
            <text:p>100141.423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0.127" table:formula="of:=[.D152]*0.0254" table:style-name="ce1">
            <text:p>0.127</text:p>
          </table:table-cell>
          <table:table-cell office:value-type="float" office:value="100079.13" table:formula="of:=[.$J$3] - [.$J$1]*[.$J$2]*[.E152]" table:style-name="ce1">
            <text:p>100079.1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0.127" table:formula="of:=[.D153]*0.0254" table:style-name="ce1">
            <text:p>0.127</text:p>
          </table:table-cell>
          <table:table-cell office:value-type="float" office:value="100079.13" table:formula="of:=[.$J$3] - [.$J$1]*[.$J$2]*[.E153]" table:style-name="ce1">
            <text:p>100079.1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0.127" table:formula="of:=[.D154]*0.0254" table:style-name="ce1">
            <text:p>0.127</text:p>
          </table:table-cell>
          <table:table-cell office:value-type="float" office:value="100079.13" table:formula="of:=[.$J$3] - [.$J$1]*[.$J$2]*[.E154]" table:style-name="ce1">
            <text:p>100079.1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0.75" table:style-name="ce1">
            <text:p>0.75</text:p>
          </table:table-cell>
          <table:table-cell office:value-type="float" office:value="1.9049999999999997E-2" table:formula="of:=[.D155]*0.0254" table:style-name="ce1">
            <text:p>0.01905</text:p>
          </table:table-cell>
          <table:table-cell office:value-type="float" office:value="101138.1195" table:formula="of:=[.$J$3] - [.$J$1]*[.$J$2]*[.E155]" table:style-name="ce1">
            <text:p>101138.119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[.D156]*0.0254" table:style-name="ce1">
            <text:p>0.0254</text:p>
          </table:table-cell>
          <table:table-cell office:value-type="float" office:value="101075.826" table:formula="of:=[.$J$3] - [.$J$1]*[.$J$2]*[.E156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.25" table:style-name="ce1">
            <text:p>1.25</text:p>
          </table:table-cell>
          <table:table-cell office:value-type="float" office:value="3.175E-2" table:formula="of:=[.D157]*0.0254" table:style-name="ce1">
            <text:p>0.03175</text:p>
          </table:table-cell>
          <table:table-cell office:value-type="float" office:value="101013.5325" table:formula="of:=[.$J$3] - [.$J$1]*[.$J$2]*[.E157]" table:style-name="ce1">
            <text:p>101013.532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1.5" table:style-name="ce1">
            <text:p>1.5</text:p>
          </table:table-cell>
          <table:table-cell office:value-type="float" office:value="3.8099999999999995E-2" table:formula="of:=[.D158]*0.0254" table:style-name="ce1">
            <text:p>0.0381</text:p>
          </table:table-cell>
          <table:table-cell office:value-type="float" office:value="100951.239" table:formula="of:=[.$J$3] - [.$J$1]*[.$J$2]*[.E158]" table:style-name="ce1">
            <text:p>100951.23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.75" table:style-name="ce1">
            <text:p>1.75</text:p>
          </table:table-cell>
          <table:table-cell office:value-type="float" office:value="4.4449999999999996E-2" table:formula="of:=[.D159]*0.0254" table:style-name="ce1">
            <text:p>0.04445</text:p>
          </table:table-cell>
          <table:table-cell office:value-type="float" office:value="100888.9455" table:formula="of:=[.$J$3] - [.$J$1]*[.$J$2]*[.E159]" table:style-name="ce1">
            <text:p>100888.945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5.0799999999999998E-2" table:formula="of:=[.D160]*0.0254" table:style-name="ce1">
            <text:p>0.0508</text:p>
          </table:table-cell>
          <table:table-cell office:value-type="float" office:value="100826.652" table:formula="of:=[.$J$3] - [.$J$1]*[.$J$2]*[.E160]" table:style-name="ce1">
            <text:p>100826.65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5.0799999999999998E-2" table:formula="of:=[.D161]*0.0254" table:style-name="ce1">
            <text:p>0.0508</text:p>
          </table:table-cell>
          <table:table-cell office:value-type="float" office:value="100826.652" table:formula="of:=[.$J$3] - [.$J$1]*[.$J$2]*[.E161]" table:style-name="ce1">
            <text:p>100826.65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5.0799999999999998E-2" table:formula="of:=[.D162]*0.0254" table:style-name="ce1">
            <text:p>0.0508</text:p>
          </table:table-cell>
          <table:table-cell office:value-type="float" office:value="100826.652" table:formula="of:=[.$J$3] - [.$J$1]*[.$J$2]*[.E162]" table:style-name="ce1">
            <text:p>100826.65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7779999999999999" table:formula="of:=[.D163]*0.0254" table:style-name="ce1">
            <text:p>0.1778</text:p>
          </table:table-cell>
          <table:table-cell office:value-type="float" office:value="99580.782000000007" table:formula="of:=[.$J$3] - [.$J$1]*[.$J$2]*[.E163]" table:style-name="ce1">
            <text:p>99580.78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3.75" table:style-name="ce1">
            <text:p>3.75</text:p>
          </table:table-cell>
          <table:table-cell office:value-type="float" office:value="9.5250000000000001E-2" table:formula="of:=[.D164]*0.0254" table:style-name="ce1">
            <text:p>0.09525</text:p>
          </table:table-cell>
          <table:table-cell office:value-type="float" office:value="100390.5975" table:formula="of:=[.$J$3] - [.$J$1]*[.$J$2]*[.E164]" table:style-name="ce1">
            <text:p>100390.597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.1016" table:formula="of:=[.D165]*0.0254" table:style-name="ce1">
            <text:p>0.1016</text:p>
          </table:table-cell>
          <table:table-cell office:value-type="float" office:value="100328.304" table:formula="of:=[.$J$3] - [.$J$1]*[.$J$2]*[.E165]" table:style-name="ce1">
            <text:p>100328.30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.1016" table:formula="of:=[.D166]*0.0254" table:style-name="ce1">
            <text:p>0.1016</text:p>
          </table:table-cell>
          <table:table-cell office:value-type="float" office:value="100328.304" table:formula="of:=[.$J$3] - [.$J$1]*[.$J$2]*[.E166]" table:style-name="ce1">
            <text:p>100328.30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.1016" table:formula="of:=[.D167]*0.0254" table:style-name="ce1">
            <text:p>0.1016</text:p>
          </table:table-cell>
          <table:table-cell office:value-type="float" office:value="100328.304" table:formula="of:=[.$J$3] - [.$J$1]*[.$J$2]*[.E167]" table:style-name="ce1">
            <text:p>100328.30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.1016" table:formula="of:=[.D168]*0.0254" table:style-name="ce1">
            <text:p>0.1016</text:p>
          </table:table-cell>
          <table:table-cell office:value-type="float" office:value="100328.304" table:formula="of:=[.$J$3] - [.$J$1]*[.$J$2]*[.E168]" table:style-name="ce1">
            <text:p>100328.30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.1016" table:formula="of:=[.D169]*0.0254" table:style-name="ce1">
            <text:p>0.1016</text:p>
          </table:table-cell>
          <table:table-cell office:value-type="float" office:value="100328.304" table:formula="of:=[.$J$3] - [.$J$1]*[.$J$2]*[.E169]" table:style-name="ce1">
            <text:p>100328.30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0.1016" table:formula="of:=[.D170]*0.0254" table:style-name="ce1">
            <text:p>0.1016</text:p>
          </table:table-cell>
          <table:table-cell office:value-type="float" office:value="100328.304" table:formula="of:=[.$J$3] - [.$J$1]*[.$J$2]*[.E170]" table:style-name="ce1">
            <text:p>100328.30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1016" table:formula="of:=[.D171]*0.0254" table:style-name="ce1">
            <text:p>0.1016</text:p>
          </table:table-cell>
          <table:table-cell office:value-type="float" office:value="100328.304" table:formula="of:=[.$J$3] - [.$J$1]*[.$J$2]*[.E171]" table:style-name="ce1">
            <text:p>100328.30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0.1016" table:formula="of:=[.D172]*0.0254" table:style-name="ce1">
            <text:p>0.1016</text:p>
          </table:table-cell>
          <table:table-cell office:value-type="float" office:value="100328.304" table:formula="of:=[.$J$3] - [.$J$1]*[.$J$2]*[.E172]" table:style-name="ce1">
            <text:p>100328.30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0.5" table:style-name="ce1">
            <text:p>0.5</text:p>
          </table:table-cell>
          <table:table-cell office:value-type="float" office:value="1.2699999999999999E-2" table:formula="of:=[.D173]*0.0254" table:style-name="ce1">
            <text:p>0.0127</text:p>
          </table:table-cell>
          <table:table-cell office:value-type="float" office:value="101200.413" table:formula="of:=[.$J$3] - [.$J$1]*[.$J$2]*[.E173]" table:style-name="ce1">
            <text:p>101200.41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[.D174]*0.0254" table:style-name="ce1">
            <text:p>0.0254</text:p>
          </table:table-cell>
          <table:table-cell office:value-type="float" office:value="101075.826" table:formula="of:=[.$J$3] - [.$J$1]*[.$J$2]*[.E174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1.5" table:style-name="ce1">
            <text:p>1.5</text:p>
          </table:table-cell>
          <table:table-cell office:value-type="float" office:value="3.8099999999999995E-2" table:formula="of:=[.D175]*0.0254" table:style-name="ce1">
            <text:p>0.0381</text:p>
          </table:table-cell>
          <table:table-cell office:value-type="float" office:value="100951.239" table:formula="of:=[.$J$3] - [.$J$1]*[.$J$2]*[.E175]" table:style-name="ce1">
            <text:p>100951.23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1.75" table:style-name="ce1">
            <text:p>1.75</text:p>
          </table:table-cell>
          <table:table-cell office:value-type="float" office:value="4.4449999999999996E-2" table:formula="of:=[.D176]*0.0254" table:style-name="ce1">
            <text:p>0.04445</text:p>
          </table:table-cell>
          <table:table-cell office:value-type="float" office:value="100888.9455" table:formula="of:=[.$J$3] - [.$J$1]*[.$J$2]*[.E176]" table:style-name="ce1">
            <text:p>100888.945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5.0799999999999998E-2" table:formula="of:=[.D177]*0.0254" table:style-name="ce1">
            <text:p>0.0508</text:p>
          </table:table-cell>
          <table:table-cell office:value-type="float" office:value="100826.652" table:formula="of:=[.$J$3] - [.$J$1]*[.$J$2]*[.E177]" table:style-name="ce1">
            <text:p>100826.65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2.25" table:style-name="ce1">
            <text:p>2.25</text:p>
          </table:table-cell>
          <table:table-cell office:value-type="float" office:value="5.7149999999999999E-2" table:formula="of:=[.D178]*0.0254" table:style-name="ce1">
            <text:p>0.05715</text:p>
          </table:table-cell>
          <table:table-cell office:value-type="float" office:value="100764.3585" table:formula="of:=[.$J$3] - [.$J$1]*[.$J$2]*[.E178]" table:style-name="ce1">
            <text:p>100764.358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[.D179]*0.0254" table:style-name="ce1">
            <text:p>0.0635</text:p>
          </table:table-cell>
          <table:table-cell office:value-type="float" office:value="100702.065" table:formula="of:=[.$J$3] - [.$J$1]*[.$J$2]*[.E179]" table:style-name="ce1">
            <text:p>100702.06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2.75" table:style-name="ce1">
            <text:p>2.75</text:p>
          </table:table-cell>
          <table:table-cell office:value-type="float" office:value="6.9849999999999995E-2" table:formula="of:=[.D180]*0.0254" table:style-name="ce1">
            <text:p>0.06985</text:p>
          </table:table-cell>
          <table:table-cell office:value-type="float" office:value="100639.7715" table:formula="of:=[.$J$3] - [.$J$1]*[.$J$2]*[.E180]" table:style-name="ce1">
            <text:p>100639.771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4.5" table:style-name="ce1">
            <text:p>4.5</text:p>
          </table:table-cell>
          <table:table-cell office:value-type="float" office:value="0.1143" table:formula="of:=[.D181]*0.0254" table:style-name="ce1">
            <text:p>0.1143</text:p>
          </table:table-cell>
          <table:table-cell office:value-type="float" office:value="100203.717" table:formula="of:=[.$J$3] - [.$J$1]*[.$J$2]*[.E181]" table:style-name="ce1">
            <text:p>100203.717</text:p>
          </table:table-cell>
          <table:table-cell table:number-columns-repeated="16378"/>
        </table:table-row>
        <table:table-row table:number-rows-repeated="104839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40_37__32_-_32_Accent1" style:display-name="Excel Built-in 40% - Accent1" style:family="table-cell" style:data-style-name="N0">
      <style:table-cell-properties style:vertical-align="automatic" fo:background-color="#B4C7E7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Excel_32_Built-in_32_40_37__32_-_32_Accent2" style:display-name="Excel Built-in 40% - Accent2" style:family="table-cell" style:data-style-name="N0">
      <style:table-cell-properties style:vertical-align="automatic" fo:background-color="#F8CBAD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Excel_32_Built-in_32_40_37__32_-_32_Accent3" style:display-name="Excel Built-in 40% - Accent3" style:family="table-cell" style:data-style-name="N0">
      <style:table-cell-properties style:vertical-align="automatic" fo:background-color="#DBDBDB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Excel_32_Built-in_32_40_37__32_-_32_Accent4" style:display-name="Excel Built-in 40% - Accent4" style:family="table-cell" style:data-style-name="N0">
      <style:table-cell-properties style:vertical-align="automatic" fo:background-color="#FFE699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Excel_32_Built-in_32_40_37__32_-_32_Accent6" style:display-name="Excel Built-in 40% - Accent6" style:family="table-cell" style:data-style-name="N0">
      <style:table-cell-properties style:vertical-align="automatic" fo:background-color="#C5E0B4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Excel_32_Built-in_32_60_37__32_-_32_Accent1" style:display-name="Excel Built-in 60% - Accent1" style:family="table-cell" style:data-style-name="N0">
      <style:table-cell-properties style:vertical-align="automatic" fo:background-color="#8FAADC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Excel_32_Built-in_32_60_37__32_-_32_Accent2" style:display-name="Excel Built-in 60% - Accent2" style:family="table-cell" style:data-style-name="N0">
      <style:table-cell-properties style:vertical-align="automatic" fo:background-color="#F4B183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Excel_32_Built-in_32_60_37__32_-_32_Accent3" style:display-name="Excel Built-in 60% - Accent3" style:family="table-cell" style:data-style-name="N0">
      <style:table-cell-properties style:vertical-align="automatic" fo:background-color="#C9C9C9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Excel_32_Built-in_32_60_37__32_-_32_Accent4" style:display-name="Excel Built-in 60% - Accent4" style:family="table-cell" style:data-style-name="N0">
      <style:table-cell-properties style:vertical-align="automatic" fo:background-color="#FFD966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Excel_32_Built-in_32_60_37__32_-_32_Accent6" style:display-name="Excel Built-in 60% - Accent6" style:family="table-cell" style:data-style-name="N0">
      <style:table-cell-properties style:vertical-align="automatic" fo:background-color="#A9D18E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dc:creator>Hoffman, Joshua C. - SDSMT Student</dc:creator>
    <meta:creation-date>2023-04-21T07:45:39Z</meta:creation-date>
    <dc:date>2023-04-29T21:31:14Z</dc:date>
    <meta:editing-cycles>118</meta:editing-cycles>
    <meta:editing-duration>PT17425S</meta:editing-duration>
  </office:meta>
</office:document-meta>
</file>